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true" style:writing-mode="lr-tb" style:editable="false">
        <style:columns xmlns:fo="urn:oasis:names:tc:opendocument:xmlns:xsl-fo-compatible:1.0" fo:column-count="2">
          <style:column xmlns:fo="urn:oasis:names:tc:opendocument:xmlns:xsl-fo-compatible:1.0" xmlns:style="urn:oasis:names:tc:opendocument:xmlns:style:1.0" style:rel-width="4.083333*" fo:start-indent="0in" fo:end-indent="0.08333334in"/>
          <style:column xmlns:fo="urn:oasis:names:tc:opendocument:xmlns:xsl-fo-compatible:1.0" xmlns:style="urn:oasis:names:tc:opendocument:xmlns:style:1.0" style:rel-width="4.083333*" fo:start-indent="0.08333334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A a</text:p>
      </text:section>
      <text:section text:style-name="Sect_letData" text:name="Sect_letData">
        <text:p text:style-name="entry_letData"><text:span text:style-name="headword_entry_letData">=a  </text:span> <text:span text:style-name="pronunciation_pronunciations_entry_letData">[a]</text:span>  <text:span text:style-name="partofspeech_.en_grammaticalinfo_sense_senses_entry_letData">int </text:span>  <text:span text:style-name="xlanguagetag_.en_xitem_.en_definition_.en_sense_senses_entry_letData">Eng </text:span><text:span text:style-name="xitem_.en_definition_.en_sense_senses_entry_letData">question marker added to consonant final words</text:span> <text:span text:style-name="xlanguagetag_.en_xitem_.tpi_definition_.en_sense_senses_entry_letData"> Pdg </text:span><text:span text:style-name="xitem_.tpi_definition_.en_sense_senses_entry_letData">dispela i makim askim</text:span>  <text:span text:style-name="xlanguagetag_.en_example_xitem_examples_sense_senses_entry_letData">Bua </text:span><text:span text:style-name="example_xitem_examples_sense_senses_entry_letData">Ġëyam-a? </text:span> <text:span text:style-name="xlanguagetag_.en_translation_.en_translations_xitem_examples_sense_senses_entry_letData">Eng </text:span><text:span text:style-name="translation_.en_translations_xitem_examples_sense_senses_entry_letData">Have you come? </text:span> <text:span text:style-name="xlanguagetag_.en_example_xitem_examples_sense_senses_entry_letData">  Bua </text:span><text:span text:style-name="example_xitem_examples_sense_senses_entry_letData">Maḳ ġelë Abraham-a? </text:span> <text:span text:style-name="xlanguagetag_.en_translation_.en_translations_xitem_examples_sense_senses_entry_letData">Eng </text:span><text:span text:style-name="translation_.en_translations_xitem_examples_sense_senses_entry_letData">Did you maybe see Abraham? </text:span>  </text:p>
        <text:p text:style-name="entry_letData"><text:span text:style-name="headword_entry_letData">a-  </text:span> <text:span text:style-name="pronunciation_pronunciations_entry_letData">[a]</text:span>  <text:span text:style-name="partofspeech_.en_grammaticalinfo_sense_senses_entry_letData">V </text:span> <text:span text:style-name="slotname_.en_slots_grammaticalinfo_sense_senses_entry_letData">: Person</text:span>  <text:span text:style-name="xlanguagetag_.en_definition_.en_sense_senses_entry_letData">Eng </text:span><text:span text:style-name="definition_.en_sense_senses_entry_letData">First person plural marker prefixed to verbs stressed on the first syllable of the root in first person dual, trial and plural forms. It is often not marked on the plural exclusive unless something else intervenes between the pronoun he and the verb </text:span> <text:span text:style-name="xlanguagetag_.en_example_xitem_examples_sense_senses_entry_letData">Bua </text:span><text:span text:style-name="example_xitem_examples_sense_senses_entry_letData">He su ayoh vu bë adah vun in ham rë. </text:span> <text:span text:style-name="xlanguagetag_.en_translation_.en_translations_xitem_examples_sense_senses_entry_letData">Eng </text:span><text:span text:style-name="translation_.en_translations_xitem_examples_sense_senses_entry_letData">We are not able to hide it from you </text:span> <text:span text:style-name="xlanguagetag_.en_example_xitem_examples_sense_senses_entry_letData">  Bua </text:span><text:span text:style-name="example_xitem_examples_sense_senses_entry_letData">Hil ana sepa ataġ vaha . </text:span> <text:span text:style-name="xlanguagetag_.en_translation_.en_translations_xitem_examples_sense_senses_entry_letData">Eng </text:span><text:span text:style-name="translation_.en_translations_xitem_examples_sense_senses_entry_letData">Let's go and follow my mother's tracks </text:span> <text:span text:style-name="xlanguagetag_.en_example_xitem_examples_sense_senses_entry_letData">  Bua </text:span><text:span text:style-name="example_xitem_examples_sense_senses_entry_letData">Alu aluḳ dub loḳ ayed sënë </text:span> <text:span text:style-name="xlanguagetag_.en_translation_.en_translations_xitem_examples_sense_senses_entry_letData">Eng </text:span><text:span text:style-name="translation_.en_translations_xitem_examples_sense_senses_entry_letData">We two went to school in our own language </text:span>  </text:p>
        <text:p text:style-name="entry_letData"><text:span text:style-name="headword_entry_letData">aba  </text:span> <text:span text:style-name="pronunciation_pronunciations_entry_letData">[ˈa.ᵐba]</text:span>  <text:span text:style-name="partofspeech_.en_grammaticalinfo_sense_senses_entry_letData">noun(al) </text:span>  <text:span text:style-name="xlanguagetag_.en_xitem_.en_definition_.en_sense_senses_entry_letData">Eng </text:span><text:span text:style-name="xitem_.en_definition_.en_sense_senses_entry_letData">cob, core, the central section of a cob of corn or of pandanus fruit after the outer seeds or kernels are removed</text:span> <text:span text:style-name="xlanguagetag_.en_xitem_.tpi_definition_.en_sense_senses_entry_letData"> Pdg </text:span><text:span text:style-name="xitem_.tpi_definition_.en_sense_senses_entry_letData">bun bilong kon o marita</text:span>  <text:span text:style-name="xlanguagetag_.en_example_xitem_examples_sense_senses_entry_letData">Bua </text:span><text:span text:style-name="example_xitem_examples_sense_senses_entry_letData">Aba neggëp loḳ sakom ayo peggo </text:span> <text:span text:style-name="xlanguagetag_.en_translation_.en_translations_xitem_examples_sense_senses_entry_letData">Eng </text:span><text:span text:style-name="translation_.en_translations_xitem_examples_sense_senses_entry_letData">There is an inner core inside a cob of corn </text:span> <text:span text:style-name="xlanguagetag_.en_example_xitem_examples_sense_senses_entry_letData">  Bua </text:span><text:span text:style-name="example_xitem_examples_sense_senses_entry_letData">Desoh taġee gedetë aba ya </text:span> <text:span text:style-name="xlanguagetag_.en_translation_.en_translations_xitem_examples_sense_senses_entry_letData">Eng </text:span><text:span text:style-name="translation_.en_translations_xitem_examples_sense_senses_entry_letData">They removed the fruit of the pandanus and threw the inner core away. </text:span>  <text:span text:style-name="semanticdomainabbr_.en_xitem_semanticdomains_sense_senses_entry_letData">(sem. domains: 1.5.5 - </text:span> <text:span text:style-name="semanticdomainname_.en_xitem_semanticdomains_sense_senses_entry_letData">Parts of a plant</text:span> <text:span text:style-name="semanticdomainabbr_.en_xitem_semanticdomains_sense_senses_entry_letData">, 5.2.3.1.2 - </text:span> <text:span text:style-name="semanticdomainname_.en_xitem_semanticdomains_sense_senses_entry_letData">Food from fruit</text:span> .) </text:p>
        <text:p text:style-name="entry_letData"><text:span text:style-name="headword_entry_letData">abel  </text:span> <text:span text:style-name="pronunciation_pronunciations_entry_letData">[a.ˈᵐbɛl̪]</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line, row</text:span> <text:span text:style-name="xlanguagetag_.en_xitem_.tpi_definition_.en_sense_senses_entry_letData"> Pdg </text:span><text:span text:style-name="xitem_.tpi_definition_.en_sense_senses_entry_letData">lain</text:span>  <text:span text:style-name="xlanguagetag_.en_example_examples_sense_senses_entry_letData">Bua </text:span><text:span text:style-name="example_examples_sense_senses_entry_letData">Pedi sakom abel luu vu sa </text:span> <text:span text:style-name="xlanguagetag_.en_translation_.en_translations_examples_sense_senses_entry_letData">Eng </text:span><text:span text:style-name="translation_.en_translations_examples_sense_senses_entry_letData">He prised off two rows of kernels from the corn cob for me. </text:span>  <text:span text:style-name="semanticdomainabbr_.en_semanticdomains_sense_senses_entry_letData">(sem. domains: 8.3.1 - </text:span> <text:span text:style-name="semanticdomainname_.en_semanticdomains_sense_senses_entry_letData">Shape</text:span> .) <text:span text:style-name="xsensenumber_.en_sense_senses_entry_letData">  2) </text:span> <text:span text:style-name="partofspeech_.en_grammaticalinfo_sense_senses_entry_letData">noun(al) </text:span>  <text:span text:style-name="xlanguagetag_.en_xitem_.en_definition_.en_sense_senses_entry_letData">Eng </text:span><text:span text:style-name="xitem_.en_definition_.en_sense_senses_entry_letData">pole, the lowest of the three horizontal poles to which a fence is tied and which form the main horizontal framework for the fence. This is the biggest of the three</text:span> <text:span text:style-name="xlanguagetag_.en_xitem_.tpi_definition_.en_sense_senses_entry_letData"> Pdg </text:span><text:span text:style-name="xitem_.tpi_definition_.en_sense_senses_entry_letData">stik-longpela diwai o mambu ol i yusim bilong pasim banis i go pas long en</text:span>  <text:span text:style-name="xlanguagetag_.en_example_examples_sense_senses_entry_letData">Bua </text:span><text:span text:style-name="example_examples_sense_senses_entry_letData">Debë abel loḳ heek gedevaḳu </text:span> <text:span text:style-name="xlanguagetag_.en_translation_.en_translations_examples_sense_senses_entry_letData">Eng </text:span><text:span text:style-name="translation_.en_translations_examples_sense_senses_entry_letData">They laid the horizontal pole in the fence and tied it in </text:span>  <text:span text:style-name="semanticdomainabbr_.en_xitem_semanticdomains_sense_senses_entry_letData">(sem. domains: 6.5.1.5 - </text:span> <text:span text:style-name="semanticdomainname_.en_xitem_semanticdomains_sense_senses_entry_letData">Fence, wall</text:span> <text:span text:style-name="semanticdomainabbr_.en_xitem_semanticdomains_sense_senses_entry_letData">, 6.5.2.1 - </text:span> <text:span text:style-name="semanticdomainname_.en_xitem_semanticdomains_sense_senses_entry_letData">Wall</text:span> .) <text:span>redup. </text:span> <text:span text:style-name="complexentryform_.bzh_complexformrefs_entry_letData">abel abel</text:span>  </text:p>
        <text:p text:style-name="entry_letData"><text:span text:style-name="headword_entry_letData">abel abel  </text:span> <text:span text:style-name="pronunciation_pronunciations_entry_letData">[a.ˈᵐbɛl̪ a.ˈᵐbɛl̪]</text:span>  <text:span text:style-name="entrytypeabbr_.en_primaryrefs_entry_letData">(redup. of </text:span> <text:span text:style-name="mainentryref_primaryrefs_entry_letData">abel</text:span> ) <text:span text:style-name="partofspeech_.en_grammaticalinfo_sense_senses_entry_letData">Nc </text:span>  <text:span text:style-name="xlanguagetag_.en_xitem_.en_definition_.en_sense_senses_entry_letData">Eng </text:span><text:span text:style-name="xitem_.en_definition_.en_sense_senses_entry_letData">lines, rows</text:span> <text:span text:style-name="xlanguagetag_.en_xitem_.tpi_definition_.en_sense_senses_entry_letData"> Pdg </text:span><text:span text:style-name="xitem_.tpi_definition_.en_sense_senses_entry_letData">lain</text:span>  <text:span text:style-name="xlanguagetag_.en_example_examples_sense_senses_entry_letData">Bua </text:span><text:span text:style-name="example_examples_sense_senses_entry_letData">Neggëp abel abel </text:span> <text:span text:style-name="xlanguagetag_.en_translation_.en_translations_examples_sense_senses_entry_letData">Eng </text:span><text:span text:style-name="translation_.en_translations_examples_sense_senses_entry_letData">It is laid out in rows  </text:span> </text:p>
        <text:p text:style-name="entry_letData"><text:span text:style-name="headword_entry_letData">abes  </text:span> <text:span text:style-name="pronunciation_pronunciations_entry_letData">[a.ˈᵐbɛt͡ʃ]</text:span>  <text:span text:style-name="partofspeech_.en_grammaticalinfo_sense_senses_entry_letData">noun(al) </text:span>  <text:span text:style-name="xlanguagetag_.en_xitem_.en_definition_.en_sense_senses_entry_letData">Eng </text:span><text:span text:style-name="xitem_.en_definition_.en_sense_senses_entry_letData">having a flat tail-as of eels, tadpoles, catfish</text:span> <text:span text:style-name="xlanguagetag_.en_xitem_.tpi_definition_.en_sense_senses_entry_letData"> Pdg </text:span><text:span text:style-name="xitem_.tpi_definition_.en_sense_senses_entry_letData">stretpela tel-olsem tel bilong maleo, pis, samting</text:span>  <text:span text:style-name="xlanguagetag_.en_example_xitem_examples_sense_senses_entry_letData">Bua </text:span><text:span text:style-name="example_xitem_examples_sense_senses_entry_letData">Beggöb raḳ bël rabu raḳ abes </text:span> <text:span text:style-name="xlanguagetag_.en_translation_.en_translations_xitem_examples_sense_senses_entry_letData">Eng </text:span><text:span text:style-name="translation_.en_translations_xitem_examples_sense_senses_entry_letData">Eels are able to climb waterfalls by using their tails </text:span> <text:span text:style-name="xlanguagetag_.en_example_xitem_examples_sense_senses_entry_letData">  Bua </text:span><text:span text:style-name="example_xitem_examples_sense_senses_entry_letData">Meġov abes pepöö ya gevaha los nema raḳ </text:span> <text:span text:style-name="xlanguagetag_.en_translation_.en_translations_xitem_examples_sense_senses_entry_letData">Eng </text:span><text:span text:style-name="translation_.en_translations_xitem_examples_sense_senses_entry_letData">Tadpoles' tails fall off and they grow legs and hands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8.3.1 - </text:span> <text:span text:style-name="semanticdomainname_.en_xitem_semanticdomains_sense_senses_entry_letData">Shape</text:span> .) </text:p>
        <text:p text:style-name="entry_letData"><text:span text:style-name="headword_entry_letData">abiba  </text:span> <text:span text:style-name="pronunciation_pronunciations_entry_letData">[a.ˈᵐbi.ᵐba]</text:span>  <text:span text:style-name="partofspeech_.en_grammaticalinfo_sense_senses_entry_letData">noun(al) </text:span>  <text:span text:style-name="xlanguagetag_.en_xitem_.en_definition_.en_sense_senses_entry_letData">Eng </text:span><text:span text:style-name="xitem_.en_definition_.en_sense_senses_entry_letData">yam species</text:span> <text:span text:style-name="xlanguagetag_.en_xitem_.tpi_definition_.en_sense_senses_entry_letData"> Pdg </text:span><text:span text:style-name="xitem_.tpi_definition_.en_sense_senses_entry_letData">yam</text:span>  <text:span text:style-name="xlanguagetag_.en_example_examples_sense_senses_entry_letData">Bua </text:span><text:span text:style-name="example_examples_sense_senses_entry_letData">Alam dëvaroh go abiba, in nos nivesa </text:span> <text:span text:style-name="xlanguagetag_.en_translation_.en_translations_examples_sense_senses_entry_letData">Eng </text:span><text:span text:style-name="translation_.en_translations_examples_sense_senses_entry_letData">People plant abiba yams because they are good food </text:span>  <text:span text:style-name="lexreftype_relations_sense_senses_entry_letData">gen: </text:span> <text:span text:style-name="sensecrossref_lexreftargets_relations_sense_senses_entry_letData">go ata</text:span> .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bu  </text:span> <text:span text:style-name="pronunciation_pronunciations_entry_letData">[a.ˈᵐbu]</text:span>  <text:span text:style-name="partofspeech_.en_grammaticalinfo_sense_senses_entry_letData">noun(al) </text:span>  <text:span text:style-name="xlanguagetag_.en_xitem_.en_definition_.en_sense_senses_entry_letData">Eng </text:span><text:span text:style-name="xitem_.en_definition_.en_sense_senses_entry_letData">large brown flying beetle</text:span> <text:span text:style-name="xlanguagetag_.en_xitem_.tpi_definition_.en_sense_senses_entry_letData"> Pdg </text:span><text:span text:style-name="xitem_.tpi_definition_.en_sense_senses_entry_letData">kain binatang em i save plai long nait</text:span>  <text:span text:style-name="xlanguagetag_.en_example_examples_sense_senses_entry_letData">Bua </text:span><text:span text:style-name="example_examples_sense_senses_entry_letData">Ġab ti arë nebë abu balam dëgga </text:span> <text:span text:style-name="xlanguagetag_.en_translation_.en_translations_examples_sense_senses_entry_letData">Eng </text:span><text:span text:style-name="translation_.en_translations_examples_sense_senses_entry_letData">There is a beetle called abu which people eat. </text:span>  <text:span text:style-name="lexreftype_relations_sense_senses_entry_letData">Gen: </text:span> <text:span text:style-name="sensecrossref_lexreftargets_relations_sense_senses_entry_letData">ġab</text:span> . <text:span text:style-name="semanticdomainabbr_.en_semanticdomains_sense_senses_entry_letData">(sem. domains: 1.6.1.7 - </text:span> <text:span text:style-name="semanticdomainname_.en_semanticdomains_sense_senses_entry_letData">Insect</text:span> .) </text:p>
        <text:p text:style-name="entry_letData"><text:span text:style-name="headword_entry_letData">abuhek  </text:span> <text:span text:style-name="pronunciation_pronunciations_entry_letData">[a.ˈᵐbuʁ.ək]</text:span>  <text:span text:style-name="partofspeech_.en_grammaticalinfo_sense_senses_entry_letData">noun(al) </text:span>  <text:span text:style-name="xlanguagetag_.en_xitem_.en_definition_.en_sense_senses_entry_letData">Eng </text:span><text:span text:style-name="xitem_.en_definition_.en_sense_senses_entry_letData">edible wild sugarcane-Saccharum edule; this is the generic term,-many different varieties are grown</text:span> <text:span text:style-name="xlanguagetag_.en_xitem_.tpi_definition_.en_sense_senses_entry_letData"> Pdg </text:span><text:span text:style-name="xitem_.tpi_definition_.en_sense_senses_entry_letData">ol pitpit bilong kaikai</text:span>  <text:span text:style-name="xlanguagetag_.en_example_examples_sense_senses_entry_letData">Bua </text:span><text:span text:style-name="example_examples_sense_senses_entry_letData">Avëh devesi abuhek vu maluh </text:span> <text:span text:style-name="xlanguagetag_.en_translation_.en_translations_examples_sense_senses_entry_letData">Eng </text:span><text:span text:style-name="translation_.en_translations_examples_sense_senses_entry_letData">The women roasted `pitpit' for the men </text:span>  <text:span text:style-name="lexreftype_xitem_relations_sense_senses_entry_letData">Spec: </text:span> <text:span text:style-name="sensecrossref_xitem_lexreftargets_xitem_relations_sense_senses_entry_letData">daġoraa<text:span text:style-name="xsensenumber_.en_sensecrossref_xitem_lexreftargets_xitem_relations_sense_senses_entry_letData"> 2</text:span></text:span> <text:span text:style-name="sensecrossref_xitem_lexreftargets_xitem_relations_sense_senses_entry_letData">, ġaġën</text:span> <text:span text:style-name="sensecrossref_xitem_lexreftargets_xitem_relations_sense_senses_entry_letData">, ggii</text:span> <text:span text:style-name="sensecrossref_xitem_lexreftargets_xitem_relations_sense_senses_entry_letData">, jaġ</text:span> <text:span text:style-name="sensecrossref_xitem_lexreftargets_xitem_relations_sense_senses_entry_letData">, ḳerëḳ</text:span> <text:span text:style-name="sensecrossref_xitem_lexreftargets_xitem_relations_sense_senses_entry_letData">, ḳuuḳ<text:span text:style-name="xhomographnumber_sensecrossref_xitem_lexreftargets_xitem_relations_sense_senses_entry_letData">2</text:span></text:span> <text:span text:style-name="sensecrossref_xitem_lexreftargets_xitem_relations_sense_senses_entry_letData">, matav</text:span> <text:span text:style-name="sensecrossref_xitem_lexreftargets_xitem_relations_sense_senses_entry_letData">, mav</text:span> <text:span text:style-name="sensecrossref_xitem_lexreftargets_xitem_relations_sense_senses_entry_letData">, meḳu</text:span> <text:span text:style-name="sensecrossref_xitem_lexreftargets_xitem_relations_sense_senses_entry_letData">, non</text:span> <text:span text:style-name="sensecrossref_xitem_lexreftargets_xitem_relations_sense_senses_entry_letData">, pelumeng</text:span> <text:span text:style-name="sensecrossref_xitem_lexreftargets_xitem_relations_sense_senses_entry_letData">, ta<text:span text:style-name="xhomographnumber_sensecrossref_xitem_lexreftargets_xitem_relations_sense_senses_entry_letData">2</text:span></text:span> <text:span text:style-name="sensecrossref_xitem_lexreftargets_xitem_relations_sense_senses_entry_letData">, viihus<text:span text:style-name="xhomographnumber_sensecrossref_xitem_lexreftargets_xitem_relations_sense_senses_entry_letData">2</text:span></text:span> <text:span text:style-name="lexreftype_xitem_relations_sense_senses_entry_letData">; Gen: </text:span> <text:span text:style-name="sensecrossref_lexreftargets_xitem_relations_sense_senses_entry_letData">nos</text:span> . <text:span>Saccharum edule </text:span> <text:span text:style-name="semanticdomainabbr_.en_xitem_semanticdomains_sense_senses_entry_letData">(sem. domains: 1.5.3 - </text:span> <text:span text:style-name="semanticdomainname_.en_xitem_semanticdomains_sense_senses_entry_letData">Grass, herb, vine</text:span> <text:span text:style-name="semanticdomainabbr_.en_xitem_semanticdomains_sense_senses_entry_letData">, 5.2 - </text:span> <text:span text:style-name="semanticdomainname_.en_xitem_semanticdomains_sense_senses_entry_letData">Food</text:span> <text:span text:style-name="semanticdomainabbr_.en_xitem_semanticdomains_sense_senses_entry_letData">, 6.2 - </text:span> <text:span text:style-name="semanticdomainname_.en_xitem_semanticdomains_sense_senses_entry_letData">Agriculture</text:span> .) </text:p>
        <text:p text:style-name="entry_letData"><text:span text:style-name="headword_entry_letData">abuung  </text:span> <text:span text:style-name="pronunciation_pronunciations_entry_letData">[a.ˈᵐbuːŋ]</text:span>  <text:span text:style-name="crossreftype_crossrefs_entry_letData">cf: </text:span> <text:span text:style-name="crossref_crossreftargets_crossrefs_entry_letData">bebëëḳ</text:span> . <text:span text:style-name="partofspeech_.en_grammaticalinfo_sense_senses_entry_letData">noun(al) </text:span>  <text:span text:style-name="xlanguagetag_.en_xitem_.en_definition_.en_sense_senses_entry_letData">Eng </text:span><text:span text:style-name="xitem_.en_definition_.en_sense_senses_entry_letData">A flat sheet used as a rubbish carrier. They are usually used in pairs and are made from any suitable material such as the sago palm trunk, the sheath of a banana palm, or in more recent times from a couple of pieces of flat iron or plywood.</text:span> <text:span text:style-name="xlanguagetag_.en_xitem_.tpi_definition_.en_sense_senses_entry_letData"> Pdg </text:span><text:span text:style-name="xitem_.tpi_definition_.en_sense_senses_entry_letData">pangal bilong saksak ol meri save kisim bilong bungim pipia long en.</text:span>  <text:span text:style-name="xlanguagetag_.en_example_examples_sense_senses_entry_letData">Bua </text:span><text:span text:style-name="example_examples_sense_senses_entry_letData">Anii keḳel sengo sengo raḳ abuung ya vud degwa </text:span> <text:span text:style-name="xlanguagetag_.en_translation_.en_translations_examples_sense_senses_entry_letData">Eng </text:span><text:span text:style-name="translation_.en_translations_examples_sense_senses_entry_letData">Anii scraped up the rubbish with the abuung and put it at the foot of the banana palm. </text:span>  <text:span text:style-name="semanticdomainabbr_.en_semanticdomains_sense_senses_entry_letData">(sem. domains: 8.3.1 - </text:span> <text:span text:style-name="semanticdomainname_.en_semanticdomains_sense_senses_entry_letData">Shape</text:span> .) </text:p>
        <text:p text:style-name="entry_letData"><text:span text:style-name="headword_entry_letData">adiiv  </text:span> <text:span text:style-name="pronunciation_pronunciations_entry_letData">[a.ˈⁿdiːβ]</text:span>  <text:span text:style-name="partofspeech_.en_grammaticalinfo_sense_senses_entry_letData">prop </text:span>  <text:span text:style-name="xlanguagetag_.en_xitem_.en_definition_.en_sense_senses_entry_letData">Eng </text:span><text:span text:style-name="xitem_.en_definition_.en_sense_senses_entry_letData">Angans-people of the Angan family of languages, formerly referred to as the Kukukuku people</text:span> <text:span text:style-name="xlanguagetag_.en_xitem_.tpi_definition_.en_sense_senses_entry_letData"> Pdg </text:span><text:span text:style-name="xitem_.tpi_definition_.en_sense_senses_entry_letData">manmeri Watut inap i go long Asiki</text:span>  <text:span text:style-name="xlanguagetag_.en_example_examples_sense_senses_entry_letData">Bua </text:span><text:span text:style-name="example_examples_sense_senses_entry_letData">Adiiv desis Mata Boom wirek </text:span> <text:span text:style-name="xlanguagetag_.en_translation_.en_translations_examples_sense_senses_entry_letData">Eng </text:span><text:span text:style-name="translation_.en_translations_examples_sense_senses_entry_letData">The Angans killed Mr Baum long ago </text:span>  <text:span text:style-name="semanticdomainabbr_.en_semanticdomains_sense_senses_entry_letData">(sem. domains: 2 - </text:span> <text:span text:style-name="semanticdomainname_.en_semanticdomains_sense_senses_entry_letData">Person</text:span> .) </text:p>
        <text:p text:style-name="entry_letData"><text:span text:style-name="headword_entry_letData">ading  </text:span> <text:span text:style-name="pronunciation_pronunciations_entry_letData">[a.ˈⁿdiŋ]</text:span>  <text:span text:style-name="xsensenumber_.en_sense_senses_entry_letData">1) </text:span> <text:span text:style-name="partofspeech_.en_grammaticalinfo_sense_senses_entry_letData">adj </text:span>  <text:span text:style-name="xlanguagetag_.en_xitem_.en_definition_.en_sense_senses_entry_letData">Eng </text:span><text:span text:style-name="xitem_.en_definition_.en_sense_senses_entry_letData">long, tall</text:span> <text:span text:style-name="xlanguagetag_.en_xitem_.tpi_definition_.en_sense_senses_entry_letData"> Pdg </text:span><text:span text:style-name="xitem_.tpi_definition_.en_sense_senses_entry_letData">longpela, longwe</text:span>  <text:span text:style-name="xlanguagetag_.en_example_xitem_examples_sense_senses_entry_letData">Bua </text:span><text:span text:style-name="example_xitem_examples_sense_senses_entry_letData">Maluh seyu anöö raḳ aggis ading. </text:span> <text:span text:style-name="xlanguagetag_.en_translation_.en_translations_xitem_examples_sense_senses_entry_letData">Eng </text:span><text:span text:style-name="translation_.en_translations_xitem_examples_sense_senses_entry_letData">The man tied the dog up with a long rope. </text:span> <text:span text:style-name="xlanguagetag_.en_example_xitem_examples_sense_senses_entry_letData">  Bua </text:span><text:span text:style-name="example_xitem_examples_sense_senses_entry_letData">Nabë sa nanër dus, më ading, og yiḳ yoh vu! </text:span> <text:span text:style-name="xlanguagetag_.en_translation_.en_translations_xitem_examples_sense_senses_entry_letData">Eng </text:span><text:span text:style-name="translation_.en_translations_xitem_examples_sense_senses_entry_letData">Whether I speak briefly or at length, it doesn't matter. </text:span> <text:span text:style-name="xlanguagetag_.en_example_xitem_examples_sense_senses_entry_letData">  Bua </text:span><text:span text:style-name="example_xitem_examples_sense_senses_entry_letData">Bël tuus geseya ading rot. </text:span> <text:span text:style-name="xlanguagetag_.en_translation_.en_translations_xitem_examples_sense_senses_entry_letData">Eng </text:span><text:span text:style-name="translation_.en_translations_xitem_examples_sense_senses_entry_letData">The water had dried up and I went a very long way. </text:span>  <text:span text:style-name="semanticdomainabbr_.en_xitem_semanticdomains_sense_senses_entry_letData">(sem. domains: 8.2.2 - </text:span> <text:span text:style-name="semanticdomainname_.en_xitem_semanticdomains_sense_senses_entry_letData">Long</text:span> <text:span text:style-name="semanticdomainabbr_.en_xitem_semanticdomains_sense_senses_entry_letData">, 8.2.2.1 - </text:span> <text:span text:style-name="semanticdomainname_.en_xitem_semanticdomains_sense_senses_entry_letData">Short, not long</text:span> <text:span text:style-name="semanticdomainabbr_.en_xitem_semanticdomains_sense_senses_entry_letData">, 8.2.2.2 - </text:span> <text:span text:style-name="semanticdomainname_.en_xitem_semanticdomains_sense_senses_entry_letData">Tall</text:span> <text:span text:style-name="semanticdomainabbr_.en_xitem_semanticdomains_sense_senses_entry_letData">, 8.2.2.3 - </text:span> <text:span text:style-name="semanticdomainname_.en_xitem_semanticdomains_sense_senses_entry_letData">Short, not tall</text:span> <text:span text:style-name="semanticdomainabbr_.en_xitem_semanticdomains_sense_senses_entry_letData">, 8.2.6.3 - </text:span> <text:span text:style-name="semanticdomainname_.en_xitem_semanticdomains_sense_senses_entry_letData">High</text:span> <text:span text:style-name="semanticdomainabbr_.en_xitem_semanticdomains_sense_senses_entry_letData">, 8.2.6.4 - </text:span> <text:span text:style-name="semanticdomainname_.en_xitem_semanticdomains_sense_senses_entry_letData">Low</text:span> <text:span text:style-name="semanticdomainabbr_.en_xitem_semanticdomains_sense_senses_entry_letData">, 8.2.6.5 - </text:span> <text:span text:style-name="semanticdomainname_.en_xitem_semanticdomains_sense_senses_entry_letData">Deep, shallow</text:span> .) <text:span text:style-name="xsensenumber_.en_sense_senses_entry_letData">  2) </text:span> <text:span text:style-name="partofspeech_.en_grammaticalinfo_sense_senses_entry_letData">Adv </text:span>  <text:span text:style-name="xlanguagetag_.en_xitem_.en_definition_.en_sense_senses_entry_letData">Eng </text:span><text:span text:style-name="xitem_.en_definition_.en_sense_senses_entry_letData">far, distant</text:span> <text:span text:style-name="xlanguagetag_.en_xitem_.tpi_definition_.en_sense_senses_entry_letData"> Pdg </text:span><text:span text:style-name="xitem_.tpi_definition_.en_sense_senses_entry_letData">longwe</text:span>  <text:span text:style-name="xlanguagetag_.en_example_xitem_examples_sense_senses_entry_letData">Bua </text:span><text:span text:style-name="example_xitem_examples_sense_senses_entry_letData">He naya nyëġ ading rot. </text:span> <text:span text:style-name="xlanguagetag_.en_translation_.en_translations_xitem_examples_sense_senses_entry_letData">Eng </text:span><text:span text:style-name="translation_.en_translations_xitem_examples_sense_senses_entry_letData">We are going to a very distant place. </text:span> <text:span text:style-name="xlanguagetag_.en_example_xitem_examples_sense_senses_entry_letData">  Bua </text:span><text:span text:style-name="example_xitem_examples_sense_senses_entry_letData">Bööḳ yu ti vare deneruuk raḳ ḳedu sënë medenare ading teka. </text:span> <text:span text:style-name="xlanguagetag_.en_translation_.en_translations_xitem_examples_sense_senses_entry_letData">Eng </text:span><text:span text:style-name="translation_.en_translations_xitem_examples_sense_senses_entry_letData">A herd of pigs were rooting on this mountain and they were standing at a little distance. </text:span>  <text:span text:style-name="semanticdomainabbr_.en_xitem_semanticdomains_sense_senses_entry_letData">(sem. domains: 8.2.6.1 - </text:span> <text:span text:style-name="semanticdomainname_.en_xitem_semanticdomains_sense_senses_entry_letData">Far</text:span> <text:span text:style-name="semanticdomainabbr_.en_xitem_semanticdomains_sense_senses_entry_letData">, 8.2.6.2 - </text:span> <text:span text:style-name="semanticdomainname_.en_xitem_semanticdomains_sense_senses_entry_letData">Near</text:span> <text:span text:style-name="semanticdomainabbr_.en_xitem_semanticdomains_sense_senses_entry_letData">, 8.5.1.2 - </text:span> <text:span text:style-name="semanticdomainname_.en_xitem_semanticdomains_sense_senses_entry_letData">Beside</text:span> <text:span text:style-name="semanticdomainabbr_.en_xitem_semanticdomains_sense_senses_entry_letData">, 8.5.1.5 - </text:span> <text:span text:style-name="semanticdomainname_.en_xitem_semanticdomains_sense_senses_entry_letData">Touching, contact</text:span> <text:span text:style-name="semanticdomainabbr_.en_xitem_semanticdomains_sense_senses_entry_letData">, 8.5.1.5.1 - </text:span> <text:span text:style-name="semanticdomainname_.en_xitem_semanticdomains_sense_senses_entry_letData">Next to</text:span> .) <text:span text:style-name="xsensenumber_.en_sense_senses_entry_letData">  3) </text:span> <text:span text:style-name="partofspeech_.en_grammaticalinfo_sense_senses_entry_letData">adj </text:span>  <text:span text:style-name="xlanguagetag_.en_definition_.en_sense_senses_entry_letData">Eng </text:span><text:span text:style-name="definition_.en_sense_senses_entry_letData">tall </text:span> <text:span>der. </text:span> <text:span text:style-name="complexentryform_.bzh_xitem_complexformrefs_entry_letData">adingnë</text:span> <text:span> comp. </text:span> <text:span text:style-name="complexentryform_.bzh_xitem_complexformrefs_entry_letData">adingseḳë</text:span>  </text:p>
        <text:p text:style-name="entry_letData"><text:span text:style-name="headword_entry_letData">adingnë  </text:span> <text:span text:style-name="pronunciation_pronunciations_entry_letData">[a.ˈⁿdiŋəne]</text:span>  <text:span text:style-name="entrytypeabbr_.en_primaryrefs_entry_letData">(der. of </text:span> <text:span text:style-name="mainentryref_primaryrefs_entry_letData">ading</text:span> ) <text:span text:style-name="partofspeech_.en_grammaticalinfo_sense_senses_entry_letData">Adv </text:span>  <text:span text:style-name="xlanguagetag_.en_xitem_.en_definition_.en_sense_senses_entry_letData">Eng </text:span><text:span text:style-name="xitem_.en_definition_.en_sense_senses_entry_letData">far away, at a distance</text:span> <text:span text:style-name="xlanguagetag_.en_xitem_.tpi_definition_.en_sense_senses_entry_letData"> Pdg </text:span><text:span text:style-name="xitem_.tpi_definition_.en_sense_senses_entry_letData">longwe tru</text:span>  <text:span text:style-name="xlanguagetag_.en_example_xitem_examples_sense_senses_entry_letData">Bua </text:span><text:span text:style-name="example_xitem_examples_sense_senses_entry_letData">Gwetah honġ na adingnë </text:span> <text:span text:style-name="xlanguagetag_.en_translation_.en_translations_xitem_examples_sense_senses_entry_letData">Eng </text:span><text:span text:style-name="translation_.en_translations_xitem_examples_sense_senses_entry_letData">Move well back/far away </text:span> <text:span text:style-name="xlanguagetag_.en_example_xitem_examples_sense_senses_entry_letData">  Bua </text:span><text:span text:style-name="example_xitem_examples_sense_senses_entry_letData">Bël tuus geya adingnë rot. </text:span> <text:span text:style-name="xlanguagetag_.en_translation_.en_translations_xitem_examples_sense_senses_entry_letData">Eng </text:span><text:span text:style-name="translation_.en_translations_xitem_examples_sense_senses_entry_letData">The stream was dried up and (so) he went very far. </text:span>  <text:span text:style-name="semanticdomainabbr_.en_xitem_semanticdomains_sense_senses_entry_letData">(sem. domains: 8.2.6.1 - </text:span> <text:span text:style-name="semanticdomainname_.en_xitem_semanticdomains_sense_senses_entry_letData">Far</text:span> <text:span text:style-name="semanticdomainabbr_.en_xitem_semanticdomains_sense_senses_entry_letData">, 8.2.6.2 - </text:span> <text:span text:style-name="semanticdomainname_.en_xitem_semanticdomains_sense_senses_entry_letData">Near</text:span> <text:span text:style-name="semanticdomainabbr_.en_xitem_semanticdomains_sense_senses_entry_letData">, 8.5.1.2 - </text:span> <text:span text:style-name="semanticdomainname_.en_xitem_semanticdomains_sense_senses_entry_letData">Beside</text:span> <text:span text:style-name="semanticdomainabbr_.en_xitem_semanticdomains_sense_senses_entry_letData">, 8.5.1.5 - </text:span> <text:span text:style-name="semanticdomainname_.en_xitem_semanticdomains_sense_senses_entry_letData">Touching, contact</text:span> <text:span text:style-name="semanticdomainabbr_.en_xitem_semanticdomains_sense_senses_entry_letData">, 8.5.1.5.1 - </text:span> <text:span text:style-name="semanticdomainname_.en_xitem_semanticdomains_sense_senses_entry_letData">Next to</text:span> <text:span text:style-name="semanticdomainabbr_.en_xitem_semanticdomains_sense_senses_entry_letData">, 8.5.3 - </text:span> <text:span text:style-name="semanticdomainname_.en_xitem_semanticdomains_sense_senses_entry_letData">Be at a place</text:span> .) </text:p>
        <text:p text:style-name="entry_letData"><text:span text:style-name="headword_entry_letData">adingseḳë  </text:span> <text:span text:style-name="pronunciation_pronunciations_entry_letData">[a.ˈⁿdiŋ.t͡ʃə.qe]</text:span>  <text:span text:style-name="entrytypeabbr_.en_primaryrefs_entry_letData">(comp. of </text:span> <text:span text:style-name="mainentryref_primaryrefs_entry_letData">ading</text:span> ) <text:span text:style-name="xsensenumber_.en_sense_senses_entry_letData">1) </text:span> <text:span text:style-name="partofspeech_.en_grammaticalinfo_sense_senses_entry_letData">adj </text:span>  <text:span text:style-name="xlanguagetag_.en_xitem_.en_definition_.en_sense_senses_entry_letData">Eng </text:span><text:span text:style-name="xitem_.en_definition_.en_sense_senses_entry_letData">very long or tall</text:span> <text:span text:style-name="xlanguagetag_.en_xitem_.tpi_definition_.en_sense_senses_entry_letData"> Pdg </text:span><text:span text:style-name="xitem_.tpi_definition_.en_sense_senses_entry_letData">longpela tru</text:span>  <text:span text:style-name="xlanguagetag_.en_example_examples_sense_senses_entry_letData">Bua </text:span><text:span text:style-name="example_examples_sense_senses_entry_letData">Nevu luu nedo vavu ba, nevu adingseḳë. </text:span> <text:span text:style-name="xlanguagetag_.en_translation_.en_translations_examples_sense_senses_entry_letData">Eng </text:span><text:span text:style-name="translation_.en_translations_examples_sense_senses_entry_letData">He had two teeth on top, and they were very long (teeth). </text:span>  <text:span text:style-name="semanticdomainabbr_.en_xitem_semanticdomains_sense_senses_entry_letData">(sem. domains: 3.3 - </text:span> <text:span text:style-name="semanticdomainname_.en_xitem_semanticdomains_sense_senses_entry_letData">Want</text:span> <text:span text:style-name="semanticdomainabbr_.en_xitem_semanticdomains_sense_senses_entry_letData">, 8.2.2 - </text:span> <text:span text:style-name="semanticdomainname_.en_xitem_semanticdomains_sense_senses_entry_letData">Long</text:span> <text:span text:style-name="semanticdomainabbr_.en_xitem_semanticdomains_sense_senses_entry_letData">, 8.2.2.1 - </text:span> <text:span text:style-name="semanticdomainname_.en_xitem_semanticdomains_sense_senses_entry_letData">Short, not long</text:span> <text:span text:style-name="semanticdomainabbr_.en_xitem_semanticdomains_sense_senses_entry_letData">, 8.2.2.3 - </text:span> <text:span text:style-name="semanticdomainname_.en_xitem_semanticdomains_sense_senses_entry_letData">Short, not tall</text:span> .) <text:span text:style-name="xsensenumber_.en_sense_senses_entry_letData">  2) </text:span> <text:span text:style-name="partofspeech_.en_grammaticalinfo_sense_senses_entry_letData">Adv </text:span>  <text:span text:style-name="xlanguagetag_.en_definition_.en_sense_senses_entry_letData">Eng </text:span><text:span text:style-name="definition_.en_sense_senses_entry_letData">very far, far away, distant </text:span> <text:span text:style-name="xlanguagetag_.en_example_examples_sense_senses_entry_letData">Bua </text:span><text:span text:style-name="example_examples_sense_senses_entry_letData">Mala luho sënë selupek yam adingseḳë rot. </text:span> <text:span text:style-name="xlanguagetag_.en_translation_.en_translations_examples_sense_senses_entry_letData">Eng </text:span><text:span text:style-name="translation_.en_translations_examples_sense_senses_entry_letData">These two eyes stuck right out a long way. </text:span>  <text:span text:style-name="semanticdomainabbr_.en_xitem_semanticdomains_sense_senses_entry_letData">(sem. domains: 8.2.6.1 - </text:span> <text:span text:style-name="semanticdomainname_.en_xitem_semanticdomains_sense_senses_entry_letData">Far</text:span> <text:span text:style-name="semanticdomainabbr_.en_xitem_semanticdomains_sense_senses_entry_letData">, 8.2.6.2 - </text:span> <text:span text:style-name="semanticdomainname_.en_xitem_semanticdomains_sense_senses_entry_letData">Near</text:span> <text:span text:style-name="semanticdomainabbr_.en_xitem_semanticdomains_sense_senses_entry_letData">, 8.5.1.2 - </text:span> <text:span text:style-name="semanticdomainname_.en_xitem_semanticdomains_sense_senses_entry_letData">Beside</text:span> <text:span text:style-name="semanticdomainabbr_.en_xitem_semanticdomains_sense_senses_entry_letData">, 8.5.1.5 - </text:span> <text:span text:style-name="semanticdomainname_.en_xitem_semanticdomains_sense_senses_entry_letData">Touching, contact</text:span> <text:span text:style-name="semanticdomainabbr_.en_xitem_semanticdomains_sense_senses_entry_letData">, 8.5.1.5.1 - </text:span> <text:span text:style-name="semanticdomainname_.en_xitem_semanticdomains_sense_senses_entry_letData">Next to</text:span> .) </text:p>
        <text:p text:style-name="entry_letData"><text:span text:style-name="headword_entry_letData">aën  </text:span> <text:span text:style-name="pronunciation_pronunciations_entry_letData">[ˈaen]</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iron</text:span> <text:span text:style-name="xlanguagetag_.en_xitem_.tpi_definition_.en_sense_senses_entry_letData"> Pdg </text:span><text:span text:style-name="xitem_.tpi_definition_.en_sense_senses_entry_letData">ain</text:span>  <text:span text:style-name="xlanguagetag_.en_example_xitem_examples_sense_senses_entry_letData">Bua </text:span><text:span text:style-name="example_xitem_examples_sense_senses_entry_letData">Deneripek kap gedëg aën los nġaa pin. </text:span> <text:span text:style-name="xlanguagetag_.en_translation_.en_translations_xitem_examples_sense_senses_entry_letData">Eng </text:span><text:span text:style-name="translation_.en_translations_xitem_examples_sense_senses_entry_letData">They washed the cup and the iron saucepan and everything else. </text:span> <text:span text:style-name="xlanguagetag_.en_example_xitem_examples_sense_senses_entry_letData">  Bua </text:span><text:span text:style-name="example_xitem_examples_sense_senses_entry_letData">Devanuh aën ahë petes ggërin newaj nebë ḳelenavi. </text:span> <text:span text:style-name="xlanguagetag_.en_translation_.en_translations_xitem_examples_sense_senses_entry_letData">Eng </text:span><text:span text:style-name="translation_.en_translations_xitem_examples_sense_senses_entry_letData">They wore a flat sheet of iron covering their chests like a shield. </text:span>  <text:span text:style-name="semanticdomainabbr_.en_semanticdomains_sense_senses_entry_letData">(sem. domains: 1.2.2.3 - </text:span> <text:span text:style-name="semanticdomainname_.en_semanticdomains_sense_senses_entry_letData">Metal</text:span> .) <text:span text:style-name="xsensenumber_.en_sense_senses_entry_letData">  2) </text:span> <text:span text:style-name="partofspeech_.en_grammaticalinfo_sense_senses_entry_letData">noun(al) </text:span>  <text:span text:style-name="xlanguagetag_.en_definition_.en_sense_senses_entry_letData">Eng </text:span><text:span text:style-name="definition_.en_sense_senses_entry_letData">crowbar </text:span> <text:span text:style-name="semanticdomainabbr_.en_semanticdomains_sense_senses_entry_letData">(sem. domains: 6.2.8 - </text:span> <text:span text:style-name="semanticdomainname_.en_semanticdomains_sense_senses_entry_letData">Agricultural tool</text:span> .) </text:p>
        <text:p text:style-name="entry_letData"><text:span text:style-name="headword_entry_letData">aga  </text:span> <text:span text:style-name="pronunciation_pronunciations_entry_letData">[ˈa.ᵑɡa]</text:span>  <text:span text:style-name="partofspeech_.en_grammaticalinfo_sense_senses_entry_letData">Adv </text:span>  <text:span text:style-name="xlanguagetag_.en_xitem_.en_definition_.en_sense_senses_entry_letData">Eng </text:span><text:span text:style-name="xitem_.en_definition_.en_sense_senses_entry_letData">there (near hearer)</text:span> <text:span text:style-name="xlanguagetag_.en_xitem_.tpi_definition_.en_sense_senses_entry_letData"> Pdg </text:span><text:span text:style-name="xitem_.tpi_definition_.en_sense_senses_entry_letData">long hap</text:span>  <text:span text:style-name="xlanguagetag_.en_example_xitem_examples_sense_senses_entry_letData">Bua </text:span><text:span text:style-name="example_xitem_examples_sense_senses_entry_letData">Aga! Neyam vu honġ </text:span> <text:span text:style-name="xlanguagetag_.en_translation_.en_translations_xitem_examples_sense_senses_entry_letData">Eng </text:span><text:span text:style-name="translation_.en_translations_xitem_examples_sense_senses_entry_letData">There it is! It's coming to you </text:span> <text:span text:style-name="xlanguagetag_.en_example_xitem_examples_sense_senses_entry_letData">  Bua </text:span><text:span text:style-name="example_xitem_examples_sense_senses_entry_letData">Neyök aga om ġenam in </text:span> <text:span text:style-name="xlanguagetag_.en_translation_.en_translations_xitem_examples_sense_senses_entry_letData">Eng </text:span><text:span text:style-name="translation_.en_translations_xitem_examples_sense_senses_entry_letData">It's going towards you, so come and get it. </text:span>  <text:span text:style-name="semanticdomainabbr_.en_xitem_semanticdomains_sense_senses_entry_letData">(sem. domains: 8.5.1 - </text:span> <text:span text:style-name="semanticdomainname_.en_xitem_semanticdomains_sense_senses_entry_letData">Here, there</text:span> <text:span text:style-name="semanticdomainabbr_.en_xitem_semanticdomains_sense_senses_entry_letData">, 9.2.3.5 - </text:span> <text:span text:style-name="semanticdomainname_.en_xitem_semanticdomains_sense_senses_entry_letData">Demonstrative pronouns</text:span> .) </text:p>
        <text:p text:style-name="entry_letData"><text:span text:style-name="headword_entry_letData">agesip  </text:span> <text:span text:style-name="pronunciation_pronunciations_entry_letData">[ˈa.ᵑgɛ.t͡ʃip]</text:span>  <text:span text:style-name="partofspeech_.en_grammaticalinfo_sense_senses_entry_letData">noun(al) </text:span>  <text:span text:style-name="xlanguagetag_.en_xitem_.en_definition_.en_sense_senses_entry_letData">Eng </text:span><text:span text:style-name="xitem_.en_definition_.en_sense_senses_entry_letData">handkerchief</text:span> <text:span text:style-name="xlanguagetag_.en_xitem_.tpi_definition_.en_sense_senses_entry_letData"> Pdg </text:span><text:span text:style-name="xitem_.tpi_definition_.en_sense_senses_entry_letData">ankasip</text:span>  <text:span text:style-name="xlanguagetag_.en_example_examples_sense_senses_entry_letData">Bua </text:span><text:span text:style-name="example_examples_sense_senses_entry_letData">Alam deneḳo agesip beya denetunġ raḳ alam nijraḳsën. </text:span> <text:span text:style-name="xlanguagetag_.en_translation_.en_translations_examples_sense_senses_entry_letData">Eng </text:span><text:span text:style-name="translation_.en_translations_examples_sense_senses_entry_letData">People were taking handkerchiefs and going and putting them on sick people. </text:span>  <text:span text:style-name="semanticdomainabbr_.en_semanticdomains_sense_senses_entry_letData">(sem. domains: 5.3 - </text:span> <text:span text:style-name="semanticdomainname_.en_semanticdomains_sense_senses_entry_letData">Clothing</text:span> .) </text:p>
        <text:p text:style-name="entry_letData"><text:span text:style-name="headword_entry_letData">aget  </text:span> <text:span text:style-name="pronunciation_pronunciations_entry_letData">[ˈa.ᵑgɛt]</text:span>  <text:span text:style-name="partofspeech_.en_grammaticalinfo_sense_senses_entry_letData">noun(al) </text:span>  <text:span text:style-name="xlanguagetag_.en_xitem_.en_definition_.en_sense_senses_entry_letData">Eng </text:span><text:span text:style-name="xitem_.en_definition_.en_sense_senses_entry_letData">agate</text:span> <text:span text:style-name="xlanguagetag_.en_xitem_.tpi_definition_.en_sense_senses_entry_letData"> Pdg </text:span><text:span text:style-name="xitem_.tpi_definition_.en_sense_senses_entry_letData">wanpela kain ston</text:span>  <text:span text:style-name="xlanguagetag_.en_example_examples_sense_senses_entry_letData">Bua </text:span><text:span text:style-name="example_examples_sense_senses_entry_letData">Ġelönġ aget og niraru. </text:span> <text:span text:style-name="xlanguagetag_.en_translation_.en_translations_examples_sense_senses_entry_letData">Eng </text:span><text:span text:style-name="translation_.en_translations_examples_sense_senses_entry_letData">The agate stone is a hazy blue colour. </text:span>  <text:span text:style-name="semanticdomainabbr_.en_semanticdomains_sense_senses_entry_letData">(sem. domains: 1.2.2.5 - </text:span> <text:span text:style-name="semanticdomainname_.en_semanticdomains_sense_senses_entry_letData">Jewel</text:span> .) </text:p>
        <text:p text:style-name="entry_letData"><text:span text:style-name="headword_entry_letData">agi  </text:span> <text:span text:style-name="pronunciation_pronunciations_entry_letData">[ˈa.ᵑɡi]</text:span>  <text:span text:style-name="xsensenumber_.en_sense_senses_entry_letData">1) </text:span> <text:span text:style-name="partofspeech_.en_grammaticalinfo_sense_senses_entry_letData">Adv </text:span>  <text:span text:style-name="xlanguagetag_.en_xitem_.en_definition_.en_sense_senses_entry_letData">Eng </text:span><text:span text:style-name="xitem_.en_definition_.en_sense_senses_entry_letData">here (near speaker)</text:span> <text:span text:style-name="xlanguagetag_.en_xitem_.tpi_definition_.en_sense_senses_entry_letData"> Pdg </text:span><text:span text:style-name="xitem_.tpi_definition_.en_sense_senses_entry_letData">em hia</text:span>  <text:span text:style-name="xlanguagetag_.en_example_xitem_examples_sense_senses_entry_letData">Bua </text:span><text:span text:style-name="example_xitem_examples_sense_senses_entry_letData">Bööḳ neggëp loḳ agi lom veya meya </text:span> <text:span text:style-name="xlanguagetag_.en_translation_.en_translations_xitem_examples_sense_senses_entry_letData">Eng </text:span><text:span text:style-name="translation_.en_translations_xitem_examples_sense_senses_entry_letData">The pig was lying here and it ran away </text:span> <text:span text:style-name="xlanguagetag_.en_example_xitem_examples_sense_senses_entry_letData">  Bua </text:span><text:span text:style-name="example_xitem_examples_sense_senses_entry_letData">Sa nado loḳ agi </text:span> <text:span text:style-name="xlanguagetag_.en_translation_.en_translations_xitem_examples_sense_senses_entry_letData">Eng </text:span><text:span text:style-name="translation_.en_translations_xitem_examples_sense_senses_entry_letData">I live here </text:span>  <text:span text:style-name="semanticdomainabbr_.en_xitem_semanticdomains_sense_senses_entry_letData">(sem. domains: 8.5.1 - </text:span> <text:span text:style-name="semanticdomainname_.en_xitem_semanticdomains_sense_senses_entry_letData">Here, there</text:span> <text:span text:style-name="semanticdomainabbr_.en_xitem_semanticdomains_sense_senses_entry_letData">, 9.2.3.5 - </text:span> <text:span text:style-name="semanticdomainname_.en_xitem_semanticdomains_sense_senses_entry_letData">Demonstrative pronouns</text:span> .) <text:span text:style-name="xsensenumber_.en_sense_senses_entry_letData">  2) </text:span> <text:span text:style-name="partofspeech_.en_grammaticalinfo_sense_senses_entry_letData">adj </text:span>  <text:span text:style-name="xlanguagetag_.en_xitem_.en_definition_.en_sense_senses_entry_letData">Eng </text:span><text:span text:style-name="xitem_.en_definition_.en_sense_senses_entry_letData">this</text:span> <text:span text:style-name="xlanguagetag_.en_xitem_.tpi_definition_.en_sense_senses_entry_letData"> Pdg </text:span><text:span text:style-name="xitem_.tpi_definition_.en_sense_senses_entry_letData">em hia</text:span>  </text:p>
        <text:p text:style-name="entry_letData"><text:span text:style-name="headword_entry_letData">agu  </text:span> <text:span text:style-name="pronunciation_pronunciations_entry_letData">[ˈa.ᵑɡu]</text:span>  <text:span text:style-name="partofspeech_.en_grammaticalinfo_sense_senses_entry_letData">Adv </text:span>  <text:span text:style-name="xlanguagetag_.en_xitem_.en_definition_.en_sense_senses_entry_letData">Eng </text:span><text:span text:style-name="xitem_.en_definition_.en_sense_senses_entry_letData">over there, distant from both speaker and hearer</text:span> <text:span text:style-name="xlanguagetag_.en_xitem_.tpi_definition_.en_sense_senses_entry_letData"> Pdg </text:span><text:span text:style-name="xitem_.tpi_definition_.en_sense_senses_entry_letData">long hap</text:span>  <text:span text:style-name="xlanguagetag_.en_example_xitem_examples_sense_senses_entry_letData">Bua </text:span><text:span text:style-name="example_xitem_examples_sense_senses_entry_letData">Agu! Vonġ bës </text:span> <text:span text:style-name="xlanguagetag_.en_translation_.en_translations_xitem_examples_sense_senses_entry_letData">Eng </text:span><text:span text:style-name="translation_.en_translations_xitem_examples_sense_senses_entry_letData">Over there! It's going to fall! </text:span> <text:span text:style-name="xlanguagetag_.en_example_xitem_examples_sense_senses_entry_letData">  Bua </text:span><text:span text:style-name="example_xitem_examples_sense_senses_entry_letData">Ġena agu </text:span> <text:span text:style-name="xlanguagetag_.en_translation_.en_translations_xitem_examples_sense_senses_entry_letData">Eng </text:span><text:span text:style-name="translation_.en_translations_xitem_examples_sense_senses_entry_letData">Go over there! </text:span>  <text:span text:style-name="semanticdomainabbr_.en_xitem_semanticdomains_sense_senses_entry_letData">(sem. domains: 8.2.6.1 - </text:span> <text:span text:style-name="semanticdomainname_.en_xitem_semanticdomains_sense_senses_entry_letData">Far</text:span> <text:span text:style-name="semanticdomainabbr_.en_xitem_semanticdomains_sense_senses_entry_letData">, 8.2.6.2 - </text:span> <text:span text:style-name="semanticdomainname_.en_xitem_semanticdomains_sense_senses_entry_letData">Near</text:span> <text:span text:style-name="semanticdomainabbr_.en_xitem_semanticdomains_sense_senses_entry_letData">, 8.5.1 - </text:span> <text:span text:style-name="semanticdomainname_.en_xitem_semanticdomains_sense_senses_entry_letData">Here, there</text:span> <text:span text:style-name="semanticdomainabbr_.en_xitem_semanticdomains_sense_senses_entry_letData">, 8.5.1.2 - </text:span> <text:span text:style-name="semanticdomainname_.en_xitem_semanticdomains_sense_senses_entry_letData">Beside</text:span> <text:span text:style-name="semanticdomainabbr_.en_xitem_semanticdomains_sense_senses_entry_letData">, 8.5.1.5 - </text:span> <text:span text:style-name="semanticdomainname_.en_xitem_semanticdomains_sense_senses_entry_letData">Touching, contact</text:span> <text:span text:style-name="semanticdomainabbr_.en_xitem_semanticdomains_sense_senses_entry_letData">, 8.5.1.5.1 - </text:span> <text:span text:style-name="semanticdomainname_.en_xitem_semanticdomains_sense_senses_entry_letData">Next to</text:span> <text:span text:style-name="semanticdomainabbr_.en_xitem_semanticdomains_sense_senses_entry_letData">, 9.2.3.5 - </text:span> <text:span text:style-name="semanticdomainname_.en_xitem_semanticdomains_sense_senses_entry_letData">Demonstrative pronouns</text:span> .) </text:p>
        <text:p text:style-name="entry_letData"><text:span text:style-name="headword_entry_letData">aġe  </text:span> <text:span text:style-name="pronunciation_pronunciations_entry_letData">[ˈa.ᵑɢɛ]</text:span>  <text:span text:style-name="partofspeech_.en_grammaticalinfo_sense_senses_entry_letData">noun(al) </text:span>  <text:span text:style-name="xlanguagetag_.en_xitem_.en_definition_.en_sense_senses_entry_letData">Eng </text:span><text:span text:style-name="xitem_.en_definition_.en_sense_senses_entry_letData">tree with small yellow berries, the seeds of which are cooked and eaten</text:span> <text:span text:style-name="xlanguagetag_.en_xitem_.tpi_definition_.en_sense_senses_entry_letData"> Pdg </text:span><text:span text:style-name="xitem_.tpi_definition_.en_sense_senses_entry_letData">diwai bilong kaikai</text:span>  <text:span text:style-name="xlanguagetag_.en_example_examples_sense_senses_entry_letData">Bua </text:span><text:span text:style-name="example_examples_sense_senses_entry_letData">Sa vesi aġe anon raḳ payëëḳ </text:span> <text:span text:style-name="xlanguagetag_.en_translation_.en_translations_examples_sense_senses_entry_letData">Eng </text:span><text:span text:style-name="translation_.en_translations_examples_sense_senses_entry_letData">I cooked the aġe seeds on a piece of clay pot. </text:span>  <text:span text:style-name="lexreftype_relations_sense_senses_entry_letData">Gen: </text:span> <text:span text:style-name="sensecrossref_lexreftargets_relations_sense_senses_entry_letData">ḳele<text:span text:style-name="xsensenumber_.en_sensecrossref_lexreftargets_relations_sense_senses_entry_letData"> 1</text:span></text:span> . <text:span text:style-name="semanticdomainabbr_.en_semanticdomains_sense_senses_entry_letData">(sem. domains: 1.5.1 - </text:span> <text:span text:style-name="semanticdomainname_.en_semanticdomains_sense_senses_entry_letData">Tree</text:span> .) </text:p>
        <text:p text:style-name="entry_letData"><text:span text:style-name="headword_entry_letData">aġee  </text:span> <text:span text:style-name="pronunciation_pronunciations_entry_letData">[a.ˈᵑɢɛː]</text:span>  <text:span text:style-name="partofspeech_.en_grammaticalinfo_sense_senses_entry_letData">noun(al) </text:span>  <text:span text:style-name="xlanguagetag_.en_xitem_.en_definition_.en_sense_senses_entry_letData">Eng </text:span><text:span text:style-name="xitem_.en_definition_.en_sense_senses_entry_letData">variety of the thick strong bamboo</text:span> <text:span text:style-name="xlanguagetag_.en_xitem_.tpi_definition_.en_sense_senses_entry_letData"> Pdg </text:span><text:span text:style-name="xitem_.tpi_definition_.en_sense_senses_entry_letData">mambu</text:span>  <text:span text:style-name="xlanguagetag_.en_example_examples_sense_senses_entry_letData">Bua </text:span><text:span text:style-name="example_examples_sense_senses_entry_letData">Apel ti sënë arë nebë aġee bepedus ading </text:span> <text:span text:style-name="xlanguagetag_.en_translation_.en_translations_examples_sense_senses_entry_letData">Eng </text:span><text:span text:style-name="translation_.en_translations_examples_sense_senses_entry_letData">This bamboo is called aġee and has long sections between nodes. </text:span>  <text:span text:style-name="lexreftype_relations_sense_senses_entry_letData">gen: </text:span> <text:span text:style-name="sensecrossref_lexreftargets_relations_sense_senses_entry_letData">sengöm</text:span> .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ġeleng  </text:span> <text:span text:style-name="pronunciation_pronunciations_entry_letData">[a.ˈᵑɢɛl̪.əŋ]</text:span>  <text:span text:style-name="crossreftype_crossrefs_entry_letData">cf: </text:span> <text:span text:style-name="crossref_xitem_crossreftargets_crossrefs_entry_letData">bajeḳ-rahii<text:span text:style-name="xhomographnumber_crossref_xitem_crossreftargets_crossrefs_entry_letData">2</text:span></text:span> <text:span text:style-name="crossref_xitem_crossreftargets_crossrefs_entry_letData">, gwalenġ</text:span> . <text:span text:style-name="xlanguagetag_.en_xitem_.en_definition_.en_sense_senses_entry_letData">Eng </text:span><text:span text:style-name="xitem_.en_definition_.en_sense_senses_entry_letData">variety of plant used for killing cockroaches</text:span> <text:span text:style-name="xlanguagetag_.en_xitem_.tpi_definition_.en_sense_senses_entry_letData"> Pdg </text:span><text:span text:style-name="xitem_.tpi_definition_.en_sense_senses_entry_letData">wanpela kain gras bilong kilim kokros</text:span>  <text:span text:style-name="xlanguagetag_.en_example_examples_sense_senses_entry_letData">Bua </text:span><text:span text:style-name="example_examples_sense_senses_entry_letData">Aġeleng nare pahup ayo los vos degwa </text:span> <text:span text:style-name="xlanguagetag_.en_translation_.en_translations_examples_sense_senses_entry_letData">Eng </text:span><text:span text:style-name="translation_.en_translations_examples_sense_senses_entry_letData">Aġeleng grows in grassland and at the edge of the bush </text:span>  <text:span text:style-name="lexreftype_relations_sense_senses_entry_letData">Gen: </text:span> <text:span text:style-name="sensecrossref_lexreftargets_relations_sense_senses_entry_letData">vos</text:span> . </text:p>
        <text:p text:style-name="entry_letData"><text:span text:style-name="headword_entry_letData">aġo  </text:span> <text:span text:style-name="pronunciation_pronunciations_entry_letData">[ˈa.ᵑɢo]</text:span>  <text:span text:style-name="partofspeech_.en_grammaticalinfo_sense_senses_entry_letData">noun(al) </text:span>  <text:span text:style-name="xlanguagetag_.en_xitem_.en_definition_.en_sense_senses_entry_letData">Eng </text:span><text:span text:style-name="xitem_.en_definition_.en_sense_senses_entry_letData">the central horizontal forked strut of a snare, the part against which the rope or vine holds the victim</text:span> <text:span text:style-name="xlanguagetag_.en_xitem_.tpi_definition_.en_sense_senses_entry_letData"> Pdg </text:span><text:span text:style-name="xitem_.tpi_definition_.en_sense_senses_entry_letData">spring bilong trap-i save pulim kapul i go pas long en na i dai</text:span>  <text:span text:style-name="xlanguagetag_.en_example_examples_sense_senses_entry_letData">Bua </text:span><text:span text:style-name="example_examples_sense_senses_entry_letData">Aġo neving sapu ahon </text:span> <text:span text:style-name="xlanguagetag_.en_translation_.en_translations_examples_sense_senses_entry_letData">Eng </text:span><text:span text:style-name="translation_.en_translations_examples_sense_senses_entry_letData">The aġo grips the snare tightly (and holds it together). </text:span>  <text:span text:style-name="semanticdomainabbr_.en_semanticdomains_sense_senses_entry_letData">(sem. domains: 6.4.2 - </text:span> <text:span text:style-name="semanticdomainname_.en_semanticdomains_sense_senses_entry_letData">Trap</text:span> .) </text:p>
        <text:p text:style-name="entry_letData"><text:span text:style-name="headword_entry_letData">aġönġ  </text:span> <text:span text:style-name="pronunciation_pronunciations_entry_letData">[error]</text:span>  <text:span text:style-name="crossreftype_crossrefs_entry_letData">cf: </text:span> <text:span text:style-name="crossref_crossreftargets_crossrefs_entry_letData">pëḳ</text:span> . </text:p>
        <text:p text:style-name="entry_letData"><text:span text:style-name="headword_entry_letData">aġuu  </text:span> <text:span text:style-name="pronunciation_pronunciations_entry_letData">[a.ˈᵑɢuː]</text:span>  <text:span text:style-name="crossreftype_crossrefs_entry_letData">cf: </text:span> <text:span text:style-name="crossref_crossreftargets_crossrefs_entry_letData">tuḳ</text:span> . <text:span text:style-name="partofspeech_.en_grammaticalinfo_sense_senses_entry_letData">noun(al) </text:span>  <text:span text:style-name="xlanguagetag_.en_xitem_.en_definition_.en_sense_senses_entry_letData">Eng </text:span><text:span text:style-name="xitem_.en_definition_.en_sense_senses_entry_letData">first son, the first male issue of a woman, regardless of whether the child lives or not</text:span> <text:span text:style-name="xlanguagetag_.en_xitem_.tpi_definition_.en_sense_senses_entry_letData"> Pdg </text:span><text:span text:style-name="xitem_.tpi_definition_.en_sense_senses_entry_letData">nambawan pikinini man</text:span>  <text:span text:style-name="xlanguagetag_.en_example_xitem_examples_sense_senses_entry_letData">Bua </text:span><text:span text:style-name="example_xitem_examples_sense_senses_entry_letData">Kwepöḳ ḳo nalu aġuu loḳ huk anon </text:span> <text:span text:style-name="xlanguagetag_.en_translation_.en_translations_xitem_examples_sense_senses_entry_letData">Eng </text:span><text:span text:style-name="translation_.en_translations_xitem_examples_sense_senses_entry_letData">Kwepöḳ gave birth to her first male child in the garden </text:span> <text:span text:style-name="xlanguagetag_.en_example_xitem_examples_sense_senses_entry_letData">  Bua </text:span><text:span text:style-name="example_xitem_examples_sense_senses_entry_letData">Ham gwelë nabë ga sa geving aġuu lu ata. </text:span> <text:span text:style-name="xlanguagetag_.en_translation_.en_translations_xitem_examples_sense_senses_entry_letData">Eng </text:span><text:span text:style-name="translation_.en_translations_xitem_examples_sense_senses_entry_letData">You will see that it will eat me along with first born son and his mother. </text:span>  <text:span text:style-name="lexreftype_relations_sense_senses_entry_letData">Num: </text:span> <text:span text:style-name="sensecrossref_xitem_lexreftargets_relations_sense_senses_entry_letData">ḳele-pu-töḳsën<text:span text:style-name="xsensenumber_.en_sensecrossref_xitem_lexreftargets_relations_sense_senses_entry_letData"> 2</text:span></text:span> <text:span text:style-name="sensecrossref_xitem_lexreftargets_relations_sense_senses_entry_letData">, dahisoong</text:span> <text:span text:style-name="sensecrossref_xitem_lexreftargets_relations_sense_senses_entry_letData">, meggi</text:span> <text:span text:style-name="sensecrossref_xitem_lexreftargets_relations_sense_senses_entry_letData">, bewë</text:span> <text:span text:style-name="sensecrossref_xitem_lexreftargets_relations_sense_senses_entry_letData">, ġuu</text:span> <text:span text:style-name="sensecrossref_xitem_lexreftargets_relations_sense_senses_entry_letData">, see</text:span> <text:span text:style-name="sensecrossref_xitem_lexreftargets_relations_sense_senses_entry_letData">, gwee<text:span text:style-name="xhomographnumber_sensecrossref_xitem_lexreftargets_relations_sense_senses_entry_letData">1</text:span></text:span> <text:span text:style-name="sensecrossref_xitem_lexreftargets_relations_sense_senses_entry_letData">, amon</text:span> <text:span text:style-name="sensecrossref_xitem_lexreftargets_relations_sense_senses_entry_letData">, aġuu</text:span> . <text:span text:style-name="semanticdomainabbr_.en_xitem_semanticdomains_sense_senses_entry_letData">(sem. domains: 4.1.9.1 - </text:span> <text:span text:style-name="semanticdomainname_.en_xitem_semanticdomains_sense_senses_entry_letData">Related by birth</text:span> <text:span text:style-name="semanticdomainabbr_.en_xitem_semanticdomains_sense_senses_entry_letData">, 8.1.1.2 - </text:span> <text:span text:style-name="semanticdomainname_.en_xitem_semanticdomains_sense_senses_entry_letData">Ordinal numbers</text:span> .) </text:p>
        <text:p text:style-name="entry_letData"><text:span text:style-name="headword_entry_letData">agga  </text:span> <text:span text:style-name="pronunciation_pronunciations_entry_letData">[ˈa.ɣa]</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the trunk or stalk of a tree or other plant, the shaft of a spear</text:span> <text:span text:style-name="xlanguagetag_.en_xitem_.tpi_definition_.en_sense_senses_entry_letData"> Pdg </text:span><text:span text:style-name="xitem_.tpi_definition_.en_sense_senses_entry_letData">namel bilong diwai</text:span>  <text:span text:style-name="xlanguagetag_.en_example_examples_sense_senses_entry_letData">Bua </text:span><text:span text:style-name="example_examples_sense_senses_entry_letData">Devewaḳ abuhek log agga nare </text:span> <text:span text:style-name="xlanguagetag_.en_translation_.en_translations_examples_sense_senses_entry_letData">Eng </text:span><text:span text:style-name="translation_.en_translations_examples_sense_senses_entry_letData">They picked the pitpit fruit and left the stalks standing </text:span>  <text:span text:style-name="semanticdomainabbr_.en_semanticdomains_sense_senses_entry_letData">(sem. domains: 6.7.7 - </text:span> <text:span text:style-name="semanticdomainname_.en_semanticdomains_sense_senses_entry_letData">Container</text:span> .) <text:span text:style-name="xsensenumber_.en_sense_senses_entry_letData">  2) </text:span> <text:span text:style-name="partofspeech_.en_grammaticalinfo_sense_senses_entry_letData">noun(al) </text:span>  <text:span text:style-name="xlanguagetag_.en_xitem_.en_definition_.en_sense_senses_entry_letData">Eng </text:span><text:span text:style-name="xitem_.en_definition_.en_sense_senses_entry_letData">the central or main part of something, a kind of something</text:span> <text:span text:style-name="xlanguagetag_.en_xitem_.tpi_definition_.en_sense_senses_entry_letData"> Pdg </text:span><text:span text:style-name="xitem_.tpi_definition_.en_sense_senses_entry_letData">narakain</text:span>  <text:span text:style-name="xlanguagetag_.en_example_xitem_examples_sense_senses_entry_letData">Bua </text:span><text:span text:style-name="example_xitem_examples_sense_senses_entry_letData">Anutu su tato arë agga ngwë vu hil </text:span> <text:span text:style-name="xlanguagetag_.en_translation_.en_translations_xitem_examples_sense_senses_entry_letData">Eng </text:span><text:span text:style-name="translation_.en_translations_xitem_examples_sense_senses_entry_letData">God hasn't shown us any other name </text:span> <text:span text:style-name="xlanguagetag_.en_example_xitem_examples_sense_senses_entry_letData">  Bua </text:span><text:span text:style-name="example_xitem_examples_sense_senses_entry_letData">He hanġo honġ ġaġek rëḳ yö agga ti </text:span> <text:span text:style-name="xlanguagetag_.en_translation_.en_translations_xitem_examples_sense_senses_entry_letData">Eng </text:span><text:span text:style-name="translation_.en_translations_xitem_examples_sense_senses_entry_letData">We have heard what you said, but it is a different message </text:span> <text:span text:style-name="xlanguagetag_.en_example_xitem_examples_sense_senses_entry_letData">  Bua </text:span><text:span text:style-name="example_xitem_examples_sense_senses_entry_letData">Alam sënë deyam vu mehönon pin, gevu ayej agga ti ti lo pin  </text:span><text:span text:style-name="xlanguagetag_.en_translation_.en_translations_xitem_examples_sense_senses_entry_letData">Eng </text:span><text:span text:style-name="translation_.en_translations_xitem_examples_sense_senses_entry_letData">These people came from all peoples and from every kind of language </text:span>  <text:span text:style-name="semanticdomainabbr_.en_xitem_semanticdomains_sense_senses_entry_letData">(sem. domains: 8.3.5 - </text:span> <text:span text:style-name="semanticdomainname_.en_xitem_semanticdomains_sense_senses_entry_letData">Type, kind</text:span> <text:span text:style-name="semanticdomainabbr_.en_xitem_semanticdomains_sense_senses_entry_letData">, 8.3.5.2.3 - </text:span> <text:span text:style-name="semanticdomainname_.en_xitem_semanticdomains_sense_senses_entry_letData">Different</text:span> .) <text:span text:style-name="xsensenumber_.en_sense_senses_entry_letData">  3) </text:span> <text:span text:style-name="partofspeech_.en_grammaticalinfo_sense_senses_entry_letData">noun(al) </text:span>  <text:span text:style-name="xlanguagetag_.en_xitem_.en_definition_.en_sense_senses_entry_letData">Eng </text:span><text:span text:style-name="xitem_.en_definition_.en_sense_senses_entry_letData">fence materials-the reeds and small trees and other timber used for building a fence</text:span> <text:span text:style-name="xlanguagetag_.en_xitem_.tpi_definition_.en_sense_senses_entry_letData"> Pdg </text:span><text:span text:style-name="xitem_.tpi_definition_.en_sense_senses_entry_letData">ol pitpit diwai samting bilong wokim banis</text:span>  <text:span text:style-name="xlanguagetag_.en_example_examples_sense_senses_entry_letData">Bua </text:span><text:span text:style-name="example_examples_sense_senses_entry_letData">Supin agga pin in baḳu heek jaḳ </text:span> <text:span text:style-name="xlanguagetag_.en_translation_.en_translations_examples_sense_senses_entry_letData">Eng </text:span><text:span text:style-name="translation_.en_translations_examples_sense_senses_entry_letData">He collected all the materials to build the fence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2.6.6.2 - </text:span> <text:span text:style-name="semanticdomainname_.en_xitem_semanticdomains_sense_senses_entry_letData">Corpse</text:span> <text:span text:style-name="semanticdomainabbr_.en_xitem_semanticdomains_sense_senses_entry_letData">, 6.5.1.5 - </text:span> <text:span text:style-name="semanticdomainname_.en_xitem_semanticdomains_sense_senses_entry_letData">Fence, wall</text:span> <text:span text:style-name="semanticdomainabbr_.en_xitem_semanticdomains_sense_senses_entry_letData">, 6.5.2.1 - </text:span> <text:span text:style-name="semanticdomainname_.en_xitem_semanticdomains_sense_senses_entry_letData">Wall</text:span> .) <text:span>redup. </text:span> <text:span text:style-name="complexentryform_.bzh_complexformrefs_entry_letData">aggagga</text:span>  </text:p>
        <text:p text:style-name="entry_letData"><text:span text:style-name="headword_entry_letData">aggagga  </text:span> <text:span text:style-name="pronunciation_pronunciations_entry_letData">[ˈa.ɣa.aɣa]</text:span>  <text:span text:style-name="entrytypeabbr_.en_primaryrefs_entry_letData">(redup. of </text:span> <text:span text:style-name="mainentryref_primaryrefs_entry_letData">agga</text:span> ) <text:span text:style-name="partofspeech_.en_grammaticalinfo_sense_senses_entry_letData">adj </text:span>  <text:span text:style-name="xlanguagetag_.en_xitem_.en_definition_.en_sense_senses_entry_letData">Eng </text:span><text:span text:style-name="xitem_.en_definition_.en_sense_senses_entry_letData">different kinds, various kinds</text:span> <text:span text:style-name="xlanguagetag_.en_xitem_.tpi_definition_.en_sense_senses_entry_letData"> Pdg </text:span><text:span text:style-name="xitem_.tpi_definition_.en_sense_senses_entry_letData">kain kain</text:span>  <text:span text:style-name="xlanguagetag_.en_example_xitem_examples_sense_senses_entry_letData">Bua </text:span><text:span text:style-name="example_xitem_examples_sense_senses_entry_letData">Nër nġaa aggagga tato vu bu </text:span> <text:span text:style-name="xlanguagetag_.en_translation_.en_translations_xitem_examples_sense_senses_entry_letData">Eng </text:span><text:span text:style-name="translation_.en_translations_xitem_examples_sense_senses_entry_letData">She told her grandchild all kinds of things </text:span> <text:span text:style-name="xlanguagetag_.en_example_xitem_examples_sense_senses_entry_letData">  Bua </text:span><text:span text:style-name="example_xitem_examples_sense_senses_entry_letData">Nevaroh nos aggagga </text:span> <text:span text:style-name="xlanguagetag_.en_translation_.en_translations_xitem_examples_sense_senses_entry_letData">Eng </text:span><text:span text:style-name="translation_.en_translations_xitem_examples_sense_senses_entry_letData">She was planting all kinds of food </text:span>  <text:span text:style-name="semanticdomainabbr_.en_semanticdomains_sense_senses_entry_letData">(sem. domains: 8.3.5.2.3 - </text:span> <text:span text:style-name="semanticdomainname_.en_semanticdomains_sense_senses_entry_letData">Different</text:span> .) </text:p>
        <text:p text:style-name="entry_letData"><text:span text:style-name="headword_entry_letData">aggata  </text:span> <text:span text:style-name="pronunciation_pronunciations_entry_letData">[ˈa.ɣa.ta]</text:span>  <text:span text:style-name="crossreftype_crossrefs_entry_letData">cf: </text:span> <text:span text:style-name="crossref_crossreftargets_crossrefs_entry_letData">melöpta</text:span> .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road, path, track, entrance</text:span> <text:span text:style-name="xlanguagetag_.en_xitem_.tpi_definition_.en_sense_senses_entry_letData"> Pdg </text:span><text:span text:style-name="xitem_.tpi_definition_.en_sense_senses_entry_letData">rot</text:span>  <text:span text:style-name="xlanguagetag_.en_example_xitem_examples_sense_senses_entry_letData">Bua </text:span><text:span text:style-name="example_xitem_examples_sense_senses_entry_letData">Kaunsor vo huk aggata vu alam in dekesik </text:span> <text:span text:style-name="xlanguagetag_.en_translation_.en_translations_xitem_examples_sense_senses_entry_letData">Eng </text:span><text:span text:style-name="translation_.en_translations_xitem_examples_sense_senses_entry_letData">The councillor assigned the road work to the people in order that they might cut the grass </text:span> <text:span text:style-name="xlanguagetag_.en_example_xitem_examples_sense_senses_entry_letData">  Bua </text:span><text:span text:style-name="example_xitem_examples_sense_senses_entry_letData">Sa tahinin aggata geseluḳ yam. </text:span> <text:span text:style-name="xlanguagetag_.en_translation_.en_translations_xitem_examples_sense_senses_entry_letData">Eng </text:span><text:span text:style-name="translation_.en_translations_xitem_examples_sense_senses_entry_letData">I opened the road and came down. </text:span>  <text:span text:style-name="semanticdomainabbr_.en_semanticdomains_sense_senses_entry_letData">(sem. domains: 6.5.4.1 - </text:span> <text:span text:style-name="semanticdomainname_.en_semanticdomains_sense_senses_entry_letData">Road</text:span> .) <text:span text:style-name="xsensenumber_.en_sense_senses_entry_letData">  2) </text:span> <text:span text:style-name="partofspeech_.en_grammaticalinfo_sense_senses_entry_letData">noun(al) </text:span>  <text:span text:style-name="xlanguagetag_.en_xitem_.en_definition_.en_sense_senses_entry_letData">Eng </text:span><text:span text:style-name="xitem_.en_definition_.en_sense_senses_entry_letData">way, fashion, custom</text:span> <text:span text:style-name="xlanguagetag_.en_xitem_.tpi_definition_.en_sense_senses_entry_letData"> Pdg </text:span><text:span text:style-name="xitem_.tpi_definition_.en_sense_senses_entry_letData">pasin</text:span>  <text:span text:style-name="xlanguagetag_.en_example_xitem_examples_sense_senses_entry_letData">Bua </text:span><text:span text:style-name="example_xitem_examples_sense_senses_entry_letData">Alam delöö sengii gedegga nos böpata in yiḳ hil bud lo hir aggata nebë sënë </text:span> <text:span text:style-name="xlanguagetag_.en_translation_.en_translations_xitem_examples_sense_senses_entry_letData">Eng </text:span><text:span text:style-name="translation_.en_translations_xitem_examples_sense_senses_entry_letData">People dance and feast because that was the custom of our forefathers </text:span> <text:span text:style-name="xlanguagetag_.en_example_xitem_examples_sense_senses_entry_letData">  Bua </text:span><text:span text:style-name="example_xitem_examples_sense_senses_entry_letData">Sa navo ġaġek raḳ sir benesesor hir aggata  </text:span><text:span text:style-name="xlanguagetag_.en_translation_.en_translations_xitem_examples_sense_senses_entry_letData">Eng </text:span><text:span text:style-name="translation_.en_translations_xitem_examples_sense_senses_entry_letData">I will speak to them and correct their behaviour </text:span>  <text:span text:style-name="semanticdomainabbr_.en_semanticdomains_sense_senses_entry_letData">(sem. domains: 4.3.9.1 - </text:span> <text:span text:style-name="semanticdomainname_.en_semanticdomains_sense_senses_entry_letData">Custom</text:span> .) <text:span>comp. </text:span> <text:span text:style-name="complexentryform_.bzh_xitem_complexformrefs_entry_letData">aggata avi</text:span> <text:span> kt. phr. </text:span> <text:span text:style-name="complexentryform_.bzh_xitem_complexformrefs_entry_letData">aggata-dob-yi</text:span> <text:span> kt. phr. </text:span> <text:span text:style-name="complexentryform_.bzh_xitem_complexformrefs_entry_letData">aggata-mala-tumsën-yi</text:span> <text:span> redup. </text:span> <text:span text:style-name="complexentryform_.bzh_xitem_complexformrefs_entry_letData">aggatata</text:span>  </text:p>
        <text:p text:style-name="entry_letData"><text:span text:style-name="headword_entry_letData">aggata avi  </text:span> <text:span text:style-name="pronunciation_pronunciations_entry_letData">[ˈa.ɣa.ta ˈa.βi]</text:span>  <text:span text:style-name="entrytypeabbr_.en_primaryrefs_entry_letData">(comp. of </text:span> <text:span text:style-name="mainentryref_primaryrefs_entry_letData">aggata</text:span> ) <text:span text:style-name="partofspeech_.en_grammaticalinfo_sense_senses_entry_letData">Nc </text:span>  <text:span text:style-name="xlanguagetag_.en_xitem_.en_definition_.en_sense_senses_entry_letData">Eng </text:span><text:span text:style-name="xitem_.en_definition_.en_sense_senses_entry_letData">gateway, an entry way on a road or into a garden etc, one that is outside</text:span> <text:span text:style-name="xlanguagetag_.en_xitem_.tpi_definition_.en_sense_senses_entry_letData"> Pdg </text:span><text:span text:style-name="xitem_.tpi_definition_.en_sense_senses_entry_letData">maus rot</text:span>  <text:span text:style-name="xlanguagetag_.en_example_examples_sense_senses_entry_letData">Bua </text:span><text:span text:style-name="example_examples_sense_senses_entry_letData">Alam Damaskus vare deneġin Paulus loḳ aggata avi pin yoh vu buk los ranġah </text:span> <text:span text:style-name="xlanguagetag_.en_translation_.en_translations_examples_sense_senses_entry_letData">Eng </text:span><text:span text:style-name="translation_.en_translations_examples_sense_senses_entry_letData">The Damascans kept watch for Paul day and night at every entry (into the city)  </text:span> <text:span text:style-name="semanticdomainabbr_.en_semanticdomains_sense_senses_entry_letData">(sem. domains: 6.5.2 - </text:span> <text:span text:style-name="semanticdomainname_.en_semanticdomains_sense_senses_entry_letData">Parts of a building</text:span> .) </text:p>
        <text:p text:style-name="entry_letData"><text:span text:style-name="headword_entry_letData">aggata-dob-yi  </text:span> <text:span text:style-name="pronunciation_pronunciations_entry_letData">[ˈa.ɣa.ta ⁿdoᵐb yi]</text:span>  <text:span text:style-name="entrytypeabbr_.en_primaryrefs_entry_letData">(kt. phr. of </text:span> <text:span text:style-name="mainentryref_primaryrefs_entry_letData">aggata</text:span> ) <text:span text:style-name="partofspeech_.en_grammaticalinfo_sense_senses_entry_letData">Nc </text:span>  <text:span text:style-name="xlanguagetag_.en_xitem_.en_definition_.en_sense_senses_entry_letData">Eng </text:span><text:span text:style-name="xitem_.en_definition_.en_sense_senses_entry_letData">the way or custom of human beings; earthly ways. Usually used in a negative sense as being opposed to spiritual ways or the ways of God</text:span> <text:span text:style-name="xlanguagetag_.en_xitem_.tpi_definition_.en_sense_senses_entry_letData"> Pdg </text:span><text:span text:style-name="xitem_.tpi_definition_.en_sense_senses_entry_letData">pasin bilong graun</text:span>  <text:span text:style-name="xlanguagetag_.en_example_examples_sense_senses_entry_letData">Bua </text:span><text:span text:style-name="example_examples_sense_senses_entry_letData">Ham vu dob sënë om ham nesepa loḳ aggata-dob-yi </text:span> <text:span text:style-name="xlanguagetag_.en_translation_.en_translations_examples_sense_senses_entry_letData">Eng </text:span><text:span text:style-name="translation_.en_translations_examples_sense_senses_entry_letData">You are from this world so you follow the ways of the world </text:span>  <text:span text:style-name="semanticdomainabbr_.en_semanticdomains_sense_senses_entry_letData">(sem. domains: 2 - </text:span> <text:span text:style-name="semanticdomainname_.en_semanticdomains_sense_senses_entry_letData">Person</text:span> .) </text:p>
        <text:p text:style-name="entry_letData"><text:span text:style-name="headword_entry_letData">aggata-mala-tumsën-yi  </text:span> <text:span text:style-name="pronunciation_pronunciations_entry_letData">[ˈa.ɣa.ta ma.l̪a.ˈtum.t͡ʃen yi]</text:span>  <text:span text:style-name="entrytypeabbr_.en_primaryrefs_entry_letData">(kt. phr. of </text:span> <text:span text:style-name="mainentryref_primaryrefs_entry_letData">aggata</text:span> ) <text:span text:style-name="partofspeech_.en_grammaticalinfo_sense_senses_entry_letData">Nc </text:span>  <text:span text:style-name="xlanguagetag_.en_xitem_.en_definition_.en_sense_senses_entry_letData">Eng </text:span><text:span text:style-name="xitem_.en_definition_.en_sense_senses_entry_letData">the way of life or which leads to eternal life</text:span> <text:span text:style-name="xlanguagetag_.en_xitem_.tpi_definition_.en_sense_senses_entry_letData"> Pdg </text:span><text:span text:style-name="xitem_.tpi_definition_.en_sense_senses_entry_letData">rot bilong kisim laip</text:span>  <text:span text:style-name="xlanguagetag_.en_example_examples_sense_senses_entry_letData">Bua </text:span><text:span text:style-name="example_examples_sense_senses_entry_letData">Aggata sënë og yiḳ yö navi baggata-mala-tumsën-yi. </text:span> <text:span text:style-name="xlanguagetag_.en_translation_.en_translations_examples_sense_senses_entry_letData">Eng </text:span><text:span text:style-name="translation_.en_translations_examples_sense_senses_entry_letData">This road is his own body and it is the way of eternal life. </text:span>  <text:span text:style-name="semanticdomainabbr_.en_xitem_semanticdomains_sense_senses_entry_letData">(sem. domains: 2.6 - </text:span> <text:span text:style-name="semanticdomainname_.en_xitem_semanticdomains_sense_senses_entry_letData">Life</text:span> <text:span text:style-name="semanticdomainabbr_.en_xitem_semanticdomains_sense_senses_entry_letData">, 2.6.6 - </text:span> <text:span text:style-name="semanticdomainname_.en_xitem_semanticdomains_sense_senses_entry_letData">Die</text:span> <text:span text:style-name="semanticdomainabbr_.en_xitem_semanticdomains_sense_senses_entry_letData">, 4.3.1 - </text:span> <text:span text:style-name="semanticdomainname_.en_xitem_semanticdomains_sense_senses_entry_letData">Good, moral</text:span> <text:span text:style-name="semanticdomainabbr_.en_xitem_semanticdomains_sense_senses_entry_letData">, 6.5.4.1 - </text:span> <text:span text:style-name="semanticdomainname_.en_xitem_semanticdomains_sense_senses_entry_letData">Road</text:span> <text:span text:style-name="semanticdomainabbr_.en_xitem_semanticdomains_sense_senses_entry_letData">, 8.3.6 - </text:span> <text:span text:style-name="semanticdomainname_.en_xitem_semanticdomains_sense_senses_entry_letData">Made of, material</text:span> <text:span text:style-name="semanticdomainabbr_.en_xitem_semanticdomains_sense_senses_entry_letData">, 9.5.1.4 - </text:span> <text:span text:style-name="semanticdomainname_.en_xitem_semanticdomains_sense_senses_entry_letData">Way, manner</text:span> .) </text:p>
        <text:p text:style-name="entry_letData"><text:span text:style-name="headword_entry_letData">aggatata  </text:span> <text:span text:style-name="pronunciation_pronunciations_entry_letData">[a.ɣa.ˈta.ta]</text:span>  <text:span text:style-name="entrytypeabbr_.en_primaryrefs_entry_letData">(redup. of </text:span> <text:span text:style-name="mainentryref_primaryrefs_entry_letData">aggata</text:span> ) <text:span text:style-name="partofspeech_.en_grammaticalinfo_sense_senses_entry_letData">Adv </text:span>  <text:span text:style-name="xlanguagetag_.en_xitem_.en_definition_.en_sense_senses_entry_letData">Eng </text:span><text:span text:style-name="xitem_.en_definition_.en_sense_senses_entry_letData">all along the road, at intervals along the road</text:span> <text:span text:style-name="xlanguagetag_.en_xitem_.tpi_definition_.en_sense_senses_entry_letData"> Pdg </text:span><text:span text:style-name="xitem_.tpi_definition_.en_sense_senses_entry_letData">long rot i go i go</text:span>  <text:span text:style-name="xlanguagetag_.en_example_xitem_examples_sense_senses_entry_letData">Bua </text:span><text:span text:style-name="example_xitem_examples_sense_senses_entry_letData">Niraḳ meneggëp aggatata metöḳ ya begganġ </text:span> <text:span text:style-name="xlanguagetag_.en_translation_.en_translations_xitem_examples_sense_senses_entry_letData">Eng </text:span><text:span text:style-name="translation_.en_translations_xitem_examples_sense_senses_entry_letData">He was sick all along the road until he finally reached the village </text:span> <text:span text:style-name="xlanguagetag_.en_example_xitem_examples_sense_senses_entry_letData">  Bua </text:span><text:span text:style-name="example_xitem_examples_sense_senses_entry_letData">Ya mevuv riing aggatata </text:span> <text:span text:style-name="xlanguagetag_.en_translation_.en_translations_xitem_examples_sense_senses_entry_letData">Eng </text:span><text:span text:style-name="translation_.en_translations_xitem_examples_sense_senses_entry_letData">He went and cut yam stakes along the road </text:span>  <text:span text:style-name="semanticdomainabbr_.en_xitem_semanticdomains_sense_senses_entry_letData">(sem. domains: 6.5.4.1 - </text:span> <text:span text:style-name="semanticdomainname_.en_xitem_semanticdomains_sense_senses_entry_letData">Road</text:span> <text:span text:style-name="semanticdomainabbr_.en_xitem_semanticdomains_sense_senses_entry_letData">, 7.3.3.5 - </text:span> <text:span text:style-name="semanticdomainname_.en_xitem_semanticdomains_sense_senses_entry_letData">Drive along</text:span> <text:span text:style-name="semanticdomainabbr_.en_xitem_semanticdomains_sense_senses_entry_letData">, 7.3.4.7 - </text:span> <text:span text:style-name="semanticdomainname_.en_xitem_semanticdomains_sense_senses_entry_letData">Extend</text:span> .) </text:p>
        <text:p text:style-name="entry_letData"><text:span text:style-name="headword_entry_letData">aggis  </text:span> <text:span text:style-name="pronunciation_pronunciations_entry_letData">[ˈa.ɣit ͡ʃ]</text:span>  <text:span text:style-name="crossreftype_crossrefs_entry_letData">cf: </text:span> <text:span text:style-name="crossref_crossreftargets_crossrefs_entry_letData">aggis-apel</text:span> .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rope, vine, string,-the generic term for vine</text:span> <text:span text:style-name="xlanguagetag_.en_xitem_.tpi_definition_.en_sense_senses_entry_letData"> Pdg </text:span><text:span text:style-name="xitem_.tpi_definition_.en_sense_senses_entry_letData">ol rop</text:span>  <text:span text:style-name="xlanguagetag_.en_example_examples_sense_senses_entry_letData">Bua </text:span><text:span text:style-name="example_examples_sense_senses_entry_letData">Amon bun riing raḳ aggis vu huk anon </text:span> <text:span text:style-name="xlanguagetag_.en_translation_.en_translations_examples_sense_senses_entry_letData">Eng </text:span><text:span text:style-name="translation_.en_translations_examples_sense_senses_entry_letData">Amon bound up a bundle of yam stakes with vine in the garden </text:span>  <text:span text:style-name="lexreftype_relations_sense_senses_entry_letData">Spec: </text:span> <text:span text:style-name="sensecrossref_xitem_lexreftargets_relations_sense_senses_entry_letData">aggis-apel</text:span> <text:span text:style-name="sensecrossref_xitem_lexreftargets_relations_sense_senses_entry_letData">, ahov</text:span> <text:span text:style-name="sensecrossref_xitem_lexreftargets_relations_sense_senses_entry_letData">, anööhë</text:span> <text:span text:style-name="sensecrossref_xitem_lexreftargets_relations_sense_senses_entry_letData">, avi-ruḳ</text:span> <text:span text:style-name="sensecrossref_xitem_lexreftargets_relations_sense_senses_entry_letData">, bahoos<text:span text:style-name="xsensenumber_.en_sensecrossref_xitem_lexreftargets_relations_sense_senses_entry_letData"> 1</text:span></text:span> <text:span text:style-name="sensecrossref_xitem_lexreftargets_relations_sense_senses_entry_letData">, bamöö<text:span text:style-name="xhomographnumber_sensecrossref_xitem_lexreftargets_relations_sense_senses_entry_letData">1</text:span></text:span> <text:span text:style-name="sensecrossref_xitem_lexreftargets_relations_sense_senses_entry_letData">, beggi</text:span> <text:span text:style-name="sensecrossref_xitem_lexreftargets_relations_sense_senses_entry_letData">, begwev</text:span> <text:span text:style-name="sensecrossref_xitem_lexreftargets_relations_sense_senses_entry_letData">, bekwiing<text:span text:style-name="xhomographnumber_sensecrossref_xitem_lexreftargets_relations_sense_senses_entry_letData">2</text:span></text:span> <text:span text:style-name="sensecrossref_xitem_lexreftargets_relations_sense_senses_entry_letData">, bengövek-kwa</text:span> <text:span text:style-name="sensecrossref_xitem_lexreftargets_relations_sense_senses_entry_letData">, berö-berö</text:span> <text:span text:style-name="sensecrossref_xitem_lexreftargets_relations_sense_senses_entry_letData">, daġaheng</text:span> <text:span text:style-name="sensecrossref_xitem_lexreftargets_relations_sense_senses_entry_letData">, dedöggin</text:span> <text:span text:style-name="sensecrossref_xitem_lexreftargets_relations_sense_senses_entry_letData">, ġaje</text:span> <text:span text:style-name="sensecrossref_xitem_lexreftargets_relations_sense_senses_entry_letData">, ġawiiġ</text:span> <text:span text:style-name="sensecrossref_xitem_lexreftargets_relations_sense_senses_entry_letData">, ġuleḳ<text:span text:style-name="xhomographnumber_sensecrossref_xitem_lexreftargets_relations_sense_senses_entry_letData">2</text:span></text:span> <text:span text:style-name="sensecrossref_xitem_lexreftargets_relations_sense_senses_entry_letData">, hoh</text:span> <text:span text:style-name="sensecrossref_xitem_lexreftargets_relations_sense_senses_entry_letData">, ḳatimeng</text:span> <text:span text:style-name="sensecrossref_xitem_lexreftargets_relations_sense_senses_entry_letData">, ḳavavoh</text:span> <text:span text:style-name="sensecrossref_xitem_lexreftargets_relations_sense_senses_entry_letData">, ḳepek<text:span text:style-name="xhomographnumber_sensecrossref_xitem_lexreftargets_relations_sense_senses_entry_letData">1</text:span></text:span> <text:span text:style-name="sensecrossref_xitem_lexreftargets_relations_sense_senses_entry_letData">, kwevik</text:span> <text:span text:style-name="sensecrossref_xitem_lexreftargets_relations_sense_senses_entry_letData">, matiteḳ</text:span> <text:span text:style-name="sensecrossref_xitem_lexreftargets_relations_sense_senses_entry_letData">, memö-nevu-degwa</text:span> <text:span text:style-name="sensecrossref_xitem_lexreftargets_relations_sense_senses_entry_letData">, merën</text:span> <text:span text:style-name="sensecrossref_xitem_lexreftargets_relations_sense_senses_entry_letData">, monawëës<text:span text:style-name="xhomographnumber_sensecrossref_xitem_lexreftargets_relations_sense_senses_entry_letData">3</text:span></text:span> <text:span text:style-name="sensecrossref_xitem_lexreftargets_relations_sense_senses_entry_letData">, mööng</text:span> <text:span text:style-name="sensecrossref_xitem_lexreftargets_relations_sense_senses_entry_letData">, navi-ġelëp</text:span> <text:span text:style-name="sensecrossref_xitem_lexreftargets_relations_sense_senses_entry_letData">, penoheng</text:span> <text:span text:style-name="sensecrossref_xitem_lexreftargets_relations_sense_senses_entry_letData">, ruharuuh</text:span> <text:span text:style-name="sensecrossref_xitem_lexreftargets_relations_sense_senses_entry_letData">, rureng<text:span text:style-name="xhomographnumber_sensecrossref_xitem_lexreftargets_relations_sense_senses_entry_letData">1</text:span><text:span text:style-name="xsensenumber_.en_sensecrossref_xitem_lexreftargets_relations_sense_senses_entry_letData"> 1</text:span></text:span> <text:span text:style-name="sensecrossref_xitem_lexreftargets_relations_sense_senses_entry_letData">, sahob<text:span text:style-name="xhomographnumber_sensecrossref_xitem_lexreftargets_relations_sense_senses_entry_letData">2</text:span></text:span> <text:span text:style-name="sensecrossref_xitem_lexreftargets_relations_sense_senses_entry_letData">, senyëës</text:span> <text:span text:style-name="sensecrossref_xitem_lexreftargets_relations_sense_senses_entry_letData">, serësek</text:span> <text:span text:style-name="sensecrossref_xitem_lexreftargets_relations_sense_senses_entry_letData">, sesii<text:span text:style-name="xhomographnumber_sensecrossref_xitem_lexreftargets_relations_sense_senses_entry_letData">1</text:span></text:span> <text:span text:style-name="sensecrossref_xitem_lexreftargets_relations_sense_senses_entry_letData">, suvanë</text:span> <text:span text:style-name="sensecrossref_xitem_lexreftargets_relations_sense_senses_entry_letData">, taggah</text:span> <text:span text:style-name="sensecrossref_xitem_lexreftargets_relations_sense_senses_entry_letData">, töök<text:span text:style-name="xhomographnumber_sensecrossref_xitem_lexreftargets_relations_sense_senses_entry_letData">1</text:span></text:span> <text:span text:style-name="sensecrossref_xitem_lexreftargets_relations_sense_senses_entry_letData">, vavoh</text:span> <text:span text:style-name="sensecrossref_xitem_lexreftargets_relations_sense_senses_entry_letData">, senginek</text:span> <text:span text:style-name="sensecrossref_xitem_lexreftargets_relations_sense_senses_entry_letData">, waing</text:span> . <text:span text:style-name="semanticdomainabbr_.en_semanticdomains_sense_senses_entry_letData">(sem. domains: 1.5.3 - </text:span> <text:span text:style-name="semanticdomainname_.en_semanticdomains_sense_senses_entry_letData">Grass, herb, vine</text:span> .) <text:span>comp. </text:span> <text:span text:style-name="sensecomplexentryform_.bzh_sensecomplexformrefs_sense_senses_entry_letData">aggis-seḳë</text:span>  <text:span text:style-name="xsensenumber_.en_sense_senses_entry_letData">  2) </text:span> <text:span text:style-name="partofspeech_.en_grammaticalinfo_sense_senses_entry_letData">noun(al) </text:span>  <text:span text:style-name="xlanguagetag_.en_xitem_.en_definition_.en_sense_senses_entry_letData">Eng </text:span><text:span text:style-name="xitem_.en_definition_.en_sense_senses_entry_letData">loincloth, G-string</text:span> <text:span text:style-name="xlanguagetag_.en_xitem_.tpi_definition_.en_sense_senses_entry_letData"> Pdg </text:span><text:span text:style-name="xitem_.tpi_definition_.en_sense_senses_entry_letData">malo</text:span>  <text:span text:style-name="xlanguagetag_.en_example_examples_sense_senses_entry_letData">Bua </text:span><text:span text:style-name="example_examples_sense_senses_entry_letData">Alam böp devëh aggis wirek </text:span> <text:span text:style-name="xlanguagetag_.en_translation_.en_translations_examples_sense_senses_entry_letData">Eng </text:span><text:span text:style-name="translation_.en_translations_examples_sense_senses_entry_letData">The men used to wear G-strings in the old days </text:span>  <text:span text:style-name="semanticdomainabbr_.en_xitem_semanticdomains_sense_senses_entry_letData">(sem. domains: 6.7.5 - </text:span> <text:span text:style-name="semanticdomainname_.en_xitem_semanticdomains_sense_senses_entry_letData">Fastening tool</text:span> <text:span text:style-name="semanticdomainabbr_.en_xitem_semanticdomains_sense_senses_entry_letData">, 7.5.4.1 - </text:span> <text:span text:style-name="semanticdomainname_.en_xitem_semanticdomains_sense_senses_entry_letData">Rope, string</text:span> .) <text:span text:style-name="xsensenumber_.en_sense_senses_entry_letData">  3) </text:span> <text:span text:style-name="partofspeech_.en_grammaticalinfo_sense_senses_entry_letData">noun(al) </text:span>  <text:span text:style-name="xlanguagetag_.en_xitem_.en_definition_.en_sense_senses_entry_letData">Eng </text:span><text:span text:style-name="xitem_.en_definition_.en_sense_senses_entry_letData">snare or trap used to catch small animals</text:span> <text:span text:style-name="xlanguagetag_.en_xitem_.tpi_definition_.en_sense_senses_entry_letData"> Pdg </text:span><text:span text:style-name="xitem_.tpi_definition_.en_sense_senses_entry_letData">trap</text:span>  <text:span text:style-name="xlanguagetag_.en_example_examples_sense_senses_entry_letData">Bua </text:span><text:span text:style-name="example_examples_sense_senses_entry_letData">Alam devaḳu aggis in degeḳo saġ </text:span> <text:span text:style-name="xlanguagetag_.en_translation_.en_translations_examples_sense_senses_entry_letData">Eng </text:span><text:span text:style-name="translation_.en_translations_examples_sense_senses_entry_letData">People make snares to catch animals </text:span>  <text:span text:style-name="semanticdomainabbr_.en_semanticdomains_sense_senses_entry_letData">(sem. domains: 6.4.2 - </text:span> <text:span text:style-name="semanticdomainname_.en_semanticdomains_sense_senses_entry_letData">Trap</text:span> .) </text:p>
        <text:p text:style-name="entry_letData"><text:span text:style-name="headword_entry_letData">aggis-apel  </text:span> <text:span text:style-name="pronunciation_pronunciations_entry_letData">[ˌa.ɣit ͡ʃ.̤a.ˈpɛɬ]</text:span>  <text:span text:style-name="crossreftype_crossrefs_entry_letData">cf: </text:span> <text:span text:style-name="crossref_crossreftargets_crossrefs_entry_letData">aggis</text:span> . <text:span text:style-name="entrytypeabbr_.en_primaryrefs_entry_letData">(main </text:span> <text:span text:style-name="sensemainentryref_primaryrefs_entry_letData">aggis<text:span text:style-name="xsensenumber_.en_sensemainentryref_primaryrefs_entry_letData"> 1</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kind of vine. There are two varieties with this name. The vine is thin and somewhat like bamboo in appearance. It is used for tying fences.</text:span> <text:span text:style-name="xlanguagetag_.en_xitem_.tpi_definition_.en_sense_senses_entry_letData"> Pdg </text:span><text:span text:style-name="xitem_.tpi_definition_.en_sense_senses_entry_letData">rop-i grinpela, kain olsem mambu, bilong pasim banis long en</text:span>  <text:span text:style-name="xlanguagetag_.en_example_examples_sense_senses_entry_letData">Bua </text:span><text:span text:style-name="example_examples_sense_senses_entry_letData">Aggis-apel yö nedo nyëġ ahu </text:span> <text:span text:style-name="xlanguagetag_.en_translation_.en_translations_examples_sense_senses_entry_letData">Eng </text:span><text:span text:style-name="translation_.en_translations_examples_sense_senses_entry_letData">The aggis-apel vine grows at the lower altitudes. </text:span>  <text:span text:style-name="lexreftype_relations_sense_senses_entry_letData">Gen: </text:span> <text:span text:style-name="sensecrossref_lexreftargets_relations_sense_senses_entry_letData">aggis<text:span text:style-name="xsensenumber_.en_sensecrossref_lexreftargets_relations_sense_senses_entry_letData"> 1</text:span></text:span> . <text:span>Liliaceae Smilax sp. </text:span>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ggis-seḳë  </text:span> <text:span text:style-name="pronunciation_pronunciations_entry_letData">[ˈa.ɣit ͡ʃ - t͡ʃə.ˈqe]</text:span>  <text:span text:style-name="entrytypeabbr_.en_primaryrefs_entry_letData">(comp. of </text:span> <text:span text:style-name="sensemainentryref_xitem_primaryrefs_entry_letData">aggis<text:span text:style-name="xsensenumber_.en_sensemainentryref_xitem_primaryrefs_entry_letData"> 1</text:span></text:span> <text:span text:style-name="sensemainentryref_xitem_primaryrefs_entry_letData">, ahëseḳë<text:span text:style-name="xsensenumber_.en_sensemainentryref_xitem_primaryrefs_entry_letData"> 1</text:span></text:span> ) <text:span text:style-name="xlanguagetag_.en_xitem_.en_definition_.en_sense_senses_entry_letData">Eng </text:span><text:span text:style-name="xitem_.en_definition_.en_sense_senses_entry_letData">canes, climbing plants, plants which grow like vines but which are stiff and woody, unsuitable for tying</text:span> <text:span text:style-name="xlanguagetag_.en_xitem_.tpi_definition_.en_sense_senses_entry_letData"> Pdg </text:span><text:span text:style-name="xitem_.tpi_definition_.en_sense_senses_entry_letData">hapkas rop na diwai</text:span>  <text:span text:style-name="xlanguagetag_.en_example_examples_sense_senses_entry_letData">Bua </text:span><text:span text:style-name="example_examples_sense_senses_entry_letData">Aggis-seḳë og yiḳ nġaa vahi sën neggol nebë aggis rëḳ mu ahëseḳë nebë ḳele </text:span> <text:span text:style-name="xlanguagetag_.en_translation_.en_translations_examples_sense_senses_entry_letData">Eng </text:span><text:span text:style-name="translation_.en_translations_examples_sense_senses_entry_letData">Plants are those things which grow like vines but are stiff like trees </text:span>  <text:span text:style-name="lexreftype_relations_sense_senses_entry_letData">spec: </text:span> <text:span text:style-name="sensecrossref_xitem_lexreftargets_relations_sense_senses_entry_letData">maböleng</text:span> <text:span text:style-name="sensecrossref_xitem_lexreftargets_relations_sense_senses_entry_letData">, pejip-ahë</text:span> <text:span text:style-name="sensecrossref_xitem_lexreftargets_relations_sense_senses_entry_letData">, pejibenġ</text:span> <text:span text:style-name="sensecrossref_xitem_lexreftargets_relations_sense_senses_entry_letData">, ġöö</text:span> <text:span text:style-name="sensecrossref_xitem_lexreftargets_relations_sense_senses_entry_letData">, ġööġöö</text:span> <text:span text:style-name="sensecrossref_xitem_lexreftargets_relations_sense_senses_entry_letData">, dedöggin</text:span> <text:span text:style-name="sensecrossref_xitem_lexreftargets_relations_sense_senses_entry_letData">, nġasaġek</text:span> <text:span text:style-name="sensecrossref_xitem_lexreftargets_relations_sense_senses_entry_letData">, sayosayo</text:span> <text:span text:style-name="sensecrossref_xitem_lexreftargets_relations_sense_senses_entry_letData">, sebimenġ<text:span text:style-name="xhomographnumber_sensecrossref_xitem_lexreftargets_relations_sense_senses_entry_letData">2</text:span></text:span> <text:span text:style-name="sensecrossref_xitem_lexreftargets_relations_sense_senses_entry_letData">, beggi</text:span> <text:span text:style-name="sensecrossref_xitem_lexreftargets_relations_sense_senses_entry_letData">, sesii<text:span text:style-name="xhomographnumber_sensecrossref_xitem_lexreftargets_relations_sense_senses_entry_letData">1</text:span></text:span> <text:span text:style-name="sensecrossref_xitem_lexreftargets_relations_sense_senses_entry_letData">, beyeḳ</text:span> <text:span text:style-name="sensecrossref_xitem_lexreftargets_relations_sense_senses_entry_letData">, bebööḳ</text:span> <text:span text:style-name="sensecrossref_xitem_lexreftargets_relations_sense_senses_entry_letData">, vevee</text:span> <text:span text:style-name="sensecrossref_xitem_lexreftargets_relations_sense_senses_entry_letData">, sap<text:span text:style-name="xhomographnumber_sensecrossref_xitem_lexreftargets_relations_sense_senses_entry_letData">3</text:span><text:span text:style-name="xsensenumber_.en_sensecrossref_xitem_lexreftargets_relations_sense_senses_entry_letData"> 1</text:span></text:span> . </text:p>
        <text:p text:style-name="entry_letData"><text:span text:style-name="headword_entry_letData">ahaa  </text:span> <text:span text:style-name="pronunciation_pronunciations_entry_letData">[a.ˈʁaː]</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placenta</text:span> <text:span text:style-name="xlanguagetag_.en_xitem_.tpi_definition_.en_sense_senses_entry_letData"> Pdg </text:span><text:span text:style-name="xitem_.tpi_definition_.en_sense_senses_entry_letData">bilum bilong pikinini i stap insait long bel na i kamap long taim mama i karim em</text:span>  <text:span text:style-name="xlanguagetag_.en_example_examples_sense_senses_entry_letData">Bua </text:span><text:span text:style-name="example_examples_sense_senses_entry_letData">Ahaa gga raḳ rot </text:span> <text:span text:style-name="xlanguagetag_.en_translation_.en_translations_examples_sense_senses_entry_letData">Eng </text:span><text:span text:style-name="translation_.en_translations_examples_sense_senses_entry_letData">The placenta stuck fast (i.e. didn't deliver) </text:span>  <text:span text:style-name="semanticdomainabbr_.en_semanticdomains_sense_senses_entry_letData">(sem. domains: 2.2 - </text:span> <text:span text:style-name="semanticdomainname_.en_semanticdomains_sense_senses_entry_letData">Body functions</text:span> .) <text:span text:style-name="xsensenumber_.en_sense_senses_entry_letData">  2) </text:span> <text:span text:style-name="partofspeech_.en_grammaticalinfo_sense_senses_entry_letData">noun(al) </text:span>  <text:span text:style-name="xlanguagetag_.en_xitem_.en_definition_.en_sense_senses_entry_letData">Eng </text:span><text:span text:style-name="xitem_.en_definition_.en_sense_senses_entry_letData">leaf-the short leaves at the top of a banana just before the flower shoot appears</text:span> <text:span text:style-name="xlanguagetag_.en_xitem_.tpi_definition_.en_sense_senses_entry_letData"> Pdg </text:span><text:span text:style-name="xitem_.tpi_definition_.en_sense_senses_entry_letData">sotpela lip bilong banana i soim olsem em bai karim</text:span>  <text:span text:style-name="xlanguagetag_.en_example_examples_sense_senses_entry_letData">Bua </text:span><text:span text:style-name="example_examples_sense_senses_entry_letData">Vud tur ahaa dus in ngis anon </text:span> <text:span text:style-name="xlanguagetag_.en_translation_.en_translations_examples_sense_senses_entry_letData">Eng </text:span><text:span text:style-name="translation_.en_translations_examples_sense_senses_entry_letData">The banana sent out its short leaves because it was about to flower </text:span>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heeng  </text:span> <text:span text:style-name="pronunciation_pronunciations_entry_letData">[a.ˈʁɛːŋ]</text:span>  <text:span text:style-name="crossreftype_crossrefs_entry_letData">cf: </text:span> <text:span text:style-name="crossref_crossreftargets_crossrefs_entry_letData">aheeng-ata</text:span> . <text:span text:style-name="partofspeech_.en_grammaticalinfo_sense_senses_entry_letData">noun(al) </text:span>  <text:span text:style-name="xlanguagetag_.en_xitem_.en_definition_.en_sense_senses_entry_letData">Eng </text:span><text:span text:style-name="xitem_.en_definition_.en_sense_senses_entry_letData">bird of paradise-probably the male Count Raggi's Bird of Paradise</text:span> <text:span text:style-name="xlanguagetag_.en_xitem_.tpi_definition_.en_sense_senses_entry_letData"> Pdg </text:span><text:span text:style-name="xitem_.tpi_definition_.en_sense_senses_entry_letData">kumul</text:span>  <text:span text:style-name="xlanguagetag_.en_example_examples_sense_senses_entry_letData">Bua </text:span><text:span text:style-name="example_examples_sense_senses_entry_letData">Ġadë vanëh aheeng loḳ ḳetuun </text:span> <text:span text:style-name="xlanguagetag_.en_translation_.en_translations_examples_sense_senses_entry_letData">Eng </text:span><text:span text:style-name="translation_.en_translations_examples_sense_senses_entry_letData">His cousin shot a bird of paradise from a blind </text:span>  <text:span text:style-name="lexreftype_relations_sense_senses_entry_letData">Gen: </text:span> <text:span text:style-name="sensecrossref_lexreftargets_relations_sense_senses_entry_letData">soḳ<text:span text:style-name="xsensenumber_.en_sensecrossref_lexreftargets_relations_sense_senses_entry_letData"> 1</text:span></text:span> . <text:span text:style-name="semanticdomainabbr_.en_xitem_semanticdomains_sense_senses_entry_letData">(sem. domains: 1.6.1.2 - </text:span> <text:span text:style-name="semanticdomainname_.en_xitem_semanticdomains_sense_senses_entry_letData">Bird</text:span> <text:span text:style-name="semanticdomainabbr_.en_xitem_semanticdomains_sense_senses_entry_letData">, 4.9.6 - </text:span> <text:span text:style-name="semanticdomainname_.en_xitem_semanticdomains_sense_senses_entry_letData">Heaven, hell</text:span> <text:span text:style-name="semanticdomainabbr_.en_xitem_semanticdomains_sense_senses_entry_letData">, 8.3.6 - </text:span> <text:span text:style-name="semanticdomainname_.en_xitem_semanticdomains_sense_senses_entry_letData">Made of, material</text:span> .) </text:p>
        <text:p text:style-name="entry_letData"><text:span text:style-name="headword_entry_letData">aheeng-ata  </text:span> <text:span text:style-name="pronunciation_pronunciations_entry_letData">[a.ˈʁɛːŋ.ˌa.ta]</text:span>  <text:span text:style-name="crossreftype_crossrefs_entry_letData">cf: </text:span> <text:span text:style-name="crossref_crossreftargets_crossrefs_entry_letData">aheeng</text:span> . <text:span text:style-name="entrytypeabbr_.en_primaryrefs_entry_letData">(main </text:span> <text:span text:style-name="mainentryref_primaryrefs_entry_letData">aheeng</text:span> <text:span text:style-name="sensemainentryref_primaryrefs_entry_letData">ata<text:span text:style-name="xsensenumber_.en_sensemainentryref_primaryrefs_entry_letData"> 1</text:span></text:span> ) <text:span text:style-name="partofspeech_.en_grammaticalinfo_sense_senses_entry_letData">noun(al) </text:span>  <text:span text:style-name="xlanguagetag_.en_xitem_.en_definition_.en_sense_senses_entry_letData">Eng </text:span><text:span text:style-name="xitem_.en_definition_.en_sense_senses_entry_letData">crested bird of paradise-probably the female Count Raggi's Bird of Paradise; said to be the mother of the aheeng</text:span> <text:span text:style-name="xlanguagetag_.en_xitem_.tpi_definition_.en_sense_senses_entry_letData"> Pdg </text:span><text:span text:style-name="xitem_.tpi_definition_.en_sense_senses_entry_letData">mama kumul</text:span>  <text:span text:style-name="xlanguagetag_.en_example_examples_sense_senses_entry_letData">Bua </text:span><text:span text:style-name="example_examples_sense_senses_entry_letData">Aheeng-ata niviis su nivesa rot rë </text:span> <text:span text:style-name="xlanguagetag_.en_translation_.en_translations_examples_sense_senses_entry_letData">Eng </text:span><text:span text:style-name="translation_.en_translations_examples_sense_senses_entry_letData">The aheeng-ata doesn't have really brilliant plumage </text:span>  <text:span text:style-name="lexreftype_relations_sense_senses_entry_letData">Gen: </text:span> <text:span text:style-name="sensecrossref_lexreftargets_relations_sense_senses_entry_letData">soḳ<text:span text:style-name="xsensenumber_.en_sensecrossref_lexreftargets_relations_sense_senses_entry_letData"> 1</text:span></text:span> . <text:span text:style-name="semanticdomainabbr_.en_xitem_semanticdomains_sense_senses_entry_letData">(sem. domains: 1.6.1.2 - </text:span> <text:span text:style-name="semanticdomainname_.en_xitem_semanticdomains_sense_senses_entry_letData">Bird</text:span> <text:span text:style-name="semanticdomainabbr_.en_xitem_semanticdomains_sense_senses_entry_letData">, 4.9.6 - </text:span> <text:span text:style-name="semanticdomainname_.en_xitem_semanticdomains_sense_senses_entry_letData">Heaven, hell</text:span> <text:span text:style-name="semanticdomainabbr_.en_xitem_semanticdomains_sense_senses_entry_letData">, 8.3.6 - </text:span> <text:span text:style-name="semanticdomainname_.en_xitem_semanticdomains_sense_senses_entry_letData">Made of, material</text:span> .) </text:p>
        <text:p text:style-name="entry_letData"><text:span text:style-name="headword_entry_letData">ahë  </text:span> <text:span text:style-name="pronunciation_pronunciations_entry_letData">[ˈa.ʁe]</text:span>  <text:span text:style-name="crossreftype_xitem_crossrefs_entry_letData">cf: </text:span> <text:span text:style-name="crossref_crossreftargets_xitem_crossrefs_entry_letData">loḳ ahë</text:span> <text:span text:style-name="crossreftype_xitem_crossrefs_entry_letData">; cf: </text:span> <text:span text:style-name="crossref_crossreftargets_xitem_crossrefs_entry_letData">ahë-vuuḳ</text:span> . <text:span text:style-name="xsensenumber_.en_sense_senses_entry_letData">1) </text:span> <text:span text:style-name="partofspeech_.en_grammaticalinfo_sense_senses_entry_letData">noun(inal) </text:span>  <text:span text:style-name="xlanguagetag_.en_xitem_.en_definition_.en_sense_senses_entry_letData">Eng </text:span><text:span text:style-name="xitem_.en_definition_.en_sense_senses_entry_letData">stomach, interior, insides</text:span> <text:span text:style-name="xlanguagetag_.en_xitem_.tpi_definition_.en_sense_senses_entry_letData"> Pdg </text:span><text:span text:style-name="xitem_.tpi_definition_.en_sense_senses_entry_letData">bel</text:span>  <text:span text:style-name="xlanguagetag_.en_example_xitem_examples_sense_senses_entry_letData">Bua </text:span><text:span text:style-name="example_xitem_examples_sense_senses_entry_letData">Guu vev raḳ ahë in höḳ megga </text:span> <text:span text:style-name="xlanguagetag_.en_translation_.en_translations_xitem_examples_sense_senses_entry_letData">Eng </text:span><text:span text:style-name="translation_.en_translations_xitem_examples_sense_senses_entry_letData">The guava gave him a stomach ache because he picked it green and ate it </text:span> <text:span text:style-name="xlanguagetag_.en_example_xitem_examples_sense_senses_entry_letData">  Bua </text:span><text:span text:style-name="example_xitem_examples_sense_senses_entry_letData">Nyël bejuu yi loḳ Meruġii ahë. </text:span> <text:span text:style-name="xlanguagetag_.en_translation_.en_translations_xitem_examples_sense_senses_entry_letData">Eng </text:span><text:span text:style-name="translation_.en_translations_xitem_examples_sense_senses_entry_letData">The snake twisted itself in Merugii's inside. </text:span> <text:span text:style-name="xlanguagetag_.en_example_xitem_examples_sense_senses_entry_letData">  Bua </text:span><text:span text:style-name="example_xitem_examples_sense_senses_entry_letData">Ahë töḳ meyö medo netabuu beya. </text:span> <text:span text:style-name="xlanguagetag_.en_translation_.en_translations_xitem_examples_sense_senses_entry_letData">Eng </text:span><text:span text:style-name="translation_.en_translations_xitem_examples_sense_senses_entry_letData">His insides came out and he carried them in his arms and went. </text:span>  <text:span text:style-name="semanticdomainabbr_.en_semanticdomains_sense_senses_entry_letData">(sem. domains: 2.1 - </text:span> <text:span text:style-name="semanticdomainname_.en_semanticdomains_sense_senses_entry_letData">Body</text:span> .) <text:span text:style-name="xsensenumber_.en_sense_senses_entry_letData">  2) </text:span> <text:span text:style-name="partofspeech_.en_grammaticalinfo_sense_senses_entry_letData">noun(inal) </text:span>  <text:span text:style-name="xlanguagetag_.en_xitem_.en_definition_.en_sense_senses_entry_letData">Eng </text:span><text:span text:style-name="xitem_.en_definition_.en_sense_senses_entry_letData">faeces</text:span> <text:span text:style-name="xlanguagetag_.en_xitem_.tpi_definition_.en_sense_senses_entry_letData"> Pdg </text:span><text:span text:style-name="xitem_.tpi_definition_.en_sense_senses_entry_letData">pekpek</text:span>  <text:span text:style-name="xlanguagetag_.en_example_examples_sense_senses_entry_letData">Bua </text:span><text:span text:style-name="example_examples_sense_senses_entry_letData">Ġëwa nos los anöö lu nġaa pin ahë. </text:span> <text:span text:style-name="xlanguagetag_.en_translation_.en_translations_examples_sense_senses_entry_letData">Eng </text:span><text:span text:style-name="translation_.en_translations_examples_sense_senses_entry_letData">You are eating food with dog and all kinds of animal faeces in it. </text:span>  <text:span text:style-name="xsensenumber_.en_sense_senses_entry_letData">  3) </text:span> <text:span text:style-name="partofspeech_.en_grammaticalinfo_sense_senses_entry_letData">noun(inal) </text:span>  <text:span text:style-name="xlanguagetag_.en_xitem_.en_definition_.en_sense_senses_entry_letData">Eng </text:span><text:span text:style-name="xitem_.en_definition_.en_sense_senses_entry_letData">waste material from some activitiy such as gardening, building, etc.</text:span> <text:span text:style-name="xlanguagetag_.en_xitem_.tpi_definition_.en_sense_senses_entry_letData"> Pdg </text:span><text:span text:style-name="xitem_.tpi_definition_.en_sense_senses_entry_letData">pipia bilong ol samting</text:span>  <text:span text:style-name="xlanguagetag_.en_example_xitem_examples_sense_senses_entry_letData">Bua </text:span><text:span text:style-name="example_xitem_examples_sense_senses_entry_letData">Maḳ mehöti nedo sagu om sën nevonġ huk ahë los ḳatimeng ris to. </text:span> <text:span text:style-name="xlanguagetag_.en_translation_.en_translations_xitem_examples_sense_senses_entry_letData">Eng </text:span><text:span text:style-name="translation_.en_translations_xitem_examples_sense_senses_entry_letData">There must be someone living up there and so he his sending his garden rubbish and cucumber leaves down. </text:span> <text:span text:style-name="xlanguagetag_.en_example_xitem_examples_sense_senses_entry_letData">  Bua </text:span><text:span text:style-name="example_xitem_examples_sense_senses_entry_letData">Seya verup mesevev loḳ ġanġ ahë. </text:span> <text:span text:style-name="xlanguagetag_.en_translation_.en_translations_xitem_examples_sense_senses_entry_letData">Eng </text:span><text:span text:style-name="translation_.en_translations_xitem_examples_sense_senses_entry_letData">I came up and I lit the plank shavings. </text:span>  <text:span text:style-name="semanticdomainabbr_.en_xitem_semanticdomains_sense_senses_entry_letData">(sem. domains: 2.2 - </text:span> <text:span text:style-name="semanticdomainname_.en_xitem_semanticdomains_sense_senses_entry_letData">Body functions</text:span> <text:span text:style-name="semanticdomainabbr_.en_xitem_semanticdomains_sense_senses_entry_letData">, 6.8.4.7 - </text:span> <text:span text:style-name="semanticdomainname_.en_xitem_semanticdomains_sense_senses_entry_letData">Spend</text:span> .) <text:span text:style-name="xsensenumber_.en_sense_senses_entry_letData">  4) </text:span> <text:span text:style-name="partofspeech_.en_grammaticalinfo_sense_senses_entry_letData">Adv </text:span>  <text:span text:style-name="xlanguagetag_.en_xitem_.en_definition_.en_sense_senses_entry_letData">Eng </text:span><text:span text:style-name="xitem_.en_definition_.en_sense_senses_entry_letData">lower, down below-in a direction down the valley, further down than where the speaker is</text:span> <text:span text:style-name="xlanguagetag_.en_xitem_.tpi_definition_.en_sense_senses_entry_letData"> Pdg </text:span><text:span text:style-name="xitem_.tpi_definition_.en_sense_senses_entry_letData">daunbilo-bihainim wara i go</text:span>  <text:span text:style-name="xlanguagetag_.en_example_xitem_examples_sense_senses_entry_letData">Bua </text:span><text:span text:style-name="example_xitem_examples_sense_senses_entry_letData">Ya los ahë </text:span> <text:span text:style-name="xlanguagetag_.en_translation_.en_translations_xitem_examples_sense_senses_entry_letData">Eng </text:span><text:span text:style-name="translation_.en_translations_xitem_examples_sense_senses_entry_letData">He went down the valley </text:span> <text:span text:style-name="xlanguagetag_.en_example_xitem_examples_sense_senses_entry_letData">  Bua </text:span><text:span text:style-name="example_xitem_examples_sense_senses_entry_letData">Denare bël vaha ahë Jen Atov. </text:span> <text:span text:style-name="xlanguagetag_.en_translation_.en_translations_xitem_examples_sense_senses_entry_letData">Eng </text:span><text:span text:style-name="translation_.en_translations_xitem_examples_sense_senses_entry_letData">They stood downstream there at Jen Atov. </text:span> <text:span text:style-name="xlanguagetag_.en_example_xitem_examples_sense_senses_entry_letData">  Bua </text:span><text:span text:style-name="example_xitem_examples_sense_senses_entry_letData">Alu nayah menaya in alu he hurmahen lu avëh nedo ahë. </text:span> <text:span text:style-name="xlanguagetag_.en_translation_.en_translations_xitem_examples_sense_senses_entry_letData">Eng </text:span><text:span text:style-name="translation_.en_translations_xitem_examples_sense_senses_entry_letData">Let's go back because our children and wives are down there.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7.2.2.5 - </text:span> <text:span text:style-name="semanticdomainname_.en_xitem_semanticdomains_sense_senses_entry_letData">Move down</text:span> <text:span text:style-name="semanticdomainabbr_.en_xitem_semanticdomains_sense_senses_entry_letData">, 9.3.1.3 - </text:span> <text:span text:style-name="semanticdomainname_.en_xitem_semanticdomains_sense_senses_entry_letData">To a larger degree</text:span> <text:span text:style-name="semanticdomainabbr_.en_xitem_semanticdomains_sense_senses_entry_letData">, 9.3.1.4 - </text:span> <text:span text:style-name="semanticdomainname_.en_xitem_semanticdomains_sense_senses_entry_letData">To a smaller degree</text:span> .) <text:span text:style-name="xsensenumber_.en_sense_senses_entry_letData">  5) </text:span> <text:span text:style-name="partofspeech_.en_grammaticalinfo_sense_senses_entry_letData">noun(inal) </text:span>  <text:span text:style-name="xlanguagetag_.en_xitem_.en_definition_.en_sense_senses_entry_letData">Eng </text:span><text:span text:style-name="xitem_.en_definition_.en_sense_senses_entry_letData">insides, intestines etc</text:span> <text:span text:style-name="xlanguagetag_.en_xitem_.tpi_definition_.en_sense_senses_entry_letData"> Pdg </text:span><text:span text:style-name="xitem_.tpi_definition_.en_sense_senses_entry_letData">insait bel</text:span>  <text:span text:style-name="xlanguagetag_.en_example_examples_sense_senses_entry_letData">Bua </text:span><text:span text:style-name="example_examples_sense_senses_entry_letData">Hil ahëd kevus los ahëd nalu nedo lok hil ayod </text:span> <text:span text:style-name="xlanguagetag_.en_translation_.en_translations_examples_sense_senses_entry_letData">Eng </text:span><text:span text:style-name="translation_.en_translations_examples_sense_senses_entry_letData">Our large and small intestines are inside us </text:span>  <text:span>comp. </text:span> <text:span text:style-name="complexentryform_.bzh_xitem_complexformrefs_entry_letData">ahë aliveng</text:span> <text:span> comp. </text:span> <text:span text:style-name="complexentryform_.bzh_xitem_complexformrefs_entry_letData">ahë biing</text:span> <text:span> comp. </text:span> <text:span text:style-name="complexentryform_.bzh_xitem_complexformrefs_entry_letData">ahë dahis</text:span> <text:span> ClExp </text:span> <text:span text:style-name="complexentryform_.bzh_xitem_complexformrefs_entry_letData">ahë dahis raḳ</text:span> <text:span> comp. </text:span> <text:span text:style-name="complexentryform_.bzh_xitem_complexformrefs_entry_letData">ahë degën</text:span> <text:span> comp. </text:span> <text:span text:style-name="complexentryform_.bzh_xitem_complexformrefs_entry_letData">ahë desën</text:span> <text:span> comp. </text:span> <text:span text:style-name="complexentryform_.bzh_xitem_complexformrefs_entry_letData">ahëtöḳsën</text:span> <text:span> comp. </text:span> <text:span text:style-name="complexentryform_.bzh_xitem_complexformrefs_entry_letData">ahëvavu</text:span> <text:span> comp. </text:span> <text:span text:style-name="complexentryform_.bzh_xitem_complexformrefs_entry_letData">ahëvingsën</text:span> <text:span> comp. </text:span> <text:span text:style-name="complexentryform_.bzh_xitem_complexformrefs_entry_letData">ahëwëëk</text:span> <text:span> comp. </text:span> <text:span text:style-name="complexentryform_.bzh_xitem_complexformrefs_entry_letData">ahë ḳedik</text:span> <text:span> comp. </text:span> <text:span text:style-name="complexentryform_.bzh_xitem_complexformrefs_entry_letData">ahë degwa</text:span> <text:span> comp. </text:span> <text:span text:style-name="complexentryform_.bzh_xitem_complexformrefs_entry_letData">ahëbu</text:span> <text:span> comp. </text:span> <text:span text:style-name="complexentryform_.bzh_xitem_complexformrefs_entry_letData">ahëggi</text:span> <text:span> comp. </text:span> <text:span text:style-name="complexentryform_.bzh_xitem_complexformrefs_entry_letData">ahëggin</text:span> <text:span> comp. </text:span> <text:span text:style-name="complexentryform_.bzh_xitem_complexformrefs_entry_letData">ahësa</text:span> <text:span> comp. </text:span> <text:span text:style-name="complexentryform_.bzh_xitem_complexformrefs_entry_letData">ahëseḳë</text:span> <text:span> comp. </text:span> <text:span text:style-name="complexentryform_.bzh_xitem_complexformrefs_entry_letData">ahëta</text:span> <text:span> comp. </text:span> <text:span text:style-name="complexentryform_.bzh_xitem_complexformrefs_entry_letData">ahë veriik</text:span> <text:span> ClExp </text:span> <text:span text:style-name="complexentryform_.bzh_xitem_complexformrefs_entry_letData">ahë verup</text:span> <text:span> comp. </text:span> <text:span text:style-name="complexentryform_.bzh_xitem_complexformrefs_entry_letData">ahë vewev</text:span> <text:span> ClExp </text:span> <text:span text:style-name="complexentryform_.bzh_xitem_complexformrefs_entry_letData">ahë ving</text:span> <text:span> ClExp </text:span> <text:span text:style-name="complexentryform_.bzh_xitem_complexformrefs_entry_letData">ahë vonġin</text:span> <text:span> comp. </text:span> <text:span text:style-name="complexentryform_.bzh_xitem_complexformrefs_entry_letData">ahë yes</text:span> <text:span> comp. </text:span> <text:span text:style-name="complexentryform_.bzh_xitem_complexformrefs_entry_letData">ahë sepëp</text:span> <text:span> ClExp </text:span> <text:span text:style-name="complexentryform_.bzh_xitem_complexformrefs_entry_letData">ahë sis yi</text:span> <text:span> ClExp </text:span> <text:span text:style-name="complexentryform_.bzh_xitem_complexformrefs_entry_letData">ahë soveḳ</text:span> <text:span> comp. </text:span> <text:span text:style-name="complexentryform_.bzh_xitem_complexformrefs_entry_letData">ahë tabaaḳ</text:span> <text:span> comp. </text:span> <text:span text:style-name="complexentryform_.bzh_xitem_complexformrefs_entry_letData">ahë valo</text:span> <text:span> comp. </text:span> <text:span text:style-name="complexentryform_.bzh_xitem_complexformrefs_entry_letData">ahë veġo</text:span> <text:span> ClExp </text:span> <text:span text:style-name="complexentryform_.bzh_xitem_complexformrefs_entry_letData">ahë raḳ</text:span> <text:span> comp. </text:span> <text:span text:style-name="complexentryform_.bzh_xitem_complexformrefs_entry_letData">ahë raru</text:span> <text:span> comp. </text:span> <text:span text:style-name="complexentryform_.bzh_xitem_complexformrefs_entry_letData">ahë rekwareḳ</text:span> <text:span> comp. </text:span> <text:span text:style-name="complexentryform_.bzh_xitem_complexformrefs_entry_letData">ahë salaḳ</text:span> <text:span> comp. </text:span> <text:span text:style-name="complexentryform_.bzh_xitem_complexformrefs_entry_letData">ahë sekwahek</text:span> <text:span> comp. </text:span> <text:span text:style-name="complexentryform_.bzh_xitem_complexformrefs_entry_letData">ahë sengën</text:span> <text:span> comp. </text:span> <text:span text:style-name="complexentryform_.bzh_xitem_complexformrefs_entry_letData">ahë pelot</text:span> <text:span> comp. </text:span> <text:span text:style-name="complexentryform_.bzh_xitem_complexformrefs_entry_letData">ahë pepeleng</text:span> <text:span> comp. </text:span> <text:span text:style-name="complexentryform_.bzh_xitem_complexformrefs_entry_letData">ahë pepoleḳ</text:span> <text:span> comp. </text:span> <text:span text:style-name="complexentryform_.bzh_xitem_complexformrefs_entry_letData">ahë pepu</text:span> <text:span> comp. </text:span> <text:span text:style-name="complexentryform_.bzh_xitem_complexformrefs_entry_letData">ahë puḳ</text:span> <text:span> comp. </text:span> <text:span text:style-name="complexentryform_.bzh_xitem_complexformrefs_entry_letData">ahë raġo</text:span> <text:span> comp. </text:span> <text:span text:style-name="complexentryform_.bzh_xitem_complexformrefs_entry_letData">ahë nevis</text:span> <text:span> comp. </text:span> <text:span text:style-name="complexentryform_.bzh_xitem_complexformrefs_entry_letData">ahë nipaya</text:span> <text:span> comp. </text:span> <text:span text:style-name="complexentryform_.bzh_xitem_complexformrefs_entry_letData">ahë nivesa</text:span> <text:span> comp. </text:span> <text:span text:style-name="complexentryform_.bzh_xitem_complexformrefs_entry_letData">ahë nudeng</text:span> <text:span> comp. </text:span> <text:span text:style-name="complexentryform_.bzh_xitem_complexformrefs_entry_letData">ahë nġaya (in)</text:span> <text:span> comp. </text:span> <text:span text:style-name="complexentryform_.bzh_xitem_complexformrefs_entry_letData">ahë pahu</text:span> <text:span> comp. </text:span> <text:span text:style-name="complexentryform_.bzh_xitem_complexformrefs_entry_letData">ahë meḳus</text:span> <text:span> comp. </text:span> <text:span text:style-name="complexentryform_.bzh_xitem_complexformrefs_entry_letData">ahë memus</text:span> <text:span> comp. </text:span> <text:span text:style-name="complexentryform_.bzh_xitem_complexformrefs_entry_letData">ahë menġëës</text:span> <text:span> comp. </text:span> <text:span text:style-name="complexentryform_.bzh_xitem_complexformrefs_entry_letData">ahë meyip</text:span> <text:span> comp. </text:span> <text:span text:style-name="complexentryform_.bzh_xitem_complexformrefs_entry_letData">ahë nalu</text:span> <text:span> ClExp </text:span> <text:span text:style-name="complexentryform_.bzh_xitem_complexformrefs_entry_letData">ahë navi nesang</text:span> <text:span> comp. </text:span> <text:span text:style-name="complexentryform_.bzh_xitem_complexformrefs_entry_letData">ahë ḳevus</text:span> <text:span> comp. </text:span> <text:span text:style-name="complexentryform_.bzh_xitem_complexformrefs_entry_letData">ahë leḳ</text:span> <text:span> comp. </text:span> <text:span text:style-name="complexentryform_.bzh_xitem_complexformrefs_entry_letData">ahë leeng</text:span> <text:span> ClExp </text:span> <text:span text:style-name="complexentryform_.bzh_xitem_complexformrefs_entry_letData">ahë loḳ vu</text:span> <text:span> comp. </text:span> <text:span text:style-name="complexentryform_.bzh_xitem_complexformrefs_entry_letData">ahë maggin</text:span> <text:span> comp. </text:span> <text:span text:style-name="complexentryform_.bzh_xitem_complexformrefs_entry_letData">ahë meggëveng</text:span> <text:span> comp. </text:span> <text:span text:style-name="complexentryform_.bzh_xitem_complexformrefs_entry_letData">ahë ḳatëḳ</text:span> <text:span> comp. </text:span> <text:span text:style-name="complexentryform_.bzh_xitem_complexformrefs_entry_letData">ahë ḳaving</text:span> <text:span> comp. </text:span> <text:span text:style-name="complexentryform_.bzh_xitem_complexformrefs_entry_letData">ahë ḳedaaḳ</text:span> <text:span> comp. </text:span> <text:span text:style-name="complexentryform_.bzh_xitem_complexformrefs_entry_letData">ahë ḳeḳung</text:span> <text:span> comp. </text:span> <text:span text:style-name="complexentryform_.bzh_xitem_complexformrefs_entry_letData">ahë ḳemu ḳemu</text:span> <text:span> comp. </text:span> <text:span text:style-name="complexentryform_.bzh_xitem_complexformrefs_entry_letData">ahë ḳerin</text:span> <text:span> comp. </text:span> <text:span text:style-name="complexentryform_.bzh_xitem_complexformrefs_entry_letData">ahë gwap</text:span> <text:span> comp. </text:span> <text:span text:style-name="complexentryform_.bzh_xitem_complexformrefs_entry_letData">ahë gweng</text:span> <text:span> comp. </text:span> <text:span text:style-name="complexentryform_.bzh_xitem_complexformrefs_entry_letData">ahë hiiḳ</text:span> <text:span> ClExp </text:span> <text:span text:style-name="complexentryform_.bzh_xitem_complexformrefs_entry_letData">ahë köd</text:span> <text:span> ClExp </text:span> <text:span text:style-name="complexentryform_.bzh_xitem_complexformrefs_entry_letData">ahë kul</text:span> <text:span> comp. </text:span> <text:span text:style-name="complexentryform_.bzh_xitem_complexformrefs_entry_letData">ahë ḳapeeng</text:span> <text:span> ClExp </text:span> <text:span text:style-name="complexentryform_.bzh_xitem_complexformrefs_entry_letData">ahë du yi</text:span> <text:span> comp. </text:span> <text:span text:style-name="complexentryform_.bzh_xitem_complexformrefs_entry_letData">ahë ġami</text:span> <text:span> ClExp </text:span> <text:span text:style-name="complexentryform_.bzh_xitem_complexformrefs_entry_letData">ahë ġami tur</text:span> <text:span> comp. </text:span> <text:span text:style-name="complexentryform_.bzh_xitem_complexformrefs_entry_letData">ahë ġeru</text:span> <text:span> comp. </text:span> <text:span text:style-name="complexentryform_.bzh_xitem_complexformrefs_entry_letData">ahë ggeneng</text:span> <text:span> comp. </text:span> <text:span text:style-name="complexentryform_.bzh_xitem_complexformrefs_entry_letData">ahë ggöh</text:span>  </text:p>
        <text:p text:style-name="entry_letData"><text:span text:style-name="headword_entry_letData">ahë aliveng  </text:span> <text:span text:style-name="pronunciation_pronunciations_entry_letData">[ˈa.ʁe a.ˈl̪iβəŋ]</text:span>  <text:span text:style-name="crossreftype_crossrefs_entry_letData">cf: </text:span> <text:span text:style-name="crossref_crossreftargets_crossrefs_entry_letData">aliveng</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rubbish left behind when someone moves on</text:span> <text:span text:style-name="xlanguagetag_.en_xitem_.tpi_definition_.en_sense_senses_entry_letData"> Pdg </text:span><text:span text:style-name="xitem_.tpi_definition_.en_sense_senses_entry_letData">pipia bilong man i slip na kirap i go</text:span>  <text:span text:style-name="xlanguagetag_.en_example_examples_sense_senses_entry_letData">Bua </text:span><text:span text:style-name="example_examples_sense_senses_entry_letData">Mehöti sën neggëp loḳ sënë bekedi meya gahë aliveng to nedo </text:span> <text:span text:style-name="xlanguagetag_.en_translation_.en_translations_examples_sense_senses_entry_letData">Eng </text:span><text:span text:style-name="translation_.en_translations_examples_sense_senses_entry_letData">This person slept here and left his rubbish behind when he went </text:span>  <text:span text:style-name="semanticdomainabbr_.en_semanticdomains_sense_senses_entry_letData">(sem. domains: 5.6.1 - </text:span> <text:span text:style-name="semanticdomainname_.en_semanticdomains_sense_senses_entry_letData">Clean, dirty</text:span> .) </text:p>
        <text:p text:style-name="entry_letData"><text:span text:style-name="headword_entry_letData">ahë biing  </text:span> <text:span text:style-name="pronunciation_pronunciations_entry_letData">[ˈa.ʁe ˈᵐbiːŋ]</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having a large stomach, a pot-belly-such as is brought on by drinking beer</text:span> <text:span text:style-name="xlanguagetag_.en_xitem_.tpi_definition_.en_sense_senses_entry_letData"> Pdg </text:span><text:span text:style-name="xitem_.tpi_definition_.en_sense_senses_entry_letData">bikbel</text:span>  <text:span text:style-name="xlanguagetag_.en_example_examples_sense_senses_entry_letData">Bua </text:span><text:span text:style-name="example_examples_sense_senses_entry_letData">Mehö ahë böp om hil nanër nabë ahë biing </text:span> <text:span text:style-name="xlanguagetag_.en_translation_.en_translations_examples_sense_senses_entry_letData">Eng </text:span><text:span text:style-name="translation_.en_translations_examples_sense_senses_entry_letData">We call a person with a big stomach ahë biing </text:span>  <text:span text:style-name="semanticdomainabbr_.en_semanticdomains_sense_senses_entry_letData">(sem. domains: 6.7.7 - </text:span> <text:span text:style-name="semanticdomainname_.en_semanticdomains_sense_senses_entry_letData">Container</text:span> .) </text:p>
        <text:p text:style-name="entry_letData"><text:span text:style-name="headword_entry_letData">ahë dahis  </text:span> <text:span text:style-name="pronunciation_pronunciations_entry_letData">[ˈa.ʁe ˈⁿda.ʁit͡ʃ]</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cylindrical</text:span> <text:span text:style-name="xlanguagetag_.en_xitem_.tpi_definition_.en_sense_senses_entry_letData"> Pdg </text:span><text:span text:style-name="xitem_.tpi_definition_.en_sense_senses_entry_letData">longpela na raunpela</text:span>  <text:span text:style-name="xlanguagetag_.en_example_examples_sense_senses_entry_letData">Bua </text:span><text:span text:style-name="example_examples_sense_senses_entry_letData">Apel agga ahë dahis, geġanġ ahë petes </text:span> <text:span text:style-name="xlanguagetag_.en_translation_.en_translations_examples_sense_senses_entry_letData">Eng </text:span><text:span text:style-name="translation_.en_translations_examples_sense_senses_entry_letData">A bamboo trunk is cylindrical, and a plank is flat. </text:span>  <text:span text:style-name="semanticdomainabbr_.en_semanticdomains_sense_senses_entry_letData">(sem. domains: 8.3.1 - </text:span> <text:span text:style-name="semanticdomainname_.en_semanticdomains_sense_senses_entry_letData">Shape</text:span> .) </text:p>
        <text:p text:style-name="entry_letData"><text:span text:style-name="headword_entry_letData">ahë degën  </text:span> <text:span text:style-name="pronunciation_pronunciations_entry_letData">[ˈa.ʁe ⁿdə.ˈᵑɡen]</text:span>  <text:span text:style-name="crossreftype_crossrefs_entry_letData">cf: </text:span> <text:span text:style-name="crossref_xitem_crossreftargets_crossrefs_entry_letData">degën</text:span> <text:span text:style-name="crossref_xitem_crossreftargets_crossrefs_entry_letData">, je degën</text:span> <text:span text:style-name="crossref_xitem_crossreftargets_crossrefs_entry_letData">, mala degën</text:span> <text:span text:style-name="crossref_xitem_crossreftargets_crossrefs_entry_letData">, yu degën</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standing on edge, tilted over, not straight, crooked</text:span> <text:span text:style-name="xlanguagetag_.en_xitem_.tpi_definition_.en_sense_senses_entry_letData"> Pdg </text:span><text:span text:style-name="xitem_.tpi_definition_.en_sense_senses_entry_letData">saitim</text:span>  <text:span text:style-name="xlanguagetag_.en_example_examples_sense_senses_entry_letData">Bua </text:span><text:span text:style-name="example_examples_sense_senses_entry_letData">Mehöti sap mudeng sënë rëḳ nevonġ ahë degën </text:span> <text:span text:style-name="xlanguagetag_.en_translation_.en_translations_examples_sense_senses_entry_letData">Eng </text:span><text:span text:style-name="translation_.en_translations_examples_sense_senses_entry_letData">Someone cut this plank but he made it crooked </text:span>  <text:span text:style-name="semanticdomainabbr_.en_xitem_semanticdomains_sense_senses_entry_letData">(sem. domains: 6.5.4.2 - </text:span> <text:span text:style-name="semanticdomainname_.en_xitem_semanticdomains_sense_senses_entry_letData">Boundary</text:span> <text:span text:style-name="semanticdomainabbr_.en_xitem_semanticdomains_sense_senses_entry_letData">, 7.3.6.3 - </text:span> <text:span text:style-name="semanticdomainname_.en_xitem_semanticdomains_sense_senses_entry_letData">Limit</text:span> <text:span text:style-name="semanticdomainabbr_.en_xitem_semanticdomains_sense_senses_entry_letData">, 8.5.1.3 - </text:span> <text:span text:style-name="semanticdomainname_.en_xitem_semanticdomains_sense_senses_entry_letData">On</text:span> .) </text:p>
        <text:p text:style-name="entry_letData"><text:span text:style-name="headword_entry_letData">ahë degwa  </text:span> <text:span text:style-name="pronunciation_pronunciations_entry_letData">[ˈa.ʁe ⁿdə.ˈᵑɡʷa]</text:span>  <text:span text:style-name="entrytypeabbr_.en_primaryrefs_entry_letData">(comp. of </text:span> <text:span text:style-name="mainentryref_primaryrefs_entry_letData">ahë</text:span> ) <text:span text:style-name="xsensenumber_.en_sense_senses_entry_letData">1) </text:span> <text:span text:style-name="xlanguagetag_.en_xitem_.en_definition_.en_sense_senses_entry_letData">Eng </text:span><text:span text:style-name="xitem_.en_definition_.en_sense_senses_entry_letData">bottom, base, the part that something rests on</text:span> <text:span text:style-name="xlanguagetag_.en_xitem_.tpi_definition_.en_sense_senses_entry_letData"> Pdg </text:span><text:span text:style-name="xitem_.tpi_definition_.en_sense_senses_entry_letData">as, aninit</text:span>  <text:span text:style-name="xlanguagetag_.en_example_xitem_examples_sense_senses_entry_letData">Bua </text:span><text:span text:style-name="example_xitem_examples_sense_senses_entry_letData">Sa varah ggaġeng ahë degwa raḳ gesa ġelu len. </text:span> <text:span text:style-name="xlanguagetag_.en_translation_.en_translations_xitem_examples_sense_senses_entry_letData">Eng </text:span><text:span text:style-name="translation_.en_translations_xitem_examples_sense_senses_entry_letData">I turn the drum bottom up and I pierce it (with a sharp instrument) to make a hole. </text:span> <text:span text:style-name="xlanguagetag_.en_example_xitem_examples_sense_senses_entry_letData">  Bua </text:span><text:span text:style-name="example_xitem_examples_sense_senses_entry_letData">Mon Nahes vo ggaġeng ahë degwa lob ata mala mir. </text:span> <text:span text:style-name="xlanguagetag_.en_translation_.en_translations_xitem_examples_sense_senses_entry_letData">Eng </text:span><text:span text:style-name="translation_.en_translations_xitem_examples_sense_senses_entry_letData">Mon Nahes hit her with the base of the drum and his mother's eye closed up.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4.5.6.2 - </text:span> <text:span text:style-name="semanticdomainname_.en_xitem_semanticdomains_sense_senses_entry_letData">Low status</text:span> <text:span text:style-name="semanticdomainabbr_.en_xitem_semanticdomains_sense_senses_entry_letData">, 8.6 - </text:span> <text:span text:style-name="semanticdomainname_.en_xitem_semanticdomains_sense_senses_entry_letData">Parts of things</text:span> <text:span text:style-name="semanticdomainabbr_.en_xitem_semanticdomains_sense_senses_entry_letData">, 9.6.2.4 - </text:span> <text:span text:style-name="semanticdomainname_.en_xitem_semanticdomains_sense_senses_entry_letData">Basis</text:span> .) <text:span text:style-name="xsensenumber_.en_sense_senses_entry_letData">  2) </text:span> <text:span text:style-name="xlanguagetag_.en_xitem_.en_definition_.en_sense_senses_entry_letData">Eng </text:span><text:span text:style-name="xitem_.en_definition_.en_sense_senses_entry_letData">fouindation, base, bottom</text:span> <text:span text:style-name="xlanguagetag_.en_xitem_.tpi_definition_.en_sense_senses_entry_letData"> Pdg </text:span><text:span text:style-name="xitem_.tpi_definition_.en_sense_senses_entry_letData">statim, aninit</text:span>  <text:span text:style-name="xlanguagetag_.en_example_examples_sense_senses_entry_letData">Bua </text:span><text:span text:style-name="example_examples_sense_senses_entry_letData">Dejelë go ahë degwa nedo ya telig in debajanġ la jaḳ na </text:span> <text:span text:style-name="xlanguagetag_.en_translation_.en_translations_examples_sense_senses_entry_letData">Eng </text:span><text:span text:style-name="translation_.en_translations_examples_sense_senses_entry_letData">They laid the bottom yams down on the level area in order to pile others on top </text:span>  <text:span text:style-name="xsensenumber_.en_sense_senses_entry_letData">  3) </text:span> <text:span text:style-name="xlanguagetag_.en_xitem_.en_definition_.en_sense_senses_entry_letData">Eng </text:span><text:span text:style-name="xitem_.en_definition_.en_sense_senses_entry_letData">dregs, the little bit of something left at the bottom of a virtually empty container</text:span> <text:span text:style-name="xlanguagetag_.en_xitem_.tpi_definition_.en_sense_senses_entry_letData"> Pdg </text:span><text:span text:style-name="xitem_.tpi_definition_.en_sense_senses_entry_letData">daunbilo tru</text:span>  <text:span text:style-name="xlanguagetag_.en_example_examples_sense_senses_entry_letData">Bua </text:span><text:span text:style-name="example_examples_sense_senses_entry_letData">Ḳo bël ahë degwa besu pup rë </text:span> <text:span text:style-name="xlanguagetag_.en_translation_.en_translations_examples_sense_senses_entry_letData">Eng </text:span><text:span text:style-name="translation_.en_translations_examples_sense_senses_entry_letData">He just got a bit of water in the bottom,- it wasn't full </text:span>  <text:span text:style-name="semanticdomainabbr_.en_semanticdomains_sense_senses_entry_letData">(sem. domains: 8.1.7.4 - </text:span> <text:span text:style-name="semanticdomainname_.en_semanticdomains_sense_senses_entry_letData">Remain, remainder</text:span> .) </text:p>
        <text:p text:style-name="entry_letData"><text:span text:style-name="headword_entry_letData">ahë desën  </text:span> <text:span text:style-name="pronunciation_pronunciations_entry_letData">[ˈa.ʁe ⁿdə.ˈt͡ʃen]</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abdominal membranes, peritoneum, diaphragm</text:span> <text:span text:style-name="xlanguagetag_.en_xitem_.tpi_definition_.en_sense_senses_entry_letData"> Pdg </text:span><text:span text:style-name="xitem_.tpi_definition_.en_sense_senses_entry_letData">bilum i karamapim bel</text:span>  <text:span text:style-name="xlanguagetag_.en_example_examples_sense_senses_entry_letData">Bua </text:span><text:span text:style-name="example_examples_sense_senses_entry_letData">Ahë veriik raḳ nedo ahë desën </text:span> <text:span text:style-name="xlanguagetag_.en_translation_.en_translations_examples_sense_senses_entry_letData">Eng </text:span><text:span text:style-name="translation_.en_translations_examples_sense_senses_entry_letData">The large intestine sits on the ahë desën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hë ġami  </text:span> <text:span text:style-name="pronunciation_pronunciations_entry_letData">[ˈa.ʁe ˈᵑɢa.mi]</text:span>  <text:span text:style-name="crossreftype_crossrefs_entry_letData">cf: </text:span> <text:span text:style-name="crossref_crossreftargets_crossrefs_entry_letData">ġami</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anus, the large intestine . The intestine was washed out and filled with fat and meat like a sausage and cooked</text:span> <text:span text:style-name="xlanguagetag_.en_xitem_.tpi_definition_.en_sense_senses_entry_letData"> Pdg </text:span><text:span text:style-name="xitem_.tpi_definition_.en_sense_senses_entry_letData">as rot bilong pekpek</text:span>  <text:span text:style-name="xlanguagetag_.en_example_examples_sense_senses_entry_letData">Bua </text:span><text:span text:style-name="example_examples_sense_senses_entry_letData">Avëh devo bööḳ reggos loḳ yah bööḳ ahë ġami lob deyeh </text:span> <text:span text:style-name="xlanguagetag_.en_translation_.en_translations_examples_sense_senses_entry_letData">Eng </text:span><text:span text:style-name="translation_.en_translations_examples_sense_senses_entry_letData">The women put the pig flesh into the pig intestine and cooked it.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hë ġami tur  </text:span> <text:span text:style-name="pronunciation_pronunciations_entry_letData">[ˈa.ʁe ˈᵑɢa.mi tuɾ]</text:span>  <text:span text:style-name="entrytypeabbr_.en_primaryrefs_entry_letData">(clExp. of </text:span> <text:span text:style-name="mainentryref_primaryrefs_entry_letData">ahë</text:span> ) <text:span text:style-name="xlanguagetag_.en_xitem_.en_definition_.en_sense_senses_entry_letData">Eng </text:span><text:span text:style-name="xitem_.en_definition_.en_sense_senses_entry_letData">hemorrhoids, piles</text:span> <text:span text:style-name="xlanguagetag_.en_xitem_.tpi_definition_.en_sense_senses_entry_letData"> Pdg </text:span><text:span text:style-name="xitem_.tpi_definition_.en_sense_senses_entry_letData">rot bilong pekpek i kamaut</text:span>  <text:span text:style-name="xlanguagetag_.en_example_examples_sense_senses_entry_letData">Bua </text:span><text:span text:style-name="example_examples_sense_senses_entry_letData">Ahë ġami tur in niraḳsën ti yö nebë sënë </text:span> <text:span text:style-name="xlanguagetag_.en_translation_.en_translations_examples_sense_senses_entry_letData">Eng </text:span><text:span text:style-name="translation_.en_translations_examples_sense_senses_entry_letData">The intestine comes out because this is a kind of sickness </text:span>  </text:p>
        <text:p text:style-name="entry_letData"><text:span text:style-name="headword_entry_letData">ahë ġeru  </text:span> <text:span text:style-name="pronunciation_pronunciations_entry_letData">[ˈa.ʁe ᵑɢə.ˈɾu]</text:span>  <text:span text:style-name="crossreftype_crossrefs_entry_letData">cf: </text:span> <text:span text:style-name="crossref_xitem_crossreftargets_crossrefs_entry_letData">pepu</text:span> <text:span text:style-name="crossref_xitem_crossreftargets_crossrefs_entry_letData">, ahë pepu</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buttocks</text:span> <text:span text:style-name="xlanguagetag_.en_xitem_.tpi_definition_.en_sense_senses_entry_letData"> Pdg </text:span><text:span text:style-name="xitem_.tpi_definition_.en_sense_senses_entry_letData">as</text:span>  <text:span text:style-name="xlanguagetag_.en_example_examples_sense_senses_entry_letData">Bua </text:span><text:span text:style-name="example_examples_sense_senses_entry_letData">Veh tob ggërin ahë ġeru </text:span> <text:span text:style-name="xlanguagetag_.en_translation_.en_translations_examples_sense_senses_entry_letData">Eng </text:span><text:span text:style-name="translation_.en_translations_examples_sense_senses_entry_letData">She fastened a laplap around her </text:span>  </text:p>
        <text:p text:style-name="entry_letData"><text:span text:style-name="headword_entry_letData">ahë ggeneng  </text:span> <text:span text:style-name="pronunciation_pronunciations_entry_letData">[ˈa.ʁe ˈɣɛn.əŋ]</text:span>  <text:span text:style-name="crossreftype_crossrefs_entry_letData">cf: </text:span> <text:span text:style-name="crossref_crossreftargets_crossrefs_entry_letData">ggeneng</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foundation, support-the base of a wall or dam; large stones logs etc forming the base of something; the foundation for the headdress used in dancing.</text:span> <text:span text:style-name="xlanguagetag_.en_xitem_.tpi_definition_.en_sense_senses_entry_letData"> Pdg </text:span><text:span text:style-name="xitem_.tpi_definition_.en_sense_senses_entry_letData">bikpela, strongpela-ol bikpela ston o diwai ol i putim i go pas bilong strongim sampela samting</text:span>  <text:span text:style-name="xlanguagetag_.en_example_xitem_examples_sense_senses_entry_letData">Bua </text:span><text:span text:style-name="example_xitem_examples_sense_senses_entry_letData">Debë ahë ggeneng ya neggëp in degebë nengwah jaḳ gëp doḳ reek len </text:span> <text:span text:style-name="xlanguagetag_.en_translation_.en_translations_xitem_examples_sense_senses_entry_letData">Eng </text:span><text:span text:style-name="translation_.en_translations_xitem_examples_sense_senses_entry_letData">They laid some foundation logs down to stack the firewood on under the house </text:span> <text:span text:style-name="xlanguagetag_.en_example_xitem_examples_sense_senses_entry_letData">  Bua </text:span><text:span text:style-name="example_xitem_examples_sense_senses_entry_letData">Alam dëkeden nengwah og dëbë ahë ggeneng loḳ in ḳoov rëḳ jaḳ ġelönġ </text:span> <text:span text:style-name="xlanguagetag_.en_translation_.en_translations_xitem_examples_sense_senses_entry_letData">Eng </text:span><text:span text:style-name="translation_.en_translations_xitem_examples_sense_senses_entry_letData">When people split firewood they put a log underneath so the axe doesn't hit a stone </text:span>  <text:span text:style-name="semanticdomainabbr_.en_xitem_semanticdomains_sense_senses_entry_letData">(sem. domains: 6.5.2 - </text:span> <text:span text:style-name="semanticdomainname_.en_xitem_semanticdomains_sense_senses_entry_letData">Parts of a building</text:span> <text:span text:style-name="semanticdomainabbr_.en_xitem_semanticdomains_sense_senses_entry_letData">, 8.3.5.1 - </text:span> <text:span text:style-name="semanticdomainname_.en_xitem_semanticdomains_sense_senses_entry_letData">Nature, character</text:span> .) </text:p>
        <text:p text:style-name="entry_letData"><text:span text:style-name="headword_entry_letData">ahë ggöh  </text:span> <text:span text:style-name="pronunciation_pronunciations_entry_letData">[ˈa.ʁe ɣɔʁ]</text:span>  <text:span text:style-name="entrytypeabbr_.en_primaryrefs_entry_letData">(comp. of </text:span> <text:span text:style-name="mainentryref_primaryrefs_entry_letData">ahë</text:span> ) <text:span text:style-name="xsensenumber_.en_sense_senses_entry_letData">1) </text:span> <text:span text:style-name="xlanguagetag_.en_xitem_.en_definition_.en_sense_senses_entry_letData">Eng </text:span><text:span text:style-name="xitem_.en_definition_.en_sense_senses_entry_letData">thick-especially of a single sheet of something</text:span> <text:span text:style-name="xlanguagetag_.en_xitem_.tpi_definition_.en_sense_senses_entry_letData"> Pdg </text:span><text:span text:style-name="xitem_.tpi_definition_.en_sense_senses_entry_letData">bikpela-olsem buk i gat planti pes</text:span>  <text:span text:style-name="xlanguagetag_.en_example_examples_sense_senses_entry_letData">Bua </text:span><text:span text:style-name="example_examples_sense_senses_entry_letData">Ḳapiya ahë ggöh </text:span> <text:span text:style-name="xlanguagetag_.en_translation_.en_translations_examples_sense_senses_entry_letData">Eng </text:span><text:span text:style-name="translation_.en_translations_examples_sense_senses_entry_letData">The book is a thick one </text:span>  <text:span text:style-name="semanticdomainabbr_.en_xitem_semanticdomains_sense_senses_entry_letData">(sem. domains: 8.2.3 - </text:span> <text:span text:style-name="semanticdomainname_.en_xitem_semanticdomains_sense_senses_entry_letData">Thick</text:span> <text:span text:style-name="semanticdomainabbr_.en_xitem_semanticdomains_sense_senses_entry_letData">, 8.2.3.1 - </text:span> <text:span text:style-name="semanticdomainname_.en_xitem_semanticdomains_sense_senses_entry_letData">Thin thing</text:span> <text:span text:style-name="semanticdomainabbr_.en_xitem_semanticdomains_sense_senses_entry_letData">, 8.2.3.2 - </text:span> <text:span text:style-name="semanticdomainname_.en_xitem_semanticdomains_sense_senses_entry_letData">Fat person</text:span> <text:span text:style-name="semanticdomainabbr_.en_xitem_semanticdomains_sense_senses_entry_letData">, 8.2.3.3 - </text:span> <text:span text:style-name="semanticdomainname_.en_xitem_semanticdomains_sense_senses_entry_letData">Thin person</text:span> <text:span text:style-name="semanticdomainabbr_.en_xitem_semanticdomains_sense_senses_entry_letData">, 8.2.4 - </text:span> <text:span text:style-name="semanticdomainname_.en_xitem_semanticdomains_sense_senses_entry_letData">Wide</text:span> <text:span text:style-name="semanticdomainabbr_.en_xitem_semanticdomains_sense_senses_entry_letData">, 8.2.4.1 - </text:span> <text:span text:style-name="semanticdomainname_.en_xitem_semanticdomains_sense_senses_entry_letData">Narrow</text:span> .) <text:span text:style-name="xsensenumber_.en_sense_senses_entry_letData">  2) </text:span> <text:span text:style-name="xlanguagetag_.en_xitem_.en_definition_.en_sense_senses_entry_letData">Eng </text:span><text:span text:style-name="xitem_.en_definition_.en_sense_senses_entry_letData">strong, tight</text:span> <text:span text:style-name="xlanguagetag_.en_xitem_.tpi_definition_.en_sense_senses_entry_letData"> Pdg </text:span><text:span text:style-name="xitem_.tpi_definition_.en_sense_senses_entry_letData">tait</text:span>  <text:span text:style-name="xlanguagetag_.en_example_examples_sense_senses_entry_letData">Bua </text:span><text:span text:style-name="example_examples_sense_senses_entry_letData">Depam ayööng loḳ baar bahë ggoh rot </text:span> <text:span text:style-name="xlanguagetag_.en_translation_.en_translations_examples_sense_senses_entry_letData">Eng </text:span><text:span text:style-name="translation_.en_translations_examples_sense_senses_entry_letData">They pumped the ball full of air and it was tight </text:span>  <text:span text:style-name="semanticdomainabbr_.en_xitem_semanticdomains_sense_senses_entry_letData">(sem. domains: 2.4.1 - </text:span> <text:span text:style-name="semanticdomainname_.en_xitem_semanticdomains_sense_senses_entry_letData">Strong</text:span> <text:span text:style-name="semanticdomainabbr_.en_xitem_semanticdomains_sense_senses_entry_letData">, 2.4.2 - </text:span> <text:span text:style-name="semanticdomainname_.en_xitem_semanticdomains_sense_senses_entry_letData">Weak</text:span> <text:span text:style-name="semanticdomainabbr_.en_xitem_semanticdomains_sense_senses_entry_letData">, 8.3.6.1 - </text:span> <text:span text:style-name="semanticdomainname_.en_xitem_semanticdomains_sense_senses_entry_letData">Strong, brittle</text:span> .) </text:p>
        <text:p text:style-name="entry_letData"><text:span text:style-name="headword_entry_letData">ahë gwap  </text:span> <text:span text:style-name="pronunciation_pronunciations_entry_letData">[ˈa.ʁe ᵑɡʷap]</text:span>  <text:span text:style-name="crossreftype_crossrefs_entry_letData">cf: </text:span> <text:span text:style-name="crossref_xitem_crossreftargets_crossrefs_entry_letData">gwap</text:span> <text:span text:style-name="crossref_xitem_crossreftargets_crossrefs_entry_letData">, nyë gwap</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foam, flotsam-water born rubbish</text:span> <text:span text:style-name="xlanguagetag_.en_xitem_.tpi_definition_.en_sense_senses_entry_letData"> Pdg </text:span><text:span text:style-name="xitem_.tpi_definition_.en_sense_senses_entry_letData">pipia wantaim spet wara i karim</text:span>  <text:span text:style-name="xlanguagetag_.en_example_examples_sense_senses_entry_letData">Bua </text:span><text:span text:style-name="example_examples_sense_senses_entry_letData">Bël vaar meḳo ḳele lu nġaa yam behil anër bë ahë gwap </text:span> <text:span text:style-name="xlanguagetag_.en_translation_.en_translations_examples_sense_senses_entry_letData">Eng </text:span><text:span text:style-name="translation_.en_translations_examples_sense_senses_entry_letData">When the river floods and brings down trees and things, we call it ahë gwap. </text:span>  <text:span text:style-name="semanticdomainabbr_.en_semanticdomains_sense_senses_entry_letData">(sem. domains: 1.3.2 - </text:span> <text:span text:style-name="semanticdomainname_.en_semanticdomains_sense_senses_entry_letData">Movement of water</text:span> .) </text:p>
        <text:p text:style-name="entry_letData"><text:span text:style-name="headword_entry_letData">ahë gweng  </text:span> <text:span text:style-name="pronunciation_pronunciations_entry_letData">[ˈa.ʁe ᵑɡʷɛŋ]</text:span>  <text:span text:style-name="crossreftype_crossrefs_entry_letData">cf: </text:span> <text:span text:style-name="crossref_crossreftargets_crossrefs_entry_letData">gweng</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full up, swollen, bursting-especially of the stomach, pregnant</text:span> <text:span text:style-name="xlanguagetag_.en_xitem_.tpi_definition_.en_sense_senses_entry_letData"> Pdg </text:span><text:span text:style-name="xitem_.tpi_definition_.en_sense_senses_entry_letData">solap, tait, bel i solap</text:span>  <text:span text:style-name="xlanguagetag_.en_example_examples_sense_senses_entry_letData">Bua </text:span><text:span text:style-name="example_examples_sense_senses_entry_letData">Avëh naluj loḳ bahëj gweng raḳ </text:span> <text:span text:style-name="xlanguagetag_.en_translation_.en_translations_examples_sense_senses_entry_letData">Eng </text:span><text:span text:style-name="translation_.en_translations_examples_sense_senses_entry_letData">When women are pregnant their stomachs swell </text:span>  </text:p>
        <text:p text:style-name="entry_letData"><text:span text:style-name="headword_entry_letData">ahë hiiḳ  </text:span> <text:span text:style-name="pronunciation_pronunciations_entry_letData">[ˈa.ʁe ʁiːq]</text:span>  <text:span text:style-name="crossreftype_crossrefs_entry_letData">cf: </text:span> <text:span text:style-name="crossref_xitem_crossreftargets_crossrefs_entry_letData">hiiḳ<text:span text:style-name="xhomographnumber_crossref_xitem_crossreftargets_crossrefs_entry_letData">1</text:span></text:span> <text:span text:style-name="crossref_xitem_crossreftargets_crossrefs_entry_letData">, puneḳ</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sunbeam, ray of light</text:span> <text:span text:style-name="xlanguagetag_.en_xitem_.tpi_definition_.en_sense_senses_entry_letData"> Pdg </text:span><text:span text:style-name="xitem_.tpi_definition_.en_sense_senses_entry_letData">lait bilong san long apinun o moning</text:span>  <text:span text:style-name="xlanguagetag_.en_example_examples_sense_senses_entry_letData">Bua </text:span><text:span text:style-name="example_examples_sense_senses_entry_letData">Hes gelu ahë hiiḳ </text:span> <text:span text:style-name="xlanguagetag_.en_translation_.en_translations_examples_sense_senses_entry_letData">Eng </text:span><text:span text:style-name="translation_.en_translations_examples_sense_senses_entry_letData">The suns rays shone down (through the clouds) </text:span>  </text:p>
        <text:p text:style-name="entry_letData"><text:span text:style-name="headword_entry_letData">ahë köd  </text:span> <text:span text:style-name="pronunciation_pronunciations_entry_letData">[ˈa.ʁe kɔⁿd]</text:span>  <text:span text:style-name="entrytypeabbr_.en_primaryrefs_entry_letData">(clExp. of </text:span> <text:span text:style-name="mainentryref_primaryrefs_entry_letData">ahë</text:span> ) <text:span text:style-name="xsensenumber_.en_sense_senses_entry_letData">1) </text:span> <text:span text:style-name="xlanguagetag_.en_xitem_.en_definition_.en_sense_senses_entry_letData">Eng </text:span><text:span text:style-name="xitem_.en_definition_.en_sense_senses_entry_letData">swollen, pregnant, having a swollen stomach which makes one's clothes stick out</text:span> <text:span text:style-name="xlanguagetag_.en_xitem_.tpi_definition_.en_sense_senses_entry_letData"> Pdg </text:span><text:span text:style-name="xitem_.tpi_definition_.en_sense_senses_entry_letData">bel i sakim klos</text:span>  <text:span text:style-name="xlanguagetag_.en_example_examples_sense_senses_entry_letData">Bua </text:span><text:span text:style-name="example_examples_sense_senses_entry_letData">Avëh ahë köd in nalu loḳ </text:span> <text:span text:style-name="xlanguagetag_.en_translation_.en_translations_examples_sense_senses_entry_letData">Eng </text:span><text:span text:style-name="translation_.en_translations_examples_sense_senses_entry_letData">The woman's stomach was swollen because she was pregnant </text:span>  <text:span text:style-name="xsensenumber_.en_sense_senses_entry_letData">  2) </text:span> <text:span text:style-name="xlanguagetag_.en_xitem_.en_definition_.en_sense_senses_entry_letData">Eng </text:span><text:span text:style-name="xitem_.en_definition_.en_sense_senses_entry_letData">aroused, angry, excited</text:span> <text:span text:style-name="xlanguagetag_.en_xitem_.tpi_definition_.en_sense_senses_entry_letData"> Pdg </text:span><text:span text:style-name="xitem_.tpi_definition_.en_sense_senses_entry_letData">bel i kirap</text:span>  <text:span text:style-name="xlanguagetag_.en_example_examples_sense_senses_entry_letData">Bua </text:span><text:span text:style-name="example_examples_sense_senses_entry_letData">Medo nelë gedelöö sengii lob ahë kod bë na medöö geving </text:span> <text:span text:style-name="xlanguagetag_.en_translation_.en_translations_examples_sense_senses_entry_letData">Eng </text:span><text:span text:style-name="translation_.en_translations_examples_sense_senses_entry_letData">He watched them dancing and he became excited, wanting to join in </text:span>  <text:span text:style-name="semanticdomainabbr_.en_semanticdomains_sense_senses_entry_letData">(sem. domains: 3.3.1.8 - </text:span> <text:span text:style-name="semanticdomainname_.en_semanticdomains_sense_senses_entry_letData">Lust</text:span> .) </text:p>
        <text:p text:style-name="entry_letData"><text:span text:style-name="headword_entry_letData">ahë kul  </text:span> <text:span text:style-name="pronunciation_pronunciations_entry_letData">[ˈa.ʁe kul̪]</text:span>  <text:span text:style-name="crossreftype_crossrefs_entry_letData">cf: </text:span> <text:span text:style-name="crossref_crossreftargets_crossrefs_entry_letData">ahë to</text:span> . <text:span text:style-name="entrytypeabbr_.en_primaryrefs_entry_letData">(clExp. of </text:span> <text:span text:style-name="mainentryref_primaryrefs_entry_letData">ahë</text:span> ) <text:span text:style-name="xlanguagetag_.en_xitem_.en_definition_.en_sense_senses_entry_letData">Eng </text:span><text:span text:style-name="xitem_.en_definition_.en_sense_senses_entry_letData">calm, cooled off</text:span> <text:span text:style-name="xlanguagetag_.en_xitem_.tpi_definition_.en_sense_senses_entry_letData"> Pdg </text:span><text:span text:style-name="xitem_.tpi_definition_.en_sense_senses_entry_letData">kros i pinis, bel i kol</text:span>  <text:span text:style-name="xlanguagetag_.en_example_examples_sense_senses_entry_letData">Bua </text:span><text:span text:style-name="example_examples_sense_senses_entry_letData">Arig ahë sengën vu sa rëḳ ma gahë kul </text:span> <text:span text:style-name="xlanguagetag_.en_translation_.en_translations_examples_sense_senses_entry_letData">Eng </text:span><text:span text:style-name="translation_.en_translations_examples_sense_senses_entry_letData">My brother was angry with me, but then he calmed down </text:span>  <text:span text:style-name="semanticdomainabbr_.en_xitem_semanticdomains_sense_senses_entry_letData">(sem. domains: 3.4.1.2.2 - </text:span> <text:span text:style-name="semanticdomainname_.en_xitem_semanticdomains_sense_senses_entry_letData">Calm</text:span> <text:span text:style-name="semanticdomainabbr_.en_xitem_semanticdomains_sense_senses_entry_letData">, 3.4.2.4.1 - </text:span> <text:span text:style-name="semanticdomainname_.en_xitem_semanticdomains_sense_senses_entry_letData">Worried</text:span> .) </text:p>
        <text:p text:style-name="entry_letData"><text:span text:style-name="headword_entry_letData">ahë ḳapeeng  </text:span> <text:span text:style-name="pronunciation_pronunciations_entry_letData">[ˈa.ʁe qa.ˈpɛːŋ]</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thin, pliable</text:span> <text:span text:style-name="xlanguagetag_.en_xitem_.tpi_definition_.en_sense_senses_entry_letData"> Pdg </text:span><text:span text:style-name="xitem_.tpi_definition_.en_sense_senses_entry_letData">liklik, bun nating</text:span>  <text:span text:style-name="xlanguagetag_.en_example_examples_sense_senses_entry_letData">Bua </text:span><text:span text:style-name="example_examples_sense_senses_entry_letData">Desap ġanġ rot bahë ḳapeeng </text:span> <text:span text:style-name="xlanguagetag_.en_translation_.en_translations_examples_sense_senses_entry_letData">Eng </text:span><text:span text:style-name="translation_.en_translations_examples_sense_senses_entry_letData">They chipped away at the plank and made it thin </text:span>  <text:span text:style-name="semanticdomainabbr_.en_xitem_semanticdomains_sense_senses_entry_letData">(sem. domains: 8.2.3 - </text:span> <text:span text:style-name="semanticdomainname_.en_xitem_semanticdomains_sense_senses_entry_letData">Thick</text:span> <text:span text:style-name="semanticdomainabbr_.en_xitem_semanticdomains_sense_senses_entry_letData">, 8.2.3.1 - </text:span> <text:span text:style-name="semanticdomainname_.en_xitem_semanticdomains_sense_senses_entry_letData">Thin thing</text:span> <text:span text:style-name="semanticdomainabbr_.en_xitem_semanticdomains_sense_senses_entry_letData">, 8.2.3.2 - </text:span> <text:span text:style-name="semanticdomainname_.en_xitem_semanticdomains_sense_senses_entry_letData">Fat person</text:span> <text:span text:style-name="semanticdomainabbr_.en_xitem_semanticdomains_sense_senses_entry_letData">, 8.2.3.3 - </text:span> <text:span text:style-name="semanticdomainname_.en_xitem_semanticdomains_sense_senses_entry_letData">Thin person</text:span> <text:span text:style-name="semanticdomainabbr_.en_xitem_semanticdomains_sense_senses_entry_letData">, 8.2.4 - </text:span> <text:span text:style-name="semanticdomainname_.en_xitem_semanticdomains_sense_senses_entry_letData">Wide</text:span> <text:span text:style-name="semanticdomainabbr_.en_xitem_semanticdomains_sense_senses_entry_letData">, 8.2.4.1 - </text:span> <text:span text:style-name="semanticdomainname_.en_xitem_semanticdomains_sense_senses_entry_letData">Narrow</text:span> .) </text:p>
        <text:p text:style-name="entry_letData"><text:span text:style-name="headword_entry_letData">ahë ḳatëḳ  </text:span> <text:span text:style-name="pronunciation_pronunciations_entry_letData">[ˈa.ʁe qa.ˈteq]</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gizzard</text:span> <text:span text:style-name="xlanguagetag_.en_xitem_.tpi_definition_.en_sense_senses_entry_letData"> Pdg </text:span><text:span text:style-name="xitem_.tpi_definition_.en_sense_senses_entry_letData">bikpela bel bilong kakaruk, samting, i gat ston long en</text:span>  <text:span text:style-name="xlanguagetag_.en_example_examples_sense_senses_entry_letData">Bua </text:span><text:span text:style-name="example_examples_sense_senses_entry_letData">Hil nanër soḳ ahëj ḳevus nebë ahej̈ ḳatëḳ </text:span> <text:span text:style-name="xlanguagetag_.en_translation_.en_translations_examples_sense_senses_entry_letData">Eng </text:span><text:span text:style-name="translation_.en_translations_examples_sense_senses_entry_letData">We call bird stomachs ahëj ḳatëḳ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hë ḳaving  </text:span> <text:span text:style-name="pronunciation_pronunciations_entry_letData">[ˈa.ʁe qa.ˈβiŋ]</text:span>  <text:span text:style-name="crossreftype_crossrefs_entry_letData">cf: </text:span> <text:span text:style-name="crossref_crossreftargets_crossrefs_entry_letData">ḳaving</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narrow</text:span> <text:span text:style-name="xlanguagetag_.en_xitem_.tpi_definition_.en_sense_senses_entry_letData"> Pdg </text:span><text:span text:style-name="xitem_.tpi_definition_.en_sense_senses_entry_letData">liklik spes tasol, liklik hap</text:span>  <text:span text:style-name="xlanguagetag_.en_example_examples_sense_senses_entry_letData">Bua </text:span><text:span text:style-name="example_examples_sense_senses_entry_letData">Aggata ahë ḳaving yoh vu kaar timu noh </text:span> <text:span text:style-name="xlanguagetag_.en_translation_.en_translations_examples_sense_senses_entry_letData">Eng </text:span><text:span text:style-name="translation_.en_translations_examples_sense_senses_entry_letData">The road was narrow, wide enough for only one car </text:span>  <text:span text:style-name="semanticdomainabbr_.en_xitem_semanticdomains_sense_senses_entry_letData">(sem. domains: 8.2.3 - </text:span> <text:span text:style-name="semanticdomainname_.en_xitem_semanticdomains_sense_senses_entry_letData">Thick</text:span> <text:span text:style-name="semanticdomainabbr_.en_xitem_semanticdomains_sense_senses_entry_letData">, 8.2.3.1 - </text:span> <text:span text:style-name="semanticdomainname_.en_xitem_semanticdomains_sense_senses_entry_letData">Thin thing</text:span> <text:span text:style-name="semanticdomainabbr_.en_xitem_semanticdomains_sense_senses_entry_letData">, 8.2.3.2 - </text:span> <text:span text:style-name="semanticdomainname_.en_xitem_semanticdomains_sense_senses_entry_letData">Fat person</text:span> <text:span text:style-name="semanticdomainabbr_.en_xitem_semanticdomains_sense_senses_entry_letData">, 8.2.3.3 - </text:span> <text:span text:style-name="semanticdomainname_.en_xitem_semanticdomains_sense_senses_entry_letData">Thin person</text:span> <text:span text:style-name="semanticdomainabbr_.en_xitem_semanticdomains_sense_senses_entry_letData">, 8.2.4 - </text:span> <text:span text:style-name="semanticdomainname_.en_xitem_semanticdomains_sense_senses_entry_letData">Wide</text:span> <text:span text:style-name="semanticdomainabbr_.en_xitem_semanticdomains_sense_senses_entry_letData">, 8.2.4.1 - </text:span> <text:span text:style-name="semanticdomainname_.en_xitem_semanticdomains_sense_senses_entry_letData">Narrow</text:span> .) </text:p>
        <text:p text:style-name="entry_letData"><text:span text:style-name="headword_entry_letData">ahë ḳedaaḳ  </text:span> <text:span text:style-name="pronunciation_pronunciations_entry_letData">[ˈa.ʁe qə.ˈⁿdaːq]</text:span>  <text:span text:style-name="crossreftype_crossrefs_entry_letData">cf: </text:span> <text:span text:style-name="crossref_crossreftargets_crossrefs_entry_letData">ḳedaaḳ</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round, spherical</text:span> <text:span text:style-name="xlanguagetag_.en_xitem_.tpi_definition_.en_sense_senses_entry_letData"> Pdg </text:span><text:span text:style-name="xitem_.tpi_definition_.en_sense_senses_entry_letData">raunpela</text:span>  <text:span text:style-name="xlanguagetag_.en_example_xitem_examples_sense_senses_entry_letData">Bua </text:span><text:span text:style-name="example_xitem_examples_sense_senses_entry_letData">Ruharuuh ahë ḳedaaḳ </text:span> <text:span text:style-name="xlanguagetag_.en_translation_.en_translations_xitem_examples_sense_senses_entry_letData">Eng </text:span><text:span text:style-name="translation_.en_translations_xitem_examples_sense_senses_entry_letData">Pumpkins are round </text:span> <text:span text:style-name="xlanguagetag_.en_example_xitem_examples_sense_senses_entry_letData">  Bua </text:span><text:span text:style-name="example_xitem_examples_sense_senses_entry_letData">Ahëm ḳedaaḳ </text:span> <text:span text:style-name="xlanguagetag_.en_translation_.en_translations_xitem_examples_sense_senses_entry_letData">Eng </text:span><text:span text:style-name="translation_.en_translations_xitem_examples_sense_senses_entry_letData">You have a tubby stomach </text:span>  <text:span text:style-name="semanticdomainabbr_.en_semanticdomains_sense_senses_entry_letData">(sem. domains: 8.3.1 - </text:span> <text:span text:style-name="semanticdomainname_.en_semanticdomains_sense_senses_entry_letData">Shape</text:span> .) </text:p>
        <text:p text:style-name="entry_letData"><text:span text:style-name="headword_entry_letData">ahë ḳedik  </text:span> <text:span text:style-name="pronunciation_pronunciations_entry_letData">[ˈa.ʁe qə.ˈⁿdik]</text:span>  <text:span text:style-name="crossreftype_crossrefs_entry_letData">cf: </text:span> <text:span text:style-name="crossref_crossreftargets_crossrefs_entry_letData">ahë veriik</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the intestine which is removed and washed clean for eating, also known as ahe veriik</text:span> <text:span text:style-name="xlanguagetag_.en_xitem_.tpi_definition_.en_sense_senses_entry_letData"> Pdg </text:span><text:span text:style-name="xitem_.tpi_definition_.en_sense_senses_entry_letData">bel bilong pik ol i stretim long kaikai</text:span>  <text:span text:style-name="xlanguagetag_.en_example_examples_sense_senses_entry_letData">Bua </text:span><text:span text:style-name="example_examples_sense_senses_entry_letData">Avëh dëvër bööḳ ahë veriik medëvonġ ahë laa ya lom dënër sën dega lo bë ahë ḳedik </text:span> <text:span text:style-name="xlanguagetag_.en_translation_.en_translations_examples_sense_senses_entry_letData">Eng </text:span><text:span text:style-name="translation_.en_translations_examples_sense_senses_entry_letData">Women take the intestine out of pigs and clean it out and they say the part they eat is ahë ḳedik </text:span>  </text:p>
        <text:p text:style-name="entry_letData"><text:span text:style-name="headword_entry_letData">ahë ḳeḳung  </text:span> <text:span text:style-name="pronunciation_pronunciations_entry_letData">[ˈa.ʁe qə.ˈquɴ]</text:span>  <text:span text:style-name="crossreftype_crossrefs_entry_letData">cf: </text:span> <text:span text:style-name="crossref_crossreftargets_crossrefs_entry_letData">ḳeḳunġ</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round, spherical</text:span> <text:span text:style-name="xlanguagetag_.en_xitem_.tpi_definition_.en_sense_senses_entry_letData"> Pdg </text:span><text:span text:style-name="xitem_.tpi_definition_.en_sense_senses_entry_letData">raunpela</text:span>  <text:span text:style-name="xlanguagetag_.en_example_xitem_examples_sense_senses_entry_letData">Bua </text:span><text:span text:style-name="example_xitem_examples_sense_senses_entry_letData">Ahë ḳeḳunġ raḳ in nenum bia </text:span> <text:span text:style-name="xlanguagetag_.en_translation_.en_translations_xitem_examples_sense_senses_entry_letData">Eng </text:span><text:span text:style-name="translation_.en_translations_xitem_examples_sense_senses_entry_letData">He has a fat stomach from drinking bear </text:span> <text:span text:style-name="xlanguagetag_.en_example_xitem_examples_sense_senses_entry_letData">  Bua </text:span><text:span text:style-name="example_xitem_examples_sense_senses_entry_letData">Jegwi nġaġek ahë ḳeḳunġ ti </text:span> <text:span text:style-name="xlanguagetag_.en_translation_.en_translations_xitem_examples_sense_senses_entry_letData">Eng </text:span><text:span text:style-name="translation_.en_translations_xitem_examples_sense_senses_entry_letData">She moulded a ball of clay </text:span> <text:span text:style-name="xlanguagetag_.en_example_xitem_examples_sense_senses_entry_letData">  Bua </text:span><text:span text:style-name="example_xitem_examples_sense_senses_entry_letData">Rabönġ ti rig ahë ḳeḳunġ </text:span> <text:span text:style-name="xlanguagetag_.en_translation_.en_translations_xitem_examples_sense_senses_entry_letData">Eng </text:span><text:span text:style-name="translation_.en_translations_xitem_examples_sense_senses_entry_letData">One sweetpotato grew round and fat </text:span>  <text:span text:style-name="semanticdomainabbr_.en_semanticdomains_sense_senses_entry_letData">(sem. domains: 8.3.1 - </text:span> <text:span text:style-name="semanticdomainname_.en_semanticdomains_sense_senses_entry_letData">Shape</text:span> .) </text:p>
        <text:p text:style-name="entry_letData"><text:span text:style-name="headword_entry_letData">ahë ḳemu ḳemu  </text:span> <text:span text:style-name="pronunciation_pronunciations_entry_letData">[ˈa.ʁe qə.ˈmu qə.ˈmu]</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matted, lumpy, made up of little balls</text:span> <text:span text:style-name="xlanguagetag_.en_xitem_.tpi_definition_.en_sense_senses_entry_letData"> Pdg </text:span><text:span text:style-name="xitem_.tpi_definition_.en_sense_senses_entry_letData">planti raunpela</text:span>  <text:span text:style-name="xlanguagetag_.en_example_examples_sense_senses_entry_letData">Bua </text:span><text:span text:style-name="example_examples_sense_senses_entry_letData">Alam loo dejegwi barep ahë ḳemu ḳemu </text:span> <text:span text:style-name="xlanguagetag_.en_translation_.en_translations_examples_sense_senses_entry_letData">Eng </text:span><text:span text:style-name="translation_.en_translations_examples_sense_senses_entry_letData">The coastal people make sago balls </text:span>  </text:p>
        <text:p text:style-name="entry_letData"><text:span text:style-name="headword_entry_letData">ahë ḳerin  </text:span> <text:span text:style-name="pronunciation_pronunciations_entry_letData">[ˈa.ʁe qə.ˈɾin]</text:span>  <text:span text:style-name="crossreftype_crossrefs_entry_letData">cf: </text:span> <text:span text:style-name="crossref_xitem_crossreftargets_crossrefs_entry_letData">ahë sengën</text:span> <text:span text:style-name="crossref_xitem_crossreftargets_crossrefs_entry_letData">, ḳerin</text:span> <text:span text:style-name="crossref_xitem_crossreftargets_crossrefs_entry_letData">, sengën</text:span> <text:span text:style-name="crossref_xitem_crossreftargets_crossrefs_entry_letData">, nisengën</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angry, stirred up</text:span> <text:span text:style-name="xlanguagetag_.en_xitem_.tpi_definition_.en_sense_senses_entry_letData"> Pdg </text:span><text:span text:style-name="xitem_.tpi_definition_.en_sense_senses_entry_letData">kros, belhat</text:span>  <text:span text:style-name="xlanguagetag_.en_example_xitem_examples_sense_senses_entry_letData">Bua </text:span><text:span text:style-name="example_xitem_examples_sense_senses_entry_letData">Ahë ḳerin in degga bööḳ in </text:span> <text:span text:style-name="xlanguagetag_.en_translation_.en_translations_xitem_examples_sense_senses_entry_letData">Eng </text:span><text:span text:style-name="translation_.en_translations_xitem_examples_sense_senses_entry_letData">He's angry because they ate the pig without giving him any </text:span> <text:span text:style-name="xlanguagetag_.en_example_xitem_examples_sense_senses_entry_letData">  Bua </text:span><text:span text:style-name="example_xitem_examples_sense_senses_entry_letData">Avëhnö ahë ḳerin in yi lob keyëh maluhnö yi begöġ lin. </text:span> <text:span text:style-name="xlanguagetag_.en_translation_.en_translations_xitem_examples_sense_senses_entry_letData">Eng </text:span><text:span text:style-name="translation_.en_translations_xitem_examples_sense_senses_entry_letData">His sister was angry with him and broke the tongue of his (her brother's) Jaw's harp. </text:span>  <text:span text:style-name="lexreftype_relations_sense_senses_entry_letData">Syn: </text:span> <text:span text:style-name="sensecrossref_xitem_lexreftargets_relations_sense_senses_entry_letData">ahë sengën</text:span> <text:span text:style-name="sensecrossref_xitem_lexreftargets_relations_sense_senses_entry_letData">, poh</text:span> . <text:span text:style-name="semanticdomainabbr_.en_semanticdomains_sense_senses_entry_letData">(sem. domains: 3.4.2.3 - </text:span> <text:span text:style-name="semanticdomainname_.en_semanticdomains_sense_senses_entry_letData">Angry</text:span> .) </text:p>
        <text:p text:style-name="entry_letData"><text:span text:style-name="headword_entry_letData">ahë ḳevus  </text:span> <text:span text:style-name="pronunciation_pronunciations_entry_letData">[ˈa.ʁe qə.ˈβut͡ʃ]</text:span>  <text:span text:style-name="crossreftype_crossrefs_entry_letData">cf: </text:span> <text:span text:style-name="crossref_crossreftargets_crossrefs_entry_letData">ḳevus</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belly, stomach</text:span> <text:span text:style-name="xlanguagetag_.en_xitem_.tpi_definition_.en_sense_senses_entry_letData"> Pdg </text:span><text:span text:style-name="xitem_.tpi_definition_.en_sense_senses_entry_letData">bikpela bel</text:span>  <text:span text:style-name="xlanguagetag_.en_example_xitem_examples_sense_senses_entry_letData">Bua </text:span><text:span text:style-name="example_xitem_examples_sense_senses_entry_letData">Ahë ḳevus töḳ loḳ ayo in degelu raḳ ruġ </text:span> <text:span text:style-name="xlanguagetag_.en_translation_.en_translations_xitem_examples_sense_senses_entry_letData">Eng </text:span><text:span text:style-name="translation_.en_translations_xitem_examples_sense_senses_entry_letData">His stomach burst inside him because they speared him </text:span> <text:span text:style-name="xlanguagetag_.en_example_xitem_examples_sense_senses_entry_letData">  Bua </text:span><text:span text:style-name="example_xitem_examples_sense_senses_entry_letData">Gga nos benare loḳ ahë ḳevus </text:span> <text:span text:style-name="xlanguagetag_.en_translation_.en_translations_xitem_examples_sense_senses_entry_letData">Eng </text:span><text:span text:style-name="translation_.en_translations_xitem_examples_sense_senses_entry_letData">He ate and the food was in his stomach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hë leeng  </text:span> <text:span text:style-name="pronunciation_pronunciations_entry_letData">[ˈa.ʁe l̪ɛːŋ]</text:span>  <text:span text:style-name="crossreftype_crossrefs_entry_letData">cf: </text:span> <text:span text:style-name="crossref_xitem_crossreftargets_crossrefs_entry_letData">leeng</text:span> <text:span text:style-name="crossref_xitem_crossreftargets_crossrefs_entry_letData">, leeng ahë</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frightened, nervous, anxious</text:span> <text:span text:style-name="xlanguagetag_.en_xitem_.tpi_definition_.en_sense_senses_entry_letData"> Pdg </text:span><text:span text:style-name="xitem_.tpi_definition_.en_sense_senses_entry_letData">pret</text:span>  <text:span text:style-name="xlanguagetag_.en_example_examples_sense_senses_entry_letData">Bua </text:span><text:span text:style-name="example_examples_sense_senses_entry_letData">Ahë leeng gesu raḳ aperek rë </text:span> <text:span text:style-name="xlanguagetag_.en_translation_.en_translations_examples_sense_senses_entry_letData">Eng </text:span><text:span text:style-name="translation_.en_translations_examples_sense_senses_entry_letData">He was afraid and wouldn't climb the pandanus palm </text:span>  </text:p>
        <text:p text:style-name="entry_letData"><text:span text:style-name="headword_entry_letData">ahë leḳ  </text:span> <text:span text:style-name="pronunciation_pronunciations_entry_letData">[ˈa.ʁe l̪̪ɛq]</text:span>  <text:span text:style-name="crossreftype_crossrefs_entry_letData">cf: </text:span> <text:span text:style-name="crossref_crossreftargets_crossrefs_entry_letData">leḳ</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diaphragm</text:span> <text:span text:style-name="xlanguagetag_.en_xitem_.tpi_definition_.en_sense_senses_entry_letData"> Pdg </text:span><text:span text:style-name="xitem_.tpi_definition_.en_sense_senses_entry_letData">umben bilong pasim bel</text:span>  <text:span text:style-name="xlanguagetag_.en_example_examples_sense_senses_entry_letData">Bua </text:span><text:span text:style-name="example_examples_sense_senses_entry_letData">Ahë leḳ neruu hil newad vuuḳ los hil ahëd ḳevus </text:span> <text:span text:style-name="xlanguagetag_.en_translation_.en_translations_examples_sense_senses_entry_letData">Eng </text:span><text:span text:style-name="translation_.en_translations_examples_sense_senses_entry_letData">The diaphragn separates our hearts from our stomachs. </text:span>  </text:p>
        <text:p text:style-name="entry_letData"><text:span text:style-name="headword_entry_letData">ahë loḳ vu  </text:span> <text:span text:style-name="pronunciation_pronunciations_entry_letData">[ˈa.ʁe l̪oq βu]</text:span>  <text:span text:style-name="entrytypeabbr_.en_primaryrefs_entry_letData">(clExp. of </text:span> <text:span text:style-name="mainentryref_primaryrefs_entry_letData">ahë</text:span> ) <text:span text:style-name="xlanguagetag_.en_xitem_.en_definition_.en_sense_senses_entry_letData">Eng </text:span><text:span text:style-name="xitem_.en_definition_.en_sense_senses_entry_letData">selfish, sorry for, not willing to give something up</text:span> <text:span text:style-name="xlanguagetag_.en_xitem_.tpi_definition_.en_sense_senses_entry_letData"> Pdg </text:span><text:span text:style-name="xitem_.tpi_definition_.en_sense_senses_entry_letData">bel i sori</text:span>  <text:span text:style-name="xlanguagetag_.en_example_examples_sense_senses_entry_letData">Bua </text:span><text:span text:style-name="example_examples_sense_senses_entry_letData">Kwa vo bë bo go ti vu sa lob ḳo raḳ rëḳ ahë loḳ vu lob bë yah </text:span> <text:span text:style-name="xlanguagetag_.en_translation_.en_translations_examples_sense_senses_entry_letData">Eng </text:span><text:span text:style-name="translation_.en_translations_examples_sense_senses_entry_letData">He thought of giving me a yam and picked it up, but then decided he didn't want to, and put it down again </text:span>  <text:span text:style-name="semanticdomainabbr_.en_semanticdomains_sense_senses_entry_letData">(sem. domains: 3.4.2.3 - </text:span> <text:span text:style-name="semanticdomainname_.en_semanticdomains_sense_senses_entry_letData">Angry</text:span> .) </text:p>
        <text:p text:style-name="entry_letData"><text:span text:style-name="headword_entry_letData">ahë maggin  </text:span> <text:span text:style-name="pronunciation_pronunciations_entry_letData">[ˈa.ʁe ˈma.ɣin]</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heavy</text:span> <text:span text:style-name="xlanguagetag_.en_xitem_.tpi_definition_.en_sense_senses_entry_letData"> Pdg </text:span><text:span text:style-name="xitem_.tpi_definition_.en_sense_senses_entry_letData">hevi</text:span>  <text:span text:style-name="xlanguagetag_.en_example_examples_sense_senses_entry_letData">Bua </text:span><text:span text:style-name="example_examples_sense_senses_entry_letData">Vaḳu ḳele ahë maggin ti meneya </text:span> <text:span text:style-name="xlanguagetag_.en_translation_.en_translations_examples_sense_senses_entry_letData">Eng </text:span><text:span text:style-name="translation_.en_translations_examples_sense_senses_entry_letData">He carried a heavy log and went off </text:span>  <text:span text:style-name="semanticdomainabbr_.en_xitem_semanticdomains_sense_senses_entry_letData">(sem. domains: 8.2.9.1 - </text:span> <text:span text:style-name="semanticdomainname_.en_xitem_semanticdomains_sense_senses_entry_letData">Heavy</text:span> <text:span text:style-name="semanticdomainabbr_.en_xitem_semanticdomains_sense_senses_entry_letData">, 8.2.9.2 - </text:span> <text:span text:style-name="semanticdomainname_.en_xitem_semanticdomains_sense_senses_entry_letData">Light in weight</text:span> .) </text:p>
        <text:p text:style-name="entry_letData"><text:span text:style-name="headword_entry_letData">ahë meggëveng  </text:span> <text:span text:style-name="pronunciation_pronunciations_entry_letData">[ˈa.ʁe mə.ˈɣeβ.əŋ]</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yolk of an egg</text:span> <text:span text:style-name="xlanguagetag_.en_xitem_.tpi_definition_.en_sense_senses_entry_letData"> Pdg </text:span><text:span text:style-name="xitem_.tpi_definition_.en_sense_senses_entry_letData">yelopela insait bilong kiau</text:span>  <text:span text:style-name="xlanguagetag_.en_example_examples_sense_senses_entry_letData">Bua </text:span><text:span text:style-name="example_examples_sense_senses_entry_letData">Vo ḳöḳrëëh ahë meggeveng vu nalu begga navi veroo </text:span> <text:span text:style-name="xlanguagetag_.en_translation_.en_translations_examples_sense_senses_entry_letData">Eng </text:span><text:span text:style-name="translation_.en_translations_examples_sense_senses_entry_letData">She gave the yolk to her child and ate the white herself </text:span>  <text:span text:style-name="semanticdomainabbr_.en_semanticdomains_sense_senses_entry_letData">(sem. domains: 5.2 - </text:span> <text:span text:style-name="semanticdomainname_.en_semanticdomains_sense_senses_entry_letData">Food</text:span> .) </text:p>
        <text:p text:style-name="entry_letData"><text:span text:style-name="headword_entry_letData">ahë meḳus  </text:span> <text:span text:style-name="pronunciation_pronunciations_entry_letData">[ˈa.ʁe mə.ˈqut͡ʃ]</text:span>  <text:span text:style-name="crossreftype_crossrefs_entry_letData">cf: </text:span> <text:span text:style-name="crossref_crossreftargets_crossrefs_entry_letData">meḳus tunġ</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dry (of food)</text:span> <text:span text:style-name="xlanguagetag_.en_xitem_.tpi_definition_.en_sense_senses_entry_letData"> Pdg </text:span><text:span text:style-name="xitem_.tpi_definition_.en_sense_senses_entry_letData">drai-nogat wara long en</text:span>  <text:span text:style-name="xlanguagetag_.en_example_examples_sense_senses_entry_letData">Bua </text:span><text:span text:style-name="example_examples_sense_senses_entry_letData">Gga nos ahë meḳus lob tunġ yi </text:span> <text:span text:style-name="xlanguagetag_.en_translation_.en_translations_examples_sense_senses_entry_letData">Eng </text:span><text:span text:style-name="translation_.en_translations_examples_sense_senses_entry_letData">He ate some dry food and choked on it </text:span>  <text:span text:style-name="semanticdomainabbr_.en_xitem_semanticdomains_sense_senses_entry_letData">(sem. domains: 1.3.3 - </text:span> <text:span text:style-name="semanticdomainname_.en_xitem_semanticdomains_sense_senses_entry_letData">Wet</text:span> <text:span text:style-name="semanticdomainabbr_.en_xitem_semanticdomains_sense_senses_entry_letData">, 1.3.3.1 - </text:span> <text:span text:style-name="semanticdomainname_.en_xitem_semanticdomains_sense_senses_entry_letData">Dry</text:span> .) </text:p>
        <text:p text:style-name="entry_letData"><text:span text:style-name="headword_entry_letData">ahë memus  </text:span> <text:span text:style-name="pronunciation_pronunciations_entry_letData">[ˈa.ʁe mə.ˈmut͡ʃ]</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dry leaves, or grass-bits of dried crumpled leaves or grass</text:span> <text:span text:style-name="xlanguagetag_.en_xitem_.tpi_definition_.en_sense_senses_entry_letData"> Pdg </text:span><text:span text:style-name="xitem_.tpi_definition_.en_sense_senses_entry_letData">pipia lip i drai</text:span>  <text:span text:style-name="xlanguagetag_.en_example_examples_sense_senses_entry_letData">Bua </text:span><text:span text:style-name="example_examples_sense_senses_entry_letData">Supin sëh ahë memus in gelu masis doḳ mebev </text:span> <text:span text:style-name="xlanguagetag_.en_translation_.en_translations_examples_sense_senses_entry_letData">Eng </text:span><text:span text:style-name="translation_.en_translations_examples_sense_senses_entry_letData">She collected the bits of dried grass to light a fire </text:span>  <text:span text:style-name="semanticdomainabbr_.en_xitem_semanticdomains_sense_senses_entry_letData">(sem. domains: 1.3.3 - </text:span> <text:span text:style-name="semanticdomainname_.en_xitem_semanticdomains_sense_senses_entry_letData">Wet</text:span> <text:span text:style-name="semanticdomainabbr_.en_xitem_semanticdomains_sense_senses_entry_letData">, 1.3.3.1 - </text:span> <text:span text:style-name="semanticdomainname_.en_xitem_semanticdomains_sense_senses_entry_letData">Dry</text:span> .) </text:p>
        <text:p text:style-name="entry_letData"><text:span text:style-name="headword_entry_letData">ahë menġëës  </text:span> <text:span text:style-name="pronunciation_pronunciations_entry_letData">[ˈa.ʁe mə.ˈɴeːt͡ʃ]</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bitter, angry</text:span> <text:span text:style-name="xlanguagetag_.en_xitem_.tpi_definition_.en_sense_senses_entry_letData"> Pdg </text:span><text:span text:style-name="xitem_.tpi_definition_.en_sense_senses_entry_letData">bel i pait, bel i kros</text:span>  <text:span text:style-name="xlanguagetag_.en_example_examples_sense_senses_entry_letData">Bua </text:span><text:span text:style-name="example_examples_sense_senses_entry_letData">Saġ mejii ahë menġëës om su dëgga ahë rë </text:span> <text:span text:style-name="xlanguagetag_.en_translation_.en_translations_examples_sense_senses_entry_letData">Eng </text:span><text:span text:style-name="translation_.en_translations_examples_sense_senses_entry_letData">The mejii stomach is bitter so they don't eat it. </text:span>  <text:span text:style-name="semanticdomainabbr_.en_semanticdomains_sense_senses_entry_letData">(sem. domains: 2.3.3 - </text:span> <text:span text:style-name="semanticdomainname_.en_semanticdomains_sense_senses_entry_letData">Taste</text:span> .) </text:p>
        <text:p text:style-name="entry_letData"><text:span text:style-name="headword_entry_letData">ahë meyip  </text:span> <text:span text:style-name="pronunciation_pronunciations_entry_letData">[ˈa.ʁe mə.ˈyip]</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hungry</text:span> <text:span text:style-name="xlanguagetag_.en_xitem_.tpi_definition_.en_sense_senses_entry_letData"> Pdg </text:span><text:span text:style-name="xitem_.tpi_definition_.en_sense_senses_entry_letData">hangri</text:span>  <text:span text:style-name="xlanguagetag_.en_example_examples_sense_senses_entry_letData">Bua </text:span><text:span text:style-name="example_examples_sense_senses_entry_letData">Nos main yi gekedi meya ahë meyip </text:span> <text:span text:style-name="xlanguagetag_.en_translation_.en_translations_examples_sense_senses_entry_letData">Eng </text:span><text:span text:style-name="translation_.en_translations_examples_sense_senses_entry_letData">He had no food, but got up and went away hungry </text:span>  <text:span text:style-name="semanticdomainabbr_.en_semanticdomains_sense_senses_entry_letData">(sem. domains: 3.3.1.8 - </text:span> <text:span text:style-name="semanticdomainname_.en_semanticdomains_sense_senses_entry_letData">Lust</text:span> .) </text:p>
        <text:p text:style-name="entry_letData"><text:span text:style-name="headword_entry_letData">ahë nalu  </text:span> <text:span text:style-name="pronunciation_pronunciations_entry_letData">[ˈa.ʁe ˈna.l̪u]</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small intestine</text:span> <text:span text:style-name="xlanguagetag_.en_xitem_.tpi_definition_.en_sense_senses_entry_letData"> Pdg </text:span><text:span text:style-name="xitem_.tpi_definition_.en_sense_senses_entry_letData">liklik longpela bel</text:span>  <text:span text:style-name="xlanguagetag_.en_example_examples_sense_senses_entry_letData">Bua </text:span><text:span text:style-name="example_examples_sense_senses_entry_letData">Avëh ya deperurin bööḳ ahë nalu in hil besi maġa </text:span> <text:span text:style-name="xlanguagetag_.en_translation_.en_translations_examples_sense_senses_entry_letData">Eng </text:span><text:span text:style-name="translation_.en_translations_examples_sense_senses_entry_letData">The women went and scraped the pig intestines for us to cook and eat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8.2 - </text:span> <text:span text:style-name="semanticdomainname_.en_xitem_semanticdomains_sense_senses_entry_letData">Big</text:span> <text:span text:style-name="semanticdomainabbr_.en_xitem_semanticdomains_sense_senses_entry_letData">, 8.2.1 - </text:span> <text:span text:style-name="semanticdomainname_.en_xitem_semanticdomains_sense_senses_entry_letData">Small</text:span> .) </text:p>
        <text:p text:style-name="entry_letData"><text:span text:style-name="headword_entry_letData">ahë navi nesang  </text:span> <text:span text:style-name="pronunciation_pronunciations_entry_letData">[ˈa.ʁe ˈna.βi nə.ˈt͡ʃaŋ]</text:span>  <text:span text:style-name="entrytypeabbr_.en_primaryrefs_entry_letData">(clExp. of </text:span> <text:span text:style-name="mainentryref_primaryrefs_entry_letData">ahë</text:span> ) <text:span text:style-name="xlanguagetag_.en_xitem_.en_definition_.en_sense_senses_entry_letData">Eng </text:span><text:span text:style-name="xitem_.en_definition_.en_sense_senses_entry_letData">laugh uproariously</text:span> <text:span text:style-name="xlanguagetag_.en_xitem_.tpi_definition_.en_sense_senses_entry_letData"> Pdg </text:span><text:span text:style-name="xitem_.tpi_definition_.en_sense_senses_entry_letData">lap nogut tru i go inap bel i pen</text:span>  <text:span text:style-name="xlanguagetag_.en_example_examples_sense_senses_entry_letData">Bua </text:span><text:span text:style-name="example_examples_sense_senses_entry_letData">Nöp rot bahë navi sanġ </text:span> <text:span text:style-name="xlanguagetag_.en_translation_.en_translations_examples_sense_senses_entry_letData">Eng </text:span><text:span text:style-name="translation_.en_translations_examples_sense_senses_entry_letData">He laughed so much his stomach hurt </text:span>  <text:span text:style-name="semanticdomainabbr_.en_xitem_semanticdomains_sense_senses_entry_letData">(sem. domains: 2.6.6.4 - </text:span> <text:span text:style-name="semanticdomainname_.en_xitem_semanticdomains_sense_senses_entry_letData">Mourn</text:span> <text:span text:style-name="semanticdomainabbr_.en_xitem_semanticdomains_sense_senses_entry_letData">, 3.5.6.4 - </text:span> <text:span text:style-name="semanticdomainname_.en_xitem_semanticdomains_sense_senses_entry_letData">Laugh</text:span> <text:span text:style-name="semanticdomainabbr_.en_xitem_semanticdomains_sense_senses_entry_letData">, 3.5.6.5 - </text:span> <text:span text:style-name="semanticdomainname_.en_xitem_semanticdomains_sense_senses_entry_letData">Cry, tear</text:span> <text:span text:style-name="semanticdomainabbr_.en_xitem_semanticdomains_sense_senses_entry_letData">, 4.2.8 - </text:span> <text:span text:style-name="semanticdomainname_.en_xitem_semanticdomains_sense_senses_entry_letData">Humor</text:span> <text:span text:style-name="semanticdomainabbr_.en_xitem_semanticdomains_sense_senses_entry_letData">, 4.2.8.1 - </text:span> <text:span text:style-name="semanticdomainname_.en_xitem_semanticdomains_sense_senses_entry_letData">Serious</text:span> .) </text:p>
        <text:p text:style-name="entry_letData"><text:span text:style-name="headword_entry_letData">ahë nevis  </text:span> <text:span text:style-name="pronunciation_pronunciations_entry_letData">[ˈa.ʁe nə.ˈβit͡ʃ]</text:span>  <text:span text:style-name="entrytypeabbr_.en_primaryrefs_entry_letData">(comp. of </text:span> <text:span text:style-name="mainentryref_primaryrefs_entry_letData">ahë</text:span> ) <text:span text:style-name="xsensenumber_.en_sense_senses_entry_letData">1) </text:span> <text:span text:style-name="xlanguagetag_.en_xitem_.en_definition_.en_sense_senses_entry_letData">Eng </text:span><text:span text:style-name="xitem_.en_definition_.en_sense_senses_entry_letData">thin, slender</text:span> <text:span text:style-name="xlanguagetag_.en_xitem_.tpi_definition_.en_sense_senses_entry_letData"> Pdg </text:span><text:span text:style-name="xitem_.tpi_definition_.en_sense_senses_entry_letData">liklik</text:span>  <text:span text:style-name="xlanguagetag_.en_example_examples_sense_senses_entry_letData">Bua </text:span><text:span text:style-name="example_examples_sense_senses_entry_letData">Ḳapiya ahë nevis teka </text:span> <text:span text:style-name="xlanguagetag_.en_translation_.en_translations_examples_sense_senses_entry_letData">Eng </text:span><text:span text:style-name="translation_.en_translations_examples_sense_senses_entry_letData">Paper is quite thin </text:span>  <text:span text:style-name="semanticdomainabbr_.en_xitem_semanticdomains_sense_senses_entry_letData">(sem. domains: 8.2.3 - </text:span> <text:span text:style-name="semanticdomainname_.en_xitem_semanticdomains_sense_senses_entry_letData">Thick</text:span> <text:span text:style-name="semanticdomainabbr_.en_xitem_semanticdomains_sense_senses_entry_letData">, 8.2.3.1 - </text:span> <text:span text:style-name="semanticdomainname_.en_xitem_semanticdomains_sense_senses_entry_letData">Thin thing</text:span> <text:span text:style-name="semanticdomainabbr_.en_xitem_semanticdomains_sense_senses_entry_letData">, 8.2.3.2 - </text:span> <text:span text:style-name="semanticdomainname_.en_xitem_semanticdomains_sense_senses_entry_letData">Fat person</text:span> <text:span text:style-name="semanticdomainabbr_.en_xitem_semanticdomains_sense_senses_entry_letData">, 8.2.3.3 - </text:span> <text:span text:style-name="semanticdomainname_.en_xitem_semanticdomains_sense_senses_entry_letData">Thin person</text:span> <text:span text:style-name="semanticdomainabbr_.en_xitem_semanticdomains_sense_senses_entry_letData">, 8.2.4 - </text:span> <text:span text:style-name="semanticdomainname_.en_xitem_semanticdomains_sense_senses_entry_letData">Wide</text:span> <text:span text:style-name="semanticdomainabbr_.en_xitem_semanticdomains_sense_senses_entry_letData">, 8.2.4.1 - </text:span> <text:span text:style-name="semanticdomainname_.en_xitem_semanticdomains_sense_senses_entry_letData">Narrow</text:span> .) <text:span text:style-name="xsensenumber_.en_sense_senses_entry_letData">  2) </text:span> <text:span text:style-name="xlanguagetag_.en_xitem_.en_definition_.en_sense_senses_entry_letData">Eng </text:span><text:span text:style-name="xitem_.en_definition_.en_sense_senses_entry_letData">light in weight</text:span> <text:span text:style-name="xlanguagetag_.en_xitem_.tpi_definition_.en_sense_senses_entry_letData"> Pdg </text:span><text:span text:style-name="xitem_.tpi_definition_.en_sense_senses_entry_letData">i no hevi</text:span>  <text:span text:style-name="xlanguagetag_.en_example_examples_sense_senses_entry_letData">Bua </text:span><text:span text:style-name="example_examples_sense_senses_entry_letData">Su maggin rë gahë nevis </text:span> <text:span text:style-name="xlanguagetag_.en_translation_.en_translations_examples_sense_senses_entry_letData">Eng </text:span><text:span text:style-name="translation_.en_translations_examples_sense_senses_entry_letData">It's not heavy, it is light </text:span>  <text:span text:style-name="semanticdomainabbr_.en_xitem_semanticdomains_sense_senses_entry_letData">(sem. domains: 4.4.2 - </text:span> <text:span text:style-name="semanticdomainname_.en_xitem_semanticdomains_sense_senses_entry_letData">Trouble</text:span> <text:span text:style-name="semanticdomainabbr_.en_xitem_semanticdomains_sense_senses_entry_letData">, 8.2.9.1 - </text:span> <text:span text:style-name="semanticdomainname_.en_xitem_semanticdomains_sense_senses_entry_letData">Heavy</text:span> <text:span text:style-name="semanticdomainabbr_.en_xitem_semanticdomains_sense_senses_entry_letData">, 8.2.9.2 - </text:span> <text:span text:style-name="semanticdomainname_.en_xitem_semanticdomains_sense_senses_entry_letData">Light in weight</text:span> <text:span text:style-name="semanticdomainabbr_.en_xitem_semanticdomains_sense_senses_entry_letData">, 8.3.3 - </text:span> <text:span text:style-name="semanticdomainname_.en_xitem_semanticdomains_sense_senses_entry_letData">Light</text:span> .) </text:p>
        <text:p text:style-name="entry_letData"><text:span text:style-name="headword_entry_letData">ahë nipaya  </text:span> <text:span text:style-name="pronunciation_pronunciations_entry_letData">[ˈa.ʁe ni.ˈpa.ya]</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unhappy, irritated, angry</text:span> <text:span text:style-name="xlanguagetag_.en_xitem_.tpi_definition_.en_sense_senses_entry_letData"> Pdg </text:span><text:span text:style-name="xitem_.tpi_definition_.en_sense_senses_entry_letData">bel nogut</text:span>  <text:span text:style-name="xlanguagetag_.en_example_examples_sense_senses_entry_letData">Bua </text:span><text:span text:style-name="example_examples_sense_senses_entry_letData">Lë nġaa ti bë su yoh vu rë bahë nipaya </text:span> <text:span text:style-name="xlanguagetag_.en_translation_.en_translations_examples_sense_senses_entry_letData">Eng </text:span><text:span text:style-name="translation_.en_translations_examples_sense_senses_entry_letData">He saw that something was not right and so was unhappy </text:span>  <text:span text:style-name="semanticdomainabbr_.en_semanticdomains_sense_senses_entry_letData">(sem. domains: 3.4.1.2 - </text:span> <text:span text:style-name="semanticdomainname_.en_semanticdomains_sense_senses_entry_letData">Happy</text:span> .) </text:p>
        <text:p text:style-name="entry_letData"><text:span text:style-name="headword_entry_letData">ahë nivesa  </text:span> <text:span text:style-name="pronunciation_pronunciations_entry_letData">[ˈa.ʁe ˈni.βə.ˌt͡ʃa]</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happy, pleased, thankful</text:span> <text:span text:style-name="xlanguagetag_.en_xitem_.tpi_definition_.en_sense_senses_entry_letData"> Pdg </text:span><text:span text:style-name="xitem_.tpi_definition_.en_sense_senses_entry_letData">amamas, bel gut</text:span>  <text:span text:style-name="xlanguagetag_.en_example_examples_sense_senses_entry_letData">Bua </text:span><text:span text:style-name="example_examples_sense_senses_entry_letData">Nġaa nivesa töḳ vu yi om ahë nivesa </text:span> <text:span text:style-name="xlanguagetag_.en_translation_.en_translations_examples_sense_senses_entry_letData">Eng </text:span><text:span text:style-name="translation_.en_translations_examples_sense_senses_entry_letData">Something good happened to him, so he is happy </text:span>  <text:span text:style-name="semanticdomainabbr_.en_semanticdomains_sense_senses_entry_letData">(sem. domains: 3.4.1.2 - </text:span> <text:span text:style-name="semanticdomainname_.en_semanticdomains_sense_senses_entry_letData">Happy</text:span> .) </text:p>
        <text:p text:style-name="entry_letData"><text:span text:style-name="headword_entry_letData">ahë nudeng  </text:span> <text:span text:style-name="pronunciation_pronunciations_entry_letData">[ˈa.ʁe ˈnuⁿd.əŋ]</text:span>  <text:span text:style-name="crossreftype_crossrefs_entry_letData">cf: </text:span> <text:span text:style-name="crossref_crossreftargets_crossrefs_entry_letData">nudeng</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bed, sleeping place, the aura that remains in the place where a person who has just left slept</text:span> <text:span text:style-name="xlanguagetag_.en_xitem_.tpi_definition_.en_sense_senses_entry_letData"> Pdg </text:span><text:span text:style-name="xitem_.tpi_definition_.en_sense_senses_entry_letData">man i slip pinis na i go</text:span>  <text:span text:style-name="xlanguagetag_.en_example_examples_sense_senses_entry_letData">Bua </text:span><text:span text:style-name="example_examples_sense_senses_entry_letData">Rëḳ doḳ gëp mehöti ahë nudeng lob rëḳ pelë yi rot gesu gëp nivesa rë </text:span> <text:span text:style-name="xlanguagetag_.en_translation_.en_translations_examples_sense_senses_entry_letData">Eng </text:span><text:span text:style-name="translation_.en_translations_examples_sense_senses_entry_letData">He will sleep in another person's bed and he will toss and turn and won't be able to sleep well </text:span>  <text:span text:style-name="semanticdomainabbr_.en_xitem_semanticdomains_sense_senses_entry_letData">(sem. domains: 4.5.6 - </text:span> <text:span text:style-name="semanticdomainname_.en_xitem_semanticdomains_sense_senses_entry_letData">Status</text:span> <text:span text:style-name="semanticdomainabbr_.en_xitem_semanticdomains_sense_senses_entry_letData">, 4.6.7.2 - </text:span> <text:span text:style-name="semanticdomainname_.en_xitem_semanticdomains_sense_senses_entry_letData">City</text:span> <text:span text:style-name="semanticdomainabbr_.en_xitem_semanticdomains_sense_senses_entry_letData">, 5.7 - </text:span> <text:span text:style-name="semanticdomainname_.en_xitem_semanticdomains_sense_senses_entry_letData">Sleep</text:span> <text:span text:style-name="semanticdomainabbr_.en_xitem_semanticdomains_sense_senses_entry_letData">, 7.3.4.3 - </text:span> <text:span text:style-name="semanticdomainname_.en_xitem_semanticdomains_sense_senses_entry_letData">Put down</text:span> <text:span text:style-name="semanticdomainabbr_.en_xitem_semanticdomains_sense_senses_entry_letData">, 7.5.9 - </text:span> <text:span text:style-name="semanticdomainname_.en_xitem_semanticdomains_sense_senses_entry_letData">Put</text:span> .) </text:p>
        <text:p text:style-name="entry_letData"><text:span text:style-name="headword_entry_letData">ahë nġaya (in)  </text:span> <text:span text:style-name="pronunciation_pronunciations_entry_letData">[ˈa.ʁe ˈɴa.ya in]</text:span>  <text:span text:style-name="crossreftype_crossrefs_entry_letData">cf: </text:span> <text:span text:style-name="crossref_xitem_crossreftargets_crossrefs_entry_letData">nġaya</text:span> <text:span text:style-name="crossref_xitem_crossreftargets_crossrefs_entry_letData">, ḳo nġaya in</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happy, excited, exuberant, caught up in the excitement of being part of a crowd, of doing something together as a group</text:span> <text:span text:style-name="xlanguagetag_.en_xitem_.tpi_definition_.en_sense_senses_entry_letData"> Pdg </text:span><text:span text:style-name="xitem_.tpi_definition_.en_sense_senses_entry_letData">amamas, bel i kirap</text:span>  <text:span text:style-name="xlanguagetag_.en_example_xitem_examples_sense_senses_entry_letData">Bua </text:span><text:span text:style-name="example_xitem_examples_sense_senses_entry_letData">Delë sir mahëj nġaya om delöö rot benyëġ heng </text:span> <text:span text:style-name="xlanguagetag_.en_translation_.en_translations_xitem_examples_sense_senses_entry_letData">Eng </text:span><text:span text:style-name="translation_.en_translations_xitem_examples_sense_senses_entry_letData">They saw how many of them there were and were so exuberant they danced until morning </text:span> <text:span text:style-name="xlanguagetag_.en_example_xitem_examples_sense_senses_entry_letData">  Bua </text:span><text:span text:style-name="example_xitem_examples_sense_senses_entry_letData">Hur mahen delë sir bahëj nġaya in sir </text:span> <text:span text:style-name="xlanguagetag_.en_translation_.en_translations_xitem_examples_sense_senses_entry_letData">Eng </text:span><text:span text:style-name="translation_.en_translations_xitem_examples_sense_senses_entry_letData">The children saw that there were very many of them together and they were really happy </text:span>  <text:span text:style-name="semanticdomainabbr_.en_semanticdomains_sense_senses_entry_letData">(sem. domains: 3.4.1.2 - </text:span> <text:span text:style-name="semanticdomainname_.en_semanticdomains_sense_senses_entry_letData">Happy</text:span> .) </text:p>
        <text:p text:style-name="entry_letData"><text:span text:style-name="headword_entry_letData">ahë pahu  </text:span> <text:span text:style-name="pronunciation_pronunciations_entry_letData">[ˈa.ʁe ˈpa.ʁu]</text:span>  <text:span text:style-name="crossreftype_crossrefs_entry_letData">cf: </text:span> <text:span text:style-name="crossref_crossreftargets_crossrefs_entry_letData">pahu</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the part leftover, remnants; the little bit that is left after eating etc</text:span> <text:span text:style-name="xlanguagetag_.en_xitem_.tpi_definition_.en_sense_senses_entry_letData"> Pdg </text:span><text:span text:style-name="xitem_.tpi_definition_.en_sense_senses_entry_letData">pipia i stap, wan wan i stap</text:span>  <text:span text:style-name="xlanguagetag_.en_example_examples_sense_senses_entry_letData">Bua </text:span><text:span text:style-name="example_examples_sense_senses_entry_letData">Nos nġahi rot rëḳ degga geyiḳ ahë pahu mu nedo </text:span> <text:span text:style-name="xlanguagetag_.en_translation_.en_translations_examples_sense_senses_entry_letData">Eng </text:span><text:span text:style-name="translation_.en_translations_examples_sense_senses_entry_letData">There was a lot of food but they ate it and only the remnants were left </text:span>  <text:span text:style-name="semanticdomainabbr_.en_semanticdomains_sense_senses_entry_letData">(sem. domains: 8.1.7.4 - </text:span> <text:span text:style-name="semanticdomainname_.en_semanticdomains_sense_senses_entry_letData">Remain, remainder</text:span> .) </text:p>
        <text:p text:style-name="entry_letData"><text:span text:style-name="headword_entry_letData">ahë pelot  </text:span> <text:span text:style-name="pronunciation_pronunciations_entry_letData">[ˈa.ʁe pə.ˈl̪ot]</text:span>  <text:span text:style-name="crossreftype_crossrefs_entry_letData">cf: </text:span> <text:span text:style-name="crossref_crossreftargets_crossrefs_entry_letData">pelot</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bloated, pot-bellied, having a swollen stomach</text:span> <text:span text:style-name="xlanguagetag_.en_xitem_.tpi_definition_.en_sense_senses_entry_letData"> Pdg </text:span><text:span text:style-name="xitem_.tpi_definition_.en_sense_senses_entry_letData">bel i solap</text:span>  <text:span text:style-name="xlanguagetag_.en_example_examples_sense_senses_entry_letData">Bua </text:span><text:span text:style-name="example_examples_sense_senses_entry_letData">Num bël bahë pelot </text:span> <text:span text:style-name="xlanguagetag_.en_translation_.en_translations_examples_sense_senses_entry_letData">Eng </text:span><text:span text:style-name="translation_.en_translations_examples_sense_senses_entry_letData">His stomach is distended from drinking (beer) </text:span>  </text:p>
        <text:p text:style-name="entry_letData"><text:span text:style-name="headword_entry_letData">ahë pepeleng  </text:span> <text:span text:style-name="pronunciation_pronunciations_entry_letData">[ˈa.ʁe pə.ˈpɛl̪.əŋ]</text:span>  <text:span text:style-name="crossreftype_crossrefs_entry_letData">cf: </text:span> <text:span text:style-name="crossref_crossreftargets_crossrefs_entry_letData">pepeleng</text:span> . <text:span text:style-name="entrytypeabbr_.en_primaryrefs_entry_letData">(comp. of </text:span> <text:span text:style-name="mainentryref_primaryrefs_entry_letData">ahë</text:span> ) <text:span text:style-name="xsensenumber_.en_sense_senses_entry_letData">1) </text:span> <text:span text:style-name="xlanguagetag_.en_xitem_.en_definition_.en_sense_senses_entry_letData">Eng </text:span><text:span text:style-name="xitem_.en_definition_.en_sense_senses_entry_letData">pelvis. Usually refers to the lower front part of the abdomen and the bones which are cut out in butchering a pig or human, and which are regarded as a delicacy</text:span> <text:span text:style-name="xlanguagetag_.en_xitem_.tpi_definition_.en_sense_senses_entry_letData"> Pdg </text:span><text:span text:style-name="xitem_.tpi_definition_.en_sense_senses_entry_letData">bun bilong as</text:span>  <text:span text:style-name="xlanguagetag_.en_example_examples_sense_senses_entry_letData">Bua </text:span><text:span text:style-name="example_examples_sense_senses_entry_letData">Hil vaġid peḳooḳ gelu loḳ hil ahëd pepeleng </text:span> <text:span text:style-name="xlanguagetag_.en_translation_.en_translations_examples_sense_senses_entry_letData">Eng </text:span><text:span text:style-name="translation_.en_translations_examples_sense_senses_entry_letData">Our thigh bone fits into our pelvis. </text:span>  <text:span text:style-name="semanticdomainabbr_.en_semanticdomains_sense_senses_entry_letData">(sem. domains: 2.1 - </text:span> <text:span text:style-name="semanticdomainname_.en_semanticdomains_sense_senses_entry_letData">Body</text:span> .) <text:span text:style-name="xsensenumber_.en_sense_senses_entry_letData">  2) </text:span> <text:span text:style-name="xlanguagetag_.en_xitem_.en_definition_.en_sense_senses_entry_letData">Eng </text:span><text:span text:style-name="xitem_.en_definition_.en_sense_senses_entry_letData">rear</text:span> <text:span text:style-name="xlanguagetag_.en_xitem_.tpi_definition_.en_sense_senses_entry_letData"> Pdg </text:span><text:span text:style-name="xitem_.tpi_definition_.en_sense_senses_entry_letData">as</text:span>  <text:span text:style-name="xlanguagetag_.en_example_examples_sense_senses_entry_letData">Bua </text:span><text:span text:style-name="example_examples_sense_senses_entry_letData">Keluġin ahë pepeleng raḳ dob </text:span> <text:span text:style-name="xlanguagetag_.en_translation_.en_translations_examples_sense_senses_entry_letData">Eng </text:span><text:span text:style-name="translation_.en_translations_examples_sense_senses_entry_letData">He hit his rear hard on the ground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hë pepoleḳ  </text:span> <text:span text:style-name="pronunciation_pronunciations_entry_letData">[ˈa.ʁe pə.ˈpol̪.əq]</text:span>  <text:span text:style-name="crossreftype_crossrefs_entry_letData">cf: </text:span> <text:span text:style-name="crossref_xitem_crossreftargets_crossrefs_entry_letData">pepoleḳ</text:span> <text:span text:style-name="crossref_xitem_crossreftargets_crossrefs_entry_letData">, ġavet</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round, spherical, pot-bellied</text:span> <text:span text:style-name="xlanguagetag_.en_xitem_.tpi_definition_.en_sense_senses_entry_letData"> Pdg </text:span><text:span text:style-name="xitem_.tpi_definition_.en_sense_senses_entry_letData">raunpela, bikbel</text:span>  <text:span text:style-name="xlanguagetag_.en_example_examples_sense_senses_entry_letData">Bua </text:span><text:span text:style-name="example_examples_sense_senses_entry_letData">Ruharuuh sis anon ahë pepoleḳ </text:span> <text:span text:style-name="xlanguagetag_.en_translation_.en_translations_examples_sense_senses_entry_letData">Eng </text:span><text:span text:style-name="translation_.en_translations_examples_sense_senses_entry_letData">The pumpkin bears round fruit </text:span>  <text:span text:style-name="semanticdomainabbr_.en_semanticdomains_sense_senses_entry_letData">(sem. domains: 8.3.1 - </text:span> <text:span text:style-name="semanticdomainname_.en_semanticdomains_sense_senses_entry_letData">Shape</text:span> .) </text:p>
        <text:p text:style-name="entry_letData"><text:span text:style-name="headword_entry_letData">ahë pepu  </text:span> <text:span text:style-name="pronunciation_pronunciations_entry_letData">[ˈa.ʁe pə.ˈpu]</text:span>  <text:span text:style-name="crossreftype_crossrefs_entry_letData">cf: </text:span> <text:span text:style-name="crossref_xitem_crossreftargets_crossrefs_entry_letData">pepu</text:span> <text:span text:style-name="crossref_xitem_crossreftargets_crossrefs_entry_letData">, ahë ġeru</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buttocks, thigh, the rear of the leg</text:span> <text:span text:style-name="xlanguagetag_.en_xitem_.tpi_definition_.en_sense_senses_entry_letData"> Pdg </text:span><text:span text:style-name="xitem_.tpi_definition_.en_sense_senses_entry_letData">hap klostu long as</text:span>  <text:span text:style-name="xlanguagetag_.en_example_examples_sense_senses_entry_letData">Bua </text:span><text:span text:style-name="example_examples_sense_senses_entry_letData">Degga bööḳ ahë pepu loḳ dii ris mala beri </text:span> <text:span text:style-name="xlanguagetag_.en_translation_.en_translations_examples_sense_senses_entry_letData">Eng </text:span><text:span text:style-name="translation_.en_translations_examples_sense_senses_entry_letData">They ate the pig's thigh with fresh green dii leaves </text:span>  </text:p>
        <text:p text:style-name="entry_letData"><text:span text:style-name="headword_entry_letData">ahë puḳ  </text:span> <text:span text:style-name="pronunciation_pronunciations_entry_letData">[ˈa.ʁe puq]</text:span>  <text:span text:style-name="crossreftype_crossrefs_entry_letData">cf: </text:span> <text:span text:style-name="crossref_xitem_crossreftargets_crossrefs_entry_letData">puḳ</text:span> <text:span text:style-name="crossref_xitem_crossreftargets_crossrefs_entry_letData">, vonġ puk</text:span> <text:span text:style-name="crossref_xitem_crossreftargets_crossrefs_entry_letData">, puḳ neru</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to pass wind</text:span> <text:span text:style-name="xlanguagetag_.en_xitem_.tpi_definition_.en_sense_senses_entry_letData"> Pdg </text:span><text:span text:style-name="xitem_.tpi_definition_.en_sense_senses_entry_letData">kapupu</text:span>  <text:span text:style-name="xlanguagetag_.en_example_examples_sense_senses_entry_letData">Bua </text:span><text:span text:style-name="example_examples_sense_senses_entry_letData">Nabë hil sarömin nos og hil rëk ahëd napuḳ </text:span> <text:span text:style-name="xlanguagetag_.en_translation_.en_translations_examples_sense_senses_entry_letData">Eng </text:span><text:span text:style-name="translation_.en_translations_examples_sense_senses_entry_letData">If we mix up different kinds of food then we will pass wind </text:span>  <text:span text:style-name="semanticdomainabbr_.en_xitem_semanticdomains_sense_senses_entry_letData">(sem. domains: 1.1.3.1 - </text:span> <text:span text:style-name="semanticdomainname_.en_xitem_semanticdomains_sense_senses_entry_letData">Wind</text:span> <text:span text:style-name="semanticdomainabbr_.en_xitem_semanticdomains_sense_senses_entry_letData">, 7.2.3.5 - </text:span> <text:span text:style-name="semanticdomainname_.en_xitem_semanticdomains_sense_senses_entry_letData">Move past, over, through</text:span> <text:span text:style-name="semanticdomainabbr_.en_xitem_semanticdomains_sense_senses_entry_letData">, 8.4.2 - </text:span> <text:span text:style-name="semanticdomainname_.en_xitem_semanticdomains_sense_senses_entry_letData">Take time</text:span> .) </text:p>
        <text:p text:style-name="entry_letData"><text:span text:style-name="headword_entry_letData">ahë raġo  </text:span> <text:span text:style-name="pronunciation_pronunciations_entry_letData">[ˈa.ʁe ˈɾa.ᵑɢo]</text:span>  <text:span text:style-name="crossreftype_crossrefs_entry_letData">cf: </text:span> <text:span text:style-name="crossref_crossreftargets_crossrefs_entry_letData">raġo</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fork, notch; the notch or area between forks or branches of a tree</text:span> <text:span text:style-name="xlanguagetag_.en_xitem_.tpi_definition_.en_sense_senses_entry_letData"> Pdg </text:span><text:span text:style-name="xitem_.tpi_definition_.en_sense_senses_entry_letData">tiang</text:span>  <text:span text:style-name="xlanguagetag_.en_example_examples_sense_senses_entry_letData">Bua </text:span><text:span text:style-name="example_examples_sense_senses_entry_letData">Lah aperek lob to meluḳ ya nedo ahë raġo </text:span> <text:span text:style-name="xlanguagetag_.en_translation_.en_translations_examples_sense_senses_entry_letData">Eng </text:span><text:span text:style-name="translation_.en_translations_examples_sense_senses_entry_letData">He cut the pandanus nut and it fell down and stuck in the fork </text:span>  <text:span text:style-name="semanticdomainabbr_.en_semanticdomains_sense_senses_entry_letData">(sem. domains: 6.7.7 - </text:span> <text:span text:style-name="semanticdomainname_.en_semanticdomains_sense_senses_entry_letData">Container</text:span> .) </text:p>
        <text:p text:style-name="entry_letData"><text:span text:style-name="headword_entry_letData">ahë raḳ  </text:span> <text:span text:style-name="pronunciation_pronunciations_entry_letData">[ˈa.ʁe ɾaq]</text:span>  <text:span text:style-name="entrytypeabbr_.en_primaryrefs_entry_letData">(clExp. of </text:span> <text:span text:style-name="mainentryref_primaryrefs_entry_letData">ahë</text:span> ) <text:span text:style-name="xlanguagetag_.en_xitem_.en_definition_.en_sense_senses_entry_letData">Eng </text:span><text:span text:style-name="xitem_.en_definition_.en_sense_senses_entry_letData">afraid for, concerned for, worried</text:span> <text:span text:style-name="xlanguagetag_.en_xitem_.tpi_definition_.en_sense_senses_entry_letData"> Pdg </text:span><text:span text:style-name="xitem_.tpi_definition_.en_sense_senses_entry_letData">pret na wari</text:span>  <text:span text:style-name="xlanguagetag_.en_example_examples_sense_senses_entry_letData">Bua </text:span><text:span text:style-name="example_examples_sense_senses_entry_letData">Ahëm raḳ in honġ nġaa meġetung kesii in bë mehöti rëḳ gevonġ paya vu </text:span> <text:span text:style-name="xlanguagetag_.en_translation_.en_translations_examples_sense_senses_entry_letData">Eng </text:span><text:span text:style-name="translation_.en_translations_examples_sense_senses_entry_letData">You were worried about your things and hid them so noone would damage/misuse them </text:span>  </text:p>
        <text:p text:style-name="entry_letData"><text:span text:style-name="headword_entry_letData">ahë raru  </text:span> <text:span text:style-name="pronunciation_pronunciations_entry_letData">[ˈa.ʁe ˈɾa.ɾu]</text:span>  <text:span text:style-name="crossreftype_crossrefs_entry_letData">cf: </text:span> <text:span text:style-name="crossref_xitem_crossreftargets_crossrefs_entry_letData">raru</text:span> <text:span text:style-name="crossref_xitem_crossreftargets_crossrefs_entry_letData">, mala raru</text:span> <text:span text:style-name="crossref_xitem_crossreftargets_crossrefs_entry_letData">, niraru</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blue; blue sky</text:span> <text:span text:style-name="xlanguagetag_.en_xitem_.tpi_definition_.en_sense_senses_entry_letData"> Pdg </text:span><text:span text:style-name="xitem_.tpi_definition_.en_sense_senses_entry_letData">blupela; antap tru</text:span>  <text:span text:style-name="xlanguagetag_.en_example_examples_sense_senses_entry_letData">Bua </text:span><text:span text:style-name="example_examples_sense_senses_entry_letData">Barus kedi meya ahë raru rot </text:span> <text:span text:style-name="xlanguagetag_.en_translation_.en_translations_examples_sense_senses_entry_letData">Eng </text:span><text:span text:style-name="translation_.en_translations_examples_sense_senses_entry_letData">The plane took off and flew into the blue </text:span>  <text:span text:style-name="semanticdomainabbr_.en_semanticdomains_sense_senses_entry_letData">(sem. domains: 8.3.3.3 - </text:span> <text:span text:style-name="semanticdomainname_.en_semanticdomains_sense_senses_entry_letData">Color</text:span> .) </text:p>
        <text:p text:style-name="entry_letData"><text:span text:style-name="headword_entry_letData">ahë rekwareḳ  </text:span> <text:span text:style-name="pronunciation_pronunciations_entry_letData">[ˈa.ʁe ɾə.ˈkʷaɾ.əq]</text:span>  <text:span text:style-name="crossreftype_crossrefs_entry_letData">cf: </text:span> <text:span text:style-name="crossref_crossreftargets_crossrefs_entry_letData">rekwareḳ</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hazy, smoky</text:span> <text:span text:style-name="xlanguagetag_.en_xitem_.tpi_definition_.en_sense_senses_entry_letData"> Pdg </text:span><text:span text:style-name="xitem_.tpi_definition_.en_sense_senses_entry_letData">olsem smok</text:span>  <text:span text:style-name="xlanguagetag_.en_example_examples_sense_senses_entry_letData">Bua </text:span><text:span text:style-name="example_examples_sense_senses_entry_letData">Nyëġ vanġ lob ahë rekwareḳ </text:span> <text:span text:style-name="xlanguagetag_.en_translation_.en_translations_examples_sense_senses_entry_letData">Eng </text:span><text:span text:style-name="translation_.en_translations_examples_sense_senses_entry_letData">The weather was fine and so it was hazy </text:span>  <text:span text:style-name="semanticdomainabbr_.en_semanticdomains_sense_senses_entry_letData">(sem. domains: 2.3.1.6 - </text:span> <text:span text:style-name="semanticdomainname_.en_semanticdomains_sense_senses_entry_letData">Transparent</text:span> .) </text:p>
        <text:p text:style-name="entry_letData"><text:span text:style-name="headword_entry_letData">ahë salaḳ  </text:span> <text:span text:style-name="pronunciation_pronunciations_entry_letData">[ˈa.ʁe ˈt͡ʃa.l̪aq]</text:span>  <text:span text:style-name="crossreftype_crossrefs_entry_letData">cf: </text:span> <text:span text:style-name="crossref_xitem_crossreftargets_crossrefs_entry_letData">salaḳ</text:span> <text:span text:style-name="crossref_xitem_crossreftargets_crossrefs_entry_letData">, kwa salaḳ</text:span> <text:span text:style-name="crossref_xitem_crossreftargets_crossrefs_entry_letData">, nyë salaḳ</text:span> <text:span text:style-name="crossref_xitem_crossreftargets_crossrefs_entry_letData">, hus salaḳ</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twin, divided, split-as of a tree whose trunk divides into two equal parts</text:span> <text:span text:style-name="xlanguagetag_.en_xitem_.tpi_definition_.en_sense_senses_entry_letData"> Pdg </text:span><text:span text:style-name="xitem_.tpi_definition_.en_sense_senses_entry_letData">dabol kru, tiang</text:span>  <text:span text:style-name="xlanguagetag_.en_example_examples_sense_senses_entry_letData">Bua </text:span><text:span text:style-name="example_examples_sense_senses_entry_letData">Hurmahen dësero ḳele ahë salaḳ in desemu dabanġ </text:span> <text:span text:style-name="xlanguagetag_.en_translation_.en_translations_examples_sense_senses_entry_letData">Eng </text:span><text:span text:style-name="translation_.en_translations_examples_sense_senses_entry_letData">Children look for forked stick to make catapults </text:span>  <text:span text:style-name="semanticdomainabbr_.en_semanticdomains_sense_senses_entry_letData">(sem. domains: 4.1.6 - </text:span> <text:span text:style-name="semanticdomainname_.en_semanticdomains_sense_senses_entry_letData">Disunity</text:span> .) </text:p>
        <text:p text:style-name="entry_letData"><text:span text:style-name="headword_entry_letData">ahë sekwahek  </text:span> <text:span text:style-name="pronunciation_pronunciations_entry_letData">[ˈa.ʁe t͡ʃə.ˈkʷaʁ.ək]</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eggwhite (cooked)</text:span> <text:span text:style-name="xlanguagetag_.en_xitem_.tpi_definition_.en_sense_senses_entry_letData"> Pdg </text:span><text:span text:style-name="xitem_.tpi_definition_.en_sense_senses_entry_letData">kiau i klostu long bruk na man i kukum bai i gat waitpela samting i stap insait</text:span>  <text:span text:style-name="xlanguagetag_.en_example_examples_sense_senses_entry_letData">Bua </text:span><text:span text:style-name="example_examples_sense_senses_entry_letData">Hil ġeyeh ḳöḳrëëh ġahis lob nabë dus raḳ napum og reḳ ahë sekwahek veroo </text:span> <text:span text:style-name="xlanguagetag_.en_translation_.en_translations_examples_sense_senses_entry_letData">Eng </text:span><text:span text:style-name="translation_.en_translations_examples_sense_senses_entry_letData">When we cook eggs, if they are close to hatching, then the eggwhite will be white </text:span>  </text:p>
        <text:p text:style-name="entry_letData"><text:span text:style-name="headword_entry_letData">ahë sengën  </text:span> <text:span text:style-name="pronunciation_pronunciations_entry_letData">[ˈa.ʁe t͡ʃə.ˈŋen]</text:span>  <text:span text:style-name="crossreftype_crossrefs_entry_letData">cf: </text:span> <text:span text:style-name="crossref_xitem_crossreftargets_crossrefs_entry_letData">ahë ḳerin</text:span> <text:span text:style-name="crossref_xitem_crossreftargets_crossrefs_entry_letData">, ḳerin</text:span> <text:span text:style-name="crossref_xitem_crossreftargets_crossrefs_entry_letData">, sengën</text:span> <text:span text:style-name="crossref_xitem_crossreftargets_crossrefs_entry_letData">, nisengën</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angry, cross</text:span> <text:span text:style-name="xlanguagetag_.en_xitem_.tpi_definition_.en_sense_senses_entry_letData"> Pdg </text:span><text:span text:style-name="xitem_.tpi_definition_.en_sense_senses_entry_letData">belhat, kros</text:span>  <text:span text:style-name="xlanguagetag_.en_example_xitem_examples_sense_senses_entry_letData">Bua </text:span><text:span text:style-name="example_xitem_examples_sense_senses_entry_letData">Avëh ahë sengën in deggodeḳ yi nos </text:span> <text:span text:style-name="xlanguagetag_.en_translation_.en_translations_xitem_examples_sense_senses_entry_letData">Eng </text:span><text:span text:style-name="translation_.en_translations_xitem_examples_sense_senses_entry_letData">The woman was angry because they stole her food </text:span> <text:span text:style-name="xlanguagetag_.en_example_xitem_examples_sense_senses_entry_letData">  Bua </text:span><text:span text:style-name="example_xitem_examples_sense_senses_entry_letData">Sahëġ sengën vu ham </text:span> <text:span text:style-name="xlanguagetag_.en_translation_.en_translations_xitem_examples_sense_senses_entry_letData">Eng </text:span><text:span text:style-name="translation_.en_translations_xitem_examples_sense_senses_entry_letData">I am angry with you </text:span>  <text:span text:style-name="lexreftype_relations_sense_senses_entry_letData">Syn: </text:span> <text:span text:style-name="sensecrossref_xitem_lexreftargets_relations_sense_senses_entry_letData">ahë ḳerin</text:span> <text:span text:style-name="sensecrossref_xitem_lexreftargets_relations_sense_senses_entry_letData">, poh</text:span> . <text:span text:style-name="semanticdomainabbr_.en_semanticdomains_sense_senses_entry_letData">(sem. domains: 3.4.2.3 - </text:span> <text:span text:style-name="semanticdomainname_.en_semanticdomains_sense_senses_entry_letData">Angry</text:span> .) </text:p>
        <text:p text:style-name="entry_letData"><text:span text:style-name="headword_entry_letData">ahë sepëp  </text:span> <text:span text:style-name="pronunciation_pronunciations_entry_letData">[ˈa.ʁe t͡ʃə.ˈpep]</text:span>  <text:span text:style-name="crossreftype_crossrefs_entry_letData">cf: </text:span> <text:span text:style-name="crossref_crossreftargets_crossrefs_entry_letData">sepëp</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light (weight)</text:span> <text:span text:style-name="xlanguagetag_.en_xitem_.tpi_definition_.en_sense_senses_entry_letData"> Pdg </text:span><text:span text:style-name="xitem_.tpi_definition_.en_sense_senses_entry_letData">i no hevi</text:span>  <text:span text:style-name="xlanguagetag_.en_example_examples_sense_senses_entry_letData">Bua </text:span><text:span text:style-name="example_examples_sense_senses_entry_letData">Kerë ḳele ahë sepëp meyö ggëp metup </text:span> <text:span text:style-name="xlanguagetag_.en_translation_.en_translations_examples_sense_senses_entry_letData">Eng </text:span><text:span text:style-name="translation_.en_translations_examples_sense_senses_entry_letData">He carried the light piece of wood and was running along </text:span>  <text:span text:style-name="semanticdomainabbr_.en_xitem_semanticdomains_sense_senses_entry_letData">(sem. domains: 4.4.2 - </text:span> <text:span text:style-name="semanticdomainname_.en_xitem_semanticdomains_sense_senses_entry_letData">Trouble</text:span> <text:span text:style-name="semanticdomainabbr_.en_xitem_semanticdomains_sense_senses_entry_letData">, 8.2.9.1 - </text:span> <text:span text:style-name="semanticdomainname_.en_xitem_semanticdomains_sense_senses_entry_letData">Heavy</text:span> <text:span text:style-name="semanticdomainabbr_.en_xitem_semanticdomains_sense_senses_entry_letData">, 8.2.9.2 - </text:span> <text:span text:style-name="semanticdomainname_.en_xitem_semanticdomains_sense_senses_entry_letData">Light in weight</text:span> <text:span text:style-name="semanticdomainabbr_.en_xitem_semanticdomains_sense_senses_entry_letData">, 8.3.3 - </text:span> <text:span text:style-name="semanticdomainname_.en_xitem_semanticdomains_sense_senses_entry_letData">Light</text:span> .) </text:p>
        <text:p text:style-name="entry_letData"><text:span text:style-name="headword_entry_letData">ahë sis yi  </text:span> <text:span text:style-name="pronunciation_pronunciations_entry_letData">[ˈa.ʁe t͡ʃit͡ʃ yi]</text:span>  <text:span text:style-name="entrytypeabbr_.en_primaryrefs_entry_letData">(clExp. of </text:span> <text:span text:style-name="mainentryref_primaryrefs_entry_letData">ahë</text:span> ) <text:span text:style-name="xlanguagetag_.en_xitem_.en_definition_.en_sense_senses_entry_letData">Eng </text:span><text:span text:style-name="xitem_.en_definition_.en_sense_senses_entry_letData">stomach noises-to have a grumbling stomach, from hunger, or from eating soft foods</text:span> <text:span text:style-name="xlanguagetag_.en_xitem_.tpi_definition_.en_sense_senses_entry_letData"> Pdg </text:span><text:span text:style-name="xitem_.tpi_definition_.en_sense_senses_entry_letData">bel i mekim planti nois (em i hangre samting)</text:span>  <text:span text:style-name="xlanguagetag_.en_example_examples_sense_senses_entry_letData">Bua </text:span><text:span text:style-name="example_examples_sense_senses_entry_letData">Ahë sis yi in maḳ gga nos rumengsën </text:span> <text:span text:style-name="xlanguagetag_.en_translation_.en_translations_examples_sense_senses_entry_letData">Eng </text:span><text:span text:style-name="translation_.en_translations_examples_sense_senses_entry_letData">His stomach is growling because he must have eaten some soft food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hë soveḳ  </text:span> <text:span text:style-name="pronunciation_pronunciations_entry_letData">[ˈa.ʁe ˈt͡ʃsoβ.əq]</text:span>  <text:span text:style-name="crossreftype_crossrefs_entry_letData">cf: </text:span> <text:span text:style-name="crossref_crossreftargets_crossrefs_entry_letData">soveḳ</text:span> . <text:span text:style-name="entrytypeabbr_.en_primaryrefs_entry_letData">(clExp. of </text:span> <text:span text:style-name="mainentryref_primaryrefs_entry_letData">ahë</text:span> ) <text:span text:style-name="xlanguagetag_.en_xitem_.en_definition_.en_sense_senses_entry_letData">Eng </text:span><text:span text:style-name="xitem_.en_definition_.en_sense_senses_entry_letData">light (weight)</text:span> <text:span text:style-name="xlanguagetag_.en_xitem_.tpi_definition_.en_sense_senses_entry_letData"> Pdg </text:span><text:span text:style-name="xitem_.tpi_definition_.en_sense_senses_entry_letData">i no hevi</text:span>  <text:span text:style-name="xlanguagetag_.en_example_examples_sense_senses_entry_letData">Bua </text:span><text:span text:style-name="example_examples_sense_senses_entry_letData">Nġaa ahë soveḳ om ayööng nevë </text:span> <text:span text:style-name="xlanguagetag_.en_translation_.en_translations_examples_sense_senses_entry_letData">Eng </text:span><text:span text:style-name="translation_.en_translations_examples_sense_senses_entry_letData">It's light so the wind blew it </text:span>  <text:span text:style-name="semanticdomainabbr_.en_xitem_semanticdomains_sense_senses_entry_letData">(sem. domains: 4.4.2 - </text:span> <text:span text:style-name="semanticdomainname_.en_xitem_semanticdomains_sense_senses_entry_letData">Trouble</text:span> <text:span text:style-name="semanticdomainabbr_.en_xitem_semanticdomains_sense_senses_entry_letData">, 8.2.9.1 - </text:span> <text:span text:style-name="semanticdomainname_.en_xitem_semanticdomains_sense_senses_entry_letData">Heavy</text:span> <text:span text:style-name="semanticdomainabbr_.en_xitem_semanticdomains_sense_senses_entry_letData">, 8.2.9.2 - </text:span> <text:span text:style-name="semanticdomainname_.en_xitem_semanticdomains_sense_senses_entry_letData">Light in weight</text:span> <text:span text:style-name="semanticdomainabbr_.en_xitem_semanticdomains_sense_senses_entry_letData">, 8.3.3 - </text:span> <text:span text:style-name="semanticdomainname_.en_xitem_semanticdomains_sense_senses_entry_letData">Light</text:span> .) </text:p>
        <text:p text:style-name="entry_letData"><text:span text:style-name="headword_entry_letData">ahë tabaaḳ  </text:span> <text:span text:style-name="pronunciation_pronunciations_entry_letData">[ˈa.ʁe ta.ˈᵐbaːq]</text:span>  <text:span text:style-name="crossreftype_crossrefs_entry_letData">cf: </text:span> <text:span text:style-name="crossref_crossreftargets_crossrefs_entry_letData">tabaaḳ</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open, broad</text:span> <text:span text:style-name="xlanguagetag_.en_xitem_.tpi_definition_.en_sense_senses_entry_letData"> Pdg </text:span><text:span text:style-name="xitem_.tpi_definition_.en_sense_senses_entry_letData">ples op</text:span>  <text:span text:style-name="xlanguagetag_.en_example_examples_sense_senses_entry_letData">Bua </text:span><text:span text:style-name="example_examples_sense_senses_entry_letData">bël ahë tabaaḳ </text:span> <text:span text:style-name="xlanguagetag_.en_translation_.en_translations_examples_sense_senses_entry_letData">Eng </text:span><text:span text:style-name="translation_.en_translations_examples_sense_senses_entry_letData">a broad open stretch of water </text:span>  <text:span text:style-name="semanticdomainabbr_.en_xitem_semanticdomains_sense_senses_entry_letData">(sem. domains: 3.2.3.1 - </text:span> <text:span text:style-name="semanticdomainname_.en_xitem_semanticdomains_sense_senses_entry_letData">Known, unknown</text:span> <text:span text:style-name="semanticdomainabbr_.en_xitem_semanticdomains_sense_senses_entry_letData">, 8.2.3 - </text:span> <text:span text:style-name="semanticdomainname_.en_xitem_semanticdomains_sense_senses_entry_letData">Thick</text:span> <text:span text:style-name="semanticdomainabbr_.en_xitem_semanticdomains_sense_senses_entry_letData">, 8.2.3.1 - </text:span> <text:span text:style-name="semanticdomainname_.en_xitem_semanticdomains_sense_senses_entry_letData">Thin thing</text:span> <text:span text:style-name="semanticdomainabbr_.en_xitem_semanticdomains_sense_senses_entry_letData">, 8.2.3.2 - </text:span> <text:span text:style-name="semanticdomainname_.en_xitem_semanticdomains_sense_senses_entry_letData">Fat person</text:span> <text:span text:style-name="semanticdomainabbr_.en_xitem_semanticdomains_sense_senses_entry_letData">, 8.2.3.3 - </text:span> <text:span text:style-name="semanticdomainname_.en_xitem_semanticdomains_sense_senses_entry_letData">Thin person</text:span> <text:span text:style-name="semanticdomainabbr_.en_xitem_semanticdomains_sense_senses_entry_letData">, 8.2.4 - </text:span> <text:span text:style-name="semanticdomainname_.en_xitem_semanticdomains_sense_senses_entry_letData">Wide</text:span> <text:span text:style-name="semanticdomainabbr_.en_xitem_semanticdomains_sense_senses_entry_letData">, 8.2.4.1 - </text:span> <text:span text:style-name="semanticdomainname_.en_xitem_semanticdomains_sense_senses_entry_letData">Narrow</text:span> .) </text:p>
        <text:p text:style-name="entry_letData"><text:span text:style-name="headword_entry_letData">ahë to  </text:span> <text:span text:style-name="pronunciation_pronunciations_entry_letData">[a.ʁe to]</text:span>  <text:span text:style-name="crossreftype_crossrefs_entry_letData">cf: </text:span> <text:span text:style-name="crossref_crossreftargets_crossrefs_entry_letData">ahë kul</text:span> . <text:span text:style-name="xsensenumber_.en_sense_senses_entry_letData">1) </text:span> <text:span text:style-name="xlanguagetag_.en_xitem_.en_definition_.en_sense_senses_entry_letData">Eng </text:span><text:span text:style-name="xitem_.en_definition_.en_sense_senses_entry_letData">calm, to calm down; quieted, cooled down after being angry</text:span> <text:span text:style-name="xlanguagetag_.en_xitem_.tpi_definition_.en_sense_senses_entry_letData"> Pdg </text:span><text:span text:style-name="xitem_.tpi_definition_.en_sense_senses_entry_letData">bel i kol, i kisim bel isi</text:span>  <text:span text:style-name="xlanguagetag_.en_example_examples_sense_senses_entry_letData">Bua </text:span><text:span text:style-name="example_examples_sense_senses_entry_letData">Deggodek yi bööḳ medegga lob ahë sengën rot, rëk denër ġaġek nivesa vesa vu lob ahë to </text:span> <text:span text:style-name="xlanguagetag_.en_translation_.en_translations_examples_sense_senses_entry_letData">Eng </text:span><text:span text:style-name="translation_.en_translations_examples_sense_senses_entry_letData">They stole his pig and ate it, and he was very angry but the spoke nicely to him and he calmed down </text:span>  <text:span text:style-name="xsensenumber_.en_sense_senses_entry_letData">  2) </text:span> <text:span text:style-name="xlanguagetag_.en_xitem_.en_definition_.en_sense_senses_entry_letData">Eng </text:span><text:span text:style-name="xitem_.en_definition_.en_sense_senses_entry_letData">to need to go to the toilet</text:span> <text:span text:style-name="xlanguagetag_.en_xitem_.tpi_definition_.en_sense_senses_entry_letData"> Pdg </text:span><text:span text:style-name="xitem_.tpi_definition_.en_sense_senses_entry_letData">pekpek i kilim em</text:span>  <text:span text:style-name="xlanguagetag_.en_example_examples_sense_senses_entry_letData">Bua </text:span><text:span text:style-name="example_examples_sense_senses_entry_letData">Hurmahen saga ahë to in namëëḳ om ham tato asoreng vu yi </text:span> <text:span text:style-name="xlanguagetag_.en_translation_.en_translations_examples_sense_senses_entry_letData">Eng </text:span><text:span text:style-name="translation_.en_translations_examples_sense_senses_entry_letData">That child needs to go to the toilet so show him where it is </text:span>  </text:p>
        <text:p text:style-name="entry_letData"><text:span text:style-name="headword_entry_letData">ahë valo  </text:span> <text:span text:style-name="pronunciation_pronunciations_entry_letData">[ˈa.ʁe ˈβa.l̪o]</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stomach. A kind of second pouch or stomach in some animals, such as the masanġ, jenaa, beḳöġ, in which food, leaves, etc accumulate and are predigested before passing to the stomach proper. This stomach is taken out and cleaned, and then smoked and eaten with salt.</text:span> <text:span text:style-name="xlanguagetag_.en_xitem_.tpi_definition_.en_sense_senses_entry_letData"> Pdg </text:span><text:span text:style-name="xitem_.tpi_definition_.en_sense_senses_entry_letData">blakpela bel</text:span>  <text:span text:style-name="xlanguagetag_.en_example_examples_sense_senses_entry_letData">Bua </text:span><text:span text:style-name="example_examples_sense_senses_entry_letData">Alam böp dëgga saġ ahë valo sën wirek </text:span> <text:span text:style-name="xlanguagetag_.en_translation_.en_translations_examples_sense_senses_entry_letData">Eng </text:span><text:span text:style-name="translation_.en_translations_examples_sense_senses_entry_letData">The old people used to eat the ahë valo pouch of animals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hë veġo  </text:span> <text:span text:style-name="pronunciation_pronunciations_entry_letData">[ˈa.ʁe βə.ᵑɢo]</text:span>  <text:span text:style-name="crossreftype_crossrefs_entry_letData">cf: </text:span> <text:span text:style-name="crossref_xitem_crossreftargets_crossrefs_entry_letData">vaġi</text:span> <text:span text:style-name="crossref_xitem_crossreftargets_crossrefs_entry_letData">, veġo</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upper leg, thigh, lap</text:span> <text:span text:style-name="xlanguagetag_.en_xitem_.tpi_definition_.en_sense_senses_entry_letData"> Pdg </text:span><text:span text:style-name="xitem_.tpi_definition_.en_sense_senses_entry_letData">hap lek bilong karim pikinini</text:span>  <text:span text:style-name="xlanguagetag_.en_example_examples_sense_senses_entry_letData">Bua </text:span><text:span text:style-name="example_examples_sense_senses_entry_letData">Avëh detabuu naluj raḳ ahëj veġo </text:span> <text:span text:style-name="xlanguagetag_.en_translation_.en_translations_examples_sense_senses_entry_letData">Eng </text:span><text:span text:style-name="translation_.en_translations_examples_sense_senses_entry_letData">Women nurse their children on their laps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hë veriik  </text:span> <text:span text:style-name="pronunciation_pronunciations_entry_letData">[ˈa.ʁe βə.ˈɾiːk]</text:span>  <text:span text:style-name="crossreftype_crossrefs_entry_letData">cf: </text:span> <text:span text:style-name="crossref_crossreftargets_crossrefs_entry_letData">ahë ḳedik</text:span> .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intestine, a long coiling intestine in a pig</text:span> <text:span text:style-name="xlanguagetag_.en_xitem_.tpi_definition_.en_sense_senses_entry_letData"> Pdg </text:span><text:span text:style-name="xitem_.tpi_definition_.en_sense_senses_entry_letData">raunpela blakbel</text:span>  <text:span text:style-name="xlanguagetag_.en_example_examples_sense_senses_entry_letData">Bua </text:span><text:span text:style-name="example_examples_sense_senses_entry_letData">Bööḳ ahë veriik yööhu gahë ḳevus yööhu </text:span> <text:span text:style-name="xlanguagetag_.en_translation_.en_translations_examples_sense_senses_entry_letData">Eng </text:span><text:span text:style-name="translation_.en_translations_examples_sense_senses_entry_letData">A pig's large intestine and its stomach are different parts (of its anatomy)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8.2 - </text:span> <text:span text:style-name="semanticdomainname_.en_xitem_semanticdomains_sense_senses_entry_letData">Big</text:span> <text:span text:style-name="semanticdomainabbr_.en_xitem_semanticdomains_sense_senses_entry_letData">, 8.2.1 - </text:span> <text:span text:style-name="semanticdomainname_.en_xitem_semanticdomains_sense_senses_entry_letData">Small</text:span> .) </text:p>
        <text:p text:style-name="entry_letData"><text:span text:style-name="headword_entry_letData">ahë verup  </text:span> <text:span text:style-name="pronunciation_pronunciations_entry_letData">[ˈa.ʁe βə.ˈɾup]</text:span>  <text:span text:style-name="entrytypeabbr_.en_primaryrefs_entry_letData">(clExp. of </text:span> <text:span text:style-name="mainentryref_primaryrefs_entry_letData">ahë</text:span> ) <text:span text:style-name="xlanguagetag_.en_xitem_.en_definition_.en_sense_senses_entry_letData">Eng </text:span><text:span text:style-name="xitem_.en_definition_.en_sense_senses_entry_letData">diarrhea</text:span> <text:span text:style-name="xlanguagetag_.en_xitem_.tpi_definition_.en_sense_senses_entry_letData"> Pdg </text:span><text:span text:style-name="xitem_.tpi_definition_.en_sense_senses_entry_letData">pekpek wara</text:span>  <text:span text:style-name="xlanguagetag_.en_example_examples_sense_senses_entry_letData">Bua </text:span><text:span text:style-name="example_examples_sense_senses_entry_letData">Gga jojeng meris genos ma lob ahë verup rot </text:span> <text:span text:style-name="xlanguagetag_.en_translation_.en_translations_examples_sense_senses_entry_letData">Eng </text:span><text:span text:style-name="translation_.en_translations_examples_sense_senses_entry_letData">He just ate greens without starchy food and got a bad case of diarrhea </text:span>  <text:span text:style-name="semanticdomainabbr_.en_semanticdomains_sense_senses_entry_letData">(sem. domains: 2.2 - </text:span> <text:span text:style-name="semanticdomainname_.en_semanticdomains_sense_senses_entry_letData">Body functions</text:span> .) </text:p>
        <text:p text:style-name="entry_letData"><text:span text:style-name="headword_entry_letData">ahë vewev  </text:span> <text:span text:style-name="pronunciation_pronunciations_entry_letData">[ˈa.ʁe βə.ˈˠwɛβ]</text:span>  <text:span text:style-name="entrytypeabbr_.en_primaryrefs_entry_letData">(comp. of </text:span> <text:span text:style-name="mainentryref_primaryrefs_entry_letData">ahë</text:span> ) <text:span text:style-name="xlanguagetag_.en_xitem_.en_definition_.en_sense_senses_entry_letData">Eng </text:span><text:span text:style-name="xitem_.en_definition_.en_sense_senses_entry_letData">white, ashen</text:span> <text:span text:style-name="xlanguagetag_.en_xitem_.tpi_definition_.en_sense_senses_entry_letData"> Pdg </text:span><text:span text:style-name="xitem_.tpi_definition_.en_sense_senses_entry_letData">waitpela</text:span>  <text:span text:style-name="xlanguagetag_.en_example_examples_sense_senses_entry_letData">Bua </text:span><text:span text:style-name="example_examples_sense_senses_entry_letData">Kabanġ ahë vewev </text:span> <text:span text:style-name="xlanguagetag_.en_translation_.en_translations_examples_sense_senses_entry_letData">Eng </text:span><text:span text:style-name="translation_.en_translations_examples_sense_senses_entry_letData">Lime is white </text:span>  <text:span text:style-name="semanticdomainabbr_.en_semanticdomains_sense_senses_entry_letData">(sem. domains: 8.3.3.3 - </text:span> <text:span text:style-name="semanticdomainname_.en_semanticdomains_sense_senses_entry_letData">Color</text:span> .) </text:p>
        <text:p text:style-name="entry_letData"><text:span text:style-name="headword_entry_letData">ahë ving  </text:span> <text:span text:style-name="pronunciation_pronunciations_entry_letData">[ˈa.ʁe βiŋ]</text:span>  <text:span text:style-name="entrytypeabbr_.en_primaryrefs_entry_letData">(clExp. of </text:span> <text:span text:style-name="mainentryref_primaryrefs_entry_letData">ahë</text:span> ) <text:span text:style-name="xsensenumber_.en_sense_senses_entry_letData">1) </text:span> <text:span text:style-name="xlanguagetag_.en_xitem_.en_definition_.en_sense_senses_entry_letData">Eng </text:span><text:span text:style-name="xitem_.en_definition_.en_sense_senses_entry_letData">like, love</text:span> <text:span text:style-name="xlanguagetag_.en_xitem_.tpi_definition_.en_sense_senses_entry_letData"> Pdg </text:span><text:span text:style-name="xitem_.tpi_definition_.en_sense_senses_entry_letData">givim bel</text:span>  <text:span text:style-name="xlanguagetag_.en_example_xitem_examples_sense_senses_entry_letData">Bua </text:span><text:span text:style-name="example_xitem_examples_sense_senses_entry_letData">Yesu lë yi bahë ving yi </text:span> <text:span text:style-name="xlanguagetag_.en_translation_.en_translations_xitem_examples_sense_senses_entry_letData">Eng </text:span><text:span text:style-name="translation_.en_translations_xitem_examples_sense_senses_entry_letData">Jesus saw him and loved him </text:span> <text:span text:style-name="xlanguagetag_.en_example_xitem_examples_sense_senses_entry_letData">  Bua </text:span><text:span text:style-name="example_xitem_examples_sense_senses_entry_letData">Nabë ahëm geving, og ġeyoh vu bë gwevonġ besa niġ veseek jaḳ </text:span> <text:span text:style-name="xlanguagetag_.en_translation_.en_translations_xitem_examples_sense_senses_entry_letData">Eng </text:span><text:span text:style-name="translation_.en_translations_xitem_examples_sense_senses_entry_letData">If you want to, then you are able to make me well </text:span> <text:span text:style-name="xlanguagetag_.en_example_xitem_examples_sense_senses_entry_letData">  Bua </text:span><text:span text:style-name="example_xitem_examples_sense_senses_entry_letData">Nabë Anutu ahë ving yi yönon, og nam doḳ vu yi. </text:span> <text:span text:style-name="xlanguagetag_.en_translation_.en_translations_xitem_examples_sense_senses_entry_letData">Eng </text:span><text:span text:style-name="translation_.en_translations_xitem_examples_sense_senses_entry_letData">If God really loves him, then He would come and help him. </text:span>  <text:span text:style-name="semanticdomainabbr_.en_semanticdomains_sense_senses_entry_letData">(sem. domains: 3.3 - </text:span> <text:span text:style-name="semanticdomainname_.en_semanticdomains_sense_senses_entry_letData">Want</text:span> .) <text:span text:style-name="xsensenumber_.en_sense_senses_entry_letData">  2) </text:span> <text:span text:style-name="xlanguagetag_.en_xitem_.en_definition_.en_sense_senses_entry_letData">Eng </text:span><text:span text:style-name="xitem_.en_definition_.en_sense_senses_entry_letData">want, desire</text:span> <text:span text:style-name="xlanguagetag_.en_xitem_.tpi_definition_.en_sense_senses_entry_letData"> Pdg </text:span><text:span text:style-name="xitem_.tpi_definition_.en_sense_senses_entry_letData">laikim</text:span>  <text:span text:style-name="xlanguagetag_.en_example_examples_sense_senses_entry_letData">Bua </text:span><text:span text:style-name="example_examples_sense_senses_entry_letData">Ahë ving bë ga </text:span> <text:span text:style-name="xlanguagetag_.en_translation_.en_translations_examples_sense_senses_entry_letData">Eng </text:span><text:span text:style-name="translation_.en_translations_examples_sense_senses_entry_letData">He wanted to eat it </text:span>  </text:p>
        <text:p text:style-name="entry_letData"><text:span text:style-name="headword_entry_letData">ahë vonġin  </text:span> <text:span text:style-name="pronunciation_pronunciations_entry_letData">[ˈa.ʁe ˈβoɴ.in]</text:span>  <text:span text:style-name="entrytypeabbr_.en_primaryrefs_entry_letData">(clExp. of </text:span> <text:span text:style-name="mainentryref_primaryrefs_entry_letData">ahë</text:span> ) <text:span text:style-name="xsensenumber_.en_sense_senses_entry_letData">1) </text:span> <text:span text:style-name="xlanguagetag_.en_xitem_.en_definition_.en_sense_senses_entry_letData">Eng </text:span><text:span text:style-name="xitem_.en_definition_.en_sense_senses_entry_letData">cross, angry, wanting to pay someone back for an injury</text:span> <text:span text:style-name="xlanguagetag_.en_xitem_.tpi_definition_.en_sense_senses_entry_letData"> Pdg </text:span><text:span text:style-name="xitem_.tpi_definition_.en_sense_senses_entry_letData">bel i kros long en</text:span>  <text:span text:style-name="xlanguagetag_.en_example_examples_sense_senses_entry_letData">Bua </text:span><text:span text:style-name="example_examples_sense_senses_entry_letData">Sahëġ vonġin sa nġaa besevo loḳ yah nyëvewen </text:span> <text:span text:style-name="xlanguagetag_.en_translation_.en_translations_examples_sense_senses_entry_letData">Eng </text:span><text:span text:style-name="translation_.en_translations_examples_sense_senses_entry_letData">I was cross because of (what you did to) my things, and took revenge </text:span>  <text:span text:style-name="semanticdomainabbr_.en_xitem_semanticdomains_sense_senses_entry_letData">(sem. domains: 3.4.2.1 - </text:span> <text:span text:style-name="semanticdomainname_.en_xitem_semanticdomains_sense_senses_entry_letData">Sad</text:span> <text:span text:style-name="semanticdomainabbr_.en_xitem_semanticdomains_sense_senses_entry_letData">, 3.4.2.2 - </text:span> <text:span text:style-name="semanticdomainname_.en_xitem_semanticdomains_sense_senses_entry_letData">Sorry</text:span> <text:span text:style-name="semanticdomainabbr_.en_xitem_semanticdomains_sense_senses_entry_letData">, 9.6.2.4 - </text:span> <text:span text:style-name="semanticdomainname_.en_xitem_semanticdomains_sense_senses_entry_letData">Basis</text:span> .) <text:span text:style-name="xsensenumber_.en_sense_senses_entry_letData">  2) </text:span> <text:span text:style-name="xlanguagetag_.en_xitem_.en_definition_.en_sense_senses_entry_letData">Eng </text:span><text:span text:style-name="xitem_.en_definition_.en_sense_senses_entry_letData">envious, greedy, covetous</text:span> <text:span text:style-name="xlanguagetag_.en_xitem_.tpi_definition_.en_sense_senses_entry_letData"> Pdg </text:span><text:span text:style-name="xitem_.tpi_definition_.en_sense_senses_entry_letData">mangalim na kros long en</text:span>  <text:span text:style-name="xlanguagetag_.en_example_examples_sense_senses_entry_letData">Bua </text:span><text:span text:style-name="example_examples_sense_senses_entry_letData">Alam parahek ahëj vonġin alam hir nġaa nivesa bedevenġev sir </text:span> <text:span text:style-name="xlanguagetag_.en_translation_.en_translations_examples_sense_senses_entry_letData">Eng </text:span><text:span text:style-name="translation_.en_translations_examples_sense_senses_entry_letData">Sorcerers covet the good things people have and cast spells on them (the people) </text:span>  <text:span text:style-name="semanticdomainabbr_.en_semanticdomains_sense_senses_entry_letData">(sem. domains: 3.3.1.8 - </text:span> <text:span text:style-name="semanticdomainname_.en_semanticdomains_sense_senses_entry_letData">Lust</text:span> .) </text:p>
        <text:p text:style-name="entry_letData"><text:span text:style-name="headword_entry_letData">ahë yes  </text:span> <text:span text:style-name="pronunciation_pronunciations_entry_letData">[ˈa.ʁe yɛt͡ʃ]</text:span>  <text:span text:style-name="entrytypeabbr_.en_primaryrefs_entry_letData">(comp. of </text:span> <text:span text:style-name="mainentryref_primaryrefs_entry_letData">ahë</text:span> ) <text:span text:style-name="xsensenumber_.en_sense_senses_entry_letData">1) </text:span> <text:span text:style-name="xlanguagetag_.en_xitem_.en_definition_.en_sense_senses_entry_letData">Eng </text:span><text:span text:style-name="xitem_.en_definition_.en_sense_senses_entry_letData">amenable, softened, soft, gently</text:span> <text:span text:style-name="xlanguagetag_.en_xitem_.tpi_definition_.en_sense_senses_entry_letData"> Pdg </text:span><text:span text:style-name="xitem_.tpi_definition_.en_sense_senses_entry_letData">malumalu, isi isi</text:span>  <text:span text:style-name="xlanguagetag_.en_example_examples_sense_senses_entry_letData">Bua </text:span><text:span text:style-name="example_examples_sense_senses_entry_letData">Ahë yes om neḳo nalu pevis pevis </text:span> <text:span text:style-name="xlanguagetag_.en_translation_.en_translations_examples_sense_senses_entry_letData">Eng </text:span><text:span text:style-name="translation_.en_translations_examples_sense_senses_entry_letData">She is amenable so she is always having children </text:span>  <text:span text:style-name="semanticdomainabbr_.en_semanticdomains_sense_senses_entry_letData">(sem. domains: 8.3.6.5 - </text:span> <text:span text:style-name="semanticdomainname_.en_semanticdomains_sense_senses_entry_letData">Soft, flimsy</text:span> .) <text:span text:style-name="xsensenumber_.en_sense_senses_entry_letData">  2) </text:span> <text:span text:style-name="xlanguagetag_.en_xitem_.en_definition_.en_sense_senses_entry_letData">Eng </text:span><text:span text:style-name="xitem_.en_definition_.en_sense_senses_entry_letData">side-the soft part of the side without bone, between the ribs and the hips; waist</text:span> <text:span text:style-name="xlanguagetag_.en_xitem_.tpi_definition_.en_sense_senses_entry_letData"> Pdg </text:span><text:span text:style-name="xitem_.tpi_definition_.en_sense_senses_entry_letData">wanpela hap bilong banis bilong man-dispela hap nogat bun long en</text:span>  <text:span text:style-name="xlanguagetag_.en_example_examples_sense_senses_entry_letData">Bua </text:span><text:span text:style-name="example_examples_sense_senses_entry_letData">Mehönon ahëj yes neggëp vuheng loḳ kwebej los bejuj </text:span> <text:span text:style-name="xlanguagetag_.en_translation_.en_translations_examples_sense_senses_entry_letData">Eng </text:span><text:span text:style-name="translation_.en_translations_examples_sense_senses_entry_letData">The soft sides of people's waists lie between their ribs and their hips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8.2.6.1 - </text:span> <text:span text:style-name="semanticdomainname_.en_xitem_semanticdomains_sense_senses_entry_letData">Far</text:span> <text:span text:style-name="semanticdomainabbr_.en_xitem_semanticdomains_sense_senses_entry_letData">, 8.2.6.2 - </text:span> <text:span text:style-name="semanticdomainname_.en_xitem_semanticdomains_sense_senses_entry_letData">Near</text:span> <text:span text:style-name="semanticdomainabbr_.en_xitem_semanticdomains_sense_senses_entry_letData">, 8.5.1.2 - </text:span> <text:span text:style-name="semanticdomainname_.en_xitem_semanticdomains_sense_senses_entry_letData">Beside</text:span> <text:span text:style-name="semanticdomainabbr_.en_xitem_semanticdomains_sense_senses_entry_letData">, 8.5.1.5 - </text:span> <text:span text:style-name="semanticdomainname_.en_xitem_semanticdomains_sense_senses_entry_letData">Touching, contact</text:span> <text:span text:style-name="semanticdomainabbr_.en_xitem_semanticdomains_sense_senses_entry_letData">, 8.5.1.5.1 - </text:span> <text:span text:style-name="semanticdomainname_.en_xitem_semanticdomains_sense_senses_entry_letData">Next to</text:span> <text:span text:style-name="semanticdomainabbr_.en_xitem_semanticdomains_sense_senses_entry_letData">, 8.6 - </text:span> <text:span text:style-name="semanticdomainname_.en_xitem_semanticdomains_sense_senses_entry_letData">Parts of things</text:span> .) <text:span text:style-name="xsensenumber_.en_sense_senses_entry_letData">  3) </text:span> <text:span text:style-name="xlanguagetag_.en_xitem_.en_definition_.en_sense_senses_entry_letData">Eng </text:span><text:span text:style-name="xitem_.en_definition_.en_sense_senses_entry_letData">softly, gently</text:span> <text:span text:style-name="xlanguagetag_.en_xitem_.tpi_definition_.en_sense_senses_entry_letData"> Pdg </text:span><text:span text:style-name="xitem_.tpi_definition_.en_sense_senses_entry_letData">isi long en</text:span>  <text:span text:style-name="xlanguagetag_.en_example_examples_sense_senses_entry_letData">Bua </text:span><text:span text:style-name="example_examples_sense_senses_entry_letData">Nahub gwetunġ dëg geto ahë yes in beröp </text:span> <text:span text:style-name="xlanguagetag_.en_translation_.en_translations_examples_sense_senses_entry_letData">Eng </text:span><text:span text:style-name="translation_.en_translations_examples_sense_senses_entry_letData">Put the cooking pot down gently lest it break </text:span>  </text:p>
        <text:p text:style-name="entry_letData"><text:span text:style-name="headword_entry_letData">ahë-vuuḳ  </text:span> <text:span text:style-name="pronunciation_pronunciations_entry_letData">[ˌa.ʁe.ˈβuːq]</text:span>  <text:span text:style-name="crossreftype_crossrefs_entry_letData">cf: </text:span> <text:span text:style-name="crossref_crossreftargets_crossrefs_entry_letData">ahë</text:span> . <text:span text:style-name="partofspeech_.en_grammaticalinfo_sense_senses_entry_letData">noun(al) </text:span>  <text:span text:style-name="xlanguagetag_.en_xitem_.en_definition_.en_sense_senses_entry_letData">Eng </text:span><text:span text:style-name="xitem_.en_definition_.en_sense_senses_entry_letData">ginger species, Zingiberaceae, Alpinia</text:span> <text:span text:style-name="xlanguagetag_.en_xitem_.tpi_definition_.en_sense_senses_entry_letData"> Pdg </text:span><text:span text:style-name="xitem_.tpi_definition_.en_sense_senses_entry_letData">gorgor</text:span>  <text:span text:style-name="xlanguagetag_.en_example_examples_sense_senses_entry_letData">Bua </text:span><text:span text:style-name="example_examples_sense_senses_entry_letData">Soḳ vo newis loḳ ahë-vuuḳ ris om ġebanëh </text:span> <text:span text:style-name="xlanguagetag_.en_translation_.en_translations_examples_sense_senses_entry_letData">Eng </text:span><text:span text:style-name="translation_.en_translations_examples_sense_senses_entry_letData">The bird built its nest among the ahë-vuuk leaves, so shoot it. </text:span>  <text:span text:style-name="lexreftype_relations_sense_senses_entry_letData">Gen: </text:span> <text:span text:style-name="sensecrossref_lexreftargets_relations_sense_senses_entry_letData">yeseḳ</text:span> . <text:span text:style-name="semanticdomainabbr_.en_xitem_semanticdomains_sense_senses_entry_letData">(sem. domains: 5.2.3.3 - </text:span> <text:span text:style-name="semanticdomainname_.en_xitem_semanticdomains_sense_senses_entry_letData">Cooking ingredients</text:span> <text:span text:style-name="semanticdomainabbr_.en_xitem_semanticdomains_sense_senses_entry_letData">, 5.2.3.4 - </text:span> <text:span text:style-name="semanticdomainname_.en_xitem_semanticdomains_sense_senses_entry_letData">Prepared food</text:span> .) </text:p>
        <text:p text:style-name="entry_letData"><text:span text:style-name="headword_entry_letData">ahëbu  </text:span> <text:span text:style-name="pronunciation_pronunciations_entry_letData">[ˌa.ʁe.ˈᵐbu]</text:span>  <text:span text:style-name="entrytypeabbr_.en_primaryrefs_entry_letData">(comp. of </text:span> <text:span text:style-name="mainentryref_primaryrefs_entry_letData">ahë</text:span> )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place, mark of something which identifies it, or shows where it belongs, or where it has been</text:span> <text:span text:style-name="xlanguagetag_.en_xitem_.tpi_definition_.en_sense_senses_entry_letData"> Pdg </text:span><text:span text:style-name="xitem_.tpi_definition_.en_sense_senses_entry_letData">mak bilong wanpela samting</text:span>  <text:span text:style-name="xlanguagetag_.en_example_xitem_examples_sense_senses_entry_letData">Bua </text:span><text:span text:style-name="example_xitem_examples_sense_senses_entry_letData">heek ahëbu </text:span> <text:span text:style-name="xlanguagetag_.en_translation_.en_translations_xitem_examples_sense_senses_entry_letData">Eng </text:span><text:span text:style-name="translation_.en_translations_xitem_examples_sense_senses_entry_letData">the marks or remains of a previous fence </text:span> <text:span text:style-name="xlanguagetag_.en_example_xitem_examples_sense_senses_entry_letData">  Bua </text:span><text:span text:style-name="example_xitem_examples_sense_senses_entry_letData">kaunsor ahëbu </text:span> <text:span text:style-name="xlanguagetag_.en_translation_.en_translations_xitem_examples_sense_senses_entry_letData">Eng </text:span><text:span text:style-name="translation_.en_translations_xitem_examples_sense_senses_entry_letData">an ex-councillor </text:span> <text:span text:style-name="xlanguagetag_.en_example_xitem_examples_sense_senses_entry_letData">  Bua </text:span><text:span text:style-name="example_xitem_examples_sense_senses_entry_letData">loo ahëbu </text:span> <text:span text:style-name="xlanguagetag_.en_translation_.en_translations_xitem_examples_sense_senses_entry_letData">Eng </text:span><text:span text:style-name="translation_.en_translations_xitem_examples_sense_senses_entry_letData">the marks showing how high the sea has come up the beach </text:span> <text:span text:style-name="xlanguagetag_.en_example_xitem_examples_sense_senses_entry_letData">  Bua </text:span><text:span text:style-name="example_xitem_examples_sense_senses_entry_letData">begganġ ahëbu </text:span> <text:span text:style-name="xlanguagetag_.en_translation_.en_translations_xitem_examples_sense_senses_entry_letData">Eng </text:span><text:span text:style-name="translation_.en_translations_xitem_examples_sense_senses_entry_letData">an old house or village site </text:span> <text:span text:style-name="xlanguagetag_.en_example_xitem_examples_sense_senses_entry_letData">  Bua </text:span><text:span text:style-name="example_xitem_examples_sense_senses_entry_letData">perisboo ahëbu </text:span> <text:span text:style-name="xlanguagetag_.en_translation_.en_translations_xitem_examples_sense_senses_entry_letData">Eng </text:span><text:span text:style-name="translation_.en_translations_xitem_examples_sense_senses_entry_letData">police pension </text:span>  <text:span text:style-name="semanticdomainabbr_.en_semanticdomains_sense_senses_entry_letData">(sem. domains: 3.5.7.1 - </text:span> <text:span text:style-name="semanticdomainname_.en_semanticdomains_sense_senses_entry_letData">Write</text:span> .) <text:span text:style-name="xsensenumber_.en_sense_senses_entry_letData">  2) </text:span> <text:span text:style-name="partofspeech_.en_grammaticalinfo_sense_senses_entry_letData">noun(al) </text:span>  <text:span text:style-name="xlanguagetag_.en_xitem_.en_definition_.en_sense_senses_entry_letData">Eng </text:span><text:span text:style-name="xitem_.en_definition_.en_sense_senses_entry_letData">hole-the row of holes which follows the edge of the garden in planting yams</text:span> <text:span text:style-name="xlanguagetag_.en_xitem_.tpi_definition_.en_sense_senses_entry_letData"> Pdg </text:span><text:span text:style-name="xitem_.tpi_definition_.en_sense_senses_entry_letData">hul bilong yam i stap arere long lain</text:span>  <text:span text:style-name="xlanguagetag_.en_example_examples_sense_senses_entry_letData">Bua </text:span><text:span text:style-name="example_examples_sense_senses_entry_letData">Varoh sahob los gwee sala yi loḳ ahëbu </text:span> <text:span text:style-name="xlanguagetag_.en_translation_.en_translations_examples_sense_senses_entry_letData">Eng </text:span><text:span text:style-name="translation_.en_translations_examples_sense_senses_entry_letData">He planted sahob and gwee alternately in the holes </text:span>  <text:span text:style-name="semanticdomainabbr_.en_xitem_semanticdomains_sense_senses_entry_letData">(sem. domains: 1.2.1.4 - </text:span> <text:span text:style-name="semanticdomainname_.en_xitem_semanticdomains_sense_senses_entry_letData">Valley</text:span> <text:span text:style-name="semanticdomainabbr_.en_xitem_semanticdomains_sense_senses_entry_letData">, 1.2.1.5 - </text:span> <text:span text:style-name="semanticdomainname_.en_xitem_semanticdomains_sense_senses_entry_letData">Underground</text:span> <text:span text:style-name="semanticdomainabbr_.en_xitem_semanticdomains_sense_senses_entry_letData">, 8.3.2.5 - </text:span> <text:span text:style-name="semanticdomainname_.en_xitem_semanticdomains_sense_senses_entry_letData">Furrow</text:span> .) <text:span text:style-name="xsensenumber_.en_sense_senses_entry_letData">  3) </text:span> <text:span text:style-name="partofspeech_.en_grammaticalinfo_sense_senses_entry_letData">noun(al) </text:span>  <text:span text:style-name="xlanguagetag_.en_xitem_.en_definition_.en_sense_senses_entry_letData">Eng </text:span><text:span text:style-name="xitem_.en_definition_.en_sense_senses_entry_letData">spell-a spell spoken over something to make it strong, or to make it happen, e.g. on a dog, on love magic, etc</text:span> <text:span text:style-name="xlanguagetag_.en_xitem_.tpi_definition_.en_sense_senses_entry_letData"> Pdg </text:span><text:span text:style-name="xitem_.tpi_definition_.en_sense_senses_entry_letData">prea bilong ol tumbuna</text:span>  <text:span text:style-name="xlanguagetag_.en_example_examples_sense_senses_entry_letData">Bua </text:span><text:span text:style-name="example_examples_sense_senses_entry_letData">Mehönon devenġev ahëbu raḳ hir nġaa in bë anon jaḳ </text:span> <text:span text:style-name="xlanguagetag_.en_translation_.en_translations_examples_sense_senses_entry_letData">Eng </text:span><text:span text:style-name="translation_.en_translations_examples_sense_senses_entry_letData">People say spells over their concerns to make them happen (the way they want) </text:span>  <text:span text:style-name="semanticdomainabbr_.en_semanticdomains_sense_senses_entry_letData">(sem. domains: 4.9.4.1 - </text:span> <text:span text:style-name="semanticdomainname_.en_semanticdomains_sense_senses_entry_letData">Sorcery</text:span> .) <text:span text:style-name="xsensenumber_.en_sense_senses_entry_letData">  4) </text:span> <text:span text:style-name="partofspeech_.en_grammaticalinfo_sense_senses_entry_letData">noun(al) </text:span>  <text:span text:style-name="xlanguagetag_.en_xitem_.en_definition_.en_sense_senses_entry_letData">Eng </text:span><text:span text:style-name="xitem_.en_definition_.en_sense_senses_entry_letData">a short piece of palm bark curled into a flattened hollow cylinder and laid on top of the head and tied down with the ggeneng. This is covered with the leḳ and the tönġ goes inside the ahëbu, taking the mid part of the leḳ with it. The whole is then wrapped in cloth and fastened and forms the base to which the headdress itself is attached</text:span> <text:span text:style-name="xlanguagetag_.en_xitem_.tpi_definition_.en_sense_senses_entry_letData"> Pdg </text:span><text:span text:style-name="xitem_.tpi_definition_.en_sense_senses_entry_letData">wanpela hap kako bilong kangal bilong singsing</text:span>  <text:span text:style-name="xlanguagetag_.en_example_examples_sense_senses_entry_letData">Bua </text:span><text:span text:style-name="example_examples_sense_senses_entry_letData">Alam dëjoo ggeneng loḳ yuj loḳ mëm dëtunġ ahëbu raḳ ya medëduu ahon </text:span> <text:span text:style-name="xlanguagetag_.en_translation_.en_translations_examples_sense_senses_entry_letData">Eng </text:span><text:span text:style-name="translation_.en_translations_examples_sense_senses_entry_letData">People tie the ggeneng vine in their hair and then they put the ahëbu on top and fasten it </text:span>  </text:p>
        <text:p text:style-name="entry_letData"><text:span text:style-name="headword_entry_letData">ahëggi  </text:span> <text:span text:style-name="pronunciation_pronunciations_entry_letData">[ˌa.ʁe.ˈɣi]</text:span>  <text:span text:style-name="entrytypeabbr_.en_primaryrefs_entry_letData">(comp. of </text:span> <text:span text:style-name="mainentryref_primaryrefs_entry_letData">ahë</text:span> ) <text:span text:style-name="partofspeech_.en_grammaticalinfo_sense_senses_entry_letData">noun(al) </text:span>  <text:span text:style-name="xlanguagetag_.en_xitem_.en_definition_.en_sense_senses_entry_letData">Eng </text:span><text:span text:style-name="xitem_.en_definition_.en_sense_senses_entry_letData">light, sign, indication, a distant light, such as a fire or lamp on the mountain, showing the presence of someone</text:span> <text:span text:style-name="xlanguagetag_.en_xitem_.tpi_definition_.en_sense_senses_entry_letData"> Pdg </text:span><text:span text:style-name="xitem_.tpi_definition_.en_sense_senses_entry_letData">lait i save sain,-olsem lait bilong lam, o bilong paia long nait, samting</text:span>  <text:span text:style-name="xlanguagetag_.en_example_examples_sense_senses_entry_letData">Bua </text:span><text:span text:style-name="example_examples_sense_senses_entry_letData">Delë nengwah ahëggi ggëp huk anon </text:span> <text:span text:style-name="xlanguagetag_.en_translation_.en_translations_examples_sense_senses_entry_letData">Eng </text:span><text:span text:style-name="translation_.en_translations_examples_sense_senses_entry_letData">They saw the light of the fire in the garden </text:span>  <text:span text:style-name="semanticdomainabbr_.en_xitem_semanticdomains_sense_senses_entry_letData">(sem. domains: 4.4.2 - </text:span> <text:span text:style-name="semanticdomainname_.en_xitem_semanticdomains_sense_senses_entry_letData">Trouble</text:span> <text:span text:style-name="semanticdomainabbr_.en_xitem_semanticdomains_sense_senses_entry_letData">, 8.2.9.1 - </text:span> <text:span text:style-name="semanticdomainname_.en_xitem_semanticdomains_sense_senses_entry_letData">Heavy</text:span> <text:span text:style-name="semanticdomainabbr_.en_xitem_semanticdomains_sense_senses_entry_letData">, 8.2.9.2 - </text:span> <text:span text:style-name="semanticdomainname_.en_xitem_semanticdomains_sense_senses_entry_letData">Light in weight</text:span> <text:span text:style-name="semanticdomainabbr_.en_xitem_semanticdomains_sense_senses_entry_letData">, 8.3.3 - </text:span> <text:span text:style-name="semanticdomainname_.en_xitem_semanticdomains_sense_senses_entry_letData">Light</text:span> .) </text:p>
        <text:p text:style-name="entry_letData"><text:span text:style-name="headword_entry_letData">ahëggin  </text:span> <text:span text:style-name="pronunciation_pronunciations_entry_letData">[ˌa.ʁe.ˈɣin]</text:span>  <text:span text:style-name="entrytypeabbr_.en_primaryrefs_entry_letData">(comp. of </text:span> <text:span text:style-name="mainentryref_primaryrefs_entry_letData">ahë</text:span> ) <text:span text:style-name="xsensenumber_.en_sense_senses_entry_letData">1) </text:span> <text:span text:style-name="partofspeech_.en_grammaticalinfo_sense_senses_entry_letData">Adv </text:span>  <text:span text:style-name="xlanguagetag_.en_xitem_.en_definition_.en_sense_senses_entry_letData">Eng </text:span><text:span text:style-name="xitem_.en_definition_.en_sense_senses_entry_letData">salty, stinging, a biting or stinging sensation, the sensation in the throat caused by salt or aerated drinks.</text:span> <text:span text:style-name="xlanguagetag_.en_xitem_.tpi_definition_.en_sense_senses_entry_letData"> Pdg </text:span><text:span text:style-name="xitem_.tpi_definition_.en_sense_senses_entry_letData">sol tumas</text:span>  <text:span text:style-name="xlanguagetag_.en_example_xitem_examples_sense_senses_entry_letData">Bua </text:span><text:span text:style-name="example_xitem_examples_sense_senses_entry_letData">Nyëġ netum ahëggin </text:span> <text:span text:style-name="xlanguagetag_.en_translation_.en_translations_xitem_examples_sense_senses_entry_letData">Eng </text:span><text:span text:style-name="translation_.en_translations_xitem_examples_sense_senses_entry_letData">The sun is very hot (i.e. it causes a stinging sensation) </text:span> <text:span text:style-name="xlanguagetag_.en_example_xitem_examples_sense_senses_entry_letData">  Bua </text:span><text:span text:style-name="example_xitem_examples_sense_senses_entry_letData">Mamireng vonġ ahëggin loḳ nos </text:span> <text:span text:style-name="xlanguagetag_.en_translation_.en_translations_xitem_examples_sense_senses_entry_letData">Eng </text:span><text:span text:style-name="translation_.en_translations_xitem_examples_sense_senses_entry_letData">The salt made the food salty </text:span>  <text:span text:style-name="semanticdomainabbr_.en_semanticdomains_sense_senses_entry_letData">(sem. domains: 2.3.3 - </text:span> <text:span text:style-name="semanticdomainname_.en_semanticdomains_sense_senses_entry_letData">Taste</text:span> .) <text:span text:style-name="xsensenumber_.en_sense_senses_entry_letData">  2) </text:span> <text:span text:style-name="partofspeech_.en_grammaticalinfo_sense_senses_entry_letData">adj </text:span>  <text:span text:style-name="xlanguagetag_.en_xitem_.en_definition_.en_sense_senses_entry_letData">Eng </text:span><text:span text:style-name="xitem_.en_definition_.en_sense_senses_entry_letData">sour, acid</text:span> <text:span text:style-name="xlanguagetag_.en_xitem_.tpi_definition_.en_sense_senses_entry_letData"> Pdg </text:span><text:span text:style-name="xitem_.tpi_definition_.en_sense_senses_entry_letData">swit pait</text:span>  <text:span text:style-name="xlanguagetag_.en_example_examples_sense_senses_entry_letData">Bua </text:span><text:span text:style-name="example_examples_sense_senses_entry_letData">Wain ahëggin nedo loḳ ġabum ti, lom deḳo gedevo ya verup loḳ avi. </text:span> <text:span text:style-name="xlanguagetag_.en_translation_.en_translations_examples_sense_senses_entry_letData">Eng </text:span><text:span text:style-name="translation_.en_translations_examples_sense_senses_entry_letData">There was sour wine in the dish and they took it and put itup to his mouth. </text:span>  <text:span text:style-name="semanticdomainabbr_.en_semanticdomains_sense_senses_entry_letData">(sem. domains: 1.2.2.4 - </text:span> <text:span text:style-name="semanticdomainname_.en_semanticdomains_sense_senses_entry_letData">Mineral</text:span> .) </text:p>
        <text:p text:style-name="entry_letData"><text:span text:style-name="headword_entry_letData">ahësa  </text:span> <text:span text:style-name="pronunciation_pronunciations_entry_letData">[ˈa.ʁe.t͡ʃa]</text:span>  <text:span text:style-name="entrytypeabbr_.en_primaryrefs_entry_letData">(comp. of </text:span> <text:span text:style-name="mainentryref_primaryrefs_entry_letData">ahë</text:span> )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grass, garden rubbish, grass or earth heaped on a fence to protect it from the weather</text:span> <text:span text:style-name="xlanguagetag_.en_xitem_.tpi_definition_.en_sense_senses_entry_letData"> Pdg </text:span><text:span text:style-name="xitem_.tpi_definition_.en_sense_senses_entry_letData">gras ol i save karamapim banis long en bilong ren i no ken bagarapim em</text:span>  <text:span text:style-name="xlanguagetag_.en_example_xitem_examples_sense_senses_entry_letData">Bua </text:span><text:span text:style-name="example_xitem_examples_sense_senses_entry_letData">Detunġ heek ahësa raḳ bööḳ gedevesi </text:span> <text:span text:style-name="xlanguagetag_.en_translation_.en_translations_xitem_examples_sense_senses_entry_letData">Eng </text:span><text:span text:style-name="translation_.en_translations_xitem_examples_sense_senses_entry_letData">They put rubbish from the fence on the pig and burned it (to singe the hair off) </text:span> <text:span text:style-name="xlanguagetag_.en_example_xitem_examples_sense_senses_entry_letData">  Bua </text:span><text:span text:style-name="example_xitem_examples_sense_senses_entry_letData">Depip bëḳ gedetë ahësa ya vu ḳöḳrëëh </text:span> <text:span text:style-name="xlanguagetag_.en_translation_.en_translations_xitem_examples_sense_senses_entry_letData">Eng </text:span><text:span text:style-name="translation_.en_translations_xitem_examples_sense_senses_entry_letData">They squeezed the grated coconut and threw the residue to the chickens </text:span>  <text:span text:style-name="semanticdomainabbr_.en_xitem_semanticdomains_sense_senses_entry_letData">(sem. domains: 5.6.1 - </text:span> <text:span text:style-name="semanticdomainname_.en_xitem_semanticdomains_sense_senses_entry_letData">Clean, dirty</text:span> <text:span text:style-name="semanticdomainabbr_.en_xitem_semanticdomains_sense_senses_entry_letData">, 6.2.9 - </text:span> <text:span text:style-name="semanticdomainname_.en_xitem_semanticdomains_sense_senses_entry_letData">Farmland</text:span> <text:span text:style-name="semanticdomainabbr_.en_xitem_semanticdomains_sense_senses_entry_letData">, 6.3 - </text:span> <text:span text:style-name="semanticdomainname_.en_xitem_semanticdomains_sense_senses_entry_letData">Animal husbandry</text:span> .) <text:span text:style-name="xsensenumber_.en_sense_senses_entry_letData">  2) </text:span> <text:span text:style-name="xlanguagetag_.en_xitem_.en_definition_.en_sense_senses_entry_letData">Eng </text:span><text:span text:style-name="xitem_.en_definition_.en_sense_senses_entry_letData">discarded material of various kinds, as leached sago pith, scraped coconut after the cream has been squeezed out, shavings from planing timber, etc</text:span> <text:span text:style-name="xlanguagetag_.en_xitem_.tpi_definition_.en_sense_senses_entry_letData"> Pdg </text:span><text:span text:style-name="xitem_.tpi_definition_.en_sense_senses_entry_letData">pipia-samting yu save kaikai o kisim gutpela bilong en na pipia bilong en yu save tromwe</text:span>  <text:span text:style-name="semanticdomainabbr_.en_xitem_semanticdomains_sense_senses_entry_letData">(sem. domains: 2.2 - </text:span> <text:span text:style-name="semanticdomainname_.en_xitem_semanticdomains_sense_senses_entry_letData">Body functions</text:span> <text:span text:style-name="semanticdomainabbr_.en_xitem_semanticdomains_sense_senses_entry_letData">, 5.3 - </text:span> <text:span text:style-name="semanticdomainname_.en_xitem_semanticdomains_sense_senses_entry_letData">Clothing</text:span> <text:span text:style-name="semanticdomainabbr_.en_xitem_semanticdomains_sense_senses_entry_letData">, 6.8.4.7 - </text:span> <text:span text:style-name="semanticdomainname_.en_xitem_semanticdomains_sense_senses_entry_letData">Spend</text:span> .) </text:p>
        <text:p text:style-name="entry_letData"><text:span text:style-name="headword_entry_letData">ahëseḳë  </text:span> <text:span text:style-name="pronunciation_pronunciations_entry_letData">[ˈa.ʁe t͡ʃə.ˈqe]</text:span>  <text:span text:style-name="entrytypeabbr_.en_primaryrefs_entry_letData">(comp. of </text:span> <text:span text:style-name="mainentryref_primaryrefs_entry_letData">ahë</text:span> ) <text:span text:style-name="xsensenumber_.en_sense_senses_entry_letData">1) </text:span> <text:span text:style-name="partofspeech_.en_grammaticalinfo_sense_senses_entry_letData">adj </text:span>  <text:span text:style-name="xlanguagetag_.en_xitem_.en_definition_.en_sense_senses_entry_letData">Eng </text:span><text:span text:style-name="xitem_.en_definition_.en_sense_senses_entry_letData">stiff, stretched out, brittle</text:span> <text:span text:style-name="xlanguagetag_.en_xitem_.tpi_definition_.en_sense_senses_entry_letData"> Pdg </text:span><text:span text:style-name="xitem_.tpi_definition_.en_sense_senses_entry_letData">strong</text:span>  <text:span text:style-name="xlanguagetag_.en_example_examples_sense_senses_entry_letData">Bua </text:span><text:span text:style-name="example_examples_sense_senses_entry_letData">Nyëġ raḳ aggis bahëseḳë </text:span> <text:span text:style-name="xlanguagetag_.en_translation_.en_translations_examples_sense_senses_entry_letData">Eng </text:span><text:span text:style-name="translation_.en_translations_examples_sense_senses_entry_letData">The sun shone on the vine and made it stiff/brittle </text:span>  <text:span text:style-name="semanticdomainabbr_.en_xitem_semanticdomains_sense_senses_entry_letData">(sem. domains: 8.3.6.3 - </text:span> <text:span text:style-name="semanticdomainname_.en_xitem_semanticdomains_sense_senses_entry_letData">Stiff, flexible</text:span> <text:span text:style-name="semanticdomainabbr_.en_xitem_semanticdomains_sense_senses_entry_letData">, 8.3.6.5 - </text:span> <text:span text:style-name="semanticdomainname_.en_xitem_semanticdomains_sense_senses_entry_letData">Soft, flimsy</text:span> .) <text:span>comp. </text:span> <text:span text:style-name="sensecomplexentryform_.bzh_sensecomplexformrefs_sense_senses_entry_letData">aggis-seḳë</text:span>  <text:span text:style-name="xsensenumber_.en_sense_senses_entry_letData">  2) </text:span> <text:span text:style-name="partofspeech_.en_grammaticalinfo_sense_senses_entry_letData">adj </text:span>  <text:span text:style-name="xlanguagetag_.en_xitem_.en_definition_.en_sense_senses_entry_letData">Eng </text:span><text:span text:style-name="xitem_.en_definition_.en_sense_senses_entry_letData">harsh, of speech</text:span> <text:span text:style-name="xlanguagetag_.en_xitem_.tpi_definition_.en_sense_senses_entry_letData"> Pdg </text:span><text:span text:style-name="xitem_.tpi_definition_.en_sense_senses_entry_letData">toktok strong</text:span>  <text:span text:style-name="xlanguagetag_.en_example_examples_sense_senses_entry_letData">Bua </text:span><text:span text:style-name="example_examples_sense_senses_entry_letData">Su ġenanër ġaġek ahëseḳë vu alam vahi geġenanër ġaġek ahë yes vu honġ alam. </text:span> <text:span text:style-name="xlanguagetag_.en_translation_.en_translations_examples_sense_senses_entry_letData">Eng </text:span><text:span text:style-name="translation_.en_translations_examples_sense_senses_entry_letData">Don't speak harshly to other people and gently to your own people </text:span>  <text:span text:style-name="semanticdomainabbr_.en_semanticdomains_sense_senses_entry_letData">(sem. domains: 4.7.9.5 - </text:span> <text:span text:style-name="semanticdomainname_.en_semanticdomains_sense_senses_entry_letData">Act harshly</text:span> .) </text:p>
        <text:p text:style-name="entry_letData"><text:span text:style-name="headword_entry_letData">ahëta  </text:span> <text:span text:style-name="pronunciation_pronunciations_entry_letData">[ˈa.ʁe.ta]</text:span>  <text:span text:style-name="entrytypeabbr_.en_primaryrefs_entry_letData">(comp. of </text:span> <text:span text:style-name="mainentryref_primaryrefs_entry_letData">ahë</text:span> ) <text:span text:style-name="partofspeech_.en_grammaticalinfo_sense_senses_entry_letData">Adv </text:span>  <text:span text:style-name="xlanguagetag_.en_xitem_.en_definition_.en_sense_senses_entry_letData">Eng </text:span><text:span text:style-name="xitem_.en_definition_.en_sense_senses_entry_letData">gluttonous, given to over-eating</text:span> <text:span text:style-name="xlanguagetag_.en_xitem_.tpi_definition_.en_sense_senses_entry_letData"> Pdg </text:span><text:span text:style-name="xitem_.tpi_definition_.en_sense_senses_entry_letData">kaikai tumas</text:span>  <text:span text:style-name="xlanguagetag_.en_example_xitem_examples_sense_senses_entry_letData">Bua </text:span><text:span text:style-name="example_xitem_examples_sense_senses_entry_letData">Mehö sënë nevonġ ahëta menegga nos rot </text:span> <text:span text:style-name="xlanguagetag_.en_translation_.en_translations_xitem_examples_sense_senses_entry_letData">Eng </text:span><text:span text:style-name="translation_.en_translations_xitem_examples_sense_senses_entry_letData">This person is gluttonous, and eats a great deal of food </text:span> <text:span text:style-name="xlanguagetag_.en_example_xitem_examples_sense_senses_entry_letData">  Bua </text:span><text:span text:style-name="example_xitem_examples_sense_senses_entry_letData">Mehö ahëta los nenum wain panġsën </text:span> <text:span text:style-name="xlanguagetag_.en_translation_.en_translations_xitem_examples_sense_senses_entry_letData">Eng </text:span><text:span text:style-name="translation_.en_translations_xitem_examples_sense_senses_entry_letData">A gluttonous person and one who drinks a lot of wine </text:span>  <text:span text:style-name="semanticdomainabbr_.en_xitem_semanticdomains_sense_senses_entry_letData">(sem. domains: 4.3.6 - </text:span> <text:span text:style-name="semanticdomainname_.en_xitem_semanticdomains_sense_senses_entry_letData">Self-controlled</text:span> <text:span text:style-name="semanticdomainabbr_.en_xitem_semanticdomains_sense_senses_entry_letData">, 4.3.6.1 - </text:span> <text:span text:style-name="semanticdomainname_.en_xitem_semanticdomains_sense_senses_entry_letData">Lack self-control</text:span> .) </text:p>
        <text:p text:style-name="entry_letData"><text:span text:style-name="headword_entry_letData">ahëtöḳsën  </text:span> <text:span text:style-name="pronunciation_pronunciations_entry_letData">[ˈa.ʁe ˈtɔq.t͡ʃen]</text:span>  <text:span text:style-name="entrytypeabbr_.en_primaryrefs_entry_letData">(comp. of </text:span> <text:span text:style-name="mainentryref_primaryrefs_entry_letData">ahë</text:span> ) <text:span text:style-name="partofspeech_.en_grammaticalinfo_sense_senses_entry_letData">Adv </text:span>  <text:span text:style-name="xlanguagetag_.en_xitem_.en_definition_.en_sense_senses_entry_letData">Eng </text:span><text:span text:style-name="xitem_.en_definition_.en_sense_senses_entry_letData">naked; with the lower parts of the anatomy visible</text:span> <text:span text:style-name="xlanguagetag_.en_xitem_.tpi_definition_.en_sense_senses_entry_letData"> Pdg </text:span><text:span text:style-name="xitem_.tpi_definition_.en_sense_senses_entry_letData">as nating</text:span>  <text:span text:style-name="xlanguagetag_.en_example_xitem_examples_sense_senses_entry_letData">Bua </text:span><text:span text:style-name="example_xitem_examples_sense_senses_entry_letData">Vuu tob loḳ nemaj geveya meya ahëtöḳsën </text:span> <text:span text:style-name="xlanguagetag_.en_translation_.en_translations_xitem_examples_sense_senses_entry_letData">Eng </text:span><text:span text:style-name="translation_.en_translations_xitem_examples_sense_senses_entry_letData">He left his laplap in their hands and fled naked </text:span> <text:span text:style-name="xlanguagetag_.en_example_xitem_examples_sense_senses_entry_letData">  Bua </text:span><text:span text:style-name="example_xitem_examples_sense_senses_entry_letData">Memö la denedo loḳ mehö sënë meyö medo neya ahëtöḳsën yö wirek la. </text:span> <text:span text:style-name="xlanguagetag_.en_translation_.en_translations_xitem_examples_sense_senses_entry_letData">Eng </text:span><text:span text:style-name="translation_.en_translations_xitem_examples_sense_senses_entry_letData">Some demons were in this person and he had been going around naked for a long time. </text:span>  <text:span text:style-name="semanticdomainabbr_.en_xitem_semanticdomains_sense_senses_entry_letData">(sem. domains: 5.3.7 - </text:span> <text:span text:style-name="semanticdomainname_.en_xitem_semanticdomains_sense_senses_entry_letData">Wear clothing</text:span> <text:span text:style-name="semanticdomainabbr_.en_xitem_semanticdomains_sense_senses_entry_letData">, 5.4 - </text:span> <text:span text:style-name="semanticdomainname_.en_xitem_semanticdomains_sense_senses_entry_letData">Adornment</text:span> .) </text:p>
        <text:p text:style-name="entry_letData"><text:span text:style-name="headword_entry_letData">ahëvavu  </text:span> <text:span text:style-name="pronunciation_pronunciations_entry_letData">[ˌa.ʁe.ˈβa.βu]</text:span>  <text:span text:style-name="entrytypeabbr_.en_primaryrefs_entry_letData">(comp. of </text:span> <text:span text:style-name="mainentryref_primaryrefs_entry_letData">ahë</text:span> ) <text:span text:style-name="partofspeech_.en_grammaticalinfo_sense_senses_entry_letData">noun(al) </text:span>  <text:span text:style-name="xlanguagetag_.en_xitem_.en_definition_.en_sense_senses_entry_letData">Eng </text:span><text:span text:style-name="xitem_.en_definition_.en_sense_senses_entry_letData">police-this was the term used in the early days for the Papua New Guinean police. It arose from the practice of the police wearing very short tight laplaps</text:span> <text:span text:style-name="xlanguagetag_.en_xitem_.tpi_definition_.en_sense_senses_entry_letData"> Pdg </text:span><text:span text:style-name="xitem_.tpi_definition_.en_sense_senses_entry_letData">polis</text:span>  <text:span text:style-name="xlanguagetag_.en_example_xitem_examples_sense_senses_entry_letData">Bua </text:span><text:span text:style-name="example_xitem_examples_sense_senses_entry_letData">Nër vu yi ahëvavu bedetunġ Pita luḳ ya ḳarabus </text:span> <text:span text:style-name="xlanguagetag_.en_translation_.en_translations_xitem_examples_sense_senses_entry_letData">Eng </text:span><text:span text:style-name="translation_.en_translations_xitem_examples_sense_senses_entry_letData">He told his police and they put Peter in gaol </text:span> <text:span text:style-name="xlanguagetag_.en_example_xitem_examples_sense_senses_entry_letData">  Bua </text:span><text:span text:style-name="example_xitem_examples_sense_senses_entry_letData">Ahëvavu vanëh adiiv losho yi alam pin-ë medediiḳ ya veröḳ yi.  </text:span><text:span text:style-name="xlanguagetag_.en_translation_.en_translations_xitem_examples_sense_senses_entry_letData">Eng </text:span><text:span text:style-name="translation_.en_translations_xitem_examples_sense_senses_entry_letData">The policeshot the Angan and all his people and they died completely. </text:span>  </text:p>
        <text:p text:style-name="entry_letData"><text:span text:style-name="headword_entry_letData">ahëvingsën  </text:span> <text:span text:style-name="pronunciation_pronunciations_entry_letData">[a.ʁe.ˈβiŋ.t͡ʃen]</text:span>  <text:span text:style-name="entrytypeabbr_.en_primaryrefs_entry_letData">(comp. of </text:span> <text:span text:style-name="mainentryref_primaryrefs_entry_letData">ahë</text:span> ) <text:span text:style-name="partofspeech_.en_grammaticalinfo_sense_senses_entry_letData">noun(al) </text:span>  <text:span text:style-name="xlanguagetag_.en_xitem_.en_definition_.en_sense_senses_entry_letData">Eng </text:span><text:span text:style-name="xitem_.en_definition_.en_sense_senses_entry_letData">love</text:span> <text:span text:style-name="xlanguagetag_.en_xitem_.tpi_definition_.en_sense_senses_entry_letData"> Pdg </text:span><text:span text:style-name="xitem_.tpi_definition_.en_sense_senses_entry_letData">givim bel, laikim</text:span>  <text:span text:style-name="xlanguagetag_.en_example_xitem_examples_sense_senses_entry_letData">Bua </text:span><text:span text:style-name="example_xitem_examples_sense_senses_entry_letData">Re yoh vu bë bo hil vër in Kerisi ahëvingsën sënë? </text:span> <text:span text:style-name="xlanguagetag_.en_translation_.en_translations_xitem_examples_sense_senses_entry_letData">Eng </text:span><text:span text:style-name="translation_.en_translations_xitem_examples_sense_senses_entry_letData">Who is able to remove us from this love of Christ? </text:span> <text:span text:style-name="xlanguagetag_.en_example_xitem_examples_sense_senses_entry_letData">  Bua </text:span><text:span text:style-name="example_xitem_examples_sense_senses_entry_letData">In ahëvingsën su rëḳ nama na rë, gaḳ yö rëḳ gëp degwata! </text:span> <text:span text:style-name="xlanguagetag_.en_translation_.en_translations_xitem_examples_sense_senses_entry_letData">Eng </text:span><text:span text:style-name="translation_.en_translations_xitem_examples_sense_senses_entry_letData">Because love will not disappear, it will remain forever! </text:span>  <text:span text:style-name="semanticdomainabbr_.en_semanticdomains_sense_senses_entry_letData">(sem. domains: 4.3.3 - </text:span> <text:span text:style-name="semanticdomainname_.en_semanticdomains_sense_senses_entry_letData">Love</text:span> .) </text:p>
        <text:p text:style-name="entry_letData"><text:span text:style-name="headword_entry_letData">ahëwëëk  </text:span> <text:span text:style-name="pronunciation_pronunciations_entry_letData">[ˈa.ʁe.ˈweːk]</text:span>  <text:span text:style-name="crossreftype_crossrefs_entry_letData">cf: </text:span> <text:span text:style-name="crossref_crossreftargets_crossrefs_entry_letData">niwëëk</text:span> . <text:span text:style-name="entrytypeabbr_.en_primaryrefs_entry_letData">(comp. of </text:span> <text:span text:style-name="mainentryref_primaryrefs_entry_letData">ahë</text:span> ) <text:span text:style-name="partofspeech_.en_grammaticalinfo_sense_senses_entry_letData">adj </text:span>  <text:span text:style-name="xlanguagetag_.en_xitem_.en_definition_.en_sense_senses_entry_letData">Eng </text:span><text:span text:style-name="xitem_.en_definition_.en_sense_senses_entry_letData">stiff, thick, not easily bent</text:span> <text:span text:style-name="xlanguagetag_.en_xitem_.tpi_definition_.en_sense_senses_entry_letData"> Pdg </text:span><text:span text:style-name="xitem_.tpi_definition_.en_sense_senses_entry_letData">tait tumas</text:span>  <text:span text:style-name="xlanguagetag_.en_example_xitem_examples_sense_senses_entry_letData">Bua </text:span><text:span text:style-name="example_xitem_examples_sense_senses_entry_letData">Aggis nyëës ahë wëëk om dejengö doḳ apel dun loḳ mëm ahë yes jaḳ </text:span> <text:span text:style-name="xlanguagetag_.en_translation_.en_translations_xitem_examples_sense_senses_entry_letData">Eng </text:span><text:span text:style-name="translation_.en_translations_xitem_examples_sense_senses_entry_letData">The nyëës vine is stiff, so they put it into a new bamboo and then it becomes soft </text:span> <text:span text:style-name="xlanguagetag_.en_example_xitem_examples_sense_senses_entry_letData">  Bua </text:span><text:span text:style-name="example_xitem_examples_sense_senses_entry_letData">Sa nanër malu anam, og alu rëḳ dadii aggis ahëwëëk manom. </text:span> <text:span text:style-name="xlanguagetag_.en_translation_.en_translations_xitem_examples_sense_senses_entry_letData">Eng </text:span><text:span text:style-name="translation_.en_translations_xitem_examples_sense_senses_entry_letData">I will tell him that we should come, then we will pull on the tightened rope and come back </text:span>  <text:span text:style-name="semanticdomainabbr_.en_xitem_semanticdomains_sense_senses_entry_letData">(sem. domains: 8.3.6.3 - </text:span> <text:span text:style-name="semanticdomainname_.en_xitem_semanticdomains_sense_senses_entry_letData">Stiff, flexible</text:span> <text:span text:style-name="semanticdomainabbr_.en_xitem_semanticdomains_sense_senses_entry_letData">, 8.3.6.5 - </text:span> <text:span text:style-name="semanticdomainname_.en_xitem_semanticdomains_sense_senses_entry_letData">Soft, flimsy</text:span> .) </text:p>
        <text:p text:style-name="entry_letData"><text:span text:style-name="headword_entry_letData">ahoḳ  </text:span> <text:span text:style-name="pronunciation_pronunciations_entry_letData">[a.ˈʁoq]</text:span>  <text:span text:style-name="partofspeech_.en_grammaticalinfo_sense_senses_entry_letData">noun(al) </text:span>  <text:span text:style-name="xlanguagetag_.en_xitem_.en_definition_.en_sense_senses_entry_letData">Eng </text:span><text:span text:style-name="xitem_.en_definition_.en_sense_senses_entry_letData">sulphur-crested cockatoo</text:span> <text:span text:style-name="xlanguagetag_.en_xitem_.tpi_definition_.en_sense_senses_entry_letData"> Pdg </text:span><text:span text:style-name="xitem_.tpi_definition_.en_sense_senses_entry_letData">koki</text:span>  <text:span text:style-name="xlanguagetag_.en_example_examples_sense_senses_entry_letData">Bua </text:span><text:span text:style-name="example_examples_sense_senses_entry_letData">Serip ahoḳ kedë loḳ yu </text:span> <text:span text:style-name="xlanguagetag_.en_translation_.en_translations_examples_sense_senses_entry_letData">Eng </text:span><text:span text:style-name="translation_.en_translations_examples_sense_senses_entry_letData">He stuck a cockatoo crest into his hair </text:span>  <text:span text:style-name="lexreftype_relations_sense_senses_entry_letData">Gen: </text:span> <text:span text:style-name="sensecrossref_lexreftargets_relations_sense_senses_entry_letData">soḳ<text:span text:style-name="xsensenumber_.en_sensecrossref_lexreftargets_relations_sense_senses_entry_letData"> 1</text:span></text:span> . <text:span text:style-name="semanticdomainabbr_.en_semanticdomains_sense_senses_entry_letData">(sem. domains: 1.6.1.2 - </text:span> <text:span text:style-name="semanticdomainname_.en_semanticdomains_sense_senses_entry_letData">Bird</text:span> .) </text:p>
        <text:p text:style-name="entry_letData"><text:span text:style-name="headword_entry_letData">ahon  </text:span> <text:span text:style-name="pronunciation_pronunciations_entry_letData">[a.ˈʁon]</text:span>  <text:span text:style-name="partofspeech_.en_grammaticalinfo_sense_senses_entry_letData">Adv </text:span>  <text:span text:style-name="xlanguagetag_.en_xitem_.en_definition_.en_sense_senses_entry_letData">Eng </text:span><text:span text:style-name="xitem_.en_definition_.en_sense_senses_entry_letData">tight, strongly</text:span> <text:span text:style-name="xlanguagetag_.en_xitem_.tpi_definition_.en_sense_senses_entry_letData"> Pdg </text:span><text:span text:style-name="xitem_.tpi_definition_.en_sense_senses_entry_letData">pasim, strongim</text:span>  <text:span text:style-name="xlanguagetag_.en_example_xitem_examples_sense_senses_entry_letData">Bua </text:span><text:span text:style-name="example_xitem_examples_sense_senses_entry_letData">Ketul ahon raḳ ġelönġ </text:span> <text:span text:style-name="xlanguagetag_.en_translation_.en_translations_xitem_examples_sense_senses_entry_letData">Eng </text:span><text:span text:style-name="translation_.en_translations_xitem_examples_sense_senses_entry_letData">He made it secure/held it down with a stone </text:span> <text:span text:style-name="xlanguagetag_.en_example_xitem_examples_sense_senses_entry_letData">  Bua </text:span><text:span text:style-name="example_xitem_examples_sense_senses_entry_letData">Su ġenaduu ahon rë, gaḳ gëp talet </text:span> <text:span text:style-name="xlanguagetag_.en_translation_.en_translations_xitem_examples_sense_senses_entry_letData">Eng </text:span><text:span text:style-name="translation_.en_translations_xitem_examples_sense_senses_entry_letData">Don't fasten it tight, leave it loose </text:span>  <text:span text:style-name="semanticdomainabbr_.en_xitem_semanticdomains_sense_senses_entry_letData">(sem. domains: 8.3.6.3 - </text:span> <text:span text:style-name="semanticdomainname_.en_xitem_semanticdomains_sense_senses_entry_letData">Stiff, flexible</text:span> <text:span text:style-name="semanticdomainabbr_.en_xitem_semanticdomains_sense_senses_entry_letData">, 8.3.6.5 - </text:span> <text:span text:style-name="semanticdomainname_.en_xitem_semanticdomains_sense_senses_entry_letData">Soft, flimsy</text:span> .) </text:p>
        <text:p text:style-name="entry_letData"><text:span text:style-name="headword_entry_letData">ahov  </text:span> <text:span text:style-name="pronunciation_pronunciations_entry_letData">[a.ˈʁoβ]</text:span>  <text:span text:style-name="partofspeech_.en_grammaticalinfo_sense_senses_entry_letData">noun(al) </text:span>  <text:span text:style-name="xlanguagetag_.en_xitem_.en_definition_.en_sense_senses_entry_letData">Eng </text:span><text:span text:style-name="xitem_.en_definition_.en_sense_senses_entry_letData">rope which is plaited or twisted</text:span> <text:span text:style-name="xlanguagetag_.en_xitem_.tpi_definition_.en_sense_senses_entry_letData"> Pdg </text:span><text:span text:style-name="xitem_.tpi_definition_.en_sense_senses_entry_letData">baklain, pislain, rop ol i save wokim long han-olsem pislain samting</text:span>  <text:span text:style-name="xlanguagetag_.en_example_examples_sense_senses_entry_letData">Bua </text:span><text:span text:style-name="example_examples_sense_senses_entry_letData">Bun nengwah raḳ ahov in aggis vepul </text:span> <text:span text:style-name="xlanguagetag_.en_translation_.en_translations_examples_sense_senses_entry_letData">Eng </text:span><text:span text:style-name="translation_.en_translations_examples_sense_senses_entry_letData">He tied the bundle of firewood with a rope because the vine broke </text:span>  <text:span text:style-name="lexreftype_relations_sense_senses_entry_letData">Gen: </text:span> <text:span text:style-name="sensecrossref_lexreftargets_relations_sense_senses_entry_letData">aggis<text:span text:style-name="xsensenumber_.en_sensecrossref_lexreftargets_relations_sense_senses_entry_letData"> 1</text:span></text:span> . <text:span text:style-name="semanticdomainabbr_.en_xitem_semanticdomains_sense_senses_entry_letData">(sem. domains: 6.7.5 - </text:span> <text:span text:style-name="semanticdomainname_.en_xitem_semanticdomains_sense_senses_entry_letData">Fastening tool</text:span> <text:span text:style-name="semanticdomainabbr_.en_xitem_semanticdomains_sense_senses_entry_letData">, 7.5.4.1 - </text:span> <text:span text:style-name="semanticdomainname_.en_xitem_semanticdomains_sense_senses_entry_letData">Rope, string</text:span> .) </text:p>
        <text:p text:style-name="entry_letData"><text:span text:style-name="headword_entry_letData">ahu  </text:span> <text:span text:style-name="pronunciation_pronunciations_entry_letData">[ˈa.ʁu]</text:span>  <text:span text:style-name="xsensenumber_.en_sense_senses_entry_letData">1) </text:span> <text:span text:style-name="partofspeech_.en_grammaticalinfo_sense_senses_entry_letData">Adv </text:span>  <text:span text:style-name="xlanguagetag_.en_xitem_.en_definition_.en_sense_senses_entry_letData">Eng </text:span><text:span text:style-name="xitem_.en_definition_.en_sense_senses_entry_letData">below, down below</text:span> <text:span text:style-name="xlanguagetag_.en_xitem_.tpi_definition_.en_sense_senses_entry_letData"> Pdg </text:span><text:span text:style-name="xitem_.tpi_definition_.en_sense_senses_entry_letData">daunbilo</text:span>  <text:span text:style-name="xlanguagetag_.en_example_xitem_examples_sense_senses_entry_letData">Bua </text:span><text:span text:style-name="example_xitem_examples_sense_senses_entry_letData">Neggëp ahu </text:span> <text:span text:style-name="xlanguagetag_.en_xitem_.en_translation_.en_translations_xitem_examples_sense_senses_entry_letData">Eng </text:span><text:span text:style-name="xitem_.en_translation_.en_translations_xitem_examples_sense_senses_entry_letData">There is only a bit in the bottom (it's not full)</text:span> <text:span text:style-name="xlanguagetag_.en_xitem_.tpi_translation_.en_translations_xitem_examples_sense_senses_entry_letData"> Pdg </text:span><text:span text:style-name="xitem_.tpi_translation_.en_translations_xitem_examples_sense_senses_entry_letData">I pulap hap tasol na i no pulap tru</text:span>  <text:span text:style-name="xlanguagetag_.en_example_xitem_examples_sense_senses_entry_letData">  Bua </text:span><text:span text:style-name="example_xitem_examples_sense_senses_entry_letData">Nevu luu mu nedo ahu, geluu nedo vavu. </text:span> <text:span text:style-name="xlanguagetag_.en_translation_.en_translations_xitem_examples_sense_senses_entry_letData">Eng </text:span><text:span text:style-name="translation_.en_translations_xitem_examples_sense_senses_entry_letData">He had two teeth down below, and two on top. </text:span>  <text:span text:style-name="semanticdomainabbr_.en_semanticdomains_sense_senses_entry_letData">(sem. domains: 8.5.1.3.1 - </text:span> <text:span text:style-name="semanticdomainname_.en_semanticdomains_sense_senses_entry_letData">Above</text:span> .) <text:span text:style-name="xsensenumber_.en_sense_senses_entry_letData">  2) </text:span> <text:span text:style-name="partofspeech_.en_grammaticalinfo_sense_senses_entry_letData">noun(al) </text:span>  <text:span text:style-name="xlanguagetag_.en_xitem_.en_definition_.en_sense_senses_entry_letData">Eng </text:span><text:span text:style-name="xitem_.en_definition_.en_sense_senses_entry_letData">downstream, lower down</text:span> <text:span text:style-name="xlanguagetag_.en_xitem_.tpi_definition_.en_sense_senses_entry_letData"> Pdg </text:span><text:span text:style-name="xitem_.tpi_definition_.en_sense_senses_entry_letData">daunbilo</text:span>  <text:span text:style-name="xlanguagetag_.en_example_xitem_examples_sense_senses_entry_letData">Bua </text:span><text:span text:style-name="example_xitem_examples_sense_senses_entry_letData">Ahu aga deverup </text:span> <text:span text:style-name="xlanguagetag_.en_translation_.en_translations_xitem_examples_sense_senses_entry_letData">Eng </text:span><text:span text:style-name="translation_.en_translations_xitem_examples_sense_senses_entry_letData">The ones from downstream came up </text:span> <text:span text:style-name="xlanguagetag_.en_example_xitem_examples_sense_senses_entry_letData">  Bua </text:span><text:span text:style-name="example_xitem_examples_sense_senses_entry_letData">Neya los ahu </text:span> <text:span text:style-name="xlanguagetag_.en_translation_.en_translations_xitem_examples_sense_senses_entry_letData">Eng </text:span><text:span text:style-name="translation_.en_translations_xitem_examples_sense_senses_entry_letData">He's going lower down </text:span>  <text:span text:style-name="semanticdomainabbr_.en_semanticdomains_sense_senses_entry_letData">(sem. domains: 8.5.1.3.1 - </text:span> <text:span text:style-name="semanticdomainname_.en_semanticdomains_sense_senses_entry_letData">Above</text:span> .) <text:span>der. </text:span> <text:span text:style-name="complexentryform_.bzh_xitem_complexformrefs_entry_letData">ahugu</text:span> <text:span> der. </text:span> <text:span text:style-name="complexentryform_.bzh_xitem_complexformrefs_entry_letData">ahuyi</text:span> <text:span> der. </text:span> <text:span text:style-name="complexentryform_.bzh_xitem_complexformrefs_entry_letData">ahuyi-ë</text:span> <text:span> der. </text:span> <text:span text:style-name="complexentryform_.bzh_xitem_complexformrefs_entry_letData">ahuyigu</text:span> <text:span> der. </text:span> <text:span text:style-name="complexentryform_.bzh_xitem_complexformrefs_entry_letData">sahugu</text:span> <text:span> comp. </text:span> <text:span text:style-name="complexentryform_.bzh_xitem_complexformrefs_entry_letData">sahuyi-ë</text:span>  </text:p>
        <text:p text:style-name="entry_letData"><text:span text:style-name="headword_entry_letData">ahugu  </text:span> <text:span text:style-name="pronunciation_pronunciations_entry_letData">[a.ˈʁu.ᵑɡu]</text:span>  <text:span text:style-name="entrytypeabbr_.en_primaryrefs_entry_letData">(der. of </text:span> <text:span text:style-name="mainentryref_primaryrefs_entry_letData">ahu</text:span> ) <text:span text:style-name="partofspeech_.en_grammaticalinfo_sense_senses_entry_letData">Adv </text:span>  <text:span text:style-name="xlanguagetag_.en_xitem_.en_definition_.en_sense_senses_entry_letData">Eng </text:span><text:span text:style-name="xitem_.en_definition_.en_sense_senses_entry_letData">down there-distant from the speaker and the hearer</text:span> <text:span text:style-name="xlanguagetag_.en_xitem_.tpi_definition_.en_sense_senses_entry_letData"> Pdg </text:span><text:span text:style-name="xitem_.tpi_definition_.en_sense_senses_entry_letData">daunbilo tru</text:span>  <text:span text:style-name="xlanguagetag_.en_example_xitem_examples_sense_senses_entry_letData">Bua </text:span><text:span text:style-name="example_xitem_examples_sense_senses_entry_letData">Ġena ahugu loḳ ġenom </text:span> <text:span text:style-name="xlanguagetag_.en_translation_.en_translations_xitem_examples_sense_senses_entry_letData">Eng </text:span><text:span text:style-name="translation_.en_translations_xitem_examples_sense_senses_entry_letData">Go down there and then come back </text:span> <text:span text:style-name="xlanguagetag_.en_example_xitem_examples_sense_senses_entry_letData">  Bua </text:span><text:span text:style-name="example_xitem_examples_sense_senses_entry_letData">Ya verup, lob ahugu dëdo loḳ aggata. </text:span> <text:span text:style-name="xlanguagetag_.en_translation_.en_translations_xitem_examples_sense_senses_entry_letData">Eng </text:span><text:span text:style-name="translation_.en_translations_xitem_examples_sense_senses_entry_letData">She came up, and the people from down there were sitting in the road.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7.2.2.5 - </text:span> <text:span text:style-name="semanticdomainname_.en_xitem_semanticdomains_sense_senses_entry_letData">Move down</text:span> <text:span text:style-name="semanticdomainabbr_.en_xitem_semanticdomains_sense_senses_entry_letData">, 8.5.1 - </text:span> <text:span text:style-name="semanticdomainname_.en_xitem_semanticdomains_sense_senses_entry_letData">Here, there</text:span> <text:span text:style-name="semanticdomainabbr_.en_xitem_semanticdomains_sense_senses_entry_letData">, 9.2.3.5 - </text:span> <text:span text:style-name="semanticdomainname_.en_xitem_semanticdomains_sense_senses_entry_letData">Demonstrative pronouns</text:span> .) </text:p>
        <text:p text:style-name="entry_letData"><text:span text:style-name="headword_entry_letData">ahun  </text:span> <text:span text:style-name="pronunciation_pronunciations_entry_letData">[a.ˈʁun]</text:span>  <text:span text:style-name="crossreftype_crossrefs_entry_letData">cf: </text:span> <text:span text:style-name="crossref_crossreftargets_crossrefs_entry_letData">hob</text:span> . <text:span text:style-name="partofspeech_.en_grammaticalinfo_sense_senses_entry_letData">noun(al) </text:span>  <text:span text:style-name="xlanguagetag_.en_xitem_.en_definition_.en_sense_senses_entry_letData">Eng </text:span><text:span text:style-name="xitem_.en_definition_.en_sense_senses_entry_letData">rain</text:span> <text:span text:style-name="xlanguagetag_.en_xitem_.tpi_definition_.en_sense_senses_entry_letData"> Pdg </text:span><text:span text:style-name="xitem_.tpi_definition_.en_sense_senses_entry_letData">ren</text:span>  <text:span text:style-name="semanticdomainabbr_.en_semanticdomains_sense_senses_entry_letData">(sem. domains: 1.1.3.3 - </text:span> <text:span text:style-name="semanticdomainname_.en_semanticdomains_sense_senses_entry_letData">Rain</text:span> .) </text:p>
        <text:p text:style-name="entry_letData"><text:span text:style-name="headword_entry_letData">ahuyi  </text:span> <text:span text:style-name="pronunciation_pronunciations_entry_letData">[ˈa.ʁu.yi]</text:span>  <text:span text:style-name="entrytypeabbr_.en_primaryrefs_entry_letData">(der. of </text:span> <text:span text:style-name="mainentryref_primaryrefs_entry_letData">ahu</text:span> ) <text:span text:style-name="partofspeech_.en_grammaticalinfo_sense_senses_entry_letData">Adv </text:span>  <text:span text:style-name="xlanguagetag_.en_xitem_.en_definition_.en_sense_senses_entry_letData">Eng </text:span><text:span text:style-name="xitem_.en_definition_.en_sense_senses_entry_letData">downward-in a downward direction, at a place lower than</text:span> <text:span text:style-name="xlanguagetag_.en_xitem_.tpi_definition_.en_sense_senses_entry_letData"> Pdg </text:span><text:span text:style-name="xitem_.tpi_definition_.en_sense_senses_entry_letData">daun liklik</text:span>  <text:span text:style-name="xlanguagetag_.en_example_xitem_examples_sense_senses_entry_letData">Bua </text:span><text:span text:style-name="example_xitem_examples_sense_senses_entry_letData">Ġena los ahuyi </text:span> <text:span text:style-name="xlanguagetag_.en_translation_.en_translations_xitem_examples_sense_senses_entry_letData">Eng </text:span><text:span text:style-name="translation_.en_translations_xitem_examples_sense_senses_entry_letData">Go in a downwards direction </text:span> <text:span text:style-name="xlanguagetag_.en_example_xitem_examples_sense_senses_entry_letData">  Bua </text:span><text:span text:style-name="example_xitem_examples_sense_senses_entry_letData">Mapos hir dob to meya ahuyi meya. </text:span> <text:span text:style-name="xlanguagetag_.en_translation_.en_translations_xitem_examples_sense_senses_entry_letData">Eng </text:span><text:span text:style-name="translation_.en_translations_xitem_examples_sense_senses_entry_letData">The ground belonging to Mapos goes down there and keeps going. </text:span>  <text:span text:style-name="semanticdomainabbr_.en_semanticdomains_sense_senses_entry_letData">(sem. domains: 7.3.4.7 - </text:span> <text:span text:style-name="semanticdomainname_.en_semanticdomains_sense_senses_entry_letData">Extend</text:span> .) </text:p>
        <text:p text:style-name="entry_letData"><text:span text:style-name="headword_entry_letData">ahuyi-ë  </text:span> <text:span text:style-name="pronunciation_pronunciations_entry_letData">[ˈa.ʁu.yi.e]</text:span>  <text:span text:style-name="entrytypeabbr_.en_primaryrefs_entry_letData">(der. of </text:span> <text:span text:style-name="mainentryref_primaryrefs_entry_letData">ahu</text:span> ) <text:span text:style-name="partofspeech_.en_grammaticalinfo_sense_senses_entry_letData">adj </text:span>  <text:span text:style-name="xlanguagetag_.en_xitem_.en_definition_.en_sense_senses_entry_letData">Eng </text:span><text:span text:style-name="xitem_.en_definition_.en_sense_senses_entry_letData">down-on the lower side of; at a place lower down</text:span> <text:span text:style-name="xlanguagetag_.en_xitem_.tpi_definition_.en_sense_senses_entry_letData"> Pdg </text:span><text:span text:style-name="xitem_.tpi_definition_.en_sense_senses_entry_letData">daunbilo hia </text:span> <text:span text:style-name="xlanguagetag_.en_example_examples_sense_senses_entry_letData">Bua </text:span><text:span text:style-name="example_examples_sense_senses_entry_letData">Heek ahuyi-ë ggovek ya </text:span> <text:span text:style-name="xlanguagetag_.en_translation_.en_translations_examples_sense_senses_entry_letData">Eng </text:span><text:span text:style-name="translation_.en_translations_examples_sense_senses_entry_letData">The fence down there is finished </text:span>  <text:span text:style-name="semanticdomainabbr_.en_xitem_semanticdomains_sense_senses_entry_letData">(sem. domains: 7.2.2.5 - </text:span> <text:span text:style-name="semanticdomainname_.en_xitem_semanticdomains_sense_senses_entry_letData">Move down</text:span> <text:span text:style-name="semanticdomainabbr_.en_xitem_semanticdomains_sense_senses_entry_letData">, 9.3.1.3 - </text:span> <text:span text:style-name="semanticdomainname_.en_xitem_semanticdomains_sense_senses_entry_letData">To a larger degree</text:span> <text:span text:style-name="semanticdomainabbr_.en_xitem_semanticdomains_sense_senses_entry_letData">, 9.3.1.4 - </text:span> <text:span text:style-name="semanticdomainname_.en_xitem_semanticdomains_sense_senses_entry_letData">To a smaller degree</text:span> .) </text:p>
        <text:p text:style-name="entry_letData"><text:span text:style-name="headword_entry_letData">ahuyigu  </text:span> <text:span text:style-name="pronunciation_pronunciations_entry_letData">[a.ʁu.ˈyi.ᵑɡu]</text:span>  <text:span text:style-name="entrytypeabbr_.en_primaryrefs_entry_letData">(der. of </text:span> <text:span text:style-name="mainentryref_primaryrefs_entry_letData">ahu</text:span> ) <text:span text:style-name="partofspeech_.en_grammaticalinfo_sense_senses_entry_letData">Adv </text:span>  <text:span text:style-name="xlanguagetag_.en_xitem_.en_definition_.en_sense_senses_entry_letData">Eng </text:span><text:span text:style-name="xitem_.en_definition_.en_sense_senses_entry_letData">down there-away from both speaker and hearer on the lower side</text:span> <text:span text:style-name="xlanguagetag_.en_xitem_.tpi_definition_.en_sense_senses_entry_letData"> Pdg </text:span><text:span text:style-name="xitem_.tpi_definition_.en_sense_senses_entry_letData">daunbilo liklik</text:span>  <text:span text:style-name="xlanguagetag_.en_example_examples_sense_senses_entry_letData">Bua </text:span><text:span text:style-name="example_examples_sense_senses_entry_letData">Huk anon neggëp dus vu huk ta ahuyigu </text:span> <text:span text:style-name="xlanguagetag_.en_translation_.en_translations_examples_sense_senses_entry_letData">Eng </text:span><text:span text:style-name="translation_.en_translations_examples_sense_senses_entry_letData">The garden is close to the old garden down there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7.2.2.5 - </text:span> <text:span text:style-name="semanticdomainname_.en_xitem_semanticdomains_sense_senses_entry_letData">Move down</text:span> <text:span text:style-name="semanticdomainabbr_.en_xitem_semanticdomains_sense_senses_entry_letData">, 8.5.1 - </text:span> <text:span text:style-name="semanticdomainname_.en_xitem_semanticdomains_sense_senses_entry_letData">Here, there</text:span> <text:span text:style-name="semanticdomainabbr_.en_xitem_semanticdomains_sense_senses_entry_letData">, 9.2.3.5 - </text:span> <text:span text:style-name="semanticdomainname_.en_xitem_semanticdomains_sense_senses_entry_letData">Demonstrative pronouns</text:span> .) </text:p>
        <text:p text:style-name="entry_letData"><text:span text:style-name="headword_entry_letData">aidaba  </text:span> <text:span text:style-name="pronunciation_pronunciations_entry_letData">[ai.ˈⁿda.ᵐba]</text:span>  <text:span text:style-name="partofspeech_.en_grammaticalinfo_sense_senses_entry_letData">noun(al) </text:span>  <text:span text:style-name="xlanguagetag_.en_xitem_.en_definition_.en_sense_senses_entry_letData">Eng </text:span><text:span text:style-name="xitem_.en_definition_.en_sense_senses_entry_letData">abdomen-the soft part of the abdomen around the navel and between the navel and the groin</text:span> <text:span text:style-name="xlanguagetag_.en_xitem_.tpi_definition_.en_sense_senses_entry_letData"> Pdg </text:span><text:span text:style-name="xitem_.tpi_definition_.en_sense_senses_entry_letData">bel aninit long butoma</text:span>  <text:span text:style-name="xlanguagetag_.en_example_examples_sense_senses_entry_letData">Bua </text:span><text:span text:style-name="example_examples_sense_senses_entry_letData">Hil aidamba neggëp dus vu hil verod vahi ahu </text:span> <text:span text:style-name="xlanguagetag_.en_translation_.en_translations_examples_sense_senses_entry_letData">Eng </text:span><text:span text:style-name="translation_.en_translations_examples_sense_senses_entry_letData">Our abdomen lies close to the navel on the lower side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jee<text:span text:style-name="xhomographnumber_headword_entry_letData">1</text:span>  </text:span> <text:span text:style-name="pronunciation_pronunciations_entry_letData">[a.ˈⁿd͡ʒɛː]</text:span>  <text:span text:style-name="partofspeech_.en_grammaticalinfo_sense_senses_entry_letData">noun(al) </text:span>  <text:span text:style-name="xlanguagetag_.en_xitem_.en_definition_.en_sense_senses_entry_letData">Eng </text:span><text:span text:style-name="xitem_.en_definition_.en_sense_senses_entry_letData">highland pandanus species</text:span> <text:span text:style-name="xlanguagetag_.en_xitem_.tpi_definition_.en_sense_senses_entry_letData"> Pdg </text:span><text:span text:style-name="xitem_.tpi_definition_.en_sense_senses_entry_letData">marita</text:span>  <text:span text:style-name="xlanguagetag_.en_example_examples_sense_senses_entry_letData">Bua </text:span><text:span text:style-name="example_examples_sense_senses_entry_letData">Ajee anon töḳ bemaya </text:span> <text:span text:style-name="xlanguagetag_.en_translation_.en_translations_examples_sense_senses_entry_letData">Eng </text:span><text:span text:style-name="translation_.en_translations_examples_sense_senses_entry_letData">The ajee fruit has fallen down and is finished. </text:span>  <text:span text:style-name="lexreftype_relations_sense_senses_entry_letData">Gen: </text:span> <text:span text:style-name="sensecrossref_lexreftargets_relations_sense_senses_entry_letData">taġee</text:span> . <text:span>Pandanus sp. </text:span> </text:p>
        <text:p text:style-name="entry_letData"><text:span text:style-name="headword_entry_letData">ajee<text:span text:style-name="xhomographnumber_headword_entry_letData">2</text:span>  </text:span> <text:span text:style-name="pronunciation_pronunciations_entry_letData">[a.ˈⁿd͡ʒɛː]</text:span>  <text:span text:style-name="partofspeech_.en_grammaticalinfo_sense_senses_entry_letData">noun(al) </text:span>  <text:span text:style-name="xlanguagetag_.en_xitem_.en_definition_.en_sense_senses_entry_letData">Eng </text:span><text:span text:style-name="xitem_.en_definition_.en_sense_senses_entry_letData">Variety of tree</text:span> <text:span text:style-name="xlanguagetag_.en_xitem_.tpi_definition_.en_sense_senses_entry_letData"> Pdg </text:span><text:span text:style-name="xitem_.tpi_definition_.en_sense_senses_entry_letData">diwai</text:span>  <text:span text:style-name="xlanguagetag_.en_example_examples_sense_senses_entry_letData">Bua </text:span><text:span text:style-name="example_examples_sense_senses_entry_letData">Alam dëvong begganġ seḳë raḳ ḳele ajee, in suveḳ su neloḳ rë </text:span> <text:span text:style-name="xlanguagetag_.en_translation_.en_translations_examples_sense_senses_entry_letData">Eng </text:span><text:span text:style-name="translation_.en_translations_examples_sense_senses_entry_letData">People use the ajee tree for the framework of their houses because the borers don't attack it. </text:span>  <text:span text:style-name="lexreftype_relations_sense_senses_entry_letData">Gen: </text:span> <text:span text:style-name="sensecrossref_lexreftargets_relations_sense_senses_entry_letData">ḳele<text:span text:style-name="xsensenumber_.en_sensecrossref_lexreftargets_relations_sense_senses_entry_letData"> 1</text:span></text:span> . <text:span>Lauraceae sp. </text:span> <text:span text:style-name="semanticdomainabbr_.en_semanticdomains_sense_senses_entry_letData">(sem. domains: 1.5.1 - </text:span> <text:span text:style-name="semanticdomainname_.en_semanticdomains_sense_senses_entry_letData">Tree</text:span> .) </text:p>
        <text:p text:style-name="entry_letData"><text:span text:style-name="headword_entry_letData">ajee-maluh  </text:span> <text:span text:style-name="pronunciation_pronunciations_entry_letData">[a.ˈⁿd͡ʒɛː ma.ˈl̪uʁ]</text:span>  <text:span text:style-name="entrytypeabbr_.en_primaryrefs_entry_letData">(main </text:span> <text:span text:style-name="mainentryref_primaryrefs_entry_letData">ajee<text:span text:style-name="xhomographnumber_mainentryref_primaryrefs_entry_letData">2</text:span></text:span> ) <text:span text:style-name="partofspeech_.en_grammaticalinfo_sense_senses_entry_letData">noun(al) </text:span>  <text:span text:style-name="xlanguagetag_.en_xitem_.en_definition_.en_sense_senses_entry_letData">Eng </text:span><text:span text:style-name="xitem_.en_definition_.en_sense_senses_entry_letData">a kind of tree used in house building</text:span> <text:span text:style-name="xlanguagetag_.en_xitem_.tpi_definition_.en_sense_senses_entry_letData"> Pdg </text:span><text:span text:style-name="xitem_.tpi_definition_.en_sense_senses_entry_letData">diwai-bilong wokim haus</text:span>  <text:span text:style-name="xlanguagetag_.en_example_examples_sense_senses_entry_letData">Bua </text:span><text:span text:style-name="example_examples_sense_senses_entry_letData">Ajee-maluh og ris ading </text:span> <text:span text:style-name="xlanguagetag_.en_translation_.en_translations_examples_sense_senses_entry_letData">Eng </text:span><text:span text:style-name="translation_.en_translations_examples_sense_senses_entry_letData">The ajee-maluh has long leaves </text:span>  <text:span text:style-name="lexreftype_relations_sense_senses_entry_letData">Gen: </text:span> <text:span text:style-name="sensecrossref_lexreftargets_relations_sense_senses_entry_letData">ḳele<text:span text:style-name="xsensenumber_.en_sensecrossref_lexreftargets_relations_sense_senses_entry_letData"> 1</text:span></text:span> . <text:span>Elaeocarpaceae Elaeocarpus sp. </text:span> <text:span text:style-name="semanticdomainabbr_.en_semanticdomains_sense_senses_entry_letData">(sem. domains: 1.5.1 - </text:span> <text:span text:style-name="semanticdomainname_.en_semanticdomains_sense_senses_entry_letData">Tree</text:span> .) </text:p>
        <text:p text:style-name="entry_letData"><text:span text:style-name="headword_entry_letData">ajel  </text:span> <text:span text:style-name="pronunciation_pronunciations_entry_letData">[a.ˈⁿd͡ʒɛl̪]</text:span>  <text:span text:style-name="partofspeech_.en_grammaticalinfo_sense_senses_entry_letData">adj </text:span>  <text:span text:style-name="xlanguagetag_.en_xitem_.en_definition_.en_sense_senses_entry_letData">Eng </text:span><text:span text:style-name="xitem_.en_definition_.en_sense_senses_entry_letData">fawn, buff, tawny coloured</text:span> <text:span text:style-name="xlanguagetag_.en_xitem_.tpi_definition_.en_sense_senses_entry_letData"> Pdg </text:span><text:span text:style-name="xitem_.tpi_definition_.en_sense_senses_entry_letData">kala bilong ol abus olsem pik na arapela abus tu, kain kain kala olsem blak, wait, ret</text:span>  <text:span text:style-name="xlanguagetag_.en_example_xitem_examples_sense_senses_entry_letData">Bua </text:span><text:span text:style-name="example_xitem_examples_sense_senses_entry_letData">ajel beni ketunġsën </text:span> <text:span text:style-name="xlanguagetag_.en_translation_.en_translations_xitem_examples_sense_senses_entry_letData">Eng </text:span><text:span text:style-name="translation_.en_translations_xitem_examples_sense_senses_entry_letData">tawny with spots </text:span> <text:span text:style-name="xlanguagetag_.en_example_xitem_examples_sense_senses_entry_letData">  Bua </text:span><text:span text:style-name="example_xitem_examples_sense_senses_entry_letData">Bööḳ ajel ti luḳ huk begga nos </text:span> <text:span text:style-name="xlanguagetag_.en_translation_.en_translations_xitem_examples_sense_senses_entry_letData">Eng </text:span><text:span text:style-name="translation_.en_translations_xitem_examples_sense_senses_entry_letData">A tawny coloured pig got into the garden and ate the food </text:span>  <text:span text:style-name="semanticdomainabbr_.en_semanticdomains_sense_senses_entry_letData">(sem. domains: 8.3.3.3 - </text:span> <text:span text:style-name="semanticdomainname_.en_semanticdomains_sense_senses_entry_letData">Color</text:span> .) </text:p>
        <text:p text:style-name="entry_letData"><text:span text:style-name="headword_entry_letData">aḳohek<text:span text:style-name="xhomographnumber_headword_entry_letData">1</text:span>  </text:span> <text:span text:style-name="pronunciation_pronunciations_entry_letData">[a.ˈqoʁ.ək]</text:span>  <text:span text:style-name="partofspeech_.en_grammaticalinfo_sense_senses_entry_letData">noun(al) </text:span>  <text:span text:style-name="xlanguagetag_.en_xitem_.en_definition_.en_sense_senses_entry_letData">Eng </text:span><text:span text:style-name="xitem_.en_definition_.en_sense_senses_entry_letData">dark grey possum with a white chest</text:span> <text:span text:style-name="xlanguagetag_.en_xitem_.tpi_definition_.en_sense_senses_entry_letData"> Pdg </text:span><text:span text:style-name="xitem_.tpi_definition_.en_sense_senses_entry_letData">wanpela kain kapul-i gat blakpela gras long beksait na wait long bros bilong en</text:span>  <text:span text:style-name="xlanguagetag_.en_example_examples_sense_senses_entry_letData">Bua </text:span><text:span text:style-name="example_examples_sense_senses_entry_letData">Anöö ranġa aḳohek </text:span> <text:span text:style-name="xlanguagetag_.en_translation_.en_translations_examples_sense_senses_entry_letData">Eng </text:span><text:span text:style-name="translation_.en_translations_examples_sense_senses_entry_letData">The dog caught a possum </text:span>  <text:span text:style-name="lexreftype_relations_sense_senses_entry_letData">Gen: </text:span> <text:span text:style-name="sensecrossref_lexreftargets_relations_sense_senses_entry_letData">saġ</text:span> . <text:span text:style-name="semanticdomainabbr_.en_semanticdomains_sense_senses_entry_letData">(sem. domains: 1.6.1 - </text:span> <text:span text:style-name="semanticdomainname_.en_semanticdomains_sense_senses_entry_letData">Types of animals</text:span> .) </text:p>
        <text:p text:style-name="entry_letData"><text:span text:style-name="headword_entry_letData">aḳohek<text:span text:style-name="xhomographnumber_headword_entry_letData">2</text:span>  </text:span> <text:span text:style-name="pronunciation_pronunciations_entry_letData">[a.ˈqoʁ.ək]</text:span>  <text:span text:style-name="partofspeech_.en_grammaticalinfo_sense_senses_entry_letData">noun(al) </text:span>  <text:span text:style-name="xlanguagetag_.en_xitem_.en_definition_.en_sense_senses_entry_letData">Eng </text:span><text:span text:style-name="xitem_.en_definition_.en_sense_senses_entry_letData">type of reed used for arrow shafts</text:span> <text:span text:style-name="xlanguagetag_.en_xitem_.tpi_definition_.en_sense_senses_entry_letData"> Pdg </text:span><text:span text:style-name="xitem_.tpi_definition_.en_sense_senses_entry_letData">wanpela kain pitpit bilong wokim spia</text:span>  <text:span text:style-name="xlanguagetag_.en_example_examples_sense_senses_entry_letData">Bua </text:span><text:span text:style-name="example_examples_sense_senses_entry_letData">Netunġ rahev loḳ aḳohek in banëh soḳ jaḳ </text:span> <text:span text:style-name="xlanguagetag_.en_translation_.en_translations_examples_sense_senses_entry_letData">Eng </text:span><text:span text:style-name="translation_.en_translations_examples_sense_senses_entry_letData">He put the arrow point into the aḳohek shaft in order to shoot birds </text:span>  <text:span text:style-name="lexreftype_relations_sense_senses_entry_letData">gen: </text:span> <text:span text:style-name="sensecrossref_lexreftargets_relations_sense_senses_entry_letData">dee</text:span> .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la  </text:span> <text:span text:style-name="pronunciation_pronunciations_entry_letData">[ˈa.l̪a]</text:span>  <text:span text:style-name="xsensenumber_.en_sense_senses_entry_letData">1) </text:span> <text:span text:style-name="partofspeech_.en_grammaticalinfo_sense_senses_entry_letData">noun(inal) </text:span>  <text:span text:style-name="xlanguagetag_.en_xitem_.en_definition_.en_sense_senses_entry_letData">Eng </text:span><text:span text:style-name="xitem_.en_definition_.en_sense_senses_entry_letData">master, owner-one who owns or takes care of something or someone </text:span><text:span text:style-name="xlanguagetag_.en_xitem_.tpi_definition_.en_sense_senses_entry_letData"> Pdg </text:span><text:span text:style-name="xitem_.tpi_definition_.en_sense_senses_entry_letData">papa bilong ol samting, man i stap het long ol arapela</text:span>  <text:span text:style-name="xlanguagetag_.en_example_xitem_examples_sense_senses_entry_letData">Bua </text:span><text:span text:style-name="example_xitem_examples_sense_senses_entry_letData">Anöö ala ya geyö nare </text:span> <text:span text:style-name="xlanguagetag_.en_translation_.en_translations_xitem_examples_sense_senses_entry_letData">Eng </text:span><text:span text:style-name="translation_.en_translations_xitem_examples_sense_senses_entry_letData">The dog's owner/master went and left the dog standing there </text:span> <text:span text:style-name="xlanguagetag_.en_example_xitem_examples_sense_senses_entry_letData">  Bua </text:span><text:span text:style-name="example_xitem_examples_sense_senses_entry_letData">Ala nër vu bë kesik nyëġ </text:span> <text:span text:style-name="xlanguagetag_.en_translation_.en_translations_xitem_examples_sense_senses_entry_letData">Eng </text:span><text:span text:style-name="translation_.en_translations_xitem_examples_sense_senses_entry_letData">His boss told him to cut the grass </text:span>  <text:span text:style-name="semanticdomainabbr_.en_semanticdomains_sense_senses_entry_letData">(sem. domains: 6.8.1 - </text:span> <text:span text:style-name="semanticdomainname_.en_semanticdomains_sense_senses_entry_letData">Have wealth</text:span> .) <text:span text:style-name="xsensenumber_.en_sense_senses_entry_letData">  2) </text:span> <text:span text:style-name="xlanguagetag_.en_xitem_.en_definition_.en_sense_senses_entry_letData">Eng </text:span><text:span text:style-name="xitem_.en_definition_.en_sense_senses_entry_letData">expert, someone who excels at something</text:span> <text:span text:style-name="xlanguagetag_.en_xitem_.tpi_definition_.en_sense_senses_entry_letData"> Pdg </text:span><text:span text:style-name="xitem_.tpi_definition_.en_sense_senses_entry_letData">papa bilong wanpela samting</text:span>  <text:span text:style-name="xlanguagetag_.en_example_examples_sense_senses_entry_letData">Bua </text:span><text:span text:style-name="example_examples_sense_senses_entry_letData">mehö ḳetod ala </text:span> <text:span text:style-name="xlanguagetag_.en_translation_.en_translations_examples_sense_senses_entry_letData">Eng </text:span><text:span text:style-name="translation_.en_translations_examples_sense_senses_entry_letData">a person who plays a lot/ a clown </text:span>  <text:span text:style-name="semanticdomainabbr_.en_semanticdomains_sense_senses_entry_letData">(sem. domains: 3.2.3 - </text:span> <text:span text:style-name="semanticdomainname_.en_semanticdomains_sense_senses_entry_letData">Know</text:span> .) <text:span>comp. </text:span> <text:span text:style-name="complexentryform_.bzh_complexformrefs_entry_letData">ala ngwë</text:span>  </text:p>
        <text:p text:style-name="entry_letData"><text:span text:style-name="headword_entry_letData">ala ngwë  </text:span> <text:span text:style-name="pronunciation_pronunciations_entry_letData">[ˈa.l̪a ᵑɡʷe]</text:span>  <text:span text:style-name="entrytypeabbr_.en_primaryrefs_entry_letData">(comp. of </text:span> <text:span text:style-name="mainentryref_primaryrefs_entry_letData">ala</text:span> ) <text:span text:style-name="partofspeech_.en_grammaticalinfo_sense_senses_entry_letData">noun(inal) </text:span>  <text:span text:style-name="xlanguagetag_.en_xitem_.en_definition_.en_sense_senses_entry_letData">Eng </text:span><text:span text:style-name="xitem_.en_definition_.en_sense_senses_entry_letData">spouse of one's spouse's sibling-the husband of one's wife's sister, or the wife of one's husband's brother</text:span> <text:span text:style-name="xlanguagetag_.en_xitem_.tpi_definition_.en_sense_senses_entry_letData"> Pdg </text:span><text:span text:style-name="xitem_.tpi_definition_.en_sense_senses_entry_letData">poroman-tupela man i maritim tupela meri long wanpela mama, na tupela meri i maritim tupela man i gat wanpela mama i ken kolim dispela nem long arapela arapela</text:span>  <text:span text:style-name="xlanguagetag_.en_example_xitem_examples_sense_senses_entry_letData">Bua </text:span><text:span text:style-name="example_xitem_examples_sense_senses_entry_letData">Alam ngwë in melu ḳo avëh sënë luho ari </text:span> <text:span text:style-name="xlanguagetag_.en_translation_.en_translations_xitem_examples_sense_senses_entry_letData">Eng </text:span><text:span text:style-name="translation_.en_translations_xitem_examples_sense_senses_entry_letData">He is your ala ngwë because you married sisters.  </text:span><text:span text:style-name="xlanguagetag_.en_example_xitem_examples_sense_senses_entry_letData">  Bua </text:span><text:span text:style-name="example_xitem_examples_sense_senses_entry_letData">Saḳ su alam ngwë sa rë </text:span> <text:span text:style-name="xlanguagetag_.en_translation_.en_translations_xitem_examples_sense_senses_entry_letData">Eng </text:span><text:span text:style-name="translation_.en_translations_xitem_examples_sense_senses_entry_letData">I am not your ala ngwë </text:span>  <text:span text:style-name="lexreftype_relations_sense_senses_entry_letData">Sim: </text:span> <text:span text:style-name="sensecrossref_xitem_lexreftargets_relations_sense_senses_entry_letData">ama<text:span text:style-name="xhomographnumber_sensecrossref_xitem_lexreftargets_relations_sense_senses_entry_letData">1</text:span></text:span> <text:span text:style-name="sensecrossref_xitem_lexreftargets_relations_sense_senses_entry_letData">, ari<text:span text:style-name="xhomographnumber_sensecrossref_xitem_lexreftargets_relations_sense_senses_entry_letData">1</text:span></text:span> <text:span text:style-name="sensecrossref_xitem_lexreftargets_relations_sense_senses_entry_letData">, ari-avëh</text:span> <text:span text:style-name="sensecrossref_xitem_lexreftargets_relations_sense_senses_entry_letData">, ari-maluh</text:span> <text:span text:style-name="sensecrossref_xitem_lexreftargets_relations_sense_senses_entry_letData">, ata<text:span text:style-name="xsensenumber_.en_sensecrossref_xitem_lexreftargets_relations_sense_senses_entry_letData"> 1</text:span></text:span> <text:span text:style-name="sensecrossref_xitem_lexreftargets_relations_sense_senses_entry_letData">, avëhnö</text:span> <text:span text:style-name="sensecrossref_xitem_lexreftargets_relations_sense_senses_entry_letData">, bu<text:span text:style-name="xsensenumber_.en_sensecrossref_xitem_lexreftargets_relations_sense_senses_entry_letData"> 1</text:span></text:span> <text:span text:style-name="sensecrossref_xitem_lexreftargets_relations_sense_senses_entry_letData">, ġadë</text:span> <text:span text:style-name="sensecrossref_xitem_lexreftargets_relations_sense_senses_entry_letData">, ggen<text:span text:style-name="xsensenumber_.en_sensecrossref_xitem_lexreftargets_relations_sense_senses_entry_letData"> 1</text:span></text:span> <text:span text:style-name="sensecrossref_xitem_lexreftargets_relations_sense_senses_entry_letData">, gwenö</text:span> <text:span text:style-name="sensecrossref_xitem_lexreftargets_relations_sense_senses_entry_letData">, maluhnö</text:span> <text:span text:style-name="sensecrossref_xitem_lexreftargets_relations_sense_senses_entry_letData">, mewa<text:span text:style-name="xsensenumber_.en_sensecrossref_xitem_lexreftargets_relations_sense_senses_entry_letData"> 1</text:span></text:span> <text:span text:style-name="sensecrossref_xitem_lexreftargets_relations_sense_senses_entry_letData">, nalu<text:span text:style-name="xsensenumber_.en_sensecrossref_xitem_lexreftargets_relations_sense_senses_entry_letData"> 1</text:span></text:span> <text:span text:style-name="sensecrossref_xitem_lexreftargets_relations_sense_senses_entry_letData">, regga</text:span> <text:span text:style-name="sensecrossref_xitem_lexreftargets_relations_sense_senses_entry_letData">, tava<text:span text:style-name="xsensenumber_.en_sensecrossref_xitem_lexreftargets_relations_sense_senses_entry_letData"> 1</text:span></text:span> <text:span text:style-name="sensecrossref_xitem_lexreftargets_relations_sense_senses_entry_letData">, venë</text:span> <text:span text:style-name="sensecrossref_xitem_lexreftargets_relations_sense_senses_entry_letData">, ves</text:span> <text:span text:style-name="sensecrossref_xitem_lexreftargets_relations_sense_senses_entry_letData">, ḳenu<text:span text:style-name="xsensenumber_.en_sensecrossref_xitem_lexreftargets_relations_sense_senses_entry_letData"> 1</text:span></text:span> <text:span text:style-name="sensecrossref_xitem_lexreftargets_relations_sense_senses_entry_letData">, dobahë</text:span> <text:span text:style-name="sensecrossref_xitem_lexreftargets_relations_sense_senses_entry_letData">, ḳeriing<text:span text:style-name="xsensenumber_.en_sensecrossref_xitem_lexreftargets_relations_sense_senses_entry_letData"> 2</text:span></text:span> . <text:span text:style-name="semanticdomainabbr_.en_xitem_semanticdomains_sense_senses_entry_letData">(sem. domains: 2.6.1 - </text:span> <text:span text:style-name="semanticdomainname_.en_xitem_semanticdomains_sense_senses_entry_letData">Marriage</text:span> <text:span text:style-name="semanticdomainabbr_.en_xitem_semanticdomains_sense_senses_entry_letData">, 2.6.1.4 - </text:span> <text:span text:style-name="semanticdomainname_.en_xitem_semanticdomains_sense_senses_entry_letData">Divorce</text:span> <text:span text:style-name="semanticdomainabbr_.en_xitem_semanticdomains_sense_senses_entry_letData">, 4.1.9.1.3 - </text:span> <text:span text:style-name="semanticdomainname_.en_xitem_semanticdomains_sense_senses_entry_letData">Brother, sister</text:span> <text:span text:style-name="semanticdomainabbr_.en_xitem_semanticdomains_sense_senses_entry_letData">, 8.3.6 - </text:span> <text:span text:style-name="semanticdomainname_.en_xitem_semanticdomains_sense_senses_entry_letData">Made of, material</text:span> .) </text:p>
        <text:p text:style-name="entry_letData"><text:span text:style-name="headword_entry_letData">alabasta  </text:span> <text:span text:style-name="pronunciation_pronunciations_entry_letData">[a.l̪a.ˈᵐbat͡ʃ.ta]</text:span>  <text:span text:style-name="partofspeech_.en_grammaticalinfo_sense_senses_entry_letData">noun(al) </text:span>  <text:span text:style-name="xlanguagetag_.en_xitem_.en_definition_.en_sense_senses_entry_letData">Eng </text:span><text:span text:style-name="xitem_.en_definition_.en_sense_senses_entry_letData">alabaster</text:span> <text:span text:style-name="xlanguagetag_.en_xitem_.tpi_definition_.en_sense_senses_entry_letData"> Pdg </text:span><text:span text:style-name="xitem_.tpi_definition_.en_sense_senses_entry_letData">wanpela waitpela ston</text:span>  <text:span text:style-name="xlanguagetag_.en_example_examples_sense_senses_entry_letData">Bua </text:span><text:span text:style-name="example_examples_sense_senses_entry_letData">Avëh ti ḳo nġaa reggu nivesa loḳ buayo ġelönġ veroo alabasta </text:span> <text:span text:style-name="xlanguagetag_.en_translation_.en_translations_examples_sense_senses_entry_letData">Eng </text:span><text:span text:style-name="translation_.en_translations_examples_sense_senses_entry_letData">A woman brought some nice smelling substance in a white stone bottle made of alabaster </text:span>  <text:span text:style-name="semanticdomainabbr_.en_semanticdomains_sense_senses_entry_letData">(sem. domains: 8.3.3.3 - </text:span> <text:span text:style-name="semanticdomainname_.en_semanticdomains_sense_senses_entry_letData">Color</text:span> .) </text:p>
        <text:p text:style-name="entry_letData"><text:span text:style-name="headword_entry_letData">alam  </text:span> <text:span text:style-name="pronunciation_pronunciations_entry_letData">[a.ˈl̪am]</text:span>  <text:span text:style-name="partofspeech_.en_grammaticalinfo_sense_senses_entry_letData">noun(al) </text:span>  <text:span text:style-name="xlanguagetag_.en_xitem_.en_definition_.en_sense_senses_entry_letData">Eng </text:span><text:span text:style-name="xitem_.en_definition_.en_sense_senses_entry_letData">people-this term refers to people who are part of ones own group, i.e. those in a recognizable relationship to oneself</text:span> <text:span text:style-name="xlanguagetag_.en_xitem_.tpi_definition_.en_sense_senses_entry_letData"> Pdg </text:span><text:span text:style-name="xitem_.tpi_definition_.en_sense_senses_entry_letData">pipel, manmeri</text:span>  <text:span text:style-name="xlanguagetag_.en_example_xitem_examples_sense_senses_entry_letData">Bua </text:span><text:span text:style-name="example_xitem_examples_sense_senses_entry_letData">Alam deya huk genyëġ meris </text:span> <text:span text:style-name="xlanguagetag_.en_translation_.en_translations_xitem_examples_sense_senses_entry_letData">Eng </text:span><text:span text:style-name="translation_.en_translations_xitem_examples_sense_senses_entry_letData">The people have gone to the gardens and the village is deserted </text:span> <text:span text:style-name="xlanguagetag_.en_example_xitem_examples_sense_senses_entry_letData">  Bua </text:span><text:span text:style-name="example_xitem_examples_sense_senses_entry_letData">Hil alam deyam vu nyëġ ading </text:span> <text:span text:style-name="xlanguagetag_.en_translation_.en_translations_xitem_examples_sense_senses_entry_letData">Eng </text:span><text:span text:style-name="translation_.en_translations_xitem_examples_sense_senses_entry_letData">Our people came from a distant place </text:span> <text:span text:style-name="xlanguagetag_.en_example_xitem_examples_sense_senses_entry_letData">  Bua </text:span><text:span text:style-name="example_xitem_examples_sense_senses_entry_letData">Mehö sënë yi alam dëdo Aiyura </text:span> <text:span text:style-name="xlanguagetag_.en_translation_.en_translations_xitem_examples_sense_senses_entry_letData">Eng </text:span><text:span text:style-name="translation_.en_translations_xitem_examples_sense_senses_entry_letData">This person's people live at Aiyura </text:span>  <text:span text:style-name="semanticdomainabbr_.en_semanticdomains_sense_senses_entry_letData">(sem. domains: 2 - </text:span> <text:span text:style-name="semanticdomainname_.en_semanticdomains_sense_senses_entry_letData">Person</text:span> .) <text:span>comp. </text:span> <text:span text:style-name="complexentryform_.bzh_xitem_complexformrefs_entry_letData">alam beböġeksën</text:span> <text:span> comp. </text:span> <text:span text:style-name="complexentryform_.bzh_xitem_complexformrefs_entry_letData">alam-bël-mala</text:span> <text:span> kt. phr. </text:span> <text:span text:style-name="complexentryform_.bzh_xitem_complexformrefs_entry_letData">alam dahis</text:span> <text:span> comp. </text:span> <text:span text:style-name="complexentryform_.bzh_xitem_complexformrefs_entry_letData">alam hib</text:span> <text:span> comp. </text:span> <text:span text:style-name="complexentryform_.bzh_xitem_complexformrefs_entry_letData">alam ḳetu</text:span> <text:span> comp. </text:span> <text:span text:style-name="complexentryform_.bzh_xitem_complexformrefs_entry_letData">alam-nën</text:span> <text:span> kt. phr. </text:span> <text:span text:style-name="complexentryform_.bzh_xitem_complexformrefs_entry_letData">alam-yohvu</text:span> <text:span> kt. phr. </text:span> <text:span text:style-name="complexentryform_.bzh_xitem_complexformrefs_entry_letData">alam-yuj-ading</text:span> <text:span> comp. </text:span> <text:span text:style-name="complexentryform_.bzh_xitem_complexformrefs_entry_letData">alam-yuj-töḳsën</text:span> <text:span> kt. phr. </text:span> <text:span text:style-name="complexentryform_.bzh_xitem_complexformrefs_entry_letData">alam-yu-ngwë</text:span> <text:span> kt. phr. </text:span> <text:span text:style-name="complexentryform_.bzh_xitem_complexformrefs_entry_letData">alam-nijpaya</text:span> <text:span> kt. phr. </text:span> <text:span text:style-name="complexentryform_.bzh_xitem_complexformrefs_entry_letData">alam-nyëġ-ngwë</text:span> <text:span> kt. phr. </text:span> <text:span text:style-name="complexentryform_.bzh_xitem_complexformrefs_entry_letData">alam-ranġah-yi</text:span> <text:span> kt. phr. </text:span> <text:span text:style-name="complexentryform_.bzh_xitem_complexformrefs_entry_letData">alam-sën-deseggi-ġaġek</text:span> <text:span> kt. phr. </text:span> <text:span text:style-name="complexentryform_.bzh_xitem_complexformrefs_entry_letData">alam-vonġvingsën-yi</text:span> <text:span> kt. phr. </text:span> <text:span text:style-name="complexentryform_.bzh_xitem_complexformrefs_entry_letData">alam-yaġ-yi</text:span> <text:span> kt. phr. </text:span> <text:span text:style-name="complexentryform_.bzh_xitem_complexformrefs_entry_letData">alam-los-bengöj-ggoreksën</text:span> <text:span> kt. phr. </text:span> <text:span text:style-name="complexentryform_.bzh_xitem_complexformrefs_entry_letData">alam-los-bengöj-monë-ggoreksën</text:span> <text:span> kt. phr. </text:span> <text:span text:style-name="complexentryform_.bzh_xitem_complexformrefs_entry_letData">alam-los-bengöj-vonġvingsën-yi</text:span> <text:span> kt. phr. </text:span> <text:span text:style-name="complexentryform_.bzh_xitem_complexformrefs_entry_letData">alam-los-kwaj-böp</text:span> <text:span> kt. phr. </text:span> <text:span text:style-name="complexentryform_.bzh_xitem_complexformrefs_entry_letData">alam-malaj-vesa</text:span> <text:span> kt. phr. </text:span> <text:span text:style-name="complexentryform_.bzh_xitem_complexformrefs_entry_letData">alam-meris</text:span> <text:span> kt. phr. </text:span> <text:span text:style-name="complexentryform_.bzh_xitem_complexformrefs_entry_letData">alam-horek-yi</text:span> <text:span> kt. phr. </text:span> <text:span text:style-name="complexentryform_.bzh_xitem_complexformrefs_entry_letData">alam-huk-yaġ</text:span> <text:span> kt. phr. </text:span> <text:span text:style-name="complexentryform_.bzh_xitem_complexformrefs_entry_letData">alam-huk-yi</text:span> <text:span> kt. phr. </text:span> <text:span text:style-name="complexentryform_.bzh_xitem_complexformrefs_entry_letData">alam-julsën-yi</text:span> <text:span> kt. phr. </text:span> <text:span text:style-name="complexentryform_.bzh_xitem_complexformrefs_entry_letData">alam-ḳupeḳ-masën</text:span> <text:span> kt. phr. </text:span> <text:span text:style-name="complexentryform_.bzh_xitem_complexformrefs_entry_letData">alam-los-bengöj</text:span> <text:span> kt. phr. </text:span> <text:span text:style-name="complexentryform_.bzh_xitem_complexformrefs_entry_letData">alam-dob-yi</text:span> <text:span> kt. phr. </text:span> <text:span text:style-name="complexentryform_.bzh_xitem_complexformrefs_entry_letData">alam-ġaġek-keyëhsën</text:span> <text:span> kt. phr. </text:span> <text:span text:style-name="complexentryform_.bzh_xitem_complexformrefs_entry_letData">alam-ġaġek-kuungsën</text:span> <text:span> kt. phr. </text:span> <text:span text:style-name="complexentryform_.bzh_xitem_complexformrefs_entry_letData">alam-ġaġek-niröp-yi</text:span> <text:span> kt. phr. </text:span> <text:span text:style-name="complexentryform_.bzh_xitem_complexformrefs_entry_letData">alam-ġël-yi</text:span> <text:span> kt. phr. </text:span> <text:span text:style-name="complexentryform_.bzh_xitem_complexformrefs_entry_letData">alam-hodeḳ-ata</text:span> <text:span> kt. phr. </text:span> <text:span text:style-name="complexentryform_.bzh_xitem_complexformrefs_entry_letData">alam-bël-yi</text:span> <text:span> kt. phr. </text:span> <text:span text:style-name="complexentryform_.bzh_xitem_complexformrefs_entry_letData">alam-deneḳo-seriveng</text:span> <text:span> kt. phr. </text:span> <text:span text:style-name="complexentryform_.bzh_xitem_complexformrefs_entry_letData">alam-deneḳo-takës</text:span> <text:span> kt. phr. </text:span> <text:span text:style-name="complexentryform_.bzh_xitem_complexformrefs_entry_letData">alam-denenër-ġaġek-kuungsën-ranġah</text:span> <text:span> kt. phr. </text:span> <text:span text:style-name="complexentryform_.bzh_xitem_complexformrefs_entry_letData">alam-denenër-ġaġek-ranġahsën</text:span> <text:span> kt. phr. </text:span> <text:span text:style-name="complexentryform_.bzh_xitem_complexformrefs_entry_letData">alam-diiḳsën</text:span> <text:span> comp. </text:span> <text:span text:style-name="complexentryform_.bzh_xitem_complexformrefs_entry_letData">alam-rob</text:span> <text:span> comp. </text:span> <text:span text:style-name="complexentryform_.bzh_xitem_complexformrefs_entry_letData">alam sepoh</text:span> <text:span> comp. </text:span> <text:span text:style-name="complexentryform_.bzh_xitem_complexformrefs_entry_letData">alam teta</text:span> <text:span> kt. phr. </text:span> <text:span text:style-name="complexentryform_.bzh_xitem_complexformrefs_entry_letData">alam-beġö-hodeḳ</text:span> <text:span> kt. phr. </text:span> <text:span text:style-name="complexentryform_.bzh_xitem_complexformrefs_entry_letData">alam-beġö-yi</text:span> <text:span> kt. phr. </text:span> <text:span text:style-name="complexentryform_.bzh_xitem_complexformrefs_entry_letData">alam-begganġ-ngwë</text:span>  </text:p>
        <text:p text:style-name="entry_letData"><text:span text:style-name="headword_entry_letData">alam beböġeksën  </text:span> <text:span text:style-name="pronunciation_pronunciations_entry_letData">[a.ˈl̪am ᵐbə.ˈᵐbɔᵑɢ.ək.t͡ʃen]</text:span>  <text:span text:style-name="entrytypeabbr_.en_primaryrefs_entry_letData">(comp. of </text:span> <text:span text:style-name="mainentryref_primaryrefs_entry_letData">alam</text:span> ) <text:span text:style-name="xlanguagetag_.en_xitem_.en_definition_.en_sense_senses_entry_letData">Eng </text:span><text:span text:style-name="xitem_.en_definition_.en_sense_senses_entry_letData">timid people, lethargic people, people not easily aroused</text:span> <text:span text:style-name="xlanguagetag_.en_xitem_.tpi_definition_.en_sense_senses_entry_letData"> Pdg </text:span><text:span text:style-name="xitem_.tpi_definition_.en_sense_senses_entry_letData">slekman, isiman</text:span>  <text:span text:style-name="xlanguagetag_.en_example_examples_sense_senses_entry_letData">Bua </text:span><text:span text:style-name="example_examples_sense_senses_entry_letData">Alam beböġeksën sën su dëvonġ huk newa newa rë </text:span> <text:span text:style-name="xlanguagetag_.en_translation_.en_translations_examples_sense_senses_entry_letData">Eng </text:span><text:span text:style-name="translation_.en_translations_examples_sense_senses_entry_letData">These lethargic people don't work quickly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3.3.1.6 - </text:span> <text:span text:style-name="semanticdomainname_.en_xitem_semanticdomains_sense_senses_entry_letData">Determined</text:span> <text:span text:style-name="semanticdomainabbr_.en_xitem_semanticdomains_sense_senses_entry_letData">, 3.4.1.4.2 - </text:span> <text:span text:style-name="semanticdomainname_.en_xitem_semanticdomains_sense_senses_entry_letData">Enthusiastic</text:span> .) </text:p>
        <text:p text:style-name="entry_letData"><text:span text:style-name="headword_entry_letData">alam dahis  </text:span> <text:span text:style-name="pronunciation_pronunciations_entry_letData">[a.ˈl̪am ˈⁿda.ʁit͡ʃ]</text:span>  <text:span text:style-name="entrytypeabbr_.en_primaryrefs_entry_letData">(kt. phr. of </text:span> <text:span text:style-name="mainentryref_primaryrefs_entry_letData">alam</text:span> ) <text:span text:style-name="xlanguagetag_.en_xitem_.en_definition_.en_sense_senses_entry_letData">Eng </text:span><text:span text:style-name="xitem_.en_definition_.en_sense_senses_entry_letData">heathen</text:span> <text:span text:style-name="xlanguagetag_.en_xitem_.tpi_definition_.en_sense_senses_entry_letData"> Pdg </text:span><text:span text:style-name="xitem_.tpi_definition_.en_sense_senses_entry_letData">haiden</text:span>  <text:span text:style-name="xlanguagetag_.en_example_examples_sense_senses_entry_letData">Bua </text:span><text:span text:style-name="example_examples_sense_senses_entry_letData">Ham su nanër ġaġek meris meris mu nabë alam dahis.  </text:span><text:span text:style-name="xlanguagetag_.en_translation_.en_translations_examples_sense_senses_entry_letData">Eng </text:span><text:span text:style-name="translation_.en_translations_examples_sense_senses_entry_letData">Don't just babble on like the heathen. </text:span>  <text:span text:style-name="semanticdomainabbr_.en_xitem_semanticdomains_sense_senses_entry_letData">(sem. domains: 3.2.5.1 - </text:span> <text:span text:style-name="semanticdomainname_.en_xitem_semanticdomains_sense_senses_entry_letData">Believe</text:span> <text:span text:style-name="semanticdomainabbr_.en_xitem_semanticdomains_sense_senses_entry_letData">, 4.9.7.1 - </text:span> <text:span text:style-name="semanticdomainname_.en_xitem_semanticdomains_sense_senses_entry_letData">Religious person</text:span> .) </text:p>
        <text:p text:style-name="entry_letData"><text:span text:style-name="headword_entry_letData">alam hib  </text:span> <text:span text:style-name="pronunciation_pronunciations_entry_letData">[a.ˈl̪am ʁiᵐb]</text:span>  <text:span text:style-name="entrytypeabbr_.en_primaryrefs_entry_letData">(comp. of </text:span> <text:span text:style-name="mainentryref_primaryrefs_entry_letData">alam</text:span> ) <text:span text:style-name="xsensenumber_.en_sense_senses_entry_letData">1) </text:span> <text:span text:style-name="xlanguagetag_.en_xitem_.en_definition_.en_sense_senses_entry_letData">Eng </text:span><text:span text:style-name="xitem_.en_definition_.en_sense_senses_entry_letData">old people, elders</text:span> <text:span text:style-name="xlanguagetag_.en_xitem_.tpi_definition_.en_sense_senses_entry_letData"> Pdg </text:span><text:span text:style-name="xitem_.tpi_definition_.en_sense_senses_entry_letData">ol bikman</text:span>  <text:span text:style-name="xlanguagetag_.en_example_examples_sense_senses_entry_letData">Bua </text:span><text:span text:style-name="example_examples_sense_senses_entry_letData">Alam hib hir ġebum wirek hen nebë saga. </text:span> <text:span text:style-name="xlanguagetag_.en_translation_.en_translations_examples_sense_senses_entry_letData">Eng </text:span><text:span text:style-name="translation_.en_translations_examples_sense_senses_entry_letData">That was a custom of the old people in earlier times. </text:span>  <text:span text:style-name="xsensenumber_.en_sense_senses_entry_letData">  2) </text:span> <text:span text:style-name="xlanguagetag_.en_xitem_.en_definition_.en_sense_senses_entry_letData">Eng </text:span><text:span text:style-name="xitem_.en_definition_.en_sense_senses_entry_letData">forefathers</text:span> <text:span text:style-name="xlanguagetag_.en_xitem_.tpi_definition_.en_sense_senses_entry_letData"> Pdg </text:span><text:span text:style-name="xitem_.tpi_definition_.en_sense_senses_entry_letData">ol man bilong bipo yumi kamap long ol</text:span>  <text:span text:style-name="xlanguagetag_.en_example_examples_sense_senses_entry_letData">Bua </text:span><text:span text:style-name="example_examples_sense_senses_entry_letData">Wirek alam hib degelu raḳ asub </text:span> <text:span text:style-name="xlanguagetag_.en_translation_.en_translations_examples_sense_senses_entry_letData">Eng </text:span><text:span text:style-name="translation_.en_translations_examples_sense_senses_entry_letData">In earlier times our forefathers pierced it with a black palm spear/stake </text:span>  </text:p>
        <text:p text:style-name="entry_letData"><text:span text:style-name="headword_entry_letData">alam ḳetu  </text:span> <text:span text:style-name="pronunciation_pronunciations_entry_letData">[a.ˈl̪am qə.ˈtu]</text:span>  <text:span text:style-name="crossreftype_crossrefs_entry_letData">cf: </text:span> <text:span text:style-name="crossref_xitem_crossreftargets_crossrefs_entry_letData">ḳetu</text:span> <text:span text:style-name="crossref_xitem_crossreftargets_crossrefs_entry_letData">, nenga ḳetu</text:span> <text:span text:style-name="crossref_xitem_crossreftargets_crossrefs_entry_letData">, nyëḳetu</text:span> <text:span text:style-name="crossref_xitem_crossreftargets_crossrefs_entry_letData">, vaha ḳetu</text:span> . <text:span text:style-name="entrytypeabbr_.en_primaryrefs_entry_letData">(comp. of </text:span> <text:span text:style-name="mainentryref_primaryrefs_entry_letData">alam</text:span> ) <text:span text:style-name="xlanguagetag_.en_xitem_.en_definition_.en_sense_senses_entry_letData">Eng </text:span><text:span text:style-name="xitem_.en_definition_.en_sense_senses_entry_letData">audience, spectators, people not taking part in the action,-those who just sit around and watch</text:span> <text:span text:style-name="xlanguagetag_.en_xitem_.tpi_definition_.en_sense_senses_entry_letData"> Pdg </text:span><text:span text:style-name="xitem_.tpi_definition_.en_sense_senses_entry_letData">man bilong arere</text:span>  <text:span text:style-name="xlanguagetag_.en_example_examples_sense_senses_entry_letData">Bua </text:span><text:span text:style-name="example_examples_sense_senses_entry_letData">Alam ḳetu medo dëlë sengii </text:span> <text:span text:style-name="xlanguagetag_.en_translation_.en_translations_examples_sense_senses_entry_letData">Eng </text:span><text:span text:style-name="translation_.en_translations_examples_sense_senses_entry_letData">The spectators were watching the dancing </text:span>  </text:p>
        <text:p text:style-name="entry_letData"><text:span text:style-name="headword_entry_letData">alam sepoh  </text:span> <text:span text:style-name="pronunciation_pronunciations_entry_letData">[a.ˈl̪am t͡ʃə.ˈpoʁ]</text:span>  <text:span text:style-name="crossreftype_crossrefs_entry_letData">cf: </text:span> <text:span text:style-name="crossref_xitem_crossreftargets_crossrefs_entry_letData">sepoh</text:span> <text:span text:style-name="crossref_xitem_crossreftargets_crossrefs_entry_letData">, vonġ sepoh</text:span> . <text:span text:style-name="entrytypeabbr_.en_primaryrefs_entry_letData">(comp. of </text:span> <text:span text:style-name="mainentryref_primaryrefs_entry_letData">alam</text:span> ) <text:span text:style-name="xlanguagetag_.en_xitem_.en_definition_.en_sense_senses_entry_letData">Eng </text:span><text:span text:style-name="xitem_.en_definition_.en_sense_senses_entry_letData">distributors, callers, those who call out the recipients of each heap of food at a feast. They go from heap to heap calling out in a chanting falsetto who is to receive each pile. At appropriate times, they oversee the distribution of other things such as money or goods</text:span> <text:span text:style-name="xlanguagetag_.en_xitem_.tpi_definition_.en_sense_senses_entry_letData"> Pdg </text:span><text:span text:style-name="xitem_.tpi_definition_.en_sense_senses_entry_letData">man i tilim kaikai</text:span>  <text:span text:style-name="xlanguagetag_.en_example_examples_sense_senses_entry_letData">Bua </text:span><text:span text:style-name="example_examples_sense_senses_entry_letData">Alam sepoh og yiḳ alam sën denetunġ nos ggelek mehönon </text:span> <text:span text:style-name="xlanguagetag_.en_translation_.en_translations_examples_sense_senses_entry_letData">Eng </text:span><text:span text:style-name="translation_.en_translations_examples_sense_senses_entry_letData">Alam sepoh are the people who distribute food to people </text:span>  </text:p>
        <text:p text:style-name="entry_letData"><text:span text:style-name="headword_entry_letData">alam teta  </text:span> <text:span text:style-name="pronunciation_pronunciations_entry_letData">[a.ˈl̪am tə.ˈta]</text:span>  <text:span text:style-name="crossreftype_crossrefs_entry_letData">cf: </text:span> <text:span text:style-name="crossref_crossreftargets_crossrefs_entry_letData">teta</text:span> . <text:span text:style-name="entrytypeabbr_.en_primaryrefs_entry_letData">(comp. of </text:span> <text:span text:style-name="mainentryref_primaryrefs_entry_letData">alam</text:span> ) <text:span text:style-name="xlanguagetag_.en_xitem_.en_definition_.en_sense_senses_entry_letData">Eng </text:span><text:span text:style-name="xitem_.en_definition_.en_sense_senses_entry_letData">elders, old people, leaders</text:span> <text:span text:style-name="xlanguagetag_.en_xitem_.tpi_definition_.en_sense_senses_entry_letData"> Pdg </text:span><text:span text:style-name="xitem_.tpi_definition_.en_sense_senses_entry_letData">bikman</text:span>  <text:span text:style-name="xlanguagetag_.en_example_xitem_examples_sense_senses_entry_letData">Bua </text:span><text:span text:style-name="example_xitem_examples_sense_senses_entry_letData">Sa bë nanër niröp vu ham nabë hil alam teta wirek hen diiḳ ggovek ya bedelev </text:span> <text:span text:style-name="xlanguagetag_.en_translation_.en_translations_xitem_examples_sense_senses_entry_letData">Eng </text:span><text:span text:style-name="translation_.en_translations_xitem_examples_sense_senses_entry_letData">I want to tell you clearly that our leaders from before have died and been buried </text:span> <text:span text:style-name="xlanguagetag_.en_example_xitem_examples_sense_senses_entry_letData">  Bua </text:span><text:span text:style-name="example_xitem_examples_sense_senses_entry_letData">Alam teta deloḳ alam ahëj bedetahi ya vu Pilatus bë dëëin Barabas bër vu sir. </text:span> <text:span text:style-name="xlanguagetag_.en_translation_.en_translations_xitem_examples_sense_senses_entry_letData">Eng </text:span><text:span text:style-name="translation_.en_translations_xitem_examples_sense_senses_entry_letData">The elders persuaded the people and they called out to Pilate to release Barabas to them.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8.4.6.5 - </text:span> <text:span text:style-name="semanticdomainname_.en_xitem_semanticdomains_sense_senses_entry_letData">Age</text:span> <text:span text:style-name="semanticdomainabbr_.en_xitem_semanticdomains_sense_senses_entry_letData">, 8.4.6.5.3 - </text:span> <text:span text:style-name="semanticdomainname_.en_xitem_semanticdomains_sense_senses_entry_letData">New</text:span> <text:span text:style-name="semanticdomainabbr_.en_xitem_semanticdomains_sense_senses_entry_letData">, 8.4.6.5.4 - </text:span> <text:span text:style-name="semanticdomainname_.en_xitem_semanticdomains_sense_senses_entry_letData">Old, not new</text:span> .) </text:p>
        <text:p text:style-name="entry_letData"><text:span text:style-name="headword_entry_letData">alam-beġö-hodeḳ  </text:span> <text:span text:style-name="pronunciation_pronunciations_entry_letData">[a.ˈl̪am ᵐbə.ˈᵑɢɔ ˈʁɔⁿd.ək]</text:span>  <text:span text:style-name="entrytypeabbr_.en_primaryrefs_entry_letData">(kt. phr. of </text:span> <text:span text:style-name="mainentryref_xitem_primaryrefs_entry_letData">alam</text:span> <text:span text:style-name="mainentryref_xitem_primaryrefs_entry_letData">, ggodeḳ</text:span> ) <text:span text:style-name="partofspeech_.en_grammaticalinfo_sense_senses_entry_letData">Nc </text:span>  <text:span text:style-name="xlanguagetag_.en_xitem_.en_definition_.en_sense_senses_entry_letData">Eng </text:span><text:span text:style-name="xitem_.en_definition_.en_sense_senses_entry_letData">robbers, people who kill someone, hide the body, and carry on normally</text:span> <text:span text:style-name="xlanguagetag_.en_xitem_.tpi_definition_.en_sense_senses_entry_letData"> Pdg </text:span><text:span text:style-name="xitem_.tpi_definition_.en_sense_senses_entry_letData">man i save paitim yumi na stilim ol samting bilong yumi, raskol</text:span>  <text:span text:style-name="xlanguagetag_.en_example_examples_sense_senses_entry_letData">Bua </text:span><text:span text:style-name="example_examples_sense_senses_entry_letData">Alam-beġö-hodeḳ la detöḳ raḳ yi loḳ aggata lob desis yi bedus raḳ bë nadiiḳ. </text:span> <text:span text:style-name="xlanguagetag_.en_translation_.en_translations_examples_sense_senses_entry_letData">Eng </text:span><text:span text:style-name="translation_.en_translations_examples_sense_senses_entry_letData">Some robbers found him on the road and they hit him and nearly killed him. </text:span>  </text:p>
        <text:p text:style-name="entry_letData"><text:span text:style-name="headword_entry_letData">alam-beġö-yi  </text:span> <text:span text:style-name="pronunciation_pronunciations_entry_letData">[a.ˈl̪am ᵐbə.ˈᵑɢɔ yi]</text:span>  <text:span text:style-name="entrytypeabbr_.en_primaryrefs_entry_letData">(kt. phr. of </text:span> <text:span text:style-name="mainentryref_xitem_primaryrefs_entry_letData">alam</text:span> <text:span text:style-name="mainentryref_xitem_primaryrefs_entry_letData">, beġö</text:span> ) <text:span text:style-name="partofspeech_.en_grammaticalinfo_sense_senses_entry_letData">Nc </text:span>  <text:span text:style-name="xlanguagetag_.en_xitem_.en_definition_.en_sense_senses_entry_letData">Eng </text:span><text:span text:style-name="xitem_.en_definition_.en_sense_senses_entry_letData">soldiers, warriors</text:span> <text:span text:style-name="xlanguagetag_.en_xitem_.tpi_definition_.en_sense_senses_entry_letData"> Pdg </text:span><text:span text:style-name="xitem_.tpi_definition_.en_sense_senses_entry_letData">ami, sodia, paitman</text:span>  <text:span text:style-name="xlanguagetag_.en_example_examples_sense_senses_entry_letData">Bua </text:span><text:span text:style-name="example_examples_sense_senses_entry_letData">Ham vo yi loḳ ya alam-beġö-yi nemaj </text:span> <text:span text:style-name="xlanguagetag_.en_translation_.en_translations_examples_sense_senses_entry_letData">Eng </text:span><text:span text:style-name="translation_.en_translations_examples_sense_senses_entry_letData">You gave him over into the hands of the soldiers </text:span>  </text:p>
        <text:p text:style-name="entry_letData"><text:span text:style-name="headword_entry_letData">alam-begganġ-ngwë  </text:span> <text:span text:style-name="pronunciation_pronunciations_entry_letData">[a.ˈl̪am ᵐbə.ˈɣaɴ ŋʷe]</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strangers, foreigners; people from another village</text:span> <text:span text:style-name="xlanguagetag_.en_xitem_.tpi_definition_.en_sense_senses_entry_letData"> Pdg </text:span><text:span text:style-name="xitem_.tpi_definition_.en_sense_senses_entry_letData">ol man bilong arapela ples</text:span>  <text:span text:style-name="xlanguagetag_.en_example_examples_sense_senses_entry_letData">Bua </text:span><text:span text:style-name="example_examples_sense_senses_entry_letData">Ġeyam ġenedo sënë ving alam-begganġ-ngwë sën honġ duġin sir lo. </text:span> <text:span text:style-name="xlanguagetag_.en_translation_.en_translations_examples_sense_senses_entry_letData">Eng </text:span><text:span text:style-name="translation_.en_translations_examples_sense_senses_entry_letData">You have come and are living with strangers whom you do not know. </text:span>  </text:p>
        <text:p text:style-name="entry_letData"><text:span text:style-name="headword_entry_letData">alam-bël-mala  </text:span> <text:span text:style-name="pronunciation_pronunciations_entry_letData">[a.ˈl̪am ᵐbel̪ ˈma.l̪a]</text:span>  <text:span text:style-name="entrytypeabbr_.en_primaryrefs_entry_letData">(comp. of </text:span> <text:span text:style-name="mainentryref_primaryrefs_entry_letData">alam</text:span> ) <text:span text:style-name="xlanguagetag_.en_xitem_.en_definition_.en_sense_senses_entry_letData">Eng </text:span><text:span text:style-name="xitem_.en_definition_.en_sense_senses_entry_letData">headwater people-the people from the villages beyond Wij: Rarii, Vewev, Gaje, Beyang Kehun, Ayeyök, Mabub, Monaggee, Vahöö, Bewë, etc</text:span> <text:span text:style-name="xlanguagetag_.en_xitem_.tpi_definition_.en_sense_senses_entry_letData"> Pdg </text:span><text:span text:style-name="xitem_.tpi_definition_.en_sense_senses_entry_letData">manmeri bilong hetwara</text:span>  <text:span text:style-name="xlanguagetag_.en_example_examples_sense_senses_entry_letData">Bua </text:span><text:span text:style-name="example_examples_sense_senses_entry_letData">Alam-bël-mala og yiḳ hir nyëġ nedo bël mala </text:span> <text:span text:style-name="xlanguagetag_.en_translation_.en_translations_examples_sense_senses_entry_letData">Eng </text:span><text:span text:style-name="translation_.en_translations_examples_sense_senses_entry_letData">The headwaters people are those who live in the headwaters area </text:span>  <text:span text:style-name="semanticdomainabbr_.en_semanticdomains_sense_senses_entry_letData">(sem. domains: 2 - </text:span> <text:span text:style-name="semanticdomainname_.en_semanticdomains_sense_senses_entry_letData">Person</text:span> .) </text:p>
        <text:p text:style-name="entry_letData"><text:span text:style-name="headword_entry_letData">alam-bël-yi  </text:span> <text:span text:style-name="pronunciation_pronunciations_entry_letData">[a.ˈl̪am ᵐbel̪ yi]</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Christians</text:span> <text:span text:style-name="xlanguagetag_.en_xitem_.tpi_definition_.en_sense_senses_entry_letData"> Pdg </text:span><text:span text:style-name="xitem_.tpi_definition_.en_sense_senses_entry_letData">Kristen</text:span>  <text:span text:style-name="xlanguagetag_.en_example_examples_sense_senses_entry_letData">Bua </text:span><text:span text:style-name="example_examples_sense_senses_entry_letData">Alam deripek bël ggovek medesepa loḳ Yesu om detu alam bël yi </text:span> <text:span text:style-name="xlanguagetag_.en_translation_.en_translations_examples_sense_senses_entry_letData">Eng </text:span><text:span text:style-name="translation_.en_translations_examples_sense_senses_entry_letData">People who are baptised and follow Jesus become Christians </text:span>  </text:p>
        <text:p text:style-name="entry_letData"><text:span text:style-name="headword_entry_letData">alam-deneḳo-seriveng  </text:span> <text:span text:style-name="pronunciation_pronunciations_entry_letData">[a.ˈl̪am ⁿdə.nə.ˈqo t͡ʃə.ˈɾiβ.əŋ]</text:span>  <text:span text:style-name="entrytypeabbr_.en_primaryrefs_entry_letData">(kt. phr. of </text:span> <text:span text:style-name="mainentryref_xitem_primaryrefs_entry_letData">alam</text:span> <text:span text:style-name="mainentryref_xitem_primaryrefs_entry_letData">, seriveng</text:span> ) <text:span text:style-name="partofspeech_.en_grammaticalinfo_sense_senses_entry_letData">Nc </text:span>  <text:span text:style-name="xlanguagetag_.en_xitem_.en_definition_.en_sense_senses_entry_letData">Eng </text:span><text:span text:style-name="xitem_.en_definition_.en_sense_senses_entry_letData">priests</text:span> <text:span text:style-name="xlanguagetag_.en_xitem_.tpi_definition_.en_sense_senses_entry_letData"> Pdg </text:span><text:span text:style-name="xitem_.tpi_definition_.en_sense_senses_entry_letData">pris</text:span>  <text:span text:style-name="xlanguagetag_.en_example_examples_sense_senses_entry_letData">Bua </text:span><text:span text:style-name="example_examples_sense_senses_entry_letData">Alam-deneḳo-seriveng denelë Yesu paya </text:span> <text:span text:style-name="xlanguagetag_.en_translation_.en_translations_examples_sense_senses_entry_letData">Eng </text:span><text:span text:style-name="translation_.en_translations_examples_sense_senses_entry_letData">The priests hated Jesus </text:span>  </text:p>
        <text:p text:style-name="entry_letData"><text:span text:style-name="headword_entry_letData">alam-deneḳo-takës  </text:span> <text:span text:style-name="pronunciation_pronunciations_entry_letData">[a.ˈl̪am ⁿdə.nə.ˈqo ˈta.ket͡ʃ]</text:span>  <text:span text:style-name="entrytypeabbr_.en_primaryrefs_entry_letData">(kt. phr. of </text:span> <text:span text:style-name="mainentryref_xitem_primaryrefs_entry_letData">alam</text:span> <text:span text:style-name="mainentryref_xitem_primaryrefs_entry_letData">, takës</text:span> ) <text:span text:style-name="partofspeech_.en_grammaticalinfo_sense_senses_entry_letData">Nc </text:span>  <text:span text:style-name="xlanguagetag_.en_xitem_.en_definition_.en_sense_senses_entry_letData">Eng </text:span><text:span text:style-name="xitem_.en_definition_.en_sense_senses_entry_letData">tax collectors</text:span> <text:span text:style-name="xlanguagetag_.en_xitem_.tpi_definition_.en_sense_senses_entry_letData"> Pdg </text:span><text:span text:style-name="xitem_.tpi_definition_.en_sense_senses_entry_letData">takisman</text:span>  <text:span text:style-name="xlanguagetag_.en_example_examples_sense_senses_entry_letData">Bua </text:span><text:span text:style-name="example_examples_sense_senses_entry_letData">Yesu losho alam-deneḳo-takës lo denegga nos loḳ ti </text:span> <text:span text:style-name="xlanguagetag_.en_translation_.en_translations_examples_sense_senses_entry_letData">Eng </text:span><text:span text:style-name="translation_.en_translations_examples_sense_senses_entry_letData">Jesus ate with tax collectors </text:span>  <text:span text:style-name="semanticdomainabbr_.en_semanticdomains_sense_senses_entry_letData">(sem. domains: 6.8.8 - </text:span> <text:span text:style-name="semanticdomainname_.en_semanticdomains_sense_senses_entry_letData">Tax</text:span> .) </text:p>
        <text:p text:style-name="entry_letData"><text:span text:style-name="headword_entry_letData">alam-denenër-ġaġek-kuungsën-ranġah  </text:span> <text:span text:style-name="pronunciation_pronunciations_entry_letData">[a.ˈl̪am ⁿdə.nə.ˈneɾ ˈᵑɢaᵑɢ.ək ˈkuːŋ.t͡ʃen ra.ˈɴaʁ]</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false prophets</text:span> <text:span text:style-name="xlanguagetag_.en_xitem_.tpi_definition_.en_sense_senses_entry_letData"> Pdg </text:span><text:span text:style-name="xitem_.tpi_definition_.en_sense_senses_entry_letData">profet giaman</text:span>  <text:span text:style-name="xlanguagetag_.en_example_examples_sense_senses_entry_letData">Bua </text:span><text:span text:style-name="example_examples_sense_senses_entry_letData">Alam-denenër-ġaġek-kuungsën-ranġah rëḳ kedi degekuungin alam </text:span> <text:span text:style-name="xlanguagetag_.en_translation_.en_translations_examples_sense_senses_entry_letData">Eng </text:span><text:span text:style-name="translation_.en_translations_examples_sense_senses_entry_letData">False prophets will arise and deceive people </text:span>  <text:span text:style-name="semanticdomainabbr_.en_semanticdomains_sense_senses_entry_letData">(sem. domains: 3.5.1.3 - </text:span> <text:span text:style-name="semanticdomainname_.en_semanticdomains_sense_senses_entry_letData">True</text:span> .) </text:p>
        <text:p text:style-name="entry_letData"><text:span text:style-name="headword_entry_letData">alam-denenër-ġaġek-ranġahsën  </text:span> <text:span text:style-name="pronunciation_pronunciations_entry_letData">[a.ˈl̪am ⁿdə.nə.ˈneɾ ˈᵑɢaᵑɢ.ək ra.ˈɴaʁ.t͡ʃen]</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prophets</text:span> <text:span text:style-name="xlanguagetag_.en_xitem_.tpi_definition_.en_sense_senses_entry_letData"> Pdg </text:span><text:span text:style-name="xitem_.tpi_definition_.en_sense_senses_entry_letData">profet</text:span>  <text:span text:style-name="xlanguagetag_.en_example_examples_sense_senses_entry_letData">Bua </text:span><text:span text:style-name="example_examples_sense_senses_entry_letData">Alam sën denesis alam-denenër-ġaġek-ranġahsën bedediiḳ lo hir mewis ham </text:span> <text:span text:style-name="xlanguagetag_.en_translation_.en_translations_examples_sense_senses_entry_letData">Eng </text:span><text:span text:style-name="translation_.en_translations_examples_sense_senses_entry_letData">You are the descendants of those who killed the prophets </text:span>  </text:p>
        <text:p text:style-name="entry_letData"><text:span text:style-name="headword_entry_letData">alam-diiḳsën  </text:span> <text:span text:style-name="pronunciation_pronunciations_entry_letData">[a.ˈl̪am ˈⁿdiːq.t͡ʃen]</text:span>  <text:span text:style-name="entrytypeabbr_.en_primaryrefs_entry_letData">(kt. phr. of </text:span> <text:span text:style-name="mainentryref_xitem_primaryrefs_entry_letData">alam</text:span> <text:span text:style-name="mainentryref_xitem_primaryrefs_entry_letData">, diiḳ</text:span> ) <text:span text:style-name="partofspeech_.en_grammaticalinfo_sense_senses_entry_letData">Nc </text:span>  <text:span text:style-name="xlanguagetag_.en_xitem_.en_definition_.en_sense_senses_entry_letData">Eng </text:span><text:span text:style-name="xitem_.en_definition_.en_sense_senses_entry_letData">dead people, the dead; sometimes used to refer to the spiritually dead</text:span> <text:span text:style-name="xlanguagetag_.en_xitem_.tpi_definition_.en_sense_senses_entry_letData"> Pdg </text:span><text:span text:style-name="xitem_.tpi_definition_.en_sense_senses_entry_letData">ol daiman</text:span>  <text:span text:style-name="xlanguagetag_.en_example_xitem_examples_sense_senses_entry_letData">Bua </text:span><text:span text:style-name="example_xitem_examples_sense_senses_entry_letData">Alam Sadukai denenër bë alam-diiḳsën og su rëḳ dekedi jaḳ nah rë. </text:span> <text:span text:style-name="xlanguagetag_.en_translation_.en_translations_xitem_examples_sense_senses_entry_letData">Eng </text:span><text:span text:style-name="translation_.en_translations_xitem_examples_sense_senses_entry_letData">The Saducees say that the dead do not rise again. </text:span> <text:span text:style-name="xlanguagetag_.en_example_xitem_examples_sense_senses_entry_letData">  Bua </text:span><text:span text:style-name="example_xitem_examples_sense_senses_entry_letData">Alam lo denġo ġaġek bë alam-diiḳsën dekedi jaḳ nah vu bedub, lob vahi denöp raḳ yi. </text:span> <text:span text:style-name="xlanguagetag_.en_translation_.en_translations_xitem_examples_sense_senses_entry_letData">Eng </text:span><text:span text:style-name="translation_.en_translations_xitem_examples_sense_senses_entry_letData">People heard the message that the dead will rise up again from the grave, and some of them laughed at him.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2.6 - </text:span> <text:span text:style-name="semanticdomainname_.en_xitem_semanticdomains_sense_senses_entry_letData">Life</text:span> <text:span text:style-name="semanticdomainabbr_.en_xitem_semanticdomains_sense_senses_entry_letData">, 2.6.6 - </text:span> <text:span text:style-name="semanticdomainname_.en_xitem_semanticdomains_sense_senses_entry_letData">Die</text:span> .) </text:p>
        <text:p text:style-name="entry_letData"><text:span text:style-name="headword_entry_letData">alam-dob-yi  </text:span> <text:span text:style-name="pronunciation_pronunciations_entry_letData">[a.ˈl̪am ⁿdoᵐb yi]</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human beings, people; used to contrast with spiritual people or people who are seeking to follow God's way</text:span> <text:span text:style-name="xlanguagetag_.en_xitem_.tpi_definition_.en_sense_senses_entry_letData"> Pdg </text:span><text:span text:style-name="xitem_.tpi_definition_.en_sense_senses_entry_letData">ol manmeri bilong graun</text:span>  <text:span text:style-name="xlanguagetag_.en_example_examples_sense_senses_entry_letData">Bua </text:span><text:span text:style-name="example_examples_sense_senses_entry_letData">Ham su sepa doḳ nġaa sën alam-dob-yi denevonġ lo </text:span> <text:span text:style-name="xlanguagetag_.en_translation_.en_translations_examples_sense_senses_entry_letData">Eng </text:span><text:span text:style-name="translation_.en_translations_examples_sense_senses_entry_letData">Do not imitate the things that the people of this earth do. </text:span>  </text:p>
        <text:p text:style-name="entry_letData"><text:span text:style-name="headword_entry_letData">alam-ġaġek-keyëhsën  </text:span> <text:span text:style-name="pronunciation_pronunciations_entry_letData">[a.ˈl̪am ˈᵑɢaᵑɢ.ək kə.ˈyeʁ.t͡ʃen]</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disobedient or rebellious people</text:span> <text:span text:style-name="xlanguagetag_.en_xitem_.tpi_definition_.en_sense_senses_entry_letData"> Pdg </text:span><text:span text:style-name="xitem_.tpi_definition_.en_sense_senses_entry_letData">ol lain biling sakim tok</text:span>  <text:span text:style-name="xlanguagetag_.en_example_examples_sense_senses_entry_letData">Bua </text:span><text:span text:style-name="example_examples_sense_senses_entry_letData">Rëḳ gërin alam-ġaġek-keyëhsën ayoj bedesepa doḳ alam-yohvu kwaj nivesa. </text:span> <text:span text:style-name="xlanguagetag_.en_translation_.en_translations_examples_sense_senses_entry_letData">Eng </text:span><text:span text:style-name="translation_.en_translations_examples_sense_senses_entry_letData">Afterwards he will turn the insides of rebellious people and they will follow the good thoughts of righteous people.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4.5.4.2 - </text:span> <text:span text:style-name="semanticdomainname_.en_xitem_semanticdomains_sense_senses_entry_letData">Disobey</text:span> .) </text:p>
        <text:p text:style-name="entry_letData"><text:span text:style-name="headword_entry_letData">alam-ġaġek-kuungsën  </text:span> <text:span text:style-name="pronunciation_pronunciations_entry_letData">[a.ˈl̪am ˈᵑɢaᵑɢ.ək ˈkuːŋ.t͡ʃen]</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liars, false prophets</text:span> <text:span text:style-name="xlanguagetag_.en_xitem_.tpi_definition_.en_sense_senses_entry_letData"> Pdg </text:span><text:span text:style-name="xitem_.tpi_definition_.en_sense_senses_entry_letData">ol giaman man</text:span>  <text:span text:style-name="xlanguagetag_.en_example_examples_sense_senses_entry_letData">Bua </text:span><text:span text:style-name="example_examples_sense_senses_entry_letData">Om ham gwelë alam-ġaġek-kuungsën hir huk, beham jaḳ nij nabë saga. </text:span> <text:span text:style-name="xlanguagetag_.en_translation_.en_translations_examples_sense_senses_entry_letData">Eng </text:span><text:span text:style-name="translation_.en_translations_examples_sense_senses_entry_letData">So look at the work false prophets do, and you will recognise them by that. </text:span>  </text:p>
        <text:p text:style-name="entry_letData"><text:span text:style-name="headword_entry_letData">alam-ġaġek-niröp-yi  </text:span> <text:span text:style-name="pronunciation_pronunciations_entry_letData">[a.ˈl̪am ˈᵑɢaᵑɢ.ək ni.ˈɾɔp yi]</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truthful people, ones who can be believed</text:span> <text:span text:style-name="xlanguagetag_.en_xitem_.tpi_definition_.en_sense_senses_entry_letData"> Pdg </text:span><text:span text:style-name="xitem_.tpi_definition_.en_sense_senses_entry_letData">ol lain bilong tok stret</text:span>  <text:span text:style-name="xlanguagetag_.en_example_examples_sense_senses_entry_letData">Bua </text:span><text:span text:style-name="example_examples_sense_senses_entry_letData">Hil natu alam-ġaġek-niröp-yi los nanër ġaġek anon mu. </text:span> <text:span text:style-name="xlanguagetag_.en_translation_.en_translations_examples_sense_senses_entry_letData">Eng </text:span><text:span text:style-name="translation_.en_translations_examples_sense_senses_entry_letData">We should become truthful people and only speak the truth.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3.5.1.3.1 - </text:span> <text:span text:style-name="semanticdomainname_.en_xitem_semanticdomains_sense_senses_entry_letData">Tell the truth</text:span> .) </text:p>
        <text:p text:style-name="entry_letData"><text:span text:style-name="headword_entry_letData">alam-ġël-yi  </text:span> <text:span text:style-name="pronunciation_pronunciations_entry_letData">[a.ˈl̪am ᵑɢel̪ yi]</text:span>  <text:span text:style-name="entrytypeabbr_.en_primaryrefs_entry_letData">(kt. phr. of </text:span> <text:span text:style-name="mainentryref_xitem_primaryrefs_entry_letData">alam</text:span> <text:span text:style-name="mainentryref_xitem_primaryrefs_entry_letData">, ġël</text:span> ) <text:span text:style-name="partofspeech_.en_grammaticalinfo_sense_senses_entry_letData">Nc </text:span>  <text:span text:style-name="xlanguagetag_.en_xitem_.en_definition_.en_sense_senses_entry_letData">Eng </text:span><text:span text:style-name="xitem_.en_definition_.en_sense_senses_entry_letData">fishermen</text:span> <text:span text:style-name="xlanguagetag_.en_xitem_.tpi_definition_.en_sense_senses_entry_letData"> Pdg </text:span><text:span text:style-name="xitem_.tpi_definition_.en_sense_senses_entry_letData">ol man bilong pulim pis</text:span>  <text:span text:style-name="xlanguagetag_.en_example_examples_sense_senses_entry_letData">Bua </text:span><text:span text:style-name="example_examples_sense_senses_entry_letData">Yaġ mahen luu nedo meris yam nġaggee nenga galam-ġël-yi deluḳ medeneripek leḳ. </text:span> <text:span text:style-name="xlanguagetag_.en_translation_.en_translations_examples_sense_senses_entry_letData">Eng </text:span><text:span text:style-name="translation_.en_translations_examples_sense_senses_entry_letData">There were two small boats on their own by the edge of the lake and the fishermen had come down and were washing their nets. </text:span>  </text:p>
        <text:p text:style-name="entry_letData"><text:span text:style-name="headword_entry_letData">alam-hodeḳ-ata  </text:span> <text:span text:style-name="pronunciation_pronunciations_entry_letData">[a.ˈl̪am ˈʁɔⁿd.ək ˈa.ta]</text:span>  <text:span text:style-name="entrytypeabbr_.en_primaryrefs_entry_letData">(kt. phr. of </text:span> <text:span text:style-name="mainentryref_xitem_primaryrefs_entry_letData">alam</text:span> <text:span text:style-name="mainentryref_xitem_primaryrefs_entry_letData">, ggodeḳ</text:span> ) <text:span text:style-name="partofspeech_.en_grammaticalinfo_sense_senses_entry_letData">Nc </text:span>  <text:span text:style-name="xlanguagetag_.en_xitem_.en_definition_.en_sense_senses_entry_letData">Eng </text:span><text:span text:style-name="xitem_.en_definition_.en_sense_senses_entry_letData">thieves</text:span> <text:span text:style-name="xlanguagetag_.en_xitem_.tpi_definition_.en_sense_senses_entry_letData"> Pdg </text:span><text:span text:style-name="xitem_.tpi_definition_.en_sense_senses_entry_letData">stil lain</text:span>  <text:span text:style-name="xlanguagetag_.en_example_examples_sense_senses_entry_letData">Bua </text:span><text:span text:style-name="example_examples_sense_senses_entry_letData">Alam pin sën demuġin medeyam lo, og sir alam-hodeḳ-ata los beġö-yi. </text:span> <text:span text:style-name="xlanguagetag_.en_translation_.en_translations_examples_sense_senses_entry_letData">Eng </text:span><text:span text:style-name="translation_.en_translations_examples_sense_senses_entry_letData">All the people who came first, they are thieves and robbers. </text:span>  </text:p>
        <text:p text:style-name="entry_letData"><text:span text:style-name="headword_entry_letData">alam-horek-yi  </text:span> <text:span text:style-name="pronunciation_pronunciations_entry_letData">[a.ˈl̪am ˈʁoɾ.ək yi]</text:span>  <text:span text:style-name="entrytypeabbr_.en_primaryrefs_entry_letData">(kt. phr. of </text:span> <text:span text:style-name="mainentryref_xitem_primaryrefs_entry_letData">alam</text:span> <text:span text:style-name="mainentryref_xitem_primaryrefs_entry_letData">, horek</text:span> ) <text:span text:style-name="partofspeech_.en_grammaticalinfo_sense_senses_entry_letData">Nc </text:span>  <text:span text:style-name="xlanguagetag_.en_xitem_.en_definition_.en_sense_senses_entry_letData">Eng </text:span><text:span text:style-name="xitem_.en_definition_.en_sense_senses_entry_letData">lawyers, teachers of the law</text:span> <text:span text:style-name="xlanguagetag_.en_xitem_.tpi_definition_.en_sense_senses_entry_letData"> Pdg </text:span><text:span text:style-name="xitem_.tpi_definition_.en_sense_senses_entry_letData">tisa bilong lo, saveman bilong lo</text:span>  <text:span text:style-name="xlanguagetag_.en_example_examples_sense_senses_entry_letData">Bua </text:span><text:span text:style-name="example_examples_sense_senses_entry_letData">Alam-horek-yi denenër pelë raḳ yi. </text:span> <text:span text:style-name="xlanguagetag_.en_translation_.en_translations_examples_sense_senses_entry_letData">Eng </text:span><text:span text:style-name="translation_.en_translations_examples_sense_senses_entry_letData">The lawyers were mocking him. </text:span>  </text:p>
        <text:p text:style-name="entry_letData"><text:span text:style-name="headword_entry_letData">alam-huk-yaġ  </text:span> <text:span text:style-name="pronunciation_pronunciations_entry_letData">[a.ˈl̪am ʁuk yaᵑɢ]</text:span>  <text:span text:style-name="entrytypeabbr_.en_primaryrefs_entry_letData">(kt. phr. of </text:span> <text:span text:style-name="mainentryref_xitem_primaryrefs_entry_letData">alam</text:span> <text:span text:style-name="mainentryref_xitem_primaryrefs_entry_letData">, yaġ<text:span text:style-name="xhomographnumber_mainentryref_xitem_primaryrefs_entry_letData">1</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sailors, crew; people who work in boats</text:span> <text:span text:style-name="xlanguagetag_.en_xitem_.tpi_definition_.en_sense_senses_entry_letData"> Pdg </text:span><text:span text:style-name="xitem_.tpi_definition_.en_sense_senses_entry_letData">ol kru bilong sip</text:span>  <text:span text:style-name="xlanguagetag_.en_example_examples_sense_senses_entry_letData">Bua </text:span><text:span text:style-name="example_examples_sense_senses_entry_letData">Alam-huk-yaġ denetee loo niwëëk ata in bë denatöḳ jaḳ roneḳ. </text:span> <text:span text:style-name="xlanguagetag_.en_translation_.en_translations_examples_sense_senses_entry_letData">Eng </text:span><text:span text:style-name="translation_.en_translations_examples_sense_senses_entry_letData">The sailors paddled really hard in order that they might reach land. </text:span>  </text:p>
        <text:p text:style-name="entry_letData"><text:span text:style-name="headword_entry_letData">alam-huk-yi  </text:span> <text:span text:style-name="pronunciation_pronunciations_entry_letData">[a.ˈl̪am ʁuk yi]</text:span>  <text:span text:style-name="entrytypeabbr_.en_primaryrefs_entry_letData">(kt. phr. of </text:span> <text:span text:style-name="mainentryref_primaryrefs_entry_letData">alam</text:span> <text:span text:style-name="sensemainentryref_primaryrefs_entry_letData">huk<text:span text:style-name="xhomographnumber_sensemainentryref_primaryrefs_entry_letData">1</text:span><text:span text:style-name="xsensenumber_.en_sensemainentryref_primaryrefs_entry_letData"> 2</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workers, workmen</text:span> <text:span text:style-name="xlanguagetag_.en_xitem_.tpi_definition_.en_sense_senses_entry_letData"> Pdg </text:span><text:span text:style-name="xitem_.tpi_definition_.en_sense_senses_entry_letData">wokman</text:span>  <text:span text:style-name="xlanguagetag_.en_example_examples_sense_senses_entry_letData">Bua </text:span><text:span text:style-name="example_examples_sense_senses_entry_letData">Yesu nër ġaġek peggirinsën raḳ alam-huk-yi nivesa los nipaya. </text:span> <text:span text:style-name="xlanguagetag_.en_translation_.en_translations_examples_sense_senses_entry_letData">Eng </text:span><text:span text:style-name="translation_.en_translations_examples_sense_senses_entry_letData">Jesus told a parable about good workers and bad. </text:span>  </text:p>
        <text:p text:style-name="entry_letData"><text:span text:style-name="headword_entry_letData">alam-julsën-yi  </text:span> <text:span text:style-name="pronunciation_pronunciations_entry_letData">[a.ˈl̪am ˈⁿd͡ʒul.t͡ʃen yi]</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people who pull back, withdraw, shrink back; those who do not persist in a task</text:span> <text:span text:style-name="xlanguagetag_.en_xitem_.tpi_definition_.en_sense_senses_entry_letData"> Pdg </text:span><text:span text:style-name="xitem_.tpi_definition_.en_sense_senses_entry_letData">ol lain bilong surik</text:span>  <text:span text:style-name="xlanguagetag_.en_example_examples_sense_senses_entry_letData">Bua </text:span><text:span text:style-name="example_examples_sense_senses_entry_letData">Rëḳ mu hil su alam-julsën-yi sën hil rëḳ malad nama lo rë. </text:span> <text:span text:style-name="xlanguagetag_.en_translation_.en_translations_examples_sense_senses_entry_letData">Eng </text:span><text:span text:style-name="translation_.en_translations_examples_sense_senses_entry_letData">But we are not people who shrink back and disappear.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7.3.2.8 - </text:span> <text:span text:style-name="semanticdomainname_.en_xitem_semanticdomains_sense_senses_entry_letData">Pull</text:span> <text:span text:style-name="semanticdomainabbr_.en_xitem_semanticdomains_sense_senses_entry_letData">, 8.5.1.1 - </text:span> <text:span text:style-name="semanticdomainname_.en_xitem_semanticdomains_sense_senses_entry_letData">In front of</text:span> <text:span text:style-name="semanticdomainabbr_.en_xitem_semanticdomains_sense_senses_entry_letData">, 9.2.3.3 - </text:span> <text:span text:style-name="semanticdomainname_.en_xitem_semanticdomains_sense_senses_entry_letData">Relative pronouns</text:span> .) </text:p>
        <text:p text:style-name="entry_letData"><text:span text:style-name="headword_entry_letData">alam-ḳupeḳ-masën  </text:span> <text:span text:style-name="pronunciation_pronunciations_entry_letData">[a.ˈl̪am ˈqup.əq ˈma.t͡ʃen]</text:span>  <text:span text:style-name="entrytypeabbr_.en_primaryrefs_entry_letData">(kt. phr. of </text:span> <text:span text:style-name="mainentryref_xitem_primaryrefs_entry_letData">alam</text:span> <text:span text:style-name="mainentryref_xitem_primaryrefs_entry_letData">, ḳupeḳ</text:span> ) <text:span text:style-name="partofspeech_.en_grammaticalinfo_sense_senses_entry_letData">Nc </text:span>  <text:span text:style-name="xlanguagetag_.en_xitem_.en_definition_.en_sense_senses_entry_letData">Eng </text:span><text:span text:style-name="xitem_.en_definition_.en_sense_senses_entry_letData">the poor, people who have no possessions</text:span> <text:span text:style-name="xlanguagetag_.en_xitem_.tpi_definition_.en_sense_senses_entry_letData"> Pdg </text:span><text:span text:style-name="xitem_.tpi_definition_.en_sense_senses_entry_letData">rabisman, rabismeri</text:span>  <text:span text:style-name="xlanguagetag_.en_example_examples_sense_senses_entry_letData">Bua </text:span><text:span text:style-name="example_examples_sense_senses_entry_letData">Alam-ḳupeḳ-masën rëḳ demedo geving ham gesu rëḳ nama na rë. </text:span> <text:span text:style-name="xlanguagetag_.en_translation_.en_translations_examples_sense_senses_entry_letData">Eng </text:span><text:span text:style-name="translation_.en_translations_examples_sense_senses_entry_letData">Poor people will always be with you and won't disappear.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6.8.1.3 - </text:span> <text:span text:style-name="semanticdomainname_.en_xitem_semanticdomains_sense_senses_entry_letData">Poor</text:span> .) </text:p>
        <text:p text:style-name="entry_letData"><text:span text:style-name="headword_entry_letData">alam-los-bengöj  </text:span> <text:span text:style-name="pronunciation_pronunciations_entry_letData">[a.ˈl̪am l̪ot͡ʃ ᵐbə.ˈŋɔⁿd͡ʒ]</text:span>  <text:span text:style-name="entrytypeabbr_.en_primaryrefs_entry_letData">(kt. phr. of </text:span> <text:span text:style-name="mainentryref_xitem_primaryrefs_entry_letData">alam</text:span> <text:span text:style-name="mainentryref_xitem_primaryrefs_entry_letData">, bengö<text:span text:style-name="xhomographnumber_mainentryref_xitem_primaryrefs_entry_letData">1</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kings; important or famous people</text:span> <text:span text:style-name="xlanguagetag_.en_xitem_.tpi_definition_.en_sense_senses_entry_letData"> Pdg </text:span><text:span text:style-name="xitem_.tpi_definition_.en_sense_senses_entry_letData">ol man i gat planti samting</text:span>  <text:span text:style-name="xlanguagetag_.en_example_examples_sense_senses_entry_letData">Bua </text:span><text:span text:style-name="example_examples_sense_senses_entry_letData">Debuu aggis niggin ggin tahu alam-los-bengöj hir madub gedetunġ raḳ yu. </text:span> <text:span text:style-name="xlanguagetag_.en_translation_.en_translations_examples_sense_senses_entry_letData">Eng </text:span><text:span text:style-name="translation_.en_translations_examples_sense_senses_entry_letData">They made a circle of thorny vines to imitate a king's headband and they put it on his head. </text:span>  </text:p>
        <text:p text:style-name="entry_letData"><text:span text:style-name="headword_entry_letData">alam-los-bengöj-ggoreksën  </text:span> <text:span text:style-name="pronunciation_pronunciations_entry_letData">[a.ˈl̪am l̪ot͡ʃ ᵐbə.ˈŋɔⁿd͡ʒ ˈɣoɾ.ək.t͡ʃen]</text:span>  <text:span text:style-name="entrytypeabbr_.en_primaryrefs_entry_letData">(kt. phr. of </text:span> <text:span text:style-name="mainentryref_xitem_primaryrefs_entry_letData">alam</text:span> <text:span text:style-name="mainentryref_xitem_primaryrefs_entry_letData">, bengö<text:span text:style-name="xhomographnumber_mainentryref_xitem_primaryrefs_entry_letData">1</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rich people; people who have lots of possessions, or have a reputation of being wealthy</text:span> <text:span text:style-name="xlanguagetag_.en_xitem_.tpi_definition_.en_sense_senses_entry_letData"> Pdg </text:span><text:span text:style-name="xitem_.tpi_definition_.en_sense_senses_entry_letData">ol lain i gat planti samting</text:span>  <text:span text:style-name="xlanguagetag_.en_example_examples_sense_senses_entry_letData">Bua </text:span><text:span text:style-name="example_examples_sense_senses_entry_letData">Alam-los-bengöj-ggoreksën denedeġinengin ham medenevo maggin vu ham. </text:span> <text:span text:style-name="xlanguagetag_.en_translation_.en_translations_examples_sense_senses_entry_letData">Eng </text:span><text:span text:style-name="translation_.en_translations_examples_sense_senses_entry_letData">The rich oppress you and lay burdens on you.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6.8.1.2 - </text:span> <text:span text:style-name="semanticdomainname_.en_xitem_semanticdomains_sense_senses_entry_letData">Rich</text:span> .) </text:p>
        <text:p text:style-name="entry_letData"><text:span text:style-name="headword_entry_letData">alam-los-bengöj-monë-ggoreksën  </text:span> <text:span text:style-name="pronunciation_pronunciations_entry_letData">[a.ˈl̪am l̪ot͡ʃ ᵐbə.ˈŋɔⁿd͡ʒ mone ˈɣoɾ.ək.t͡ʃen]</text:span>  <text:span text:style-name="entrytypeabbr_.en_primaryrefs_entry_letData">(kt. phr. of </text:span> <text:span text:style-name="mainentryref_xitem_primaryrefs_entry_letData">alam</text:span> <text:span text:style-name="mainentryref_xitem_primaryrefs_entry_letData">, bengö<text:span text:style-name="xhomographnumber_mainentryref_xitem_primaryrefs_entry_letData">1</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wealthy people; those reputed to have lots of money</text:span> <text:span text:style-name="xlanguagetag_.en_xitem_.tpi_definition_.en_sense_senses_entry_letData"> Pdg </text:span><text:span text:style-name="xitem_.tpi_definition_.en_sense_senses_entry_letData">ol mani man</text:span>  <text:span text:style-name="xlanguagetag_.en_example_examples_sense_senses_entry_letData">Bua </text:span><text:span text:style-name="example_examples_sense_senses_entry_letData">Yaġ alaj lo detu alam-los-bengöj-monë-ggoreksën raḳ nyëġ böp sënë yi monë. </text:span> <text:span text:style-name="xlanguagetag_.en_translation_.en_translations_examples_sense_senses_entry_letData">Eng </text:span><text:span text:style-name="translation_.en_translations_examples_sense_senses_entry_letData">The ship owners have become rich by the money of this big city.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6.8.1.2 - </text:span> <text:span text:style-name="semanticdomainname_.en_xitem_semanticdomains_sense_senses_entry_letData">Rich</text:span> .) </text:p>
        <text:p text:style-name="entry_letData"><text:span text:style-name="headword_entry_letData">alam-los-bengöj-vonġvingsën-yi  </text:span> <text:span text:style-name="pronunciation_pronunciations_entry_letData">[a.ˈl̪am l̪ot͡ʃ ᵐbə.ˈŋɔⁿd͡ʒ βoɴ βiŋ.t͡ʃen yi]</text:span>  <text:span text:style-name="entrytypeabbr_.en_primaryrefs_entry_letData">(kt. phr. of </text:span> <text:span text:style-name="mainentryref_xitem_primaryrefs_entry_letData">alam</text:span> <text:span text:style-name="mainentryref_xitem_primaryrefs_entry_letData">, bengö<text:span text:style-name="xhomographnumber_mainentryref_xitem_primaryrefs_entry_letData">1</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people known for their strong faith</text:span> <text:span text:style-name="xlanguagetag_.en_xitem_.tpi_definition_.en_sense_senses_entry_letData"> Pdg </text:span><text:span text:style-name="xitem_.tpi_definition_.en_sense_senses_entry_letData">ol lain bilip man</text:span>  <text:span text:style-name="xlanguagetag_.en_example_examples_sense_senses_entry_letData">Bua </text:span><text:span text:style-name="example_examples_sense_senses_entry_letData">Anutu ggooin sir raḳ in bë denatu alam-los-bengöj-vonġvingsën-yi. </text:span> <text:span text:style-name="xlanguagetag_.en_translation_.en_translations_examples_sense_senses_entry_letData">Eng </text:span><text:span text:style-name="translation_.en_translations_examples_sense_senses_entry_letData">God chose them to become people of faith.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3.2.5 - </text:span> <text:span text:style-name="semanticdomainname_.en_xitem_semanticdomains_sense_senses_entry_letData">Opinion</text:span> <text:span text:style-name="semanticdomainabbr_.en_xitem_semanticdomains_sense_senses_entry_letData">, 3.2.5.1 - </text:span> <text:span text:style-name="semanticdomainname_.en_xitem_semanticdomains_sense_senses_entry_letData">Believe</text:span> <text:span text:style-name="semanticdomainabbr_.en_xitem_semanticdomains_sense_senses_entry_letData">, 4.9.7.1 - </text:span> <text:span text:style-name="semanticdomainname_.en_xitem_semanticdomains_sense_senses_entry_letData">Religious person</text:span> <text:span text:style-name="semanticdomainabbr_.en_xitem_semanticdomains_sense_senses_entry_letData">, 8.3.6 - </text:span> <text:span text:style-name="semanticdomainname_.en_xitem_semanticdomains_sense_senses_entry_letData">Made of, material</text:span> .) </text:p>
        <text:p text:style-name="entry_letData"><text:span text:style-name="headword_entry_letData">alam-los-kwaj-böp  </text:span> <text:span text:style-name="pronunciation_pronunciations_entry_letData">[a.ˈl̪am l̪ot͡ʃ kʷaⁿd͡ʒ ᵐbɔp]</text:span>  <text:span text:style-name="entrytypeabbr_.en_primaryrefs_entry_letData">(kt. phr. of </text:span> <text:span text:style-name="mainentryref_primaryrefs_entry_letData">alam</text:span> <text:span text:style-name="sensemainentryref_primaryrefs_entry_letData">kwa<text:span text:style-name="xsensenumber_.en_sensemainentryref_primaryrefs_entry_letData"> 3</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people who are clever or wise</text:span> <text:span text:style-name="xlanguagetag_.en_xitem_.tpi_definition_.en_sense_senses_entry_letData"> Pdg </text:span><text:span text:style-name="xitem_.tpi_definition_.en_sense_senses_entry_letData">ol save man</text:span>  <text:span text:style-name="xlanguagetag_.en_example_examples_sense_senses_entry_letData">Bua </text:span><text:span text:style-name="example_examples_sense_senses_entry_letData">Mehöböp raḳ alam-los-kwaj-böp kwaj ni nebë nġaa meris. </text:span> <text:span text:style-name="xlanguagetag_.en_translation_.en_translations_examples_sense_senses_entry_letData">Eng </text:span><text:span text:style-name="translation_.en_translations_examples_sense_senses_entry_letData">The Lord knows that the thoughts of wise men are insignificant.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3.2.1.3 - </text:span> <text:span text:style-name="semanticdomainname_.en_xitem_semanticdomains_sense_senses_entry_letData">Intelligent</text:span> .) </text:p>
        <text:p text:style-name="entry_letData"><text:span text:style-name="headword_entry_letData">alam-malaj-vesa  </text:span> <text:span text:style-name="pronunciation_pronunciations_entry_letData">[a.ˈl̪am ˈma.l̪aⁿd͡ʒ βə.ˈt͡ʃa]</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people who are alive, living</text:span> <text:span text:style-name="xlanguagetag_.en_xitem_.tpi_definition_.en_sense_senses_entry_letData"> Pdg </text:span><text:span text:style-name="xitem_.tpi_definition_.en_sense_senses_entry_letData">ol man i stap laip</text:span>  <text:span text:style-name="xlanguagetag_.en_example_examples_sense_senses_entry_letData">Bua </text:span><text:span text:style-name="example_examples_sense_senses_entry_letData">Anutu ggooin yi raḳ in bë genġo alam-malaj-vesa los alam-diiḳsën pin hir ġaġek. </text:span> <text:span text:style-name="xlanguagetag_.en_translation_.en_translations_examples_sense_senses_entry_letData">Eng </text:span><text:span text:style-name="translation_.en_translations_examples_sense_senses_entry_letData">God chose him to judge the living and the dead.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2.6 - </text:span> <text:span text:style-name="semanticdomainname_.en_xitem_semanticdomains_sense_senses_entry_letData">Life</text:span> <text:span text:style-name="semanticdomainabbr_.en_xitem_semanticdomains_sense_senses_entry_letData">, 2.6.6 - </text:span> <text:span text:style-name="semanticdomainname_.en_xitem_semanticdomains_sense_senses_entry_letData">Die</text:span> <text:span text:style-name="semanticdomainabbr_.en_xitem_semanticdomains_sense_senses_entry_letData">, 6.8.2.2 - </text:span> <text:span text:style-name="semanticdomainname_.en_xitem_semanticdomains_sense_senses_entry_letData">Make profit</text:span> <text:span text:style-name="semanticdomainabbr_.en_xitem_semanticdomains_sense_senses_entry_letData">, 6.8.2.7 - </text:span> <text:span text:style-name="semanticdomainname_.en_xitem_semanticdomains_sense_senses_entry_letData">Earn</text:span> .) </text:p>
        <text:p text:style-name="entry_letData"><text:span text:style-name="headword_entry_letData">alam-meris  </text:span> <text:span text:style-name="pronunciation_pronunciations_entry_letData">[a.ˈl̪am mə.ˈɾit͡ʃ]</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unimportant people; ordinary people</text:span> <text:span text:style-name="xlanguagetag_.en_xitem_.tpi_definition_.en_sense_senses_entry_letData"> Pdg </text:span><text:span text:style-name="xitem_.tpi_definition_.en_sense_senses_entry_letData">ol man nating</text:span>  <text:span text:style-name="xlanguagetag_.en_example_examples_sense_senses_entry_letData">Bua </text:span><text:span text:style-name="example_examples_sense_senses_entry_letData">Debë ḳanaḳ ti raḳ alam-meris nemaj vesa ma dabaj. </text:span> <text:span text:style-name="xlanguagetag_.en_translation_.en_translations_examples_sense_senses_entry_letData">Eng </text:span><text:span text:style-name="translation_.en_translations_examples_sense_senses_entry_letData">They made a mark on the right hands or the foreheads of the insignificant people.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8.3.7.5 - </text:span> <text:span text:style-name="semanticdomainname_.en_xitem_semanticdomains_sense_senses_entry_letData">Important</text:span> .) </text:p>
        <text:p text:style-name="entry_letData"><text:span text:style-name="headword_entry_letData">alam-nën  </text:span> <text:span text:style-name="pronunciation_pronunciations_entry_letData">[a.ˈl̪am nen]</text:span>  <text:span text:style-name="entrytypeabbr_.en_primaryrefs_entry_letData">(comp. of </text:span> <text:span text:style-name="mainentryref_primaryrefs_entry_letData">alam</text:span> ) <text:span text:style-name="xlanguagetag_.en_xitem_.en_definition_.en_sense_senses_entry_letData">Eng </text:span><text:span text:style-name="xitem_.en_definition_.en_sense_senses_entry_letData">headwaters people-the people of the headwater dialect, starting with the village of Wij</text:span> <text:span text:style-name="xlanguagetag_.en_xitem_.tpi_definition_.en_sense_senses_entry_letData"> Pdg </text:span><text:span text:style-name="xitem_.tpi_definition_.en_sense_senses_entry_letData">ol pipel bilong hetwara</text:span>  <text:span text:style-name="xlanguagetag_.en_example_examples_sense_senses_entry_letData">Bua </text:span><text:span text:style-name="example_examples_sense_senses_entry_letData">Alam nën og dëdo bël mala </text:span> <text:span text:style-name="xlanguagetag_.en_translation_.en_translations_examples_sense_senses_entry_letData">Eng </text:span><text:span text:style-name="translation_.en_translations_examples_sense_senses_entry_letData">The alam-nën live in the headwaters ofthe river. </text:span>  <text:span text:style-name="semanticdomainabbr_.en_xitem_semanticdomains_sense_senses_entry_letData">(sem. domains: 1.3.1 - </text:span> <text:span text:style-name="semanticdomainname_.en_xitem_semanticdomains_sense_senses_entry_letData">Bodies of water</text:span> <text:span text:style-name="semanticdomainabbr_.en_xitem_semanticdomains_sense_senses_entry_letData">, 2 - </text:span> <text:span text:style-name="semanticdomainname_.en_xitem_semanticdomains_sense_senses_entry_letData">Person</text:span> .) </text:p>
        <text:p text:style-name="entry_letData"><text:span text:style-name="headword_entry_letData">alam-nijpaya  </text:span> <text:span text:style-name="pronunciation_pronunciations_entry_letData">[a.ˈl̪am niⁿd͡ʒˈpaya]</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sinners, bad people</text:span> <text:span text:style-name="xlanguagetag_.en_xitem_.tpi_definition_.en_sense_senses_entry_letData"> Pdg </text:span><text:span text:style-name="xitem_.tpi_definition_.en_sense_senses_entry_letData">ol sin man</text:span>  <text:span text:style-name="xlanguagetag_.en_example_examples_sense_senses_entry_letData">Bua </text:span><text:span text:style-name="example_examples_sense_senses_entry_letData">Yesu medo negga nos ving alam-nijpaya nġahiseḳë. </text:span> <text:span text:style-name="xlanguagetag_.en_translation_.en_translations_examples_sense_senses_entry_letData">Eng </text:span><text:span text:style-name="translation_.en_translations_examples_sense_senses_entry_letData">Jesus made a habit of eating with many sinners. </text:span>  </text:p>
        <text:p text:style-name="entry_letData"><text:span text:style-name="headword_entry_letData">alam-nyëġ-ngwë  </text:span> <text:span text:style-name="pronunciation_pronunciations_entry_letData">[a.ˈl̪am ɲeᵑɢ ŋʷe]</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foreigners; people from another place</text:span> <text:span text:style-name="xlanguagetag_.en_xitem_.tpi_definition_.en_sense_senses_entry_letData"> Pdg </text:span><text:span text:style-name="xitem_.tpi_definition_.en_sense_senses_entry_letData">ol arapela lain</text:span>  <text:span text:style-name="xlanguagetag_.en_example_xitem_examples_sense_senses_entry_letData">Bua </text:span><text:span text:style-name="example_xitem_examples_sense_senses_entry_letData">Ham nedo dob sënë nebë ham alam-nyëġ-ngwë los alam vatëveḳ mu. </text:span> <text:span text:style-name="xlanguagetag_.en_translation_.en_translations_xitem_examples_sense_senses_entry_letData">Eng </text:span><text:span text:style-name="translation_.en_translations_xitem_examples_sense_senses_entry_letData">You live on this earth as foreigners and visitors. </text:span> <text:span text:style-name="xlanguagetag_.en_example_xitem_examples_sense_senses_entry_letData">  Bua </text:span><text:span text:style-name="example_xitem_examples_sense_senses_entry_letData">Sa bë nanër ġaġek doḳ ayej geġaġek doḳ alam-nyëġ-ngwë ayej nök gëp, in su rëḳ dejaḳ ni rë. </text:span> <text:span text:style-name="xlanguagetag_.en_translation_.en_translations_xitem_examples_sense_senses_entry_letData">Eng </text:span><text:span text:style-name="translation_.en_translations_xitem_examples_sense_senses_entry_letData">I want to speak in their language and avoid a foreign language, because they won't understand it. </text:span>  </text:p>
        <text:p text:style-name="entry_letData"><text:span text:style-name="headword_entry_letData">alam-ranġah-yi  </text:span> <text:span text:style-name="pronunciation_pronunciations_entry_letData">[a.ˈl̪am ɾa.ˈɴaʁ yi]</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people of the day, of the light</text:span> <text:span text:style-name="xlanguagetag_.en_xitem_.tpi_definition_.en_sense_senses_entry_letData"> Pdg </text:span><text:span text:style-name="xitem_.tpi_definition_.en_sense_senses_entry_letData">ol man i stap lait</text:span>  <text:span text:style-name="xlanguagetag_.en_example_examples_sense_senses_entry_letData">Bua </text:span><text:span text:style-name="example_examples_sense_senses_entry_letData">Hil alam-ranġah-yi om hil su nanum meḳeyevin. </text:span> <text:span text:style-name="xlanguagetag_.en_translation_.en_translations_examples_sense_senses_entry_letData">Eng </text:span><text:span text:style-name="translation_.en_translations_examples_sense_senses_entry_letData">We are people of the light, therefore we should not get drunk.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8.3.6 - </text:span> <text:span text:style-name="semanticdomainname_.en_xitem_semanticdomains_sense_senses_entry_letData">Made of, material</text:span> <text:span text:style-name="semanticdomainabbr_.en_xitem_semanticdomains_sense_senses_entry_letData">, 8.4.1 - </text:span> <text:span text:style-name="semanticdomainname_.en_xitem_semanticdomains_sense_senses_entry_letData">Period of time</text:span> <text:span text:style-name="semanticdomainabbr_.en_xitem_semanticdomains_sense_senses_entry_letData">, 9.2.3 - </text:span> <text:span text:style-name="semanticdomainname_.en_xitem_semanticdomains_sense_senses_entry_letData">Pronouns</text:span> .) </text:p>
        <text:p text:style-name="entry_letData"><text:span text:style-name="headword_entry_letData">alam-rob  </text:span> <text:span text:style-name="pronunciation_pronunciations_entry_letData">[a.ˈl̪am ɾoᵐb]</text:span>  <text:span text:style-name="crossreftype_crossrefs_entry_letData">cf: </text:span> <text:span text:style-name="crossref_crossreftargets_crossrefs_entry_letData">alam-yuj-töḳsën</text:span> . <text:span text:style-name="entrytypeabbr_.en_primaryrefs_entry_letData">(comp. of </text:span> <text:span text:style-name="mainentryref_primaryrefs_entry_letData">alam</text:span> ) <text:span text:style-name="xlanguagetag_.en_xitem_.en_definition_.en_sense_senses_entry_letData">Eng </text:span><text:span text:style-name="xitem_.en_definition_.en_sense_senses_entry_letData">healer, medicine man-people who carried out the healing ritual</text:span> <text:span text:style-name="xlanguagetag_.en_xitem_.tpi_definition_.en_sense_senses_entry_letData"> Pdg </text:span><text:span text:style-name="xitem_.tpi_definition_.en_sense_senses_entry_letData">man bilong rausim samting long sikman</text:span>  <text:span text:style-name="xlanguagetag_.en_example_examples_sense_senses_entry_letData">Bua </text:span><text:span text:style-name="example_examples_sense_senses_entry_letData">Alam-rob og yiḳ sir sën denevo yeseḳ los ġelönġ lu nġaa vër in mehönon nijraḳsën lo </text:span> <text:span text:style-name="xlanguagetag_.en_translation_.en_translations_examples_sense_senses_entry_letData">Eng </text:span><text:span text:style-name="translation_.en_translations_examples_sense_senses_entry_letData">Alam-rob are people who take ginger and stones and things out of sick people </text:span>  <text:span text:style-name="semanticdomainabbr_.en_semanticdomains_sense_senses_entry_letData">(sem. domains: 4.9.7 - </text:span> <text:span text:style-name="semanticdomainname_.en_semanticdomains_sense_senses_entry_letData">Religious organization</text:span> .) </text:p>
        <text:p text:style-name="entry_letData"><text:span text:style-name="headword_entry_letData">alam-sën-deseggi-ġaġek  </text:span> <text:span text:style-name="pronunciation_pronunciations_entry_letData">[a.ˈl̪am t͡ʃen ⁿdə.t͡ʃə.ˈɣi ˈᵑɢaᵑɢ.ək]</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judges</text:span> <text:span text:style-name="xlanguagetag_.en_xitem_.tpi_definition_.en_sense_senses_entry_letData"> Pdg </text:span><text:span text:style-name="xitem_.tpi_definition_.en_sense_senses_entry_letData">jas</text:span>  <text:span text:style-name="xlanguagetag_.en_example_examples_sense_senses_entry_letData">Bua </text:span><text:span text:style-name="example_examples_sense_senses_entry_letData">Vu wirek sën alam-sën-deseggi-ġaġek medeneġin Israel lo og Betlehem ti nedo barë nebë Elimelek. </text:span> <text:span text:style-name="xlanguagetag_.en_translation_.en_translations_examples_sense_senses_entry_letData">Eng </text:span><text:span text:style-name="translation_.en_translations_examples_sense_senses_entry_letData">Long ago, when the judges governed Israel, there lived a Bethlehem man called Elimelek. </text:span>  </text:p>
        <text:p text:style-name="entry_letData"><text:span text:style-name="headword_entry_letData">alam-vonġvingsën-yi  </text:span> <text:span text:style-name="pronunciation_pronunciations_entry_letData">[a.ˈl̪am βoɴ βiŋ.t͡ʃen yi]</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believers, those who believe</text:span> <text:span text:style-name="xlanguagetag_.en_xitem_.tpi_definition_.en_sense_senses_entry_letData"> Pdg </text:span><text:span text:style-name="xitem_.tpi_definition_.en_sense_senses_entry_letData">ol bilip man</text:span>  <text:span text:style-name="xlanguagetag_.en_example_examples_sense_senses_entry_letData">Bua </text:span><text:span text:style-name="example_examples_sense_senses_entry_letData">Mehönon Nalu rëḳ gevonġ yi angër na dengupin alam nij paya pin sën depelëpin alam-vonġvingsën-yi lo </text:span> <text:span text:style-name="xlanguagetag_.en_translation_.en_translations_examples_sense_senses_entry_letData">Eng </text:span><text:span text:style-name="translation_.en_translations_examples_sense_senses_entry_letData">The Son of Man will send his angels to gather the bad people who tempted the believers. </text:span>  <text:span text:style-name="semanticdomainabbr_.en_semanticdomains_sense_senses_entry_letData">(sem. domains: 4.9.7.1 - </text:span> <text:span text:style-name="semanticdomainname_.en_semanticdomains_sense_senses_entry_letData">Religious person</text:span> .) </text:p>
        <text:p text:style-name="entry_letData"><text:span text:style-name="headword_entry_letData">alam-yaġ-yi  </text:span> <text:span text:style-name="pronunciation_pronunciations_entry_letData">[a.ˈl̪am yaᵑɢ yi]</text:span>  <text:span text:style-name="entrytypeabbr_.en_primaryrefs_entry_letData">(kt. phr. of </text:span> <text:span text:style-name="mainentryref_xitem_primaryrefs_entry_letData">alam</text:span> <text:span text:style-name="mainentryref_xitem_primaryrefs_entry_letData">, yaġ<text:span text:style-name="xhomographnumber_mainentryref_xitem_primaryrefs_entry_letData">1</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sailors</text:span> <text:span text:style-name="xlanguagetag_.en_xitem_.tpi_definition_.en_sense_senses_entry_letData"> Pdg </text:span><text:span text:style-name="xitem_.tpi_definition_.en_sense_senses_entry_letData">kru bilong sip</text:span>  <text:span text:style-name="xlanguagetag_.en_example_examples_sense_senses_entry_letData">Bua </text:span><text:span text:style-name="example_examples_sense_senses_entry_letData">Rëḳ alam-yaġ-yi hir ggev ti töḳ vu yi beggee vu yi. </text:span> <text:span text:style-name="xlanguagetag_.en_translation_.en_translations_examples_sense_senses_entry_letData">Eng </text:span><text:span text:style-name="translation_.en_translations_examples_sense_senses_entry_letData">But a leader of the sailors found him and shook him. </text:span>  </text:p>
        <text:p text:style-name="entry_letData"><text:span text:style-name="headword_entry_letData">alam-yohvu  </text:span> <text:span text:style-name="pronunciation_pronunciations_entry_letData">[a.ˈl̪am ˈyoʁβu]</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righteous people</text:span> <text:span text:style-name="xlanguagetag_.en_xitem_.tpi_definition_.en_sense_senses_entry_letData"> Pdg </text:span><text:span text:style-name="xitem_.tpi_definition_.en_sense_senses_entry_letData">ol stretpela man</text:span>  <text:span text:style-name="xlanguagetag_.en_example_examples_sense_senses_entry_letData">Bua </text:span><text:span text:style-name="example_examples_sense_senses_entry_letData">Sa su yam in bë tahi alam-yohvu rë. </text:span> <text:span text:style-name="xlanguagetag_.en_translation_.en_translations_examples_sense_senses_entry_letData">Eng </text:span><text:span text:style-name="translation_.en_translations_examples_sense_senses_entry_letData">I didn't come to call righteous people. </text:span>  <text:span text:style-name="semanticdomainabbr_.en_xitem_semanticdomains_sense_senses_entry_letData">(sem. domains: 4.3.1 - </text:span> <text:span text:style-name="semanticdomainname_.en_xitem_semanticdomains_sense_senses_entry_letData">Good, moral</text:span> <text:span text:style-name="semanticdomainabbr_.en_xitem_semanticdomains_sense_senses_entry_letData">, 9.2.3 - </text:span> <text:span text:style-name="semanticdomainname_.en_xitem_semanticdomains_sense_senses_entry_letData">Pronouns</text:span> .) </text:p>
        <text:p text:style-name="entry_letData"><text:span text:style-name="headword_entry_letData">alam-yu-ngwë  </text:span> <text:span text:style-name="pronunciation_pronunciations_entry_letData">[a.ˈl̪am yu ŋʷe]</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Gentiles, people of another kind or group</text:span> <text:span text:style-name="xlanguagetag_.en_xitem_.tpi_definition_.en_sense_senses_entry_letData"> Pdg </text:span><text:span text:style-name="xitem_.tpi_definition_.en_sense_senses_entry_letData">ol arapela lain</text:span>  <text:span text:style-name="xlanguagetag_.en_example_xitem_examples_sense_senses_entry_letData">Bua </text:span><text:span text:style-name="example_xitem_examples_sense_senses_entry_letData">Honġ mewis ya denedo alam-yu-ngwë hir dob. </text:span> <text:span text:style-name="xlanguagetag_.en_translation_.en_translations_xitem_examples_sense_senses_entry_letData">Eng </text:span><text:span text:style-name="translation_.en_translations_xitem_examples_sense_senses_entry_letData">Your ancestors went and lived in another people's country. </text:span> <text:span text:style-name="xlanguagetag_.en_example_xitem_examples_sense_senses_entry_letData">  Bua </text:span><text:span text:style-name="example_xitem_examples_sense_senses_entry_letData">Ham nġo raḳ ni bë horek nërin he alam Yuda bë he su ayoh vu bë ana medo geving alam-yu-ngwë, ma ana vatëveḳ vu sir rë. </text:span> <text:span text:style-name="xlanguagetag_.en_translation_.en_translations_xitem_examples_sense_senses_entry_letData">Eng </text:span><text:span text:style-name="translation_.en_translations_xitem_examples_sense_senses_entry_letData">You know that the law forbids us Jews from staying with other people, or visiting them. </text:span>  </text:p>
        <text:p text:style-name="entry_letData"><text:span text:style-name="headword_entry_letData">alam-yuj-ading  </text:span> <text:span text:style-name="pronunciation_pronunciations_entry_letData">[a.ˈl̪am yuⁿd͡ʒ a.ˈⁿdiŋ]</text:span>  <text:span text:style-name="entrytypeabbr_.en_primaryrefs_entry_letData">(kt. phr.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important people</text:span> <text:span text:style-name="xlanguagetag_.en_xitem_.tpi_definition_.en_sense_senses_entry_letData"> Pdg </text:span><text:span text:style-name="xitem_.tpi_definition_.en_sense_senses_entry_letData">man i gat nem</text:span>  <text:span text:style-name="xlanguagetag_.en_example_examples_sense_senses_entry_letData">Bua </text:span><text:span text:style-name="example_examples_sense_senses_entry_letData">Debë ḳanaḳ ti raḳ alam yuj-ading pin nemaj vesa ma dabaj. </text:span> <text:span text:style-name="xlanguagetag_.en_translation_.en_translations_examples_sense_senses_entry_letData">Eng </text:span><text:span text:style-name="translation_.en_translations_examples_sense_senses_entry_letData">They put a mark on the right hands or the foreheads of all the important people. </text:span>  <text:span text:style-name="semanticdomainabbr_.en_xitem_semanticdomains_sense_senses_entry_letData">(sem. domains: 2 - </text:span> <text:span text:style-name="semanticdomainname_.en_xitem_semanticdomains_sense_senses_entry_letData">Person</text:span> <text:span text:style-name="semanticdomainabbr_.en_xitem_semanticdomains_sense_senses_entry_letData">, 8.3.7.5 - </text:span> <text:span text:style-name="semanticdomainname_.en_xitem_semanticdomains_sense_senses_entry_letData">Important</text:span> .) </text:p>
        <text:p text:style-name="entry_letData"><text:span text:style-name="headword_entry_letData">alam-yuj-töḳsën  </text:span> <text:span text:style-name="pronunciation_pronunciations_entry_letData">[a.ˈl̪am yuⁿd͡ʒ ˈtɔq.t͡ʃen]</text:span>  <text:span text:style-name="crossreftype_crossrefs_entry_letData">cf: </text:span> <text:span text:style-name="crossref_crossreftargets_crossrefs_entry_letData">alam-rob</text:span> . <text:span text:style-name="entrytypeabbr_.en_primaryrefs_entry_letData">(comp. of </text:span> <text:span text:style-name="mainentryref_primaryrefs_entry_letData">alam</text:span> ) <text:span text:style-name="partofspeech_.en_grammaticalinfo_sense_senses_entry_letData">Nc </text:span>  <text:span text:style-name="xlanguagetag_.en_xitem_.en_definition_.en_sense_senses_entry_letData">Eng </text:span><text:span text:style-name="xitem_.en_definition_.en_sense_senses_entry_letData">sorcerers, people in contact with or able to contact spirits; channels</text:span> <text:span text:style-name="xlanguagetag_.en_xitem_.tpi_definition_.en_sense_senses_entry_letData"> Pdg </text:span><text:span text:style-name="xitem_.tpi_definition_.en_sense_senses_entry_letData">ol garas man</text:span>  <text:span text:style-name="xlanguagetag_.en_example_examples_sense_senses_entry_letData">Bua </text:span><text:span text:style-name="example_examples_sense_senses_entry_letData">Alam sënë denevonġ ayej vu ġaġek anon nebë sën alam-yuj-töḳsën luu devonġ ayej vu Moses yi ġaġek wirek lo. </text:span> <text:span text:style-name="xlanguagetag_.en_translation_.en_translations_examples_sense_senses_entry_letData">Eng </text:span><text:span text:style-name="translation_.en_translations_examples_sense_senses_entry_letData">These people were speaking against the truth like the two sorcerers spoke against Moses words before. </text:span>  </text:p>
        <text:p text:style-name="entry_letData"><text:span text:style-name="headword_entry_letData">alana  </text:span> <text:span text:style-name="pronunciation_pronunciations_entry_letData">[a.ˈl̪a.na]</text:span>  <text:span text:style-name="crossreftype_crossrefs_entry_letData">cf: </text:span> <text:span text:style-name="crossref_crossreftargets_crossrefs_entry_letData">ya</text:span> . <text:span text:style-name="entrytypeabbr_.en_primaryrefs_entry_letData">(clExp. of </text:span> <text:span text:style-name="mainentryref_xitem_primaryrefs_entry_letData">aluu</text:span> <text:span text:style-name="mainentryref_xitem_primaryrefs_entry_letData">, ya</text:span> ) <text:span text:style-name="xlanguagetag_.en_xitem_.en_definition_.en_sense_senses_entry_letData">Eng </text:span><text:span text:style-name="xitem_.en_definition_.en_sense_senses_entry_letData">shortened form of the combination we two will go</text:span> <text:span text:style-name="xlanguagetag_.en_xitem_.tpi_definition_.en_sense_senses_entry_letData"> Pdg </text:span><text:span text:style-name="xitem_.tpi_definition_.en_sense_senses_entry_letData">yumi tupela i go</text:span>  <text:span text:style-name="xlanguagetag_.en_example_examples_sense_senses_entry_letData">Bua </text:span><text:span text:style-name="example_examples_sense_senses_entry_letData">Alana baġo nos maket </text:span> <text:span text:style-name="xlanguagetag_.en_translation_.en_translations_examples_sense_senses_entry_letData">Eng </text:span><text:span text:style-name="translation_.en_translations_examples_sense_senses_entry_letData">Let's go and buy food at the market </text:span>  </text:p>
        <text:p text:style-name="entry_letData"><text:span text:style-name="headword_entry_letData">alaya  </text:span> <text:span text:style-name="pronunciation_pronunciations_entry_letData">[a.ˈl̪a.ya]</text:span>  <text:span text:style-name="crossreftype_crossrefs_entry_letData">cf: </text:span> <text:span text:style-name="crossref_crossreftargets_crossrefs_entry_letData">ya</text:span> . <text:span text:style-name="entrytypeabbr_.en_primaryrefs_entry_letData">(clExp. of </text:span> <text:span text:style-name="mainentryref_xitem_primaryrefs_entry_letData">aluu</text:span> <text:span text:style-name="mainentryref_xitem_primaryrefs_entry_letData">, ya</text:span> ) <text:span text:style-name="xlanguagetag_.en_xitem_.en_definition_.en_sense_senses_entry_letData">Eng </text:span><text:span text:style-name="xitem_.en_definition_.en_sense_senses_entry_letData">shortened form of combination we two went</text:span> <text:span text:style-name="xlanguagetag_.en_xitem_.tpi_definition_.en_sense_senses_entry_letData"> Pdg </text:span><text:span text:style-name="xitem_.tpi_definition_.en_sense_senses_entry_letData">yumi tupela i go pinis</text:span>  <text:span text:style-name="xlanguagetag_.en_example_examples_sense_senses_entry_letData">Bua </text:span><text:span text:style-name="example_examples_sense_senses_entry_letData">Alaya baġo nos maket gwëbeng </text:span> <text:span text:style-name="xlanguagetag_.en_translation_.en_translations_examples_sense_senses_entry_letData">Eng </text:span><text:span text:style-name="translation_.en_translations_examples_sense_senses_entry_letData">We went and bought food at the market earlier </text:span>  </text:p>
        <text:p text:style-name="entry_letData"><text:span text:style-name="headword_entry_letData">alee  </text:span> <text:span text:style-name="pronunciation_pronunciations_entry_letData">[a.ˈl̪ɛː]</text:span>  <text:span text:style-name="crossreftype_crossrefs_entry_letData">cf: </text:span> <text:span text:style-name="crossref_crossreftargets_crossrefs_entry_letData">nivë<text:span text:style-name="xhomographnumber_crossref_crossreftargets_crossrefs_entry_letData">2</text:span></text:span> . <text:span text:style-name="partofspeech_.en_grammaticalinfo_sense_senses_entry_letData">noun(al) </text:span>  <text:span text:style-name="xlanguagetag_.en_xitem_.en_definition_.en_sense_senses_entry_letData">Eng </text:span><text:span text:style-name="xitem_.en_definition_.en_sense_senses_entry_letData">frog species</text:span> <text:span text:style-name="xlanguagetag_.en_xitem_.tpi_definition_.en_sense_senses_entry_letData"> Pdg </text:span><text:span text:style-name="xitem_.tpi_definition_.en_sense_senses_entry_letData">wanpela kain rokrok</text:span>  <text:span text:style-name="xlanguagetag_.en_example_examples_sense_senses_entry_letData">Bua </text:span><text:span text:style-name="example_examples_sense_senses_entry_letData">Alee nedo raḳ ġelönġ agga </text:span> <text:span text:style-name="xlanguagetag_.en_translation_.en_translations_examples_sense_senses_entry_letData">Eng </text:span><text:span text:style-name="translation_.en_translations_examples_sense_senses_entry_letData">The alee frog is sitting on the side of the stone. </text:span>  <text:span text:style-name="lexreftype_relations_sense_senses_entry_letData">Gen: </text:span> <text:span text:style-name="sensecrossref_lexreftargets_relations_sense_senses_entry_letData">deḳ</text:span> . <text:span text:style-name="semanticdomainabbr_.en_semanticdomains_sense_senses_entry_letData">(sem. domains: 1.6.1.3 - </text:span> <text:span text:style-name="semanticdomainname_.en_semanticdomains_sense_senses_entry_letData">Reptile</text:span> .) </text:p>
        <text:p text:style-name="entry_letData"><text:span text:style-name="headword_entry_letData">alen  </text:span> <text:span text:style-name="pronunciation_pronunciations_entry_letData">[a.ˈl̪ɛn]</text:span>  <text:span text:style-name="partofspeech_.en_grammaticalinfo_sense_senses_entry_letData">noun(al) </text:span>  <text:span text:style-name="xlanguagetag_.en_xitem_.en_definition_.en_sense_senses_entry_letData">Eng </text:span><text:span text:style-name="xitem_.en_definition_.en_sense_senses_entry_letData">tree used for planks, rafters, yam stakes, etc</text:span> <text:span text:style-name="xlanguagetag_.en_xitem_.tpi_definition_.en_sense_senses_entry_letData"> Pdg </text:span><text:span text:style-name="xitem_.tpi_definition_.en_sense_senses_entry_letData">wanpela kain diwai bilong wokim plang na stik yam</text:span>  <text:span text:style-name="xlanguagetag_.en_example_examples_sense_senses_entry_letData">Bua </text:span><text:span text:style-name="example_examples_sense_senses_entry_letData">Alen yiḳ ḳele niwëëk ti </text:span> <text:span text:style-name="xlanguagetag_.en_translation_.en_translations_examples_sense_senses_entry_letData">Eng </text:span><text:span text:style-name="translation_.en_translations_examples_sense_senses_entry_letData">The alen is a very strong tree. </text:span>  <text:span text:style-name="lexreftype_relations_sense_senses_entry_letData">Gen: </text:span> <text:span text:style-name="sensecrossref_lexreftargets_relations_sense_senses_entry_letData">ḳele<text:span text:style-name="xsensenumber_.en_sensecrossref_lexreftargets_relations_sense_senses_entry_letData"> 1</text:span></text:span> . <text:span>Rosaceae Prunus sp. </text:span> <text:span text:style-name="semanticdomainabbr_.en_semanticdomains_sense_senses_entry_letData">(sem. domains: 1.5.1 - </text:span> <text:span text:style-name="semanticdomainname_.en_semanticdomains_sense_senses_entry_letData">Tree</text:span> .) </text:p>
        <text:p text:style-name="entry_letData"><text:span text:style-name="headword_entry_letData">aliveng  </text:span> <text:span text:style-name="pronunciation_pronunciations_entry_letData">[a.ˈl̪iv.əŋ]</text:span>  <text:span text:style-name="crossreftype_crossrefs_entry_letData">cf: </text:span> <text:span text:style-name="crossref_crossreftargets_crossrefs_entry_letData">ahë aliveng</text:span> . <text:span text:style-name="partofspeech_.en_grammaticalinfo_sense_senses_entry_letData">noun(al) </text:span>  <text:span text:style-name="xlanguagetag_.en_xitem_.en_definition_.en_sense_senses_entry_letData">Eng </text:span><text:span text:style-name="xitem_.en_definition_.en_sense_senses_entry_letData">dry leaves used for wrapping food to protect it while travelling, especially the leaves used to line the string bag used for carrying the seed yams to plant</text:span> <text:span text:style-name="xlanguagetag_.en_xitem_.tpi_definition_.en_sense_senses_entry_letData"> Pdg </text:span><text:span text:style-name="xitem_.tpi_definition_.en_sense_senses_entry_letData">drai lip-ol i save pulimapim dispela i go arere long bilum bilong i no ken skrapim skin bilong yam na arapela samting</text:span>  <text:span text:style-name="xlanguagetag_.en_example_examples_sense_senses_entry_letData">Bua </text:span><text:span text:style-name="example_examples_sense_senses_entry_letData">Aliveng sën dëlivin nos in bë su navi gerureḳ </text:span> <text:span text:style-name="xlanguagetag_.en_translation_.en_translations_examples_sense_senses_entry_letData">Eng </text:span><text:span text:style-name="translation_.en_translations_examples_sense_senses_entry_letData">They wrap food in dry leaves so the skin won't rub off </text:span>  <text:span text:style-name="semanticdomainabbr_.en_xitem_semanticdomains_sense_senses_entry_letData">(sem. domains: 6.7.5 - </text:span> <text:span text:style-name="semanticdomainname_.en_xitem_semanticdomains_sense_senses_entry_letData">Fastening tool</text:span> <text:span text:style-name="semanticdomainabbr_.en_xitem_semanticdomains_sense_senses_entry_letData">, 7.5.4.1 - </text:span> <text:span text:style-name="semanticdomainname_.en_xitem_semanticdomains_sense_senses_entry_letData">Rope, string</text:span> .) </text:p>
        <text:p text:style-name="entry_letData"><text:span text:style-name="headword_entry_letData">alov  </text:span> <text:span text:style-name="pronunciation_pronunciations_entry_letData">[a.ˈl̪oβ]</text:span>  <text:span text:style-name="partofspeech_.en_grammaticalinfo_sense_senses_entry_letData">noun(al) </text:span>  <text:span text:style-name="xlanguagetag_.en_xitem_.en_definition_.en_sense_senses_entry_letData">Eng </text:span><text:span text:style-name="xitem_.en_definition_.en_sense_senses_entry_letData">widow</text:span> <text:span text:style-name="xlanguagetag_.en_xitem_.tpi_definition_.en_sense_senses_entry_letData"> Pdg </text:span><text:span text:style-name="xitem_.tpi_definition_.en_sense_senses_entry_letData">meri man bilong en i dai pinis</text:span>  <text:span text:style-name="xlanguagetag_.en_example_examples_sense_senses_entry_letData">Bua </text:span><text:span text:style-name="example_examples_sense_senses_entry_letData">Regga diiḳ genedo alov </text:span> <text:span text:style-name="xlanguagetag_.en_translation_.en_translations_examples_sense_senses_entry_letData">Eng </text:span><text:span text:style-name="translation_.en_translations_examples_sense_senses_entry_letData">Her husband died and she remains a widow </text:span>  <text:span text:style-name="semanticdomainabbr_.en_xitem_semanticdomains_sense_senses_entry_letData">(sem. domains: 2.6.1 - </text:span> <text:span text:style-name="semanticdomainname_.en_xitem_semanticdomains_sense_senses_entry_letData">Marriage</text:span> <text:span text:style-name="semanticdomainabbr_.en_xitem_semanticdomains_sense_senses_entry_letData">, 2.6.1.4 - </text:span> <text:span text:style-name="semanticdomainname_.en_xitem_semanticdomains_sense_senses_entry_letData">Divorce</text:span> .) </text:p>
        <text:p text:style-name="entry_letData"><text:span text:style-name="headword_entry_letData">alöö  </text:span> <text:span text:style-name="pronunciation_pronunciations_entry_letData">[a.ˈl̪ɔː]</text:span>  <text:span text:style-name="xsensenumber_.en_sense_senses_entry_letData">1) </text:span> <text:span text:style-name="partofspeech_.en_grammaticalinfo_sense_senses_entry_letData">Pro </text:span>  <text:span text:style-name="xlanguagetag_.en_xitem_.en_definition_.en_sense_senses_entry_letData">Eng </text:span><text:span text:style-name="xitem_.en_definition_.en_sense_senses_entry_letData">we three, 1st person trial pronoun</text:span> <text:span text:style-name="xlanguagetag_.en_xitem_.tpi_definition_.en_sense_senses_entry_letData"> Pdg </text:span><text:span text:style-name="xitem_.tpi_definition_.en_sense_senses_entry_letData">yumi tripela</text:span>  <text:span text:style-name="xlanguagetag_.en_example_xitem_examples_sense_senses_entry_letData">Bua </text:span><text:span text:style-name="example_xitem_examples_sense_senses_entry_letData">Alu hevonġin bë sepa honġ balöö anah mana vu honġ alam. </text:span> <text:span text:style-name="xlanguagetag_.en_translation_.en_translations_xitem_examples_sense_senses_entry_letData">Eng </text:span><text:span text:style-name="translation_.en_translations_xitem_examples_sense_senses_entry_letData">We want to follow you and the three of us will go back to your people. </text:span>  <text:span text:style-name="lexreftype_relations_sense_senses_entry_letData">Sim: </text:span> <text:span text:style-name="sensecrossref_xitem_lexreftargets_relations_sense_senses_entry_letData">aluu<text:span text:style-name="xsensenumber_.en_sensecrossref_xitem_lexreftargets_relations_sense_senses_entry_letData"> 1</text:span></text:span> <text:span text:style-name="sensecrossref_xitem_lexreftargets_relations_sense_senses_entry_letData">, ham</text:span> <text:span text:style-name="sensecrossref_xitem_lexreftargets_relations_sense_senses_entry_letData">, he</text:span> <text:span text:style-name="sensecrossref_xitem_lexreftargets_relations_sense_senses_entry_letData">, hil</text:span> <text:span text:style-name="sensecrossref_xitem_lexreftargets_relations_sense_senses_entry_letData">, hir</text:span> <text:span text:style-name="sensecrossref_xitem_lexreftargets_relations_sense_senses_entry_letData">, honġ</text:span> <text:span text:style-name="sensecrossref_xitem_lexreftargets_relations_sense_senses_entry_letData">, lööho</text:span> <text:span text:style-name="sensecrossref_xitem_lexreftargets_relations_sense_senses_entry_letData">, luho<text:span text:style-name="xsensenumber_.en_sensecrossref_xitem_lexreftargets_relations_sense_senses_entry_letData"> 1</text:span></text:span> <text:span text:style-name="sensecrossref_xitem_lexreftargets_relations_sense_senses_entry_letData">, luhoho</text:span> <text:span text:style-name="sensecrossref_xitem_lexreftargets_relations_sense_senses_entry_letData">, melöö</text:span> <text:span text:style-name="sensecrossref_xitem_lexreftargets_relations_sense_senses_entry_letData">, melu</text:span> <text:span text:style-name="sensecrossref_xitem_lexreftargets_relations_sense_senses_entry_letData">, meluu</text:span> <text:span text:style-name="sensecrossref_xitem_lexreftargets_relations_sense_senses_entry_letData">, nġo<text:span text:style-name="xhomographnumber_sensecrossref_xitem_lexreftargets_relations_sense_senses_entry_letData">2</text:span><text:span text:style-name="xsensenumber_.en_sensecrossref_xitem_lexreftargets_relations_sense_senses_entry_letData"> 1</text:span></text:span> <text:span text:style-name="sensecrossref_xitem_lexreftargets_relations_sense_senses_entry_letData">, nġo<text:span text:style-name="xhomographnumber_sensecrossref_xitem_lexreftargets_relations_sense_senses_entry_letData">2</text:span><text:span text:style-name="xsensenumber_.en_sensecrossref_xitem_lexreftargets_relations_sense_senses_entry_letData"> 2</text:span></text:span> <text:span text:style-name="sensecrossref_xitem_lexreftargets_relations_sense_senses_entry_letData">, sa<text:span text:style-name="xhomographnumber_sensecrossref_xitem_lexreftargets_relations_sense_senses_entry_letData">1</text:span></text:span> <text:span text:style-name="sensecrossref_xitem_lexreftargets_relations_sense_senses_entry_letData">, se-</text:span> <text:span text:style-name="sensecrossref_xitem_lexreftargets_relations_sense_senses_entry_letData">, sir</text:span> <text:span text:style-name="sensecrossref_xitem_lexreftargets_relations_sense_senses_entry_letData">, yi</text:span> <text:span text:style-name="sensecrossref_xitem_lexreftargets_relations_sense_senses_entry_letData">, yö<text:span text:style-name="xhomographnumber_sensecrossref_xitem_lexreftargets_relations_sense_senses_entry_letData">1</text:span></text:span> . <text:span text:style-name="xsensenumber_.en_sense_senses_entry_letData">  2) </text:span> <text:span text:style-name="xlanguagetag_.en_xitem_.en_definition_.en_sense_senses_entry_letData">Eng </text:span><text:span text:style-name="xitem_.en_definition_.en_sense_senses_entry_letData">we three, excluding the hearer</text:span> <text:span text:style-name="xlanguagetag_.en_xitem_.tpi_definition_.en_sense_senses_entry_letData"> Pdg </text:span><text:span text:style-name="xitem_.tpi_definition_.en_sense_senses_entry_letData">mitripela</text:span>  <text:span text:style-name="xlanguagetag_.en_example_examples_sense_senses_entry_letData">Bua </text:span><text:span text:style-name="example_examples_sense_senses_entry_letData">Keröḳ vonġ alöö lob alöö nahëp begganġ. </text:span> <text:span text:style-name="xlanguagetag_.en_translation_.en_translations_examples_sense_senses_entry_letData">Eng </text:span><text:span text:style-name="translation_.en_translations_examples_sense_senses_entry_letData">We three caught a cold and so we stayed at home. </text:span>  </text:p>
        <text:p text:style-name="entry_letData"><text:span text:style-name="headwordminor_entry_letData">alu  </text:span> <text:span text:style-name="pronunciationminor_pronunciationsminor_entry_letData">[a.ˈl̪u]</text:span>  <text:span text:style-name="entrytypeabbrminor_.en_primaryrefsminor_entry_letData">sp. var. of </text:span> <text:span text:style-name="mainentryrefminor_primaryrefsminor_entry_letData">aluu</text:span>  </text:p>
        <text:p text:style-name="entry_letData"><text:span text:style-name="headword_entry_letData">aluheng  </text:span> <text:span text:style-name="pronunciation_pronunciations_entry_letData">[a.ˈl̪uʁ.əŋ]</text:span>  <text:span text:style-name="partofspeech_.en_grammaticalinfo_sense_senses_entry_letData">noun(al) </text:span>  <text:span text:style-name="xlanguagetag_.en_xitem_.en_definition_.en_sense_senses_entry_letData">Eng </text:span><text:span text:style-name="xitem_.en_definition_.en_sense_senses_entry_letData">variety of edible fungus which grows on trees</text:span> <text:span text:style-name="xlanguagetag_.en_xitem_.tpi_definition_.en_sense_senses_entry_letData"> Pdg </text:span><text:span text:style-name="xitem_.tpi_definition_.en_sense_senses_entry_letData">wanpela kain papai</text:span>  <text:span text:style-name="xlanguagetag_.en_example_examples_sense_senses_entry_letData">Bua </text:span><text:span text:style-name="example_examples_sense_senses_entry_letData">Aluheng og ḳedik nivesa ti sën hil aġa </text:span> <text:span text:style-name="xlanguagetag_.en_translation_.en_translations_examples_sense_senses_entry_letData">Eng </text:span><text:span text:style-name="translation_.en_translations_examples_sense_senses_entry_letData">The aluheng is a good fungus which we eat. </text:span>  <text:span text:style-name="lexreftype_relations_sense_senses_entry_letData">gen: </text:span> <text:span text:style-name="sensecrossref_lexreftargets_relations_sense_senses_entry_letData">ḳedik<text:span text:style-name="xsensenumber_.en_sensecrossref_lexreftargets_relations_sense_senses_entry_letData"> 1</text:span></text:span> . <text:span text:style-name="semanticdomainabbr_.en_semanticdomains_sense_senses_entry_letData">(sem. domains: 1.5.4 - </text:span> <text:span text:style-name="semanticdomainname_.en_semanticdomains_sense_senses_entry_letData">Moss, fungus, algae</text:span> .) </text:p>
        <text:p text:style-name="entry_letData"><text:span text:style-name="headword_entry_letData">alunġ  </text:span> <text:span text:style-name="pronunciation_pronunciations_entry_letData">[a.ˈl̪uɴ]</text:span>  <text:span text:style-name="partofspeech_.en_grammaticalinfo_sense_senses_entry_letData">noun(al) </text:span>  <text:span text:style-name="xlanguagetag_.en_xitem_.en_definition_.en_sense_senses_entry_letData">Eng </text:span><text:span text:style-name="xitem_.en_definition_.en_sense_senses_entry_letData">widower</text:span> <text:span text:style-name="xlanguagetag_.en_xitem_.tpi_definition_.en_sense_senses_entry_letData"> Pdg </text:span><text:span text:style-name="xitem_.tpi_definition_.en_sense_senses_entry_letData">man meri bilong en i dai pinis</text:span>  <text:span text:style-name="xlanguagetag_.en_example_examples_sense_senses_entry_letData">Bua </text:span><text:span text:style-name="example_examples_sense_senses_entry_letData">Venë diiḳ getu alunġ raḳ </text:span> <text:span text:style-name="xlanguagetag_.en_translation_.en_translations_examples_sense_senses_entry_letData">Eng </text:span><text:span text:style-name="translation_.en_translations_examples_sense_senses_entry_letData">His wife died and he became a widower </text:span>  <text:span text:style-name="semanticdomainabbr_.en_xitem_semanticdomains_sense_senses_entry_letData">(sem. domains: 2.6.1 - </text:span> <text:span text:style-name="semanticdomainname_.en_xitem_semanticdomains_sense_senses_entry_letData">Marriage</text:span> <text:span text:style-name="semanticdomainabbr_.en_xitem_semanticdomains_sense_senses_entry_letData">, 2.6.1.4 - </text:span> <text:span text:style-name="semanticdomainname_.en_xitem_semanticdomains_sense_senses_entry_letData">Divorce</text:span> .) <text:span>comp. </text:span> <text:span text:style-name="complexentryform_.bzh_complexformrefs_entry_letData">alunġ-bu</text:span>  </text:p>
        <text:p text:style-name="entry_letData"><text:span text:style-name="headword_entry_letData">alunġ-bu  </text:span> <text:span text:style-name="pronunciation_pronunciations_entry_letData">[a.ˈl̪uɴ.ᵐbu]</text:span>  <text:span text:style-name="entrytypeabbr_.en_primaryrefs_entry_letData">(comp. of </text:span> <text:span text:style-name="mainentryref_primaryrefs_entry_letData">alunġ</text:span> ) <text:span text:style-name="partofspeech_.en_grammaticalinfo_sense_senses_entry_letData">noun(al) </text:span>  <text:span text:style-name="xlanguagetag_.en_xitem_.en_definition_.en_sense_senses_entry_letData">Eng </text:span><text:span text:style-name="xitem_.en_definition_.en_sense_senses_entry_letData">widower--one who remains unmarried after the death of his wife.</text:span> <text:span text:style-name="xlanguagetag_.en_xitem_.tpi_definition_.en_sense_senses_entry_letData"> Pdg </text:span><text:span text:style-name="xitem_.tpi_definition_.en_sense_senses_entry_letData">man meri bilong en i dai pinis</text:span>  <text:span text:style-name="xlanguagetag_.en_example_examples_sense_senses_entry_letData">Bua </text:span><text:span text:style-name="example_examples_sense_senses_entry_letData">Alunġbu gevenë ma </text:span> <text:span text:style-name="xlanguagetag_.en_translation_.en_translations_examples_sense_senses_entry_letData">Eng </text:span><text:span text:style-name="translation_.en_translations_examples_sense_senses_entry_letData">He has no wife but remained a widower </text:span>  <text:span text:style-name="semanticdomainabbr_.en_xitem_semanticdomains_sense_senses_entry_letData">(sem. domains: 2.6.1 - </text:span> <text:span text:style-name="semanticdomainname_.en_xitem_semanticdomains_sense_senses_entry_letData">Marriage</text:span> <text:span text:style-name="semanticdomainabbr_.en_xitem_semanticdomains_sense_senses_entry_letData">, 2.6.1.4 - </text:span> <text:span text:style-name="semanticdomainname_.en_xitem_semanticdomains_sense_senses_entry_letData">Divorce</text:span> .) </text:p>
        <text:p text:style-name="entry_letData"><text:span text:style-name="headword_entry_letData">alunġbu  </text:span> <text:span text:style-name="pronunciation_pronunciations_entry_letData">[a.ˈl̪uɴ.ᵐbu]</text:span>  <text:span text:style-name="partofspeech_.en_grammaticalinfo_sense_senses_entry_letData">noun(al) </text:span>  <text:span text:style-name="xlanguagetag_.en_xitem_.en_definition_.en_sense_senses_entry_letData">Eng </text:span><text:span text:style-name="xitem_.en_definition_.en_sense_senses_entry_letData">bird-probably Stella's lorikeet (male)</text:span> <text:span text:style-name="xlanguagetag_.en_xitem_.tpi_definition_.en_sense_senses_entry_letData"> Pdg </text:span><text:span text:style-name="xitem_.tpi_definition_.en_sense_senses_entry_letData">wanpela kain kara pisin</text:span>  <text:span text:style-name="xlanguagetag_.en_example_examples_sense_senses_entry_letData">Bua </text:span><text:span text:style-name="example_examples_sense_senses_entry_letData">Sa vanëh alunġbu nemadvahi </text:span> <text:span text:style-name="xlanguagetag_.en_translation_.en_translations_examples_sense_senses_entry_letData">Eng </text:span><text:span text:style-name="translation_.en_translations_examples_sense_senses_entry_letData">I shot five lorikeets </text:span>  <text:span text:style-name="lexreftype_relations_sense_senses_entry_letData">Gen: </text:span> <text:span text:style-name="sensecrossref_lexreftargets_relations_sense_senses_entry_letData">soḳ<text:span text:style-name="xsensenumber_.en_sensecrossref_lexreftargets_relations_sense_senses_entry_letData"> 1</text:span></text:span> . <text:span text:style-name="semanticdomainabbr_.en_semanticdomains_sense_senses_entry_letData">(sem. domains: 1.6.1.2 - </text:span> <text:span text:style-name="semanticdomainname_.en_semanticdomains_sense_senses_entry_letData">Bird</text:span> .) </text:p>
        <text:p text:style-name="entry_letData"><text:span text:style-name="headword_entry_letData">aluu  </text:span> <text:span text:style-name="pronunciation_pronunciations_entry_letData">[a.ˈl̪uː]</text:span>  <text:span>(sp. var. </text:span> <text:span text:style-name="variantrefform_.bzh_variantrefs_entry_letData">alu</text:span> ) <text:span text:style-name="crossreftype_crossrefs_entry_letData">cf: </text:span> <text:span text:style-name="crossref_crossreftargets_crossrefs_entry_letData">alu</text:span> . <text:span text:style-name="xsensenumber_.en_sense_senses_entry_letData">1) </text:span> <text:span text:style-name="partofspeech_.en_grammaticalinfo_sense_senses_entry_letData">Pro </text:span>  <text:span text:style-name="xlanguagetag_.en_xitem_.en_definition_.en_sense_senses_entry_letData">Eng </text:span><text:span text:style-name="xitem_.en_definition_.en_sense_senses_entry_letData">we two, including the hearer; first person dual pronoun.</text:span> <text:span text:style-name="xlanguagetag_.en_xitem_.tpi_definition_.en_sense_senses_entry_letData"> Pdg </text:span><text:span text:style-name="xitem_.tpi_definition_.en_sense_senses_entry_letData">yumitupela</text:span>  <text:span text:style-name="xlanguagetag_.en_example_examples_sense_senses_entry_letData">Bua </text:span><text:span text:style-name="example_examples_sense_senses_entry_letData">Anöö su raḳ aluu buk </text:span> <text:span text:style-name="xlanguagetag_.en_translation_.en_translations_examples_sense_senses_entry_letData">Eng </text:span><text:span text:style-name="translation_.en_translations_examples_sense_senses_entry_letData">The dog barked at us two in the night </text:span>  <text:span text:style-name="lexreftype_relations_sense_senses_entry_letData">Sim: </text:span> <text:span text:style-name="sensecrossref_xitem_lexreftargets_relations_sense_senses_entry_letData">alöö<text:span text:style-name="xsensenumber_.en_sensecrossref_xitem_lexreftargets_relations_sense_senses_entry_letData"> 1</text:span></text:span> <text:span text:style-name="sensecrossref_xitem_lexreftargets_relations_sense_senses_entry_letData">, ham</text:span> <text:span text:style-name="sensecrossref_xitem_lexreftargets_relations_sense_senses_entry_letData">, he</text:span> <text:span text:style-name="sensecrossref_xitem_lexreftargets_relations_sense_senses_entry_letData">, hil</text:span> <text:span text:style-name="sensecrossref_xitem_lexreftargets_relations_sense_senses_entry_letData">, hir</text:span> <text:span text:style-name="sensecrossref_xitem_lexreftargets_relations_sense_senses_entry_letData">, honġ</text:span> <text:span text:style-name="sensecrossref_xitem_lexreftargets_relations_sense_senses_entry_letData">, lööho</text:span> <text:span text:style-name="sensecrossref_xitem_lexreftargets_relations_sense_senses_entry_letData">, luho<text:span text:style-name="xsensenumber_.en_sensecrossref_xitem_lexreftargets_relations_sense_senses_entry_letData"> 1</text:span></text:span> <text:span text:style-name="sensecrossref_xitem_lexreftargets_relations_sense_senses_entry_letData">, luhoho</text:span> <text:span text:style-name="sensecrossref_xitem_lexreftargets_relations_sense_senses_entry_letData">, melöö</text:span> <text:span text:style-name="sensecrossref_xitem_lexreftargets_relations_sense_senses_entry_letData">, melu</text:span> <text:span text:style-name="sensecrossref_xitem_lexreftargets_relations_sense_senses_entry_letData">, meluu</text:span> <text:span text:style-name="sensecrossref_xitem_lexreftargets_relations_sense_senses_entry_letData">, nġo<text:span text:style-name="xhomographnumber_sensecrossref_xitem_lexreftargets_relations_sense_senses_entry_letData">2</text:span><text:span text:style-name="xsensenumber_.en_sensecrossref_xitem_lexreftargets_relations_sense_senses_entry_letData"> 1</text:span></text:span> <text:span text:style-name="sensecrossref_xitem_lexreftargets_relations_sense_senses_entry_letData">, nġo<text:span text:style-name="xhomographnumber_sensecrossref_xitem_lexreftargets_relations_sense_senses_entry_letData">2</text:span><text:span text:style-name="xsensenumber_.en_sensecrossref_xitem_lexreftargets_relations_sense_senses_entry_letData"> 2</text:span></text:span> <text:span text:style-name="sensecrossref_xitem_lexreftargets_relations_sense_senses_entry_letData">, sa<text:span text:style-name="xhomographnumber_sensecrossref_xitem_lexreftargets_relations_sense_senses_entry_letData">1</text:span></text:span> <text:span text:style-name="sensecrossref_xitem_lexreftargets_relations_sense_senses_entry_letData">, se-</text:span> <text:span text:style-name="sensecrossref_xitem_lexreftargets_relations_sense_senses_entry_letData">, sir</text:span> <text:span text:style-name="sensecrossref_xitem_lexreftargets_relations_sense_senses_entry_letData">, yi</text:span> <text:span text:style-name="sensecrossref_xitem_lexreftargets_relations_sense_senses_entry_letData">, yö<text:span text:style-name="xhomographnumber_sensecrossref_xitem_lexreftargets_relations_sense_senses_entry_letData">1</text:span></text:span> . <text:span text:style-name="xsensenumber_.en_sense_senses_entry_letData">  2) </text:span> <text:span text:style-name="partofspeech_.en_grammaticalinfo_sense_senses_entry_letData">Pro </text:span>  <text:span text:style-name="xlanguagetag_.en_xitem_.en_definition_.en_sense_senses_entry_letData">Eng </text:span><text:span text:style-name="xitem_.en_definition_.en_sense_senses_entry_letData">we two, excluding the hearer</text:span> <text:span text:style-name="xlanguagetag_.en_xitem_.tpi_definition_.en_sense_senses_entry_letData"> Pdg </text:span><text:span text:style-name="xitem_.tpi_definition_.en_sense_senses_entry_letData">mitupela</text:span>  <text:span text:style-name="xlanguagetag_.en_example_examples_sense_senses_entry_letData">Bua </text:span><text:span text:style-name="example_examples_sense_senses_entry_letData">Nyël ti töḳ vu aluu ggëp aggata beto meya vos ayo </text:span> <text:span text:style-name="xlanguagetag_.en_translation_.en_translations_examples_sense_senses_entry_letData">Eng </text:span><text:span text:style-name="translation_.en_translations_examples_sense_senses_entry_letData">A snake met us on the road and it went down into the bush </text:span>  <text:span>ClExp </text:span> <text:span text:style-name="complexentryform_.bzh_xitem_complexformrefs_entry_letData">alana</text:span> <text:span> ClExp </text:span> <text:span text:style-name="complexentryform_.bzh_xitem_complexformrefs_entry_letData">alaya</text:span>  </text:p>
        <text:p text:style-name="entry_letData"><text:span text:style-name="headword_entry_letData">ama<text:span text:style-name="xhomographnumber_headword_entry_letData">1</text:span>  </text:span> <text:span text:style-name="pronunciation_pronunciations_entry_letData">[ˈa.ma]</text:span>  <text:span text:style-name="partofspeech_.en_grammaticalinfo_sense_senses_entry_letData">noun(inal) </text:span>  <text:span text:style-name="xlanguagetag_.en_xitem_.en_definition_.en_sense_senses_entry_letData">Eng </text:span><text:span text:style-name="xitem_.en_definition_.en_sense_senses_entry_letData">father. This is a classificatory kin term, and includes one's father's brothers, and the fathers of one's siblings</text:span> <text:span text:style-name="xlanguagetag_.en_xitem_.tpi_definition_.en_sense_senses_entry_letData"> Pdg </text:span><text:span text:style-name="xitem_.tpi_definition_.en_sense_senses_entry_letData">papa</text:span>  <text:span text:style-name="xlanguagetag_.en_example_examples_sense_senses_entry_letData">Bua </text:span><text:span text:style-name="example_examples_sense_senses_entry_letData">Nër vu ama bë nakud yi </text:span> <text:span text:style-name="xlanguagetag_.en_translation_.en_translations_examples_sense_senses_entry_letData">Eng </text:span><text:span text:style-name="translation_.en_translations_examples_sense_senses_entry_letData">She asked her father to carry her </text:span>  <text:span text:style-name="lexreftype_relations_sense_senses_entry_letData">Sim: </text:span> <text:span text:style-name="sensecrossref_xitem_lexreftargets_relations_sense_senses_entry_letData">ala ngwë</text:span> <text:span text:style-name="sensecrossref_xitem_lexreftargets_relations_sense_senses_entry_letData">, ari<text:span text:style-name="xhomographnumber_sensecrossref_xitem_lexreftargets_relations_sense_senses_entry_letData">1</text:span></text:span> <text:span text:style-name="sensecrossref_xitem_lexreftargets_relations_sense_senses_entry_letData">, ari-avëh</text:span> <text:span text:style-name="sensecrossref_xitem_lexreftargets_relations_sense_senses_entry_letData">, ari-maluh</text:span> <text:span text:style-name="sensecrossref_xitem_lexreftargets_relations_sense_senses_entry_letData">, ata<text:span text:style-name="xsensenumber_.en_sensecrossref_xitem_lexreftargets_relations_sense_senses_entry_letData"> 1</text:span></text:span> <text:span text:style-name="sensecrossref_xitem_lexreftargets_relations_sense_senses_entry_letData">, avëhnö</text:span> <text:span text:style-name="sensecrossref_xitem_lexreftargets_relations_sense_senses_entry_letData">, bu<text:span text:style-name="xsensenumber_.en_sensecrossref_xitem_lexreftargets_relations_sense_senses_entry_letData"> 1</text:span></text:span> <text:span text:style-name="sensecrossref_xitem_lexreftargets_relations_sense_senses_entry_letData">, ġadë</text:span> <text:span text:style-name="sensecrossref_xitem_lexreftargets_relations_sense_senses_entry_letData">, ggen<text:span text:style-name="xsensenumber_.en_sensecrossref_xitem_lexreftargets_relations_sense_senses_entry_letData"> 1</text:span></text:span> <text:span text:style-name="sensecrossref_xitem_lexreftargets_relations_sense_senses_entry_letData">, gwenö</text:span> <text:span text:style-name="sensecrossref_xitem_lexreftargets_relations_sense_senses_entry_letData">, maluhnö</text:span> <text:span text:style-name="sensecrossref_xitem_lexreftargets_relations_sense_senses_entry_letData">, mewa<text:span text:style-name="xsensenumber_.en_sensecrossref_xitem_lexreftargets_relations_sense_senses_entry_letData"> 1</text:span></text:span> <text:span text:style-name="sensecrossref_xitem_lexreftargets_relations_sense_senses_entry_letData">, nalu<text:span text:style-name="xsensenumber_.en_sensecrossref_xitem_lexreftargets_relations_sense_senses_entry_letData"> 1</text:span></text:span> <text:span text:style-name="sensecrossref_xitem_lexreftargets_relations_sense_senses_entry_letData">, regga</text:span> <text:span text:style-name="sensecrossref_xitem_lexreftargets_relations_sense_senses_entry_letData">, tava<text:span text:style-name="xsensenumber_.en_sensecrossref_xitem_lexreftargets_relations_sense_senses_entry_letData"> 1</text:span></text:span> <text:span text:style-name="sensecrossref_xitem_lexreftargets_relations_sense_senses_entry_letData">, venë</text:span> <text:span text:style-name="sensecrossref_xitem_lexreftargets_relations_sense_senses_entry_letData">, ves</text:span> <text:span text:style-name="sensecrossref_xitem_lexreftargets_relations_sense_senses_entry_letData">, ḳenu<text:span text:style-name="xsensenumber_.en_sensecrossref_xitem_lexreftargets_relations_sense_senses_entry_letData"> 1</text:span></text:span> <text:span text:style-name="sensecrossref_xitem_lexreftargets_relations_sense_senses_entry_letData">, dobahë</text:span> <text:span text:style-name="sensecrossref_xitem_lexreftargets_relations_sense_senses_entry_letData">, ḳeriing<text:span text:style-name="xsensenumber_.en_sensecrossref_xitem_lexreftargets_relations_sense_senses_entry_letData"> 2</text:span></text:span> . <text:span text:style-name="semanticdomainabbr_.en_semanticdomains_sense_senses_entry_letData">(sem. domains: 4.1.9.1 - </text:span> <text:span text:style-name="semanticdomainname_.en_semanticdomains_sense_senses_entry_letData">Related by birth</text:span> .) </text:p>
        <text:p text:style-name="entry_letData"><text:span text:style-name="headword_entry_letData">ama<text:span text:style-name="xhomographnumber_headword_entry_letData">2</text:span>  </text:span> <text:span text:style-name="pronunciation_pronunciations_entry_letData">[ˈa.ma]</text:span>  <text:span text:style-name="partofspeech_.en_grammaticalinfo_sense_senses_entry_letData">noun(al) </text:span>  <text:span text:style-name="xlanguagetag_.en_xitem_.en_definition_.en_sense_senses_entry_letData">Eng </text:span><text:span text:style-name="xitem_.en_definition_.en_sense_senses_entry_letData">hammer</text:span> <text:span text:style-name="xlanguagetag_.en_xitem_.tpi_definition_.en_sense_senses_entry_letData"> Pdg </text:span><text:span text:style-name="xitem_.tpi_definition_.en_sense_senses_entry_letData">hama</text:span>  <text:span text:style-name="xlanguagetag_.en_example_examples_sense_senses_entry_letData">Bua </text:span><text:span text:style-name="example_examples_sense_senses_entry_letData">Vo ama yam mesa hetur brëm! </text:span> <text:span text:style-name="xlanguagetag_.en_translation_.en_translations_examples_sense_senses_entry_letData">Eng </text:span><text:span text:style-name="translation_.en_translations_examples_sense_senses_entry_letData">Give me the hammer and I'll pull out the nail! </text:span>  <text:span text:style-name="semanticdomainabbr_.en_semanticdomains_sense_senses_entry_letData">(sem. domains: 6.2.8 - </text:span> <text:span text:style-name="semanticdomainname_.en_semanticdomains_sense_senses_entry_letData">Agricultural tool</text:span> .) </text:p>
        <text:p text:style-name="entry_letData"><text:span text:style-name="headword_entry_letData">amëgo  </text:span> <text:span text:style-name="pronunciation_pronunciations_entry_letData">[a.ˈme.ᵑɡo]</text:span>  <text:span text:style-name="partofspeech_.en_grammaticalinfo_sense_senses_entry_letData">noun(al) </text:span>  <text:span text:style-name="xlanguagetag_.en_xitem_.en_definition_.en_sense_senses_entry_letData">Eng </text:span><text:span text:style-name="xitem_.en_definition_.en_sense_senses_entry_letData">tapioca</text:span> <text:span text:style-name="xlanguagetag_.en_xitem_.tpi_definition_.en_sense_senses_entry_letData"> Pdg </text:span><text:span text:style-name="xitem_.tpi_definition_.en_sense_senses_entry_letData">tapiok</text:span>  <text:span text:style-name="xlanguagetag_.en_example_examples_sense_senses_entry_letData">Bua </text:span><text:span text:style-name="example_examples_sense_senses_entry_letData">Amëgo nesis anon ahë ḳeḳunġ </text:span> <text:span text:style-name="xlanguagetag_.en_translation_.en_translations_examples_sense_senses_entry_letData">Eng </text:span><text:span text:style-name="translation_.en_translations_examples_sense_senses_entry_letData">The tapioca produces round fruit </text:span>  <text:span text:style-name="lexreftype_relations_sense_senses_entry_letData">Gen: </text:span> <text:span text:style-name="sensecrossref_lexreftargets_relations_sense_senses_entry_letData">nos</text:span> . <text:span>Euphorbiaceae, Manihot utilissima Pohl </text:span> </text:p>
        <text:p text:style-name="entry_letData"><text:span text:style-name="headword_entry_letData">amon  </text:span> <text:span text:style-name="pronunciation_pronunciations_entry_letData">[a.ˈmon]</text:span>  <text:span>(inf. var. </text:span> <text:span text:style-name="variantrefform_.bzh_variantrefs_entry_letData">mon<text:span text:style-name="xhomographnumber_variantrefform_.bzh_variantrefs_entry_letData">2</text:span></text:span> ) <text:span text:style-name="crossreftype_crossrefs_entry_letData">cf: </text:span> <text:span text:style-name="crossref_crossreftargets_crossrefs_entry_letData">mon<text:span text:style-name="xhomographnumber_crossref_crossreftargets_crossrefs_entry_letData">2</text:span></text:span> . <text:span text:style-name="partofspeech_.en_grammaticalinfo_sense_senses_entry_letData">noun(al) </text:span>  <text:span text:style-name="xlanguagetag_.en_xitem_.en_definition_.en_sense_senses_entry_letData">Eng </text:span><text:span text:style-name="xitem_.en_definition_.en_sense_senses_entry_letData">second son, the second male issue of a woman</text:span> <text:span text:style-name="xlanguagetag_.en_xitem_.tpi_definition_.en_sense_senses_entry_letData"> Pdg </text:span><text:span text:style-name="xitem_.tpi_definition_.en_sense_senses_entry_letData">namba tu pikinini man</text:span>  <text:span text:style-name="xlanguagetag_.en_example_examples_sense_senses_entry_letData">Bua </text:span><text:span text:style-name="example_examples_sense_senses_entry_letData">Mehö saga ni nebë amon </text:span> <text:span text:style-name="xlanguagetag_.en_translation_.en_translations_examples_sense_senses_entry_letData">Eng </text:span><text:span text:style-name="translation_.en_translations_examples_sense_senses_entry_letData">That person looks like amon </text:span>  <text:span text:style-name="lexreftype_relations_sense_senses_entry_letData">Num: </text:span> <text:span text:style-name="sensecrossref_xitem_lexreftargets_relations_sense_senses_entry_letData">ḳele-pu-töḳsën<text:span text:style-name="xsensenumber_.en_sensecrossref_xitem_lexreftargets_relations_sense_senses_entry_letData"> 2</text:span></text:span> <text:span text:style-name="sensecrossref_xitem_lexreftargets_relations_sense_senses_entry_letData">, dahisoong</text:span> <text:span text:style-name="sensecrossref_xitem_lexreftargets_relations_sense_senses_entry_letData">, meggi</text:span> <text:span text:style-name="sensecrossref_xitem_lexreftargets_relations_sense_senses_entry_letData">, bewë</text:span> <text:span text:style-name="sensecrossref_xitem_lexreftargets_relations_sense_senses_entry_letData">, ġuu</text:span> <text:span text:style-name="sensecrossref_xitem_lexreftargets_relations_sense_senses_entry_letData">, see</text:span> <text:span text:style-name="sensecrossref_xitem_lexreftargets_relations_sense_senses_entry_letData">, gwee<text:span text:style-name="xhomographnumber_sensecrossref_xitem_lexreftargets_relations_sense_senses_entry_letData">1</text:span></text:span> <text:span text:style-name="sensecrossref_xitem_lexreftargets_relations_sense_senses_entry_letData">, amon</text:span> <text:span text:style-name="sensecrossref_xitem_lexreftargets_relations_sense_senses_entry_letData">, aġuu</text:span> . <text:span text:style-name="semanticdomainabbr_.en_xitem_semanticdomains_sense_senses_entry_letData">(sem. domains: 4.1.9.1 - </text:span> <text:span text:style-name="semanticdomainname_.en_xitem_semanticdomains_sense_senses_entry_letData">Related by birth</text:span> <text:span text:style-name="semanticdomainabbr_.en_xitem_semanticdomains_sense_senses_entry_letData">, 8.1.1.2 - </text:span> <text:span text:style-name="semanticdomainname_.en_xitem_semanticdomains_sense_senses_entry_letData">Ordinal numbers</text:span> .) <text:span>comp. </text:span> <text:span text:style-name="complexentryform_.bzh_xitem_complexformrefs_entry_letData">monaraaḳ</text:span> <text:span> comp. </text:span> <text:span text:style-name="complexentryform_.bzh_xitem_complexformrefs_entry_letData">monavaa<text:span text:style-name="xhomographnumber_complexentryform_.bzh_xitem_complexformrefs_entry_letData">1</text:span></text:span> <text:span> comp. </text:span> <text:span text:style-name="complexentryform_.bzh_xitem_complexformrefs_entry_letData">monavaa<text:span text:style-name="xhomographnumber_complexentryform_.bzh_xitem_complexformrefs_entry_letData">2</text:span></text:span> <text:span> comp. </text:span> <text:span text:style-name="complexentryform_.bzh_xitem_complexformrefs_entry_letData">monavëh<text:span text:style-name="xhomographnumber_complexentryform_.bzh_xitem_complexformrefs_entry_letData">1</text:span></text:span> <text:span> comp. </text:span> <text:span text:style-name="complexentryform_.bzh_xitem_complexformrefs_entry_letData">monavëh<text:span text:style-name="xhomographnumber_complexentryform_.bzh_xitem_complexformrefs_entry_letData">2</text:span></text:span> <text:span> comp. </text:span> <text:span text:style-name="complexentryform_.bzh_xitem_complexformrefs_entry_letData">monawëës<text:span text:style-name="xhomographnumber_complexentryform_.bzh_xitem_complexformrefs_entry_letData">1</text:span></text:span> <text:span> comp. </text:span> <text:span text:style-name="complexentryform_.bzh_xitem_complexformrefs_entry_letData">monawëës<text:span text:style-name="xhomographnumber_complexentryform_.bzh_xitem_complexformrefs_entry_letData">2</text:span></text:span> <text:span> comp. </text:span> <text:span text:style-name="complexentryform_.bzh_xitem_complexformrefs_entry_letData">monawëës<text:span text:style-name="xhomographnumber_complexentryform_.bzh_xitem_complexformrefs_entry_letData">3</text:span></text:span> <text:span> comp. </text:span> <text:span text:style-name="complexentryform_.bzh_xitem_complexformrefs_entry_letData">monbël</text:span> <text:span> comp. </text:span> <text:span text:style-name="complexentryform_.bzh_xitem_complexformrefs_entry_letData">monhuv</text:span> <text:span> comp. </text:span> <text:span text:style-name="complexentryform_.bzh_xitem_complexformrefs_entry_letData">monkedë</text:span> <text:span> comp. </text:span> <text:span text:style-name="complexentryform_.bzh_xitem_complexformrefs_entry_letData">monḳavaan</text:span>  </text:p>
        <text:p text:style-name="entry_letData"><text:span text:style-name="headword_entry_letData">ana  </text:span> <text:span text:style-name="pronunciation_pronunciations_entry_letData">[ˈa.na]</text:span>  <text:span text:style-name="partofspeech_.en_grammaticalinfo_sense_senses_entry_letData">noun(al) </text:span>  <text:span text:style-name="xlanguagetag_.en_xitem_.en_definition_.en_sense_senses_entry_letData">Eng </text:span><text:span text:style-name="xitem_.en_definition_.en_sense_senses_entry_letData">turtle-the large sea-going kind</text:span> <text:span text:style-name="xlanguagetag_.en_xitem_.tpi_definition_.en_sense_senses_entry_letData"> Pdg </text:span><text:span text:style-name="xitem_.tpi_definition_.en_sense_senses_entry_letData">trausel</text:span>  <text:span text:style-name="xlanguagetag_.en_example_examples_sense_senses_entry_letData">Bua </text:span><text:span text:style-name="example_examples_sense_senses_entry_letData">Alam denegga ana nalu in nivesa </text:span> <text:span text:style-name="xlanguagetag_.en_translation_.en_translations_examples_sense_senses_entry_letData">Eng </text:span><text:span text:style-name="translation_.en_translations_examples_sense_senses_entry_letData">People eat turtle eggs because they are good </text:span>  <text:span text:style-name="lexreftype_relations_sense_senses_entry_letData">Sim: </text:span> <text:span text:style-name="sensecrossref_xitem_lexreftargets_relations_sense_senses_entry_letData">beḳöġ<text:span text:style-name="xhomographnumber_sensecrossref_xitem_lexreftargets_relations_sense_senses_entry_letData">2</text:span></text:span> <text:span text:style-name="sensecrossref_xitem_lexreftargets_relations_sense_senses_entry_letData">, ġu-nëëm</text:span> <text:span text:style-name="sensecrossref_xitem_lexreftargets_relations_sense_senses_entry_letData">, ġu-veriik<text:span text:style-name="xhomographnumber_sensecrossref_xitem_lexreftargets_relations_sense_senses_entry_letData">2</text:span></text:span> <text:span text:style-name="sensecrossref_xitem_lexreftargets_relations_sense_senses_entry_letData">, ḳapoḳawii</text:span> <text:span text:style-name="sensecrossref_xitem_lexreftargets_relations_sense_senses_entry_letData">, ḳarob</text:span> <text:span text:style-name="sensecrossref_xitem_lexreftargets_relations_sense_senses_entry_letData">, ḳepaa</text:span> <text:span text:style-name="sensecrossref_xitem_lexreftargets_relations_sense_senses_entry_letData">, nyël</text:span> <text:span text:style-name="sensecrossref_xitem_lexreftargets_relations_sense_senses_entry_letData">, rawër<text:span text:style-name="xsensenumber_.en_sensecrossref_xitem_lexreftargets_relations_sense_senses_entry_letData"> 1</text:span></text:span> <text:span text:style-name="sensecrossref_xitem_lexreftargets_relations_sense_senses_entry_letData">, ḳaġel</text:span> <text:span text:style-name="sensecrossref_xitem_lexreftargets_relations_sense_senses_entry_letData">, aperek-agga</text:span> . <text:span text:style-name="semanticdomainabbr_.en_semanticdomains_sense_senses_entry_letData">(sem. domains: 1.6.1.3 - </text:span> <text:span text:style-name="semanticdomainname_.en_semanticdomains_sense_senses_entry_letData">Reptile</text:span> .) </text:p>
        <text:p text:style-name="entry_letData"><text:span text:style-name="headword_entry_letData">anahek<text:span text:style-name="xhomographnumber_headword_entry_letData">1</text:span>  </text:span> <text:span text:style-name="pronunciation_pronunciations_entry_letData">[a.ˈnaʁ.ək]</text:span>  <text:span text:style-name="crossreftype_crossrefs_entry_letData">cf: </text:span> <text:span text:style-name="crossref_crossreftargets_crossrefs_entry_letData">ḳevileḳ</text:span> . <text:span text:style-name="partofspeech_.en_grammaticalinfo_sense_senses_entry_letData">noun(al) </text:span>  <text:span text:style-name="xlanguagetag_.en_xitem_.en_definition_.en_sense_senses_entry_letData">Eng </text:span><text:span text:style-name="xitem_.en_definition_.en_sense_senses_entry_letData">edible tuber similar to the yam</text:span> <text:span text:style-name="xlanguagetag_.en_xitem_.tpi_definition_.en_sense_senses_entry_letData"> Pdg </text:span><text:span text:style-name="xitem_.tpi_definition_.en_sense_senses_entry_letData">mami</text:span>  <text:span text:style-name="xlanguagetag_.en_example_examples_sense_senses_entry_letData">Bua </text:span><text:span text:style-name="example_examples_sense_senses_entry_letData">Anahek og ḳele ti hil aġa anon log anahek og ḳevileḳ ti arë ving </text:span> <text:span text:style-name="xlanguagetag_.en_translation_.en_translations_examples_sense_senses_entry_letData">Eng </text:span><text:span text:style-name="translation_.en_translations_examples_sense_senses_entry_letData">Anahek is a tree whose fruit we eat and it is also a kind of wild yam. </text:span>  <text:span text:style-name="lexreftype_relations_sense_senses_entry_letData">gen: </text:span> <text:span text:style-name="sensecrossref_lexreftargets_relations_sense_senses_entry_letData">ḳevileḳ</text:span> . <text:span text:style-name="semanticdomainabbr_.en_semanticdomains_sense_senses_entry_letData">(sem. domains: 1.5.5 - </text:span> <text:span text:style-name="semanticdomainname_.en_semanticdomains_sense_senses_entry_letData">Parts of a plant</text:span> .) </text:p>
        <text:p text:style-name="entry_letData"><text:span text:style-name="headword_entry_letData">anahek<text:span text:style-name="xhomographnumber_headword_entry_letData">2</text:span>  </text:span> <text:span text:style-name="pronunciation_pronunciations_entry_letData">[a.ˈnaʁ.ək]</text:span>  <text:span text:style-name="partofspeech_.en_grammaticalinfo_sense_senses_entry_letData">noun(al) </text:span>  <text:span text:style-name="xlanguagetag_.en_xitem_.en_definition_.en_sense_senses_entry_letData">Eng </text:span><text:span text:style-name="xitem_.en_definition_.en_sense_senses_entry_letData">variety of tree-this is a coastal tree and has delicious edible nuts</text:span> <text:span text:style-name="xlanguagetag_.en_xitem_.tpi_definition_.en_sense_senses_entry_letData"> Pdg </text:span><text:span text:style-name="xitem_.tpi_definition_.en_sense_senses_entry_letData">diwai galip</text:span>  <text:span text:style-name="xlanguagetag_.en_example_examples_sense_senses_entry_letData">Bua </text:span><text:span text:style-name="example_examples_sense_senses_entry_letData">Anahek anon meru nivesa </text:span> <text:span text:style-name="xlanguagetag_.en_translation_.en_translations_examples_sense_senses_entry_letData">Eng </text:span><text:span text:style-name="translation_.en_translations_examples_sense_senses_entry_letData">The anahek nut has delicious juice </text:span>  <text:span text:style-name="lexreftype_relations_sense_senses_entry_letData">Gen: </text:span> <text:span text:style-name="sensecrossref_lexreftargets_relations_sense_senses_entry_letData">ḳele<text:span text:style-name="xsensenumber_.en_sensecrossref_lexreftargets_relations_sense_senses_entry_letData"> 1</text:span></text:span> . <text:span text:style-name="semanticdomainabbr_.en_semanticdomains_sense_senses_entry_letData">(sem. domains: 1.5.1 - </text:span> <text:span text:style-name="semanticdomainname_.en_semanticdomains_sense_senses_entry_letData">Tree</text:span> .) </text:p>
        <text:p text:style-name="entry_letData"><text:span text:style-name="headword_entry_letData">anii  </text:span> <text:span text:style-name="pronunciation_pronunciations_entry_letData">[a.ˈniː]</text:span>  <text:span text:style-name="partofspeech_.en_grammaticalinfo_sense_senses_entry_letData">noun(al) </text:span>  <text:span text:style-name="xlanguagetag_.en_xitem_.en_definition_.en_sense_senses_entry_letData">Eng </text:span><text:span text:style-name="xitem_.en_definition_.en_sense_senses_entry_letData">second daughter, the second female issue of a woman. When used in conjunction with a name, it is usually shortened to ni, as for example NiĠu</text:span> <text:span text:style-name="xlanguagetag_.en_xitem_.tpi_definition_.en_sense_senses_entry_letData"> Pdg </text:span><text:span text:style-name="xitem_.tpi_definition_.en_sense_senses_entry_letData">namba tu pikinini meri</text:span>  <text:span text:style-name="xlanguagetag_.en_example_examples_sense_senses_entry_letData">Bua </text:span><text:span text:style-name="example_examples_sense_senses_entry_letData">Avëh sënë ḳo nalu mewing lu anii </text:span> <text:span text:style-name="xlanguagetag_.en_translation_.en_translations_examples_sense_senses_entry_letData">Eng </text:span><text:span text:style-name="translation_.en_translations_examples_sense_senses_entry_letData">This woman bore her first and second daughters </text:span>  <text:span text:style-name="lexreftype_relations_sense_senses_entry_letData">Num: </text:span> <text:span text:style-name="sensecrossref_xitem_lexreftargets_relations_sense_senses_entry_letData">ḳele-pu-töḳsën<text:span text:style-name="xsensenumber_.en_sensecrossref_xitem_lexreftargets_relations_sense_senses_entry_letData"> 2</text:span></text:span> <text:span text:style-name="sensecrossref_xitem_lexreftargets_relations_sense_senses_entry_letData">, len<text:span text:style-name="xhomographnumber_sensecrossref_xitem_lexreftargets_relations_sense_senses_entry_letData">2</text:span></text:span> <text:span text:style-name="sensecrossref_xitem_lexreftargets_relations_sense_senses_entry_letData">, pahoov</text:span> <text:span text:style-name="sensecrossref_xitem_lexreftargets_relations_sense_senses_entry_letData">, tamu<text:span text:style-name="xhomographnumber_sensecrossref_xitem_lexreftargets_relations_sense_senses_entry_letData">2</text:span></text:span> <text:span text:style-name="sensecrossref_xitem_lexreftargets_relations_sense_senses_entry_letData">, sëj</text:span> <text:span text:style-name="sensecrossref_xitem_lexreftargets_relations_sense_senses_entry_letData">, dabi</text:span> <text:span text:style-name="sensecrossref_xitem_lexreftargets_relations_sense_senses_entry_letData">, velëḳ</text:span> <text:span text:style-name="sensecrossref_xitem_lexreftargets_relations_sense_senses_entry_letData">, anii</text:span> <text:span text:style-name="sensecrossref_xitem_lexreftargets_relations_sense_senses_entry_letData">, mewing</text:span> . <text:span text:style-name="semanticdomainabbr_.en_xitem_semanticdomains_sense_senses_entry_letData">(sem. domains: 4.1.9.1 - </text:span> <text:span text:style-name="semanticdomainname_.en_xitem_semanticdomains_sense_senses_entry_letData">Related by birth</text:span> <text:span text:style-name="semanticdomainabbr_.en_xitem_semanticdomains_sense_senses_entry_letData">, 8.1.1.2 - </text:span> <text:span text:style-name="semanticdomainname_.en_xitem_semanticdomains_sense_senses_entry_letData">Ordinal numbers</text:span> .) </text:p>
        <text:p text:style-name="entry_letData"><text:span text:style-name="headword_entry_letData">anil  </text:span> <text:span text:style-name="pronunciation_pronunciations_entry_letData">[a.ˈnil̪]</text:span>  <text:span text:style-name="crossreftype_crossrefs_entry_letData">cf: </text:span> <text:span text:style-name="crossref_xitem_crossreftargets_crossrefs_entry_letData">mehö-anil-yi</text:span> <text:span text:style-name="crossref_xitem_crossreftargets_crossrefs_entry_letData">, ruh anil</text:span> . <text:span text:style-name="partofspeech_.en_grammaticalinfo_sense_senses_entry_letData">noun(al) </text:span>  <text:span text:style-name="xlanguagetag_.en_xitem_.en_definition_.en_sense_senses_entry_letData">Eng </text:span><text:span text:style-name="xitem_.en_definition_.en_sense_senses_entry_letData">to be good at fighting with spears and dodging other people's spears by dancing up and down with the spear arm drawn back ready to throw, while taunting the enemy and dodging</text:span> <text:span text:style-name="xlanguagetag_.en_xitem_.tpi_definition_.en_sense_senses_entry_letData"> Pdg </text:span><text:span text:style-name="xitem_.tpi_definition_.en_sense_senses_entry_letData">man bilong abrusim spia we narapela man i sut long en na pait long spia</text:span>  <text:span text:style-name="xlanguagetag_.en_example_examples_sense_senses_entry_letData">Bua </text:span><text:span text:style-name="example_examples_sense_senses_entry_letData">Mapos deya anil Siiahë </text:span> <text:span text:style-name="xlanguagetag_.en_translation_.en_translations_examples_sense_senses_entry_letData">Eng </text:span><text:span text:style-name="translation_.en_translations_examples_sense_senses_entry_letData">Mapos went to fight at Siiahë </text:span>  <text:span text:style-name="semanticdomainabbr_.en_xitem_semanticdomains_sense_senses_entry_letData">(sem. domains: 4.8.2 - </text:span> <text:span text:style-name="semanticdomainname_.en_xitem_semanticdomains_sense_senses_entry_letData">Fight</text:span> <text:span text:style-name="semanticdomainabbr_.en_xitem_semanticdomains_sense_senses_entry_letData">, 4.8.3 - </text:span> <text:span text:style-name="semanticdomainname_.en_xitem_semanticdomains_sense_senses_entry_letData">War</text:span> .) </text:p>
        <text:p text:style-name="entry_letData"><text:span text:style-name="headword_entry_letData">anon  </text:span> <text:span text:style-name="pronunciation_pronunciations_entry_letData">[a.ˈnon]</text:span>  <text:span text:style-name="xsensenumber_.en_sense_senses_entry_letData">1) </text:span> <text:span text:style-name="partofspeech_.en_grammaticalinfo_sense_senses_entry_letData">noun(inal) </text:span>  <text:span text:style-name="xlanguagetag_.en_xitem_.en_definition_.en_sense_senses_entry_letData">Eng </text:span><text:span text:style-name="xitem_.en_definition_.en_sense_senses_entry_letData">fruit, seed</text:span> <text:span text:style-name="xlanguagetag_.en_xitem_.tpi_definition_.en_sense_senses_entry_letData"> Pdg </text:span><text:span text:style-name="xitem_.tpi_definition_.en_sense_senses_entry_letData">pikinini bilong diwai samting</text:span>  <text:span text:style-name="xlanguagetag_.en_example_xitem_examples_sense_senses_entry_letData">Bua </text:span><text:span text:style-name="example_xitem_examples_sense_senses_entry_letData">Sakom anon loḳ om hil aġa </text:span> <text:span text:style-name="xlanguagetag_.en_translation_.en_translations_xitem_examples_sense_senses_entry_letData">Eng </text:span><text:span text:style-name="translation_.en_translations_xitem_examples_sense_senses_entry_letData">There is fruit on the corn so let's eat it </text:span> <text:span text:style-name="xlanguagetag_.en_example_xitem_examples_sense_senses_entry_letData">  Bua </text:span><text:span text:style-name="example_xitem_examples_sense_senses_entry_letData">Sis anon luu meraḳ nare </text:span> <text:span text:style-name="xlanguagetag_.en_translation_.en_translations_xitem_examples_sense_senses_entry_letData">Eng </text:span><text:span text:style-name="translation_.en_translations_xitem_examples_sense_senses_entry_letData">It has two nuts/pieces of fruit on it </text:span>  <text:span text:style-name="semanticdomainabbr_.en_semanticdomains_sense_senses_entry_letData">(sem. domains: 1.5.6 - </text:span> <text:span text:style-name="semanticdomainname_.en_semanticdomains_sense_senses_entry_letData">Growth of plants</text:span> .) <text:span text:style-name="xsensenumber_.en_sense_senses_entry_letData">  2) </text:span> <text:span text:style-name="partofspeech_.en_grammaticalinfo_sense_senses_entry_letData">noun(inal) </text:span>  <text:span text:style-name="xlanguagetag_.en_xitem_.en_definition_.en_sense_senses_entry_letData">Eng </text:span><text:span text:style-name="xitem_.en_definition_.en_sense_senses_entry_letData">body</text:span> <text:span text:style-name="xlanguagetag_.en_xitem_.tpi_definition_.en_sense_senses_entry_letData"> Pdg </text:span><text:span text:style-name="xitem_.tpi_definition_.en_sense_senses_entry_letData">bodi</text:span>  <text:span text:style-name="xlanguagetag_.en_example_examples_sense_senses_entry_letData">Bua </text:span><text:span text:style-name="example_examples_sense_senses_entry_letData">Hil anod nedo vesa in hil naha nos meneġadu hil </text:span> <text:span text:style-name="xlanguagetag_.en_translation_.en_translations_examples_sense_senses_entry_letData">Eng </text:span><text:span text:style-name="translation_.en_translations_examples_sense_senses_entry_letData">Our bodies stay alive because we eat food and that strengthens us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2.6.6.2 - </text:span> <text:span text:style-name="semanticdomainname_.en_xitem_semanticdomains_sense_senses_entry_letData">Corpse</text:span> .) <text:span text:style-name="xsensenumber_.en_sense_senses_entry_letData">  3) </text:span> <text:span text:style-name="partofspeech_.en_grammaticalinfo_sense_senses_entry_letData">noun(inal) </text:span>  <text:span text:style-name="xlanguagetag_.en_xitem_.en_definition_.en_sense_senses_entry_letData">Eng </text:span><text:span text:style-name="xitem_.en_definition_.en_sense_senses_entry_letData">true, real</text:span> <text:span text:style-name="xlanguagetag_.en_xitem_.tpi_definition_.en_sense_senses_entry_letData"> Pdg </text:span><text:span text:style-name="xitem_.tpi_definition_.en_sense_senses_entry_letData">tru</text:span>  <text:span text:style-name="xlanguagetag_.en_example_xitem_examples_sense_senses_entry_letData">Bua </text:span><text:span text:style-name="example_xitem_examples_sense_senses_entry_letData">Nġaa pin sënë anon raḳ yoh vu ġaġek sën Mehöböp nër lo </text:span> <text:span text:style-name="xlanguagetag_.en_translation_.en_translations_xitem_examples_sense_senses_entry_letData">Eng </text:span><text:span text:style-name="translation_.en_translations_xitem_examples_sense_senses_entry_letData">All these things happened according to what the Lord said </text:span> <text:span text:style-name="xlanguagetag_.en_example_xitem_examples_sense_senses_entry_letData">  Bua </text:span><text:span text:style-name="example_xitem_examples_sense_senses_entry_letData">Ham kwamin nevo ġaġek sën senër agi lo bë anon ma  </text:span><text:span text:style-name="xlanguagetag_.en_translation_.en_translations_xitem_examples_sense_senses_entry_letData">Eng </text:span><text:span text:style-name="translation_.en_translations_xitem_examples_sense_senses_entry_letData">You think that what I just said is not true! </text:span>  <text:span text:style-name="semanticdomainabbr_.en_semanticdomains_sense_senses_entry_letData">(sem. domains: 3.5.1.3 - </text:span> <text:span text:style-name="semanticdomainname_.en_semanticdomains_sense_senses_entry_letData">True</text:span> .) <text:span text:style-name="xsensenumber_.en_sense_senses_entry_letData">  4) </text:span> <text:span text:style-name="partofspeech_.en_grammaticalinfo_sense_senses_entry_letData">noun(inal) </text:span>  <text:span text:style-name="xlanguagetag_.en_xitem_.en_definition_.en_sense_senses_entry_letData">Eng </text:span><text:span text:style-name="xitem_.en_definition_.en_sense_senses_entry_letData">spirit, essence, reality-this part of a person may leave the body in a dream (cf also kenu)</text:span> <text:span text:style-name="xlanguagetag_.en_xitem_.tpi_definition_.en_sense_senses_entry_letData"> Pdg </text:span><text:span text:style-name="xitem_.tpi_definition_.en_sense_senses_entry_letData">spirit/ tewel em i lusim bodi long nait long driman</text:span>  <text:span text:style-name="xlanguagetag_.en_example_examples_sense_senses_entry_letData">Bua </text:span><text:span text:style-name="example_examples_sense_senses_entry_letData">Yesu nġeeḳ böpata ggökin log lëëin anon ya </text:span> <text:span text:style-name="xlanguagetag_.en_translation_.en_translations_examples_sense_senses_entry_letData">Eng </text:span><text:span text:style-name="translation_.en_translations_examples_sense_senses_entry_letData">Jesus cried out loudly and released his spirit </text:span>  <text:span text:style-name="semanticdomainabbr_.en_xitem_semanticdomains_sense_senses_entry_letData">(sem. domains: 2.3.4 - </text:span> <text:span text:style-name="semanticdomainname_.en_xitem_semanticdomains_sense_senses_entry_letData">Smell</text:span> <text:span text:style-name="semanticdomainabbr_.en_xitem_semanticdomains_sense_senses_entry_letData">, 3.5.1.3.5 - </text:span> <text:span text:style-name="semanticdomainname_.en_xitem_semanticdomains_sense_senses_entry_letData">Real</text:span> <text:span text:style-name="semanticdomainabbr_.en_xitem_semanticdomains_sense_senses_entry_letData">, 4.9.2 - </text:span> <text:span text:style-name="semanticdomainname_.en_xitem_semanticdomains_sense_senses_entry_letData">Supernatural being</text:span> .) <text:span>ClExp </text:span> <text:span text:style-name="complexentryform_.bzh_xitem_complexformrefs_entry_letData">anon raḳ</text:span> <text:span> comp. </text:span> <text:span text:style-name="complexentryform_.bzh_xitem_complexformrefs_entry_letData">Anon Vabuung</text:span>  </text:p>
        <text:p text:style-name="entry_letData"><text:span text:style-name="headword_entry_letData">anon raḳ  </text:span> <text:span text:style-name="pronunciation_pronunciations_entry_letData">[a.ˈnon ɾaq]</text:span>  <text:span text:style-name="entrytypeabbr_.en_primaryrefs_entry_letData">(clExp. of </text:span> <text:span text:style-name="mainentryref_primaryrefs_entry_letData">anon</text:span> ) <text:span text:style-name="xlanguagetag_.en_xitem_.en_definition_.en_sense_senses_entry_letData">Eng </text:span><text:span text:style-name="xitem_.en_definition_.en_sense_senses_entry_letData">happen, come true, bear fruit</text:span> <text:span text:style-name="xlanguagetag_.en_xitem_.tpi_definition_.en_sense_senses_entry_letData"> Pdg </text:span><text:span text:style-name="xitem_.tpi_definition_.en_sense_senses_entry_letData">karim kaikai</text:span>  <text:span text:style-name="xlanguagetag_.en_example_examples_sense_senses_entry_letData">Bua </text:span><text:span text:style-name="example_examples_sense_senses_entry_letData">Wirek senër bë sëḳ baġo bööḳ lob gwëbeng sa hevonġ banon raḳ </text:span> <text:span text:style-name="xlanguagetag_.en_translation_.en_translations_examples_sense_senses_entry_letData">Eng </text:span><text:span text:style-name="translation_.en_translations_examples_sense_senses_entry_letData">I said before that I would buy a pig and today I have done it </text:span>  <text:span text:style-name="semanticdomainabbr_.en_semanticdomains_sense_senses_entry_letData">(sem. domains: 9.1.2.1 - </text:span> <text:span text:style-name="semanticdomainname_.en_semanticdomains_sense_senses_entry_letData">Happen</text:span> .) </text:p>
        <text:p text:style-name="entry_letData"><text:span text:style-name="headword_entry_letData">Anon Vabuung  </text:span> <text:span text:style-name="pronunciation_pronunciations_entry_letData">[a.ˈnon βa.ˈᵐbuːŋ]</text:span>  <text:span text:style-name="entrytypeabbr_.en_primaryrefs_entry_letData">(comp. of </text:span> <text:span text:style-name="mainentryref_xitem_primaryrefs_entry_letData">anon</text:span> <text:span text:style-name="mainentryref_xitem_primaryrefs_entry_letData">, vabuung</text:span> ) <text:span text:style-name="partofspeech_.en_grammaticalinfo_sense_senses_entry_letData">prop </text:span>  <text:span text:style-name="xlanguagetag_.en_xitem_.en_definition_.en_sense_senses_entry_letData">Eng </text:span><text:span text:style-name="xitem_.en_definition_.en_sense_senses_entry_letData">Holy Spirit</text:span> <text:span text:style-name="xlanguagetag_.en_xitem_.tpi_definition_.en_sense_senses_entry_letData"> Pdg </text:span><text:span text:style-name="xitem_.tpi_definition_.en_sense_senses_entry_letData">Holi Spirit</text:span>  <text:span text:style-name="xlanguagetag_.en_example_xitem_examples_sense_senses_entry_letData">Bua </text:span><text:span text:style-name="example_xitem_examples_sense_senses_entry_letData">Anon Vabuung nedo loḳ hil ayod </text:span> <text:span text:style-name="xlanguagetag_.en_translation_.en_translations_xitem_examples_sense_senses_entry_letData">Eng </text:span><text:span text:style-name="translation_.en_translations_xitem_examples_sense_senses_entry_letData">The Holy Spirit lives within us </text:span> <text:span text:style-name="xlanguagetag_.en_example_xitem_examples_sense_senses_entry_letData">  Bua </text:span><text:span text:style-name="example_xitem_examples_sense_senses_entry_letData">Sa ġevonġ Anon Vabuung yi semusën vu ham in bo niwëëk vu ham </text:span> <text:span text:style-name="xlanguagetag_.en_translation_.en_translations_xitem_examples_sense_senses_entry_letData">Eng </text:span><text:span text:style-name="translation_.en_translations_xitem_examples_sense_senses_entry_letData">I will send the blessing of the Holy spirit to you to strengthen you </text:span>  <text:span text:style-name="semanticdomainabbr_.en_semanticdomains_sense_senses_entry_letData">(sem. domains: 4.9.2 - </text:span> <text:span text:style-name="semanticdomainname_.en_semanticdomains_sense_senses_entry_letData">Supernatural being</text:span> .) </text:p>
        <text:p text:style-name="entry_letData"><text:span text:style-name="headword_entry_letData">anon-avuuk  </text:span> <text:span text:style-name="pronunciation_pronunciations_entry_letData">[a.ˈnon a.ˈβuːk]</text:span>  <text:span text:style-name="partofspeech_.en_grammaticalinfo_sense_senses_entry_letData">noun(al) </text:span>  <text:span text:style-name="xlanguagetag_.en_xitem_.en_definition_.en_sense_senses_entry_letData">Eng </text:span><text:span text:style-name="xitem_.en_definition_.en_sense_senses_entry_letData">variety of tree the bark of which was used for making blankets in times past</text:span> <text:span text:style-name="xlanguagetag_.en_xitem_.tpi_definition_.en_sense_senses_entry_letData"> Pdg </text:span><text:span text:style-name="xitem_.tpi_definition_.en_sense_senses_entry_letData">wanpela kain diwai ol i save wokim blanket long skin bilong en</text:span>  <text:span text:style-name="xlanguagetag_.en_example_examples_sense_senses_entry_letData">Bua </text:span><text:span text:style-name="example_examples_sense_senses_entry_letData">Hil bud lo dëtul anon-avuuk navi netu tob wirek </text:span> <text:span text:style-name="xlanguagetag_.en_translation_.en_translations_examples_sense_senses_entry_letData">Eng </text:span><text:span text:style-name="translation_.en_translations_examples_sense_senses_entry_letData">In earlier times our grandparents beat anon-avuuk bark to make clothing.  </text:span> <text:span text:style-name="lexreftype_xitem_relations_sense_senses_entry_letData">Gen: </text:span> <text:span text:style-name="sensecrossref_lexreftargets_xitem_relations_sense_senses_entry_letData">ḳele<text:span text:style-name="xsensenumber_.en_sensecrossref_lexreftargets_xitem_relations_sense_senses_entry_letData"> 1</text:span></text:span> <text:span text:style-name="lexreftype_xitem_relations_sense_senses_entry_letData">; gen: </text:span> <text:span text:style-name="sensecrossref_lexreftargets_xitem_relations_sense_senses_entry_letData">map</text:span> . <text:span text:style-name="semanticdomainabbr_.en_semanticdomains_sense_senses_entry_letData">(sem. domains: 1.5.1 - </text:span> <text:span text:style-name="semanticdomainname_.en_semanticdomains_sense_senses_entry_letData">Tree</text:span> .) </text:p>
        <text:p text:style-name="entry_letData"><text:span text:style-name="headword_entry_letData">anöö<text:span text:style-name="xhomographnumber_headword_entry_letData">1</text:span>  </text:span> <text:span text:style-name="pronunciation_pronunciations_entry_letData">[a.ˈnɔː]</text:span>  <text:span text:style-name="crossreftype_crossrefs_entry_letData">cf: </text:span> <text:span text:style-name="crossref_crossreftargets_crossrefs_entry_letData">bë anöö</text:span> . <text:span text:style-name="partofspeech_.en_grammaticalinfo_sense_senses_entry_letData">noun(al) </text:span>  <text:span text:style-name="xlanguagetag_.en_xitem_.en_definition_.en_sense_senses_entry_letData">Eng </text:span><text:span text:style-name="xitem_.en_definition_.en_sense_senses_entry_letData">dog</text:span> <text:span text:style-name="xlanguagetag_.en_xitem_.tpi_definition_.en_sense_senses_entry_letData"> Pdg </text:span><text:span text:style-name="xitem_.tpi_definition_.en_sense_senses_entry_letData">dok</text:span>  <text:span text:style-name="xlanguagetag_.en_example_examples_sense_senses_entry_letData">Bua </text:span><text:span text:style-name="example_examples_sense_senses_entry_letData">Gejikin bööḳ jeji jaḳ anöö </text:span> <text:span text:style-name="xlanguagetag_.en_translation_.en_translations_examples_sense_senses_entry_letData">Eng </text:span><text:span text:style-name="translation_.en_translations_examples_sense_senses_entry_letData">Rub pork fat on the dog (to make it a good pig hunter) </text:span>  <text:span text:style-name="semanticdomainabbr_.en_semanticdomains_sense_senses_entry_letData">(sem. domains: 1.6.1 - </text:span> <text:span text:style-name="semanticdomainname_.en_semanticdomains_sense_senses_entry_letData">Types of animals</text:span> .) <text:span>ClExp </text:span> <text:span text:style-name="complexentryform_.bzh_complexformrefs_entry_letData">bë anöö</text:span>  </text:p>
        <text:p text:style-name="entry_letData"><text:span text:style-name="headword_entry_letData">anöö<text:span text:style-name="xhomographnumber_headword_entry_letData">2</text:span>  </text:span> <text:span text:style-name="pronunciation_pronunciations_entry_letData">[a.ˈnɔː]</text:span>  <text:span text:style-name="partofspeech_.en_grammaticalinfo_sense_senses_entry_letData">noun(al) </text:span>  <text:span text:style-name="xlanguagetag_.en_xitem_.en_definition_.en_sense_senses_entry_letData">Eng </text:span><text:span text:style-name="xitem_.en_definition_.en_sense_senses_entry_letData">variety of yam</text:span> <text:span text:style-name="xlanguagetag_.en_xitem_.tpi_definition_.en_sense_senses_entry_letData"> Pdg </text:span><text:span text:style-name="xitem_.tpi_definition_.en_sense_senses_entry_letData">wanpela kain yam</text:span>  <text:span text:style-name="xlanguagetag_.en_example_examples_sense_senses_entry_letData">Bua </text:span><text:span text:style-name="example_examples_sense_senses_entry_letData">Go ti arë nebë anöö </text:span> <text:span text:style-name="xlanguagetag_.en_translation_.en_translations_examples_sense_senses_entry_letData">Eng </text:span><text:span text:style-name="translation_.en_translations_examples_sense_senses_entry_letData">There is a yam called 'dog' </text:span>  <text:span text:style-name="lexreftype_relations_sense_senses_entry_letData">gen: </text:span> <text:span text:style-name="sensecrossref_lexreftargets_relations_sense_senses_entry_letData">go ata</text:span> .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nöö-lin  </text:span> <text:span text:style-name="pronunciation_pronunciations_entry_letData">[a.ˈnɔː.l̪in]</text:span>  <text:span text:style-name="entrytypeabbr_.en_primaryrefs_entry_letData">(main </text:span> <text:span text:style-name="mainentryref_primaryrefs_entry_letData">anöö<text:span text:style-name="xhomographnumber_mainentryref_primaryrefs_entry_letData">1</text:span></text:span> ) <text:span text:style-name="partofspeech_.en_grammaticalinfo_sense_senses_entry_letData">noun(al) </text:span>  <text:span text:style-name="xlanguagetag_.en_xitem_.en_definition_.en_sense_senses_entry_letData">Eng </text:span><text:span text:style-name="xitem_.en_definition_.en_sense_senses_entry_letData">flycatcher-a variety of plant with a cup at the end of the leaf in which water and insects collect</text:span> <text:span text:style-name="xlanguagetag_.en_xitem_.tpi_definition_.en_sense_senses_entry_letData"> Pdg </text:span><text:span text:style-name="xitem_.tpi_definition_.en_sense_senses_entry_letData">wanpela kain plaua bilong ples kunai</text:span>  <text:span text:style-name="xlanguagetag_.en_example_examples_sense_senses_entry_letData">Bua </text:span><text:span text:style-name="example_examples_sense_senses_entry_letData">Anöö-lin og yik sesik ti arë sën nedo nyëġ pahup </text:span> <text:span text:style-name="xlanguagetag_.en_translation_.en_translations_examples_sense_senses_entry_letData">Eng </text:span><text:span text:style-name="translation_.en_translations_examples_sense_senses_entry_letData">The anöö-lin is a the name of a flower which grows in grassland </text:span>  <text:span text:style-name="lexreftype_relations_sense_senses_entry_letData">Gen: </text:span> <text:span text:style-name="sensecrossref_lexreftargets_relations_sense_senses_entry_letData">vos</text:span> .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nöö-nenga  </text:span> <text:span text:style-name="pronunciation_pronunciations_entry_letData">[a.ˈnɔː nə.ˈŋa]</text:span>  <text:span text:style-name="entrytypeabbr_.en_primaryrefs_entry_letData">(main </text:span> <text:span text:style-name="mainentryref_primaryrefs_entry_letData">anöö<text:span text:style-name="xhomographnumber_mainentryref_primaryrefs_entry_letData">1</text:span></text:span> ) <text:span text:style-name="partofspeech_.en_grammaticalinfo_sense_senses_entry_letData">noun(al) </text:span>  <text:span text:style-name="xlanguagetag_.en_xitem_.en_definition_.en_sense_senses_entry_letData">Eng </text:span><text:span text:style-name="xitem_.en_definition_.en_sense_senses_entry_letData">wild rhododendron</text:span> <text:span text:style-name="xlanguagetag_.en_xitem_.tpi_definition_.en_sense_senses_entry_letData"> Pdg </text:span><text:span text:style-name="xitem_.tpi_definition_.en_sense_senses_entry_letData">liklik diwai i gat gutpela plaua</text:span>  <text:span text:style-name="xlanguagetag_.en_example_examples_sense_senses_entry_letData">Bua </text:span><text:span text:style-name="example_examples_sense_senses_entry_letData">Anöö-nenga og ḳele teka sën nare pahup ayo </text:span> <text:span text:style-name="xlanguagetag_.en_translation_.en_translations_examples_sense_senses_entry_letData">Eng </text:span><text:span text:style-name="translation_.en_translations_examples_sense_senses_entry_letData">The anöö-nenga is a bush that grows in the grassland. </text:span>  <text:span text:style-name="lexreftype_relations_sense_senses_entry_letData">Gen: </text:span> <text:span text:style-name="sensecrossref_lexreftargets_relations_sense_senses_entry_letData">vos</text:span> . <text:span>Ericaceae, Rhododendron aurigeranum Sleum </text:span>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nöö-nenga-ris  </text:span> <text:span text:style-name="pronunciation_pronunciations_entry_letData">[a.ˈnɔː nə.ˈŋa ɾit͡ʃ]</text:span>  <text:span text:style-name="entrytypeabbr_.en_primaryrefs_entry_letData">(main </text:span> <text:span text:style-name="mainentryref_primaryrefs_entry_letData">anöö<text:span text:style-name="xhomographnumber_mainentryref_primaryrefs_entry_letData">1</text:span></text:span> ) <text:span text:style-name="partofspeech_.en_grammaticalinfo_sense_senses_entry_letData">noun(al) </text:span>  <text:span text:style-name="xlanguagetag_.en_xitem_.en_definition_.en_sense_senses_entry_letData">Eng </text:span><text:span text:style-name="xitem_.en_definition_.en_sense_senses_entry_letData">a variety of fungus found growing on dry trees</text:span> <text:span text:style-name="xlanguagetag_.en_xitem_.tpi_definition_.en_sense_senses_entry_letData"> Pdg </text:span><text:span text:style-name="xitem_.tpi_definition_.en_sense_senses_entry_letData">wanpela kain papai</text:span>  <text:span text:style-name="xlanguagetag_.en_example_examples_sense_senses_entry_letData">Bua </text:span><text:span text:style-name="example_examples_sense_senses_entry_letData">Gga jojeng los anöö-nenga-ris </text:span> <text:span text:style-name="xlanguagetag_.en_translation_.en_translations_examples_sense_senses_entry_letData">Eng </text:span><text:span text:style-name="translation_.en_translations_examples_sense_senses_entry_letData">She ate the greens with anöö-nenga-ris </text:span>  <text:span text:style-name="lexreftype_relations_sense_senses_entry_letData">gen: </text:span> <text:span text:style-name="sensecrossref_lexreftargets_relations_sense_senses_entry_letData">ḳedik<text:span text:style-name="xsensenumber_.en_sensecrossref_lexreftargets_relations_sense_senses_entry_letData"> 1</text:span></text:span> . <text:span>Haloragaceae, Gunnera macrophylla </text:span> <text:span text:style-name="semanticdomainabbr_.en_semanticdomains_sense_senses_entry_letData">(sem. domains: 1.5.4 - </text:span> <text:span text:style-name="semanticdomainname_.en_semanticdomains_sense_senses_entry_letData">Moss, fungus, algae</text:span> .) </text:p>
        <text:p text:style-name="entry_letData"><text:span text:style-name="headword_entry_letData">anööhë  </text:span> <text:span text:style-name="pronunciation_pronunciations_entry_letData">[a.ˈnɔː.ʁe]</text:span>  <text:span text:style-name="entrytypeabbr_.en_primaryrefs_entry_letData">(main </text:span> <text:span text:style-name="mainentryref_primaryrefs_entry_letData">anöö<text:span text:style-name="xhomographnumber_mainentryref_primaryrefs_entry_letData">1</text:span></text:span> ) <text:span text:style-name="partofspeech_.en_grammaticalinfo_sense_senses_entry_letData">noun(al) </text:span>  <text:span text:style-name="xlanguagetag_.en_xitem_.en_definition_.en_sense_senses_entry_letData">Eng </text:span><text:span text:style-name="xitem_.en_definition_.en_sense_senses_entry_letData">variety of vine which has an evil smell</text:span> <text:span text:style-name="xlanguagetag_.en_xitem_.tpi_definition_.en_sense_senses_entry_letData"> Pdg </text:span><text:span text:style-name="xitem_.tpi_definition_.en_sense_senses_entry_letData">wanpela kain rop bilong bus i gat smell nogut olsem pekpek bilong dok</text:span>  <text:span text:style-name="xlanguagetag_.en_example_examples_sense_senses_entry_letData">Bua </text:span><text:span text:style-name="example_examples_sense_senses_entry_letData">Anööhë yiḳ aggis ti sën nivë </text:span> <text:span text:style-name="xlanguagetag_.en_translation_.en_translations_examples_sense_senses_entry_letData">Eng </text:span><text:span text:style-name="translation_.en_translations_examples_sense_senses_entry_letData">Anööhë is a kind of vine.which has a bad smell </text:span>  <text:span text:style-name="lexreftype_relations_sense_senses_entry_letData">Gen: </text:span> <text:span text:style-name="sensecrossref_lexreftargets_relations_sense_senses_entry_letData">aggis<text:span text:style-name="xsensenumber_.en_sensecrossref_lexreftargets_relations_sense_senses_entry_letData"> 1</text:span></text:span> . <text:span>Rubiaceae, Psychotria sp. </text:span>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nöösik  </text:span> <text:span text:style-name="pronunciation_pronunciations_entry_letData">[a.ˈnɔː.t͡ʃik]</text:span>  <text:span text:style-name="partofspeech_.en_grammaticalinfo_sense_senses_entry_letData">noun(al) </text:span>  <text:span text:style-name="xlanguagetag_.en_xitem_.en_definition_.en_sense_senses_entry_letData">Eng </text:span><text:span text:style-name="xitem_.en_definition_.en_sense_senses_entry_letData">the long-fingered striped possum</text:span> <text:span text:style-name="xlanguagetag_.en_xitem_.tpi_definition_.en_sense_senses_entry_letData"> Pdg </text:span><text:span text:style-name="xitem_.tpi_definition_.en_sense_senses_entry_letData">wanpela kain liklik kapul i wankain olsem dok</text:span>  <text:span text:style-name="xlanguagetag_.en_example_examples_sense_senses_entry_letData">Bua </text:span><text:span text:style-name="example_examples_sense_senses_entry_letData">Anöösik ranġa ḳöḳrëëh kwa </text:span> <text:span text:style-name="xlanguagetag_.en_translation_.en_translations_examples_sense_senses_entry_letData">Eng </text:span><text:span text:style-name="translation_.en_translations_examples_sense_senses_entry_letData">The anöösik bit the chicken's neck. </text:span>  <text:span text:style-name="lexreftype_relations_sense_senses_entry_letData">Gen: </text:span> <text:span text:style-name="sensecrossref_lexreftargets_relations_sense_senses_entry_letData">saġ</text:span> . <text:span>Dactylopsila/Dactylomax </text:span> <text:span text:style-name="semanticdomainabbr_.en_semanticdomains_sense_senses_entry_letData">(sem. domains: 1.6.1 - </text:span> <text:span text:style-name="semanticdomainname_.en_semanticdomains_sense_senses_entry_letData">Types of animals</text:span> .) </text:p>
        <text:p text:style-name="entry_letData"><text:span text:style-name="headword_entry_letData">Anutu  </text:span> <text:span text:style-name="pronunciation_pronunciations_entry_letData">[a.ˈnu.tu]</text:span>  <text:span text:style-name="partofspeech_.en_grammaticalinfo_sense_senses_entry_letData">prop </text:span>  <text:span text:style-name="xlanguagetag_.en_xitem_.en_definition_.en_sense_senses_entry_letData">Eng </text:span><text:span text:style-name="xitem_.en_definition_.en_sense_senses_entry_letData">God</text:span> <text:span text:style-name="xlanguagetag_.en_xitem_.tpi_definition_.en_sense_senses_entry_letData"> Pdg </text:span><text:span text:style-name="xitem_.tpi_definition_.en_sense_senses_entry_letData">God</text:span>  <text:span text:style-name="xlanguagetag_.en_example_examples_sense_senses_entry_letData">Bua </text:span><text:span text:style-name="example_examples_sense_senses_entry_letData">Anutu tunġ dob los yaġek genġaa pin </text:span> <text:span text:style-name="xlanguagetag_.en_translation_.en_translations_examples_sense_senses_entry_letData">Eng </text:span><text:span text:style-name="translation_.en_translations_examples_sense_senses_entry_letData">God created the ground and the heavens and everything </text:span>  <text:span text:style-name="semanticdomainabbr_.en_semanticdomains_sense_senses_entry_letData">(sem. domains: 4.9.2 - </text:span> <text:span text:style-name="semanticdomainname_.en_semanticdomains_sense_senses_entry_letData">Supernatural being</text:span> .) <text:span>kt. phr. </text:span> <text:span text:style-name="complexentryform_.bzh_xitem_complexformrefs_entry_letData">anutu-kuungsën</text:span> <text:span> kt. phr. </text:span> <text:span text:style-name="complexentryform_.bzh_xitem_complexformrefs_entry_letData">Anutu-yi-alam</text:span> <text:span> kt. phr. </text:span> <text:span text:style-name="complexentryform_.bzh_xitem_complexformrefs_entry_letData">Anutu-yi-ḳapiya</text:span> <text:span> kt. phr. </text:span> <text:span text:style-name="complexentryform_.bzh_xitem_complexformrefs_entry_letData">Anutu-yi-nyëġ</text:span>  </text:p>
        <text:p text:style-name="entry_letData"><text:span text:style-name="headword_entry_letData">anutu-kuungsën  </text:span> <text:span text:style-name="pronunciation_pronunciations_entry_letData">[a.ˈnu.tu - kuːŋ.t͡ʃen]</text:span>  <text:span text:style-name="entrytypeabbr_.en_primaryrefs_entry_letData">(kt. phr. of </text:span> <text:span text:style-name="mainentryref_primaryrefs_entry_letData">Anutu</text:span> ) <text:span text:style-name="partofspeech_.en_grammaticalinfo_sense_senses_entry_letData">Nc </text:span>  <text:span text:style-name="xlanguagetag_.en_xitem_.en_definition_.en_sense_senses_entry_letData">Eng </text:span><text:span text:style-name="xitem_.en_definition_.en_sense_senses_entry_letData">false gods; idols</text:span> <text:span text:style-name="xlanguagetag_.en_xitem_.tpi_definition_.en_sense_senses_entry_letData"> Pdg </text:span><text:span text:style-name="xitem_.tpi_definition_.en_sense_senses_entry_letData">giaman god</text:span>  <text:span text:style-name="xlanguagetag_.en_example_examples_sense_senses_entry_letData">Bua </text:span><text:span text:style-name="example_examples_sense_senses_entry_letData">Alam sën denedudeḳ vu anutu-kuungsën lo og su rëḳ degeḳo semusemu vu honġ rë. </text:span> <text:span text:style-name="xlanguagetag_.en_translation_.en_translations_examples_sense_senses_entry_letData">Eng </text:span><text:span text:style-name="translation_.en_translations_examples_sense_senses_entry_letData">People who bow down to false gods will not receive any blessings from you. </text:span>  <text:span text:style-name="semanticdomainabbr_.en_semanticdomains_sense_senses_entry_letData">(sem. domains: 3.5.1.3 - </text:span> <text:span text:style-name="semanticdomainname_.en_semanticdomains_sense_senses_entry_letData">True</text:span> .) </text:p>
        <text:p text:style-name="entry_letData"><text:span text:style-name="headword_entry_letData">Anutu-yi-alam  </text:span> <text:span text:style-name="pronunciation_pronunciations_entry_letData">[a.ˈnu.tu yi a.ˈl̪am]</text:span>  <text:span text:style-name="entrytypeabbr_.en_primaryrefs_entry_letData">(kt. phr. of </text:span> <text:span text:style-name="mainentryref_primaryrefs_entry_letData">Anutu</text:span> ) <text:span text:style-name="partofspeech_.en_grammaticalinfo_sense_senses_entry_letData">Nc </text:span>  <text:span text:style-name="xlanguagetag_.en_xitem_.en_definition_.en_sense_senses_entry_letData">Eng </text:span><text:span text:style-name="xitem_.en_definition_.en_sense_senses_entry_letData">God's people</text:span> <text:span text:style-name="xlanguagetag_.en_xitem_.tpi_definition_.en_sense_senses_entry_letData"> Pdg </text:span><text:span text:style-name="xitem_.tpi_definition_.en_sense_senses_entry_letData">pipel bilong God</text:span>  <text:span text:style-name="xlanguagetag_.en_example_examples_sense_senses_entry_letData">Bua </text:span><text:span text:style-name="example_examples_sense_senses_entry_letData">Bedub avi tateḳin yi gAnutu-yi-alam sën dediiḳ ggovek lo nġahiseḳë vesaj loḳ </text:span> <text:span text:style-name="xlanguagetag_.en_translation_.en_translations_examples_sense_senses_entry_letData">Eng </text:span><text:span text:style-name="translation_.en_translations_examples_sense_senses_entry_letData">The mouths of graves opened and many of God's people who had already died came alive. </text:span>  <text:span text:style-name="semanticdomainabbr_.en_semanticdomains_sense_senses_entry_letData">(sem. domains: 2 - </text:span> <text:span text:style-name="semanticdomainname_.en_semanticdomains_sense_senses_entry_letData">Person</text:span> .) </text:p>
        <text:p text:style-name="entry_letData"><text:span text:style-name="headword_entry_letData">Anutu-yi-ḳapiya  </text:span> <text:span text:style-name="pronunciation_pronunciations_entry_letData">[a.ˈnu.tu yi ˈqa.pi.ya]</text:span>  <text:span text:style-name="entrytypeabbr_.en_primaryrefs_entry_letData">(kt. phr. of </text:span> <text:span text:style-name="mainentryref_primaryrefs_entry_letData">Anutu</text:span> <text:span text:style-name="sensemainentryref_primaryrefs_entry_letData">ḳapiya<text:span text:style-name="xsensenumber_.en_sensemainentryref_primaryrefs_entry_letData"> 2</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Bible, Scriptures</text:span> <text:span text:style-name="xlanguagetag_.en_xitem_.tpi_definition_.en_sense_senses_entry_letData"> Pdg </text:span><text:span text:style-name="xitem_.tpi_definition_.en_sense_senses_entry_letData">Baibel</text:span>  <text:span text:style-name="xlanguagetag_.en_example_examples_sense_senses_entry_letData">Bua </text:span><text:span text:style-name="example_examples_sense_senses_entry_letData">Ham nah bekwamin bo ġaġek sën neggëp loḳ Anutu-yi-ḳapiya lo degwa rë. </text:span> <text:span text:style-name="xlanguagetag_.en_translation_.en_translations_examples_sense_senses_entry_letData">Eng </text:span><text:span text:style-name="translation_.en_translations_examples_sense_senses_entry_letData">You go back and think about the meaning of the message which is in the Scriptures. </text:span>  <text:span text:style-name="semanticdomainabbr_.en_semanticdomains_sense_senses_entry_letData">(sem. domains: 4.9.4 - </text:span> <text:span text:style-name="semanticdomainname_.en_semanticdomains_sense_senses_entry_letData">Miracle, supernatural power</text:span> .) </text:p>
        <text:p text:style-name="entry_letData"><text:span text:style-name="headword_entry_letData">Anutu-yi-nyëġ  </text:span> <text:span text:style-name="pronunciation_pronunciations_entry_letData">[a.ˈnu.tu yi ɲeᵑɢ]</text:span>  <text:span text:style-name="entrytypeabbr_.en_primaryrefs_entry_letData">(kt. phr. of </text:span> <text:span text:style-name="mainentryref_primaryrefs_entry_letData">Anutu</text:span> ) <text:span text:style-name="partofspeech_.en_grammaticalinfo_sense_senses_entry_letData">Nc </text:span>  <text:span text:style-name="xlanguagetag_.en_xitem_.en_definition_.en_sense_senses_entry_letData">Eng </text:span><text:span text:style-name="xitem_.en_definition_.en_sense_senses_entry_letData">heaven; God's place, God's kingdom</text:span> <text:span text:style-name="xlanguagetag_.en_xitem_.tpi_definition_.en_sense_senses_entry_letData"> Pdg </text:span><text:span text:style-name="xitem_.tpi_definition_.en_sense_senses_entry_letData">heven</text:span>  <text:span text:style-name="xlanguagetag_.en_example_examples_sense_senses_entry_letData">Bua </text:span><text:span text:style-name="example_examples_sense_senses_entry_letData">Nër Bengö Nivesa raḳ Anutu-yi-nyëġ, gevonġ balam hir niraḳsën aggagga pin nivesa raḳ. </text:span> <text:span text:style-name="xlanguagetag_.en_translation_.en_translations_examples_sense_senses_entry_letData">Eng </text:span><text:span text:style-name="translation_.en_translations_examples_sense_senses_entry_letData">He spoke the good news about God's kingdom, and healed people of all kinds of sickness. </text:span>  <text:span text:style-name="semanticdomainabbr_.en_semanticdomains_sense_senses_entry_letData">(sem. domains: 1.1 - </text:span> <text:span text:style-name="semanticdomainname_.en_semanticdomains_sense_senses_entry_letData">Sky</text:span> .) </text:p>
        <text:p text:style-name="entry_letData"><text:span text:style-name="headword_entry_letData">angahek  </text:span> <text:span text:style-name="pronunciation_pronunciations_entry_letData">[a.ˈŋaʁ.ək]</text:span>  <text:span text:style-name="partofspeech_.en_grammaticalinfo_sense_senses_entry_letData">noun(al) </text:span>  <text:span text:style-name="xlanguagetag_.en_xitem_.en_definition_.en_sense_senses_entry_letData">Eng </text:span><text:span text:style-name="xitem_.en_definition_.en_sense_senses_entry_letData">green vegetable</text:span> <text:span text:style-name="xlanguagetag_.en_xitem_.tpi_definition_.en_sense_senses_entry_letData"> Pdg </text:span><text:span text:style-name="xitem_.tpi_definition_.en_sense_senses_entry_letData">sot kumu</text:span>  <text:span text:style-name="xlanguagetag_.en_example_examples_sense_senses_entry_letData">Bua </text:span><text:span text:style-name="example_examples_sense_senses_entry_letData">Avëh rengö angahek loḳ apel </text:span> <text:span text:style-name="xlanguagetag_.en_translation_.en_translations_examples_sense_senses_entry_letData">Eng </text:span><text:span text:style-name="translation_.en_translations_examples_sense_senses_entry_letData">The women stuff angahek into lengths of bamboo to cook. </text:span>  <text:span text:style-name="lexreftype_relations_sense_senses_entry_letData">Gen: </text:span> <text:span text:style-name="sensecrossref_lexreftargets_relations_sense_senses_entry_letData">jojeng</text:span> . <text:span>Acanthaceae Hemigraphis sp. </text:span> <text:span text:style-name="semanticdomainabbr_.en_xitem_semanticdomains_sense_senses_entry_letData">(sem. domains: 1.5.3 - </text:span> <text:span text:style-name="semanticdomainname_.en_xitem_semanticdomains_sense_senses_entry_letData">Grass, herb, vine</text:span> <text:span text:style-name="semanticdomainabbr_.en_xitem_semanticdomains_sense_senses_entry_letData">, 8.3.3.3 - </text:span> <text:span text:style-name="semanticdomainname_.en_xitem_semanticdomains_sense_senses_entry_letData">Color</text:span> .) </text:p>
        <text:p text:style-name="entry_letData"><text:span text:style-name="headword_entry_letData">angër  </text:span> <text:span text:style-name="pronunciation_pronunciations_entry_letData">[a.ˈŋeɾ]</text:span>  <text:span text:style-name="partofspeech_.en_grammaticalinfo_sense_senses_entry_letData">noun(al) </text:span>  <text:span text:style-name="xlanguagetag_.en_xitem_.en_definition_.en_sense_senses_entry_letData">Eng </text:span><text:span text:style-name="xitem_.en_definition_.en_sense_senses_entry_letData">angel</text:span> <text:span text:style-name="xlanguagetag_.en_xitem_.tpi_definition_.en_sense_senses_entry_letData"> Pdg </text:span><text:span text:style-name="xitem_.tpi_definition_.en_sense_senses_entry_letData">ensel</text:span>  <text:span text:style-name="xlanguagetag_.en_example_examples_sense_senses_entry_letData">Bua </text:span><text:span text:style-name="example_examples_sense_senses_entry_letData">Angër ti vu yaġek meluḳ yam tetolin ġelönġ vër in waaḳ avi </text:span> <text:span text:style-name="xlanguagetag_.en_translation_.en_translations_examples_sense_senses_entry_letData">Eng </text:span><text:span text:style-name="translation_.en_translations_examples_sense_senses_entry_letData">An angel from heaven came down and rolled the stone away from the mouth of the cave </text:span>  <text:span text:style-name="semanticdomainabbr_.en_semanticdomains_sense_senses_entry_letData">(sem. domains: 4.9.2 - </text:span> <text:span text:style-name="semanticdomainname_.en_semanticdomains_sense_senses_entry_letData">Supernatural being</text:span> .) </text:p>
        <text:p text:style-name="entry_letData"><text:span text:style-name="headword_entry_letData">apel  </text:span> <text:span text:style-name="pronunciation_pronunciations_entry_letData">[a.ˈpɛl̪]</text:span>  <text:span text:style-name="partofspeech_.en_grammaticalinfo_sense_senses_entry_letData">noun(al) </text:span>  <text:span text:style-name="xlanguagetag_.en_xitem_.en_definition_.en_sense_senses_entry_letData">Eng </text:span><text:span text:style-name="xitem_.en_definition_.en_sense_senses_entry_letData">the generic term for bamboo</text:span> <text:span text:style-name="xlanguagetag_.en_xitem_.tpi_definition_.en_sense_senses_entry_letData"> Pdg </text:span><text:span text:style-name="xitem_.tpi_definition_.en_sense_senses_entry_letData">mambu</text:span>  <text:span text:style-name="xlanguagetag_.en_example_examples_sense_senses_entry_letData">Bua </text:span><text:span text:style-name="example_examples_sense_senses_entry_letData">Hil jengö nos doḳ apel </text:span> <text:span text:style-name="xlanguagetag_.en_translation_.en_translations_examples_sense_senses_entry_letData">Eng </text:span><text:span text:style-name="translation_.en_translations_examples_sense_senses_entry_letData">We put food into (lengths of) bamboo (to cook) </text:span>  <text:span text:style-name="lexreftype_relations_sense_senses_entry_letData">Spec: </text:span> <text:span text:style-name="sensecrossref_xitem_lexreftargets_relations_sense_senses_entry_letData">ġuġ</text:span> <text:span text:style-name="sensecrossref_xitem_lexreftargets_relations_sense_senses_entry_letData">, raġum</text:span> <text:span text:style-name="sensecrossref_xitem_lexreftargets_relations_sense_senses_entry_letData">, ravëës</text:span> <text:span text:style-name="sensecrossref_xitem_lexreftargets_relations_sense_senses_entry_letData">, wëëk</text:span> <text:span text:style-name="sensecrossref_xitem_lexreftargets_relations_sense_senses_entry_letData">, yëveḳ</text:span> <text:span text:style-name="sensecrossref_xitem_lexreftargets_relations_sense_senses_entry_letData">, jeb<text:span text:style-name="xhomographnumber_sensecrossref_xitem_lexreftargets_relations_sense_senses_entry_letData">2</text:span></text:span> <text:span text:style-name="sensecrossref_xitem_lexreftargets_relations_sense_senses_entry_letData">, hip</text:span> <text:span text:style-name="sensecrossref_xitem_lexreftargets_relations_sense_senses_entry_letData">, apel-ḳöḳ</text:span> <text:span text:style-name="sensecrossref_xitem_lexreftargets_relations_sense_senses_entry_letData">, apel-veriik</text:span> . <text:span>Bambusa sp. </text:span>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pel-ḳöḳ  </text:span> <text:span text:style-name="pronunciation_pronunciations_entry_letData">[a.ˈpɛl̪ qɔq]</text:span>  <text:span text:style-name="entrytypeabbr_.en_primaryrefs_entry_letData">(main </text:span> <text:span text:style-name="mainentryref_primaryrefs_entry_letData">apel</text:span> ) <text:span text:style-name="xlanguagetag_.en_xitem_.en_definition_.en_sense_senses_entry_letData">Eng </text:span><text:span text:style-name="xitem_.en_definition_.en_sense_senses_entry_letData">a red variety of bamboo</text:span> <text:span text:style-name="xlanguagetag_.en_xitem_.tpi_definition_.en_sense_senses_entry_letData"> Pdg </text:span><text:span text:style-name="xitem_.tpi_definition_.en_sense_senses_entry_letData">retpela mambu</text:span>  <text:span text:style-name="xlanguagetag_.en_example_examples_sense_senses_entry_letData">Bua </text:span><text:span text:style-name="example_examples_sense_senses_entry_letData">alam dërengö nos loḳ apel-ḳöḳ gedëbë abel heek yi raḳ </text:span> <text:span text:style-name="xlanguagetag_.en_translation_.en_translations_examples_sense_senses_entry_letData">Eng </text:span><text:span text:style-name="translation_.en_translations_examples_sense_senses_entry_letData">People put food into apel-ḳöḳ to cook and they make the main horizontal pole of the fence from it </text:span>  <text:span text:style-name="lexreftype_relations_sense_senses_entry_letData">Gen: </text:span> <text:span text:style-name="sensecrossref_lexreftargets_relations_sense_senses_entry_letData">apel</text:span> . </text:p>
        <text:p text:style-name="entry_letData"><text:span text:style-name="headword_entry_letData">apel-veriik  </text:span> <text:span text:style-name="pronunciation_pronunciations_entry_letData">[a.ˈpɛl̪ βə.ˈɾiːk]</text:span>  <text:span text:style-name="entrytypeabbr_.en_primaryrefs_entry_letData">(main </text:span> <text:span text:style-name="mainentryref_primaryrefs_entry_letData">apel</text:span> ) <text:span text:style-name="xlanguagetag_.en_xitem_.en_definition_.en_sense_senses_entry_letData">Eng </text:span><text:span text:style-name="xitem_.en_definition_.en_sense_senses_entry_letData">a green variety of bamboo</text:span> <text:span text:style-name="xlanguagetag_.en_xitem_.tpi_definition_.en_sense_senses_entry_letData"> Pdg </text:span><text:span text:style-name="xitem_.tpi_definition_.en_sense_senses_entry_letData">grinpela mambu</text:span>  <text:span text:style-name="xlanguagetag_.en_example_examples_sense_senses_entry_letData">Bua </text:span><text:span text:style-name="example_examples_sense_senses_entry_letData">alam dërengö nos loḳ apel-ṿeriik gedëbë abel heek yi raḳ </text:span> <text:span text:style-name="xlanguagetag_.en_translation_.en_translations_examples_sense_senses_entry_letData">Eng </text:span><text:span text:style-name="translation_.en_translations_examples_sense_senses_entry_letData">People put food into apel-veriik to cook and they make the main horizontal pole of the fence from it </text:span>  <text:span text:style-name="lexreftype_relations_sense_senses_entry_letData">Gen: </text:span> <text:span text:style-name="sensecrossref_lexreftargets_relations_sense_senses_entry_letData">apel</text:span> . </text:p>
        <text:p text:style-name="entry_letData"><text:span text:style-name="headword_entry_letData">aperek  </text:span> <text:span text:style-name="pronunciation_pronunciations_entry_letData">[a.ˈpɛɾ.ək]</text:span>  <text:span text:style-name="partofspeech_.en_grammaticalinfo_sense_senses_entry_letData">noun(al) </text:span>  <text:span text:style-name="xlanguagetag_.en_xitem_.en_definition_.en_sense_senses_entry_letData">Eng </text:span><text:span text:style-name="xitem_.en_definition_.en_sense_senses_entry_letData">the kind of pandanus which bears large clusters of edible nuts</text:span> <text:span text:style-name="xlanguagetag_.en_xitem_.tpi_definition_.en_sense_senses_entry_letData"> Pdg </text:span><text:span text:style-name="xitem_.tpi_definition_.en_sense_senses_entry_letData">strongpela bun karuka</text:span>  <text:span text:style-name="xlanguagetag_.en_example_examples_sense_senses_entry_letData">Bua </text:span><text:span text:style-name="example_examples_sense_senses_entry_letData">Aperek sis anon kwa kwa </text:span> <text:span text:style-name="xlanguagetag_.en_translation_.en_translations_examples_sense_senses_entry_letData">Eng </text:span><text:span text:style-name="translation_.en_translations_examples_sense_senses_entry_letData">The pandanus produced fruit on all its branches </text:span>  <text:span text:style-name="lexreftype_xitem_relations_sense_senses_entry_letData">Gen: </text:span> <text:span text:style-name="sensecrossref_lexreftargets_xitem_relations_sense_senses_entry_letData">nos</text:span> <text:span text:style-name="lexreftype_xitem_relations_sense_senses_entry_letData">; spec: </text:span> <text:span text:style-name="sensecrossref_xitem_lexreftargets_xitem_relations_sense_senses_entry_letData">ġalanġ</text:span> <text:span text:style-name="sensecrossref_xitem_lexreftargets_xitem_relations_sense_senses_entry_letData">, gwe-höheng</text:span> <text:span text:style-name="sensecrossref_xitem_lexreftargets_xitem_relations_sense_senses_entry_letData">, huv</text:span> <text:span text:style-name="sensecrossref_xitem_lexreftargets_xitem_relations_sense_senses_entry_letData">, rarëë</text:span> <text:span text:style-name="sensecrossref_xitem_lexreftargets_xitem_relations_sense_senses_entry_letData">, saggen</text:span> <text:span text:style-name="sensecrossref_xitem_lexreftargets_xitem_relations_sense_senses_entry_letData">, höheng</text:span> . <text:span>Pandanus sp. </text:span> </text:p>
        <text:p text:style-name="entry_letData"><text:span text:style-name="headword_entry_letData">aperek-agga  </text:span> <text:span text:style-name="pronunciation_pronunciations_entry_letData">[a.ˈpɛɾ.ək ˈa.ɣa]</text:span>  <text:span text:style-name="xlanguagetag_.en_xitem_.en_definition_.en_sense_senses_entry_letData">Eng </text:span><text:span text:style-name="xitem_.en_definition_.en_sense_senses_entry_letData">a variety of skink</text:span> <text:span text:style-name="xlanguagetag_.en_xitem_.tpi_definition_.en_sense_senses_entry_letData"> Pdg </text:span><text:span text:style-name="xitem_.tpi_definition_.en_sense_senses_entry_letData">wanpela kain palai</text:span>  <text:span text:style-name="xlanguagetag_.en_example_examples_sense_senses_entry_letData">Bua </text:span><text:span text:style-name="example_examples_sense_senses_entry_letData">Beḳöġ ti arë nebë aperek-agga </text:span> <text:span text:style-name="xlanguagetag_.en_translation_.en_translations_examples_sense_senses_entry_letData">Eng </text:span><text:span text:style-name="translation_.en_translations_examples_sense_senses_entry_letData">One of the kinds of skink is called aperek-agga </text:span>  <text:span text:style-name="lexreftype_relations_sense_senses_entry_letData">Sim: </text:span> <text:span text:style-name="sensecrossref_xitem_lexreftargets_relations_sense_senses_entry_letData">ana</text:span> <text:span text:style-name="sensecrossref_xitem_lexreftargets_relations_sense_senses_entry_letData">, beḳöġ<text:span text:style-name="xhomographnumber_sensecrossref_xitem_lexreftargets_relations_sense_senses_entry_letData">2</text:span></text:span> <text:span text:style-name="sensecrossref_xitem_lexreftargets_relations_sense_senses_entry_letData">, ġu-nëëm</text:span> <text:span text:style-name="sensecrossref_xitem_lexreftargets_relations_sense_senses_entry_letData">, ġu-veriik<text:span text:style-name="xhomographnumber_sensecrossref_xitem_lexreftargets_relations_sense_senses_entry_letData">2</text:span></text:span> <text:span text:style-name="sensecrossref_xitem_lexreftargets_relations_sense_senses_entry_letData">, ḳapoḳawii</text:span> <text:span text:style-name="sensecrossref_xitem_lexreftargets_relations_sense_senses_entry_letData">, ḳarob</text:span> <text:span text:style-name="sensecrossref_xitem_lexreftargets_relations_sense_senses_entry_letData">, ḳepaa</text:span> <text:span text:style-name="sensecrossref_xitem_lexreftargets_relations_sense_senses_entry_letData">, nyël</text:span> <text:span text:style-name="sensecrossref_xitem_lexreftargets_relations_sense_senses_entry_letData">, rawër<text:span text:style-name="xsensenumber_.en_sensecrossref_xitem_lexreftargets_relations_sense_senses_entry_letData"> 1</text:span></text:span> <text:span text:style-name="sensecrossref_xitem_lexreftargets_relations_sense_senses_entry_letData">, ḳaġel</text:span> . </text:p>
        <text:p text:style-name="entry_letData"><text:span text:style-name="headword_entry_letData">apop  </text:span> <text:span text:style-name="pronunciation_pronunciations_entry_letData">[a.ˈpop]</text:span>  <text:span text:style-name="partofspeech_.en_grammaticalinfo_sense_senses_entry_letData">noun(al) </text:span>  <text:span text:style-name="xlanguagetag_.en_xitem_.en_definition_.en_sense_senses_entry_letData">Eng </text:span><text:span text:style-name="xitem_.en_definition_.en_sense_senses_entry_letData">arrow with a full blade made from bamboo; used for pigs, men, and large game</text:span> <text:span text:style-name="xlanguagetag_.en_xitem_.tpi_definition_.en_sense_senses_entry_letData"> Pdg </text:span><text:span text:style-name="xitem_.tpi_definition_.en_sense_senses_entry_letData">bunara spia bilong sutim pik, kapul, na man tu</text:span>  <text:span text:style-name="xlanguagetag_.en_example_examples_sense_senses_entry_letData">Bua </text:span><text:span text:style-name="example_examples_sense_senses_entry_letData">Vanëh ḳöḳrëëh raḳ apop in vaḳë go </text:span> <text:span text:style-name="xlanguagetag_.en_translation_.en_translations_examples_sense_senses_entry_letData">Eng </text:span><text:span text:style-name="translation_.en_translations_examples_sense_senses_entry_letData">He shot the chicken with an arrow because it was scratching in the yams </text:span>  <text:span text:style-name="lexreftype_relations_sense_senses_entry_letData">Gen: </text:span> <text:span text:style-name="sensecrossref_lexreftargets_relations_sense_senses_entry_letData">beġö<text:span text:style-name="xsensenumber_.en_sensecrossref_lexreftargets_relations_sense_senses_entry_letData"> 2</text:span></text:span> . <text:span text:style-name="semanticdomainabbr_.en_xitem_semanticdomains_sense_senses_entry_letData">(sem. domains: 4.8.3.7 - </text:span> <text:span text:style-name="semanticdomainname_.en_xitem_semanticdomains_sense_senses_entry_letData">Weapon, shoot</text:span> <text:span text:style-name="semanticdomainabbr_.en_xitem_semanticdomains_sense_senses_entry_letData">, 6.4.5.3 - </text:span> <text:span text:style-name="semanticdomainname_.en_xitem_semanticdomains_sense_senses_entry_letData">Fishing equipment</text:span> .) </text:p>
        <text:p text:style-name="entry_letData"><text:span text:style-name="headword_entry_letData">arahek  </text:span> <text:span text:style-name="pronunciation_pronunciations_entry_letData">[a.ˈɾaʁ.ək]</text:span>  <text:span text:style-name="partofspeech_.en_grammaticalinfo_sense_senses_entry_letData">noun(al) </text:span>  <text:span text:style-name="xlanguagetag_.en_xitem_.en_definition_.en_sense_senses_entry_letData">Eng </text:span><text:span text:style-name="xitem_.en_definition_.en_sense_senses_entry_letData">gable, the ends of a house stretching from the bottom up through the gable to the roof</text:span> <text:span text:style-name="xlanguagetag_.en_xitem_.tpi_definition_.en_sense_senses_entry_letData"> Pdg </text:span><text:span text:style-name="xitem_.tpi_definition_.en_sense_senses_entry_letData">tupela sotpela sait bilong haus</text:span>  <text:span text:style-name="xlanguagetag_.en_example_examples_sense_senses_entry_letData">Bua </text:span><text:span text:style-name="example_examples_sense_senses_entry_letData">Hil nanër begganġ nyë vewen vewen nabë arahek </text:span> <text:span text:style-name="xlanguagetag_.en_translation_.en_translations_examples_sense_senses_entry_letData">Eng </text:span><text:span text:style-name="translation_.en_translations_examples_sense_senses_entry_letData">We call the gables at each end of a house arehek </text:span>  <text:span text:style-name="lexreftype_relations_sense_senses_entry_letData">Whole: </text:span> <text:span text:style-name="sensecrossref_lexreftargets_relations_sense_senses_entry_letData">begganġ<text:span text:style-name="xsensenumber_.en_sensecrossref_lexreftargets_relations_sense_senses_entry_letData"> 1</text:span></text:span> . </text:p>
        <text:p text:style-name="entry_letData"><text:span text:style-name="headword_entry_letData">areeng  </text:span> <text:span text:style-name="pronunciation_pronunciations_entry_letData">[a.ˈɾɛːŋ]</text:span>  <text:span text:style-name="partofspeech_.en_grammaticalinfo_sense_senses_entry_letData">noun(al) </text:span>  <text:span text:style-name="xlanguagetag_.en_xitem_.en_definition_.en_sense_senses_entry_letData">Eng </text:span><text:span text:style-name="xitem_.en_definition_.en_sense_senses_entry_letData">cliff</text:span> <text:span text:style-name="xlanguagetag_.en_xitem_.tpi_definition_.en_sense_senses_entry_letData"> Pdg </text:span><text:span text:style-name="xitem_.tpi_definition_.en_sense_senses_entry_letData">ples nogut i no gat rot</text:span>  <text:span text:style-name="xlanguagetag_.en_example_xitem_examples_sense_senses_entry_letData">Bua </text:span><text:span text:style-name="example_xitem_examples_sense_senses_entry_letData">Areeng rot gaggata ma </text:span> <text:span text:style-name="xlanguagetag_.en_translation_.en_translations_xitem_examples_sense_senses_entry_letData">Eng </text:span><text:span text:style-name="translation_.en_translations_xitem_examples_sense_senses_entry_letData">It's a steep cliff with no track </text:span> <text:span text:style-name="xlanguagetag_.en_example_xitem_examples_sense_senses_entry_letData">  Bua </text:span><text:span text:style-name="example_xitem_examples_sense_senses_entry_letData">Vës peḳë areeng mediiḳ </text:span> <text:span text:style-name="xlanguagetag_.en_translation_.en_translations_xitem_examples_sense_senses_entry_letData">Eng </text:span><text:span text:style-name="translation_.en_translations_xitem_examples_sense_senses_entry_letData">She fell over the cliff and died </text:span>  <text:span text:style-name="semanticdomainabbr_.en_semanticdomains_sense_senses_entry_letData">(sem. domains: 1.2.1.1 - </text:span> <text:span text:style-name="semanticdomainname_.en_semanticdomains_sense_senses_entry_letData">Mountain</text:span> .) <text:span>comp. </text:span> <text:span text:style-name="complexentryform_.bzh_complexformrefs_entry_letData">areeng maluh</text:span>  </text:p>
        <text:p text:style-name="entry_letData"><text:span text:style-name="headword_entry_letData">areeng maluh  </text:span> <text:span text:style-name="pronunciation_pronunciations_entry_letData">[a.ˈɾɛːŋ ma.ˈl̪uʁ]</text:span>  <text:span text:style-name="entrytypeabbr_.en_primaryrefs_entry_letData">(comp. of </text:span> <text:span text:style-name="mainentryref_primaryrefs_entry_letData">areeng</text:span> ) <text:span text:style-name="xlanguagetag_.en_xitem_.en_definition_.en_sense_senses_entry_letData">Eng </text:span><text:span text:style-name="xitem_.en_definition_.en_sense_senses_entry_letData">a very high cliff</text:span> <text:span text:style-name="xlanguagetag_.en_xitem_.tpi_definition_.en_sense_senses_entry_letData"> Pdg </text:span><text:span text:style-name="xitem_.tpi_definition_.en_sense_senses_entry_letData">ples nogut i go daun tru</text:span>  <text:span text:style-name="xlanguagetag_.en_example_examples_sense_senses_entry_letData">Bua </text:span><text:span text:style-name="example_examples_sense_senses_entry_letData">Hurmahen vës areeng maluh lob sis yi mediiḳ </text:span> <text:span text:style-name="xlanguagetag_.en_translation_.en_translations_examples_sense_senses_entry_letData">Eng </text:span><text:span text:style-name="translation_.en_translations_examples_sense_senses_entry_letData">The child fell over the high cliff and was killed </text:span>  <text:span text:style-name="semanticdomainabbr_.en_xitem_semanticdomains_sense_senses_entry_letData">(sem. domains: 1.2.1.1 - </text:span> <text:span text:style-name="semanticdomainname_.en_xitem_semanticdomains_sense_senses_entry_letData">Mountain</text:span> <text:span text:style-name="semanticdomainabbr_.en_xitem_semanticdomains_sense_senses_entry_letData">, 8.2.2.2 - </text:span> <text:span text:style-name="semanticdomainname_.en_xitem_semanticdomains_sense_senses_entry_letData">Tall</text:span> <text:span text:style-name="semanticdomainabbr_.en_xitem_semanticdomains_sense_senses_entry_letData">, 8.2.6.3 - </text:span> <text:span text:style-name="semanticdomainname_.en_xitem_semanticdomains_sense_senses_entry_letData">High</text:span> <text:span text:style-name="semanticdomainabbr_.en_xitem_semanticdomains_sense_senses_entry_letData">, 8.2.6.4 - </text:span> <text:span text:style-name="semanticdomainname_.en_xitem_semanticdomains_sense_senses_entry_letData">Low</text:span> <text:span text:style-name="semanticdomainabbr_.en_xitem_semanticdomains_sense_senses_entry_letData">, 8.2.6.5 - </text:span> <text:span text:style-name="semanticdomainname_.en_xitem_semanticdomains_sense_senses_entry_letData">Deep, shallow</text:span> .) </text:p>
        <text:p text:style-name="entry_letData"><text:span text:style-name="headword_entry_letData">arë  </text:span> <text:span text:style-name="pronunciation_pronunciations_entry_letData">[ˈa.ɾe]</text:span>  <text:span text:style-name="partofspeech_.en_grammaticalinfo_sense_senses_entry_letData">noun(inal) </text:span>  <text:span text:style-name="xlanguagetag_.en_xitem_.en_definition_.en_sense_senses_entry_letData">Eng </text:span><text:span text:style-name="xitem_.en_definition_.en_sense_senses_entry_letData">name</text:span> <text:span text:style-name="xlanguagetag_.en_xitem_.tpi_definition_.en_sense_senses_entry_letData"> Pdg </text:span><text:span text:style-name="xitem_.tpi_definition_.en_sense_senses_entry_letData">nem</text:span>  <text:span text:style-name="xlanguagetag_.en_example_examples_sense_senses_entry_letData">Bua </text:span><text:span text:style-name="example_examples_sense_senses_entry_letData">Nër arë nebë Kanak </text:span> <text:span text:style-name="xlanguagetag_.en_translation_.en_translations_examples_sense_senses_entry_letData">Eng </text:span><text:span text:style-name="translation_.en_translations_examples_sense_senses_entry_letData">He said his name was Kanak </text:span>  <text:span text:style-name="semanticdomainabbr_.en_semanticdomains_sense_senses_entry_letData">(sem. domains: 9.7.3 - </text:span> <text:span text:style-name="semanticdomainname_.en_semanticdomains_sense_senses_entry_letData">Name of a thing</text:span> .) <text:span>comp. </text:span> <text:span text:style-name="complexentryform_.bzh_xitem_complexformrefs_entry_letData">arë-ngwë</text:span> <text:span> comp. </text:span> <text:span text:style-name="complexentryform_.bzh_xitem_complexformrefs_entry_letData">arë-pesiv</text:span> <text:span> comp. </text:span> <text:span text:style-name="complexentryform_.bzh_xitem_complexformrefs_entry_letData">arë-rahu</text:span> <text:span> ClExp </text:span> <text:span text:style-name="complexentryform_.bzh_xitem_complexformrefs_entry_letData">bë arë raḳ</text:span>  </text:p>
        <text:p text:style-name="entry_letData"><text:span text:style-name="headword_entry_letData">arë-ngwë  </text:span> <text:span text:style-name="pronunciation_pronunciations_entry_letData">[ˈa.ɾe ŋʷe]</text:span>  <text:span text:style-name="entrytypeabbr_.en_primaryrefs_entry_letData">(comp. of </text:span> <text:span text:style-name="mainentryref_primaryrefs_entry_letData">arë</text:span> ) <text:span text:style-name="partofspeech_.en_grammaticalinfo_sense_senses_entry_letData">noun(inal) </text:span>  <text:span text:style-name="xlanguagetag_.en_xitem_.en_definition_.en_sense_senses_entry_letData">Eng </text:span><text:span text:style-name="xitem_.en_definition_.en_sense_senses_entry_letData">namesake, a person having the same name</text:span> <text:span text:style-name="xlanguagetag_.en_xitem_.tpi_definition_.en_sense_senses_entry_letData"> Pdg </text:span><text:span text:style-name="xitem_.tpi_definition_.en_sense_senses_entry_letData">wan nem bilong en</text:span>  <text:span text:style-name="xlanguagetag_.en_example_examples_sense_senses_entry_letData">Bua </text:span><text:span text:style-name="example_examples_sense_senses_entry_letData">Arë ngwë in luho depiv ggev ti </text:span> <text:span text:style-name="xlanguagetag_.en_translation_.en_translations_examples_sense_senses_entry_letData">Eng </text:span><text:span text:style-name="translation_.en_translations_examples_sense_senses_entry_letData">He's his arë ngwë because they both have the same name. </text:span>  </text:p>
        <text:p text:style-name="entry_letData"><text:span text:style-name="headword_entry_letData">arë-pesiv  </text:span> <text:span text:style-name="pronunciation_pronunciations_entry_letData">[ˈa.ɾe pə.ˈt͡ʃiβ]</text:span>  <text:span text:style-name="entrytypeabbr_.en_primaryrefs_entry_letData">(comp. of </text:span> <text:span text:style-name="mainentryref_primaryrefs_entry_letData">arë</text:span> ) <text:span text:style-name="partofspeech_.en_grammaticalinfo_sense_senses_entry_letData">noun(al) </text:span>  <text:span text:style-name="xlanguagetag_.en_xitem_.en_definition_.en_sense_senses_entry_letData">Eng </text:span><text:span text:style-name="xitem_.en_definition_.en_sense_senses_entry_letData">fifth day from today</text:span> <text:span text:style-name="xlanguagetag_.en_xitem_.tpi_definition_.en_sense_senses_entry_letData"> Pdg </text:span><text:span text:style-name="xitem_.tpi_definition_.en_sense_senses_entry_letData">namba faiv de bihain</text:span>  <text:span text:style-name="xlanguagetag_.en_example_examples_sense_senses_entry_letData">Bua </text:span><text:span text:style-name="example_examples_sense_senses_entry_letData">Hil natevin buk gwëbeng, neheng, duu, natuti,...arë-pesiv, geyöḳo </text:span> <text:span text:style-name="xlanguagetag_.en_translation_.en_translations_examples_sense_senses_entry_letData">Eng </text:span><text:span text:style-name="translation_.en_translations_examples_sense_senses_entry_letData">We count the days today, tomorrow, the next day, the one after that,...the fifth day, and the sixth day </text:span>  <text:span text:style-name="lexreftype_relations_sense_senses_entry_letData">Sclr prop: </text:span> <text:span text:style-name="sensecrossref_xitem_lexreftargets_relations_sense_senses_entry_letData">yöko</text:span> <text:span text:style-name="sensecrossref_xitem_lexreftargets_relations_sense_senses_entry_letData">, arë-pesiv</text:span> <text:span text:style-name="sensecrossref_xitem_lexreftargets_relations_sense_senses_entry_letData">, natuti</text:span> <text:span text:style-name="sensecrossref_xitem_lexreftargets_relations_sense_senses_entry_letData">, duu<text:span text:style-name="xhomographnumber_sensecrossref_xitem_lexreftargets_relations_sense_senses_entry_letData">2</text:span></text:span> <text:span text:style-name="sensecrossref_xitem_lexreftargets_relations_sense_senses_entry_letData">, neheng</text:span> <text:span text:style-name="sensecrossref_xitem_lexreftargets_relations_sense_senses_entry_letData">, pehi</text:span> <text:span text:style-name="sensecrossref_xitem_lexreftargets_relations_sense_senses_entry_letData">, gwëbeng<text:span text:style-name="xsensenumber_.en_sensecrossref_xitem_lexreftargets_relations_sense_senses_entry_letData"> 2</text:span></text:span> <text:span text:style-name="sensecrossref_xitem_lexreftargets_relations_sense_senses_entry_letData">, veseveng</text:span> <text:span text:style-name="sensecrossref_xitem_lexreftargets_relations_sense_senses_entry_letData">, ngöp</text:span> <text:span text:style-name="sensecrossref_xitem_lexreftargets_relations_sense_senses_entry_letData">, yö<text:span text:style-name="xhomographnumber_sensecrossref_xitem_lexreftargets_relations_sense_senses_entry_letData">2</text:span></text:span> <text:span text:style-name="sensecrossref_xitem_lexreftargets_relations_sense_senses_entry_letData">, söb</text:span> <text:span text:style-name="sensecrossref_xitem_lexreftargets_relations_sense_senses_entry_letData">, yösöb</text:span> . <text:span text:style-name="semanticdomainabbr_.en_xitem_semanticdomains_sense_senses_entry_letData">(sem. domains: 8.1.1.2 - </text:span> <text:span text:style-name="semanticdomainname_.en_xitem_semanticdomains_sense_senses_entry_letData">Ordinal numbers</text:span> <text:span text:style-name="semanticdomainabbr_.en_xitem_semanticdomains_sense_senses_entry_letData">, 8.4.1 - </text:span> <text:span text:style-name="semanticdomainname_.en_xitem_semanticdomains_sense_senses_entry_letData">Period of time</text:span> .) </text:p>
        <text:p text:style-name="entry_letData"><text:span text:style-name="headword_entry_letData">arë-rahu  </text:span> <text:span text:style-name="pronunciation_pronunciations_entry_letData">[ˈa.ɾe ˈɾa.ʁu]</text:span>  <text:span text:style-name="crossreftype_crossrefs_entry_letData">cf: </text:span> <text:span text:style-name="crossref_xitem_crossreftargets_crossrefs_entry_letData">rahu</text:span> <text:span text:style-name="crossref_xitem_crossreftargets_crossrefs_entry_letData">, nyë-rahu</text:span> <text:span text:style-name="crossref_xitem_crossreftargets_crossrefs_entry_letData">, avi-rahu</text:span> . <text:span text:style-name="entrytypeabbr_.en_primaryrefs_entry_letData">(comp. of </text:span> <text:span text:style-name="mainentryref_primaryrefs_entry_letData">arë</text:span> ) <text:span text:style-name="xlanguagetag_.en_definition_.en_sense_senses_entry_letData">Eng </text:span><text:span text:style-name="definition_.en_sense_senses_entry_letData">jaw, jawbone </text:span> <text:span text:style-name="xlanguagetag_.en_example_examples_sense_senses_entry_letData">Bua </text:span><text:span text:style-name="example_examples_sense_senses_entry_letData">Hil arëd-rahu ggëp neggee in hil naha nos raḳ </text:span> <text:span text:style-name="xlanguagetag_.en_translation_.en_translations_examples_sense_senses_entry_letData">Eng </text:span><text:span text:style-name="translation_.en_translations_examples_sense_senses_entry_letData">Our jaws move when we eat </text:span>  </text:p>
        <text:p text:style-name="entry_letData"><text:span text:style-name="headword_entry_letData">arë'  </text:span> <text:span text:style-name="pronunciation_pronunciations_entry_letData">[ˈa.ɾeʔ]</text:span>  <text:span text:style-name="partofspeech_.en_grammaticalinfo_sense_senses_entry_letData">interj </text:span>  <text:span text:style-name="xlanguagetag_.en_xitem_.en_definition_.en_sense_senses_entry_letData">Eng </text:span><text:span text:style-name="xitem_.en_definition_.en_sense_senses_entry_letData">look out!, take care!, exclamation of caution</text:span> <text:span text:style-name="xlanguagetag_.en_xitem_.tpi_definition_.en_sense_senses_entry_letData"> Pdg </text:span><text:span text:style-name="xitem_.tpi_definition_.en_sense_senses_entry_letData">lukaut, was gut</text:span>  <text:span text:style-name="xlanguagetag_.en_example_xitem_examples_sense_senses_entry_letData">Bua </text:span><text:span text:style-name="example_xitem_examples_sense_senses_entry_letData">Arë'. Loog anöö! </text:span> <text:span text:style-name="xlanguagetag_.en_translation_.en_translations_xitem_examples_sense_senses_entry_letData">Eng </text:span><text:span text:style-name="translation_.en_translations_xitem_examples_sense_senses_entry_letData">Watch out! Look out for the dog! </text:span> <text:span text:style-name="xlanguagetag_.en_example_xitem_examples_sense_senses_entry_letData">  Bua </text:span><text:span text:style-name="example_xitem_examples_sense_senses_entry_letData">Arë'. Su ġena saga in rëḳ ġebës </text:span> <text:span text:style-name="xlanguagetag_.en_translation_.en_translations_xitem_examples_sense_senses_entry_letData">Eng </text:span><text:span text:style-name="translation_.en_translations_xitem_examples_sense_senses_entry_letData">Look out! Don't go there or you'll fall! </text:span>  <text:span text:style-name="semanticdomainabbr_.en_xitem_semanticdomains_sense_senses_entry_letData">(sem. domains: 2.3.1 - </text:span> <text:span text:style-name="semanticdomainname_.en_xitem_semanticdomains_sense_senses_entry_letData">See</text:span> <text:span text:style-name="semanticdomainabbr_.en_xitem_semanticdomains_sense_senses_entry_letData">, 2.5.4.1 - </text:span> <text:span text:style-name="semanticdomainname_.en_xitem_semanticdomains_sense_senses_entry_letData">Blind</text:span> <text:span text:style-name="semanticdomainabbr_.en_xitem_semanticdomains_sense_senses_entry_letData">, 3.2.7.1 - </text:span> <text:span text:style-name="semanticdomainname_.en_xitem_semanticdomains_sense_senses_entry_letData">Hope</text:span> <text:span text:style-name="semanticdomainabbr_.en_xitem_semanticdomains_sense_senses_entry_letData">, 3.2.7.2 - </text:span> <text:span text:style-name="semanticdomainname_.en_xitem_semanticdomains_sense_senses_entry_letData">Hopeless</text:span> <text:span text:style-name="semanticdomainabbr_.en_xitem_semanticdomains_sense_senses_entry_letData">, 8.5.1.2.1 - </text:span> <text:span text:style-name="semanticdomainname_.en_xitem_semanticdomains_sense_senses_entry_letData">Around</text:span> <text:span text:style-name="semanticdomainabbr_.en_xitem_semanticdomains_sense_senses_entry_letData">, 8.5.1.4.1 - </text:span> <text:span text:style-name="semanticdomainname_.en_xitem_semanticdomains_sense_senses_entry_letData">Out, outside</text:span> .) </text:p>
        <text:p text:style-name="entry_letData"><text:span text:style-name="headword_entry_letData">ari<text:span text:style-name="xhomographnumber_headword_entry_letData">1</text:span>  </text:span> <text:span text:style-name="pronunciation_pronunciations_entry_letData">[ˈa.ɾi]</text:span>  <text:span text:style-name="partofspeech_.en_grammaticalinfo_sense_senses_entry_letData">noun(inal) </text:span>  <text:span text:style-name="xlanguagetag_.en_xitem_.en_definition_.en_sense_senses_entry_letData">Eng </text:span><text:span text:style-name="xitem_.en_definition_.en_sense_senses_entry_letData">Sibling of the same sex--a term used in the context of the extended family and so includes the same sex children of ones classificatory fathers</text:span> <text:span text:style-name="xlanguagetag_.en_xitem_.tpi_definition_.en_sense_senses_entry_letData"> Pdg </text:span><text:span text:style-name="xitem_.tpi_definition_.en_sense_senses_entry_letData">brata</text:span>  <text:span text:style-name="xlanguagetag_.en_example_examples_sense_senses_entry_letData">Bua </text:span><text:span text:style-name="example_examples_sense_senses_entry_letData">Luho ari depëëng sir </text:span> <text:span text:style-name="xlanguagetag_.en_translation_.en_translations_examples_sense_senses_entry_letData">Eng </text:span><text:span text:style-name="translation_.en_translations_examples_sense_senses_entry_letData">The two brothers were fighting </text:span>  <text:span text:style-name="lexreftype_relations_sense_senses_entry_letData">Sim: </text:span> <text:span text:style-name="sensecrossref_xitem_lexreftargets_relations_sense_senses_entry_letData">ala ngwë</text:span> <text:span text:style-name="sensecrossref_xitem_lexreftargets_relations_sense_senses_entry_letData">, ama<text:span text:style-name="xhomographnumber_sensecrossref_xitem_lexreftargets_relations_sense_senses_entry_letData">1</text:span></text:span> <text:span text:style-name="sensecrossref_xitem_lexreftargets_relations_sense_senses_entry_letData">, ari-avëh</text:span> <text:span text:style-name="sensecrossref_xitem_lexreftargets_relations_sense_senses_entry_letData">, ari-maluh</text:span> <text:span text:style-name="sensecrossref_xitem_lexreftargets_relations_sense_senses_entry_letData">, ata<text:span text:style-name="xsensenumber_.en_sensecrossref_xitem_lexreftargets_relations_sense_senses_entry_letData"> 1</text:span></text:span> <text:span text:style-name="sensecrossref_xitem_lexreftargets_relations_sense_senses_entry_letData">, avëhnö</text:span> <text:span text:style-name="sensecrossref_xitem_lexreftargets_relations_sense_senses_entry_letData">, bu<text:span text:style-name="xsensenumber_.en_sensecrossref_xitem_lexreftargets_relations_sense_senses_entry_letData"> 1</text:span></text:span> <text:span text:style-name="sensecrossref_xitem_lexreftargets_relations_sense_senses_entry_letData">, ġadë</text:span> <text:span text:style-name="sensecrossref_xitem_lexreftargets_relations_sense_senses_entry_letData">, ggen<text:span text:style-name="xsensenumber_.en_sensecrossref_xitem_lexreftargets_relations_sense_senses_entry_letData"> 1</text:span></text:span> <text:span text:style-name="sensecrossref_xitem_lexreftargets_relations_sense_senses_entry_letData">, gwenö</text:span> <text:span text:style-name="sensecrossref_xitem_lexreftargets_relations_sense_senses_entry_letData">, maluhnö</text:span> <text:span text:style-name="sensecrossref_xitem_lexreftargets_relations_sense_senses_entry_letData">, mewa<text:span text:style-name="xsensenumber_.en_sensecrossref_xitem_lexreftargets_relations_sense_senses_entry_letData"> 1</text:span></text:span> <text:span text:style-name="sensecrossref_xitem_lexreftargets_relations_sense_senses_entry_letData">, nalu<text:span text:style-name="xsensenumber_.en_sensecrossref_xitem_lexreftargets_relations_sense_senses_entry_letData"> 1</text:span></text:span> <text:span text:style-name="sensecrossref_xitem_lexreftargets_relations_sense_senses_entry_letData">, regga</text:span> <text:span text:style-name="sensecrossref_xitem_lexreftargets_relations_sense_senses_entry_letData">, tava<text:span text:style-name="xsensenumber_.en_sensecrossref_xitem_lexreftargets_relations_sense_senses_entry_letData"> 1</text:span></text:span> <text:span text:style-name="sensecrossref_xitem_lexreftargets_relations_sense_senses_entry_letData">, venë</text:span> <text:span text:style-name="sensecrossref_xitem_lexreftargets_relations_sense_senses_entry_letData">, ves</text:span> <text:span text:style-name="sensecrossref_xitem_lexreftargets_relations_sense_senses_entry_letData">, ḳenu<text:span text:style-name="xsensenumber_.en_sensecrossref_xitem_lexreftargets_relations_sense_senses_entry_letData"> 1</text:span></text:span> <text:span text:style-name="sensecrossref_xitem_lexreftargets_relations_sense_senses_entry_letData">, dobahë</text:span> <text:span text:style-name="sensecrossref_xitem_lexreftargets_relations_sense_senses_entry_letData">, ḳeriing<text:span text:style-name="xsensenumber_.en_sensecrossref_xitem_lexreftargets_relations_sense_senses_entry_letData"> 2</text:span></text:span> . <text:span text:style-name="semanticdomainabbr_.en_semanticdomains_sense_senses_entry_letData">(sem. domains: 4.1.9.1.3 - </text:span> <text:span text:style-name="semanticdomainname_.en_semanticdomains_sense_senses_entry_letData">Brother, sister</text:span> .) <text:span>comp. </text:span> <text:span text:style-name="complexentryform_.bzh_xitem_complexformrefs_entry_letData">ari-avëh</text:span> <text:span> comp. </text:span> <text:span text:style-name="complexentryform_.bzh_xitem_complexformrefs_entry_letData">ari-maluh</text:span>  </text:p>
        <text:p text:style-name="entry_letData"><text:span text:style-name="headword_entry_letData">ari<text:span text:style-name="xhomographnumber_headword_entry_letData">2</text:span>  </text:span> <text:span text:style-name="pronunciation_pronunciations_entry_letData">[ˈa.ɾi]</text:span>  <text:span text:style-name="partofspeech_.en_grammaticalinfo_sense_senses_entry_letData">noun(al) </text:span>  <text:span text:style-name="xlanguagetag_.en_xitem_.en_definition_.en_sense_senses_entry_letData">Eng </text:span><text:span text:style-name="xitem_.en_definition_.en_sense_senses_entry_letData">barren, fruitless-as of pandanus</text:span> <text:span text:style-name="xlanguagetag_.en_xitem_.tpi_definition_.en_sense_senses_entry_letData"> Pdg </text:span><text:span text:style-name="xitem_.tpi_definition_.en_sense_senses_entry_letData">liklik karuka i nogat kaikai</text:span>  <text:span text:style-name="xlanguagetag_.en_example_examples_sense_senses_entry_letData">Bua </text:span><text:span text:style-name="example_examples_sense_senses_entry_letData">Saggen varah ari ti ti loḳ ganon nġahiseḳë </text:span> <text:span text:style-name="xlanguagetag_.en_translation_.en_translations_examples_sense_senses_entry_letData">Eng </text:span><text:span text:style-name="translation_.en_translations_examples_sense_senses_entry_letData">The pandanus had only a few fruitless sections, there were lots of nuts </text:span>  <text:span text:style-name="semanticdomainabbr_.en_xitem_semanticdomains_sense_senses_entry_letData">(sem. domains: 6.1.2.2.1 - </text:span> <text:span text:style-name="semanticdomainname_.en_xitem_semanticdomains_sense_senses_entry_letData">Useful</text:span> <text:span text:style-name="semanticdomainabbr_.en_xitem_semanticdomains_sense_senses_entry_letData">, 6.1.2.2.2 - </text:span> <text:span text:style-name="semanticdomainname_.en_xitem_semanticdomains_sense_senses_entry_letData">Useless</text:span> .) </text:p>
        <text:p text:style-name="entry_letData"><text:span text:style-name="headword_entry_letData">ari-avëh  </text:span> <text:span text:style-name="pronunciation_pronunciations_entry_letData">[ˈa.ɾi a.ˈβeʁ]</text:span>  <text:span text:style-name="entrytypeabbr_.en_primaryrefs_entry_letData">(comp. of </text:span> <text:span text:style-name="mainentryref_primaryrefs_entry_letData">ari<text:span text:style-name="xhomographnumber_mainentryref_primaryrefs_entry_letData">1</text:span></text:span> ) <text:span text:style-name="partofspeech_.en_grammaticalinfo_sense_senses_entry_letData">noun(inal) </text:span>  <text:span text:style-name="xlanguagetag_.en_xitem_.en_definition_.en_sense_senses_entry_letData">Eng </text:span><text:span text:style-name="xitem_.en_definition_.en_sense_senses_entry_letData">sister-in-law, wife of brother, sister of wife, spouse of a cousin</text:span> <text:span text:style-name="xlanguagetag_.en_xitem_.tpi_definition_.en_sense_senses_entry_letData"> Pdg </text:span><text:span text:style-name="xitem_.tpi_definition_.en_sense_senses_entry_letData">tambu meri bilong man i maritim brata bilong en</text:span>  <text:span text:style-name="xlanguagetag_.en_example_examples_sense_senses_entry_letData">Bua </text:span><text:span text:style-name="example_examples_sense_senses_entry_letData">Amon vonġ paya vu ari-avëh </text:span> <text:span text:style-name="xlanguagetag_.en_translation_.en_translations_examples_sense_senses_entry_letData">Eng </text:span><text:span text:style-name="translation_.en_translations_examples_sense_senses_entry_letData">The second brother wronged his brother's wife </text:span>  <text:span text:style-name="lexreftype_relations_sense_senses_entry_letData">Sim: </text:span> <text:span text:style-name="sensecrossref_xitem_lexreftargets_relations_sense_senses_entry_letData">ala ngwë</text:span> <text:span text:style-name="sensecrossref_xitem_lexreftargets_relations_sense_senses_entry_letData">, ama<text:span text:style-name="xhomographnumber_sensecrossref_xitem_lexreftargets_relations_sense_senses_entry_letData">1</text:span></text:span> <text:span text:style-name="sensecrossref_xitem_lexreftargets_relations_sense_senses_entry_letData">, ari<text:span text:style-name="xhomographnumber_sensecrossref_xitem_lexreftargets_relations_sense_senses_entry_letData">1</text:span></text:span> <text:span text:style-name="sensecrossref_xitem_lexreftargets_relations_sense_senses_entry_letData">, ari-maluh</text:span> <text:span text:style-name="sensecrossref_xitem_lexreftargets_relations_sense_senses_entry_letData">, ata<text:span text:style-name="xsensenumber_.en_sensecrossref_xitem_lexreftargets_relations_sense_senses_entry_letData"> 1</text:span></text:span> <text:span text:style-name="sensecrossref_xitem_lexreftargets_relations_sense_senses_entry_letData">, avëhnö</text:span> <text:span text:style-name="sensecrossref_xitem_lexreftargets_relations_sense_senses_entry_letData">, bu<text:span text:style-name="xsensenumber_.en_sensecrossref_xitem_lexreftargets_relations_sense_senses_entry_letData"> 1</text:span></text:span> <text:span text:style-name="sensecrossref_xitem_lexreftargets_relations_sense_senses_entry_letData">, ġadë</text:span> <text:span text:style-name="sensecrossref_xitem_lexreftargets_relations_sense_senses_entry_letData">, ggen<text:span text:style-name="xsensenumber_.en_sensecrossref_xitem_lexreftargets_relations_sense_senses_entry_letData"> 1</text:span></text:span> <text:span text:style-name="sensecrossref_xitem_lexreftargets_relations_sense_senses_entry_letData">, gwenö</text:span> <text:span text:style-name="sensecrossref_xitem_lexreftargets_relations_sense_senses_entry_letData">, maluhnö</text:span> <text:span text:style-name="sensecrossref_xitem_lexreftargets_relations_sense_senses_entry_letData">, mewa<text:span text:style-name="xsensenumber_.en_sensecrossref_xitem_lexreftargets_relations_sense_senses_entry_letData"> 1</text:span></text:span> <text:span text:style-name="sensecrossref_xitem_lexreftargets_relations_sense_senses_entry_letData">, nalu<text:span text:style-name="xsensenumber_.en_sensecrossref_xitem_lexreftargets_relations_sense_senses_entry_letData"> 1</text:span></text:span> <text:span text:style-name="sensecrossref_xitem_lexreftargets_relations_sense_senses_entry_letData">, regga</text:span> <text:span text:style-name="sensecrossref_xitem_lexreftargets_relations_sense_senses_entry_letData">, tava<text:span text:style-name="xsensenumber_.en_sensecrossref_xitem_lexreftargets_relations_sense_senses_entry_letData"> 1</text:span></text:span> <text:span text:style-name="sensecrossref_xitem_lexreftargets_relations_sense_senses_entry_letData">, venë</text:span> <text:span text:style-name="sensecrossref_xitem_lexreftargets_relations_sense_senses_entry_letData">, ves</text:span> <text:span text:style-name="sensecrossref_xitem_lexreftargets_relations_sense_senses_entry_letData">, ḳenu<text:span text:style-name="xsensenumber_.en_sensecrossref_xitem_lexreftargets_relations_sense_senses_entry_letData"> 1</text:span></text:span> <text:span text:style-name="sensecrossref_xitem_lexreftargets_relations_sense_senses_entry_letData">, dobahë</text:span> <text:span text:style-name="sensecrossref_xitem_lexreftargets_relations_sense_senses_entry_letData">, ḳeriing<text:span text:style-name="xsensenumber_.en_sensecrossref_xitem_lexreftargets_relations_sense_senses_entry_letData"> 2</text:span></text:span> . <text:span text:style-name="semanticdomainabbr_.en_xitem_semanticdomains_sense_senses_entry_letData">(sem. domains: 4.1.9.1.3 - </text:span> <text:span text:style-name="semanticdomainname_.en_xitem_semanticdomains_sense_senses_entry_letData">Brother, sister</text:span> <text:span text:style-name="semanticdomainabbr_.en_xitem_semanticdomains_sense_senses_entry_letData">, 4.7.1 - </text:span> <text:span text:style-name="semanticdomainname_.en_xitem_semanticdomains_sense_senses_entry_letData">Laws</text:span> <text:span text:style-name="semanticdomainabbr_.en_xitem_semanticdomains_sense_senses_entry_letData">, 8.4.5.2.2 - </text:span> <text:span text:style-name="semanticdomainname_.en_xitem_semanticdomains_sense_senses_entry_letData">At the same time</text:span> <text:span text:style-name="semanticdomainabbr_.en_xitem_semanticdomains_sense_senses_entry_letData">, 8.4.5.2.3 - </text:span> <text:span text:style-name="semanticdomainname_.en_xitem_semanticdomains_sense_senses_entry_letData">During</text:span> .) </text:p>
        <text:p text:style-name="entry_letData"><text:span text:style-name="headword_entry_letData">ari-maluh  </text:span> <text:span text:style-name="pronunciation_pronunciations_entry_letData">[ˈa.ɾi ma.ˈl̪uʁ]</text:span>  <text:span text:style-name="entrytypeabbr_.en_primaryrefs_entry_letData">(comp. of </text:span> <text:span text:style-name="mainentryref_primaryrefs_entry_letData">ari<text:span text:style-name="xhomographnumber_mainentryref_primaryrefs_entry_letData">1</text:span></text:span> ) <text:span text:style-name="partofspeech_.en_grammaticalinfo_sense_senses_entry_letData">noun(inal) </text:span>  <text:span text:style-name="xlanguagetag_.en_xitem_.en_definition_.en_sense_senses_entry_letData">Eng </text:span><text:span text:style-name="xitem_.en_definition_.en_sense_senses_entry_letData">brother-in-law, brother of husband, husband of sister, spouse of cousin</text:span> <text:span text:style-name="xlanguagetag_.en_xitem_.tpi_definition_.en_sense_senses_entry_letData"> Pdg </text:span><text:span text:style-name="xitem_.tpi_definition_.en_sense_senses_entry_letData">tambu man bilong meri i maritim brata bilong en</text:span>  <text:span text:style-name="xlanguagetag_.en_example_examples_sense_senses_entry_letData">Bua </text:span><text:span text:style-name="example_examples_sense_senses_entry_letData">Ari-maluh sën ari lu ġadë reggaj luho </text:span> <text:span text:style-name="xlanguagetag_.en_translation_.en_translations_examples_sense_senses_entry_letData">Eng </text:span><text:span text:style-name="translation_.en_translations_examples_sense_senses_entry_letData">Ari-maluh is the husband of a woman's sister or cousin  </text:span> <text:span text:style-name="lexreftype_relations_sense_senses_entry_letData">Sim: </text:span> <text:span text:style-name="sensecrossref_xitem_lexreftargets_relations_sense_senses_entry_letData">ala ngwë</text:span> <text:span text:style-name="sensecrossref_xitem_lexreftargets_relations_sense_senses_entry_letData">, ama<text:span text:style-name="xhomographnumber_sensecrossref_xitem_lexreftargets_relations_sense_senses_entry_letData">1</text:span></text:span> <text:span text:style-name="sensecrossref_xitem_lexreftargets_relations_sense_senses_entry_letData">, ari<text:span text:style-name="xhomographnumber_sensecrossref_xitem_lexreftargets_relations_sense_senses_entry_letData">1</text:span></text:span> <text:span text:style-name="sensecrossref_xitem_lexreftargets_relations_sense_senses_entry_letData">, ari-avëh</text:span> <text:span text:style-name="sensecrossref_xitem_lexreftargets_relations_sense_senses_entry_letData">, ata<text:span text:style-name="xsensenumber_.en_sensecrossref_xitem_lexreftargets_relations_sense_senses_entry_letData"> 1</text:span></text:span> <text:span text:style-name="sensecrossref_xitem_lexreftargets_relations_sense_senses_entry_letData">, avëhnö</text:span> <text:span text:style-name="sensecrossref_xitem_lexreftargets_relations_sense_senses_entry_letData">, bu<text:span text:style-name="xsensenumber_.en_sensecrossref_xitem_lexreftargets_relations_sense_senses_entry_letData"> 1</text:span></text:span> <text:span text:style-name="sensecrossref_xitem_lexreftargets_relations_sense_senses_entry_letData">, ġadë</text:span> <text:span text:style-name="sensecrossref_xitem_lexreftargets_relations_sense_senses_entry_letData">, ggen<text:span text:style-name="xsensenumber_.en_sensecrossref_xitem_lexreftargets_relations_sense_senses_entry_letData"> 1</text:span></text:span> <text:span text:style-name="sensecrossref_xitem_lexreftargets_relations_sense_senses_entry_letData">, gwenö</text:span> <text:span text:style-name="sensecrossref_xitem_lexreftargets_relations_sense_senses_entry_letData">, maluhnö</text:span> <text:span text:style-name="sensecrossref_xitem_lexreftargets_relations_sense_senses_entry_letData">, mewa<text:span text:style-name="xsensenumber_.en_sensecrossref_xitem_lexreftargets_relations_sense_senses_entry_letData"> 1</text:span></text:span> <text:span text:style-name="sensecrossref_xitem_lexreftargets_relations_sense_senses_entry_letData">, nalu<text:span text:style-name="xsensenumber_.en_sensecrossref_xitem_lexreftargets_relations_sense_senses_entry_letData"> 1</text:span></text:span> <text:span text:style-name="sensecrossref_xitem_lexreftargets_relations_sense_senses_entry_letData">, regga</text:span> <text:span text:style-name="sensecrossref_xitem_lexreftargets_relations_sense_senses_entry_letData">, tava<text:span text:style-name="xsensenumber_.en_sensecrossref_xitem_lexreftargets_relations_sense_senses_entry_letData"> 1</text:span></text:span> <text:span text:style-name="sensecrossref_xitem_lexreftargets_relations_sense_senses_entry_letData">, venë</text:span> <text:span text:style-name="sensecrossref_xitem_lexreftargets_relations_sense_senses_entry_letData">, ves</text:span> <text:span text:style-name="sensecrossref_xitem_lexreftargets_relations_sense_senses_entry_letData">, ḳenu<text:span text:style-name="xsensenumber_.en_sensecrossref_xitem_lexreftargets_relations_sense_senses_entry_letData"> 1</text:span></text:span> <text:span text:style-name="sensecrossref_xitem_lexreftargets_relations_sense_senses_entry_letData">, dobahë</text:span> <text:span text:style-name="sensecrossref_xitem_lexreftargets_relations_sense_senses_entry_letData">, ḳeriing<text:span text:style-name="xsensenumber_.en_sensecrossref_xitem_lexreftargets_relations_sense_senses_entry_letData"> 2</text:span></text:span> . <text:span text:style-name="semanticdomainabbr_.en_xitem_semanticdomains_sense_senses_entry_letData">(sem. domains: 4.1.9.1.3 - </text:span> <text:span text:style-name="semanticdomainname_.en_xitem_semanticdomains_sense_senses_entry_letData">Brother, sister</text:span> <text:span text:style-name="semanticdomainabbr_.en_xitem_semanticdomains_sense_senses_entry_letData">, 4.7.1 - </text:span> <text:span text:style-name="semanticdomainname_.en_xitem_semanticdomains_sense_senses_entry_letData">Laws</text:span> <text:span text:style-name="semanticdomainabbr_.en_xitem_semanticdomains_sense_senses_entry_letData">, 4.9.7 - </text:span> <text:span text:style-name="semanticdomainname_.en_xitem_semanticdomains_sense_senses_entry_letData">Religious organization</text:span> <text:span text:style-name="semanticdomainabbr_.en_xitem_semanticdomains_sense_senses_entry_letData">, 8.4.5.2.2 - </text:span> <text:span text:style-name="semanticdomainname_.en_xitem_semanticdomains_sense_senses_entry_letData">At the same time</text:span> <text:span text:style-name="semanticdomainabbr_.en_xitem_semanticdomains_sense_senses_entry_letData">, 8.4.5.2.3 - </text:span> <text:span text:style-name="semanticdomainname_.en_xitem_semanticdomains_sense_senses_entry_letData">During</text:span> .) </text:p>
        <text:p text:style-name="entry_letData"><text:span text:style-name="headword_entry_letData">ariv  </text:span> <text:span text:style-name="pronunciation_pronunciations_entry_letData">[a.ˈɾiβ]</text:span>  <text:span text:style-name="partofspeech_.en_grammaticalinfo_sense_senses_entry_letData">noun(al) </text:span>  <text:span text:style-name="xlanguagetag_.en_xitem_.en_definition_.en_sense_senses_entry_letData">Eng </text:span><text:span text:style-name="xitem_.en_definition_.en_sense_senses_entry_letData">pilgrim, wanderer-usually in connection with birds, as some birds are said to sleep somewhere for a night and then move on somewhere else the next day without having any real home</text:span> <text:span text:style-name="xlanguagetag_.en_xitem_.tpi_definition_.en_sense_senses_entry_letData"> Pdg </text:span><text:span text:style-name="xitem_.tpi_definition_.en_sense_senses_entry_letData">wan nait slip</text:span>  <text:span text:style-name="xlanguagetag_.en_example_xitem_examples_sense_senses_entry_letData">Bua </text:span><text:span text:style-name="example_xitem_examples_sense_senses_entry_letData">Soḳ neggëp ariv </text:span> <text:span text:style-name="xlanguagetag_.en_translation_.en_translations_xitem_examples_sense_senses_entry_letData">Eng </text:span><text:span text:style-name="translation_.en_translations_xitem_examples_sense_senses_entry_letData">The bird keeps moving around (without a home) </text:span> <text:span text:style-name="xlanguagetag_.en_example_xitem_examples_sense_senses_entry_letData">  Bua </text:span><text:span text:style-name="example_xitem_examples_sense_senses_entry_letData">Ġëwëp meġëko loḳ nyëġ nebë soḳ ariv </text:span> <text:span text:style-name="xlanguagetag_.en_translation_.en_translations_xitem_examples_sense_senses_entry_letData">Eng </text:span><text:span text:style-name="translation_.en_translations_xitem_examples_sense_senses_entry_letData">You keep travelling around all the time like a bird without a home </text:span> <text:span text:style-name="xlanguagetag_.en_example_xitem_examples_sense_senses_entry_letData">  Bua </text:span><text:span text:style-name="example_xitem_examples_sense_senses_entry_letData">Seġëp ariv pehi sënë </text:span> <text:span text:style-name="xlanguagetag_.en_translation_.en_translations_xitem_examples_sense_senses_entry_letData">Eng </text:span><text:span text:style-name="translation_.en_translations_xitem_examples_sense_senses_entry_letData">I'll sleep here tonight (and then go) </text:span>  </text:p>
        <text:p text:style-name="entry_letData"><text:span text:style-name="headword_entry_letData">arohenġ  </text:span> <text:span text:style-name="pronunciation_pronunciations_entry_letData">[a.ˈɾoʁ.əɴ]</text:span>  <text:span text:style-name="partofspeech_.en_grammaticalinfo_sense_senses_entry_letData">noun(al) </text:span>  <text:span text:style-name="xlanguagetag_.en_xitem_.en_definition_.en_sense_senses_entry_letData">Eng </text:span><text:span text:style-name="xitem_.en_definition_.en_sense_senses_entry_letData">rafters</text:span> <text:span text:style-name="xlanguagetag_.en_xitem_.tpi_definition_.en_sense_senses_entry_letData"> Pdg </text:span><text:span text:style-name="xitem_.tpi_definition_.en_sense_senses_entry_letData">bun bilong haus</text:span>  <text:span text:style-name="xlanguagetag_.en_example_examples_sense_senses_entry_letData">Bua </text:span><text:span text:style-name="example_examples_sense_senses_entry_letData">Varah arohenġ raḳ ya begganġ </text:span> <text:span text:style-name="xlanguagetag_.en_translation_.en_translations_examples_sense_senses_entry_letData">Eng </text:span><text:span text:style-name="translation_.en_translations_examples_sense_senses_entry_letData">He is laying rafters on (the roof of) the house </text:span>  <text:span text:style-name="lexreftype_relations_sense_senses_entry_letData">Whole: </text:span> <text:span text:style-name="sensecrossref_lexreftargets_relations_sense_senses_entry_letData">begganġ<text:span text:style-name="xsensenumber_.en_sensecrossref_lexreftargets_relations_sense_senses_entry_letData"> 1</text:span></text:span> . </text:p>
        <text:p text:style-name="entry_letData"><text:span text:style-name="headword_entry_letData">aru  </text:span> <text:span text:style-name="pronunciation_pronunciations_entry_letData">[ˈa.ɾu]</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smoke</text:span> <text:span text:style-name="xlanguagetag_.en_xitem_.tpi_definition_.en_sense_senses_entry_letData"> Pdg </text:span><text:span text:style-name="xitem_.tpi_definition_.en_sense_senses_entry_letData">smok bilong paia</text:span>  <text:span text:style-name="xlanguagetag_.en_example_examples_sense_senses_entry_letData">Bua </text:span><text:span text:style-name="example_examples_sense_senses_entry_letData">Aru taġööin loḳ ḳeleyo </text:span> <text:span text:style-name="xlanguagetag_.en_translation_.en_translations_examples_sense_senses_entry_letData">Eng </text:span><text:span text:style-name="translation_.en_translations_examples_sense_senses_entry_letData">Smoke is drifting through the trees </text:span>  <text:span text:style-name="semanticdomainabbr_.en_semanticdomains_sense_senses_entry_letData">(sem. domains: 5.5.4 - </text:span> <text:span text:style-name="semanticdomainname_.en_semanticdomains_sense_senses_entry_letData">Burn</text:span> .) <text:span text:style-name="xsensenumber_.en_sense_senses_entry_letData">  2) </text:span> <text:span text:style-name="xlanguagetag_.en_xitem_.en_definition_.en_sense_senses_entry_letData">Eng </text:span><text:span text:style-name="xitem_.en_definition_.en_sense_senses_entry_letData">, tobacco, cigarettes</text:span> <text:span text:style-name="xlanguagetag_.en_xitem_.tpi_definition_.en_sense_senses_entry_letData"> Pdg </text:span><text:span text:style-name="xitem_.tpi_definition_.en_sense_senses_entry_letData">tabak</text:span>  <text:span text:style-name="xlanguagetag_.en_example_examples_sense_senses_entry_letData">Bua </text:span><text:span text:style-name="example_examples_sense_senses_entry_letData">Nevë aru </text:span> <text:span text:style-name="xlanguagetag_.en_translation_.en_translations_examples_sense_senses_entry_letData">Eng </text:span><text:span text:style-name="translation_.en_translations_examples_sense_senses_entry_letData">He is smoking </text:span>  <text:span text:style-name="semanticdomainabbr_.en_semanticdomains_sense_senses_entry_letData">(sem. domains: 6.2.5.4 - </text:span> <text:span text:style-name="semanticdomainname_.en_semanticdomains_sense_senses_entry_letData">Plant product</text:span> .) </text:p>
        <text:p text:style-name="entry_letData"><text:span text:style-name="headword_entry_letData">aseeng  </text:span> <text:span text:style-name="pronunciation_pronunciations_entry_letData">[a.ˈt͡ʃɛːŋ]</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tree sp. the bark of which was used for making blankets and cloth. It was also used as a protective turban when fighting. The cloth was made by eating the inner bark of the tree.</text:span> <text:span text:style-name="xlanguagetag_.en_xitem_.tpi_definition_.en_sense_senses_entry_letData"> Pdg </text:span><text:span text:style-name="xitem_.tpi_definition_.en_sense_senses_entry_letData">diwai ol man bilong bipo i save wokim blanket o laplap long skin bilong en</text:span>  <text:span text:style-name="xlanguagetag_.en_example_examples_sense_senses_entry_letData">Bua </text:span><text:span text:style-name="example_examples_sense_senses_entry_letData">Alam böp dëkehe aseeng navi medëtul in debengë </text:span> <text:span text:style-name="xlanguagetag_.en_translation_.en_translations_examples_sense_senses_entry_letData">Eng </text:span><text:span text:style-name="translation_.en_translations_examples_sense_senses_entry_letData">People used to peel the bark from the aseeng tree and pound it so they could wrap it around themselves </text:span>  <text:span text:style-name="lexreftype_xitem_relations_sense_senses_entry_letData">Gen: </text:span> <text:span text:style-name="sensecrossref_lexreftargets_xitem_relations_sense_senses_entry_letData">ḳele<text:span text:style-name="xsensenumber_.en_sensecrossref_lexreftargets_xitem_relations_sense_senses_entry_letData"> 1</text:span></text:span> <text:span text:style-name="lexreftype_xitem_relations_sense_senses_entry_letData">; gen: </text:span> <text:span text:style-name="sensecrossref_lexreftargets_xitem_relations_sense_senses_entry_letData">map</text:span> . <text:span text:style-name="semanticdomainabbr_.en_semanticdomains_sense_senses_entry_letData">(sem. domains: 1.5.1 - </text:span> <text:span text:style-name="semanticdomainname_.en_semanticdomains_sense_senses_entry_letData">Tree</text:span> .) <text:span text:style-name="xsensenumber_.en_sense_senses_entry_letData">  2) </text:span> <text:span text:style-name="xlanguagetag_.en_xitem_.en_definition_.en_sense_senses_entry_letData">Eng </text:span><text:span text:style-name="xitem_.en_definition_.en_sense_senses_entry_letData">bark cloth</text:span> <text:span text:style-name="xlanguagetag_.en_xitem_.tpi_definition_.en_sense_senses_entry_letData"> Pdg </text:span><text:span text:style-name="xitem_.tpi_definition_.en_sense_senses_entry_letData">skin diwai blanket</text:span>  <text:span text:style-name="xlanguagetag_.en_example_examples_sense_senses_entry_letData">Bua </text:span><text:span text:style-name="example_examples_sense_senses_entry_letData">Bun yu loḳ aseeng in na beġö </text:span> <text:span text:style-name="xlanguagetag_.en_translation_.en_translations_examples_sense_senses_entry_letData">Eng </text:span><text:span text:style-name="translation_.en_translations_examples_sense_senses_entry_letData">He wrapped his head with aseeng cloth because he is going off to fight. </text:span>  <text:span text:style-name="semanticdomainabbr_.en_xitem_semanticdomains_sense_senses_entry_letData">(sem. domains: 1.5.5 - </text:span> <text:span text:style-name="semanticdomainname_.en_xitem_semanticdomains_sense_senses_entry_letData">Parts of a plant</text:span> <text:span text:style-name="semanticdomainabbr_.en_xitem_semanticdomains_sense_senses_entry_letData">, 5.3 - </text:span> <text:span text:style-name="semanticdomainname_.en_xitem_semanticdomains_sense_senses_entry_letData">Clothing</text:span> .) </text:p>
        <text:p text:style-name="entry_letData"><text:span text:style-name="headword_entry_letData">asoreng  </text:span> <text:span text:style-name="pronunciation_pronunciations_entry_letData">[a.ˈt͡ʃoɾ.əŋ]</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large hole, rubbish hole, a hole dug by humans, not a natural one</text:span> <text:span text:style-name="xlanguagetag_.en_xitem_.tpi_definition_.en_sense_senses_entry_letData"> Pdg </text:span><text:span text:style-name="xitem_.tpi_definition_.en_sense_senses_entry_letData">bikpela hul</text:span>  <text:span text:style-name="xlanguagetag_.en_example_xitem_examples_sense_senses_entry_letData">Bua </text:span><text:span text:style-name="example_xitem_examples_sense_senses_entry_letData">Asoreng nġaa navi yi ma </text:span> <text:span text:style-name="xlanguagetag_.en_translation_.en_translations_xitem_examples_sense_senses_entry_letData">Eng </text:span><text:span text:style-name="translation_.en_translations_xitem_examples_sense_senses_entry_letData">There is no rubbish hole </text:span> <text:span text:style-name="xlanguagetag_.en_example_xitem_examples_sense_senses_entry_letData">  Bua </text:span><text:span text:style-name="example_xitem_examples_sense_senses_entry_letData">Sedev asoreng in bööḳ duḳ </text:span> <text:span text:style-name="xlanguagetag_.en_translation_.en_translations_xitem_examples_sense_senses_entry_letData">Eng </text:span><text:span text:style-name="translation_.en_translations_xitem_examples_sense_senses_entry_letData">I'll dig a hole for pigs (to fall into) </text:span>  <text:span text:style-name="semanticdomainabbr_.en_xitem_semanticdomains_sense_senses_entry_letData">(sem. domains: 1.2.1.4 - </text:span> <text:span text:style-name="semanticdomainname_.en_xitem_semanticdomains_sense_senses_entry_letData">Valley</text:span> <text:span text:style-name="semanticdomainabbr_.en_xitem_semanticdomains_sense_senses_entry_letData">, 1.2.1.5 - </text:span> <text:span text:style-name="semanticdomainname_.en_xitem_semanticdomains_sense_senses_entry_letData">Underground</text:span> <text:span text:style-name="semanticdomainabbr_.en_xitem_semanticdomains_sense_senses_entry_letData">, 8.3.2.5 - </text:span> <text:span text:style-name="semanticdomainname_.en_xitem_semanticdomains_sense_senses_entry_letData">Furrow</text:span> .) <text:span text:style-name="xsensenumber_.en_sense_senses_entry_letData">  2) </text:span> <text:span text:style-name="xlanguagetag_.en_xitem_.en_definition_.en_sense_senses_entry_letData">Eng </text:span><text:span text:style-name="xitem_.en_definition_.en_sense_senses_entry_letData">latrine, toilet</text:span> <text:span text:style-name="xlanguagetag_.en_xitem_.tpi_definition_.en_sense_senses_entry_letData"> Pdg </text:span><text:span text:style-name="xitem_.tpi_definition_.en_sense_senses_entry_letData">smolhaus</text:span>  <text:span text:style-name="xlanguagetag_.en_example_examples_sense_senses_entry_letData">Bua </text:span><text:span text:style-name="example_examples_sense_senses_entry_letData">Nġaa pin sën hil naha lo neloḳ ya hil avid beya nare loḳ hil ahëd ḳevus, loḳ tum to neluḳ ya asoreng. </text:span> <text:span text:style-name="xlanguagetag_.en_translation_.en_translations_examples_sense_senses_entry_letData">Eng </text:span><text:span text:style-name="translation_.en_translations_examples_sense_senses_entry_letData">Everything we eat goes into our mouths and goes into our stomachs and finally goes down into the toilet </text:span>  <text:span text:style-name="semanticdomainabbr_.en_semanticdomains_sense_senses_entry_letData">(sem. domains: 6.6.7 - </text:span> <text:span text:style-name="semanticdomainname_.en_semanticdomains_sense_senses_entry_letData">Working with water</text:span> .) <text:span text:style-name="xsensenumber_.en_sense_senses_entry_letData">  3) </text:span> <text:span text:style-name="xlanguagetag_.en_xitem_.en_definition_.en_sense_senses_entry_letData">Eng </text:span><text:span text:style-name="xitem_.en_definition_.en_sense_senses_entry_letData">grave</text:span> <text:span text:style-name="xlanguagetag_.en_xitem_.tpi_definition_.en_sense_senses_entry_letData"> Pdg </text:span><text:span text:style-name="xitem_.tpi_definition_.en_sense_senses_entry_letData">matmat</text:span>  <text:span text:style-name="xlanguagetag_.en_example_examples_sense_senses_entry_letData">Bua </text:span><text:span text:style-name="example_examples_sense_senses_entry_letData">Ġeḳo sa yom verup in asoreng gesa malaġ tum yah. </text:span> <text:span text:style-name="xlanguagetag_.en_translation_.en_translations_examples_sense_senses_entry_letData">Eng </text:span><text:span text:style-name="translation_.en_translations_examples_sense_senses_entry_letData">You brought me back up from the grave and I am alive again </text:span>  <text:span text:style-name="semanticdomainabbr_.en_xitem_semanticdomains_sense_senses_entry_letData">(sem. domains: 2.6.6.3 - </text:span> <text:span text:style-name="semanticdomainname_.en_xitem_semanticdomains_sense_senses_entry_letData">Funeral</text:span> <text:span text:style-name="semanticdomainabbr_.en_xitem_semanticdomains_sense_senses_entry_letData">, 2.6.6.5 - </text:span> <text:span text:style-name="semanticdomainname_.en_xitem_semanticdomains_sense_senses_entry_letData">Bury</text:span> .) <text:span>comp. </text:span> <text:span text:style-name="complexentryform_.bzh_complexformrefs_entry_letData">asoreng-bël-yi</text:span>  </text:p>
        <text:p text:style-name="entry_letData"><text:span text:style-name="headword_entry_letData">asoreng-bël-yi  </text:span> <text:span text:style-name="pronunciation_pronunciations_entry_letData">[a.ˈt͡ʃoɾ.əŋ ᵐbel̪ yi]</text:span>  <text:span text:style-name="entrytypeabbr_.en_primaryrefs_entry_letData">(comp. of </text:span> <text:span text:style-name="mainentryref_primaryrefs_entry_letData">asoreng</text:span> ) <text:span text:style-name="partofspeech_.en_grammaticalinfo_sense_senses_entry_letData">Nc </text:span>  <text:span text:style-name="xlanguagetag_.en_xitem_.en_definition_.en_sense_senses_entry_letData">Eng </text:span><text:span text:style-name="xitem_.en_definition_.en_sense_senses_entry_letData">well; a hole for water; cistern</text:span> <text:span text:style-name="xlanguagetag_.en_xitem_.tpi_definition_.en_sense_senses_entry_letData"> Pdg </text:span><text:span text:style-name="xitem_.tpi_definition_.en_sense_senses_entry_letData">hul wara</text:span>  <text:span text:style-name="xlanguagetag_.en_example_examples_sense_senses_entry_letData">Bua </text:span><text:span text:style-name="example_examples_sense_senses_entry_letData">Hil ḳenud Yakop vo asoreng-bël-yi ti sënë vu he behe nanum. </text:span> <text:span text:style-name="xlanguagetag_.en_translation_.en_translations_examples_sense_senses_entry_letData">Eng </text:span><text:span text:style-name="translation_.en_translations_examples_sense_senses_entry_letData">Our ancestor Jacob gave this well to us and we drink from it. </text:span>  <text:span text:style-name="semanticdomainabbr_.en_xitem_semanticdomains_sense_senses_entry_letData">(sem. domains: 2.5 - </text:span> <text:span text:style-name="semanticdomainname_.en_xitem_semanticdomains_sense_senses_entry_letData">Healthy</text:span> <text:span text:style-name="semanticdomainabbr_.en_xitem_semanticdomains_sense_senses_entry_letData">, 6.6.7 - </text:span> <text:span text:style-name="semanticdomainname_.en_xitem_semanticdomains_sense_senses_entry_letData">Working with water</text:span> .) </text:p>
        <text:p text:style-name="entry_letData"><text:span text:style-name="headword_entry_letData">asub  </text:span> <text:span text:style-name="pronunciation_pronunciations_entry_letData">[a.ˈt͡ʃuᵐb]</text:span>  <text:span text:style-name="partofspeech_.en_grammaticalinfo_sense_senses_entry_letData">noun(al) </text:span>  <text:span text:style-name="xlanguagetag_.en_xitem_.en_definition_.en_sense_senses_entry_letData">Eng </text:span><text:span text:style-name="xitem_.en_definition_.en_sense_senses_entry_letData">blackpalm,--used for flooring, making handles for axes , spears, etc</text:span> <text:span text:style-name="xlanguagetag_.en_xitem_.tpi_definition_.en_sense_senses_entry_letData"> Pdg </text:span><text:span text:style-name="xitem_.tpi_definition_.en_sense_senses_entry_letData">kain limbum bilong wokim plua, handel bilong tamiok samting</text:span>  <text:span text:style-name="xlanguagetag_.en_example_examples_sense_senses_entry_letData">Bua </text:span><text:span text:style-name="example_examples_sense_senses_entry_letData">Devuv asub raḳ begganġ </text:span> <text:span text:style-name="xlanguagetag_.en_translation_.en_translations_examples_sense_senses_entry_letData">Eng </text:span><text:span text:style-name="translation_.en_translations_examples_sense_senses_entry_letData">They cut the asub for the house  </text:span> <text:span text:style-name="lexreftype_relations_sense_senses_entry_letData">Sim: </text:span> <text:span text:style-name="sensecrossref_xitem_lexreftargets_relations_sense_senses_entry_letData">bahib</text:span> <text:span text:style-name="sensecrossref_xitem_lexreftargets_relations_sense_senses_entry_letData">, baḳan</text:span> <text:span text:style-name="sensecrossref_xitem_lexreftargets_relations_sense_senses_entry_letData">, barëp</text:span> <text:span text:style-name="sensecrossref_xitem_lexreftargets_relations_sense_senses_entry_letData">, bebumeng</text:span> <text:span text:style-name="sensecrossref_xitem_lexreftargets_relations_sense_senses_entry_letData">, behöḳ-behöḳ<text:span text:style-name="xhomographnumber_sensecrossref_xitem_lexreftargets_relations_sense_senses_entry_letData">2</text:span></text:span> <text:span text:style-name="sensecrossref_xitem_lexreftargets_relations_sense_senses_entry_letData">, bëḳ<text:span text:style-name="xsensenumber_.en_sensecrossref_xitem_lexreftargets_relations_sense_senses_entry_letData"> 1</text:span></text:span> <text:span text:style-name="sensecrossref_xitem_lexreftargets_relations_sense_senses_entry_letData">, ġamu</text:span> <text:span text:style-name="sensecrossref_xitem_lexreftargets_relations_sense_senses_entry_letData">, vasöl<text:span text:style-name="xsensenumber_.en_sensecrossref_xitem_lexreftargets_relations_sense_senses_entry_letData"> 1</text:span></text:span> <text:span text:style-name="sensecrossref_xitem_lexreftargets_relations_sense_senses_entry_letData">, ggej</text:span> <text:span text:style-name="sensecrossref_xitem_lexreftargets_relations_sense_senses_entry_letData">, rera</text:span> <text:span text:style-name="sensecrossref_xitem_lexreftargets_relations_sense_senses_entry_letData">, yëëm<text:span text:style-name="xhomographnumber_sensecrossref_xitem_lexreftargets_relations_sense_senses_entry_letData">1</text:span></text:span> <text:span text:style-name="sensecrossref_xitem_lexreftargets_relations_sense_senses_entry_letData">, tulpoḳ</text:span> <text:span text:style-name="sensecrossref_xitem_lexreftargets_relations_sense_senses_entry_letData">, beggi</text:span> . <text:span>Palmae cf. Licuala sp. </text:span> </text:p>
        <text:p text:style-name="entry_letData"><text:span text:style-name="headword_entry_letData">ata  </text:span> <text:span text:style-name="pronunciation_pronunciations_entry_letData">[ˈa.ta]</text:span>  <text:span text:style-name="xsensenumber_.en_sense_senses_entry_letData">1) </text:span> <text:span text:style-name="partofspeech_.en_grammaticalinfo_sense_senses_entry_letData">noun(inal) </text:span>  <text:span text:style-name="xlanguagetag_.en_xitem_.en_definition_.en_sense_senses_entry_letData">Eng </text:span><text:span text:style-name="xitem_.en_definition_.en_sense_senses_entry_letData">mother-a classificatory kin term which includes one's natural mother, but also the sisters of one's parents, and the mothers of ones classificatory siblings</text:span> <text:span text:style-name="xlanguagetag_.en_xitem_.tpi_definition_.en_sense_senses_entry_letData"> Pdg </text:span><text:span text:style-name="xitem_.tpi_definition_.en_sense_senses_entry_letData">mama</text:span>  <text:span text:style-name="xlanguagetag_.en_example_examples_sense_senses_entry_letData">Bua </text:span><text:span text:style-name="example_examples_sense_senses_entry_letData">Ata ya gama nedo </text:span> <text:span text:style-name="xlanguagetag_.en_translation_.en_translations_examples_sense_senses_entry_letData">Eng </text:span><text:span text:style-name="translation_.en_translations_examples_sense_senses_entry_letData">His mother went but his father stayed </text:span>  <text:span text:style-name="lexreftype_relations_sense_senses_entry_letData">Sim: </text:span> <text:span text:style-name="sensecrossref_xitem_lexreftargets_relations_sense_senses_entry_letData">ala ngwë</text:span> <text:span text:style-name="sensecrossref_xitem_lexreftargets_relations_sense_senses_entry_letData">, ama<text:span text:style-name="xhomographnumber_sensecrossref_xitem_lexreftargets_relations_sense_senses_entry_letData">1</text:span></text:span> <text:span text:style-name="sensecrossref_xitem_lexreftargets_relations_sense_senses_entry_letData">, ari<text:span text:style-name="xhomographnumber_sensecrossref_xitem_lexreftargets_relations_sense_senses_entry_letData">1</text:span></text:span> <text:span text:style-name="sensecrossref_xitem_lexreftargets_relations_sense_senses_entry_letData">, ari-avëh</text:span> <text:span text:style-name="sensecrossref_xitem_lexreftargets_relations_sense_senses_entry_letData">, ari-maluh</text:span> <text:span text:style-name="sensecrossref_xitem_lexreftargets_relations_sense_senses_entry_letData">, avëhnö</text:span> <text:span text:style-name="sensecrossref_xitem_lexreftargets_relations_sense_senses_entry_letData">, bu<text:span text:style-name="xsensenumber_.en_sensecrossref_xitem_lexreftargets_relations_sense_senses_entry_letData"> 1</text:span></text:span> <text:span text:style-name="sensecrossref_xitem_lexreftargets_relations_sense_senses_entry_letData">, ġadë</text:span> <text:span text:style-name="sensecrossref_xitem_lexreftargets_relations_sense_senses_entry_letData">, ggen<text:span text:style-name="xsensenumber_.en_sensecrossref_xitem_lexreftargets_relations_sense_senses_entry_letData"> 1</text:span></text:span> <text:span text:style-name="sensecrossref_xitem_lexreftargets_relations_sense_senses_entry_letData">, gwenö</text:span> <text:span text:style-name="sensecrossref_xitem_lexreftargets_relations_sense_senses_entry_letData">, maluhnö</text:span> <text:span text:style-name="sensecrossref_xitem_lexreftargets_relations_sense_senses_entry_letData">, mewa<text:span text:style-name="xsensenumber_.en_sensecrossref_xitem_lexreftargets_relations_sense_senses_entry_letData"> 1</text:span></text:span> <text:span text:style-name="sensecrossref_xitem_lexreftargets_relations_sense_senses_entry_letData">, nalu<text:span text:style-name="xsensenumber_.en_sensecrossref_xitem_lexreftargets_relations_sense_senses_entry_letData"> 1</text:span></text:span> <text:span text:style-name="sensecrossref_xitem_lexreftargets_relations_sense_senses_entry_letData">, regga</text:span> <text:span text:style-name="sensecrossref_xitem_lexreftargets_relations_sense_senses_entry_letData">, tava<text:span text:style-name="xsensenumber_.en_sensecrossref_xitem_lexreftargets_relations_sense_senses_entry_letData"> 1</text:span></text:span> <text:span text:style-name="sensecrossref_xitem_lexreftargets_relations_sense_senses_entry_letData">, venë</text:span> <text:span text:style-name="sensecrossref_xitem_lexreftargets_relations_sense_senses_entry_letData">, ves</text:span> <text:span text:style-name="sensecrossref_xitem_lexreftargets_relations_sense_senses_entry_letData">, ḳenu<text:span text:style-name="xsensenumber_.en_sensecrossref_xitem_lexreftargets_relations_sense_senses_entry_letData"> 1</text:span></text:span> <text:span text:style-name="sensecrossref_xitem_lexreftargets_relations_sense_senses_entry_letData">, dobahë</text:span> <text:span text:style-name="sensecrossref_xitem_lexreftargets_relations_sense_senses_entry_letData">, ḳeriing<text:span text:style-name="xsensenumber_.en_sensecrossref_xitem_lexreftargets_relations_sense_senses_entry_letData"> 2</text:span></text:span> . <text:span text:style-name="semanticdomainabbr_.en_semanticdomains_sense_senses_entry_letData">(sem. domains: 4.1.9.1 - </text:span> <text:span text:style-name="semanticdomainname_.en_semanticdomains_sense_senses_entry_letData">Related by birth</text:span> .) <text:span text:style-name="xsensenumber_.en_sense_senses_entry_letData">  2) </text:span> <text:span text:style-name="partofspeech_.en_grammaticalinfo_sense_senses_entry_letData">adj </text:span>  <text:span text:style-name="xlanguagetag_.en_xitem_.en_definition_.en_sense_senses_entry_letData">Eng </text:span><text:span text:style-name="xitem_.en_definition_.en_sense_senses_entry_letData">very, very much, very many, extremely, intensely, large-used as an intensifier</text:span> <text:span text:style-name="xlanguagetag_.en_xitem_.tpi_definition_.en_sense_senses_entry_letData"> Pdg </text:span><text:span text:style-name="xitem_.tpi_definition_.en_sense_senses_entry_letData">tumas, planti</text:span>  <text:span text:style-name="xlanguagetag_.en_example_xitem_examples_sense_senses_entry_letData">Bua </text:span><text:span text:style-name="example_xitem_examples_sense_senses_entry_letData">böp ata </text:span> <text:span text:style-name="xlanguagetag_.en_translation_.en_translations_xitem_examples_sense_senses_entry_letData">Eng </text:span><text:span text:style-name="translation_.en_translations_xitem_examples_sense_senses_entry_letData">very big </text:span> <text:span text:style-name="xlanguagetag_.en_example_xitem_examples_sense_senses_entry_letData">  Bua </text:span><text:span text:style-name="example_xitem_examples_sense_senses_entry_letData">niwëëk ata </text:span> <text:span text:style-name="xlanguagetag_.en_translation_.en_translations_xitem_examples_sense_senses_entry_letData">Eng </text:span><text:span text:style-name="translation_.en_translations_xitem_examples_sense_senses_entry_letData">very strong/ powerful </text:span> <text:span text:style-name="xlanguagetag_.en_example_xitem_examples_sense_senses_entry_letData">  Bua </text:span><text:span text:style-name="example_xitem_examples_sense_senses_entry_letData">Ya devetii bël ata in dengis beggöb </text:span> <text:span text:style-name="xlanguagetag_.en_translation_.en_translations_xitem_examples_sense_senses_entry_letData">Eng </text:span><text:span text:style-name="translation_.en_translations_xitem_examples_sense_senses_entry_letData">They went and dammed the main river in order to catch eels </text:span> <text:span text:style-name="xlanguagetag_.en_example_xitem_examples_sense_senses_entry_letData">  Bua </text:span><text:span text:style-name="example_xitem_examples_sense_senses_entry_letData">Deyam ata </text:span> <text:span text:style-name="xlanguagetag_.en_translation_.en_translations_xitem_examples_sense_senses_entry_letData">Eng </text:span><text:span text:style-name="translation_.en_translations_xitem_examples_sense_senses_entry_letData">A great many people came </text:span>  <text:span text:style-name="semanticdomainabbr_.en_xitem_semanticdomains_sense_senses_entry_letData">(sem. domains: 9.3.1.1 - </text:span> <text:span text:style-name="semanticdomainname_.en_xitem_semanticdomains_sense_senses_entry_letData">To a large degree</text:span> <text:span text:style-name="semanticdomainabbr_.en_xitem_semanticdomains_sense_senses_entry_letData">, 9.3.1.2 - </text:span> <text:span text:style-name="semanticdomainname_.en_xitem_semanticdomains_sense_senses_entry_letData">To a small degree</text:span> .) <text:span>comp. </text:span> <text:span text:style-name="complexentryform_.bzh_xitem_complexformrefs_entry_letData">ata-masën</text:span> <text:span> redup. </text:span> <text:span text:style-name="complexentryform_.bzh_xitem_complexformrefs_entry_letData">yam atata</text:span>  </text:p>
        <text:p text:style-name="entry_letData"><text:span text:style-name="headword_entry_letData">ata-masën  </text:span> <text:span text:style-name="pronunciation_pronunciations_entry_letData">[ˈa.ta ˈma.t͡ʃen]</text:span>  <text:span text:style-name="entrytypeabbr_.en_primaryrefs_entry_letData">(comp. of </text:span> <text:span text:style-name="mainentryref_primaryrefs_entry_letData">ata</text:span> ) <text:span text:style-name="xlanguagetag_.en_xitem_.en_definition_.en_sense_senses_entry_letData">Eng </text:span><text:span text:style-name="xitem_.en_definition_.en_sense_senses_entry_letData">orphans, having noone to look after one</text:span> <text:span text:style-name="xlanguagetag_.en_xitem_.tpi_definition_.en_sense_senses_entry_letData"> Pdg </text:span><text:span text:style-name="xitem_.tpi_definition_.en_sense_senses_entry_letData">wanpis</text:span>  <text:span text:style-name="xlanguagetag_.en_example_examples_sense_senses_entry_letData">Bua </text:span><text:span text:style-name="example_examples_sense_senses_entry_letData">Hurmahen ata masën sën ata lu ama dediiḳ gehen alam ma geyö timu nedo </text:span> <text:span text:style-name="xlanguagetag_.en_translation_.en_translations_examples_sense_senses_entry_letData">Eng </text:span><text:span text:style-name="translation_.en_translations_examples_sense_senses_entry_letData">An orphan is a child whose mother and father have died and with no relatives and he is left alone </text:span>  </text:p>
        <text:p text:style-name="entry_letData"><text:span text:style-name="headword_entry_letData">atë  </text:span> <text:span text:style-name="pronunciation_pronunciations_entry_letData">[ˈa.te]</text:span>  <text:span text:style-name="partofspeech_.en_grammaticalinfo_sense_senses_entry_letData">noun(inal) </text:span>  <text:span text:style-name="xlanguagetag_.en_xitem_.en_definition_.en_sense_senses_entry_letData">Eng </text:span><text:span text:style-name="xitem_.en_definition_.en_sense_senses_entry_letData">liver</text:span> <text:span text:style-name="xlanguagetag_.en_xitem_.tpi_definition_.en_sense_senses_entry_letData"> Pdg </text:span><text:span text:style-name="xitem_.tpi_definition_.en_sense_senses_entry_letData">blaklewa</text:span>  <text:span text:style-name="xlanguagetag_.en_example_examples_sense_senses_entry_letData">Bua </text:span><text:span text:style-name="example_examples_sense_senses_entry_letData">Deyëh bööḳ atë loḳ dëg </text:span> <text:span text:style-name="xlanguagetag_.en_translation_.en_translations_examples_sense_senses_entry_letData">Eng </text:span><text:span text:style-name="translation_.en_translations_examples_sense_senses_entry_letData">They cooked the pig liver in a pot </text:span>  <text:span text:style-name="semanticdomainabbr_.en_xitem_semanticdomains_sense_senses_entry_letData">(sem. domains: 2.1 - </text:span> <text:span text:style-name="semanticdomainname_.en_xitem_semanticdomains_sense_senses_entry_letData">Body</text:span> <text:span text:style-name="semanticdomainabbr_.en_xitem_semanticdomains_sense_senses_entry_letData">, 5.2 - </text:span> <text:span text:style-name="semanticdomainname_.en_xitem_semanticdomains_sense_senses_entry_letData">Food</text:span> .) </text:p>
        <text:p text:style-name="entry_letData"><text:span text:style-name="headword_entry_letData">atohenġ  </text:span> <text:span text:style-name="pronunciation_pronunciations_entry_letData">[a.ˈtoʁ.əɴ]</text:span>  <text:span text:style-name="partofspeech_.en_grammaticalinfo_sense_senses_entry_letData">noun(al) </text:span>  <text:span text:style-name="xlanguagetag_.en_xitem_.en_definition_.en_sense_senses_entry_letData">Eng </text:span><text:span text:style-name="xitem_.en_definition_.en_sense_senses_entry_letData">staff, walking stick</text:span> <text:span text:style-name="xlanguagetag_.en_xitem_.tpi_definition_.en_sense_senses_entry_letData"> Pdg </text:span><text:span text:style-name="xitem_.tpi_definition_.en_sense_senses_entry_letData">stik bilong wokabaut</text:span>  <text:span text:style-name="xlanguagetag_.en_example_examples_sense_senses_entry_letData">Bua </text:span><text:span text:style-name="example_examples_sense_senses_entry_letData">Alam atov dëtohin atohenġ </text:span> <text:span text:style-name="xlanguagetag_.en_translation_.en_translations_examples_sense_senses_entry_letData">Eng </text:span><text:span text:style-name="translation_.en_translations_examples_sense_senses_entry_letData">Old people walk with a stick </text:span>  <text:span text:style-name="semanticdomainabbr_.en_semanticdomains_sense_senses_entry_letData">(sem. domains: 6.2.8 - </text:span> <text:span text:style-name="semanticdomainname_.en_semanticdomains_sense_senses_entry_letData">Agricultural tool</text:span> .) </text:p>
        <text:p text:style-name="entry_letData"><text:span text:style-name="headword_entry_letData">atov  </text:span> <text:span text:style-name="pronunciation_pronunciations_entry_letData">[a.ˈtoβ]</text:span>  <text:span text:style-name="partofspeech_.en_grammaticalinfo_sense_senses_entry_letData">noun(al) </text:span>  <text:span text:style-name="xlanguagetag_.en_xitem_.en_definition_.en_sense_senses_entry_letData">Eng </text:span><text:span text:style-name="xitem_.en_definition_.en_sense_senses_entry_letData">old, adult</text:span> <text:span text:style-name="xlanguagetag_.en_xitem_.tpi_definition_.en_sense_senses_entry_letData"> Pdg </text:span><text:span text:style-name="xitem_.tpi_definition_.en_sense_senses_entry_letData">lapun</text:span>  <text:span text:style-name="xlanguagetag_.en_example_xitem_examples_sense_senses_entry_letData">Bua </text:span><text:span text:style-name="example_xitem_examples_sense_senses_entry_letData">Hil atov jaḳ og hil rëḳ nadiiḳ </text:span> <text:span text:style-name="xlanguagetag_.en_translation_.en_translations_xitem_examples_sense_senses_entry_letData">Eng </text:span><text:span text:style-name="translation_.en_translations_xitem_examples_sense_senses_entry_letData">When we become old we will die </text:span> <text:span text:style-name="xlanguagetag_.en_example_xitem_examples_sense_senses_entry_letData">  Bua </text:span><text:span text:style-name="example_xitem_examples_sense_senses_entry_letData">alam atov og nij wëëk maya </text:span> <text:span text:style-name="xlanguagetag_.en_translation_.en_translations_xitem_examples_sense_senses_entry_letData">Eng </text:span><text:span text:style-name="translation_.en_translations_xitem_examples_sense_senses_entry_letData">The people are old so their strength is gone </text:span> <text:span text:style-name="xlanguagetag_.en_example_xitem_examples_sense_senses_entry_letData">  Bua </text:span><text:span text:style-name="example_xitem_examples_sense_senses_entry_letData">Atov ya </text:span> <text:span text:style-name="xlanguagetag_.en_translation_.en_translations_xitem_examples_sense_senses_entry_letData">Eng </text:span><text:span text:style-name="translation_.en_translations_xitem_examples_sense_senses_entry_letData">It's/He's become old </text:span>  <text:span text:style-name="semanticdomainabbr_.en_xitem_semanticdomains_sense_senses_entry_letData">(sem. domains: 8.4.6.5 - </text:span> <text:span text:style-name="semanticdomainname_.en_xitem_semanticdomains_sense_senses_entry_letData">Age</text:span> <text:span text:style-name="semanticdomainabbr_.en_xitem_semanticdomains_sense_senses_entry_letData">, 8.4.6.5.3 - </text:span> <text:span text:style-name="semanticdomainname_.en_xitem_semanticdomains_sense_senses_entry_letData">New</text:span> <text:span text:style-name="semanticdomainabbr_.en_xitem_semanticdomains_sense_senses_entry_letData">, 8.4.6.5.4 - </text:span> <text:span text:style-name="semanticdomainname_.en_xitem_semanticdomains_sense_senses_entry_letData">Old, not new</text:span> .) </text:p>
        <text:p text:style-name="entry_letData"><text:span text:style-name="headword_entry_letData">auskuk  </text:span> <text:span text:style-name="pronunciation_pronunciations_entry_letData">[ˈaut͡ʃ.kuk]</text:span>  <text:span text:style-name="partofspeech_.en_grammaticalinfo_sense_senses_entry_letData">noun(al) </text:span>  <text:span text:style-name="xlanguagetag_.en_xitem_.en_definition_.en_sense_senses_entry_letData">Eng </text:span><text:span text:style-name="xitem_.en_definition_.en_sense_senses_entry_letData">kitchen</text:span> <text:span text:style-name="xlanguagetag_.en_xitem_.tpi_definition_.en_sense_senses_entry_letData"> Pdg </text:span><text:span text:style-name="xitem_.tpi_definition_.en_sense_senses_entry_letData">haus kuk</text:span>  <text:span text:style-name="semanticdomainabbr_.en_semanticdomains_sense_senses_entry_letData">(sem. domains: 6.5.2 - </text:span> <text:span text:style-name="semanticdomainname_.en_semanticdomains_sense_senses_entry_letData">Parts of a building</text:span> .) </text:p>
        <text:p text:style-name="entry_letData"><text:span text:style-name="headword_entry_letData">avaheng  </text:span> <text:span text:style-name="pronunciation_pronunciations_entry_letData">[a.ˈβaʁ.əŋ]</text:span>  <text:span text:style-name="partofspeech_.en_grammaticalinfo_sense_senses_entry_letData">noun(al) </text:span>  <text:span text:style-name="xlanguagetag_.en_xitem_.en_definition_.en_sense_senses_entry_letData">Eng </text:span><text:span text:style-name="xitem_.en_definition_.en_sense_senses_entry_letData">something flat e.g. a banana leaf or something similar, used for sitting on, or for putting food on</text:span> <text:span text:style-name="xlanguagetag_.en_xitem_.tpi_definition_.en_sense_senses_entry_letData"> Pdg </text:span><text:span text:style-name="xitem_.tpi_definition_.en_sense_senses_entry_letData">lip bilong banana samting,-bilong sindaun</text:span>  <text:span text:style-name="xlanguagetag_.en_example_examples_sense_senses_entry_letData">Bua </text:span><text:span text:style-name="example_examples_sense_senses_entry_letData">Kwetöv avaheng nam hil ġevah </text:span> <text:span text:style-name="xlanguagetag_.en_translation_.en_translations_examples_sense_senses_entry_letData">Eng </text:span><text:span text:style-name="translation_.en_translations_examples_sense_senses_entry_letData">Cut some leaves and we will spread them out (on the ground to sit on) </text:span>  <text:span text:style-name="semanticdomainabbr_.en_xitem_semanticdomains_sense_senses_entry_letData">(sem. domains: 1.5.5 - </text:span> <text:span text:style-name="semanticdomainname_.en_xitem_semanticdomains_sense_senses_entry_letData">Parts of a plant</text:span> <text:span text:style-name="semanticdomainabbr_.en_xitem_semanticdomains_sense_senses_entry_letData">, 4.2.3 - </text:span> <text:span text:style-name="semanticdomainname_.en_xitem_semanticdomains_sense_senses_entry_letData">Music</text:span> <text:span text:style-name="semanticdomainabbr_.en_xitem_semanticdomains_sense_senses_entry_letData">, 8.3.2.2 - </text:span> <text:span text:style-name="semanticdomainname_.en_xitem_semanticdomains_sense_senses_entry_letData">Rough</text:span> .) </text:p>
        <text:p text:style-name="entry_letData"><text:span text:style-name="headword_entry_letData">avan  </text:span> <text:span text:style-name="pronunciation_pronunciations_entry_letData">[a.ˈβan]</text:span>  <text:span text:style-name="partofspeech_.en_grammaticalinfo_sense_senses_entry_letData">noun(al) </text:span>  <text:span text:style-name="xlanguagetag_.en_xitem_.en_definition_.en_sense_senses_entry_letData">Eng </text:span><text:span text:style-name="xitem_.en_definition_.en_sense_senses_entry_letData">go down, subside, become small, few in number</text:span> <text:span text:style-name="xlanguagetag_.en_xitem_.tpi_definition_.en_sense_senses_entry_letData"> Pdg </text:span><text:span text:style-name="xitem_.tpi_definition_.en_sense_senses_entry_letData">i no planti</text:span>  <text:span text:style-name="xlanguagetag_.en_example_xitem_examples_sense_senses_entry_letData">Bua </text:span><text:span text:style-name="example_xitem_examples_sense_senses_entry_letData">Avan raḳ om vonġin nama na </text:span> <text:span text:style-name="xlanguagetag_.en_translation_.en_translations_xitem_examples_sense_senses_entry_letData">Eng </text:span><text:span text:style-name="translation_.en_translations_xitem_examples_sense_senses_entry_letData">It's subsided so it is just about over </text:span> <text:span text:style-name="xlanguagetag_.en_example_xitem_examples_sense_senses_entry_letData">  Bua </text:span><text:span text:style-name="example_xitem_examples_sense_senses_entry_letData">Deḳo bisket ya rot lob avan raḳ </text:span> <text:span text:style-name="xlanguagetag_.en_translation_.en_translations_xitem_examples_sense_senses_entry_letData">Eng </text:span><text:span text:style-name="translation_.en_translations_xitem_examples_sense_senses_entry_letData">They have really taken the biscuits and they are almost finished </text:span> <text:span text:style-name="xlanguagetag_.en_example_xitem_examples_sense_senses_entry_letData">  Bua </text:span><text:span text:style-name="example_xitem_examples_sense_senses_entry_letData">Deyam avan mu </text:span> <text:span text:style-name="xlanguagetag_.en_translation_.en_translations_xitem_examples_sense_senses_entry_letData">Eng </text:span><text:span text:style-name="translation_.en_translations_xitem_examples_sense_senses_entry_letData">Only a few came </text:span>  <text:span text:style-name="semanticdomainabbr_.en_xitem_semanticdomains_sense_senses_entry_letData">(sem. domains: 8.1.4.2 - </text:span> <text:span text:style-name="semanticdomainname_.en_xitem_semanticdomains_sense_senses_entry_letData">Increase</text:span> <text:span text:style-name="semanticdomainabbr_.en_xitem_semanticdomains_sense_senses_entry_letData">, 8.1.4.3 - </text:span> <text:span text:style-name="semanticdomainname_.en_xitem_semanticdomains_sense_senses_entry_letData">Decrease</text:span> .) </text:p>
        <text:p text:style-name="entry_letData"><text:span text:style-name="headword_entry_letData">ave  </text:span> <text:span text:style-name="pronunciation_pronunciations_entry_letData">[a.ˈβɛ]</text:span>  <text:span text:style-name="partofspeech_.en_grammaticalinfo_sense_senses_entry_letData">interj </text:span>  <text:span text:style-name="xlanguagetag_.en_xitem_.en_definition_.en_sense_senses_entry_letData">Eng </text:span><text:span text:style-name="xitem_.en_definition_.en_sense_senses_entry_letData">Bother!; exclamation of irritation or impatience</text:span> <text:span text:style-name="xlanguagetag_.en_xitem_.tpi_definition_.en_sense_senses_entry_letData"> Pdg </text:span><text:span text:style-name="xitem_.tpi_definition_.en_sense_senses_entry_letData">o no!</text:span>  <text:span text:style-name="xlanguagetag_.en_example_examples_sense_senses_entry_letData">Bua </text:span><text:span text:style-name="example_examples_sense_senses_entry_letData">Ave! Sa nedo sënë rot i va ke! Ko sena jaḳ-o! </text:span> <text:span text:style-name="xlanguagetag_.en_translation_.en_translations_examples_sense_senses_entry_letData">Eng </text:span><text:span text:style-name="translation_.en_translations_examples_sense_senses_entry_letData">Bother! Why am I waiting here all this time! I might as well just go! </text:span>  </text:p>
        <text:p text:style-name="entry_letData"><text:span text:style-name="headword_entry_letData">avee  </text:span> <text:span text:style-name="pronunciation_pronunciations_entry_letData">[a.ˈβɛː]</text:span>  <text:span text:style-name="partofspeech_.en_grammaticalinfo_sense_senses_entry_letData">interj </text:span>  <text:span text:style-name="xlanguagetag_.en_xitem_.en_definition_.en_sense_senses_entry_letData">Eng </text:span><text:span text:style-name="xitem_.en_definition_.en_sense_senses_entry_letData">alas, pity me, exclamation of woe or distress</text:span> <text:span text:style-name="xlanguagetag_.en_xitem_.tpi_definition_.en_sense_senses_entry_letData"> Pdg </text:span><text:span text:style-name="xitem_.tpi_definition_.en_sense_senses_entry_letData">o sori o!</text:span>  <text:span text:style-name="xlanguagetag_.en_example_xitem_examples_sense_senses_entry_letData">Bua </text:span><text:span text:style-name="example_xitem_examples_sense_senses_entry_letData">Avee, sesap nemaġ-e </text:span> <text:span text:style-name="xlanguagetag_.en_translation_.en_translations_xitem_examples_sense_senses_entry_letData">Eng </text:span><text:span text:style-name="translation_.en_translations_xitem_examples_sense_senses_entry_letData">Oh dear! I've cut my hand </text:span> <text:span text:style-name="xlanguagetag_.en_example_xitem_examples_sense_senses_entry_letData">  Bua </text:span><text:span text:style-name="example_xitem_examples_sense_senses_entry_letData">Sa vahaġ nesanġ-e, avee </text:span> <text:span text:style-name="xlanguagetag_.en_translation_.en_translations_xitem_examples_sense_senses_entry_letData">Eng </text:span><text:span text:style-name="translation_.en_translations_xitem_examples_sense_senses_entry_letData">My leg is painful, poor me! </text:span>  </text:p>
        <text:p text:style-name="entry_letData"><text:span text:style-name="headword_entry_letData">avëë  </text:span> <text:span text:style-name="pronunciation_pronunciations_entry_letData">[a.ˈβeː]</text:span>  <text:span text:style-name="partofspeech_.en_grammaticalinfo_sense_senses_entry_letData">interj </text:span>  <text:span text:style-name="xlanguagetag_.en_xitem_.en_definition_.en_sense_senses_entry_letData">Eng </text:span><text:span text:style-name="xitem_.en_definition_.en_sense_senses_entry_letData">Goodness me!, exclamation of surprise or concern</text:span> <text:span text:style-name="xlanguagetag_.en_xitem_.tpi_definition_.en_sense_senses_entry_letData"> Pdg </text:span><text:span text:style-name="xitem_.tpi_definition_.en_sense_senses_entry_letData">Sori ya!</text:span>  <text:span text:style-name="xlanguagetag_.en_example_examples_sense_senses_entry_letData">Bua </text:span><text:span text:style-name="example_examples_sense_senses_entry_letData">Avëë. Va ti sënë? </text:span> <text:span text:style-name="xlanguagetag_.en_translation_.en_translations_examples_sense_senses_entry_letData">Eng </text:span><text:span text:style-name="translation_.en_translations_examples_sense_senses_entry_letData">Goodness! What's this? </text:span>  <text:span text:style-name="semanticdomainabbr_.en_semanticdomains_sense_senses_entry_letData">(sem. domains: 9.2.3 - </text:span> <text:span text:style-name="semanticdomainname_.en_semanticdomains_sense_senses_entry_letData">Pronouns</text:span> .) </text:p>
        <text:p text:style-name="entry_letData"><text:span text:style-name="headword_entry_letData">avëh  </text:span> <text:span text:style-name="pronunciation_pronunciations_entry_letData">[a.ˈβeʁ]</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woman, the female of humans or animals</text:span> <text:span text:style-name="xlanguagetag_.en_xitem_.tpi_definition_.en_sense_senses_entry_letData"> Pdg </text:span><text:span text:style-name="xitem_.tpi_definition_.en_sense_senses_entry_letData">meri</text:span>  <text:span text:style-name="xlanguagetag_.en_example_examples_sense_senses_entry_letData">Bua </text:span><text:span text:style-name="example_examples_sense_senses_entry_letData">Deggooin avëh raḳ in jaḳ vu maluh </text:span> <text:span text:style-name="xlanguagetag_.en_translation_.en_translations_examples_sense_senses_entry_letData">Eng </text:span><text:span text:style-name="translation_.en_translations_examples_sense_senses_entry_letData">They selected a woman to marry the man </text:span>  <text:span text:style-name="semanticdomainabbr_.en_xitem_semanticdomains_sense_senses_entry_letData">(sem. domains: 1.6.7 - </text:span> <text:span text:style-name="semanticdomainname_.en_xitem_semanticdomains_sense_senses_entry_letData">Male and female animals</text:span> <text:span text:style-name="semanticdomainabbr_.en_xitem_semanticdomains_sense_senses_entry_letData">, 2.6.5.2 - </text:span> <text:span text:style-name="semanticdomainname_.en_xitem_semanticdomains_sense_senses_entry_letData">Woman</text:span> .) <text:span text:style-name="xsensenumber_.en_sense_senses_entry_letData">  2) </text:span> <text:span text:style-name="partofspeech_.en_grammaticalinfo_sense_senses_entry_letData">noun(al) </text:span>  <text:span text:style-name="xlanguagetag_.en_xitem_.en_definition_.en_sense_senses_entry_letData">Eng </text:span><text:span text:style-name="xitem_.en_definition_.en_sense_senses_entry_letData">a classificatory term applied to roundish objects</text:span> <text:span text:style-name="xlanguagetag_.en_xitem_.tpi_definition_.en_sense_senses_entry_letData"> Pdg </text:span><text:span text:style-name="xitem_.tpi_definition_.en_sense_senses_entry_letData">meri</text:span>  <text:span text:style-name="xlanguagetag_.en_example_examples_sense_senses_entry_letData">Bua </text:span><text:span text:style-name="example_examples_sense_senses_entry_letData">Sa baġo ḳapis avëh ggëp maket </text:span> <text:span text:style-name="xlanguagetag_.en_translation_.en_translations_examples_sense_senses_entry_letData">Eng </text:span><text:span text:style-name="translation_.en_translations_examples_sense_senses_entry_letData">I bought a round cabbage at the market </text:span>  <text:span text:style-name="semanticdomainabbr_.en_xitem_semanticdomains_sense_senses_entry_letData">(sem. domains: 1.6.7 - </text:span> <text:span text:style-name="semanticdomainname_.en_xitem_semanticdomains_sense_senses_entry_letData">Male and female animals</text:span> <text:span text:style-name="semanticdomainabbr_.en_xitem_semanticdomains_sense_senses_entry_letData">, 2.6.5.2 - </text:span> <text:span text:style-name="semanticdomainname_.en_xitem_semanticdomains_sense_senses_entry_letData">Woman</text:span> .) <text:span>comp. </text:span> <text:span text:style-name="complexentryform_.bzh_xitem_complexformrefs_entry_letData">avëh-anöö</text:span> <text:span> comp. </text:span> <text:span text:style-name="complexentryform_.bzh_xitem_complexformrefs_entry_letData">avëh-avö</text:span> <text:span> comp. </text:span> <text:span text:style-name="complexentryform_.bzh_xitem_complexformrefs_entry_letData">avëh-baggëb</text:span> <text:span> comp. </text:span> <text:span text:style-name="complexentryform_.bzh_xitem_complexformrefs_entry_letData">avëh-bu</text:span> <text:span> kt. phr. </text:span> <text:span text:style-name="complexentryform_.bzh_xitem_complexformrefs_entry_letData">avëh-los-bengö</text:span> <text:span> comp. </text:span> <text:span text:style-name="complexentryform_.bzh_xitem_complexformrefs_entry_letData">avëhnö</text:span> <text:span> comp. </text:span> <text:span text:style-name="complexentryform_.bzh_xitem_complexformrefs_entry_letData">avëh-rohek</text:span> <text:span> kt. phr. </text:span> <text:span text:style-name="complexentryform_.bzh_xitem_complexformrefs_entry_letData">avëh-yu-ngwë</text:span> <text:span> comp. </text:span> <text:span text:style-name="complexentryform_.bzh_xitem_complexformrefs_entry_letData">hur avëh</text:span>  </text:p>
        <text:p text:style-name="entry_letData"><text:span text:style-name="headword_entry_letData">avëh-anöö  </text:span> <text:span text:style-name="pronunciation_pronunciations_entry_letData">[a.ˈβeʁ a.ˈnɔː]</text:span>  <text:span text:style-name="entrytypeabbr_.en_primaryrefs_entry_letData">(comp. of </text:span> <text:span text:style-name="mainentryref_primaryrefs_entry_letData">avëh</text:span> ) <text:span text:style-name="xlanguagetag_.en_xitem_.en_definition_.en_sense_senses_entry_letData">Eng </text:span><text:span text:style-name="xitem_.en_definition_.en_sense_senses_entry_letData">lecher-a woman who desires the opposite sex all the time</text:span> <text:span text:style-name="xlanguagetag_.en_xitem_.tpi_definition_.en_sense_senses_entry_letData"> Pdg </text:span><text:span text:style-name="xitem_.tpi_definition_.en_sense_senses_entry_letData">meri i save holim man nabaut olsem dok</text:span>  <text:span text:style-name="xlanguagetag_.en_example_examples_sense_senses_entry_letData">Bua </text:span><text:span text:style-name="example_examples_sense_senses_entry_letData">Avëh-anöö nevonġ mala in maluh </text:span> <text:span text:style-name="xlanguagetag_.en_translation_.en_translations_examples_sense_senses_entry_letData">Eng </text:span><text:span text:style-name="translation_.en_translations_examples_sense_senses_entry_letData">The amorous woman casts eyes at the men </text:span>  </text:p>
        <text:p text:style-name="entry_letData"><text:span text:style-name="headword_entry_letData">avëh-avö  </text:span> <text:span text:style-name="pronunciation_pronunciations_entry_letData">[a.ˈβeʁ ˈa.βɔ]</text:span>  <text:span text:style-name="crossreftype_crossrefs_entry_letData">cf: </text:span> <text:span text:style-name="crossref_crossreftargets_crossrefs_entry_letData">avö</text:span> . <text:span text:style-name="entrytypeabbr_.en_primaryrefs_entry_letData">(comp. of </text:span> <text:span text:style-name="mainentryref_primaryrefs_entry_letData">avëh</text:span> ) <text:span text:style-name="partofspeech_.en_grammaticalinfo_sense_senses_entry_letData">Nc </text:span>  <text:span text:style-name="xlanguagetag_.en_xitem_.en_definition_.en_sense_senses_entry_letData">Eng </text:span><text:span text:style-name="xitem_.en_definition_.en_sense_senses_entry_letData">a young unmarried woman who has reached puberty, but is not married yet, or a young wife who has not yet borne a child</text:span> <text:span text:style-name="xlanguagetag_.en_xitem_.tpi_definition_.en_sense_senses_entry_letData"> Pdg </text:span><text:span text:style-name="xitem_.tpi_definition_.en_sense_senses_entry_letData">yangpela meri</text:span>  <text:span text:style-name="xlanguagetag_.en_example_xitem_examples_sense_senses_entry_letData">Bua </text:span><text:span text:style-name="example_xitem_examples_sense_senses_entry_letData">Nër yönon rot vu avëh-avö sënë getato nema ya vavunë </text:span> <text:span text:style-name="xlanguagetag_.en_translation_.en_translations_xitem_examples_sense_senses_entry_letData">Eng </text:span><text:span text:style-name="translation_.en_translations_xitem_examples_sense_senses_entry_letData">He swore to the girl, calling on heaven to witness </text:span> <text:span text:style-name="xlanguagetag_.en_example_xitem_examples_sense_senses_entry_letData">  Bua </text:span><text:span text:style-name="example_xitem_examples_sense_senses_entry_letData">Deḳo yu loḳ ġabum ti beyam devo vu avëh-avö sënë. </text:span> <text:span text:style-name="xlanguagetag_.en_translation_.en_translations_xitem_examples_sense_senses_entry_letData">Eng </text:span><text:span text:style-name="translation_.en_translations_xitem_examples_sense_senses_entry_letData">They brought the head on a plate and came and gave it to this young girl. </text:span>  <text:span text:style-name="semanticdomainabbr_.en_xitem_semanticdomains_sense_senses_entry_letData">(sem. domains: 1.6.7 - </text:span> <text:span text:style-name="semanticdomainname_.en_xitem_semanticdomains_sense_senses_entry_letData">Male and female animals</text:span> <text:span text:style-name="semanticdomainabbr_.en_xitem_semanticdomains_sense_senses_entry_letData">, 2.6.4.2 - </text:span> <text:span text:style-name="semanticdomainname_.en_xitem_semanticdomains_sense_senses_entry_letData">Child</text:span> <text:span text:style-name="semanticdomainabbr_.en_xitem_semanticdomains_sense_senses_entry_letData">, 2.6.5.2 - </text:span> <text:span text:style-name="semanticdomainname_.en_xitem_semanticdomains_sense_senses_entry_letData">Woman</text:span> .) </text:p>
        <text:p text:style-name="entry_letData"><text:span text:style-name="headword_entry_letData">avëh-baggëb  </text:span> <text:span text:style-name="pronunciation_pronunciations_entry_letData">[a.ˈβeʁ ᵐba.ˈɣeᵐb]</text:span>  <text:span text:style-name="entrytypeabbr_.en_primaryrefs_entry_letData">(comp. of </text:span> <text:span text:style-name="mainentryref_xitem_primaryrefs_entry_letData">avëh</text:span> <text:span text:style-name="mainentryref_xitem_primaryrefs_entry_letData">, baggëb</text:span> ) <text:span text:style-name="partofspeech_.en_grammaticalinfo_sense_senses_entry_letData">Nc </text:span>  <text:span text:style-name="xlanguagetag_.en_xitem_.en_definition_.en_sense_senses_entry_letData">Eng </text:span><text:span text:style-name="xitem_.en_definition_.en_sense_senses_entry_letData">a prostitute or immoral woman; one who commits adultery</text:span> <text:span text:style-name="xlanguagetag_.en_xitem_.tpi_definition_.en_sense_senses_entry_letData"> Pdg </text:span><text:span text:style-name="xitem_.tpi_definition_.en_sense_senses_entry_letData">pamuk meri</text:span>  <text:span text:style-name="xlanguagetag_.en_example_examples_sense_senses_entry_letData">Bua </text:span><text:span text:style-name="example_examples_sense_senses_entry_letData">Avëh-baggëb Rahap neġin mehö luu sën Yosua vonġ beluho deya ḳasöm medenelë Yeriko lo nivesa </text:span> <text:span text:style-name="xlanguagetag_.en_translation_.en_translations_examples_sense_senses_entry_letData">Eng </text:span><text:span text:style-name="translation_.en_translations_examples_sense_senses_entry_letData">The prostitute Rahap looked after well the two men Joshua sent to spy out Jericho. </text:span>  <text:span text:style-name="semanticdomainabbr_.en_semanticdomains_sense_senses_entry_letData">(sem. domains: 2.6.2.3 - </text:span> <text:span text:style-name="semanticdomainname_.en_semanticdomains_sense_senses_entry_letData">Sexual immorality</text:span> .) </text:p>
        <text:p text:style-name="entry_letData"><text:span text:style-name="headword_entry_letData">avëh-bu  </text:span> <text:span text:style-name="pronunciation_pronunciations_entry_letData">[a.ˈβeʁ ᵐbu]</text:span>  <text:span text:style-name="entrytypeabbr_.en_primaryrefs_entry_letData">(comp. of </text:span> <text:span text:style-name="mainentryref_primaryrefs_entry_letData">avëh</text:span> ) <text:span text:style-name="partofspeech_.en_grammaticalinfo_sense_senses_entry_letData">Nc </text:span>  <text:span text:style-name="xlanguagetag_.en_xitem_.en_definition_.en_sense_senses_entry_letData">Eng </text:span><text:span text:style-name="xitem_.en_definition_.en_sense_senses_entry_letData">unmarried woman-usually of someone who is past marriageable age</text:span> <text:span text:style-name="xlanguagetag_.en_xitem_.tpi_definition_.en_sense_senses_entry_letData"> Pdg </text:span><text:span text:style-name="xitem_.tpi_definition_.en_sense_senses_entry_letData">skelmeri, meri i no gat man</text:span>  <text:span text:style-name="xlanguagetag_.en_example_examples_sense_senses_entry_letData">Bua </text:span><text:span text:style-name="example_examples_sense_senses_entry_letData">Avëh saga nedo rot geregga ma, om hil nanër yi nabë avëh-bu </text:span> <text:span text:style-name="xlanguagetag_.en_translation_.en_translations_examples_sense_senses_entry_letData">Eng </text:span><text:span text:style-name="translation_.en_translations_examples_sense_senses_entry_letData">That woman has lived a long time without being married, so we call her avëh-bu </text:span>  <text:span text:style-name="semanticdomainabbr_.en_xitem_semanticdomains_sense_senses_entry_letData">(sem. domains: 1.6.7 - </text:span> <text:span text:style-name="semanticdomainname_.en_xitem_semanticdomains_sense_senses_entry_letData">Male and female animals</text:span> <text:span text:style-name="semanticdomainabbr_.en_xitem_semanticdomains_sense_senses_entry_letData">, 2.6.1 - </text:span> <text:span text:style-name="semanticdomainname_.en_xitem_semanticdomains_sense_senses_entry_letData">Marriage</text:span> <text:span text:style-name="semanticdomainabbr_.en_xitem_semanticdomains_sense_senses_entry_letData">, 2.6.1.4 - </text:span> <text:span text:style-name="semanticdomainname_.en_xitem_semanticdomains_sense_senses_entry_letData">Divorce</text:span> <text:span text:style-name="semanticdomainabbr_.en_xitem_semanticdomains_sense_senses_entry_letData">, 2.6.5.2 - </text:span> <text:span text:style-name="semanticdomainname_.en_xitem_semanticdomains_sense_senses_entry_letData">Woman</text:span> .) </text:p>
        <text:p text:style-name="entry_letData"><text:span text:style-name="headword_entry_letData">avëh-los-bengö  </text:span> <text:span text:style-name="pronunciation_pronunciations_entry_letData">[a.ˈβeʁ l̪ot͡ʃ ᵐbə.ˈŋɔ]</text:span>  <text:span text:style-name="entrytypeabbr_.en_primaryrefs_entry_letData">(kt. phr. of </text:span> <text:span text:style-name="mainentryref_primaryrefs_entry_letData">avëh</text:span> <text:span text:style-name="sensemainentryref_primaryrefs_entry_letData">bengö<text:span text:style-name="xhomographnumber_sensemainentryref_primaryrefs_entry_letData">1</text:span><text:span text:style-name="xsensenumber_.en_sensemainentryref_primaryrefs_entry_letData"> 1</text:span></text:span> ) <text:span text:style-name="partofspeech_.en_grammaticalinfo_sense_senses_entry_letData">Nc </text:span>  <text:span text:style-name="xlanguagetag_.en_xitem_.en_definition_.en_sense_senses_entry_letData">Eng </text:span><text:span text:style-name="xitem_.en_definition_.en_sense_senses_entry_letData">queen; an important or famous woman</text:span> <text:span text:style-name="xlanguagetag_.en_xitem_.tpi_definition_.en_sense_senses_entry_letData"> Pdg </text:span><text:span text:style-name="xitem_.tpi_definition_.en_sense_senses_entry_letData">kwin</text:span>  <text:span text:style-name="xlanguagetag_.en_example_examples_sense_senses_entry_letData">Bua </text:span><text:span text:style-name="example_examples_sense_senses_entry_letData">Avëh-los-bengö vu dob nyë sën sanġ-neverup lo rëḳ kedi bare menanër ġaġek jaḳ alam vu buk sënë nabë denevonġ nġaa nipaya. </text:span> <text:span text:style-name="xlanguagetag_.en_translation_.en_translations_examples_sense_senses_entry_letData">Eng </text:span><text:span text:style-name="translation_.en_translations_examples_sense_senses_entry_letData">The queen of the land to the south will stand up and accuse the people of these days saying they did wrong. </text:span>  <text:span text:style-name="semanticdomainabbr_.en_semanticdomains_sense_senses_entry_letData">(sem. domains: 4.6.4 - </text:span> <text:span text:style-name="semanticdomainname_.en_semanticdomains_sense_senses_entry_letData">Rule</text:span> .) </text:p>
        <text:p text:style-name="entry_letData"><text:span text:style-name="headword_entry_letData">avëh-rohek  </text:span> <text:span text:style-name="pronunciation_pronunciations_entry_letData">[a.ˈβeʁ ˈɾoʁ.ək]</text:span>  <text:span text:style-name="entrytypeabbr_.en_primaryrefs_entry_letData">(comp. of </text:span> <text:span text:style-name="mainentryref_primaryrefs_entry_letData">avëh</text:span> ) <text:span text:style-name="partofspeech_.en_grammaticalinfo_sense_senses_entry_letData">noun(al) </text:span>  <text:span text:style-name="xlanguagetag_.en_xitem_.en_definition_.en_sense_senses_entry_letData">Eng </text:span><text:span text:style-name="xitem_.en_definition_.en_sense_senses_entry_letData">stalactite</text:span> <text:span text:style-name="xlanguagetag_.en_xitem_.tpi_definition_.en_sense_senses_entry_letData"> Pdg </text:span><text:span text:style-name="xitem_.tpi_definition_.en_sense_senses_entry_letData">ston i stap long hul long graun na i save hangamap long narapela ston</text:span>  <text:span text:style-name="xlanguagetag_.en_example_examples_sense_senses_entry_letData">Bua </text:span><text:span text:style-name="example_examples_sense_senses_entry_letData">Avëh-rohek yiḳ ġelönġ sën nesoo luḳ lo </text:span> <text:span text:style-name="xlanguagetag_.en_translation_.en_translations_examples_sense_senses_entry_letData">Eng </text:span><text:span text:style-name="translation_.en_translations_examples_sense_senses_entry_letData">A stalactite is a stone which hangs down </text:span>  <text:span text:style-name="lexreftype_relations_sense_senses_entry_letData">Gen: </text:span> <text:span text:style-name="sensecrossref_lexreftargets_relations_sense_senses_entry_letData">ġelönġ</text:span> . </text:p>
        <text:p text:style-name="entry_letData"><text:span text:style-name="headword_entry_letData">avëh-vahus  </text:span> <text:span text:style-name="pronunciation_pronunciations_entry_letData">[a.ˈβeʁ βaˈʁut͡ʃ]</text:span>  <text:span text:style-name="crossreftype_crossrefs_entry_letData">cf: </text:span> <text:span text:style-name="crossref_crossreftargets_crossrefs_entry_letData">nġaḳanġek</text:span> . <text:span text:style-name="xlanguagetag_.en_xitem_.en_definition_.en_sense_senses_entry_letData">Eng </text:span><text:span text:style-name="xitem_.en_definition_.en_sense_senses_entry_letData">kind of vine used for making fences</text:span> <text:span text:style-name="xlanguagetag_.en_xitem_.tpi_definition_.en_sense_senses_entry_letData"> Pdg </text:span><text:span text:style-name="xitem_.tpi_definition_.en_sense_senses_entry_letData">wanpela kain rop bilong pasim banis</text:span>  <text:span text:style-name="xlanguagetag_.en_example_examples_sense_senses_entry_letData">Bua </text:span><text:span text:style-name="example_examples_sense_senses_entry_letData">Avëh-vahus og yiḳ aggis heek yi ti balam dëvaḳu heek raḳ </text:span> <text:span text:style-name="xlanguagetag_.en_translation_.en_translations_examples_sense_senses_entry_letData">Eng </text:span><text:span text:style-name="translation_.en_translations_examples_sense_senses_entry_letData">Avëh-vahus is a kind of vine for fences and people tie fences with it </text:span>  </text:p>
        <text:p text:style-name="entry_letData"><text:span text:style-name="headword_entry_letData">avëh-yu-ngwë  </text:span> <text:span text:style-name="pronunciation_pronunciations_entry_letData">[a.ˈβeʁ yu ŋʷe]</text:span>  <text:span text:style-name="entrytypeabbr_.en_primaryrefs_entry_letData">(kt. phr. of </text:span> <text:span text:style-name="mainentryref_primaryrefs_entry_letData">avëh</text:span> ) <text:span text:style-name="partofspeech_.en_grammaticalinfo_sense_senses_entry_letData">Nc </text:span>  <text:span text:style-name="xlanguagetag_.en_xitem_.en_definition_.en_sense_senses_entry_letData">Eng </text:span><text:span text:style-name="xitem_.en_definition_.en_sense_senses_entry_letData">a Gentile woman; a woman of another group or race</text:span> <text:span text:style-name="xlanguagetag_.en_xitem_.tpi_definition_.en_sense_senses_entry_letData"> Pdg </text:span><text:span text:style-name="xitem_.tpi_definition_.en_sense_senses_entry_letData">narapela lain meri</text:span>  <text:span text:style-name="xlanguagetag_.en_example_examples_sense_senses_entry_letData">Bua </text:span><text:span text:style-name="example_examples_sense_senses_entry_letData">Loḳ avëh-yu-ngwë ti vu sagu nġo bë Yesu nedo, lom ya vu yi pevis. </text:span> <text:span text:style-name="xlanguagetag_.en_translation_.en_translations_examples_sense_senses_entry_letData">Eng </text:span><text:span text:style-name="translation_.en_translations_examples_sense_senses_entry_letData">But a non-Jewish woman who was at that place heard that Jesus was there, and quickly went to him. </text:span>  <text:span text:style-name="semanticdomainabbr_.en_xitem_semanticdomains_sense_senses_entry_letData">(sem. domains: 1.6.7 - </text:span> <text:span text:style-name="semanticdomainname_.en_xitem_semanticdomains_sense_senses_entry_letData">Male and female animals</text:span> <text:span text:style-name="semanticdomainabbr_.en_xitem_semanticdomains_sense_senses_entry_letData">, 2.6.5.2 - </text:span> <text:span text:style-name="semanticdomainname_.en_xitem_semanticdomains_sense_senses_entry_letData">Woman</text:span> <text:span text:style-name="semanticdomainabbr_.en_xitem_semanticdomains_sense_senses_entry_letData">, 4.9.7 - </text:span> <text:span text:style-name="semanticdomainname_.en_xitem_semanticdomains_sense_senses_entry_letData">Religious organization</text:span> .) </text:p>
        <text:p text:style-name="entry_letData"><text:span text:style-name="headword_entry_letData">avëhnö  </text:span> <text:span text:style-name="pronunciation_pronunciations_entry_letData">[a.ˈβeʁ.nɔ]</text:span>  <text:span text:style-name="entrytypeabbr_.en_primaryrefs_entry_letData">(comp. of </text:span> <text:span text:style-name="mainentryref_primaryrefs_entry_letData">avëh</text:span> ) <text:span text:style-name="partofspeech_.en_grammaticalinfo_sense_senses_entry_letData">noun(inal) </text:span>  <text:span text:style-name="xlanguagetag_.en_xitem_.en_definition_.en_sense_senses_entry_letData">Eng </text:span><text:span text:style-name="xitem_.en_definition_.en_sense_senses_entry_letData">sister of a male. This is a classificatory term, so it includes female children of one's classificatory fathers</text:span> <text:span text:style-name="xlanguagetag_.en_xitem_.tpi_definition_.en_sense_senses_entry_letData"> Pdg </text:span><text:span text:style-name="xitem_.tpi_definition_.en_sense_senses_entry_letData">susa</text:span>  <text:span text:style-name="xlanguagetag_.en_example_examples_sense_senses_entry_letData">Bua </text:span><text:span text:style-name="example_examples_sense_senses_entry_letData">Avëhnö luho devonġ ġaġek ya vu Yesu </text:span> <text:span text:style-name="xlanguagetag_.en_translation_.en_translations_examples_sense_senses_entry_letData">Eng </text:span><text:span text:style-name="translation_.en_translations_examples_sense_senses_entry_letData">His two sisters sent a message to Jesus </text:span>  <text:span text:style-name="lexreftype_relations_sense_senses_entry_letData">Sim: </text:span> <text:span text:style-name="sensecrossref_xitem_lexreftargets_relations_sense_senses_entry_letData">ala ngwë</text:span> <text:span text:style-name="sensecrossref_xitem_lexreftargets_relations_sense_senses_entry_letData">, ama<text:span text:style-name="xhomographnumber_sensecrossref_xitem_lexreftargets_relations_sense_senses_entry_letData">1</text:span></text:span> <text:span text:style-name="sensecrossref_xitem_lexreftargets_relations_sense_senses_entry_letData">, ari<text:span text:style-name="xhomographnumber_sensecrossref_xitem_lexreftargets_relations_sense_senses_entry_letData">1</text:span></text:span> <text:span text:style-name="sensecrossref_xitem_lexreftargets_relations_sense_senses_entry_letData">, ari-avëh</text:span> <text:span text:style-name="sensecrossref_xitem_lexreftargets_relations_sense_senses_entry_letData">, ari-maluh</text:span> <text:span text:style-name="sensecrossref_xitem_lexreftargets_relations_sense_senses_entry_letData">, ata<text:span text:style-name="xsensenumber_.en_sensecrossref_xitem_lexreftargets_relations_sense_senses_entry_letData"> 1</text:span></text:span> <text:span text:style-name="sensecrossref_xitem_lexreftargets_relations_sense_senses_entry_letData">, bu<text:span text:style-name="xsensenumber_.en_sensecrossref_xitem_lexreftargets_relations_sense_senses_entry_letData"> 1</text:span></text:span> <text:span text:style-name="sensecrossref_xitem_lexreftargets_relations_sense_senses_entry_letData">, ġadë</text:span> <text:span text:style-name="sensecrossref_xitem_lexreftargets_relations_sense_senses_entry_letData">, ggen<text:span text:style-name="xsensenumber_.en_sensecrossref_xitem_lexreftargets_relations_sense_senses_entry_letData"> 1</text:span></text:span> <text:span text:style-name="sensecrossref_xitem_lexreftargets_relations_sense_senses_entry_letData">, gwenö</text:span> <text:span text:style-name="sensecrossref_xitem_lexreftargets_relations_sense_senses_entry_letData">, maluhnö</text:span> <text:span text:style-name="sensecrossref_xitem_lexreftargets_relations_sense_senses_entry_letData">, mewa<text:span text:style-name="xsensenumber_.en_sensecrossref_xitem_lexreftargets_relations_sense_senses_entry_letData"> 1</text:span></text:span> <text:span text:style-name="sensecrossref_xitem_lexreftargets_relations_sense_senses_entry_letData">, nalu<text:span text:style-name="xsensenumber_.en_sensecrossref_xitem_lexreftargets_relations_sense_senses_entry_letData"> 1</text:span></text:span> <text:span text:style-name="sensecrossref_xitem_lexreftargets_relations_sense_senses_entry_letData">, regga</text:span> <text:span text:style-name="sensecrossref_xitem_lexreftargets_relations_sense_senses_entry_letData">, tava<text:span text:style-name="xsensenumber_.en_sensecrossref_xitem_lexreftargets_relations_sense_senses_entry_letData"> 1</text:span></text:span> <text:span text:style-name="sensecrossref_xitem_lexreftargets_relations_sense_senses_entry_letData">, venë</text:span> <text:span text:style-name="sensecrossref_xitem_lexreftargets_relations_sense_senses_entry_letData">, ves</text:span> <text:span text:style-name="sensecrossref_xitem_lexreftargets_relations_sense_senses_entry_letData">, ḳenu<text:span text:style-name="xsensenumber_.en_sensecrossref_xitem_lexreftargets_relations_sense_senses_entry_letData"> 1</text:span></text:span> <text:span text:style-name="sensecrossref_xitem_lexreftargets_relations_sense_senses_entry_letData">, dobahë</text:span> <text:span text:style-name="sensecrossref_xitem_lexreftargets_relations_sense_senses_entry_letData">, ḳeriing<text:span text:style-name="xsensenumber_.en_sensecrossref_xitem_lexreftargets_relations_sense_senses_entry_letData"> 2</text:span></text:span> . <text:span text:style-name="semanticdomainabbr_.en_semanticdomains_sense_senses_entry_letData">(sem. domains: 4.1.9.1.3 - </text:span> <text:span text:style-name="semanticdomainname_.en_semanticdomains_sense_senses_entry_letData">Brother, sister</text:span> .) </text:p>
        <text:p text:style-name="entry_letData"><text:span text:style-name="headword_entry_letData">avi  </text:span> <text:span text:style-name="pronunciation_pronunciations_entry_letData">[ˈa.βi]</text:span>  <text:span text:style-name="xsensenumber_.en_sense_senses_entry_letData">1) </text:span> <text:span text:style-name="partofspeech_.en_grammaticalinfo_sense_senses_entry_letData">noun(inal) </text:span>  <text:span text:style-name="xlanguagetag_.en_xitem_.en_definition_.en_sense_senses_entry_letData">Eng </text:span><text:span text:style-name="xitem_.en_definition_.en_sense_senses_entry_letData">mouth, opening </text:span><text:span text:style-name="xlanguagetag_.en_xitem_.tpi_definition_.en_sense_senses_entry_letData"> Pdg </text:span><text:span text:style-name="xitem_.tpi_definition_.en_sense_senses_entry_letData">maus bilong ol samting</text:span>  <text:span text:style-name="xlanguagetag_.en_example_xitem_examples_sense_senses_entry_letData">Bua </text:span><text:span text:style-name="example_xitem_examples_sense_senses_entry_letData">Rikin ġuvenġ raḳ avi </text:span> <text:span text:style-name="xlanguagetag_.en_translation_.en_translations_xitem_examples_sense_senses_entry_letData">Eng </text:span><text:span text:style-name="translation_.en_translations_xitem_examples_sense_senses_entry_letData">He wiped paint on his mouth </text:span> <text:span text:style-name="xlanguagetag_.en_example_xitem_examples_sense_senses_entry_letData">  Bua </text:span><text:span text:style-name="example_xitem_examples_sense_senses_entry_letData">Hil ġeyeh dëg avi in rasap jaḳ menanöḳ </text:span> <text:span text:style-name="xlanguagetag_.en_translation_.en_translations_xitem_examples_sense_senses_entry_letData">Eng </text:span><text:span text:style-name="translation_.en_translations_xitem_examples_sense_senses_entry_letData">Let's close the top of the saucepan so the steam will rise and cook the food </text:span>  <text:span text:style-name="semanticdomainabbr_.en_semanticdomains_sense_senses_entry_letData">(sem. domains: 2.1 - </text:span> <text:span text:style-name="semanticdomainname_.en_semanticdomains_sense_senses_entry_letData">Body</text:span> .) <text:span text:style-name="xsensenumber_.en_sense_senses_entry_letData">  2) </text:span> <text:span text:style-name="partofspeech_.en_grammaticalinfo_sense_senses_entry_letData">noun(inal) </text:span>  <text:span text:style-name="xlanguagetag_.en_xitem_.en_definition_.en_sense_senses_entry_letData">Eng </text:span><text:span text:style-name="xitem_.en_definition_.en_sense_senses_entry_letData">lid, closure</text:span> <text:span text:style-name="xlanguagetag_.en_xitem_.tpi_definition_.en_sense_senses_entry_letData"> Pdg </text:span><text:span text:style-name="xitem_.tpi_definition_.en_sense_senses_entry_letData">karamap</text:span>  <text:span text:style-name="xlanguagetag_.en_example_examples_sense_senses_entry_letData">Bua </text:span><text:span text:style-name="example_examples_sense_senses_entry_letData">Peḳa dëġ avi raḳ ya anon </text:span> <text:span text:style-name="xlanguagetag_.en_translation_.en_translations_examples_sense_senses_entry_letData">Eng </text:span><text:span text:style-name="translation_.en_translations_examples_sense_senses_entry_letData">She put the lid on the saucepan </text:span>  <text:span text:style-name="semanticdomainabbr_.en_semanticdomains_sense_senses_entry_letData">(sem. domains: 6.7.7 - </text:span> <text:span text:style-name="semanticdomainname_.en_semanticdomains_sense_senses_entry_letData">Container</text:span> .) <text:span>comp. </text:span> <text:span text:style-name="complexentryform_.bzh_xitem_complexformrefs_entry_letData">avi-ḳos</text:span> <text:span> comp. </text:span> <text:span text:style-name="complexentryform_.bzh_xitem_complexformrefs_entry_letData">avi maggin</text:span> <text:span> comp. </text:span> <text:span text:style-name="complexentryform_.bzh_xitem_complexformrefs_entry_letData">avi nipaya</text:span> <text:span> comp. </text:span> <text:span text:style-name="complexentryform_.bzh_xitem_complexformrefs_entry_letData">avi puḳ</text:span> <text:span> comp. </text:span> <text:span text:style-name="complexentryform_.bzh_xitem_complexformrefs_entry_letData">avi-rahu</text:span> <text:span> ClExp </text:span> <text:span text:style-name="complexentryform_.bzh_xitem_complexformrefs_entry_letData">avi raḳ</text:span> <text:span> comp. </text:span> <text:span text:style-name="complexentryform_.bzh_xitem_complexformrefs_entry_letData">avi sepëp</text:span> <text:span> comp. </text:span> <text:span text:style-name="complexentryform_.bzh_xitem_complexformrefs_entry_letData">avi-taveḳ</text:span> <text:span> ClExp </text:span> <text:span text:style-name="complexentryform_.bzh_xitem_complexformrefs_entry_letData">avi töḳ</text:span> <text:span> comp. </text:span> <text:span text:style-name="complexentryform_.bzh_xitem_complexformrefs_entry_letData">avi-tömeng</text:span> <text:span> ClExp </text:span> <text:span text:style-name="complexentryform_.bzh_xitem_complexformrefs_entry_letData">avi vuuḳ</text:span>  </text:p>
        <text:p text:style-name="entry_letData"><text:span text:style-name="headword_entry_letData">avi maggin  </text:span> <text:span text:style-name="pronunciation_pronunciations_entry_letData">[ˈa.βi ˈma.ɣin]</text:span>  <text:span text:style-name="entrytypeabbr_.en_primaryrefs_entry_letData">(comp. of </text:span> <text:span text:style-name="mainentryref_primaryrefs_entry_letData">avi</text:span> ) <text:span text:style-name="xlanguagetag_.en_xitem_.en_definition_.en_sense_senses_entry_letData">Eng </text:span><text:span text:style-name="xitem_.en_definition_.en_sense_senses_entry_letData">inarticulate, having difficulty speaking</text:span> <text:span text:style-name="xlanguagetag_.en_xitem_.tpi_definition_.en_sense_senses_entry_letData"> Pdg </text:span><text:span text:style-name="xitem_.tpi_definition_.en_sense_senses_entry_letData">maus i hevi</text:span>  <text:span text:style-name="xlanguagetag_.en_example_examples_sense_senses_entry_letData">Bua </text:span><text:span text:style-name="example_examples_sense_senses_entry_letData">Avi maggin om nġo hil ayed rëḳ su yoh vu bë bengwënġ rë </text:span> <text:span text:style-name="xlanguagetag_.en_translation_.en_translations_examples_sense_senses_entry_letData">Eng </text:span><text:span text:style-name="translation_.en_translations_examples_sense_senses_entry_letData">His mouth is heavy so that he hears our language but can't speak it </text:span>  <text:span text:style-name="semanticdomainabbr_.en_semanticdomains_sense_senses_entry_letData">(sem. domains: 3.5.1 - </text:span> <text:span text:style-name="semanticdomainname_.en_semanticdomains_sense_senses_entry_letData">Say</text:span> .) </text:p>
        <text:p text:style-name="entry_letData"><text:span text:style-name="headword_entry_letData">avi nipaya  </text:span> <text:span text:style-name="pronunciation_pronunciations_entry_letData">[ˈa.βi ni.ˈpa.ya]</text:span>  <text:span text:style-name="entrytypeabbr_.en_primaryrefs_entry_letData">(comp. of </text:span> <text:span text:style-name="mainentryref_primaryrefs_entry_letData">avi</text:span> ) <text:span text:style-name="xlanguagetag_.en_xitem_.en_definition_.en_sense_senses_entry_letData">Eng </text:span><text:span text:style-name="xitem_.en_definition_.en_sense_senses_entry_letData">to speak bad things; bad mouthed</text:span> <text:span text:style-name="xlanguagetag_.en_xitem_.tpi_definition_.en_sense_senses_entry_letData"> Pdg </text:span><text:span text:style-name="xitem_.tpi_definition_.en_sense_senses_entry_letData">maus nogut</text:span>  <text:span text:style-name="xlanguagetag_.en_example_examples_sense_senses_entry_letData">Bua </text:span><text:span text:style-name="example_examples_sense_senses_entry_letData">Nër ġaġek nipaya raḳ alam om sën denër bë avi nipaya </text:span> <text:span text:style-name="xlanguagetag_.en_translation_.en_translations_examples_sense_senses_entry_letData">Eng </text:span><text:span text:style-name="translation_.en_translations_examples_sense_senses_entry_letData">He abused people so they said he had a bad mouth </text:span>  <text:span text:style-name="semanticdomainabbr_.en_xitem_semanticdomains_sense_senses_entry_letData">(sem. domains: 3.5.1 - </text:span> <text:span text:style-name="semanticdomainname_.en_xitem_semanticdomains_sense_senses_entry_letData">Say</text:span> <text:span text:style-name="semanticdomainabbr_.en_xitem_semanticdomains_sense_senses_entry_letData">, 8.3.7 - </text:span> <text:span text:style-name="semanticdomainname_.en_xitem_semanticdomains_sense_senses_entry_letData">Good</text:span> .) </text:p>
        <text:p text:style-name="entry_letData"><text:span text:style-name="headword_entry_letData">avi puḳ  </text:span> <text:span text:style-name="pronunciation_pronunciations_entry_letData">[ˈa.βi puq]</text:span>  <text:span text:style-name="entrytypeabbr_.en_primaryrefs_entry_letData">(comp. of </text:span> <text:span text:style-name="mainentryref_primaryrefs_entry_letData">avi</text:span> ) <text:span text:style-name="xlanguagetag_.en_xitem_.en_definition_.en_sense_senses_entry_letData">Eng </text:span><text:span text:style-name="xitem_.en_definition_.en_sense_senses_entry_letData">to make a raspberry, to make a popping or trilling noise with the mouth</text:span> <text:span text:style-name="xlanguagetag_.en_xitem_.tpi_definition_.en_sense_senses_entry_letData"> Pdg </text:span><text:span text:style-name="xitem_.tpi_definition_.en_sense_senses_entry_letData">pusim win long maus</text:span>  <text:span text:style-name="xlanguagetag_.en_example_examples_sense_senses_entry_letData">Bua </text:span><text:span text:style-name="example_examples_sense_senses_entry_letData">Avi puḳ raḳ yi </text:span> <text:span text:style-name="xlanguagetag_.en_translation_.en_translations_examples_sense_senses_entry_letData">Eng </text:span><text:span text:style-name="translation_.en_translations_examples_sense_senses_entry_letData">She made a derisive sound at him with her mouth </text:span>  <text:span text:style-name="semanticdomainabbr_.en_xitem_semanticdomains_sense_senses_entry_letData">(sem. domains: 3.3.3.5 - </text:span> <text:span text:style-name="semanticdomainname_.en_xitem_semanticdomains_sense_senses_entry_letData">Compel</text:span> <text:span text:style-name="semanticdomainabbr_.en_xitem_semanticdomains_sense_senses_entry_letData">, 9.1.2.3 - </text:span> <text:span text:style-name="semanticdomainname_.en_xitem_semanticdomains_sense_senses_entry_letData">Create</text:span> <text:span text:style-name="semanticdomainabbr_.en_xitem_semanticdomains_sense_senses_entry_letData">, 9.1.2.5 - </text:span> <text:span text:style-name="semanticdomainname_.en_xitem_semanticdomains_sense_senses_entry_letData">Make</text:span> .) </text:p>
        <text:p text:style-name="entry_letData"><text:span text:style-name="headword_entry_letData">avi raḳ  </text:span> <text:span text:style-name="pronunciation_pronunciations_entry_letData">[ˈa.βi ɾaq]</text:span>  <text:span text:style-name="entrytypeabbr_.en_primaryrefs_entry_letData">(clExp. of </text:span> <text:span text:style-name="mainentryref_primaryrefs_entry_letData">avi</text:span> ) <text:span text:style-name="xlanguagetag_.en_xitem_.en_definition_.en_sense_senses_entry_letData">Eng </text:span><text:span text:style-name="xitem_.en_definition_.en_sense_senses_entry_letData">speak, be heard</text:span> <text:span text:style-name="xlanguagetag_.en_xitem_.tpi_definition_.en_sense_senses_entry_letData"> Pdg </text:span><text:span text:style-name="xitem_.tpi_definition_.en_sense_senses_entry_letData">tok i kamap long maus bilong en yet</text:span>  <text:span text:style-name="xlanguagetag_.en_example_examples_sense_senses_entry_letData">Bua </text:span><text:span text:style-name="example_examples_sense_senses_entry_letData">Avi raḳ menër bë, "Hil angis bööḳ." </text:span> <text:span text:style-name="xlanguagetag_.en_translation_.en_translations_examples_sense_senses_entry_letData">Eng </text:span><text:span text:style-name="translation_.en_translations_examples_sense_senses_entry_letData">He spoke up and said, "Let's kill the pig." </text:span>  <text:span text:style-name="semanticdomainabbr_.en_semanticdomains_sense_senses_entry_letData">(sem. domains: 3.5.1 - </text:span> <text:span text:style-name="semanticdomainname_.en_semanticdomains_sense_senses_entry_letData">Say</text:span> .) </text:p>
        <text:p text:style-name="entry_letData"><text:span text:style-name="headword_entry_letData">avi sepëp  </text:span> <text:span text:style-name="pronunciation_pronunciations_entry_letData">[ˈa.βi t͡ʃə.ˈpep]</text:span>  <text:span text:style-name="entrytypeabbr_.en_primaryrefs_entry_letData">(comp. of </text:span> <text:span text:style-name="mainentryref_primaryrefs_entry_letData">avi</text:span> ) <text:span text:style-name="xlanguagetag_.en_xitem_.en_definition_.en_sense_senses_entry_letData">Eng </text:span><text:span text:style-name="xitem_.en_definition_.en_sense_senses_entry_letData">speak fluently, articulate well</text:span> <text:span text:style-name="xlanguagetag_.en_xitem_.tpi_definition_.en_sense_senses_entry_letData"> Pdg </text:span><text:span text:style-name="xitem_.tpi_definition_.en_sense_senses_entry_letData">maus i isi</text:span>  <text:span text:style-name="xlanguagetag_.en_example_examples_sense_senses_entry_letData">Bua </text:span><text:span text:style-name="example_examples_sense_senses_entry_letData">Avi sepëp om vengwënġ hil ayed pevis </text:span> <text:span text:style-name="xlanguagetag_.en_translation_.en_translations_examples_sense_senses_entry_letData">Eng </text:span><text:span text:style-name="translation_.en_translations_examples_sense_senses_entry_letData">His mouth is light so he learned to speak our language quickly </text:span>  <text:span text:style-name="semanticdomainabbr_.en_semanticdomains_sense_senses_entry_letData">(sem. domains: 3.5.1 - </text:span> <text:span text:style-name="semanticdomainname_.en_semanticdomains_sense_senses_entry_letData">Say</text:span> .) </text:p>
        <text:p text:style-name="entry_letData"><text:span text:style-name="headword_entry_letData">avi töḳ  </text:span> <text:span text:style-name="pronunciation_pronunciations_entry_letData">[ˈa.βi tɔq]</text:span>  <text:span text:style-name="entrytypeabbr_.en_primaryrefs_entry_letData">(clExp. of </text:span> <text:span text:style-name="mainentryref_primaryrefs_entry_letData">avi</text:span> ) <text:span text:style-name="xlanguagetag_.en_xitem_.en_definition_.en_sense_senses_entry_letData">Eng </text:span><text:span text:style-name="xitem_.en_definition_.en_sense_senses_entry_letData">surprised, amazed; open-mouthed</text:span> <text:span text:style-name="xlanguagetag_.en_xitem_.tpi_definition_.en_sense_senses_entry_letData"> Pdg </text:span><text:span text:style-name="xitem_.tpi_definition_.en_sense_senses_entry_letData">maus i op, kirap nogut</text:span>  <text:span text:style-name="xlanguagetag_.en_example_examples_sense_senses_entry_letData">Bua </text:span><text:span text:style-name="example_examples_sense_senses_entry_letData">Delëk bavij töḳ in yi ġaġek </text:span> <text:span text:style-name="xlanguagetag_.en_translation_.en_translations_examples_sense_senses_entry_letData">Eng </text:span><text:span text:style-name="translation_.en_translations_examples_sense_senses_entry_letData">They were really amazed at his words </text:span>  <text:span text:style-name="semanticdomainabbr_.en_semanticdomains_sense_senses_entry_letData">(sem. domains: 3.4.1.3 - </text:span> <text:span text:style-name="semanticdomainname_.en_semanticdomains_sense_senses_entry_letData">Surprise</text:span> .) </text:p>
        <text:p text:style-name="entry_letData"><text:span text:style-name="headword_entry_letData">avi vuuḳ  </text:span> <text:span text:style-name="pronunciation_pronunciations_entry_letData">[ˈa.βi βuːq]</text:span>  <text:span text:style-name="entrytypeabbr_.en_primaryrefs_entry_letData">(clExp. of </text:span> <text:span text:style-name="mainentryref_primaryrefs_entry_letData">avi</text:span> ) <text:span text:style-name="xlanguagetag_.en_xitem_.en_definition_.en_sense_senses_entry_letData">Eng </text:span><text:span text:style-name="xitem_.en_definition_.en_sense_senses_entry_letData">sulk, pout, refuse to talk, to be unsmiling, sober-faced</text:span> <text:span text:style-name="xlanguagetag_.en_xitem_.tpi_definition_.en_sense_senses_entry_letData"> Pdg </text:span><text:span text:style-name="xitem_.tpi_definition_.en_sense_senses_entry_letData">pasim maus, maus i pas</text:span>  <text:span text:style-name="xlanguagetag_.en_example_examples_sense_senses_entry_letData">Bua </text:span><text:span text:style-name="example_examples_sense_senses_entry_letData">Avi vuuḳ in maḳ ahë sengën ma va? </text:span> <text:span text:style-name="xlanguagetag_.en_translation_.en_translations_examples_sense_senses_entry_letData">Eng </text:span><text:span text:style-name="translation_.en_translations_examples_sense_senses_entry_letData">He's sulking because maybe he is angry? </text:span>  <text:span text:style-name="semanticdomainabbr_.en_xitem_semanticdomains_sense_senses_entry_letData">(sem. domains: 3.4.1.2.2 - </text:span> <text:span text:style-name="semanticdomainname_.en_xitem_semanticdomains_sense_senses_entry_letData">Calm</text:span> <text:span text:style-name="semanticdomainabbr_.en_xitem_semanticdomains_sense_senses_entry_letData">, 3.4.2.4.1 - </text:span> <text:span text:style-name="semanticdomainname_.en_xitem_semanticdomains_sense_senses_entry_letData">Worried</text:span> .) </text:p>
        <text:p text:style-name="entry_letData"><text:span text:style-name="headword_entry_letData">avi-ḳos  </text:span> <text:span text:style-name="pronunciation_pronunciations_entry_letData">[ˈa.βi qot͡ʃ]</text:span>  <text:span text:style-name="crossreftype_crossrefs_entry_letData">cf: </text:span> <text:span text:style-name="crossref_xitem_crossreftargets_crossrefs_entry_letData">ḳos</text:span> <text:span text:style-name="crossref_xitem_crossreftargets_crossrefs_entry_letData">, nyë ḳos</text:span> . <text:span text:style-name="entrytypeabbr_.en_primaryrefs_entry_letData">(comp. of </text:span> <text:span text:style-name="mainentryref_primaryrefs_entry_letData">avi</text:span> ) <text:span text:style-name="xlanguagetag_.en_xitem_.en_definition_.en_sense_senses_entry_letData">Eng </text:span><text:span text:style-name="xitem_.en_definition_.en_sense_senses_entry_letData">sputum, saliva</text:span> <text:span text:style-name="xlanguagetag_.en_xitem_.tpi_definition_.en_sense_senses_entry_letData"> Pdg </text:span><text:span text:style-name="xitem_.tpi_definition_.en_sense_senses_entry_letData">spet</text:span>  <text:span text:style-name="xlanguagetag_.en_example_examples_sense_senses_entry_letData">Bua </text:span><text:span text:style-name="example_examples_sense_senses_entry_letData">Pesuv avi-ḳos in bööḳ ahë nivë </text:span> <text:span text:style-name="xlanguagetag_.en_translation_.en_translations_examples_sense_senses_entry_letData">Eng </text:span><text:span text:style-name="translation_.en_translations_examples_sense_senses_entry_letData">He spat because of the bad smell of the pig dung </text:span>  <text:span text:style-name="semanticdomainabbr_.en_semanticdomains_sense_senses_entry_letData">(sem. domains: 2.2 - </text:span> <text:span text:style-name="semanticdomainname_.en_semanticdomains_sense_senses_entry_letData">Body functions</text:span> .) </text:p>
        <text:p text:style-name="entry_letData"><text:span text:style-name="headword_entry_letData">avi-rahu  </text:span> <text:span text:style-name="pronunciation_pronunciations_entry_letData">[ˈa.βi ˈɾa.ʁu]</text:span>  <text:span text:style-name="crossreftype_crossrefs_entry_letData">cf: </text:span> <text:span text:style-name="crossref_xitem_crossreftargets_crossrefs_entry_letData">rahu</text:span> <text:span text:style-name="crossref_xitem_crossreftargets_crossrefs_entry_letData">, nyë-rahu</text:span> <text:span text:style-name="crossref_xitem_crossreftargets_crossrefs_entry_letData">, arë-rahu</text:span> . <text:span text:style-name="entrytypeabbr_.en_primaryrefs_entry_letData">(comp. of </text:span> <text:span text:style-name="mainentryref_primaryrefs_entry_letData">avi</text:span> ) <text:span text:style-name="xlanguagetag_.en_xitem_.en_definition_.en_sense_senses_entry_letData">Eng </text:span><text:span text:style-name="xitem_.en_definition_.en_sense_senses_entry_letData">jaw</text:span> <text:span text:style-name="xlanguagetag_.en_xitem_.tpi_definition_.en_sense_senses_entry_letData"> Pdg </text:span><text:span text:style-name="xitem_.tpi_definition_.en_sense_senses_entry_letData">wasket</text:span>  <text:span text:style-name="xlanguagetag_.en_example_examples_sense_senses_entry_letData">Bua </text:span><text:span text:style-name="example_examples_sense_senses_entry_letData">Detë bööḳ avi-rahu vu anöö lob medo neköö </text:span> <text:span text:style-name="xlanguagetag_.en_translation_.en_translations_examples_sense_senses_entry_letData">Eng </text:span><text:span text:style-name="translation_.en_translations_examples_sense_senses_entry_letData">They threw the pig jaw to the dog and he was chewing on it </text:span>  <text:span text:style-name="semanticdomainabbr_.en_semanticdomains_sense_senses_entry_letData">(sem. domains: 2.1 - </text:span> <text:span text:style-name="semanticdomainname_.en_semanticdomains_sense_senses_entry_letData">Body</text:span> .) </text:p>
        <text:p text:style-name="entry_letData"><text:span text:style-name="headword_entry_letData">avi-ruḳ  </text:span> <text:span text:style-name="pronunciation_pronunciations_entry_letData">[ˈa.βi ɾuq]</text:span>  <text:span text:style-name="entrytypeabbr_.en_primaryrefs_entry_letData">(main </text:span> <text:span text:style-name="mainentryref_primaryrefs_entry_letData">avi</text:span> ) <text:span text:style-name="partofspeech_.en_grammaticalinfo_sense_senses_entry_letData">noun(al) </text:span>  <text:span text:style-name="xlanguagetag_.en_xitem_.en_definition_.en_sense_senses_entry_letData">Eng </text:span><text:span text:style-name="xitem_.en_definition_.en_sense_senses_entry_letData">vine used for fences; the sap of another variety is used for medicine</text:span> <text:span text:style-name="xlanguagetag_.en_xitem_.tpi_definition_.en_sense_senses_entry_letData"> Pdg </text:span><text:span text:style-name="xitem_.tpi_definition_.en_sense_senses_entry_letData">wanpela kain rop</text:span>  <text:span text:style-name="xlanguagetag_.en_example_examples_sense_senses_entry_letData">Bua </text:span><text:span text:style-name="example_examples_sense_senses_entry_letData">Avi-ruḳ yiḳ aggis ti bedenevaḳu heek raḳ </text:span> <text:span text:style-name="xlanguagetag_.en_translation_.en_translations_examples_sense_senses_entry_letData">Eng </text:span><text:span text:style-name="translation_.en_translations_examples_sense_senses_entry_letData">Avi-ruḳ is a kind of vine and they use it to make fences </text:span>  <text:span text:style-name="lexreftype_relations_sense_senses_entry_letData">Gen: </text:span> <text:span text:style-name="sensecrossref_lexreftargets_relations_sense_senses_entry_letData">aggis<text:span text:style-name="xsensenumber_.en_sensecrossref_lexreftargets_relations_sense_senses_entry_letData"> 1</text:span></text:span> .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vi-taveḳ  </text:span> <text:span text:style-name="pronunciation_pronunciations_entry_letData">[ˈa.βi ˈtaβ.aq]</text:span>  <text:span text:style-name="crossreftype_crossrefs_entry_letData">cf: </text:span> <text:span text:style-name="crossref_xitem_crossreftargets_crossrefs_entry_letData">taveḳ</text:span> <text:span text:style-name="crossref_xitem_crossreftargets_crossrefs_entry_letData">, vonġ taveḳ</text:span> . <text:span text:style-name="entrytypeabbr_.en_primaryrefs_entry_letData">(comp. of </text:span> <text:span text:style-name="mainentryref_primaryrefs_entry_letData">avi</text:span> ) <text:span text:style-name="xlanguagetag_.en_xitem_.en_definition_.en_sense_senses_entry_letData">Eng </text:span><text:span text:style-name="xitem_.en_definition_.en_sense_senses_entry_letData">garulous, a person who talks incessantly</text:span> <text:span text:style-name="xlanguagetag_.en_xitem_.tpi_definition_.en_sense_senses_entry_letData"> Pdg </text:span><text:span text:style-name="xitem_.tpi_definition_.en_sense_senses_entry_letData">maus wara, man bilong toktok tumas</text:span>  <text:span text:style-name="xlanguagetag_.en_example_examples_sense_senses_entry_letData">Bua </text:span><text:span text:style-name="example_examples_sense_senses_entry_letData">Mehö avi-tavaḳ om nevengwënġ levek </text:span> <text:span text:style-name="xlanguagetag_.en_translation_.en_translations_examples_sense_senses_entry_letData">Eng </text:span><text:span text:style-name="translation_.en_translations_examples_sense_senses_entry_letData">He is a garulous person and talks a lot </text:span>  </text:p>
        <text:p text:style-name="entry_letData"><text:span text:style-name="headword_entry_letData">avi-tömeng  </text:span> <text:span text:style-name="pronunciation_pronunciations_entry_letData">[ˈa.βi ˈtɔm.əŋ]</text:span>  <text:span text:style-name="crossreftype_crossrefs_entry_letData">cf: </text:span> <text:span text:style-name="crossref_crossreftargets_crossrefs_entry_letData">tömeng</text:span> . <text:span text:style-name="entrytypeabbr_.en_primaryrefs_entry_letData">(comp. of </text:span> <text:span text:style-name="mainentryref_primaryrefs_entry_letData">avi</text:span> ) <text:span text:style-name="xlanguagetag_.en_xitem_.en_definition_.en_sense_senses_entry_letData">Eng </text:span><text:span text:style-name="xitem_.en_definition_.en_sense_senses_entry_letData">soft-spoken, gentle, not speaking forcefully so that people will pay attention</text:span> <text:span text:style-name="xlanguagetag_.en_xitem_.tpi_definition_.en_sense_senses_entry_letData"> Pdg </text:span><text:span text:style-name="xitem_.tpi_definition_.en_sense_senses_entry_letData">maus i slek long tok</text:span>  <text:span text:style-name="xlanguagetag_.en_example_examples_sense_senses_entry_letData">Bua </text:span><text:span text:style-name="example_examples_sense_senses_entry_letData">Su nër ġaġek los ahëseḳë rë, gaḳ avi-tömeng </text:span> <text:span text:style-name="xlanguagetag_.en_translation_.en_translations_examples_sense_senses_entry_letData">Eng </text:span><text:span text:style-name="translation_.en_translations_examples_sense_senses_entry_letData">He didn't speak harshly, he spoke gently </text:span>  <text:span text:style-name="semanticdomainabbr_.en_xitem_semanticdomains_sense_senses_entry_letData">(sem. domains: 3.5.1 - </text:span> <text:span text:style-name="semanticdomainname_.en_xitem_semanticdomains_sense_senses_entry_letData">Say</text:span> <text:span text:style-name="semanticdomainabbr_.en_xitem_semanticdomains_sense_senses_entry_letData">, 8.3.6.5 - </text:span> <text:span text:style-name="semanticdomainname_.en_xitem_semanticdomains_sense_senses_entry_letData">Soft, flimsy</text:span> .) </text:p>
        <text:p text:style-name="entry_letData"><text:span text:style-name="headword_entry_letData">avoong  </text:span> <text:span text:style-name="pronunciation_pronunciations_entry_letData">[a.ˈβoːŋ]</text:span>  <text:span text:style-name="partofspeech_.en_grammaticalinfo_sense_senses_entry_letData">noun(al) </text:span>  <text:span text:style-name="xlanguagetag_.en_xitem_.en_definition_.en_sense_senses_entry_letData">Eng </text:span><text:span text:style-name="xitem_.en_definition_.en_sense_senses_entry_letData">a variety of freshwater fish with large scales</text:span> <text:span text:style-name="xlanguagetag_.en_xitem_.tpi_definition_.en_sense_senses_entry_letData"> Pdg </text:span><text:span text:style-name="xitem_.tpi_definition_.en_sense_senses_entry_letData">wanpela kain grile pis long wara</text:span>  <text:span text:style-name="xlanguagetag_.en_example_examples_sense_senses_entry_letData">Bua </text:span><text:span text:style-name="example_examples_sense_senses_entry_letData">Avoong neggëp luḳ bël </text:span>  <text:span text:style-name="lexreftype_relations_sense_senses_entry_letData">Gen: </text:span> <text:span text:style-name="sensecrossref_lexreftargets_relations_sense_senses_entry_letData">ġël</text:span> . <text:span text:style-name="semanticdomainabbr_.en_semanticdomains_sense_senses_entry_letData">(sem. domains: 1.6.1.5 - </text:span> <text:span text:style-name="semanticdomainname_.en_semanticdomains_sense_senses_entry_letData">Fish</text:span> .) </text:p>
        <text:p text:style-name="entry_letData"><text:span text:style-name="headword_entry_letData">avö  </text:span> <text:span text:style-name="pronunciation_pronunciations_entry_letData">[ˈa.βɔ]</text:span>  <text:span text:style-name="crossreftype_crossrefs_entry_letData">cf: </text:span> <text:span text:style-name="crossref_crossreftargets_crossrefs_entry_letData">avëh-avö</text:span> . <text:span text:style-name="partofspeech_.en_grammaticalinfo_sense_senses_entry_letData">noun(al) </text:span>  <text:span text:style-name="xlanguagetag_.en_xitem_.en_definition_.en_sense_senses_entry_letData">Eng </text:span><text:span text:style-name="xitem_.en_definition_.en_sense_senses_entry_letData">a young woman of marriageable age, i.e. one who has reached puberty but has not married, or at least has not yet borne a child. This term usually occurs in conjunction with avëh</text:span> <text:span text:style-name="xlanguagetag_.en_xitem_.tpi_definition_.en_sense_senses_entry_letData"> Pdg </text:span><text:span text:style-name="xitem_.tpi_definition_.en_sense_senses_entry_letData">yangpela meri</text:span>  <text:span text:style-name="xlanguagetag_.en_example_examples_sense_senses_entry_letData">Bua </text:span><text:span text:style-name="example_examples_sense_senses_entry_letData">Avö om rëḳ jaḳ maluh ti </text:span> <text:span text:style-name="xlanguagetag_.en_translation_.en_translations_examples_sense_senses_entry_letData">Eng </text:span><text:span text:style-name="translation_.en_translations_examples_sense_senses_entry_letData">She is past puberty so she will soon be married </text:span>  <text:span text:style-name="semanticdomainabbr_.en_xitem_semanticdomains_sense_senses_entry_letData">(sem. domains: 1.6.7 - </text:span> <text:span text:style-name="semanticdomainname_.en_xitem_semanticdomains_sense_senses_entry_letData">Male and female animals</text:span> <text:span text:style-name="semanticdomainabbr_.en_xitem_semanticdomains_sense_senses_entry_letData">, 2.6.4.2 - </text:span> <text:span text:style-name="semanticdomainname_.en_xitem_semanticdomains_sense_senses_entry_letData">Child</text:span> <text:span text:style-name="semanticdomainabbr_.en_xitem_semanticdomains_sense_senses_entry_letData">, 2.6.5.2 - </text:span> <text:span text:style-name="semanticdomainname_.en_xitem_semanticdomains_sense_senses_entry_letData">Woman</text:span> .) </text:p>
        <text:p text:style-name="entry_letData"><text:span text:style-name="headword_entry_letData">avöö  </text:span> <text:span text:style-name="pronunciation_pronunciations_entry_letData">[a.ˈβɔː]</text:span>  <text:span text:style-name="partofspeech_.en_grammaticalinfo_sense_senses_entry_letData">noun(al) </text:span>  <text:span text:style-name="xlanguagetag_.en_xitem_.en_definition_.en_sense_senses_entry_letData">Eng </text:span><text:span text:style-name="xitem_.en_definition_.en_sense_senses_entry_letData">the final stanza of the vocal part of a dance to indicate that the dancers will be able to rest;the drum roll at the end of a dance</text:span> <text:span text:style-name="xlanguagetag_.en_xitem_.tpi_definition_.en_sense_senses_entry_letData"> Pdg </text:span><text:span text:style-name="xitem_.tpi_definition_.en_sense_senses_entry_letData">las singsing bilong malolo</text:span>  <text:span text:style-name="xlanguagetag_.en_example_xitem_examples_sense_senses_entry_letData">Bua </text:span><text:span text:style-name="example_xitem_examples_sense_senses_entry_letData">Avöö raḳ om vonġin desewah </text:span> <text:span text:style-name="xlanguagetag_.en_translation_.en_translations_xitem_examples_sense_senses_entry_letData">Eng </text:span><text:span text:style-name="translation_.en_translations_xitem_examples_sense_senses_entry_letData">That's the last stanza so they will have a rest </text:span> <text:span text:style-name="xlanguagetag_.en_example_xitem_examples_sense_senses_entry_letData">  Bua </text:span><text:span text:style-name="example_xitem_examples_sense_senses_entry_letData">Ham nevonġ sengii avöö </text:span> <text:span text:style-name="xlanguagetag_.en_translation_.en_translations_xitem_examples_sense_senses_entry_letData">Eng </text:span><text:span text:style-name="translation_.en_translations_xitem_examples_sense_senses_entry_letData">Sing the tail end of the song </text:span>  <text:span text:style-name="semanticdomainabbr_.en_xitem_semanticdomains_sense_senses_entry_letData">(sem. domains: 4.2.4 - </text:span> <text:span text:style-name="semanticdomainname_.en_xitem_semanticdomains_sense_senses_entry_letData">Dance</text:span> <text:span text:style-name="semanticdomainabbr_.en_xitem_semanticdomains_sense_senses_entry_letData">, 8.4.6.1.3 - </text:span> <text:span text:style-name="semanticdomainname_.en_xitem_semanticdomains_sense_senses_entry_letData">End</text:span> .) </text:p>
        <text:p text:style-name="entry_letData"><text:span text:style-name="headword_entry_letData">avu  </text:span> <text:span text:style-name="pronunciation_pronunciations_entry_letData">[ˈa.βu]</text:span>  <text:span text:style-name="partofspeech_.en_grammaticalinfo_sense_senses_entry_letData">noun(al) </text:span>  <text:span text:style-name="xlanguagetag_.en_xitem_.en_definition_.en_sense_senses_entry_letData">Eng </text:span><text:span text:style-name="xitem_.en_definition_.en_sense_senses_entry_letData">a time, a batch or a unit of some kind</text:span> <text:span text:style-name="xlanguagetag_.en_xitem_.tpi_definition_.en_sense_senses_entry_letData"> Pdg </text:span><text:span text:style-name="xitem_.tpi_definition_.en_sense_senses_entry_letData">taim</text:span>  <text:span text:style-name="xlanguagetag_.en_example_xitem_examples_sense_senses_entry_letData">Bua </text:span><text:span text:style-name="example_xitem_examples_sense_senses_entry_letData">Avu ti geving log mëm hil ana </text:span> <text:span text:style-name="xlanguagetag_.en_translation_.en_translations_xitem_examples_sense_senses_entry_letData">Eng </text:span><text:span text:style-name="translation_.en_translations_xitem_examples_sense_senses_entry_letData">One more time and then we'll go </text:span> <text:span text:style-name="xlanguagetag_.en_example_xitem_examples_sense_senses_entry_letData">  Bua </text:span><text:span text:style-name="example_xitem_examples_sense_senses_entry_letData">Deḳo nos avu löö </text:span> <text:span text:style-name="xlanguagetag_.en_translation_.en_translations_xitem_examples_sense_senses_entry_letData">Eng </text:span><text:span text:style-name="translation_.en_translations_xitem_examples_sense_senses_entry_letData">They brought food three times </text:span>  <text:span text:style-name="semanticdomainabbr_.en_xitem_semanticdomains_sense_senses_entry_letData">(sem. domains: 8.4.3 - </text:span> <text:span text:style-name="semanticdomainname_.en_xitem_semanticdomains_sense_senses_entry_letData">Indefinite time</text:span> <text:span text:style-name="semanticdomainabbr_.en_xitem_semanticdomains_sense_senses_entry_letData">, 9.2.3 - </text:span> <text:span text:style-name="semanticdomainname_.en_xitem_semanticdomains_sense_senses_entry_letData">Pronouns</text:span> .) <text:span>comp. </text:span> <text:span text:style-name="complexentryform_.bzh_xitem_complexformrefs_entry_letData">avu-avu</text:span> <text:span> comp. </text:span> <text:span text:style-name="complexentryform_.bzh_xitem_complexformrefs_entry_letData">avu luu</text:span> <text:span> comp. </text:span> <text:span text:style-name="complexentryform_.bzh_xitem_complexformrefs_entry_letData">avuti</text:span>  </text:p>
        <text:p text:style-name="entry_letData"><text:span text:style-name="headword_entry_letData">avu luu  </text:span> <text:span text:style-name="pronunciation_pronunciations_entry_letData">[ˈa.βu l̪uː]</text:span>  <text:span text:style-name="entrytypeabbr_.en_primaryrefs_entry_letData">(comp. of </text:span> <text:span text:style-name="mainentryref_primaryrefs_entry_letData">avu</text:span> ) <text:span text:style-name="xlanguagetag_.en_xitem_.en_definition_.en_sense_senses_entry_letData">Eng </text:span><text:span text:style-name="xitem_.en_definition_.en_sense_senses_entry_letData">twice</text:span> <text:span text:style-name="xlanguagetag_.en_xitem_.tpi_definition_.en_sense_senses_entry_letData"> Pdg </text:span><text:span text:style-name="xitem_.tpi_definition_.en_sense_senses_entry_letData">tupela taim</text:span>  <text:span text:style-name="xlanguagetag_.en_example_xitem_examples_sense_senses_entry_letData">Bua </text:span><text:span text:style-name="example_xitem_examples_sense_senses_entry_letData">Avu luu lob maya </text:span> <text:span text:style-name="xlanguagetag_.en_translation_.en_translations_xitem_examples_sense_senses_entry_letData">Eng </text:span><text:span text:style-name="translation_.en_translations_xitem_examples_sense_senses_entry_letData">It's happened twice and it's finished </text:span> <text:span text:style-name="xlanguagetag_.en_example_xitem_examples_sense_senses_entry_letData">  Bua </text:span><text:span text:style-name="example_xitem_examples_sense_senses_entry_letData">Barus yam avu luu </text:span> <text:span text:style-name="xlanguagetag_.en_translation_.en_translations_xitem_examples_sense_senses_entry_letData">Eng </text:span><text:span text:style-name="translation_.en_translations_xitem_examples_sense_senses_entry_letData">The plane came twice </text:span>  <text:span text:style-name="semanticdomainabbr_.en_semanticdomains_sense_senses_entry_letData">(sem. domains: 8.1.1.3 - </text:span> <text:span text:style-name="semanticdomainname_.en_semanticdomains_sense_senses_entry_letData">Number of times</text:span> .) </text:p>
        <text:p text:style-name="entry_letData"><text:span text:style-name="headword_entry_letData">avu-avu  </text:span> <text:span text:style-name="pronunciation_pronunciations_entry_letData">[ˈa.βu ˈa.βu]</text:span>  <text:span text:style-name="entrytypeabbr_.en_primaryrefs_entry_letData">(comp. of </text:span> <text:span text:style-name="mainentryref_primaryrefs_entry_letData">avu</text:span> ) <text:span text:style-name="partofspeech_.en_grammaticalinfo_sense_senses_entry_letData">Adv </text:span>  <text:span text:style-name="xlanguagetag_.en_xitem_.en_definition_.en_sense_senses_entry_letData">Eng </text:span><text:span text:style-name="xitem_.en_definition_.en_sense_senses_entry_letData">many times, in groups or units of some kind</text:span> <text:span text:style-name="xlanguagetag_.en_xitem_.tpi_definition_.en_sense_senses_entry_letData"> Pdg </text:span><text:span text:style-name="xitem_.tpi_definition_.en_sense_senses_entry_letData">planti taim</text:span>  <text:span text:style-name="xlanguagetag_.en_example_examples_sense_senses_entry_letData">Bua </text:span><text:span text:style-name="example_examples_sense_senses_entry_letData">Ham su na avu-avu. </text:span> <text:span text:style-name="xlanguagetag_.en_translation_.en_translations_examples_sense_senses_entry_letData">Eng </text:span><text:span text:style-name="translation_.en_translations_examples_sense_senses_entry_letData">Don't go haphazardly (i.e. Don't straggle along in groups, go all together). </text:span>  <text:span text:style-name="semanticdomainabbr_.en_xitem_semanticdomains_sense_senses_entry_letData">(sem. domains: 8.1.1.4 - </text:span> <text:span text:style-name="semanticdomainname_.en_xitem_semanticdomains_sense_senses_entry_letData">Multiples</text:span> <text:span text:style-name="semanticdomainabbr_.en_xitem_semanticdomains_sense_senses_entry_letData">, 8.1.3.1 - </text:span> <text:span text:style-name="semanticdomainname_.en_xitem_semanticdomains_sense_senses_entry_letData">Many, much</text:span> .) </text:p>
        <text:p text:style-name="entry_letData"><text:span text:style-name="headword_entry_letData">avuti  </text:span> <text:span text:style-name="pronunciation_pronunciations_entry_letData">[a.ˈβu.ti]</text:span>  <text:span text:style-name="entrytypeabbr_.en_primaryrefs_entry_letData">(comp. of </text:span> <text:span text:style-name="mainentryref_primaryrefs_entry_letData">avu</text:span> ) <text:span text:style-name="xsensenumber_.en_sense_senses_entry_letData">1) </text:span> <text:span text:style-name="partofspeech_.en_grammaticalinfo_sense_senses_entry_letData">Adv </text:span>  <text:span text:style-name="xlanguagetag_.en_xitem_.en_definition_.en_sense_senses_entry_letData">Eng </text:span><text:span text:style-name="xitem_.en_definition_.en_sense_senses_entry_letData">precipitately, quickly, hurriedly</text:span> <text:span text:style-name="xlanguagetag_.en_xitem_.tpi_definition_.en_sense_senses_entry_letData"> Pdg </text:span><text:span text:style-name="xitem_.tpi_definition_.en_sense_senses_entry_letData">kwiktaim tumas</text:span>  <text:span text:style-name="xlanguagetag_.en_example_xitem_examples_sense_senses_entry_letData">Bua </text:span><text:span text:style-name="example_xitem_examples_sense_senses_entry_letData">Yam avuti betöḳ to begganġ </text:span> <text:span text:style-name="xlanguagetag_.en_translation_.en_translations_xitem_examples_sense_senses_entry_letData">Eng </text:span><text:span text:style-name="translation_.en_translations_xitem_examples_sense_senses_entry_letData">He came quickly and arrived at the village </text:span> <text:span text:style-name="xlanguagetag_.en_example_xitem_examples_sense_senses_entry_letData">  Bua </text:span><text:span text:style-name="example_xitem_examples_sense_senses_entry_letData">Ġepevis meġenam avuti </text:span> <text:span text:style-name="xlanguagetag_.en_translation_.en_translations_xitem_examples_sense_senses_entry_letData">Eng </text:span><text:span text:style-name="translation_.en_translations_xitem_examples_sense_senses_entry_letData">Come quickly! </text:span>  <text:span text:style-name="semanticdomainabbr_.en_xitem_semanticdomains_sense_senses_entry_letData">(sem. domains: 8.4.6.4.4 - </text:span> <text:span text:style-name="semanticdomainname_.en_xitem_semanticdomains_sense_senses_entry_letData">Immediately</text:span> <text:span text:style-name="semanticdomainabbr_.en_xitem_semanticdomains_sense_senses_entry_letData">, 8.4.8 - </text:span> <text:span text:style-name="semanticdomainname_.en_xitem_semanticdomains_sense_senses_entry_letData">Speed</text:span> <text:span text:style-name="semanticdomainabbr_.en_xitem_semanticdomains_sense_senses_entry_letData">, 8.4.8.3 - </text:span> <text:span text:style-name="semanticdomainname_.en_xitem_semanticdomains_sense_senses_entry_letData">Sudden</text:span> .) <text:span text:style-name="xsensenumber_.en_sense_senses_entry_letData">  2) </text:span> <text:span text:style-name="partofspeech_.en_grammaticalinfo_sense_senses_entry_letData">Adv </text:span>  <text:span text:style-name="xlanguagetag_.en_definition_.en_sense_senses_entry_letData">Eng </text:span><text:span text:style-name="definition_.en_sense_senses_entry_letData">once, one time </text:span> <text:span text:style-name="xlanguagetag_.en_example_examples_sense_senses_entry_letData">Bua </text:span><text:span text:style-name="example_examples_sense_senses_entry_letData">Ḳo yam avuti geyah </text:span> <text:span text:style-name="xlanguagetag_.en_translation_.en_translations_examples_sense_senses_entry_letData">Eng </text:span><text:span text:style-name="translation_.en_translations_examples_sense_senses_entry_letData">He brought it once and went back </text:span>  </text:p>
        <text:p text:style-name="entry_letData"><text:span text:style-name="headword_entry_letData">avuuḳ  </text:span> <text:span text:style-name="pronunciation_pronunciations_entry_letData">[a.ˈβuːq]</text:span>  <text:span text:style-name="partofspeech_.en_grammaticalinfo_sense_senses_entry_letData">noun(al) </text:span>  <text:span text:style-name="xlanguagetag_.en_xitem_.en_definition_.en_sense_senses_entry_letData">Eng </text:span><text:span text:style-name="xitem_.en_definition_.en_sense_senses_entry_letData">conch shell-blown to announce meetings and to call people together; by extension, any wind instrument</text:span> <text:span text:style-name="xlanguagetag_.en_xitem_.tpi_definition_.en_sense_senses_entry_letData"> Pdg </text:span><text:span text:style-name="xitem_.tpi_definition_.en_sense_senses_entry_letData">taur</text:span>  <text:span text:style-name="xlanguagetag_.en_example_examples_sense_senses_entry_letData">Bua </text:span><text:span text:style-name="example_examples_sense_senses_entry_letData">Gwevë avuuḳ in denam soda </text:span> <text:span text:style-name="xlanguagetag_.en_translation_.en_translations_examples_sense_senses_entry_letData">Eng </text:span><text:span text:style-name="translation_.en_translations_examples_sense_senses_entry_letData">Blow the conch shell to call the people to church </text:span>  <text:span text:style-name="lexreftype_relations_sense_senses_entry_letData">Sim: </text:span> <text:span text:style-name="sensecrossref_xitem_lexreftargets_relations_sense_senses_entry_letData">ġasöbeḳ<text:span text:style-name="xhomographnumber_sensecrossref_xitem_lexreftargets_relations_sense_senses_entry_letData">2</text:span></text:span> <text:span text:style-name="sensecrossref_xitem_lexreftargets_relations_sense_senses_entry_letData">, gwe-ju</text:span> <text:span text:style-name="sensecrossref_xitem_lexreftargets_relations_sense_senses_entry_letData">, jëh<text:span text:style-name="xhomographnumber_sensecrossref_xitem_lexreftargets_relations_sense_senses_entry_letData">2</text:span></text:span> <text:span text:style-name="sensecrossref_xitem_lexreftargets_relations_sense_senses_entry_letData">, maweḳ<text:span text:style-name="xhomographnumber_sensecrossref_xitem_lexreftargets_relations_sense_senses_entry_letData">1</text:span></text:span> . <text:span text:style-name="semanticdomainabbr_.en_semanticdomains_sense_senses_entry_letData">(sem. domains: 1.6.1.5 - </text:span> <text:span text:style-name="semanticdomainname_.en_semanticdomains_sense_senses_entry_letData">Fish</text:span> .) </text:p>
        <text:p text:style-name="entry_letData"><text:span text:style-name="headword_entry_letData">avuuḳ-atov  </text:span> <text:span text:style-name="pronunciation_pronunciations_entry_letData">[a.ˈβuːq a.ˈtoβ]</text:span>  <text:span text:style-name="crossreftype_crossrefs_entry_letData">cf: </text:span> <text:span text:style-name="crossref_crossreftargets_crossrefs_entry_letData">ggaġeng</text:span> . <text:span text:style-name="entrytypeabbr_.en_primaryrefs_entry_letData">(main </text:span> <text:span text:style-name="mainentryref_primaryrefs_entry_letData">avuuḳ</text:span> ) <text:span text:style-name="partofspeech_.en_grammaticalinfo_sense_senses_entry_letData">noun(al) </text:span>  <text:span text:style-name="xlanguagetag_.en_xitem_.en_definition_.en_sense_senses_entry_letData">Eng </text:span><text:span text:style-name="xitem_.en_definition_.en_sense_senses_entry_letData">the largest of the four sizes of drum used in dancing</text:span> <text:span text:style-name="xlanguagetag_.en_xitem_.tpi_definition_.en_sense_senses_entry_letData"> Pdg </text:span><text:span text:style-name="xitem_.tpi_definition_.en_sense_senses_entry_letData">bikpela kundu bilong singsing</text:span>  <text:span text:style-name="xlanguagetag_.en_example_examples_sense_senses_entry_letData">Bua </text:span><text:span text:style-name="example_examples_sense_senses_entry_letData">Nelöö raḳ avuuḳ-atov wirek </text:span> <text:span text:style-name="xlanguagetag_.en_translation_.en_translations_examples_sense_senses_entry_letData">Eng </text:span><text:span text:style-name="translation_.en_translations_examples_sense_senses_entry_letData">He used to dance to the avuuk-atov </text:span>  <text:span text:style-name="lexreftype_relations_sense_senses_entry_letData">gen: </text:span> <text:span text:style-name="sensecrossref_lexreftargets_relations_sense_senses_entry_letData">ggaġeng<text:span text:style-name="xsensenumber_.en_sensecrossref_lexreftargets_relations_sense_senses_entry_letData"> 2</text:span></text:span> . <text:span text:style-name="semanticdomainabbr_.en_semanticdomains_sense_senses_entry_letData">(sem. domains: 4.2.3.5 - </text:span> <text:span text:style-name="semanticdomainname_.en_semanticdomains_sense_senses_entry_letData">Musical instrument</text:span> .) </text:p>
        <text:p text:style-name="entry_letData"><text:span text:style-name="headword_entry_letData">avuuḳ-lu-ggaġeng<text:span text:style-name="xhomographnumber_headword_entry_letData">1</text:span>  </text:span> <text:span text:style-name="pronunciation_pronunciations_entry_letData">[a.ˈβuːq l̪u ˈɣaᵑɢ.əŋ]</text:span>  <text:span text:style-name="entrytypeabbr_.en_primaryrefs_entry_letData">(main </text:span> <text:span text:style-name="mainentryref_xitem_primaryrefs_entry_letData">avuuḳ</text:span> <text:span text:style-name="mainentryref_xitem_primaryrefs_entry_letData">, ggaġeng</text:span> ) <text:span text:style-name="partofspeech_.en_grammaticalinfo_sense_senses_entry_letData">Nc </text:span>  <text:span text:style-name="xlanguagetag_.en_xitem_.en_definition_.en_sense_senses_entry_letData">Eng </text:span><text:span text:style-name="xitem_.en_definition_.en_sense_senses_entry_letData">a variety of small flying insect which comes in swarms. They are eaten with abuhek and also with greens</text:span> <text:span text:style-name="xlanguagetag_.en_xitem_.tpi_definition_.en_sense_senses_entry_letData"> Pdg </text:span><text:span text:style-name="xitem_.tpi_definition_.en_sense_senses_entry_letData">wanpela kain binatang i save plai</text:span>  <text:span text:style-name="xlanguagetag_.en_example_examples_sense_senses_entry_letData">Bua </text:span><text:span text:style-name="example_examples_sense_senses_entry_letData">Alam Mapos avëh dërengö ġab avuuḳ-lu-ggaġeng ving abuhek gejojeng loḳ apel in reggu nivesa </text:span> <text:span text:style-name="xlanguagetag_.en_translation_.en_translations_examples_sense_senses_entry_letData">Eng </text:span><text:span text:style-name="translation_.en_translations_examples_sense_senses_entry_letData">Mapos women put avuuḳ-lu-ggaġeng into bamboo and cook it with abuhek and greens because it has a delicious smell </text:span>  <text:span text:style-name="lexreftype_relations_sense_senses_entry_letData">gen: </text:span> <text:span text:style-name="sensecrossref_lexreftargets_relations_sense_senses_entry_letData">ġab</text:span> . </text:p>
        <text:p text:style-name="entry_letData"><text:span text:style-name="headword_entry_letData">avuuḳ-lu-ggaġeng<text:span text:style-name="xhomographnumber_headword_entry_letData">2</text:span>  </text:span> <text:span text:style-name="pronunciation_pronunciations_entry_letData">[a.ˈβuːq l̪u ˈɣaᵑɢ.əŋ]</text:span>  <text:span text:style-name="entrytypeabbr_.en_primaryrefs_entry_letData">(main </text:span> <text:span text:style-name="mainentryref_xitem_primaryrefs_entry_letData">avuuḳ</text:span> <text:span text:style-name="mainentryref_xitem_primaryrefs_entry_letData">, ggaġeng</text:span> ) <text:span text:style-name="partofspeech_.en_grammaticalinfo_sense_senses_entry_letData">Nc </text:span>  <text:span text:style-name="xlanguagetag_.en_xitem_.en_definition_.en_sense_senses_entry_letData">Eng </text:span><text:span text:style-name="xitem_.en_definition_.en_sense_senses_entry_letData">a small variety of centipede</text:span> <text:span text:style-name="xlanguagetag_.en_xitem_.tpi_definition_.en_sense_senses_entry_letData"> Pdg </text:span><text:span text:style-name="xitem_.tpi_definition_.en_sense_senses_entry_letData">wanpela kain binatang i gat planti han</text:span>  <text:span text:style-name="xlanguagetag_.en_example_examples_sense_senses_entry_letData">Bua </text:span><text:span text:style-name="example_examples_sense_senses_entry_letData">Avuuḳ-lu-ggaġeng yiḳ ġab ti ni nebë ġahiveng rëḳ mahen mu </text:span> <text:span text:style-name="xlanguagetag_.en_translation_.en_translations_examples_sense_senses_entry_letData">Eng </text:span><text:span text:style-name="translation_.en_translations_examples_sense_senses_entry_letData">Avuuḳ-lu-ggaġeng is a kind of insect like a centipede only small </text:span>  <text:span text:style-name="lexreftype_relations_sense_senses_entry_letData">Sim: </text:span> <text:span text:style-name="sensecrossref_xitem_lexreftargets_relations_sense_senses_entry_letData">maraam</text:span> <text:span text:style-name="sensecrossref_xitem_lexreftargets_relations_sense_senses_entry_letData">, ġahiveng</text:span> <text:span text:style-name="sensecrossref_xitem_lexreftargets_relations_sense_senses_entry_letData">, veveeyaġek</text:span> <text:span text:style-name="sensecrossref_xitem_lexreftargets_relations_sense_senses_entry_letData">, begöbeḳ</text:span> <text:span text:style-name="sensecrossref_xitem_lexreftargets_relations_sense_senses_entry_letData">, seġesta<text:span text:style-name="xhomographnumber_sensecrossref_xitem_lexreftargets_relations_sense_senses_entry_letData">1</text:span></text:span> . </text:p>
        <text:p text:style-name="entry_letData"><text:span text:style-name="headword_entry_letData">aye  </text:span> <text:span text:style-name="pronunciation_pronunciations_entry_letData">[ˈa.yɛ]</text:span>  <text:span text:style-name="xsensenumber_.en_sense_senses_entry_letData">1) </text:span> <text:span text:style-name="partofspeech_.en_grammaticalinfo_sense_senses_entry_letData">noun(inal) </text:span>  <text:span text:style-name="xlanguagetag_.en_xitem_.en_definition_.en_sense_senses_entry_letData">Eng </text:span><text:span text:style-name="xitem_.en_definition_.en_sense_senses_entry_letData">voice</text:span> <text:span text:style-name="xlanguagetag_.en_xitem_.tpi_definition_.en_sense_senses_entry_letData"> Pdg </text:span><text:span text:style-name="xitem_.tpi_definition_.en_sense_senses_entry_letData">nek</text:span>  <text:span text:style-name="xlanguagetag_.en_example_xitem_examples_sense_senses_entry_letData">Bua </text:span><text:span text:style-name="example_xitem_examples_sense_senses_entry_letData">Aye raḳ vu vahi agu </text:span> <text:span text:style-name="xlanguagetag_.en_translation_.en_translations_xitem_examples_sense_senses_entry_letData">Eng </text:span><text:span text:style-name="translation_.en_translations_xitem_examples_sense_senses_entry_letData">His voice came from over there </text:span> <text:span text:style-name="xlanguagetag_.en_example_xitem_examples_sense_senses_entry_letData">  Bua </text:span><text:span text:style-name="example_xitem_examples_sense_senses_entry_letData">Hil su ayed raḳ raḳ rë </text:span> <text:span text:style-name="xlanguagetag_.en_translation_.en_translations_xitem_examples_sense_senses_entry_letData">Eng </text:span><text:span text:style-name="translation_.en_translations_xitem_examples_sense_senses_entry_letData">Let's stop chattering (so we can hear what is being said) </text:span>  <text:span text:style-name="semanticdomainabbr_.en_xitem_semanticdomains_sense_senses_entry_letData">(sem. domains: 3.5.1 - </text:span> <text:span text:style-name="semanticdomainname_.en_xitem_semanticdomains_sense_senses_entry_letData">Say</text:span> <text:span text:style-name="semanticdomainabbr_.en_xitem_semanticdomains_sense_senses_entry_letData">, 4.2.3 - </text:span> <text:span text:style-name="semanticdomainname_.en_xitem_semanticdomains_sense_senses_entry_letData">Music</text:span> .) <text:span text:style-name="xsensenumber_.en_sense_senses_entry_letData">  2) </text:span> <text:span text:style-name="partofspeech_.en_grammaticalinfo_sense_senses_entry_letData">noun(inal) </text:span>  <text:span text:style-name="xlanguagetag_.en_xitem_.en_definition_.en_sense_senses_entry_letData">Eng </text:span><text:span text:style-name="xitem_.en_definition_.en_sense_senses_entry_letData">language</text:span> <text:span text:style-name="xlanguagetag_.en_xitem_.tpi_definition_.en_sense_senses_entry_letData"> Pdg </text:span><text:span text:style-name="xitem_.tpi_definition_.en_sense_senses_entry_letData">tokples</text:span>  <text:span text:style-name="xlanguagetag_.en_example_examples_sense_senses_entry_letData">Bua </text:span><text:span text:style-name="example_examples_sense_senses_entry_letData">Nër aye vu sa rëḳ sa duġin </text:span> <text:span text:style-name="xlanguagetag_.en_translation_.en_translations_examples_sense_senses_entry_letData">Eng </text:span><text:span text:style-name="translation_.en_translations_examples_sense_senses_entry_letData">He spoke to me in his language, but I didn't understand it </text:span>  <text:span text:style-name="semanticdomainabbr_.en_semanticdomains_sense_senses_entry_letData">(sem. domains: 3.5.3 - </text:span> <text:span text:style-name="semanticdomainname_.en_semanticdomains_sense_senses_entry_letData">Language</text:span> .) <text:span text:style-name="xsensenumber_.en_sense_senses_entry_letData">  3) </text:span> <text:span text:style-name="partofspeech_.en_grammaticalinfo_sense_senses_entry_letData">noun(inal) </text:span>  <text:span text:style-name="xlanguagetag_.en_xitem_.en_definition_.en_sense_senses_entry_letData">Eng </text:span><text:span text:style-name="xitem_.en_definition_.en_sense_senses_entry_letData">speech</text:span> <text:span text:style-name="xlanguagetag_.en_xitem_.tpi_definition_.en_sense_senses_entry_letData"> Pdg </text:span><text:span text:style-name="xitem_.tpi_definition_.en_sense_senses_entry_letData">toktok</text:span>  <text:span text:style-name="xlanguagetag_.en_example_examples_sense_senses_entry_letData">Bua </text:span><text:span text:style-name="example_examples_sense_senses_entry_letData">Nër aye vu sa rëḳ sa su hanġo rë </text:span> <text:span text:style-name="xlanguagetag_.en_translation_.en_translations_examples_sense_senses_entry_letData">Eng </text:span><text:span text:style-name="translation_.en_translations_examples_sense_senses_entry_letData">He told me what he wanted, but I didn't hear him (because I didn't want to do it) </text:span>  <text:span text:style-name="semanticdomainabbr_.en_semanticdomains_sense_senses_entry_letData">(sem. domains: 3.5.1 - </text:span> <text:span text:style-name="semanticdomainname_.en_semanticdomains_sense_senses_entry_letData">Say</text:span> .) <text:span>ClExp </text:span> <text:span text:style-name="complexentryform_.bzh_xitem_complexformrefs_entry_letData">aye loḳ</text:span> <text:span> comp. </text:span> <text:span text:style-name="complexentryform_.bzh_xitem_complexformrefs_entry_letData">aye semusën</text:span>  </text:p>
        <text:p text:style-name="entry_letData"><text:span text:style-name="headword_entry_letData">aye loḳ  </text:span> <text:span text:style-name="pronunciation_pronunciations_entry_letData">[ˈa.yɛ l̪oq]</text:span>  <text:span text:style-name="entrytypeabbr_.en_primaryrefs_entry_letData">(clExp. of </text:span> <text:span text:style-name="mainentryref_primaryrefs_entry_letData">aye</text:span> ) <text:span text:style-name="xlanguagetag_.en_xitem_.en_definition_.en_sense_senses_entry_letData">Eng </text:span><text:span text:style-name="xitem_.en_definition_.en_sense_senses_entry_letData">repeat, speak continually, harp, to be always talking about something or some topic or person</text:span> <text:span text:style-name="xlanguagetag_.en_xitem_.tpi_definition_.en_sense_senses_entry_letData"> Pdg </text:span><text:span text:style-name="xitem_.tpi_definition_.en_sense_senses_entry_letData">kolim em oltaim</text:span>  <text:span text:style-name="xlanguagetag_.en_example_examples_sense_senses_entry_letData">Bua </text:span><text:span text:style-name="example_examples_sense_senses_entry_letData">Alam pin vu dob dejom raḳ bayej neloḳ Anutu arë </text:span> <text:span text:style-name="xlanguagetag_.en_translation_.en_translations_examples_sense_senses_entry_letData">Eng </text:span><text:span text:style-name="translation_.en_translations_examples_sense_senses_entry_letData">Everyone who prays prays using God's name </text:span>  <text:span text:style-name="semanticdomainabbr_.en_semanticdomains_sense_senses_entry_letData">(sem. domains: 3.5.1.2.6 - </text:span> <text:span text:style-name="semanticdomainname_.en_semanticdomains_sense_senses_entry_letData">Repeat</text:span> .) </text:p>
        <text:p text:style-name="entry_letData"><text:span text:style-name="headword_entry_letData">aye semusën  </text:span> <text:span text:style-name="pronunciation_pronunciations_entry_letData">[ˈa.yɛ t͡ʃə.ˈmu.t͡ʃen]</text:span>  <text:span text:style-name="entrytypeabbr_.en_primaryrefs_entry_letData">(comp. of </text:span> <text:span text:style-name="mainentryref_primaryrefs_entry_letData">aye</text:span> ) <text:span text:style-name="xlanguagetag_.en_xitem_.en_definition_.en_sense_senses_entry_letData">Eng </text:span><text:span text:style-name="xitem_.en_definition_.en_sense_senses_entry_letData">greeting, pleasant talk</text:span> <text:span text:style-name="xlanguagetag_.en_xitem_.tpi_definition_.en_sense_senses_entry_letData"> Pdg </text:span><text:span text:style-name="xitem_.tpi_definition_.en_sense_senses_entry_letData">tok marimari</text:span>  <text:span text:style-name="xlanguagetag_.en_example_examples_sense_senses_entry_letData">Bua </text:span><text:span text:style-name="example_examples_sense_senses_entry_letData">Mehö saga aye semusën om nesemu alam pin </text:span> <text:span text:style-name="xlanguagetag_.en_translation_.en_translations_examples_sense_senses_entry_letData">Eng </text:span><text:span text:style-name="translation_.en_translations_examples_sense_senses_entry_letData">Tha person always speaks pleasantly so he is a blessing to everyone </text:span>  <text:span text:style-name="semanticdomainabbr_.en_xitem_semanticdomains_sense_senses_entry_letData">(sem. domains: 3.4.1.2 - </text:span> <text:span text:style-name="semanticdomainname_.en_xitem_semanticdomains_sense_senses_entry_letData">Happy</text:span> <text:span text:style-name="semanticdomainabbr_.en_xitem_semanticdomains_sense_senses_entry_letData">, 3.5.1 - </text:span> <text:span text:style-name="semanticdomainname_.en_xitem_semanticdomains_sense_senses_entry_letData">Say</text:span> .) </text:p>
        <text:p text:style-name="entry_letData"><text:span text:style-name="headword_entry_letData">ayeheng  </text:span> <text:span text:style-name="pronunciation_pronunciations_entry_letData">[a.ˈyɛʁ.əŋ]</text:span>  <text:span text:style-name="partofspeech_.en_grammaticalinfo_sense_senses_entry_letData">noun(al) </text:span>  <text:span text:style-name="xlanguagetag_.en_xitem_.en_definition_.en_sense_senses_entry_letData">Eng </text:span><text:span text:style-name="xitem_.en_definition_.en_sense_senses_entry_letData">cover-usually a cover placed over the top of pots when cooking food, most often made of banana leaves</text:span> <text:span text:style-name="xlanguagetag_.en_xitem_.tpi_definition_.en_sense_senses_entry_letData"> Pdg </text:span><text:span text:style-name="xitem_.tpi_definition_.en_sense_senses_entry_letData">karamap bilong sospen samting</text:span>  <text:span text:style-name="xlanguagetag_.en_example_xitem_examples_sense_senses_entry_letData">Bua </text:span><text:span text:style-name="example_xitem_examples_sense_senses_entry_letData">Detë ayeheng ya in nos in dejuu </text:span> <text:span text:style-name="xlanguagetag_.en_translation_.en_translations_xitem_examples_sense_senses_entry_letData">Eng </text:span><text:span text:style-name="translation_.en_translations_xitem_examples_sense_senses_entry_letData">They threw the covering of the pot off so they could serve the food </text:span> <text:span text:style-name="xlanguagetag_.en_example_xitem_examples_sense_senses_entry_letData">  Bua </text:span><text:span text:style-name="example_xitem_examples_sense_senses_entry_letData">Hil neheyeh dëg avi raḳ ayeheng </text:span> <text:span text:style-name="xlanguagetag_.en_translation_.en_translations_xitem_examples_sense_senses_entry_letData">Eng </text:span><text:span text:style-name="translation_.en_translations_xitem_examples_sense_senses_entry_letData">We cover the tops of saucepans with ayeheng </text:span>  <text:span text:style-name="lexreftype_relations_sense_senses_entry_letData">Sim: </text:span> <text:span text:style-name="sensecrossref_lexreftargets_relations_sense_senses_entry_letData">ġayeheng<text:span text:style-name="xsensenumber_.en_sensecrossref_lexreftargets_relations_sense_senses_entry_letData"> 2</text:span></text:span> . <text:span text:style-name="semanticdomainabbr_.en_semanticdomains_sense_senses_entry_letData">(sem. domains: 7.3.7 - </text:span> <text:span text:style-name="semanticdomainname_.en_semanticdomains_sense_senses_entry_letData">Cover</text:span> .) </text:p>
        <text:p text:style-name="entry_letData"><text:span text:style-name="headword_entry_letData">ayehu  </text:span> <text:span text:style-name="pronunciation_pronunciations_entry_letData">[a.ˈyɛ.ʁu]</text:span>  <text:span text:style-name="xsensenumber_.en_sense_senses_entry_letData">1) </text:span> <text:span text:style-name="partofspeech_.en_grammaticalinfo_sense_senses_entry_letData">prop </text:span>  <text:span text:style-name="xlanguagetag_.en_xitem_.en_definition_.en_sense_senses_entry_letData">Eng </text:span><text:span text:style-name="xitem_.en_definition_.en_sense_senses_entry_letData">Mumeng people-this term covers people from the lower end of the Snake River valley, and the lower Watut, those that used to be called Patep, Zenag, and Namba tu Buang</text:span> <text:span text:style-name="xlanguagetag_.en_xitem_.tpi_definition_.en_sense_senses_entry_letData"> Pdg </text:span><text:span text:style-name="xitem_.tpi_definition_.en_sense_senses_entry_letData">manmeri Mumeng</text:span>  <text:span text:style-name="xlanguagetag_.en_example_examples_sense_senses_entry_letData">Bua </text:span><text:span text:style-name="example_examples_sense_senses_entry_letData">Alam böp dënër alam Mumeng bë Ayehu </text:span> <text:span text:style-name="xlanguagetag_.en_translation_.en_translations_examples_sense_senses_entry_letData">Eng </text:span><text:span text:style-name="translation_.en_translations_examples_sense_senses_entry_letData">People used to call people from the Mumeng area Ayehu </text:span>  <text:span text:style-name="semanticdomainabbr_.en_semanticdomains_sense_senses_entry_letData">(sem. domains: 2 - </text:span> <text:span text:style-name="semanticdomainname_.en_semanticdomains_sense_senses_entry_letData">Person</text:span> .) <text:span text:style-name="xsensenumber_.en_sense_senses_entry_letData">  2) </text:span> <text:span text:style-name="partofspeech_.en_grammaticalinfo_sense_senses_entry_letData">noun(al) </text:span>  <text:span text:style-name="xlanguagetag_.en_xitem_.en_definition_.en_sense_senses_entry_letData">Eng </text:span><text:span text:style-name="xitem_.en_definition_.en_sense_senses_entry_letData">variety of sugarcane originally brought from the Ayehu area</text:span> <text:span text:style-name="xlanguagetag_.en_xitem_.tpi_definition_.en_sense_senses_entry_letData"> Pdg </text:span><text:span text:style-name="xitem_.tpi_definition_.en_sense_senses_entry_letData">kain suga i kam long hap bilong ol Ayehu</text:span>  <text:span text:style-name="xlanguagetag_.en_example_examples_sense_senses_entry_letData">Bua </text:span><text:span text:style-name="example_examples_sense_senses_entry_letData">Löv sën arë soġek wirek bë buvaha, rëḳ delah ggej arë vun medeḳanġë bë ayehu in buvaha yam vu Ayehu </text:span> <text:span text:style-name="xlanguagetag_.en_translation_.en_translations_examples_sense_senses_entry_letData">Eng </text:span><text:span text:style-name="translation_.en_translations_examples_sense_senses_entry_letData">The real name of this sugarcane used to be buvaha, but they hid their in-law's names and they substituted ayehu because it came from Ayehu </text:span>  <text:span text:style-name="lexreftype_relations_sense_senses_entry_letData">Gen: </text:span> <text:span text:style-name="sensecrossref_lexreftargets_relations_sense_senses_entry_letData">löv<text:span text:style-name="xsensenumber_.en_sensecrossref_lexreftargets_relations_sense_senses_entry_letData"> 1</text:span></text:span> . <text:span text:style-name="semanticdomainabbr_.en_semanticdomains_sense_senses_entry_letData">(sem. domains: 1.5.3 - </text:span> <text:span text:style-name="semanticdomainname_.en_semanticdomains_sense_senses_entry_letData">Grass, herb, vine</text:span> .) </text:p>
        <text:p text:style-name="entry_letData"><text:span text:style-name="headword_entry_letData">ayo  </text:span> <text:span text:style-name="pronunciation_pronunciations_entry_letData">[ˈa.yo]</text:span>  <text:span>(inf. var. </text:span> <text:span text:style-name="variantrefform_.bzh_variantrefs_entry_letData">ayoo</text:span> ) <text:span text:style-name="xsensenumber_.en_sense_senses_entry_letData">1) </text:span> <text:span text:style-name="partofspeech_.en_grammaticalinfo_sense_senses_entry_letData">noun(inal) </text:span>  <text:span text:style-name="xlanguagetag_.en_xitem_.en_definition_.en_sense_senses_entry_letData">Eng </text:span><text:span text:style-name="xitem_.en_definition_.en_sense_senses_entry_letData">inside, insides</text:span> <text:span text:style-name="xlanguagetag_.en_xitem_.tpi_definition_.en_sense_senses_entry_letData"> Pdg </text:span><text:span text:style-name="xitem_.tpi_definition_.en_sense_senses_entry_letData">insait</text:span>  <text:span text:style-name="xlanguagetag_.en_example_xitem_examples_sense_senses_entry_letData">Bua </text:span><text:span text:style-name="example_xitem_examples_sense_senses_entry_letData">ayo ti </text:span> <text:span text:style-name="xlanguagetag_.en_translation_.en_translations_xitem_examples_sense_senses_entry_letData">Eng </text:span><text:span text:style-name="translation_.en_translations_xitem_examples_sense_senses_entry_letData">a room </text:span> <text:span text:style-name="xlanguagetag_.en_example_xitem_examples_sense_senses_entry_letData">  Bua </text:span><text:span text:style-name="example_xitem_examples_sense_senses_entry_letData">Ayo böpata rot </text:span> <text:span text:style-name="xlanguagetag_.en_translation_.en_translations_xitem_examples_sense_senses_entry_letData">Eng </text:span><text:span text:style-name="translation_.en_translations_xitem_examples_sense_senses_entry_letData">The inside was huge </text:span>  <text:span text:style-name="semanticdomainabbr_.en_xitem_semanticdomains_sense_senses_entry_letData">(sem. domains: 8.5.1.2.2 - </text:span> <text:span text:style-name="semanticdomainname_.en_xitem_semanticdomains_sense_senses_entry_letData">Between</text:span> <text:span text:style-name="semanticdomainabbr_.en_xitem_semanticdomains_sense_senses_entry_letData">, 8.5.1.4 - </text:span> <text:span text:style-name="semanticdomainname_.en_xitem_semanticdomains_sense_senses_entry_letData">Inside</text:span> .) <text:span text:style-name="xsensenumber_.en_sense_senses_entry_letData">  2) </text:span> <text:span text:style-name="xlanguagetag_.en_xitem_.en_definition_.en_sense_senses_entry_letData">Eng </text:span><text:span text:style-name="xitem_.en_definition_.en_sense_senses_entry_letData">attitude, feeling</text:span> <text:span text:style-name="xlanguagetag_.en_xitem_.tpi_definition_.en_sense_senses_entry_letData"> Pdg </text:span><text:span text:style-name="xitem_.tpi_definition_.en_sense_senses_entry_letData">insait bel</text:span>  <text:span text:style-name="xlanguagetag_.en_example_examples_sense_senses_entry_letData">Bua </text:span><text:span text:style-name="example_examples_sense_senses_entry_letData">Saga su yoh vu sayoġ rë </text:span> <text:span text:style-name="xlanguagetag_.en_translation_.en_translations_examples_sense_senses_entry_letData">Eng </text:span><text:span text:style-name="translation_.en_translations_examples_sense_senses_entry_letData">That doesn't sit well with me (it upsets me) </text:span>  <text:span text:style-name="semanticdomainabbr_.en_xitem_semanticdomains_sense_senses_entry_letData">(sem. domains: 2.3.5 - </text:span> <text:span text:style-name="semanticdomainname_.en_xitem_semanticdomains_sense_senses_entry_letData">Sense of touch</text:span> <text:span text:style-name="semanticdomainabbr_.en_xitem_semanticdomains_sense_senses_entry_letData">, 7.3.4.1 - </text:span> <text:span text:style-name="semanticdomainname_.en_xitem_semanticdomains_sense_senses_entry_letData">Touch</text:span> .) <text:span text:style-name="xsensenumber_.en_sense_senses_entry_letData">  3) </text:span> <text:span text:style-name="xlanguagetag_.en_xitem_.en_definition_.en_sense_senses_entry_letData">Eng </text:span><text:span text:style-name="xitem_.en_definition_.en_sense_senses_entry_letData">over there-beyond the mountain or ridge, out of sight</text:span> <text:span text:style-name="xlanguagetag_.en_xitem_.tpi_definition_.en_sense_senses_entry_letData"> Pdg </text:span><text:span text:style-name="xitem_.tpi_definition_.en_sense_senses_entry_letData">hapsait, hap i go</text:span>  <text:span text:style-name="xlanguagetag_.en_example_examples_sense_senses_entry_letData">Bua </text:span><text:span text:style-name="example_examples_sense_senses_entry_letData">Ġena los ayo </text:span> <text:span text:style-name="xlanguagetag_.en_translation_.en_translations_examples_sense_senses_entry_letData">Eng </text:span><text:span text:style-name="translation_.en_translations_examples_sense_senses_entry_letData">Go over there to the other side of the ridge </text:span>  <text:span text:style-name="semanticdomainabbr_.en_xitem_semanticdomains_sense_senses_entry_letData">(sem. domains: 7.2.3.5 - </text:span> <text:span text:style-name="semanticdomainname_.en_xitem_semanticdomains_sense_senses_entry_letData">Move past, over, through</text:span> <text:span text:style-name="semanticdomainabbr_.en_xitem_semanticdomains_sense_senses_entry_letData">, 8.5.1 - </text:span> <text:span text:style-name="semanticdomainname_.en_xitem_semanticdomains_sense_senses_entry_letData">Here, there</text:span> <text:span text:style-name="semanticdomainabbr_.en_xitem_semanticdomains_sense_senses_entry_letData">, 9.2.3.5 - </text:span> <text:span text:style-name="semanticdomainname_.en_xitem_semanticdomains_sense_senses_entry_letData">Demonstrative pronouns</text:span> .) <text:span>comp. </text:span> <text:span text:style-name="complexentryform_.bzh_xitem_complexformrefs_entry_letData">ayo bebov</text:span> <text:span> comp. </text:span> <text:span text:style-name="complexentryform_.bzh_xitem_complexformrefs_entry_letData">ayo dahis</text:span> <text:span> comp. </text:span> <text:span text:style-name="complexentryform_.bzh_xitem_complexformrefs_entry_letData">ayo jeġuu</text:span> <text:span> comp. </text:span> <text:span text:style-name="complexentryform_.bzh_xitem_complexformrefs_entry_letData">ayo-ji</text:span> <text:span> comp. </text:span> <text:span text:style-name="complexentryform_.bzh_xitem_complexformrefs_entry_letData">ayo ḳanum</text:span> <text:span> comp. </text:span> <text:span text:style-name="complexentryform_.bzh_xitem_complexformrefs_entry_letData">ayo luu luu</text:span> <text:span> kt. phr. </text:span> <text:span text:style-name="complexentryform_.bzh_xitem_complexformrefs_entry_letData">ayo ya timu</text:span> <text:span> der. </text:span> <text:span text:style-name="complexentryform_.bzh_xitem_complexformrefs_entry_letData">ayoga</text:span> <text:span> der. </text:span> <text:span text:style-name="complexentryform_.bzh_xitem_complexformrefs_entry_letData">ayogi</text:span> <text:span> der. </text:span> <text:span text:style-name="complexentryform_.bzh_xitem_complexformrefs_entry_letData">ayogu</text:span> <text:span> ClExp </text:span> <text:span text:style-name="complexentryform_.bzh_xitem_complexformrefs_entry_letData">ayo sis yi</text:span> <text:span> comp. </text:span> <text:span text:style-name="complexentryform_.bzh_xitem_complexformrefs_entry_letData">ayo sovin</text:span> <text:span> ClExp </text:span> <text:span text:style-name="complexentryform_.bzh_xitem_complexformrefs_entry_letData">ayo to revuh</text:span> <text:span> ClExp </text:span> <text:span text:style-name="complexentryform_.bzh_xitem_complexformrefs_entry_letData">ayo töḳ</text:span> <text:span> ClExp </text:span> <text:span text:style-name="complexentryform_.bzh_xitem_complexformrefs_entry_letData">ayo vo raḳ</text:span> <text:span> ClExp </text:span> <text:span text:style-name="complexentryform_.bzh_xitem_complexformrefs_entry_letData">ayo vonġin</text:span> <text:span> ClExp </text:span> <text:span text:style-name="complexentryform_.bzh_xitem_complexformrefs_entry_letData">ayo pebip yi</text:span> <text:span> comp. </text:span> <text:span text:style-name="complexentryform_.bzh_xitem_complexformrefs_entry_letData">ayo-peggo</text:span> <text:span> comp. </text:span> <text:span text:style-name="complexentryform_.bzh_xitem_complexformrefs_entry_letData">ayo-rasap</text:span> <text:span> comp. </text:span> <text:span text:style-name="complexentryform_.bzh_xitem_complexformrefs_entry_letData">ayo rera</text:span> <text:span> comp. </text:span> <text:span text:style-name="complexentryform_.bzh_xitem_complexformrefs_entry_letData">ayo sepëp</text:span> <text:span> comp. </text:span> <text:span text:style-name="complexentryform_.bzh_xitem_complexformrefs_entry_letData">ayo sevek</text:span> <text:span> comp. </text:span> <text:span text:style-name="complexentryform_.bzh_xitem_complexformrefs_entry_letData">ayo maggin</text:span> <text:span> comp. </text:span> <text:span text:style-name="complexentryform_.bzh_xitem_complexformrefs_entry_letData">ayo medeḳ</text:span> <text:span> comp. </text:span> <text:span text:style-name="complexentryform_.bzh_xitem_complexformrefs_entry_letData">ayo meḳus</text:span> <text:span> comp. </text:span> <text:span text:style-name="complexentryform_.bzh_xitem_complexformrefs_entry_letData">ayo nevu-nevu</text:span> <text:span> comp. </text:span> <text:span text:style-name="complexentryform_.bzh_xitem_complexformrefs_entry_letData">ayo nipaya</text:span> <text:span> comp. </text:span> <text:span text:style-name="complexentryform_.bzh_xitem_complexformrefs_entry_letData">ayo nivesa</text:span>  </text:p>
        <text:p text:style-name="entry_letData"><text:span text:style-name="headword_entry_letData">ayo bebov  </text:span> <text:span text:style-name="pronunciation_pronunciations_entry_letData">[ˈa.yo ᵐbə.ˈᵐboβ]</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thirsty</text:span> <text:span text:style-name="xlanguagetag_.en_xitem_.tpi_definition_.en_sense_senses_entry_letData"> Pdg </text:span><text:span text:style-name="xitem_.tpi_definition_.en_sense_senses_entry_letData">drai long wara</text:span>  <text:span text:style-name="xlanguagetag_.en_example_examples_sense_senses_entry_letData">Bua </text:span><text:span text:style-name="example_examples_sense_senses_entry_letData">Ayo bebov in bë nanum bël </text:span> <text:span text:style-name="xlanguagetag_.en_translation_.en_translations_examples_sense_senses_entry_letData">Eng </text:span><text:span text:style-name="translation_.en_translations_examples_sense_senses_entry_letData">He is thirsty for a drink of water </text:span>  <text:span text:style-name="semanticdomainabbr_.en_semanticdomains_sense_senses_entry_letData">(sem. domains: 3.3.1.8 - </text:span> <text:span text:style-name="semanticdomainname_.en_semanticdomains_sense_senses_entry_letData">Lust</text:span> .) </text:p>
        <text:p text:style-name="entry_letData"><text:span text:style-name="headword_entry_letData">ayo dahis  </text:span> <text:span text:style-name="pronunciation_pronunciations_entry_letData">[ˈa.yo ˈⁿda.ʁit͡ʃ]</text:span>  <text:span text:style-name="entrytypeabbr_.en_primaryrefs_entry_letData">(comp. of </text:span> <text:span text:style-name="mainentryref_primaryrefs_entry_letData">ayo</text:span> ) <text:span text:style-name="xsensenumber_.en_sense_senses_entry_letData">1) </text:span> <text:span text:style-name="xlanguagetag_.en_xitem_.en_definition_.en_sense_senses_entry_letData">Eng </text:span><text:span text:style-name="xitem_.en_definition_.en_sense_senses_entry_letData">without a hole, not hollow, complete, closed off, in one piece</text:span> <text:span text:style-name="xlanguagetag_.en_xitem_.tpi_definition_.en_sense_senses_entry_letData"> Pdg </text:span><text:span text:style-name="xitem_.tpi_definition_.en_sense_senses_entry_letData">no gat hul</text:span>  <text:span text:style-name="xlanguagetag_.en_example_examples_sense_senses_entry_letData">Bua </text:span><text:span text:style-name="example_examples_sense_senses_entry_letData">Rëḳ yi röpröp ading nahën neggëp, rëḳ devasu los ayo dahis vu kwa beya meto vaha. </text:span> <text:span text:style-name="xlanguagetag_.en_translation_.en_translations_examples_sense_senses_entry_letData">Eng </text:span><text:span text:style-name="translation_.en_translations_examples_sense_senses_entry_letData">But there was still his long garment, but it was woven in one piece from the neck to the lower leg. </text:span>  <text:span text:style-name="semanticdomainabbr_.en_semanticdomains_sense_senses_entry_letData">(sem. domains: 7.3.6 - </text:span> <text:span text:style-name="semanticdomainname_.en_semanticdomains_sense_senses_entry_letData">Open</text:span> .) <text:span text:style-name="xsensenumber_.en_sense_senses_entry_letData">  2) </text:span> <text:span text:style-name="xlanguagetag_.en_xitem_.en_definition_.en_sense_senses_entry_letData">Eng </text:span><text:span text:style-name="xitem_.en_definition_.en_sense_senses_entry_letData">hardened, inflexible, unheeding</text:span> <text:span text:style-name="xlanguagetag_.en_xitem_.tpi_definition_.en_sense_senses_entry_letData"> Pdg </text:span><text:span text:style-name="xitem_.tpi_definition_.en_sense_senses_entry_letData">bel i pas</text:span>  <text:span text:style-name="xlanguagetag_.en_example_examples_sense_senses_entry_letData">Bua </text:span><text:span text:style-name="example_examples_sense_senses_entry_letData">Nabë Anutu kwa nevo bë gevonġ bemehöti ayo-dahis jaḳ, og rëḳ gevonġ bayo dahis jaḳ. </text:span> <text:span text:style-name="xlanguagetag_.en_translation_.en_translations_examples_sense_senses_entry_letData">Eng </text:span><text:span text:style-name="translation_.en_translations_examples_sense_senses_entry_letData">If God decides to harden someone's heart, then he will harden it. </text:span>  <text:span text:style-name="semanticdomainabbr_.en_semanticdomains_sense_senses_entry_letData">(sem. domains: 3.3.1.7 - </text:span> <text:span text:style-name="semanticdomainname_.en_semanticdomains_sense_senses_entry_letData">Stubborn</text:span> .) </text:p>
        <text:p text:style-name="entry_letData"><text:span text:style-name="headword_entry_letData">ayo jeġuu  </text:span> <text:span text:style-name="pronunciation_pronunciations_entry_letData">[ˈa.yo ⁿdʒə.ᵑɢuː]</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unhappy, bitter, upset</text:span> <text:span text:style-name="xlanguagetag_.en_xitem_.tpi_definition_.en_sense_senses_entry_letData"> Pdg </text:span><text:span text:style-name="xitem_.tpi_definition_.en_sense_senses_entry_letData">bel i kaskas</text:span>  <text:span text:style-name="xlanguagetag_.en_example_examples_sense_senses_entry_letData">Bua </text:span><text:span text:style-name="example_examples_sense_senses_entry_letData">Sayoġ jeġuu in su devo nos sagu ggelek niröp rë </text:span> <text:span text:style-name="xlanguagetag_.en_translation_.en_translations_examples_sense_senses_entry_letData">Eng </text:span><text:span text:style-name="translation_.en_translations_examples_sense_senses_entry_letData">I am upset because they didn't distribute the food right </text:span>  <text:span text:style-name="semanticdomainabbr_.en_xitem_semanticdomains_sense_senses_entry_letData">(sem. domains: 7.2.2.8 - </text:span> <text:span text:style-name="semanticdomainname_.en_xitem_semanticdomains_sense_senses_entry_letData">Move back and forth</text:span> <text:span text:style-name="semanticdomainabbr_.en_xitem_semanticdomains_sense_senses_entry_letData">, 7.3.1.3 - </text:span> <text:span text:style-name="semanticdomainname_.en_xitem_semanticdomains_sense_senses_entry_letData">Shake</text:span> <text:span text:style-name="semanticdomainabbr_.en_xitem_semanticdomains_sense_senses_entry_letData">, 7.3.4.7 - </text:span> <text:span text:style-name="semanticdomainname_.en_xitem_semanticdomains_sense_senses_entry_letData">Extend</text:span> <text:span text:style-name="semanticdomainabbr_.en_xitem_semanticdomains_sense_senses_entry_letData">, 7.3.5 - </text:span> <text:span text:style-name="semanticdomainname_.en_xitem_semanticdomains_sense_senses_entry_letData">Turn something</text:span> .) </text:p>
        <text:p text:style-name="entry_letData"><text:span text:style-name="headword_entry_letData">ayo ḳanum  </text:span> <text:span text:style-name="pronunciation_pronunciations_entry_letData">[ˈa.yo qa.ˈnum]</text:span>  <text:span text:style-name="crossreftype_crossrefs_entry_letData">cf: </text:span> <text:span text:style-name="crossref_crossreftargets_crossrefs_entry_letData">ḳanum</text:span> .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dished-not flat, deep enough so food won't spill</text:span> <text:span text:style-name="xlanguagetag_.en_xitem_.tpi_definition_.en_sense_senses_entry_letData"> Pdg </text:span><text:span text:style-name="xitem_.tpi_definition_.en_sense_senses_entry_letData">longpela plet</text:span>  <text:span text:style-name="xlanguagetag_.en_example_xitem_examples_sense_senses_entry_letData">Bua </text:span><text:span text:style-name="example_xitem_examples_sense_senses_entry_letData">Hil naha toos loḳ prë nyë ranġah gehil nanum sup loḳ prë ayo ḳanum </text:span> <text:span text:style-name="xlanguagetag_.en_translation_.en_translations_xitem_examples_sense_senses_entry_letData">Eng </text:span><text:span text:style-name="translation_.en_translations_xitem_examples_sense_senses_entry_letData">We eat toast on a flat plate and drink soup from a dished one </text:span> <text:span text:style-name="xlanguagetag_.en_example_xitem_examples_sense_senses_entry_letData">  Bua </text:span><text:span text:style-name="example_xitem_examples_sense_senses_entry_letData">Prë ayo-ḳanum og nos su rëḳ keseh rë </text:span> <text:span text:style-name="xlanguagetag_.en_translation_.en_translations_xitem_examples_sense_senses_entry_letData">Eng </text:span><text:span text:style-name="translation_.en_translations_xitem_examples_sense_senses_entry_letData">The plate is dished, so the food won't spill </text:span>  </text:p>
        <text:p text:style-name="entry_letData"><text:span text:style-name="headword_entry_letData">ayo luu luu  </text:span> <text:span text:style-name="pronunciation_pronunciations_entry_letData">[ˈa.yo l̪uː l̪uː]</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doubtful, undecided</text:span> <text:span text:style-name="xlanguagetag_.en_xitem_.tpi_definition_.en_sense_senses_entry_letData"> Pdg </text:span><text:span text:style-name="xitem_.tpi_definition_.en_sense_senses_entry_letData">tubel</text:span>  <text:span text:style-name="xlanguagetag_.en_example_examples_sense_senses_entry_letData">Bua </text:span><text:span text:style-name="example_examples_sense_senses_entry_letData">Denër bë geḳo ḳapiya na Mumeng vu kiap rëḳ ayo luu luu bë maḳ ma gemedo ma va </text:span> <text:span text:style-name="xlanguagetag_.en_translation_.en_translations_examples_sense_senses_entry_letData">Eng </text:span><text:span text:style-name="translation_.en_translations_examples_sense_senses_entry_letData">They said he should take the letter to Mumeng to the government officer but he was undecided thinking perhaps he ought to stay </text:span>  <text:span text:style-name="semanticdomainabbr_.en_semanticdomains_sense_senses_entry_letData">(sem. domains: 3.3.1 - </text:span> <text:span text:style-name="semanticdomainname_.en_semanticdomains_sense_senses_entry_letData">Decide, plan</text:span> .) </text:p>
        <text:p text:style-name="entry_letData"><text:span text:style-name="headword_entry_letData">ayo maggin  </text:span> <text:span text:style-name="pronunciation_pronunciations_entry_letData">[ˈa.yo ˈma.ɣin]</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sad, unhappy</text:span> <text:span text:style-name="xlanguagetag_.en_xitem_.tpi_definition_.en_sense_senses_entry_letData"> Pdg </text:span><text:span text:style-name="xitem_.tpi_definition_.en_sense_senses_entry_letData">bel hevi</text:span>  <text:span text:style-name="xlanguagetag_.en_example_examples_sense_senses_entry_letData">Bua </text:span><text:span text:style-name="example_examples_sense_senses_entry_letData">Ayo maggin in ġaġek ti vonġ paya vu yi </text:span> <text:span text:style-name="xlanguagetag_.en_translation_.en_translations_examples_sense_senses_entry_letData">Eng </text:span><text:span text:style-name="translation_.en_translations_examples_sense_senses_entry_letData">He was unhappy because what was said upset him </text:span>  <text:span text:style-name="semanticdomainabbr_.en_semanticdomains_sense_senses_entry_letData">(sem. domains: 3.4.1.2 - </text:span> <text:span text:style-name="semanticdomainname_.en_semanticdomains_sense_senses_entry_letData">Happy</text:span> .) </text:p>
        <text:p text:style-name="entry_letData"><text:span text:style-name="headword_entry_letData">ayo medeḳ  </text:span> <text:span text:style-name="pronunciation_pronunciations_entry_letData">[ˈa.yo ˈmɛⁿd.əq]</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empty</text:span> <text:span text:style-name="xlanguagetag_.en_xitem_.tpi_definition_.en_sense_senses_entry_letData"> Pdg </text:span><text:span text:style-name="xitem_.tpi_definition_.en_sense_senses_entry_letData">insait i stap nating</text:span>  <text:span text:style-name="xlanguagetag_.en_example_examples_sense_senses_entry_letData">Bua </text:span><text:span text:style-name="example_examples_sense_senses_entry_letData">Begganġ ayo medeḳ, mehö la su dëdo rë </text:span> <text:span text:style-name="xlanguagetag_.en_translation_.en_translations_examples_sense_senses_entry_letData">Eng </text:span><text:span text:style-name="translation_.en_translations_examples_sense_senses_entry_letData">The house is empty, there are no people in it </text:span>  <text:span text:style-name="semanticdomainabbr_.en_xitem_semanticdomains_sense_senses_entry_letData">(sem. domains: 8.1.8 - </text:span> <text:span text:style-name="semanticdomainname_.en_xitem_semanticdomains_sense_senses_entry_letData">Full</text:span> <text:span text:style-name="semanticdomainabbr_.en_xitem_semanticdomains_sense_senses_entry_letData">, 8.1.8.1 - </text:span> <text:span text:style-name="semanticdomainname_.en_xitem_semanticdomains_sense_senses_entry_letData">Empty</text:span> .) </text:p>
        <text:p text:style-name="entry_letData"><text:span text:style-name="headword_entry_letData">ayo meḳus  </text:span> <text:span text:style-name="pronunciation_pronunciations_entry_letData">[ˈa.yo mə.ˈqut͡ʃ]</text:span>  <text:span text:style-name="crossreftype_crossrefs_entry_letData">cf: </text:span> <text:span text:style-name="crossref_crossreftargets_crossrefs_entry_letData">meḳus tunġ</text:span> .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depressed, sad, anxious, miserable, worried, choked with emotion</text:span> <text:span text:style-name="xlanguagetag_.en_xitem_.tpi_definition_.en_sense_senses_entry_letData"> Pdg </text:span><text:span text:style-name="xitem_.tpi_definition_.en_sense_senses_entry_letData">sori tru, wari tru</text:span>  <text:span text:style-name="xlanguagetag_.en_example_examples_sense_senses_entry_letData">Bua </text:span><text:span text:style-name="example_examples_sense_senses_entry_letData">Ama diiḳ lob vonġ bayo meḳus in rot </text:span> <text:span text:style-name="xlanguagetag_.en_translation_.en_translations_examples_sense_senses_entry_letData">Eng </text:span><text:span text:style-name="translation_.en_translations_examples_sense_senses_entry_letData">His father died and this made him feel all choked up inside </text:span>  <text:span text:style-name="semanticdomainabbr_.en_semanticdomains_sense_senses_entry_letData">(sem. domains: 3.4.2.1 - </text:span> <text:span text:style-name="semanticdomainname_.en_semanticdomains_sense_senses_entry_letData">Sad</text:span> .) </text:p>
        <text:p text:style-name="entry_letData"><text:span text:style-name="headword_entry_letData">ayo nevu-nevu  </text:span> <text:span text:style-name="pronunciation_pronunciations_entry_letData">[ˈa.yo nə.ˈβu nə.ˈβu]</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covetous, desiring, carried away with desire, lustful</text:span> <text:span text:style-name="xlanguagetag_.en_xitem_.tpi_definition_.en_sense_senses_entry_letData"> Pdg </text:span><text:span text:style-name="xitem_.tpi_definition_.en_sense_senses_entry_letData">mangal, insait i skirap</text:span>  <text:span text:style-name="xlanguagetag_.en_example_xitem_examples_sense_senses_entry_letData">Bua </text:span><text:span text:style-name="example_xitem_examples_sense_senses_entry_letData">Ayo nevu-nevu in ḳupeḳ bë geḳo nġahiseḳë </text:span> <text:span text:style-name="xlanguagetag_.en_translation_.en_translations_xitem_examples_sense_senses_entry_letData">Eng </text:span><text:span text:style-name="translation_.en_translations_xitem_examples_sense_senses_entry_letData">He was concerned about possessions, wanting to get a great many </text:span> <text:span text:style-name="xlanguagetag_.en_example_xitem_examples_sense_senses_entry_letData">  Bua </text:span><text:span text:style-name="example_xitem_examples_sense_senses_entry_letData">Ayo nevu-nevu in bë gevonġ nġaa nipaya </text:span> <text:span text:style-name="xlanguagetag_.en_translation_.en_translations_xitem_examples_sense_senses_entry_letData">Eng </text:span><text:span text:style-name="translation_.en_translations_xitem_examples_sense_senses_entry_letData">He was constantly thinking about bad things to do </text:span> <text:span text:style-name="xlanguagetag_.en_example_xitem_examples_sense_senses_entry_letData">  Bua </text:span><text:span text:style-name="example_xitem_examples_sense_senses_entry_letData">ġaġek los ayo nevu-nevu </text:span> <text:span text:style-name="xlanguagetag_.en_translation_.en_translations_xitem_examples_sense_senses_entry_letData">Eng </text:span><text:span text:style-name="translation_.en_translations_xitem_examples_sense_senses_entry_letData">lustful speech </text:span> <text:span text:style-name="xlanguagetag_.en_example_xitem_examples_sense_senses_entry_letData">  Bua </text:span><text:span text:style-name="example_xitem_examples_sense_senses_entry_letData">Nġaa nipaya sën ham ayomin nevu-nevu in lo, og su yoh vu rë </text:span> <text:span text:style-name="xlanguagetag_.en_translation_.en_translations_xitem_examples_sense_senses_entry_letData">Eng </text:span><text:span text:style-name="translation_.en_translations_xitem_examples_sense_senses_entry_letData">The evil things you lust after are not right </text:span>  <text:span text:style-name="semanticdomainabbr_.en_semanticdomains_sense_senses_entry_letData">(sem. domains: 3.3.1.8 - </text:span> <text:span text:style-name="semanticdomainname_.en_semanticdomains_sense_senses_entry_letData">Lust</text:span> .) </text:p>
        <text:p text:style-name="entry_letData"><text:span text:style-name="headword_entry_letData">ayo nipaya  </text:span> <text:span text:style-name="pronunciation_pronunciations_entry_letData">[ˈa.yo ni.ˈpa.ya]</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sad, unhappy, angry, frustrated</text:span> <text:span text:style-name="xlanguagetag_.en_xitem_.tpi_definition_.en_sense_senses_entry_letData"> Pdg </text:span><text:span text:style-name="xitem_.tpi_definition_.en_sense_senses_entry_letData">bel nogut, bel hat</text:span>  <text:span text:style-name="xlanguagetag_.en_example_examples_sense_senses_entry_letData">Bua </text:span><text:span text:style-name="example_examples_sense_senses_entry_letData">Ayo nipaya vu mehöti in vonġ nġaa ti paya </text:span> <text:span text:style-name="xlanguagetag_.en_translation_.en_translations_examples_sense_senses_entry_letData">Eng </text:span><text:span text:style-name="translation_.en_translations_examples_sense_senses_entry_letData">He was unhappy with someone because they did something bad </text:span>  <text:span text:style-name="semanticdomainabbr_.en_semanticdomains_sense_senses_entry_letData">(sem. domains: 3.4.1.2 - </text:span> <text:span text:style-name="semanticdomainname_.en_semanticdomains_sense_senses_entry_letData">Happy</text:span> .) </text:p>
        <text:p text:style-name="entry_letData"><text:span text:style-name="headword_entry_letData">ayo nivesa  </text:span> <text:span text:style-name="pronunciation_pronunciations_entry_letData">[ˈa.yo ˈni.βə.t͡ʃa]</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happy, pleased</text:span> <text:span text:style-name="xlanguagetag_.en_xitem_.tpi_definition_.en_sense_senses_entry_letData"> Pdg </text:span><text:span text:style-name="xitem_.tpi_definition_.en_sense_senses_entry_letData">amamas</text:span>  <text:span text:style-name="xlanguagetag_.en_example_examples_sense_senses_entry_letData">Bua </text:span><text:span text:style-name="example_examples_sense_senses_entry_letData">Devo nos vu kaunsor lob ayo nivesa in rot </text:span> <text:span text:style-name="xlanguagetag_.en_translation_.en_translations_examples_sense_senses_entry_letData">Eng </text:span><text:span text:style-name="translation_.en_translations_examples_sense_senses_entry_letData">They gave food to the councillor and he was very pleased </text:span>  <text:span text:style-name="semanticdomainabbr_.en_semanticdomains_sense_senses_entry_letData">(sem. domains: 3.4.1.2 - </text:span> <text:span text:style-name="semanticdomainname_.en_semanticdomains_sense_senses_entry_letData">Happy</text:span> .) </text:p>
        <text:p text:style-name="entry_letData"><text:span text:style-name="headword_entry_letData">ayo pebip yi  </text:span> <text:span text:style-name="pronunciation_pronunciations_entry_letData">[ˈa.yo pə.ˈᵐbip yi]</text:span>  <text:span text:style-name="entrytypeabbr_.en_primaryrefs_entry_letData">(clExp. of </text:span> <text:span text:style-name="mainentryref_xitem_primaryrefs_entry_letData">ayo</text:span> <text:span text:style-name="mainentryref_xitem_primaryrefs_entry_letData">, pebip</text:span> ) <text:span text:style-name="xlanguagetag_.en_xitem_.en_definition_.en_sense_senses_entry_letData">Eng </text:span><text:span text:style-name="xitem_.en_definition_.en_sense_senses_entry_letData">excited, eager, to be excited, to want, desire, to be anxious to do something</text:span> <text:span text:style-name="xlanguagetag_.en_xitem_.tpi_definition_.en_sense_senses_entry_letData"> Pdg </text:span><text:span text:style-name="xitem_.tpi_definition_.en_sense_senses_entry_letData">bel i kirap long mekim</text:span>  <text:span text:style-name="xlanguagetag_.en_example_xitem_examples_sense_senses_entry_letData">Bua </text:span><text:span text:style-name="example_xitem_examples_sense_senses_entry_letData">Sayoġ pebip sa bë sa ġevonġ sengii </text:span> <text:span text:style-name="xlanguagetag_.en_translation_.en_translations_xitem_examples_sense_senses_entry_letData">Eng </text:span><text:span text:style-name="translation_.en_translations_xitem_examples_sense_senses_entry_letData">I'm really excited and want to dance </text:span> <text:span text:style-name="xlanguagetag_.en_example_xitem_examples_sense_senses_entry_letData">  Bua </text:span><text:span text:style-name="example_xitem_examples_sense_senses_entry_letData">Sa su ayoġ pebip sa bë sa ġevonġ monë na rë </text:span> <text:span text:style-name="xlanguagetag_.en_translation_.en_translations_xitem_examples_sense_senses_entry_letData">Eng </text:span><text:span text:style-name="translation_.en_translations_xitem_examples_sense_senses_entry_letData">I don't feel like sending any money </text:span>  <text:span text:style-name="semanticdomainabbr_.en_xitem_semanticdomains_sense_senses_entry_letData">(sem. domains: 3.3.1.6 - </text:span> <text:span text:style-name="semanticdomainname_.en_xitem_semanticdomains_sense_senses_entry_letData">Determined</text:span> <text:span text:style-name="semanticdomainabbr_.en_xitem_semanticdomains_sense_senses_entry_letData">, 3.4.1.4.2 - </text:span> <text:span text:style-name="semanticdomainname_.en_xitem_semanticdomains_sense_senses_entry_letData">Enthusiastic</text:span> .) </text:p>
        <text:p text:style-name="entry_letData"><text:span text:style-name="headword_entry_letData">ayo rera  </text:span> <text:span text:style-name="pronunciation_pronunciations_entry_letData">[ˈa.yo ɾə.ˈɾa]</text:span>  <text:span text:style-name="crossreftype_crossrefs_entry_letData">cf: </text:span> <text:span text:style-name="crossref_crossreftargets_crossrefs_entry_letData">rera</text:span> .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dry-to have one's inside dry, to be choked with dry food</text:span> <text:span text:style-name="xlanguagetag_.en_xitem_.tpi_definition_.en_sense_senses_entry_letData"> Pdg </text:span><text:span text:style-name="xitem_.tpi_definition_.en_sense_senses_entry_letData">nek drai</text:span>  <text:span text:style-name="xlanguagetag_.en_example_examples_sense_senses_entry_letData">Bua </text:span><text:span text:style-name="example_examples_sense_senses_entry_letData">Nyëġ gga sa besayoġ rera raḳ </text:span> <text:span text:style-name="xlanguagetag_.en_translation_.en_translations_examples_sense_senses_entry_letData">Eng </text:span><text:span text:style-name="translation_.en_translations_examples_sense_senses_entry_letData">The sun beat down on me and I became very dry/thirsty </text:span>  <text:span text:style-name="semanticdomainabbr_.en_xitem_semanticdomains_sense_senses_entry_letData">(sem. domains: 1.3.3 - </text:span> <text:span text:style-name="semanticdomainname_.en_xitem_semanticdomains_sense_senses_entry_letData">Wet</text:span> <text:span text:style-name="semanticdomainabbr_.en_xitem_semanticdomains_sense_senses_entry_letData">, 1.3.3.1 - </text:span> <text:span text:style-name="semanticdomainname_.en_xitem_semanticdomains_sense_senses_entry_letData">Dry</text:span> .) </text:p>
        <text:p text:style-name="entry_letData"><text:span text:style-name="headword_entry_letData">ayo sepëp  </text:span> <text:span text:style-name="pronunciation_pronunciations_entry_letData">[ˈa.yo t͡ʃə.ˈpep]</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happy, contented, at ease</text:span> <text:span text:style-name="xlanguagetag_.en_xitem_.tpi_definition_.en_sense_senses_entry_letData"> Pdg </text:span><text:span text:style-name="xitem_.tpi_definition_.en_sense_senses_entry_letData">bel isi, hamamas</text:span>  <text:span text:style-name="xlanguagetag_.en_example_examples_sense_senses_entry_letData">Bua </text:span><text:span text:style-name="example_examples_sense_senses_entry_letData">Venë diiḳ lob ayo maggin rot loḳ kwev nġahiseḳë lob ayo sepëp raḳ. </text:span> <text:span text:style-name="xlanguagetag_.en_translation_.en_translations_examples_sense_senses_entry_letData">Eng </text:span><text:span text:style-name="translation_.en_translations_examples_sense_senses_entry_letData">His wife died and he was very sad, but after a number of months he became happy. </text:span>  <text:span text:style-name="semanticdomainabbr_.en_semanticdomains_sense_senses_entry_letData">(sem. domains: 3.4.1.1.6 - </text:span> <text:span text:style-name="semanticdomainname_.en_semanticdomains_sense_senses_entry_letData">Contentment</text:span> .) </text:p>
        <text:p text:style-name="entry_letData"><text:span text:style-name="headword_entry_letData">ayo sevek  </text:span> <text:span text:style-name="pronunciation_pronunciations_entry_letData">[ˈa.yo ˈt͡ʃɛβ.ək]</text:span>  <text:span text:style-name="crossreftype_crossrefs_entry_letData">cf: </text:span> <text:span text:style-name="crossref_xitem_crossreftargets_crossrefs_entry_letData">sevek</text:span> <text:span text:style-name="crossref_xitem_crossreftargets_crossrefs_entry_letData">, rur sevek</text:span> .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porous, crumbly</text:span> <text:span text:style-name="xlanguagetag_.en_xitem_.tpi_definition_.en_sense_senses_entry_letData"> Pdg </text:span><text:span text:style-name="xitem_.tpi_definition_.en_sense_senses_entry_letData">hul hul i kamap nogut olsem insait bilong bret o long lewa</text:span>  <text:span text:style-name="xlanguagetag_.en_example_xitem_examples_sense_senses_entry_letData">Bua </text:span><text:span text:style-name="example_xitem_examples_sense_senses_entry_letData">Rabönġ ayo sevek ya in neggëp loḳ dob hus ading </text:span> <text:span text:style-name="xlanguagetag_.en_translation_.en_translations_xitem_examples_sense_senses_entry_letData">Eng </text:span><text:span text:style-name="translation_.en_translations_xitem_examples_sense_senses_entry_letData">The sweetpotato was porous because it was in the ground a long time </text:span> <text:span text:style-name="xlanguagetag_.en_example_xitem_examples_sense_senses_entry_letData">  Bua </text:span><text:span text:style-name="example_xitem_examples_sense_senses_entry_letData">Bret ayo sevek </text:span> <text:span text:style-name="xlanguagetag_.en_translation_.en_translations_xitem_examples_sense_senses_entry_letData">Eng </text:span><text:span text:style-name="translation_.en_translations_xitem_examples_sense_senses_entry_letData">The inside of bread is porous/crumbly </text:span>  <text:span text:style-name="semanticdomainabbr_.en_semanticdomains_sense_senses_entry_letData">(sem. domains: 1.2.3 - </text:span> <text:span text:style-name="semanticdomainname_.en_semanticdomains_sense_senses_entry_letData">Solid, liquid, gas</text:span> .) </text:p>
        <text:p text:style-name="entry_letData"><text:span text:style-name="headword_entry_letData">ayo sis yi  </text:span> <text:span text:style-name="pronunciation_pronunciations_entry_letData">[ˈa.yo t͡ʃit͡ʃ yi]</text:span>  <text:span text:style-name="entrytypeabbr_.en_primaryrefs_entry_letData">(clExp. of </text:span> <text:span text:style-name="mainentryref_primaryrefs_entry_letData">ayo</text:span> ) <text:span text:style-name="xlanguagetag_.en_xitem_.en_definition_.en_sense_senses_entry_letData">Eng </text:span><text:span text:style-name="xitem_.en_definition_.en_sense_senses_entry_letData">jealous, angry</text:span> <text:span text:style-name="xlanguagetag_.en_xitem_.tpi_definition_.en_sense_senses_entry_letData"> Pdg </text:span><text:span text:style-name="xitem_.tpi_definition_.en_sense_senses_entry_letData">bel i kros</text:span>  <text:span text:style-name="xlanguagetag_.en_example_examples_sense_senses_entry_letData">Bua </text:span><text:span text:style-name="example_examples_sense_senses_entry_letData">Avëh ti ayo sis yi vu sepoh ala in tunġ nos vu sir vahi geyi ma </text:span> <text:span text:style-name="xlanguagetag_.en_translation_.en_translations_examples_sense_senses_entry_letData">Eng </text:span><text:span text:style-name="translation_.en_translations_examples_sense_senses_entry_letData">The woman was jealous because the callers gave food to the others but not to her </text:span>  <text:span text:style-name="semanticdomainabbr_.en_semanticdomains_sense_senses_entry_letData">(sem. domains: 3.4.2.1.8 - </text:span> <text:span text:style-name="semanticdomainname_.en_semanticdomains_sense_senses_entry_letData">Jealous</text:span> .) </text:p>
        <text:p text:style-name="entry_letData"><text:span text:style-name="headword_entry_letData">ayo sovin  </text:span> <text:span text:style-name="pronunciation_pronunciations_entry_letData">[ˈa.yo ˈt͡ʃoβ.in]</text:span>  <text:span text:style-name="crossreftype_crossrefs_entry_letData">cf: </text:span> <text:span text:style-name="crossref_crossreftargets_crossrefs_entry_letData">sovin</text:span> .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porous, full of holes, like a sponge</text:span> <text:span text:style-name="xlanguagetag_.en_xitem_.tpi_definition_.en_sense_senses_entry_letData"> Pdg </text:span><text:span text:style-name="xitem_.tpi_definition_.en_sense_senses_entry_letData">hul hul</text:span>  <text:span text:style-name="xlanguagetag_.en_example_examples_sense_senses_entry_letData">Bua </text:span><text:span text:style-name="example_examples_sense_senses_entry_letData">Brët ayo sovin </text:span> <text:span text:style-name="xlanguagetag_.en_translation_.en_translations_examples_sense_senses_entry_letData">Eng </text:span><text:span text:style-name="translation_.en_translations_examples_sense_senses_entry_letData">Bread is porous </text:span>  <text:span text:style-name="semanticdomainabbr_.en_semanticdomains_sense_senses_entry_letData">(sem. domains: 1.2.3 - </text:span> <text:span text:style-name="semanticdomainname_.en_semanticdomains_sense_senses_entry_letData">Solid, liquid, gas</text:span> .) </text:p>
        <text:p text:style-name="entry_letData"><text:span text:style-name="headword_entry_letData">ayo to revuh  </text:span> <text:span text:style-name="pronunciation_pronunciations_entry_letData">[ˈa.yo to ɾə.ˈβuʁ]</text:span>  <text:span text:style-name="crossreftype_crossrefs_entry_letData">cf: </text:span> <text:span text:style-name="crossref_crossreftargets_crossrefs_entry_letData">revuh</text:span> . <text:span text:style-name="entrytypeabbr_.en_primaryrefs_entry_letData">(clExp. of </text:span> <text:span text:style-name="mainentryref_primaryrefs_entry_letData">ayo</text:span> ) <text:span text:style-name="xlanguagetag_.en_xitem_.en_definition_.en_sense_senses_entry_letData">Eng </text:span><text:span text:style-name="xitem_.en_definition_.en_sense_senses_entry_letData">peaceful, unruffled, easy, calm</text:span> <text:span text:style-name="xlanguagetag_.en_xitem_.tpi_definition_.en_sense_senses_entry_letData"> Pdg </text:span><text:span text:style-name="xitem_.tpi_definition_.en_sense_senses_entry_letData">bel isi, sori i pinis, belhat i pinis</text:span>  <text:span text:style-name="xlanguagetag_.en_example_examples_sense_senses_entry_letData">Bua </text:span><text:span text:style-name="example_examples_sense_senses_entry_letData">Senër ġaġek sënë vu ham in bë ham kwamin bo sa gayomin geto revuh </text:span> <text:span text:style-name="xlanguagetag_.en_translation_.en_translations_examples_sense_senses_entry_letData">Eng </text:span><text:span text:style-name="translation_.en_translations_examples_sense_senses_entry_letData">I said these things to you so that you would think of me and have peace </text:span>  <text:span text:style-name="semanticdomainabbr_.en_xitem_semanticdomains_sense_senses_entry_letData">(sem. domains: 3.4.1.2.2 - </text:span> <text:span text:style-name="semanticdomainname_.en_xitem_semanticdomains_sense_senses_entry_letData">Calm</text:span> <text:span text:style-name="semanticdomainabbr_.en_xitem_semanticdomains_sense_senses_entry_letData">, 3.4.2.4.1 - </text:span> <text:span text:style-name="semanticdomainname_.en_xitem_semanticdomains_sense_senses_entry_letData">Worried</text:span> .) </text:p>
        <text:p text:style-name="entry_letData"><text:span text:style-name="headword_entry_letData">ayo töḳ  </text:span> <text:span text:style-name="pronunciation_pronunciations_entry_letData">[ˈa.yo tɔq]</text:span>  <text:span text:style-name="entrytypeabbr_.en_primaryrefs_entry_letData">(clExp. of </text:span> <text:span text:style-name="mainentryref_primaryrefs_entry_letData">ayo</text:span> ) <text:span text:style-name="xlanguagetag_.en_xitem_.en_definition_.en_sense_senses_entry_letData">Eng </text:span><text:span text:style-name="xitem_.en_definition_.en_sense_senses_entry_letData">surprised</text:span> <text:span text:style-name="xlanguagetag_.en_xitem_.tpi_definition_.en_sense_senses_entry_letData"> Pdg </text:span><text:span text:style-name="xitem_.tpi_definition_.en_sense_senses_entry_letData">kirap nogut</text:span>  <text:span text:style-name="xlanguagetag_.en_example_examples_sense_senses_entry_letData">Bua </text:span><text:span text:style-name="example_examples_sense_senses_entry_letData">Mehöti lëk bayo töḳ in denër bë nalu diiḳ </text:span> <text:span text:style-name="xlanguagetag_.en_translation_.en_translations_examples_sense_senses_entry_letData">Eng </text:span><text:span text:style-name="translation_.en_translations_examples_sense_senses_entry_letData">Someone shook and was amazed because they told him his child had died </text:span>  </text:p>
        <text:p text:style-name="entry_letData"><text:span text:style-name="headword_entry_letData">ayo vo raḳ  </text:span> <text:span text:style-name="pronunciation_pronunciations_entry_letData">[ˈa.yo βo ɾaq]</text:span>  <text:span text:style-name="entrytypeabbr_.en_primaryrefs_entry_letData">(clExp. of </text:span> <text:span text:style-name="mainentryref_primaryrefs_entry_letData">ayo</text:span> ) <text:span text:style-name="xlanguagetag_.en_xitem_.en_definition_.en_sense_senses_entry_letData">Eng </text:span><text:span text:style-name="xitem_.en_definition_.en_sense_senses_entry_letData">sores on the tongue developed by young children still suckling</text:span> <text:span text:style-name="xlanguagetag_.en_xitem_.tpi_definition_.en_sense_senses_entry_letData"> Pdg </text:span><text:span text:style-name="xitem_.tpi_definition_.en_sense_senses_entry_letData">sik long maus</text:span>  <text:span text:style-name="xlanguagetag_.en_example_examples_sense_senses_entry_letData">Bua </text:span><text:span text:style-name="example_examples_sense_senses_entry_letData">Hurmahen ayo vo raḳ benilël in rur besu nenum rë </text:span> <text:span text:style-name="xlanguagetag_.en_translation_.en_translations_examples_sense_senses_entry_letData">Eng </text:span><text:span text:style-name="translation_.en_translations_examples_sense_senses_entry_letData">The child developed sores in its moth and refused the breast and wouldn"t drink </text:span>  <text:span text:style-name="semanticdomainabbr_.en_xitem_semanticdomains_sense_senses_entry_letData">(sem. domains: 2.5.1 - </text:span> <text:span text:style-name="semanticdomainname_.en_xitem_semanticdomains_sense_senses_entry_letData">Sick</text:span> <text:span text:style-name="semanticdomainabbr_.en_xitem_semanticdomains_sense_senses_entry_letData">, 2.5.2 - </text:span> <text:span text:style-name="semanticdomainname_.en_xitem_semanticdomains_sense_senses_entry_letData">Disease</text:span> .) </text:p>
        <text:p text:style-name="entry_letData"><text:span text:style-name="headword_entry_letData">ayo vonġin  </text:span> <text:span text:style-name="pronunciation_pronunciations_entry_letData">[ˈa.yo ˈβoɴ.in]</text:span>  <text:span text:style-name="entrytypeabbr_.en_primaryrefs_entry_letData">(clExp. of </text:span> <text:span text:style-name="mainentryref_primaryrefs_entry_letData">ayo</text:span> ) <text:span text:style-name="xlanguagetag_.en_xitem_.en_definition_.en_sense_senses_entry_letData">Eng </text:span><text:span text:style-name="xitem_.en_definition_.en_sense_senses_entry_letData">desire, like, pleased about something</text:span> <text:span text:style-name="xlanguagetag_.en_xitem_.tpi_definition_.en_sense_senses_entry_letData"> Pdg </text:span><text:span text:style-name="xitem_.tpi_definition_.en_sense_senses_entry_letData">laikim</text:span>  <text:span text:style-name="xlanguagetag_.en_example_examples_sense_senses_entry_letData">Bua </text:span><text:span text:style-name="example_examples_sense_senses_entry_letData">Gga nos ti saga bayo vonġin bë ga rot </text:span> <text:span text:style-name="xlanguagetag_.en_translation_.en_translations_examples_sense_senses_entry_letData">Eng </text:span><text:span text:style-name="translation_.en_translations_examples_sense_senses_entry_letData">He ate that food and he really wanted some more </text:span>  <text:span text:style-name="semanticdomainabbr_.en_semanticdomains_sense_senses_entry_letData">(sem. domains: 3.3 - </text:span> <text:span text:style-name="semanticdomainname_.en_semanticdomains_sense_senses_entry_letData">Want</text:span> .) </text:p>
        <text:p text:style-name="entry_letData"><text:span text:style-name="headword_entry_letData">ayo ya timu  </text:span> <text:span text:style-name="pronunciation_pronunciations_entry_letData">[ˈa.yo ya ˈti.mu]</text:span>  <text:span text:style-name="entrytypeabbr_.en_primaryrefs_entry_letData">(kt. phr. of </text:span> <text:span text:style-name="mainentryref_primaryrefs_entry_letData">ayo</text:span> ) <text:span text:style-name="xlanguagetag_.en_xitem_.en_definition_.en_sense_senses_entry_letData">Eng </text:span><text:span text:style-name="xitem_.en_definition_.en_sense_senses_entry_letData">believe on</text:span> <text:span text:style-name="xlanguagetag_.en_xitem_.tpi_definition_.en_sense_senses_entry_letData"> Pdg </text:span><text:span text:style-name="xitem_.tpi_definition_.en_sense_senses_entry_letData">bilip</text:span>  <text:span text:style-name="xlanguagetag_.en_example_examples_sense_senses_entry_letData">Bua </text:span><text:span text:style-name="example_examples_sense_senses_entry_letData">Ayom na timu vu Yesu </text:span> <text:span text:style-name="xlanguagetag_.en_translation_.en_translations_examples_sense_senses_entry_letData">Eng </text:span><text:span text:style-name="translation_.en_translations_examples_sense_senses_entry_letData">Believe on Jesus </text:span>  <text:span text:style-name="semanticdomainabbr_.en_xitem_semanticdomains_sense_senses_entry_letData">(sem. domains: 3.2.5 - </text:span> <text:span text:style-name="semanticdomainname_.en_xitem_semanticdomains_sense_senses_entry_letData">Opinion</text:span> <text:span text:style-name="semanticdomainabbr_.en_xitem_semanticdomains_sense_senses_entry_letData">, 3.2.5.1 - </text:span> <text:span text:style-name="semanticdomainname_.en_xitem_semanticdomains_sense_senses_entry_letData">Believe</text:span> <text:span text:style-name="semanticdomainabbr_.en_xitem_semanticdomains_sense_senses_entry_letData">, 8.5.1.3 - </text:span> <text:span text:style-name="semanticdomainname_.en_xitem_semanticdomains_sense_senses_entry_letData">On</text:span> .) </text:p>
        <text:p text:style-name="entry_letData"><text:span text:style-name="headword_entry_letData">ayo-ji  </text:span> <text:span text:style-name="pronunciation_pronunciations_entry_letData">[ˈa.yo ⁿdʒi]</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seedy, seeds</text:span> <text:span text:style-name="xlanguagetag_.en_xitem_.tpi_definition_.en_sense_senses_entry_letData"> Pdg </text:span><text:span text:style-name="xitem_.tpi_definition_.en_sense_senses_entry_letData">pikinini bilong ol kaikai, diwai, samting</text:span>  <text:span text:style-name="xlanguagetag_.en_example_examples_sense_senses_entry_letData">Bua </text:span><text:span text:style-name="example_examples_sense_senses_entry_letData">Keden ruharuuh beḳo ayo-ji in gehin na huk mewis </text:span> <text:span text:style-name="xlanguagetag_.en_translation_.en_translations_examples_sense_senses_entry_letData">Eng </text:span><text:span text:style-name="translation_.en_translations_examples_sense_senses_entry_letData">She split the pumpkin and took the seeds to plant in a new garden </text:span>  </text:p>
        <text:p text:style-name="entry_letData"><text:span text:style-name="headword_entry_letData">ayo-peggo  </text:span> <text:span text:style-name="pronunciation_pronunciations_entry_letData">[ˈa.yo pə.ˈɣo]</text:span>  <text:span text:style-name="crossreftype_crossrefs_entry_letData">cf: </text:span> <text:span text:style-name="crossref_crossreftargets_crossrefs_entry_letData">peggo</text:span> .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insides, interior</text:span> <text:span text:style-name="xlanguagetag_.en_xitem_.tpi_definition_.en_sense_senses_entry_letData"> Pdg </text:span><text:span text:style-name="xitem_.tpi_definition_.en_sense_senses_entry_letData">insait</text:span>  <text:span text:style-name="xlanguagetag_.en_example_xitem_examples_sense_senses_entry_letData">Bua </text:span><text:span text:style-name="example_xitem_examples_sense_senses_entry_letData">Sa hetunġ malaġ raḳ tob saga ayo-peggo rot </text:span> <text:span text:style-name="xlanguagetag_.en_translation_.en_translations_xitem_examples_sense_senses_entry_letData">Eng </text:span><text:span text:style-name="translation_.en_translations_xitem_examples_sense_senses_entry_letData">I really looked carefully at what was in the cloth </text:span> <text:span text:style-name="xlanguagetag_.en_example_xitem_examples_sense_senses_entry_letData">  Bua </text:span><text:span text:style-name="example_xitem_examples_sense_senses_entry_letData">Hil halë ggëp vavunë bë malanġeri, rëḳ ayo-peggo og heljënġ seḳëj pup beneggëp </text:span> <text:span text:style-name="xlanguagetag_.en_translation_.en_translations_xitem_examples_sense_senses_entry_letData">Eng </text:span><text:span text:style-name="translation_.en_translations_xitem_examples_sense_senses_entry_letData">We see the top/outside is beautiful, but the inside is full of dead mens' bones </text:span>  <text:span text:style-name="semanticdomainabbr_.en_xitem_semanticdomains_sense_senses_entry_letData">(sem. domains: 8.5.1.2.2 - </text:span> <text:span text:style-name="semanticdomainname_.en_xitem_semanticdomains_sense_senses_entry_letData">Between</text:span> <text:span text:style-name="semanticdomainabbr_.en_xitem_semanticdomains_sense_senses_entry_letData">, 8.5.1.4 - </text:span> <text:span text:style-name="semanticdomainname_.en_xitem_semanticdomains_sense_senses_entry_letData">Inside</text:span> .) </text:p>
        <text:p text:style-name="entry_letData"><text:span text:style-name="headword_entry_letData">ayo-rasap  </text:span> <text:span text:style-name="pronunciation_pronunciations_entry_letData">[ˈa.yo ˈɾa.t͡ʃap]</text:span>  <text:span text:style-name="entrytypeabbr_.en_primaryrefs_entry_letData">(comp. of </text:span> <text:span text:style-name="mainentryref_primaryrefs_entry_letData">ayo</text:span> ) <text:span text:style-name="xlanguagetag_.en_xitem_.en_definition_.en_sense_senses_entry_letData">Eng </text:span><text:span text:style-name="xitem_.en_definition_.en_sense_senses_entry_letData">breath</text:span> <text:span text:style-name="xlanguagetag_.en_xitem_.tpi_definition_.en_sense_senses_entry_letData"> Pdg </text:span><text:span text:style-name="xitem_.tpi_definition_.en_sense_senses_entry_letData">win</text:span>  <text:span text:style-name="xlanguagetag_.en_example_examples_sense_senses_entry_letData">Bua </text:span><text:span text:style-name="example_examples_sense_senses_entry_letData">Ayööng vonġ om ayo-rasap verup ya </text:span> <text:span text:style-name="xlanguagetag_.en_translation_.en_translations_examples_sense_senses_entry_letData">Eng </text:span><text:span text:style-name="translation_.en_translations_examples_sense_senses_entry_letData">It was cold so his breath was visible </text:span>  <text:span text:style-name="semanticdomainabbr_.en_semanticdomains_sense_senses_entry_letData">(sem. domains: 2.2.1 - </text:span> <text:span text:style-name="semanticdomainname_.en_semanticdomains_sense_senses_entry_letData">Breathe, breath</text:span> .) </text:p>
        <text:p text:style-name="entry_letData"><text:span text:style-name="headword_entry_letData">ayoga  </text:span> <text:span text:style-name="pronunciation_pronunciations_entry_letData">[a.ˈyo.ᵑɡa]</text:span>  <text:span text:style-name="entrytypeabbr_.en_primaryrefs_entry_letData">(der. of </text:span> <text:span text:style-name="mainentryref_primaryrefs_entry_letData">ayo</text:span> ) <text:span text:style-name="partofspeech_.en_grammaticalinfo_sense_senses_entry_letData">Adv </text:span>  <text:span text:style-name="xlanguagetag_.en_xitem_.en_definition_.en_sense_senses_entry_letData">Eng </text:span><text:span text:style-name="xitem_.en_definition_.en_sense_senses_entry_letData">over there beyond you-out of sight/ hidden by the mountain</text:span> <text:span text:style-name="xlanguagetag_.en_xitem_.tpi_definition_.en_sense_senses_entry_letData"> Pdg </text:span><text:span text:style-name="xitem_.tpi_definition_.en_sense_senses_entry_letData">long hap i go</text:span>  <text:span text:style-name="xlanguagetag_.en_example_examples_sense_senses_entry_letData">Bua </text:span><text:span text:style-name="example_examples_sense_senses_entry_letData">Hil ana ayo-ga Bod </text:span> <text:span text:style-name="xlanguagetag_.en_translation_.en_translations_examples_sense_senses_entry_letData">Eng </text:span><text:span text:style-name="translation_.en_translations_examples_sense_senses_entry_letData">Let's go over to Bod </text:span>  <text:span text:style-name="semanticdomainabbr_.en_xitem_semanticdomains_sense_senses_entry_letData">(sem. domains: 7.2.3.5 - </text:span> <text:span text:style-name="semanticdomainname_.en_xitem_semanticdomains_sense_senses_entry_letData">Move past, over, through</text:span> <text:span text:style-name="semanticdomainabbr_.en_xitem_semanticdomains_sense_senses_entry_letData">, 8.5.1 - </text:span> <text:span text:style-name="semanticdomainname_.en_xitem_semanticdomains_sense_senses_entry_letData">Here, there</text:span> <text:span text:style-name="semanticdomainabbr_.en_xitem_semanticdomains_sense_senses_entry_letData">, 9.2.3.5 - </text:span> <text:span text:style-name="semanticdomainname_.en_xitem_semanticdomains_sense_senses_entry_letData">Demonstrative pronouns</text:span> .) </text:p>
        <text:p text:style-name="entry_letData"><text:span text:style-name="headword_entry_letData">ayogi  </text:span> <text:span text:style-name="pronunciation_pronunciations_entry_letData">[a.ˈyo.ᵑɡi]</text:span>  <text:span text:style-name="entrytypeabbr_.en_primaryrefs_entry_letData">(der. of </text:span> <text:span text:style-name="mainentryref_primaryrefs_entry_letData">ayo</text:span> ) <text:span text:style-name="partofspeech_.en_grammaticalinfo_sense_senses_entry_letData">Adv </text:span>  <text:span text:style-name="xlanguagetag_.en_xitem_.en_definition_.en_sense_senses_entry_letData">Eng </text:span><text:span text:style-name="xitem_.en_definition_.en_sense_senses_entry_letData">over here beyond me-out of sight</text:span> <text:span text:style-name="xlanguagetag_.en_xitem_.tpi_definition_.en_sense_senses_entry_letData"> Pdg </text:span><text:span text:style-name="xitem_.tpi_definition_.en_sense_senses_entry_letData">long hap hia</text:span>  <text:span text:style-name="xlanguagetag_.en_example_examples_sense_senses_entry_letData">Bua </text:span><text:span text:style-name="example_examples_sense_senses_entry_letData">Deyam gedeneyah ayo-gi </text:span> <text:span text:style-name="xlanguagetag_.en_translation_.en_translations_examples_sense_senses_entry_letData">Eng </text:span><text:span text:style-name="translation_.en_translations_examples_sense_senses_entry_letData">They came and they went back in here </text:span>  <text:span text:style-name="semanticdomainabbr_.en_xitem_semanticdomains_sense_senses_entry_letData">(sem. domains: 7.2.3.5 - </text:span> <text:span text:style-name="semanticdomainname_.en_xitem_semanticdomains_sense_senses_entry_letData">Move past, over, through</text:span> <text:span text:style-name="semanticdomainabbr_.en_xitem_semanticdomains_sense_senses_entry_letData">, 8.5.1 - </text:span> <text:span text:style-name="semanticdomainname_.en_xitem_semanticdomains_sense_senses_entry_letData">Here, there</text:span> .) </text:p>
        <text:p text:style-name="entry_letData"><text:span text:style-name="headword_entry_letData">ayogu  </text:span> <text:span text:style-name="pronunciation_pronunciations_entry_letData">[a.ˈyo.ᵑɡu]</text:span>  <text:span text:style-name="entrytypeabbr_.en_primaryrefs_entry_letData">(der. of </text:span> <text:span text:style-name="mainentryref_primaryrefs_entry_letData">ayo</text:span> ) <text:span text:style-name="partofspeech_.en_grammaticalinfo_sense_senses_entry_letData">Adv </text:span>  <text:span text:style-name="xlanguagetag_.en_xitem_.en_definition_.en_sense_senses_entry_letData">Eng </text:span><text:span text:style-name="xitem_.en_definition_.en_sense_senses_entry_letData">over there out of sight-beyond the mountain, distant from speaker and hearer both</text:span> <text:span text:style-name="xlanguagetag_.en_xitem_.tpi_definition_.en_sense_senses_entry_letData"> Pdg </text:span><text:span text:style-name="xitem_.tpi_definition_.en_sense_senses_entry_letData">long hapsait i go</text:span>  <text:span text:style-name="xlanguagetag_.en_example_examples_sense_senses_entry_letData">Bua </text:span><text:span text:style-name="example_examples_sense_senses_entry_letData">Dekesuu ayogi gedeya ayo-gu </text:span> <text:span text:style-name="xlanguagetag_.en_translation_.en_translations_examples_sense_senses_entry_letData">Eng </text:span><text:span text:style-name="translation_.en_translations_examples_sense_senses_entry_letData">They passed this place near here and they went way in there </text:span>  <text:span text:style-name="semanticdomainabbr_.en_xitem_semanticdomains_sense_senses_entry_letData">(sem. domains: 7.2.3.5 - </text:span> <text:span text:style-name="semanticdomainname_.en_xitem_semanticdomains_sense_senses_entry_letData">Move past, over, through</text:span> <text:span text:style-name="semanticdomainabbr_.en_xitem_semanticdomains_sense_senses_entry_letData">, 8.5.1 - </text:span> <text:span text:style-name="semanticdomainname_.en_xitem_semanticdomains_sense_senses_entry_letData">Here, there</text:span> <text:span text:style-name="semanticdomainabbr_.en_xitem_semanticdomains_sense_senses_entry_letData">, 9.2.3.5 - </text:span> <text:span text:style-name="semanticdomainname_.en_xitem_semanticdomains_sense_senses_entry_letData">Demonstrative pronouns</text:span> .) </text:p>
        <text:p text:style-name="entry_letData"><text:span text:style-name="headwordminor_entry_letData">ayoo  </text:span> <text:span text:style-name="pronunciationminor_pronunciationsminor_entry_letData">[a.ˈyoː]</text:span>  <text:span text:style-name="entrytypeabbrminor_.en_primaryrefsminor_entry_letData">inf. var. of </text:span> <text:span text:style-name="mainentryrefminor_primaryrefsminor_entry_letData">ayo</text:span>  </text:p>
        <text:p text:style-name="entry_letData"><text:span text:style-name="headword_entry_letData">ayööng  </text:span> <text:span text:style-name="pronunciation_pronunciations_entry_letData">[a.ˈyɔːŋ]</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wind-the cold wind blowing down the valley from the headwater or northern end</text:span> <text:span text:style-name="xlanguagetag_.en_xitem_.tpi_definition_.en_sense_senses_entry_letData"> Pdg </text:span><text:span text:style-name="xitem_.tpi_definition_.en_sense_senses_entry_letData">win</text:span>  <text:span text:style-name="xlanguagetag_.en_example_examples_sense_senses_entry_letData">Bua </text:span><text:span text:style-name="example_examples_sense_senses_entry_letData">Ayööng vë nengwah kul </text:span> <text:span text:style-name="xlanguagetag_.en_translation_.en_translations_examples_sense_senses_entry_letData">Eng </text:span><text:span text:style-name="translation_.en_translations_examples_sense_senses_entry_letData">The wind blew the fire out </text:span>  <text:span text:style-name="semanticdomainabbr_.en_semanticdomains_sense_senses_entry_letData">(sem. domains: 1.1.3.1 - </text:span> <text:span text:style-name="semanticdomainname_.en_semanticdomains_sense_senses_entry_letData">Wind</text:span> .) <text:span text:style-name="xsensenumber_.en_sense_senses_entry_letData">  2) </text:span> <text:span text:style-name="xlanguagetag_.en_xitem_.en_definition_.en_sense_senses_entry_letData">Eng </text:span><text:span text:style-name="xitem_.en_definition_.en_sense_senses_entry_letData">cold</text:span> <text:span text:style-name="xlanguagetag_.en_xitem_.tpi_definition_.en_sense_senses_entry_letData"> Pdg </text:span><text:span text:style-name="xitem_.tpi_definition_.en_sense_senses_entry_letData">kol</text:span>  <text:span text:style-name="xlanguagetag_.en_example_xitem_examples_sense_senses_entry_letData">Bua </text:span><text:span text:style-name="example_xitem_examples_sense_senses_entry_letData">Niraḳ in ayööng sis </text:span> <text:span text:style-name="xlanguagetag_.en_translation_.en_translations_xitem_examples_sense_senses_entry_letData">Eng </text:span><text:span text:style-name="translation_.en_translations_xitem_examples_sense_senses_entry_letData">He's sick because he got cold </text:span> <text:span text:style-name="xlanguagetag_.en_example_xitem_examples_sense_senses_entry_letData">  Bua </text:span><text:span text:style-name="example_xitem_examples_sense_senses_entry_letData">Mapos og nyëġ ayööng </text:span> <text:span text:style-name="xlanguagetag_.en_translation_.en_translations_xitem_examples_sense_senses_entry_letData">Eng </text:span><text:span text:style-name="translation_.en_translations_xitem_examples_sense_senses_entry_letData">Mapos is a cold place </text:span>  <text:span text:style-name="semanticdomainabbr_.en_xitem_semanticdomains_sense_senses_entry_letData">(sem. domains: 2.5.1 - </text:span> <text:span text:style-name="semanticdomainname_.en_xitem_semanticdomains_sense_senses_entry_letData">Sick</text:span> <text:span text:style-name="semanticdomainabbr_.en_xitem_semanticdomains_sense_senses_entry_letData">, 2.5.2 - </text:span> <text:span text:style-name="semanticdomainname_.en_xitem_semanticdomains_sense_senses_entry_letData">Disease</text:span> <text:span text:style-name="semanticdomainabbr_.en_xitem_semanticdomains_sense_senses_entry_letData">, 8.3.4 - </text:span> <text:span text:style-name="semanticdomainname_.en_xitem_semanticdomains_sense_senses_entry_letData">Hot</text:span> <text:span text:style-name="semanticdomainabbr_.en_xitem_semanticdomains_sense_senses_entry_letData">, 8.3.4.1 - </text:span> <text:span text:style-name="semanticdomainname_.en_xitem_semanticdomains_sense_senses_entry_letData">Cold</text:span> .) </text:p>
        <text:p text:style-name="entry_letData"><text:span text:style-name="headword_entry_letData">ayur  </text:span> <text:span text:style-name="pronunciation_pronunciations_entry_letData">[a.ˈyuɾ]</text:span>  <text:span text:style-name="xsensenumber_.en_sense_senses_entry_letData">1) </text:span> <text:span text:style-name="partofspeech_.en_grammaticalinfo_sense_senses_entry_letData">noun(al) </text:span>  <text:span text:style-name="xlanguagetag_.en_xitem_.en_definition_.en_sense_senses_entry_letData">Eng </text:span><text:span text:style-name="xitem_.en_definition_.en_sense_senses_entry_letData">small bag, a small string bag made from pelepeḳ (q.v)</text:span> <text:span text:style-name="xlanguagetag_.en_xitem_.tpi_definition_.en_sense_senses_entry_letData"> Pdg </text:span><text:span text:style-name="xitem_.tpi_definition_.en_sense_senses_entry_letData">liklik bilum, basket</text:span>  <text:span text:style-name="xlanguagetag_.en_example_examples_sense_senses_entry_letData">Bua </text:span><text:span text:style-name="example_examples_sense_senses_entry_letData">Ġebasu ggipek doḳ na ayur in rëḳ mala nama </text:span> <text:span text:style-name="xlanguagetag_.en_translation_.en_translations_examples_sense_senses_entry_letData">Eng </text:span><text:span text:style-name="translation_.en_translations_examples_sense_senses_entry_letData">Put the knife in the bag so it won't get lost </text:span>  <text:span text:style-name="semanticdomainabbr_.en_xitem_semanticdomains_sense_senses_entry_letData">(sem. domains: 6.7.7 - </text:span> <text:span text:style-name="semanticdomainname_.en_xitem_semanticdomains_sense_senses_entry_letData">Container</text:span> <text:span text:style-name="semanticdomainabbr_.en_xitem_semanticdomains_sense_senses_entry_letData">, 8.2 - </text:span> <text:span text:style-name="semanticdomainname_.en_xitem_semanticdomains_sense_senses_entry_letData">Big</text:span> <text:span text:style-name="semanticdomainabbr_.en_xitem_semanticdomains_sense_senses_entry_letData">, 8.2.1 - </text:span> <text:span text:style-name="semanticdomainname_.en_xitem_semanticdomains_sense_senses_entry_letData">Small</text:span> .) <text:span text:style-name="xsensenumber_.en_sense_senses_entry_letData">  2) </text:span> <text:span text:style-name="xlanguagetag_.en_xitem_.en_definition_.en_sense_senses_entry_letData">Eng </text:span><text:span text:style-name="xitem_.en_definition_.en_sense_senses_entry_letData">sac containing the embryo</text:span> <text:span text:style-name="xlanguagetag_.en_xitem_.tpi_definition_.en_sense_senses_entry_letData"> Pdg </text:span><text:span text:style-name="xitem_.tpi_definition_.en_sense_senses_entry_letData">bilum bilong pikinini insait long bel bilong mama</text:span>  <text:span text:style-name="xlanguagetag_.en_example_examples_sense_senses_entry_letData">Bua </text:span><text:span text:style-name="example_examples_sense_senses_entry_letData">Hur mahen luu denare loḳ ayur timu </text:span> <text:span text:style-name="xlanguagetag_.en_translation_.en_translations_examples_sense_senses_entry_letData">Eng </text:span><text:span text:style-name="translation_.en_translations_examples_sense_senses_entry_letData">The two babies were in one bag (i.e. they were identical twins) </text:span>  <text:span text:style-name="semanticdomainabbr_.en_xitem_semanticdomains_sense_senses_entry_letData">(sem. domains: 1.6.1 - </text:span> <text:span text:style-name="semanticdomainname_.en_xitem_semanticdomains_sense_senses_entry_letData">Types of animals</text:span> <text:span text:style-name="semanticdomainabbr_.en_xitem_semanticdomains_sense_senses_entry_letData">, 2.1 - </text:span> <text:span text:style-name="semanticdomainname_.en_xitem_semanticdomains_sense_senses_entry_letData">Body</text:span> .)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slots_grammaticalinfo_sense_senses_entry_letData" style:family="paragraph" style:parent-style-name="grammaticalinfo_sense_senses_entry_letData"/>
    <style:style xmlns:style="urn:oasis:names:tc:opendocument:xmlns:style:1.0" style:name="slots_grammaticalinfo_sense_senses_entry_letData" style:family="text" style:parent-style-name="grammaticalinfo_sense_senses_entry_letData"/>
    <style:style xmlns:style="urn:oasis:names:tc:opendocument:xmlns:style:1.0" style:name="slotname_.en_slots_grammaticalinfo_sense_senses_entry_letData" style:family="text" style:parent-style-name="slots_grammaticalinfo_sense_senses_entry_letData">
      <style:text-properties xmlns:fo="urn:oasis:names:tc:opendocument:xmlns:xsl-fo-compatible:1.0" fo:language="en" fo:country="US"/>
    </style:style>
    <style:style xmlns:style="urn:oasis:names:tc:opendocument:xmlns:style:1.0" style:name="semanticdomains_sense_senses_entry_letData" style:family="paragraph" style:parent-style-name="sense_senses_entry_letData"/>
    <style:style xmlns:style="urn:oasis:names:tc:opendocument:xmlns:style:1.0" style:name="semanticdomains_sense_senses_entry_letData" style:family="text" style:parent-style-name="sense_senses_entry_letData"/>
    <style:style xmlns:style="urn:oasis:names:tc:opendocument:xmlns:style:1.0" style:name="xitem_semanticdomains_sense_senses_entry_letData" style:family="paragraph" style:parent-style-name="semanticdomains_sense_senses_entry_letData"/>
    <style:style xmlns:style="urn:oasis:names:tc:opendocument:xmlns:style:1.0" style:name="xitem_semanticdomains_sense_senses_entry_letData" style:family="text" style:parent-style-name="semanticdomains_sense_senses_entry_letData"/>
    <style:style xmlns:style="urn:oasis:names:tc:opendocument:xmlns:style:1.0" style:name="semanticdomainabbr_.en_xitem_semanticdomains_sense_senses_entry_letData" style:family="text" style:parent-style-name="xitem_semanticdomains_sense_senses_entry_letData">
      <style:text-properties xmlns:fo="urn:oasis:names:tc:opendocument:xmlns:xsl-fo-compatible:1.0" fo:language="en" fo:country="US"/>
    </style:style>
    <style:style xmlns:style="urn:oasis:names:tc:opendocument:xmlns:style:1.0" style:name="semanticdomainname_.en_xitem_semanticdomains_sense_senses_entry_letData" style:family="text" style:parent-style-name="xitem_semanticdomains_sense_senses_entry_letData">
      <style:text-properties xmlns:fo="urn:oasis:names:tc:opendocument:xmlns:xsl-fo-compatible:1.0" fo:language="en" fo:country="US"/>
    </style:style>
    <style:style xmlns:style="urn:oasis:names:tc:opendocument:xmlns:style:1.0" style:name="translations_examples_sense_senses_entry_letData" style:family="paragraph" style:parent-style-name="examples_sense_senses_entry_letData"/>
    <style:style xmlns:style="urn:oasis:names:tc:opendocument:xmlns:style:1.0" style:name="translations_examples_sense_senses_entry_letData" style:family="text" style:parent-style-name="examples_sense_senses_entry_letData"/>
    <style:style xmlns:style="urn:oasis:names:tc:opendocument:xmlns:style:1.0" style:name="translation_.en_translations_examples_sense_senses_entry_letData" style:family="paragraph" style:parent-style-name="translations_examples_sense_senses_entry_letData">
      <style:text-properties fo:language="en" fo:country="US"/>
    </style:style>
    <style:style xmlns:style="urn:oasis:names:tc:opendocument:xmlns:style:1.0" style:name="translation_.en_translations_examples_sense_senses_entry_letData" style:family="text" style:parent-style-name="translations_examples_sense_senses_entry_letData">
      <style:text-properties xmlns:fo="urn:oasis:names:tc:opendocument:xmlns:xsl-fo-compatible:1.0" fo:language="en" fo:country="US"/>
    </style:style>
    <style:style xmlns:style="urn:oasis:names:tc:opendocument:xmlns:style:1.0" style:name="semanticdomainabbr_.en_semanticdomains_sense_senses_entry_letData" style:family="text" style:parent-style-name="semanticdomains_sense_senses_entry_letData">
      <style:text-properties xmlns:fo="urn:oasis:names:tc:opendocument:xmlns:xsl-fo-compatible:1.0" fo:language="en" fo:country="US"/>
    </style:style>
    <style:style xmlns:style="urn:oasis:names:tc:opendocument:xmlns:style:1.0" style:name="semanticdomainname_.en_semanticdomains_sense_senses_entry_letData" style:family="text" style:parent-style-name="semanticdomains_sense_senses_entry_letData">
      <style:text-properties xmlns:fo="urn:oasis:names:tc:opendocument:xmlns:xsl-fo-compatible:1.0" fo:language="en" fo:country="US"/>
    </style:style>
    <style:style xmlns:style="urn:oasis:names:tc:opendocument:xmlns:style:1.0" style:name="complexformrefs_entry_letData" style:family="paragraph" style:parent-style-name="entry_letData"/>
    <style:style xmlns:style="urn:oasis:names:tc:opendocument:xmlns:style:1.0" style:name="complexformrefs_entry_letData" style:family="text" style:parent-style-name="entry_letData"/>
    <style:style xmlns:style="urn:oasis:names:tc:opendocument:xmlns:style:1.0" style:name="complexentrytype_complexformrefs_entry_letData" style:family="text" style:parent-style-name="complexformrefs_entry_letData"/>
    <style:style xmlns:style="urn:oasis:names:tc:opendocument:xmlns:style:1.0" style:name="primaryrefs_entry_letData" style:family="paragraph" style:parent-style-name="entry_letData"/>
    <style:style xmlns:style="urn:oasis:names:tc:opendocument:xmlns:style:1.0" style:name="primaryrefs_entry_letData" style:family="text" style:parent-style-name="entry_letData"/>
    <style:style xmlns:style="urn:oasis:names:tc:opendocument:xmlns:style:1.0" style:name="entrytypeabbr_.en_primaryrefs_entry_letData" style:family="text" style:parent-style-name="primaryrefs_entry_letData">
      <style:text-properties xmlns:fo="urn:oasis:names:tc:opendocument:xmlns:xsl-fo-compatible:1.0" fo:language="en" fo:country="US"/>
    </style:style>
    <style:style xmlns:style="urn:oasis:names:tc:opendocument:xmlns:style:1.0" style:name="relations_sense_senses_entry_letData" style:family="paragraph" style:parent-style-name="sense_senses_entry_letData"/>
    <style:style xmlns:style="urn:oasis:names:tc:opendocument:xmlns:style:1.0" style:name="relations_sense_senses_entry_letData" style:family="text" style:parent-style-name="sense_senses_entry_letData"/>
    <style:style xmlns:style="urn:oasis:names:tc:opendocument:xmlns:style:1.0" style:name="lexreftargets_relations_sense_senses_entry_letData" style:family="paragraph" style:parent-style-name="relations_sense_senses_entry_letData"/>
    <style:style xmlns:style="urn:oasis:names:tc:opendocument:xmlns:style:1.0" style:name="lexreftargets_relations_sense_senses_entry_letData" style:family="text" style:parent-style-name="relations_sense_senses_entry_letData"/>
    <style:style xmlns:style="urn:oasis:names:tc:opendocument:xmlns:style:1.0" style:name="xitem_relations_sense_senses_entry_letData" style:family="paragraph" style:parent-style-name="relations_sense_senses_entry_letData"/>
    <style:style xmlns:style="urn:oasis:names:tc:opendocument:xmlns:style:1.0" style:name="xitem_relations_sense_senses_entry_letData" style:family="text" style:parent-style-name="relations_sense_senses_entry_letData"/>
    <style:style xmlns:style="urn:oasis:names:tc:opendocument:xmlns:style:1.0" style:name="lexreftargets_xitem_relations_sense_senses_entry_letData" style:family="paragraph" style:parent-style-name="xitem_relations_sense_senses_entry_letData"/>
    <style:style xmlns:style="urn:oasis:names:tc:opendocument:xmlns:style:1.0" style:name="lexreftargets_xitem_relations_sense_senses_entry_letData" style:family="text" style:parent-style-name="xitem_relations_sense_senses_entry_letData"/>
    <style:style xmlns:style="urn:oasis:names:tc:opendocument:xmlns:style:1.0" style:name="xitem_lexreftargets_xitem_relations_sense_senses_entry_letData" style:family="paragraph" style:parent-style-name="lexreftargets_xitem_relations_sense_senses_entry_letData"/>
    <style:style xmlns:style="urn:oasis:names:tc:opendocument:xmlns:style:1.0" style:name="xitem_lexreftargets_xitem_relations_sense_senses_entry_letData" style:family="text" style:parent-style-name="lexreftargets_xitem_relations_sense_senses_entry_letData"/>
    <style:style xmlns:style="urn:oasis:names:tc:opendocument:xmlns:style:1.0" style:name="scientificname_sense_senses_entry_letData" style:family="text" style:parent-style-name="sense_senses_entry_letData"/>
    <style:style xmlns:style="urn:oasis:names:tc:opendocument:xmlns:style:1.0" style:name="crossrefs_entry_letData" style:family="paragraph" style:parent-style-name="entry_letData"/>
    <style:style xmlns:style="urn:oasis:names:tc:opendocument:xmlns:style:1.0" style:name="crossrefs_entry_letData" style:family="text" style:parent-style-name="entry_letData"/>
    <style:style xmlns:style="urn:oasis:names:tc:opendocument:xmlns:style:1.0" style:name="crossreftargets_crossrefs_entry_letData" style:family="paragraph" style:parent-style-name="crossrefs_entry_letData"/>
    <style:style xmlns:style="urn:oasis:names:tc:opendocument:xmlns:style:1.0" style:name="crossreftargets_crossrefs_entry_letData" style:family="text" style:parent-style-name="crossrefs_entry_letData"/>
    <style:style xmlns:style="urn:oasis:names:tc:opendocument:xmlns:style:1.0" style:name="xitem_complexformrefs_entry_letData" style:family="paragraph" style:parent-style-name="complexformrefs_entry_letData"/>
    <style:style xmlns:style="urn:oasis:names:tc:opendocument:xmlns:style:1.0" style:name="xitem_complexformrefs_entry_letData" style:family="text" style:parent-style-name="complexformrefs_entry_letData"/>
    <style:style xmlns:style="urn:oasis:names:tc:opendocument:xmlns:style:1.0" style:name="complexentrytype_xitem_complexformrefs_entry_letData" style:family="text" style:parent-style-name="xitem_complexformrefs_entry_letData"/>
    <style:style xmlns:style="urn:oasis:names:tc:opendocument:xmlns:style:1.0" style:name="xitem_crossreftargets_crossrefs_entry_letData" style:family="paragraph" style:parent-style-name="crossreftargets_crossrefs_entry_letData"/>
    <style:style xmlns:style="urn:oasis:names:tc:opendocument:xmlns:style:1.0" style:name="xitem_crossreftargets_crossrefs_entry_letData" style:family="text" style:parent-style-name="crossreftargets_crossrefs_entry_letData"/>
    <style:style xmlns:style="urn:oasis:names:tc:opendocument:xmlns:style:1.0" style:name="xitem_lexreftargets_relations_sense_senses_entry_letData" style:family="paragraph" style:parent-style-name="lexreftargets_relations_sense_senses_entry_letData"/>
    <style:style xmlns:style="urn:oasis:names:tc:opendocument:xmlns:style:1.0" style:name="xitem_lexreftargets_relations_sense_senses_entry_letData" style:family="text" style:parent-style-name="lexreftargets_relations_sense_senses_entry_letData"/>
    <style:style xmlns:style="urn:oasis:names:tc:opendocument:xmlns:style:1.0" style:name="sensecomplexformrefs_sense_senses_entry_letData" style:family="paragraph" style:parent-style-name="sense_senses_entry_letData"/>
    <style:style xmlns:style="urn:oasis:names:tc:opendocument:xmlns:style:1.0" style:name="sensecomplexformrefs_sense_senses_entry_letData" style:family="text" style:parent-style-name="sense_senses_entry_letData"/>
    <style:style xmlns:style="urn:oasis:names:tc:opendocument:xmlns:style:1.0" style:name="sensecomplexentrytype_sensecomplexformrefs_sense_senses_entry_letData" style:family="text" style:parent-style-name="sensecomplexformrefs_sense_senses_entry_letData"/>
    <style:style xmlns:style="urn:oasis:names:tc:opendocument:xmlns:style:1.0" style:name="xitem_primaryrefs_entry_letData" style:family="paragraph" style:parent-style-name="primaryrefs_entry_letData"/>
    <style:style xmlns:style="urn:oasis:names:tc:opendocument:xmlns:style:1.0" style:name="xitem_primaryrefs_entry_letData" style:family="text" style:parent-style-name="primaryrefs_entry_letData"/>
    <style:style xmlns:style="urn:oasis:names:tc:opendocument:xmlns:style:1.0" style:name="xitem_crossrefs_entry_letData" style:family="paragraph" style:parent-style-name="crossrefs_entry_letData"/>
    <style:style xmlns:style="urn:oasis:names:tc:opendocument:xmlns:style:1.0" style:name="xitem_crossrefs_entry_letData" style:family="text" style:parent-style-name="crossrefs_entry_letData"/>
    <style:style xmlns:style="urn:oasis:names:tc:opendocument:xmlns:style:1.0" style:name="crossreftargets_xitem_crossrefs_entry_letData" style:family="paragraph" style:parent-style-name="xitem_crossrefs_entry_letData"/>
    <style:style xmlns:style="urn:oasis:names:tc:opendocument:xmlns:style:1.0" style:name="crossreftargets_xitem_crossrefs_entry_letData" style:family="text" style:parent-style-name="xitem_crossrefs_entry_letData"/>
    <style:style xmlns:style="urn:oasis:names:tc:opendocument:xmlns:style:1.0" style:name="xitem_.en_translation_.en_translations_xitem_examples_sense_senses_entry_letData" style:family="paragraph" style:parent-style-name="translation_.en_translations_xitem_examples_sense_senses_entry_letData">
      <style:text-properties fo:language="en" fo:country="US"/>
    </style:style>
    <style:style xmlns:style="urn:oasis:names:tc:opendocument:xmlns:style:1.0" style:name="xitem_.en_translation_.en_translations_xitem_examples_sense_senses_entry_letData" style:family="text" style:parent-style-name="translation_.en_translations_xitem_examples_sense_senses_entry_letData">
      <style:text-properties xmlns:fo="urn:oasis:names:tc:opendocument:xmlns:xsl-fo-compatible:1.0" fo:language="en" fo:country="US"/>
    </style:style>
    <style:style xmlns:style="urn:oasis:names:tc:opendocument:xmlns:style:1.0" style:name="pronunciationsminor_entry_letData" style:family="paragraph" style:parent-style-name="entry_letData"/>
    <style:style xmlns:style="urn:oasis:names:tc:opendocument:xmlns:style:1.0" style:name="pronunciationsminor_entry_letData" style:family="text" style:parent-style-name="entry_letData"/>
    <style:style xmlns:style="urn:oasis:names:tc:opendocument:xmlns:style:1.0" style:name="primaryrefsminor_entry_letData" style:family="paragraph" style:parent-style-name="entry_letData"/>
    <style:style xmlns:style="urn:oasis:names:tc:opendocument:xmlns:style:1.0" style:name="primaryrefsminor_entry_letData" style:family="text" style:parent-style-name="entry_letData"/>
    <style:style xmlns:style="urn:oasis:names:tc:opendocument:xmlns:style:1.0" style:name="entrytypeabbrminor_.en_primaryrefsminor_entry_letData" style:family="text" style:parent-style-name="primaryrefsminor_entry_letData">
      <style:text-properties xmlns:fo="urn:oasis:names:tc:opendocument:xmlns:xsl-fo-compatible:1.0" fo:language="en" fo:country="US"/>
    </style:style>
    <style:style xmlns:style="urn:oasis:names:tc:opendocument:xmlns:style:1.0" style:name="variantrefs_entry_letData" style:family="paragraph" style:parent-style-name="entry_letData"/>
    <style:style xmlns:style="urn:oasis:names:tc:opendocument:xmlns:style:1.0" style:name="variantrefs_entry_letData" style:family="text" style:parent-style-name="entry_letData"/>
    <style:style xmlns:style="urn:oasis:names:tc:opendocument:xmlns:style:1.0" style:name="variantrefentrytype_variantrefs_entry_letData" style:family="text" style:parent-style-name="variantrefs_entry_letData"/>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_letHead" style:family="paragraph" style:parent-style-name="letHead">
      <style:paragraph-properties fo:text-align="center" fo:margin-top="18pt" fo:margin-bottom="18pt" style:writing-mode="lr-tb"/>
      <style:text-properties fo:font-weight="700" style:font-weight-complex="700" fo:font-size="24pt" style:font-size-complex="24pt" fo:font-family="Times New Roman" style:font-name-complex="Times New Roman"/>
    </style:style>
    <style:style xmlns:style="urn:oasis:names:tc:opendocument:xmlns:style:1.0" style:name="letter" style:family="paragraph" style:parent-style-name="none">
      <style:paragraph-properties xmlns:fo="urn:oasis:names:tc:opendocument:xmlns:xsl-fo-compatible:1.0" fo:text-align="center" fo:margin-top="18pt" fo:margin-bottom="18pt" style:writing-mode="lr-tb"/>
      <style:text-properties xmlns:fo="urn:oasis:names:tc:opendocument:xmlns:xsl-fo-compatible:1.0" fo:font-weight="700" style:font-weight-complex="700" fo:font-size="24pt" style:font-size-complex="24pt" fo:font-family="Times New Roman" style:font-name-complex="Times New Roman"/>
    </style:style>
    <style:style style:name="letData" style:family="paragraph" style:parent-style-name="none">
      <style:paragraph-properties fo:text-align="left"/>
    </style:style>
    <style:style style:name="entry_letData" style:family="paragraph" style:parent-style-name="letData">
      <style:paragraph-properties fo:text-indent="-36pt" fo:margin-left="36pt" fo:padding-left="9pt" fo:border-bottom="0.5pt solid #ffffff" fo:border-top="0.5pt solid #ffffff" fo:border-left="0.5pt solid #ffffff" fo:border-right="0.5pt solid #ffffff" fo:padding-bottom="2pt" fo:padding-top="1pt"/>
      <style:text-properties fo:font-family="Times New Roman" style:font-name-complex="Times New Roman" fo:font-size="12pt" style:font-size-complex="12pt" fo:color="#000000"/>
    </style:style>
    <style:style xmlns:style="urn:oasis:names:tc:opendocument:xmlns:style:1.0" style:name="entry" style:family="paragraph" style:parent-style-name="none">
      <style:paragraph-properties xmlns:fo="urn:oasis:names:tc:opendocument:xmlns:xsl-fo-compatible:1.0" fo:text-indent="-36pt" fo:margin-left="36pt" fo:padding-left="9pt" fo:border-bottom="0.5pt solid #ffffff" fo:border-top="0.5pt solid #ffffff" fo:border-left="0.5pt solid #ffffff" fo:border-right="0.5pt solid #ffffff" fo:padding-bottom="2pt" fo:padding-top="1pt"/>
      <style:text-properties xmlns:fo="urn:oasis:names:tc:opendocument:xmlns:xsl-fo-compatible:1.0" fo:font-family="Times New Roman" style:font-name-complex="Times New Roman" fo:font-size="12pt" style:font-size-complex="12pt" fo:color="#000000"/>
    </style:style>
    <style:style xmlns:style="urn:oasis:names:tc:opendocument:xmlns:style:1.0" style:name="xhomographnumber_sensecrossref_xitem_lexreftargets_xitem_relations_sense_senses_entry_letData" style:family="text" style:parent-style-name="sensecrossref_xitem_lexreftargets_xitem_relations_sense_senses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_crossref_xitem_crossreftargets_crossrefs_entry_letData" style:family="text" style:parent-style-name="crossref_xitem_crossreftargets_crossrefs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_headword_entry_letData" style:family="text" style:parent-style-name="headword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_mainentryref_primaryrefs_entry_letData" style:family="text" style:parent-style-name="mainentryref_primaryrefs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_mainentryref_xitem_primaryrefs_entry_letData" style:family="text" style:parent-style-name="mainentryref_xitem_primaryrefs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_sensemainentryref_primaryrefs_entry_letData" style:family="text" style:parent-style-name="sensemainentryref_primaryrefs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_crossref_crossreftargets_crossrefs_entry_letData" style:family="text" style:parent-style-name="crossref_crossreftargets_crossrefs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_variantrefform_.bzh_variantrefs_entry_letData" style:family="text" style:parent-style-name="variantrefform_.bzh_variantrefs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_complexentryform_.bzh_xitem_complexformrefs_entry_letData" style:family="text" style:parent-style-name="complexentryform_.bzh_xitem_complexformrefs_entry_letData">
      <style:text-properties xmlns:fo="urn:oasis:names:tc:opendocument:xmlns:xsl-fo-compatible:1.0" fo:font-weight="700" style:font-weight-complex="700" fo:font-size="9.24pt" style:font-size-complex="77%" style:text-position="sub"/>
    </style:style>
    <style:style xmlns:style="urn:oasis:names:tc:opendocument:xmlns:style:1.0" style:name="xhomographnumber" style:family="paragraph" style:parent-style-name="none">
      <style:text-properties xmlns:fo="urn:oasis:names:tc:opendocument:xmlns:xsl-fo-compatible:1.0" fo:font-weight="700" style:font-weight-complex="700" fo:font-size="77%" style:font-size-complex="77%" style:text-position="sub"/>
    </style:style>
    <style:style style:name="sense_senses_entry_letData" style:family="paragraph" style:parent-style-name="senses_entry_letData">
      <style:text-properties fo:font-weight="400" style:font-weight-complex="400"/>
    </style:style>
    <style:style xmlns:style="urn:oasis:names:tc:opendocument:xmlns:style:1.0" style:name="sense_senses_entry_letData" style:family="text" style:parent-style-name="senses_entry_letData">
      <style:text-properties xmlns:fo="urn:oasis:names:tc:opendocument:xmlns:xsl-fo-compatible:1.0" fo:font-weight="400" style:font-weight-complex="400"/>
    </style:style>
    <style:style xmlns:style="urn:oasis:names:tc:opendocument:xmlns:style:1.0" style:name="sense" style:family="paragraph" style:parent-style-name="none">
      <style:text-properties xmlns:fo="urn:oasis:names:tc:opendocument:xmlns:xsl-fo-compatible:1.0" fo:font-weight="400" style:font-weight-complex="400"/>
    </style:style>
    <style:style xmlns:style="urn:oasis:names:tc:opendocument:xmlns:style:1.0" style:name="xsensenumber_.en_sense_senses_entry_letData" style:family="text" style:parent-style-name="sense_senses_entry_letData">
      <style:text-properties xmlns:fo="urn:oasis:names:tc:opendocument:xmlns:xsl-fo-compatible:1.0" fo:font-weight="700" style:font-weight-complex="700" fo:language="en" fo:country="US"/>
    </style:style>
    <style:style xmlns:style="urn:oasis:names:tc:opendocument:xmlns:style:1.0" style:name="xsensenumber_.en_sensecrossref_xitem_lexreftargets_xitem_relations_sense_senses_entry_letData" style:family="text" style:parent-style-name="sensecrossref_xitem_lexreftargets_xitem_relations_sense_senses_entry_letData">
      <style:text-properties xmlns:fo="urn:oasis:names:tc:opendocument:xmlns:xsl-fo-compatible:1.0" fo:font-weight="700" style:font-weight-complex="700" fo:language="en" fo:country="US"/>
    </style:style>
    <style:style xmlns:style="urn:oasis:names:tc:opendocument:xmlns:style:1.0" style:name="xsensenumber_.en_sensecrossref_lexreftargets_relations_sense_senses_entry_letData" style:family="text" style:parent-style-name="sensecrossref_lexreftargets_relations_sense_senses_entry_letData">
      <style:text-properties xmlns:fo="urn:oasis:names:tc:opendocument:xmlns:xsl-fo-compatible:1.0" fo:font-weight="700" style:font-weight-complex="700" fo:language="en" fo:country="US"/>
    </style:style>
    <style:style xmlns:style="urn:oasis:names:tc:opendocument:xmlns:style:1.0" style:name="xsensenumber_.en_sensecrossref_xitem_lexreftargets_relations_sense_senses_entry_letData" style:family="text" style:parent-style-name="sensecrossref_xitem_lexreftargets_relations_sense_senses_entry_letData">
      <style:text-properties xmlns:fo="urn:oasis:names:tc:opendocument:xmlns:xsl-fo-compatible:1.0" fo:font-weight="700" style:font-weight-complex="700" fo:language="en" fo:country="US"/>
    </style:style>
    <style:style xmlns:style="urn:oasis:names:tc:opendocument:xmlns:style:1.0" style:name="xsensenumber_.en_sensemainentryref_primaryrefs_entry_letData" style:family="text" style:parent-style-name="sensemainentryref_primaryrefs_entry_letData">
      <style:text-properties xmlns:fo="urn:oasis:names:tc:opendocument:xmlns:xsl-fo-compatible:1.0" fo:font-weight="700" style:font-weight-complex="700" fo:language="en" fo:country="US"/>
    </style:style>
    <style:style xmlns:style="urn:oasis:names:tc:opendocument:xmlns:style:1.0" style:name="xsensenumber_.en_sensemainentryref_xitem_primaryrefs_entry_letData" style:family="text" style:parent-style-name="sensemainentryref_xitem_primaryrefs_entry_letData">
      <style:text-properties xmlns:fo="urn:oasis:names:tc:opendocument:xmlns:xsl-fo-compatible:1.0" fo:font-weight="700" style:font-weight-complex="700" fo:language="en" fo:country="US"/>
    </style:style>
    <style:style xmlns:style="urn:oasis:names:tc:opendocument:xmlns:style:1.0" style:name="xsensenumber_.en_sensecrossref_lexreftargets_xitem_relations_sense_senses_entry_letData" style:family="text" style:parent-style-name="sensecrossref_lexreftargets_xitem_relations_sense_senses_entry_letData">
      <style:text-properties xmlns:fo="urn:oasis:names:tc:opendocument:xmlns:xsl-fo-compatible:1.0" fo:font-weight="700" style:font-weight-complex="700" fo:language="en" fo:country="US"/>
    </style:style>
    <style:style xmlns:style="urn:oasis:names:tc:opendocument:xmlns:style:1.0" style:name="xsensenumber" style:family="paragraph" style:parent-style-name="none">
      <style:text-properties xmlns:fo="urn:oasis:names:tc:opendocument:xmlns:xsl-fo-compatible:1.0" fo:font-weight="700" style:font-weight-complex="700"/>
    </style:styl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fo:font-size="8pt" style:font-size-complex="8pt" fo:color="#2F60FF"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fo="urn:oasis:names:tc:opendocument:xmlns:xsl-fo-compatible:1.0" fo:font-size="8pt" style:font-size-complex="8pt" fo:color="#2F60FF" fo:language="en" fo:country="US"/>
    </style:style>
    <style:style xmlns:style="urn:oasis:names:tc:opendocument:xmlns:style:1.0" style:name="xlanguagetag_.en_example_xitem_examples_sense_senses_entry_letData" style:family="text" style:parent-style-name="example_xitem_examples_sense_senses_entry_letData">
      <style:text-properties xmlns:fo="urn:oasis:names:tc:opendocument:xmlns:xsl-fo-compatible:1.0" fo:font-size="8pt" style:font-size-complex="8pt" fo:color="#2F60FF" fo:language="en" fo:country="US"/>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fo="urn:oasis:names:tc:opendocument:xmlns:xsl-fo-compatible:1.0" fo:font-size="8pt" style:font-size-complex="8pt" fo:color="#2F60FF" fo:language="en" fo:country="US"/>
    </style:style>
    <style:style xmlns:style="urn:oasis:names:tc:opendocument:xmlns:style:1.0" style:name="xlanguagetag_.en_definition_.en_sense_senses_entry_letData" style:family="text" style:parent-style-name="definition_.en_sense_senses_entry_letData">
      <style:text-properties xmlns:fo="urn:oasis:names:tc:opendocument:xmlns:xsl-fo-compatible:1.0" fo:font-size="8pt" style:font-size-complex="8pt" fo:color="#2F60FF" fo:language="en" fo:country="US"/>
    </style:style>
    <style:style xmlns:style="urn:oasis:names:tc:opendocument:xmlns:style:1.0" style:name="xlanguagetag_.en_example_examples_sense_senses_entry_letData" style:family="text" style:parent-style-name="example_examples_sense_senses_entry_letData">
      <style:text-properties xmlns:fo="urn:oasis:names:tc:opendocument:xmlns:xsl-fo-compatible:1.0" fo:font-size="8pt" style:font-size-complex="8pt" fo:color="#2F60FF" fo:language="en" fo:country="US"/>
    </style:style>
    <style:style xmlns:style="urn:oasis:names:tc:opendocument:xmlns:style:1.0" style:name="xlanguagetag_.en_translation_.en_translations_examples_sense_senses_entry_letData" style:family="text" style:parent-style-name="translation_.en_translations_examples_sense_senses_entry_letData">
      <style:text-properties xmlns:fo="urn:oasis:names:tc:opendocument:xmlns:xsl-fo-compatible:1.0" fo:font-size="8pt" style:font-size-complex="8pt" fo:color="#2F60FF" fo:language="en" fo:country="US"/>
    </style:style>
    <style:style xmlns:style="urn:oasis:names:tc:opendocument:xmlns:style:1.0" style:name="xlanguagetag_.en_xitem_.en_translation_.en_translations_xitem_examples_sense_senses_entry_letData" style:family="text" style:parent-style-name="xitem_.en_translation_.en_translations_xitem_examples_sense_senses_entry_letData">
      <style:text-properties xmlns:fo="urn:oasis:names:tc:opendocument:xmlns:xsl-fo-compatible:1.0" fo:font-size="8pt" style:font-size-complex="8pt" fo:color="#2F60FF" fo:language="en" fo:country="US"/>
    </style:style>
    <style:style xmlns:style="urn:oasis:names:tc:opendocument:xmlns:style:1.0" style:name="xlanguagetag_.en_xitem_.tpi_translation_.en_translations_xitem_examples_sense_senses_entry_letData" style:family="text" style:parent-style-name="xitem_.tpi_translation_.en_translations_xitem_examples_sense_senses_entry_letData">
      <style:text-properties xmlns:fo="urn:oasis:names:tc:opendocument:xmlns:xsl-fo-compatible:1.0" fo:font-size="8pt" style:font-size-complex="8pt" fo:color="#2F60FF" fo:language="en" fo:country="US"/>
    </style:style>
    <style:style xmlns:style="urn:oasis:names:tc:opendocument:xmlns:style:1.0" style:name="xlanguagetag" style:family="paragraph" style:parent-style-name="none">
      <style:text-properties xmlns:fo="urn:oasis:names:tc:opendocument:xmlns:xsl-fo-compatible:1.0" fo:font-size="8pt" style:font-size-complex="8pt" fo:color="#2F60FF"/>
    </style:style>
    <style:style style:name="xitem_.tpi_definition_.en_sense_senses_entry_letData" style:family="paragraph" style:parent-style-name="definition_.en_sense_senses_entry_letData">
      <style:text-properties fo:font-family="Times New Roman" style:font-name-complex="Times New Roman" fo:font-size="12pt" style:font-size-complex="12pt" fo:color="#000000" fo:language="none" fo:country="none"/>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font-family="Times New Roman" style:font-name-complex="Times New Roman" fo:font-size="12pt" style:font-size-complex="12pt" fo:color="#000000" fo:language="none" fo:country="none"/>
    </style:style>
    <style:style xmlns:style="urn:oasis:names:tc:opendocument:xmlns:style:1.0" style:name="xitem_.tpi_translation_.en_translations_xitem_examples_sense_senses_entry_letData" style:family="paragraph" style:parent-style-name="translation_.en_translations_xitem_examples_sense_senses_entry_letData">
      <style:text-properties xmlns:fo="urn:oasis:names:tc:opendocument:xmlns:xsl-fo-compatible:1.0" fo:font-family="Times New Roman" style:font-name-complex="Times New Roman" fo:font-size="12pt" style:font-size-complex="12pt" fo:color="#000000" fo:language="none" fo:country="none"/>
    </style:style>
    <style:style xmlns:style="urn:oasis:names:tc:opendocument:xmlns:style:1.0" style:name="xitem_.tpi_translation_.en_translations_xitem_examples_sense_senses_entry_letData" style:family="text" style:parent-style-name="translation_.en_translations_xitem_examples_sense_senses_entry_letData">
      <style:text-properties xmlns:fo="urn:oasis:names:tc:opendocument:xmlns:xsl-fo-compatible:1.0" fo:font-family="Times New Roman" style:font-name-complex="Times New Roman" fo:font-size="12pt" style:font-size-complex="12pt" fo:color="#000000" fo:language="none" fo:country="none"/>
    </style:style>
    <style:style xmlns:style="urn:oasis:names:tc:opendocument:xmlns:style:1.0" style:name="xitem_.tpi" style:family="paragraph" style:parent-style-name="none">
      <style:text-properties xmlns:fo="urn:oasis:names:tc:opendocument:xmlns:xsl-fo-compatible:1.0" fo:font-family="Times New Roman" style:font-name-complex="Times New Roman" fo:font-size="12pt" style:font-size-complex="12pt" fo:color="#000000" fo:language="none" fo:country="none"/>
    </style:style>
    <style:style style:name="xitem_.bzh-fonipa" style:family="paragraph" style:parent-style-name="none">
      <style:text-properties fo:font-family="Times New Roman" style:font-name-complex="Times New Roman" fo:font-size="12pt" style:font-size-complex="12pt" fo:color="#000000" fo:language="none" fo:country="none"/>
    </style:style>
    <style:style xmlns:style="urn:oasis:names:tc:opendocument:xmlns:style:1.0" style:name="headword_entry_letData" style:family="text" style:parent-style-name="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headword" style:family="paragraph" style:parent-style-name="none">
      <style:text-properties xmlns:fo="urn:oasis:names:tc:opendocument:xmlns:xsl-fo-compatible:1.0" fo:font-family="Times New Roman" style:font-name-complex="Times New Roman" fo:font-size="12pt" style:font-size-complex="12pt" fo:font-weight="700" style:font-weight-complex="700" fo:color="#000000"/>
    </style:style>
    <style:style style:name="headword-after" style:family="text" style:parent-style-name="none">
      <style:text-properties fo:font-family="Times New Roman" style:font-name-complex="Times New Roman" fo:font-size="12pt" style:font-size-complex="12pt" fo:font-weight="700" style:font-weight-complex="700" fo:color="#000000"/>
    </style:style>
    <style:style style:name="xitem_xitem.headword-before" style:family="text" style:parent-style-name="none">
      <style:text-properties fo:font-family="Times New Roman" style:font-name-complex="Times New Roman" fo:font-size="12pt" style:font-size-complex="12pt" fo:font-weight="700" style:font-weight-complex="700" fo:color="#000000"/>
    </style:style>
    <style:style style:name="pronunciations-after" style:family="text" style:parent-style-name="none"/>
    <style:style style:name="xitem_xitem.pronunciations-before" style:family="text" style:parent-style-name="none"/>
    <style:style xmlns:style="urn:oasis:names:tc:opendocument:xmlns:style:1.0" style:name="pronunciation_pronunciations_entry_letData" style:family="text" style:parent-style-name="pronunciations_entry_letData">
      <style:text-properties xmlns:fo="urn:oasis:names:tc:opendocument:xmlns:xsl-fo-compatible:1.0" fo:font-family="Times New Roman" style:font-name-complex="Times New Roman" fo:font-size="12pt" style:font-size-complex="12pt" fo:color="#000000"/>
    </style:style>
    <style:style xmlns:style="urn:oasis:names:tc:opendocument:xmlns:style:1.0" style:name="pronunciation" style:family="paragraph" style:parent-style-name="none">
      <style:text-properties xmlns:fo="urn:oasis:names:tc:opendocument:xmlns:xsl-fo-compatible:1.0" fo:font-family="Times New Roman" style:font-name-complex="Times New Roman" fo:font-size="12pt" style:font-size-complex="12pt" fo:color="#000000"/>
    </style:style>
    <style:style style:name="pronunciation-before" style:family="text" style:parent-style-name="none">
      <style:text-properties fo:font-family="Times New Roman" style:font-name-complex="Times New Roman" fo:font-size="12pt" style:font-size-complex="12pt" fo:color="#000000"/>
    </style:style>
    <style:style style:name="pronunciation-after" style:family="text" style:parent-style-name="none">
      <style:text-properties fo:font-family="Times New Roman" style:font-name-complex="Times New Roman" fo:font-size="12pt" style:font-size-complex="12pt" fo:color="#000000"/>
    </style:style>
    <style:style style:name="xitem_xitem.pronunciation-before" style:family="text" style:parent-style-name="none">
      <style:text-properties fo:font-family="Times New Roman" style:font-name-complex="Times New Roman" fo:font-size="12pt" style:font-size-complex="12pt" fo:color="#000000"/>
    </style:style>
    <style:style style:name="sense_sense.senses-before" style:family="text" style:parent-style-name="none">
      <style:text-properties fo:font-weight="400" style:font-weight-complex="400"/>
    </style:style>
    <style:style style:name="grammaticalinfo_sense_senses_entry_letData" style:family="paragraph" style:parent-style-name="sense_senses_entry_letData">
      <style:text-properties fo:font-family="Times New Roman" style:font-name-complex="Times New Roman" fo:font-size="12pt" style:font-size-complex="12pt" fo:font-style="italic" fo:color="#000000"/>
    </style:style>
    <style:style xmlns:style="urn:oasis:names:tc:opendocument:xmlns:style:1.0" style:name="grammaticalinfo_sense_senses_entry_letData" style:family="text" style:parent-style-name="sense_sense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grammaticalinfo" style:family="paragraph" style:parent-style-name="none">
      <style:text-properties xmlns:fo="urn:oasis:names:tc:opendocument:xmlns:xsl-fo-compatible:1.0" fo:font-family="Times New Roman" style:font-name-complex="Times New Roman" fo:font-size="12pt" style:font-size-complex="12pt" fo:font-style="italic" fo:color="#000000"/>
    </style:style>
    <style:style style:name="grammaticalinfo-after" style:family="text" style:parent-style-name="none">
      <style:text-properties fo:font-family="Times New Roman" style:font-name-complex="Times New Roman" fo:font-size="12pt" style:font-size-complex="12pt" fo:font-style="italic" fo:color="#000000"/>
    </style:style>
    <style:style style:name="partofspeech-after" style:family="text" style:parent-style-name="none"/>
    <style:style style:name="definition-after" style:family="text" style:parent-style-name="none"/>
    <style:style style:name="xitem_xitem.definition-before" style:family="text" style:parent-style-name="none"/>
    <style:style style:name="examples-after" style:family="text" style:parent-style-name="none"/>
    <style:style style:name="xitem_xitem.examples-before" style:family="text" style:parent-style-name="none"/>
    <style:style style:name="example_xitem_examples_sense_senses_entry_letData" style:family="paragraph" style:parent-style-name="xitem_examples_sense_senses_entry_letData">
      <style:text-properties fo:font-family="Times New Roman" style:font-name-complex="Times New Roman" fo:font-size="12pt" style:font-size-complex="12pt" fo:font-style="italic" fo:color="#000000"/>
    </style:style>
    <style:style xmlns:style="urn:oasis:names:tc:opendocument:xmlns:style:1.0" style:name="example_xitem_examples_sense_senses_entry_letData" style:family="text" style:parent-style-name="xitem_examples_sense_sense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example_examples_sense_senses_entry_letData" style:family="paragraph" style:parent-style-name="examples_sense_sense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example_examples_sense_senses_entry_letData" style:family="text" style:parent-style-name="examples_sense_sense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example" style:family="paragraph" style:parent-style-name="none">
      <style:text-properties xmlns:fo="urn:oasis:names:tc:opendocument:xmlns:xsl-fo-compatible:1.0" fo:font-family="Times New Roman" style:font-name-complex="Times New Roman" fo:font-size="12pt" style:font-size-complex="12pt" fo:font-style="italic" fo:color="#000000"/>
    </style:style>
    <style:style style:name="example-after" style:family="text" style:parent-style-name="none">
      <style:text-properties fo:font-family="Times New Roman" style:font-name-complex="Times New Roman" fo:font-size="12pt" style:font-size-complex="12pt" fo:font-style="italic" fo:color="#000000"/>
    </style:style>
    <style:style style:name="xitem_xitem.example-before" style:family="text" style:parent-style-name="none">
      <style:text-properties fo:font-family="Times New Roman" style:font-name-complex="Times New Roman" fo:font-size="12pt" style:font-size-complex="12pt" fo:font-style="italic" fo:color="#000000"/>
    </style:style>
    <style:style style:name="translation-after" style:family="text" style:parent-style-name="none"/>
    <style:style style:name="xitem_xitem.translation-before" style:family="text" style:parent-style-name="none"/>
    <style:style style:name="slots-before" style:family="text" style:parent-style-name="none"/>
    <style:style style:name="xitem_xitem.slots-before" style:family="text" style:parent-style-name="none"/>
    <style:style style:name="semanticdomains-before" style:family="text" style:parent-style-name="none"/>
    <style:style style:name="semanticdomains-after" style:family="text" style:parent-style-name="none"/>
    <style:style style:name="xitem_xitem.semanticdomains-before" style:family="text" style:parent-style-name="none"/>
    <style:style style:name="semanticdomainabbr-after" style:family="text" style:parent-style-name="none"/>
    <style:style style:name="complexformrefs-after" style:family="text" style:parent-style-name="none"/>
    <style:style style:name="xitem_xitem.complexformrefs-before" style:family="text" style:parent-style-name="none"/>
    <style:style style:name="complexentrytype-after" style:family="text" style:parent-style-name="none"/>
    <style:style xmlns:style="urn:oasis:names:tc:opendocument:xmlns:style:1.0" style:name="complexentryform_.bzh_complexformrefs_entry_letData" style:family="text" style:parent-style-name="complexformrefs_entry_letData">
      <style:text-properties xmlns:fo="urn:oasis:names:tc:opendocument:xmlns:xsl-fo-compatible:1.0" fo:font-family="Times New Roman" style:font-name-complex="Times New Roman" fo:font-size="12pt" style:font-size-complex="12pt" fo:color="#000000" fo:language="none" fo:country="none"/>
    </style:style>
    <style:style xmlns:style="urn:oasis:names:tc:opendocument:xmlns:style:1.0" style:name="complexentryform_.bzh_xitem_complexformrefs_entry_letData" style:family="text" style:parent-style-name="xitem_complexformrefs_entry_letData">
      <style:text-properties xmlns:fo="urn:oasis:names:tc:opendocument:xmlns:xsl-fo-compatible:1.0" fo:font-family="Times New Roman" style:font-name-complex="Times New Roman" fo:font-size="12pt" style:font-size-complex="12pt" fo:color="#000000" fo:language="none" fo:country="none"/>
    </style:style>
    <style:style xmlns:style="urn:oasis:names:tc:opendocument:xmlns:style:1.0" style:name="complexentryform" style:family="paragraph" style:parent-style-name="none">
      <style:text-properties xmlns:fo="urn:oasis:names:tc:opendocument:xmlns:xsl-fo-compatible:1.0" fo:font-family="Times New Roman" style:font-name-complex="Times New Roman" fo:font-size="12pt" style:font-size-complex="12pt" fo:color="#000000"/>
    </style:style>
    <style:style style:name="primaryrefs-before" style:family="text" style:parent-style-name="none"/>
    <style:style style:name="primaryrefs-after" style:family="text" style:parent-style-name="none"/>
    <style:style style:name="xitem_xitem.primaryrefs-before" style:family="text" style:parent-style-name="none"/>
    <style:style style:name="entrytypeabbr-after" style:family="text" style:parent-style-name="none"/>
    <style:style xmlns:style="urn:oasis:names:tc:opendocument:xmlns:style:1.0" style:name="mainentryref_primaryrefs_entry_letData" style:family="text" style:parent-style-name="primary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mainentryref_xitem_primaryrefs_entry_letData" style:family="text" style:parent-style-name="xitem_primary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mainentryref" style:family="paragraph" style:parent-style-name="none">
      <style:text-properties xmlns:fo="urn:oasis:names:tc:opendocument:xmlns:xsl-fo-compatible:1.0" fo:font-family="Times New Roman" style:font-name-complex="Times New Roman" fo:font-size="12pt" style:font-size-complex="12pt" fo:font-weight="700" style:font-weight-complex="700" fo:color="#000000"/>
    </style:style>
    <style:style style:name="xitem_xitem.mainentryref-before" style:family="text" style:parent-style-name="none">
      <style:text-properties fo:font-family="Times New Roman" style:font-name-complex="Times New Roman" fo:font-size="12pt" style:font-size-complex="12pt" fo:font-weight="700" style:font-weight-complex="700" fo:color="#000000"/>
    </style:style>
    <style:style style:name="relations-after" style:family="text" style:parent-style-name="none"/>
    <style:style style:name="xitem_xitem.relations-before" style:family="text" style:parent-style-name="none"/>
    <style:style style:name="lexreftype_relations_sense_senses_entry_letData" style:family="paragraph" style:parent-style-name="relations_sense_senses_entry_letData">
      <style:text-properties fo:font-family="Times New Roman" style:font-name-complex="Times New Roman" fo:font-size="12pt" style:font-size-complex="12pt" fo:font-style="italic" fo:color="#000000"/>
    </style:style>
    <style:style xmlns:style="urn:oasis:names:tc:opendocument:xmlns:style:1.0" style:name="lexreftype_relations_sense_senses_entry_letData" style:family="text" style:parent-style-name="relations_sense_sense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lexreftype_xitem_relations_sense_senses_entry_letData" style:family="paragraph" style:parent-style-name="xitem_relations_sense_sense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lexreftype_xitem_relations_sense_senses_entry_letData" style:family="text" style:parent-style-name="xitem_relations_sense_sense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lexreftype" style:family="paragraph" style:parent-style-name="none">
      <style:text-properties xmlns:fo="urn:oasis:names:tc:opendocument:xmlns:xsl-fo-compatible:1.0" fo:font-family="Times New Roman" style:font-name-complex="Times New Roman" fo:font-size="12pt" style:font-size-complex="12pt" fo:font-style="italic" fo:color="#000000"/>
    </style:style>
    <style:style style:name="lexreftype-after" style:family="text" style:parent-style-name="none">
      <style:text-properties fo:font-family="Times New Roman" style:font-name-complex="Times New Roman" fo:font-size="12pt" style:font-size-complex="12pt" fo:font-style="italic" fo:color="#000000"/>
    </style:style>
    <style:style style:name="xitem_xitem.lexreftargets-before" style:family="text" style:parent-style-name="none"/>
    <style:style style:name="sensecrossref_lexreftargets_relations_sense_senses_entry_letData" style:family="paragraph" style:parent-style-name="lexreftargets_relations_sense_senses_entry_letData">
      <style:text-properties fo:font-family="Times New Roman" style:font-name-complex="Times New Roman" fo:font-size="12pt" style:font-size-complex="12pt" fo:font-weight="700" style:font-weight-complex="700" fo:color="#000000"/>
    </style:style>
    <style:style xmlns:style="urn:oasis:names:tc:opendocument:xmlns:style:1.0" style:name="sensecrossref_lexreftargets_relations_sense_senses_entry_letData" style:family="text" style:parent-style-name="lexreftargets_relations_sense_sense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crossref_xitem_lexreftargets_xitem_relations_sense_senses_entry_letData" style:family="paragraph" style:parent-style-name="xitem_lexreftargets_xitem_relations_sense_sense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crossref_xitem_lexreftargets_xitem_relations_sense_senses_entry_letData" style:family="text" style:parent-style-name="xitem_lexreftargets_xitem_relations_sense_sense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crossref_lexreftargets_xitem_relations_sense_senses_entry_letData" style:family="paragraph" style:parent-style-name="lexreftargets_xitem_relations_sense_sense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crossref_lexreftargets_xitem_relations_sense_senses_entry_letData" style:family="text" style:parent-style-name="lexreftargets_xitem_relations_sense_sense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crossref_xitem_lexreftargets_relations_sense_senses_entry_letData" style:family="paragraph" style:parent-style-name="xitem_lexreftargets_relations_sense_sense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crossref_xitem_lexreftargets_relations_sense_senses_entry_letData" style:family="text" style:parent-style-name="xitem_lexreftargets_relations_sense_sense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crossref" style:family="paragraph" style:parent-style-name="none">
      <style:text-properties xmlns:fo="urn:oasis:names:tc:opendocument:xmlns:xsl-fo-compatible:1.0" fo:font-family="Times New Roman" style:font-name-complex="Times New Roman" fo:font-size="12pt" style:font-size-complex="12pt" fo:font-weight="700" style:font-weight-complex="700" fo:color="#000000"/>
    </style:style>
    <style:style style:name="xitem_xitem.sensecrossref-before" style:family="text" style:parent-style-name="none">
      <style:text-properties fo:font-family="Times New Roman" style:font-name-complex="Times New Roman" fo:font-size="12pt" style:font-size-complex="12pt" fo:font-weight="700" style:font-weight-complex="700" fo:color="#000000"/>
    </style:style>
    <style:style style:name="scientificname-after" style:family="text" style:parent-style-name="none"/>
    <style:style style:name="crossrefs-after" style:family="text" style:parent-style-name="none"/>
    <style:style style:name="xitem_xitem.crossrefs-before" style:family="text" style:parent-style-name="none"/>
    <style:style style:name="crossreftype_crossrefs_entry_letData" style:family="paragraph" style:parent-style-name="crossrefs_entry_letData">
      <style:text-properties fo:font-family="Times New Roman" style:font-name-complex="Times New Roman" fo:font-size="12pt" style:font-size-complex="12pt" fo:font-style="italic" fo:color="#000000"/>
    </style:style>
    <style:style xmlns:style="urn:oasis:names:tc:opendocument:xmlns:style:1.0" style:name="crossreftype_crossrefs_entry_letData" style:family="text" style:parent-style-name="crossref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crossreftype_xitem_crossrefs_entry_letData" style:family="paragraph" style:parent-style-name="xitem_crossref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crossreftype_xitem_crossrefs_entry_letData" style:family="text" style:parent-style-name="xitem_crossrefs_entry_letData">
      <style:text-properties xmlns:fo="urn:oasis:names:tc:opendocument:xmlns:xsl-fo-compatible:1.0" fo:font-family="Times New Roman" style:font-name-complex="Times New Roman" fo:font-size="12pt" style:font-size-complex="12pt" fo:font-style="italic" fo:color="#000000"/>
    </style:style>
    <style:style xmlns:style="urn:oasis:names:tc:opendocument:xmlns:style:1.0" style:name="crossreftype" style:family="paragraph" style:parent-style-name="none">
      <style:text-properties xmlns:fo="urn:oasis:names:tc:opendocument:xmlns:xsl-fo-compatible:1.0" fo:font-family="Times New Roman" style:font-name-complex="Times New Roman" fo:font-size="12pt" style:font-size-complex="12pt" fo:font-style="italic" fo:color="#000000"/>
    </style:style>
    <style:style style:name="crossreftype-after" style:family="text" style:parent-style-name="none">
      <style:text-properties fo:font-family="Times New Roman" style:font-name-complex="Times New Roman" fo:font-size="12pt" style:font-size-complex="12pt" fo:font-style="italic" fo:color="#000000"/>
    </style:style>
    <style:style style:name="xitem_xitem.crossreftargets-before" style:family="text" style:parent-style-name="none"/>
    <style:style style:name="crossref_crossreftargets_crossrefs_entry_letData" style:family="paragraph" style:parent-style-name="crossreftargets_crossrefs_entry_letData">
      <style:text-properties fo:font-family="Times New Roman" style:font-name-complex="Times New Roman" fo:font-size="12pt" style:font-size-complex="12pt" fo:font-weight="700" style:font-weight-complex="700" fo:color="#000000"/>
    </style:style>
    <style:style xmlns:style="urn:oasis:names:tc:opendocument:xmlns:style:1.0" style:name="crossref_crossreftargets_crossrefs_entry_letData" style:family="text" style:parent-style-name="crossreftargets_cross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crossref_xitem_crossreftargets_crossrefs_entry_letData" style:family="paragraph" style:parent-style-name="xitem_crossreftargets_cross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crossref_xitem_crossreftargets_crossrefs_entry_letData" style:family="text" style:parent-style-name="xitem_crossreftargets_cross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crossref_crossreftargets_xitem_crossrefs_entry_letData" style:family="paragraph" style:parent-style-name="crossreftargets_xitem_cross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crossref_crossreftargets_xitem_crossrefs_entry_letData" style:family="text" style:parent-style-name="crossreftargets_xitem_cross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crossref" style:family="paragraph" style:parent-style-name="none">
      <style:text-properties xmlns:fo="urn:oasis:names:tc:opendocument:xmlns:xsl-fo-compatible:1.0" fo:font-family="Times New Roman" style:font-name-complex="Times New Roman" fo:font-size="12pt" style:font-size-complex="12pt" fo:font-weight="700" style:font-weight-complex="700" fo:color="#000000"/>
    </style:style>
    <style:style style:name="xitem_xitem.crossref-before" style:family="text" style:parent-style-name="none">
      <style:text-properties fo:font-family="Times New Roman" style:font-name-complex="Times New Roman" fo:font-size="12pt" style:font-size-complex="12pt" fo:font-weight="700" style:font-weight-complex="700" fo:color="#000000"/>
    </style:style>
    <style:style style:name="sensecomplexformrefs-after" style:family="text" style:parent-style-name="none"/>
    <style:style style:name="xitem_xitem.sensecomplexformrefs-before" style:family="text" style:parent-style-name="none"/>
    <style:style style:name="sensecomplexentrytype-after" style:family="text" style:parent-style-name="none"/>
    <style:style style:name="sensecomplexentryform_.bzh_sensecomplexformrefs_sense_senses_entry_letData" style:family="paragraph" style:parent-style-name="sensecomplexformrefs_sense_senses_entry_letData">
      <style:text-properties fo:font-family="Times New Roman" style:font-name-complex="Times New Roman" fo:font-size="12pt" style:font-size-complex="12pt" fo:color="#000000" fo:language="none" fo:country="none"/>
    </style:style>
    <style:style xmlns:style="urn:oasis:names:tc:opendocument:xmlns:style:1.0" style:name="sensecomplexentryform_.bzh_sensecomplexformrefs_sense_senses_entry_letData" style:family="text" style:parent-style-name="sensecomplexformrefs_sense_senses_entry_letData">
      <style:text-properties xmlns:fo="urn:oasis:names:tc:opendocument:xmlns:xsl-fo-compatible:1.0" fo:font-family="Times New Roman" style:font-name-complex="Times New Roman" fo:font-size="12pt" style:font-size-complex="12pt" fo:color="#000000" fo:language="none" fo:country="none"/>
    </style:style>
    <style:style xmlns:style="urn:oasis:names:tc:opendocument:xmlns:style:1.0" style:name="sensecomplexentryform" style:family="paragraph" style:parent-style-name="none">
      <style:text-properties xmlns:fo="urn:oasis:names:tc:opendocument:xmlns:xsl-fo-compatible:1.0" fo:font-family="Times New Roman" style:font-name-complex="Times New Roman" fo:font-size="12pt" style:font-size-complex="12pt" fo:color="#000000"/>
    </style:style>
    <style:style style:name="sensemainentryref_primaryrefs_entry_letData" style:family="paragraph" style:parent-style-name="primaryrefs_entry_letData">
      <style:text-properties fo:font-family="Times New Roman" style:font-name-complex="Times New Roman" fo:font-size="12pt" style:font-size-complex="12pt" fo:font-weight="700" style:font-weight-complex="700" fo:color="#000000"/>
    </style:style>
    <style:style xmlns:style="urn:oasis:names:tc:opendocument:xmlns:style:1.0" style:name="sensemainentryref_primaryrefs_entry_letData" style:family="text" style:parent-style-name="primary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mainentryref_xitem_primaryrefs_entry_letData" style:family="paragraph" style:parent-style-name="xitem_primary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mainentryref_xitem_primaryrefs_entry_letData" style:family="text" style:parent-style-name="xitem_primaryrefs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sensemainentryref" style:family="paragraph" style:parent-style-name="none">
      <style:text-properties xmlns:fo="urn:oasis:names:tc:opendocument:xmlns:xsl-fo-compatible:1.0" fo:font-family="Times New Roman" style:font-name-complex="Times New Roman" fo:font-size="12pt" style:font-size-complex="12pt" fo:font-weight="700" style:font-weight-complex="700" fo:color="#000000"/>
    </style:style>
    <style:style style:name="xitem_xitem.sensemainentryref-before" style:family="text" style:parent-style-name="none">
      <style:text-properties fo:font-family="Times New Roman" style:font-name-complex="Times New Roman" fo:font-size="12pt" style:font-size-complex="12pt" fo:font-weight="700" style:font-weight-complex="700" fo:color="#000000"/>
    </style:style>
    <style:style style:name="headwordminor_entry_letData" style:family="paragraph" style:parent-style-name="entry_letData">
      <style:text-properties fo:font-family="Times New Roman" style:font-name-complex="Times New Roman" fo:font-size="12pt" style:font-size-complex="12pt" fo:font-weight="700" style:font-weight-complex="700" fo:color="#000000"/>
    </style:style>
    <style:style xmlns:style="urn:oasis:names:tc:opendocument:xmlns:style:1.0" style:name="headwordminor_entry_letData" style:family="text" style:parent-style-name="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headwordminor" style:family="paragraph" style:parent-style-name="none">
      <style:text-properties xmlns:fo="urn:oasis:names:tc:opendocument:xmlns:xsl-fo-compatible:1.0" fo:font-family="Times New Roman" style:font-name-complex="Times New Roman" fo:font-size="12pt" style:font-size-complex="12pt" fo:font-weight="700" style:font-weight-complex="700" fo:color="#000000"/>
    </style:style>
    <style:style style:name="headwordminor-after" style:family="text" style:parent-style-name="none">
      <style:text-properties fo:font-family="Times New Roman" style:font-name-complex="Times New Roman" fo:font-size="12pt" style:font-size-complex="12pt" fo:font-weight="700" style:font-weight-complex="700" fo:color="#000000"/>
    </style:style>
    <style:style style:name="xitem_xitem.headwordminor-before" style:family="text" style:parent-style-name="none">
      <style:text-properties fo:font-family="Times New Roman" style:font-name-complex="Times New Roman" fo:font-size="12pt" style:font-size-complex="12pt" fo:font-weight="700" style:font-weight-complex="700" fo:color="#000000"/>
    </style:style>
    <style:style style:name="pronunciationsminor-after" style:family="text" style:parent-style-name="none"/>
    <style:style style:name="xitem_xitem.pronunciationsminor-before" style:family="text" style:parent-style-name="none"/>
    <style:style style:name="pronunciationminor_pronunciationsminor_entry_letData" style:family="paragraph" style:parent-style-name="pronunciationsminor_entry_letData">
      <style:text-properties fo:font-family="Times New Roman" style:font-name-complex="Times New Roman" fo:font-size="12pt" style:font-size-complex="12pt" fo:color="#000000"/>
    </style:style>
    <style:style xmlns:style="urn:oasis:names:tc:opendocument:xmlns:style:1.0" style:name="pronunciationminor_pronunciationsminor_entry_letData" style:family="text" style:parent-style-name="pronunciationsminor_entry_letData">
      <style:text-properties xmlns:fo="urn:oasis:names:tc:opendocument:xmlns:xsl-fo-compatible:1.0" fo:font-family="Times New Roman" style:font-name-complex="Times New Roman" fo:font-size="12pt" style:font-size-complex="12pt" fo:color="#000000"/>
    </style:style>
    <style:style xmlns:style="urn:oasis:names:tc:opendocument:xmlns:style:1.0" style:name="pronunciationminor" style:family="paragraph" style:parent-style-name="none">
      <style:text-properties xmlns:fo="urn:oasis:names:tc:opendocument:xmlns:xsl-fo-compatible:1.0" fo:font-family="Times New Roman" style:font-name-complex="Times New Roman" fo:font-size="12pt" style:font-size-complex="12pt" fo:color="#000000"/>
    </style:style>
    <style:style style:name="pronunciationminor-before" style:family="text" style:parent-style-name="none">
      <style:text-properties fo:font-family="Times New Roman" style:font-name-complex="Times New Roman" fo:font-size="12pt" style:font-size-complex="12pt" fo:color="#000000"/>
    </style:style>
    <style:style style:name="pronunciationminor-after" style:family="text" style:parent-style-name="none">
      <style:text-properties fo:font-family="Times New Roman" style:font-name-complex="Times New Roman" fo:font-size="12pt" style:font-size-complex="12pt" fo:color="#000000"/>
    </style:style>
    <style:style style:name="xitem_xitem.pronunciationminor-before" style:family="text" style:parent-style-name="none">
      <style:text-properties fo:font-family="Times New Roman" style:font-name-complex="Times New Roman" fo:font-size="12pt" style:font-size-complex="12pt" fo:color="#000000"/>
    </style:style>
    <style:style style:name="primaryrefsminor-after" style:family="text" style:parent-style-name="none"/>
    <style:style style:name="xitem_xitem.primaryrefsminor-before" style:family="text" style:parent-style-name="none"/>
    <style:style style:name="entrytypeabbrminor-after" style:family="text" style:parent-style-name="none"/>
    <style:style style:name="mainentryrefminor_primaryrefsminor_entry_letData" style:family="paragraph" style:parent-style-name="primaryrefsminor_entry_letData">
      <style:text-properties fo:font-family="Times New Roman" style:font-name-complex="Times New Roman" fo:font-size="12pt" style:font-size-complex="12pt" fo:font-weight="700" style:font-weight-complex="700" fo:color="#000000"/>
    </style:style>
    <style:style xmlns:style="urn:oasis:names:tc:opendocument:xmlns:style:1.0" style:name="mainentryrefminor_primaryrefsminor_entry_letData" style:family="text" style:parent-style-name="primaryrefsminor_entry_letData">
      <style:text-properties xmlns:fo="urn:oasis:names:tc:opendocument:xmlns:xsl-fo-compatible:1.0" fo:font-family="Times New Roman" style:font-name-complex="Times New Roman" fo:font-size="12pt" style:font-size-complex="12pt" fo:font-weight="700" style:font-weight-complex="700" fo:color="#000000"/>
    </style:style>
    <style:style xmlns:style="urn:oasis:names:tc:opendocument:xmlns:style:1.0" style:name="mainentryrefminor" style:family="paragraph" style:parent-style-name="none">
      <style:text-properties xmlns:fo="urn:oasis:names:tc:opendocument:xmlns:xsl-fo-compatible:1.0" fo:font-family="Times New Roman" style:font-name-complex="Times New Roman" fo:font-size="12pt" style:font-size-complex="12pt" fo:font-weight="700" style:font-weight-complex="700" fo:color="#000000"/>
    </style:style>
    <style:style style:name="xitem_xitem.mainentryrefminor-before" style:family="text" style:parent-style-name="none">
      <style:text-properties fo:font-family="Times New Roman" style:font-name-complex="Times New Roman" fo:font-size="12pt" style:font-size-complex="12pt" fo:font-weight="700" style:font-weight-complex="700" fo:color="#000000"/>
    </style:style>
    <style:style style:name="variantrefs-before" style:family="text" style:parent-style-name="none"/>
    <style:style style:name="variantrefs-after" style:family="text" style:parent-style-name="none"/>
    <style:style style:name="xitem_xitem.variantrefs-before" style:family="text" style:parent-style-name="none"/>
    <style:style style:name="variantrefentrytype-after" style:family="text" style:parent-style-name="none"/>
    <style:style style:name="variantrefform_.bzh_variantrefs_entry_letData" style:family="paragraph" style:parent-style-name="variantrefs_entry_letData">
      <style:text-properties fo:font-family="Times New Roman" style:font-name-complex="Times New Roman" fo:font-size="12pt" style:font-size-complex="12pt" fo:color="#000000" fo:language="none" fo:country="none"/>
    </style:style>
    <style:style xmlns:style="urn:oasis:names:tc:opendocument:xmlns:style:1.0" style:name="variantrefform_.bzh_variantrefs_entry_letData" style:family="text" style:parent-style-name="variantrefs_entry_letData">
      <style:text-properties xmlns:fo="urn:oasis:names:tc:opendocument:xmlns:xsl-fo-compatible:1.0" fo:font-family="Times New Roman" style:font-name-complex="Times New Roman" fo:font-size="12pt" style:font-size-complex="12pt" fo:color="#000000" fo:language="none" fo:country="none"/>
    </style:style>
    <style:style xmlns:style="urn:oasis:names:tc:opendocument:xmlns:style:1.0" style:name="variantrefform" style:family="paragraph" style:parent-style-name="none">
      <style:text-properties xmlns:fo="urn:oasis:names:tc:opendocument:xmlns:xsl-fo-compatible:1.0" fo:font-family="Times New Roman" style:font-name-complex="Times New Roman" fo:font-size="12pt" style:font-size-complex="12pt" fo:color="#000000"/>
    </style:style>
    <style:style style:name="minorentrycondition-after" style:family="text" style:parent-style-name="none"/>
    <style:style style:name="variantrefcondition-after" style:family="text" style:parent-style-name="none"/>
    <style:style style:name="translationL2" style:family="paragraph" style:parent-style-name="none">
      <style:text-properties fo:font-family="Times New Roman" style:font-name-complex="Times New Roman" fo:font-size="12pt" style:font-size-complex="12pt" fo:color="#000000"/>
    </style:style>
    <style:style style:name="translationL2-after" style:family="text" style:parent-style-name="none">
      <style:text-properties fo:font-family="Times New Roman" style:font-name-complex="Times New Roman" fo:font-size="12pt" style:font-size-complex="12pt" fo:color="#000000"/>
    </style:style>
    <style:style style:name="xitem_xitem.translationL2-before" style:family="text" style:parent-style-name="none">
      <style:text-properties fo:font-family="Times New Roman" style:font-name-complex="Times New Roman" fo:font-size="12pt" style:font-size-complex="12pt" fo:color="#000000"/>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98in" style:type="center"/>
          <style:tab-stop style:position="6.925197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8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style:style>
    <style:style style:name="PageHeaderFooter1" style:family="text">
      <style:text-properties/>
    </style:style>
    <style:style style:name="PageHeaderFooter2" style:family="text">
      <style:text-properties/>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style:style>
    <style:style style:name="PageHeaderFooter13" style:family="text">
      <style:text-properties/>
    </style:style>
    <style:style style:name="PageHeaderFooter14" style:family="text">
      <style:text-properties/>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style:style>
    <style:style style:name="PageHeaderFooter19" style:family="text">
      <style:text-properties/>
    </style:style>
    <style:style style:name="PageHeaderFooter20" style:family="text">
      <style:text-properties/>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8.5in" fo:page-height="11in"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8.5in" fo:page-height="11in"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8.5in" fo:page-height="11in"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13T16:59:39</meta:creation-date>
    <dc:creator>sudyk</dc:creator>
    <dc:date>2011-01-13T16:59:39</dc:date>
    <meta:editing-cycles>1</meta:editing-cycles>
    <meta:editing-duration>PT2M27S</meta:editing-duration>
    <meta:AssemblyVersion Assembly-Version="OpenOfficeConvert 0.6.14.2280"/>
    <meta:Created-By Created-By="TestBed 0.6.14.2280"/>
    <meta:user-defined meta:name="Assembly-Version">OpenOfficeConvert 0.6.14.2280</meta:user-defined>
    <meta:user-defined meta:name="Created-By">TestBed 0.6.14.2280</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odt"
Const FilePath = "E:\SIL_GOOGLE_SVN\pathway\Test\OpenOfficeConvert\TestFiles\input\BuangExport"
Const IsPreview = "False"
Const RunMacroFirstTime = "True"

'Changed On Dec-02-2010 for TD-1709(macro crashes with kyj export to Word &amp; PDF)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38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38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65,300,30, com.sun.star.awt.PosSize.POSSIZE ) 
  oContainer.addControl("progressbar",oProgressBar) 
  
  ' label 
  oLabel = CreateUnoService("com.sun.star.awt.UnoControlFixedText") 
  oLabelModel = CreateUnoService("com.sun.star.awt.UnoControlFixedTextModel") 
  oLabelModel.Label = "The Open Office window will be hidden while the headers are updated" + chr(13) + "because this reduces the time it takes to do the update." 
'  oLabelModel.Color = "red" '-1 
  oLabel.setModel(oLabelModel) 
  oLabel.setPosSize(23,20,38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ThisComponent.currentController.getViewCursor().jumpToPage(2)
oDoc = ThisComponent 
oVC = oDoc.CurrentController.getViewCursor 
oVC.gotoStart(false) 
PageCount = TotalPages
Do 

		'=========Progressbar    
			ProgressValue=ProgressValue+1
			MyProgressBar(ProgressValue)
		'=========Progressbar  
		
	page = oVC.getPage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On Error GoTo MyError:
	ThisComponent.currentController.getViewCursor().jumpToPage(2)

oDoc = ThisComponent 
oVC = oDoc.CurrentController.getViewCursor 
oVC.gotoStart(false) 
Do

		'=========Progressbar    
			ProgressValue=ProgressValue+1
			MyProgressBar(ProgressValue)
		'=========Progressbar  
		
    page = oVC.getPage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